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33.39pt"/>
    </style:style>
    <style:style style:name="co7" style:family="table-column">
      <style:table-column-properties fo:break-before="auto" style:column-width="44.19pt"/>
    </style:style>
    <style:style style:name="co8" style:family="table-column">
      <style:table-column-properties fo:break-before="auto" style:column-width="46.54pt"/>
    </style:style>
    <style:style style:name="co9" style:family="table-column">
      <style:table-column-properties fo:break-before="auto" style:column-width="65.85pt"/>
    </style:style>
    <style:style style:name="co10" style:family="table-column">
      <style:table-column-properties fo:break-before="auto" style:column-width="71.26pt"/>
    </style:style>
    <style:style style:name="co11" style:family="table-column">
      <style:table-column-properties fo:break-before="auto" style:column-width="40.34pt"/>
    </style:style>
    <style:style style:name="co12" style:family="table-column">
      <style:table-column-properties fo:break-before="auto" style:column-width="51.96pt"/>
    </style:style>
    <style:style style:name="co13" style:family="table-column">
      <style:table-column-properties fo:break-before="auto" style:column-width="87.45pt"/>
    </style:style>
    <style:style style:name="co14" style:family="table-column">
      <style:table-column-properties fo:break-before="auto" style:column-width="59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.58" calcext:value-type="float">
            <text:p>71.58</text:p>
          </table:table-cell>
          <table:table-cell office:value-type="float" office:value="192.84" calcext:value-type="float">
            <text:p>192.84</text:p>
          </table:table-cell>
          <table:table-cell table:formula="of:=0" office:value-type="float" office:value="0" calcext:value-type="float">
            <text:p>0</text:p>
          </table:table-cell>
          <table:table-cell table:formula="of:=[.B2]*[.D2]+[.C2]" office:value-type="float" office:value="192.84" calcext:value-type="float">
            <text:p>192.84</text:p>
          </table:table-cell>
          <table:table-cell table:formula="of:=1" office:value-type="float" office:value="1" calcext:value-type="float">
            <text:p>1</text:p>
          </table:table-cell>
          <table:table-cell table:formula="of:=[.B2]*[.F2]+[.C2]" office:value-type="float" office:value="264.42" calcext:value-type="float">
            <text:p>264.42</text:p>
          </table:table-cell>
          <table:table-cell table:formula="of:=[.$O$2]/100" office:value-type="float" office:value="0.47001316036849" calcext:value-type="float">
            <text:p>0.4700131604</text:p>
          </table:table-cell>
          <table:table-cell table:formula="of:=[.B2]*[.H2]+[.C2]" office:value-type="float" office:value="226.483542019176" calcext:value-type="float">
            <text:p>226.4835420192</text:p>
          </table:table-cell>
          <table:table-cell/>
          <table:table-cell office:value-type="float" office:value="55.28" calcext:value-type="float">
            <text:p>55.28</text:p>
          </table:table-cell>
          <table:table-cell office:value-type="float" office:value="51.1" calcext:value-type="float">
            <text:p>51.1</text:p>
          </table:table-cell>
          <table:table-cell table:formula="of:=([.K2]+[.L2]*1)/2" office:value-type="float" office:value="53.19" calcext:value-type="float">
            <text:p>53.19</text:p>
          </table:table-cell>
          <table:table-cell table:formula="of:=[.N1]/[.$M$2]/8" office:value-type="float" office:value="35.2509870276368" calcext:value-type="float">
            <text:p>35.2509870276</text:p>
          </table:table-cell>
          <table:table-cell table:formula="of:=[.O1]/[.$M$2]/8" office:value-type="float" office:value="47.001316036849" calcext:value-type="float">
            <text:p>47.00131603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.3" calcext:value-type="float">
            <text:p>70.3</text:p>
          </table:table-cell>
          <table:table-cell office:value-type="float" office:value="194.05" calcext:value-type="float">
            <text:p>194.05</text:p>
          </table:table-cell>
          <table:table-cell table:formula="of:=0" office:value-type="float" office:value="0" calcext:value-type="float">
            <text:p>0</text:p>
          </table:table-cell>
          <table:table-cell table:formula="of:=[.B3]*[.D3]+[.C3]" office:value-type="float" office:value="194.05" calcext:value-type="float">
            <text:p>194.05</text:p>
          </table:table-cell>
          <table:table-cell table:formula="of:=1" office:value-type="float" office:value="1" calcext:value-type="float">
            <text:p>1</text:p>
          </table:table-cell>
          <table:table-cell table:formula="of:=[.B3]*[.F3]+[.C3]" office:value-type="float" office:value="264.35" calcext:value-type="float">
            <text:p>264.35</text:p>
          </table:table-cell>
          <table:table-cell table:formula="of:=[.$O$2]/100" office:value-type="float" office:value="0.47001316036849" calcext:value-type="float">
            <text:p>0.4700131604</text:p>
          </table:table-cell>
          <table:table-cell table:formula="of:=[.B3]*[.H3]+[.C3]" office:value-type="float" office:value="227.091925173905" calcext:value-type="float">
            <text:p>227.0919251739</text:p>
          </table:table-cell>
          <table:table-cell office:value-type="float" office:value="30" calcext:value-type="float">
            <text:p>30</text:p>
          </table:table-cell>
          <table:table-cell table:formula="of:=[.K2]*[.$J$3]*[.K1]" office:value-type="float" office:value="1658.4" calcext:value-type="float">
            <text:p>1658.4</text:p>
          </table:table-cell>
          <table:table-cell table:formula="of:=[.L2]*[.$J$3]*[.L1]" office:value-type="float" office:value="10731" calcext:value-type="float">
            <text:p>10731</text:p>
          </table:table-cell>
          <table:table-cell table:formula="of:=[.K3]+[.L3]" office:value-type="float" office:value="12389.4" calcext:value-type="float">
            <text:p>12389.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.08" calcext:value-type="float">
            <text:p>70.08</text:p>
          </table:table-cell>
          <table:table-cell office:value-type="float" office:value="194.93" calcext:value-type="float">
            <text:p>194.93</text:p>
          </table:table-cell>
          <table:table-cell table:formula="of:=0" office:value-type="float" office:value="0" calcext:value-type="float">
            <text:p>0</text:p>
          </table:table-cell>
          <table:table-cell table:formula="of:=[.B4]*[.D4]+[.C4]" office:value-type="float" office:value="194.93" calcext:value-type="float">
            <text:p>194.93</text:p>
          </table:table-cell>
          <table:table-cell table:formula="of:=1" office:value-type="float" office:value="1" calcext:value-type="float">
            <text:p>1</text:p>
          </table:table-cell>
          <table:table-cell table:formula="of:=[.B4]*[.F4]+[.C4]" office:value-type="float" office:value="265.01" calcext:value-type="float">
            <text:p>265.01</text:p>
          </table:table-cell>
          <table:table-cell table:formula="of:=[.$O$2]/100" office:value-type="float" office:value="0.47001316036849" calcext:value-type="float">
            <text:p>0.4700131604</text:p>
          </table:table-cell>
          <table:table-cell table:formula="of:=[.B4]*[.H4]+[.C4]" office:value-type="float" office:value="227.868522278624" calcext:value-type="float">
            <text:p>227.8685222786</text:p>
          </table:table-cell>
          <table:table-cell office:value-type="float" office:value="100" calcext:value-type="float">
            <text:p>100</text:p>
          </table:table-cell>
          <table:table-cell table:formula="of:=[.K2]*[.$J$4]*[.K1]" office:value-type="float" office:value="5528" calcext:value-type="float">
            <text:p>5528</text:p>
          </table:table-cell>
          <table:table-cell table:formula="of:=[.L2]*[.$J$4]*[.L1]" office:value-type="float" office:value="35770" calcext:value-type="float">
            <text:p>35770</text:p>
          </table:table-cell>
          <table:table-cell table:formula="of:=[.K4]+[.L4]" office:value-type="float" office:value="41298" calcext:value-type="float">
            <text:p>4129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.47" calcext:value-type="float">
            <text:p>70.47</text:p>
          </table:table-cell>
          <table:table-cell office:value-type="float" office:value="200.6" calcext:value-type="float">
            <text:p>200.6</text:p>
          </table:table-cell>
          <table:table-cell table:formula="of:=0" office:value-type="float" office:value="0" calcext:value-type="float">
            <text:p>0</text:p>
          </table:table-cell>
          <table:table-cell table:formula="of:=[.B5]*[.D5]+[.C5]" office:value-type="float" office:value="200.6" calcext:value-type="float">
            <text:p>200.6</text:p>
          </table:table-cell>
          <table:table-cell table:formula="of:=1" office:value-type="float" office:value="1" calcext:value-type="float">
            <text:p>1</text:p>
          </table:table-cell>
          <table:table-cell table:formula="of:=[.B5]*[.F5]+[.C5]" office:value-type="float" office:value="271.07" calcext:value-type="float">
            <text:p>271.07</text:p>
          </table:table-cell>
          <table:table-cell table:formula="of:=[.$O$2]/100" office:value-type="float" office:value="0.47001316036849" calcext:value-type="float">
            <text:p>0.4700131604</text:p>
          </table:table-cell>
          <table:table-cell table:formula="of:=[.B5]*[.H5]+[.C5]" office:value-type="float" office:value="233.721827411168" calcext:value-type="float">
            <text:p>233.721827411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.48" calcext:value-type="float">
            <text:p>77.48</text:p>
          </table:table-cell>
          <table:table-cell office:value-type="float" office:value="196.99" calcext:value-type="float">
            <text:p>196.99</text:p>
          </table:table-cell>
          <table:table-cell table:formula="of:=0" office:value-type="float" office:value="0" calcext:value-type="float">
            <text:p>0</text:p>
          </table:table-cell>
          <table:table-cell table:formula="of:=[.B6]*[.D6]+[.C6]" office:value-type="float" office:value="196.99" calcext:value-type="float">
            <text:p>196.99</text:p>
          </table:table-cell>
          <table:table-cell table:formula="of:=1" office:value-type="float" office:value="1" calcext:value-type="float">
            <text:p>1</text:p>
          </table:table-cell>
          <table:table-cell table:formula="of:=[.B6]*[.F6]+[.C6]" office:value-type="float" office:value="274.47" calcext:value-type="float">
            <text:p>274.47</text:p>
          </table:table-cell>
          <table:table-cell table:formula="of:=[.$O$2]/100" office:value-type="float" office:value="0.47001316036849" calcext:value-type="float">
            <text:p>0.4700131604</text:p>
          </table:table-cell>
          <table:table-cell table:formula="of:=[.B6]*[.H6]+[.C6]" office:value-type="float" office:value="233.406619665351" calcext:value-type="float">
            <text:p>233.406619665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.39" calcext:value-type="float">
            <text:p>75.39</text:p>
          </table:table-cell>
          <table:table-cell office:value-type="float" office:value="198.79" calcext:value-type="float">
            <text:p>198.79</text:p>
          </table:table-cell>
          <table:table-cell table:formula="of:=0" office:value-type="float" office:value="0" calcext:value-type="float">
            <text:p>0</text:p>
          </table:table-cell>
          <table:table-cell table:formula="of:=[.B7]*[.D7]+[.C7]" office:value-type="float" office:value="198.79" calcext:value-type="float">
            <text:p>198.79</text:p>
          </table:table-cell>
          <table:table-cell table:formula="of:=1" office:value-type="float" office:value="1" calcext:value-type="float">
            <text:p>1</text:p>
          </table:table-cell>
          <table:table-cell table:formula="of:=[.B7]*[.F7]+[.C7]" office:value-type="float" office:value="274.18" calcext:value-type="float">
            <text:p>274.18</text:p>
          </table:table-cell>
          <table:table-cell table:formula="of:=[.$O$2]/100" office:value-type="float" office:value="0.47001316036849" calcext:value-type="float">
            <text:p>0.4700131604</text:p>
          </table:table-cell>
          <table:table-cell table:formula="of:=[.B7]*[.H7]+[.C7]" office:value-type="float" office:value="234.22429216018" calcext:value-type="float">
            <text:p>234.224292160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.56" calcext:value-type="float">
            <text:p>129.56</text:p>
          </table:table-cell>
          <table:table-cell office:value-type="float" office:value="165.26" calcext:value-type="float">
            <text:p>165.26</text:p>
          </table:table-cell>
          <table:table-cell table:formula="of:=0" office:value-type="float" office:value="0" calcext:value-type="float">
            <text:p>0</text:p>
          </table:table-cell>
          <table:table-cell table:formula="of:=[.B8]*[.D8]+[.C8]" office:value-type="float" office:value="165.26" calcext:value-type="float">
            <text:p>165.26</text:p>
          </table:table-cell>
          <table:table-cell table:formula="of:=1" office:value-type="float" office:value="1" calcext:value-type="float">
            <text:p>1</text:p>
          </table:table-cell>
          <table:table-cell table:formula="of:=[.B8]*[.F8]+[.C8]" office:value-type="float" office:value="294.82" calcext:value-type="float">
            <text:p>294.82</text:p>
          </table:table-cell>
          <table:table-cell table:formula="of:=[.$O$2]/100" office:value-type="float" office:value="0.47001316036849" calcext:value-type="float">
            <text:p>0.4700131604</text:p>
          </table:table-cell>
          <table:table-cell table:formula="of:=[.B8]*[.H8]+[.C8]" office:value-type="float" office:value="226.154905057342" calcext:value-type="float">
            <text:p>226.154905057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4.09" calcext:value-type="float">
            <text:p>84.09</text:p>
          </table:table-cell>
          <table:table-cell office:value-type="float" office:value="249.17" calcext:value-type="float">
            <text:p>249.17</text:p>
          </table:table-cell>
          <table:table-cell table:formula="of:=0" office:value-type="float" office:value="0" calcext:value-type="float">
            <text:p>0</text:p>
          </table:table-cell>
          <table:table-cell table:formula="of:=[.B9]*[.D9]+[.C9]" office:value-type="float" office:value="249.17" calcext:value-type="float">
            <text:p>249.17</text:p>
          </table:table-cell>
          <table:table-cell table:formula="of:=1" office:value-type="float" office:value="1" calcext:value-type="float">
            <text:p>1</text:p>
          </table:table-cell>
          <table:table-cell table:formula="of:=[.B9]*[.F9]+[.C9]" office:value-type="float" office:value="333.26" calcext:value-type="float">
            <text:p>333.26</text:p>
          </table:table-cell>
          <table:table-cell table:formula="of:=[.$O$2]/100" office:value-type="float" office:value="0.47001316036849" calcext:value-type="float">
            <text:p>0.4700131604</text:p>
          </table:table-cell>
          <table:table-cell table:formula="of:=[.B9]*[.H9]+[.C9]" office:value-type="float" office:value="288.693406655386" calcext:value-type="float">
            <text:p>288.6934066554</text:p>
          </table:table-cell>
          <table:table-cell table:number-columns-repeated="6"/>
        </table:table-row>
        <table:table-row table:style-name="ro1">
          <table:table-cell/>
          <table:table-cell table:formula="of:=SUM([.B2:.B9])" office:value-type="float" office:value="648.95" calcext:value-type="float">
            <text:p>648.95</text:p>
          </table:table-cell>
          <table:table-cell table:formula="of:=SUM([.C2:.C9])" office:value-type="float" office:value="1592.63" calcext:value-type="float">
            <text:p>1592.63</text:p>
          </table:table-cell>
          <table:table-cell/>
          <table:table-cell table:formula="of:=SUM([.E2:.E9])" office:value-type="float" office:value="1592.63" calcext:value-type="float">
            <text:p>1592.63</text:p>
          </table:table-cell>
          <table:table-cell/>
          <table:table-cell table:formula="of:=SUM([.G2:.G9])" office:value-type="float" office:value="2241.58" calcext:value-type="float">
            <text:p>2241.58</text:p>
          </table:table-cell>
          <table:table-cell/>
          <table:table-cell table:formula="of:=SUM([.I2:.I9])" office:value-type="float" office:value="1897.64504042113" calcext:value-type="float">
            <text:p>1897.64504042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B10]+[.C10]" office:value-type="float" office:value="2241.58" calcext:value-type="float">
            <text:p>2241.58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float" office:value="15000" calcext:value-type="float">
            <text:p>15000</text:p>
          </table:table-cell>
          <table:table-cell office:value-type="float" office:value="1826.25" calcext:value-type="float">
            <text:p>1826.25</text:p>
          </table:table-cell>
          <table:table-cell table:formula="of:=([.D13]-[.$C$10])/[.$B$10]" office:value-type="float" office:value="0.359996918098467" calcext:value-type="float">
            <text:p>0.3599969181</text:p>
          </table:table-cell>
          <table:table-cell table:formula="of:=[.E13]*800" office:value-type="float" office:value="287.997534478773" calcext:value-type="float">
            <text:p>287.9975344788</text:p>
          </table:table-cell>
          <table:table-cell table:formula="of:=[.C13]/[.F13]" office:value-type="float" office:value="52.0837792141084" calcext:value-type="float">
            <text:p>52.083779214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500" calcext:value-type="float">
            <text:p>13500</text:p>
          </table:table-cell>
          <table:table-cell office:value-type="float" office:value="1806.78" calcext:value-type="float">
            <text:p>1806.78</text:p>
          </table:table-cell>
          <table:table-cell table:formula="of:=([.D14]-[.$C$10])/[.$B$10]" office:value-type="float" office:value="0.329994606672317" calcext:value-type="float">
            <text:p>0.3299946067</text:p>
          </table:table-cell>
          <table:table-cell table:formula="of:=[.E14]*800" office:value-type="float" office:value="263.995685337854" calcext:value-type="float">
            <text:p>263.9956853379</text:p>
          </table:table-cell>
          <table:table-cell table:formula="of:=[.C14]/[.F14]" office:value-type="float" office:value="51.1371993929489" calcext:value-type="float">
            <text:p>51.13719939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1904.13" calcext:value-type="float">
            <text:p>1904.13</text:p>
          </table:table-cell>
          <table:table-cell table:formula="of:=([.D15]-[.$C$10])/[.$B$10]" office:value-type="float" office:value="0.480006163803067" calcext:value-type="float">
            <text:p>0.4800061638</text:p>
          </table:table-cell>
          <table:table-cell table:formula="of:=[.E15]*800" office:value-type="float" office:value="384.004931042453" calcext:value-type="float">
            <text:p>384.0049310425</text:p>
          </table:table-cell>
          <table:table-cell table:formula="of:=[.C15]/[.F15]" office:value-type="float" office:value="52.0826645264847" calcext:value-type="float">
            <text:p>52.082664526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000" calcext:value-type="float">
            <text:p>25000</text:p>
          </table:table-cell>
          <table:table-cell office:value-type="float" office:value="1988.49" calcext:value-type="float">
            <text:p>1988.49</text:p>
          </table:table-cell>
          <table:table-cell table:formula="of:=([.D16]-[.$C$10])/[.$B$10]" office:value-type="float" office:value="0.610000770475383" calcext:value-type="float">
            <text:p>0.6100007705</text:p>
          </table:table-cell>
          <table:table-cell table:formula="of:=[.E16]*800" office:value-type="float" office:value="488.000616380307" calcext:value-type="float">
            <text:p>488.0006163803</text:p>
          </table:table-cell>
          <table:table-cell table:formula="of:=[.C16]/[.F16]" office:value-type="float" office:value="51.2294434901228" calcext:value-type="float">
            <text:p>51.2294434901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([.D17]-[.$C$10])/[.$B$10]" office:value-type="float" office:value="-2.4541644194468" calcext:value-type="float">
            <text:p>-2.4541644194</text:p>
          </table:table-cell>
          <table:table-cell table:formula="of:=[.E17]*800" office:value-type="float" office:value="-1963.33153555744" calcext:value-type="float">
            <text:p>-1963.3315355574</text:p>
          </table:table-cell>
          <table:table-cell table:formula="of:=[.C17]/[.F17]" office:value-type="float" office:value="-0" calcext:value-type="float">
            <text:p>0</text:p>
          </table:table-cell>
          <table:table-cell table:number-columns-repeated="8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table:formula="of:=[.A2]" office:value-type="float" office:value="3" calcext:value-type="float">
            <text:p>3</text:p>
          </table:table-cell>
          <table:table-cell table:formula="of:=[.E2]" office:value-type="float" office:value="192.84" calcext:value-type="float">
            <text:p>192.84</text:p>
          </table:table-cell>
          <table:table-cell table:formula="of:=[.G2]" office:value-type="float" office:value="264.42" calcext:value-type="float">
            <text:p>264.42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3]" office:value-type="float" office:value="8" calcext:value-type="float">
            <text:p>8</text:p>
          </table:table-cell>
          <table:table-cell table:formula="of:=[.E3]" office:value-type="float" office:value="194.05" calcext:value-type="float">
            <text:p>194.05</text:p>
          </table:table-cell>
          <table:table-cell table:formula="of:=[.G3]" office:value-type="float" office:value="264.35" calcext:value-type="float">
            <text:p>264.35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4]" office:value-type="float" office:value="2" calcext:value-type="float">
            <text:p>2</text:p>
          </table:table-cell>
          <table:table-cell table:formula="of:=[.E4]" office:value-type="float" office:value="194.93" calcext:value-type="float">
            <text:p>194.93</text:p>
          </table:table-cell>
          <table:table-cell table:formula="of:=[.G4]" office:value-type="float" office:value="265.01" calcext:value-type="float">
            <text:p>265.01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5]" office:value-type="float" office:value="6" calcext:value-type="float">
            <text:p>6</text:p>
          </table:table-cell>
          <table:table-cell table:formula="of:=[.E5]" office:value-type="float" office:value="200.6" calcext:value-type="float">
            <text:p>200.6</text:p>
          </table:table-cell>
          <table:table-cell table:formula="of:=[.G5]" office:value-type="float" office:value="271.07" calcext:value-type="float">
            <text:p>271.07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6]" office:value-type="float" office:value="4" calcext:value-type="float">
            <text:p>4</text:p>
          </table:table-cell>
          <table:table-cell table:formula="of:=[.E6]" office:value-type="float" office:value="196.99" calcext:value-type="float">
            <text:p>196.99</text:p>
          </table:table-cell>
          <table:table-cell table:formula="of:=[.G6]" office:value-type="float" office:value="274.47" calcext:value-type="float">
            <text:p>274.47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7]" office:value-type="float" office:value="7" calcext:value-type="float">
            <text:p>7</text:p>
          </table:table-cell>
          <table:table-cell table:formula="of:=[.E7]" office:value-type="float" office:value="198.79" calcext:value-type="float">
            <text:p>198.79</text:p>
          </table:table-cell>
          <table:table-cell table:formula="of:=[.G7]" office:value-type="float" office:value="274.18" calcext:value-type="float">
            <text:p>274.18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8]" office:value-type="float" office:value="1" calcext:value-type="float">
            <text:p>1</text:p>
          </table:table-cell>
          <table:table-cell table:formula="of:=[.E8]" office:value-type="float" office:value="165.26" calcext:value-type="float">
            <text:p>165.26</text:p>
          </table:table-cell>
          <table:table-cell table:formula="of:=[.G8]" office:value-type="float" office:value="294.82" calcext:value-type="float">
            <text:p>294.82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9]" office:value-type="float" office:value="5" calcext:value-type="float">
            <text:p>5</text:p>
          </table:table-cell>
          <table:table-cell table:formula="of:=[.E9]" office:value-type="float" office:value="249.17" calcext:value-type="float">
            <text:p>249.17</text:p>
          </table:table-cell>
          <table:table-cell table:formula="of:=[.G9]" office:value-type="float" office:value="333.26" calcext:value-type="float">
            <text:p>333.26</text:p>
          </table:table-cell>
          <table:table-cell table:number-columns-repeated="9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table:number-columns-repeated="11"/>
        </table:table-row>
        <table:table-row table:style-name="ro1">
          <table:table-cell table:style-name="ce1" office:value-type="float" office:value="31.25" calcext:value-type="float">
            <text:p>31.25</text:p>
          </table:table-cell>
          <table:table-cell table:number-columns-repeated="2"/>
          <table:table-cell table:formula="of:=[.A35]*[.$D$34]" office:value-type="float" office:value="2031.25" calcext:value-type="float">
            <text:p>2031.25</text:p>
          </table:table-cell>
          <table:table-cell table:style-name="ce1" office:value-type="float" office:value="53.05" calcext:value-type="float">
            <text:p>53.05</text:p>
          </table:table-cell>
          <table:table-cell table:number-columns-repeated="2"/>
          <table:table-cell table:formula="of:=[.E35]*[.$D$34]" office:value-type="float" office:value="3448.25" calcext:value-type="float">
            <text:p>3448.25</text:p>
          </table:table-cell>
          <table:table-cell table:style-name="ce1" office:value-type="float" office:value="75.35" calcext:value-type="float">
            <text:p>75.35</text:p>
          </table:table-cell>
          <table:table-cell table:number-columns-repeated="2"/>
          <table:table-cell table:formula="of:=[.I35]*[.$D$34]" office:value-type="float" office:value="4897.75" calcext:value-type="float">
            <text:p>4897.7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0.08" calcext:value-type="float">
            <text:p>70.08</text:p>
          </table:table-cell>
          <table:table-cell office:value-type="float" office:value="4" calcext:value-type="float">
            <text:p>4</text:p>
          </table:table-cell>
          <table:table-cell table:formula="of:=[.A36]*[.$D$34]/100+[.B36]" office:value-type="float" office:value="115.632" calcext:value-type="float">
            <text:p>115.632</text:p>
          </table:table-cell>
          <table:table-cell office:value-type="float" office:value="70.3" calcext:value-type="float">
            <text:p>70.3</text:p>
          </table:table-cell>
          <table:table-cell office:value-type="float" office:value="165.26" calcext:value-type="float">
            <text:p>165.26</text:p>
          </table:table-cell>
          <table:table-cell office:value-type="float" office:value="104" calcext:value-type="float">
            <text:p>104</text:p>
          </table:table-cell>
          <table:table-cell table:formula="of:=[.E36]*[.$D$34]/100+[.F36]" office:value-type="float" office:value="210.955" calcext:value-type="float">
            <text:p>210.955</text:p>
          </table:table-cell>
          <table:table-cell table:number-columns-repeated="2" office:value-type="float" office:value="165.26" calcext:value-type="float">
            <text:p>165.26</text:p>
          </table:table-cell>
          <table:table-cell office:value-type="float" office:value="157" calcext:value-type="float">
            <text:p>157</text:p>
          </table:table-cell>
          <table:table-cell table:formula="of:=[.I36]*[.$D$34]/100+[.J36]" office:value-type="float" office:value="272.679" calcext:value-type="float">
            <text:p>272.67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0.08" calcext:value-type="float">
            <text:p>70.08</text:p>
          </table:table-cell>
          <table:table-cell office:value-type="float" office:value="67" calcext:value-type="float">
            <text:p>67</text:p>
          </table:table-cell>
          <table:table-cell table:formula="of:=[.A37]*[.$D$34]/100+[.B37]" office:value-type="float" office:value="115.632" calcext:value-type="float">
            <text:p>115.632</text:p>
          </table:table-cell>
          <table:table-cell office:value-type="float" office:value="70.3" calcext:value-type="float">
            <text:p>70.3</text:p>
          </table:table-cell>
          <table:table-cell office:value-type="float" office:value="165.26" calcext:value-type="float">
            <text:p>165.26</text:p>
          </table:table-cell>
          <table:table-cell office:value-type="float" office:value="118" calcext:value-type="float">
            <text:p>118</text:p>
          </table:table-cell>
          <table:table-cell table:formula="of:=[.E37]*[.$D$34]/100+[.F37]" office:value-type="float" office:value="210.955" calcext:value-type="float">
            <text:p>210.955</text:p>
          </table:table-cell>
          <table:table-cell office:value-type="float" office:value="192.84" calcext:value-type="float">
            <text:p>192.84</text:p>
          </table:table-cell>
          <table:table-cell office:value-type="float" office:value="165.26" calcext:value-type="float">
            <text:p>165.26</text:p>
          </table:table-cell>
          <table:table-cell office:value-type="float" office:value="150" calcext:value-type="float">
            <text:p>150</text:p>
          </table:table-cell>
          <table:table-cell table:formula="of:=[.I37]*[.$D$34]/100+[.J37]" office:value-type="float" office:value="290.606" calcext:value-type="float">
            <text:p>290.606</text:p>
          </table:table-cell>
          <table:table-cell table:number-columns-repeated="3"/>
        </table:table-row>
        <table:table-row table:style-name="ro1">
          <table:table-cell office:value-type="float" office:value="70.08" calcext:value-type="float">
            <text:p>70.08</text:p>
          </table:table-cell>
          <table:table-cell office:value-type="float" office:value="70.3" calcext:value-type="float">
            <text:p>70.3</text:p>
          </table:table-cell>
          <table:table-cell office:value-type="float" office:value="42" calcext:value-type="float">
            <text:p>42</text:p>
          </table:table-cell>
          <table:table-cell table:formula="of:=[.A38]*[.$D$34]/100+[.B38]" office:value-type="float" office:value="115.852" calcext:value-type="float">
            <text:p>115.852</text:p>
          </table:table-cell>
          <table:table-cell office:value-type="float" office:value="75.39" calcext:value-type="float">
            <text:p>75.39</text:p>
          </table:table-cell>
          <table:table-cell office:value-type="float" office:value="165.26" calcext:value-type="float">
            <text:p>165.26</text:p>
          </table:table-cell>
          <table:table-cell office:value-type="float" office:value="73" calcext:value-type="float">
            <text:p>73</text:p>
          </table:table-cell>
          <table:table-cell table:formula="of:=[.E38]*[.$D$34]/100+[.F38]" office:value-type="float" office:value="214.2635" calcext:value-type="float">
            <text:p>214.2635</text:p>
          </table:table-cell>
          <table:table-cell office:value-type="float" office:value="194.05" calcext:value-type="float">
            <text:p>194.05</text:p>
          </table:table-cell>
          <table:table-cell office:value-type="float" office:value="165.26" calcext:value-type="float">
            <text:p>165.26</text:p>
          </table:table-cell>
          <table:table-cell office:value-type="float" office:value="175" calcext:value-type="float">
            <text:p>175</text:p>
          </table:table-cell>
          <table:table-cell table:formula="of:=[.I38]*[.$D$34]/100+[.J38]" office:value-type="float" office:value="291.3925" calcext:value-type="float">
            <text:p>291.3925</text:p>
          </table:table-cell>
          <table:table-cell table:number-columns-repeated="3"/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70.08" calcext:value-type="float">
            <text:p>70.08</text:p>
          </table:table-cell>
          <table:table-cell office:value-type="float" office:value="7" calcext:value-type="float">
            <text:p>7</text:p>
          </table:table-cell>
          <table:table-cell table:formula="of:=[.A39]*[.$D$34]/100+[.B39]" office:value-type="float" office:value="115.8855" calcext:value-type="float">
            <text:p>115.8855</text:p>
          </table:table-cell>
          <table:table-cell office:value-type="float" office:value="75.39" calcext:value-type="float">
            <text:p>75.39</text:p>
          </table:table-cell>
          <table:table-cell office:value-type="float" office:value="165.26" calcext:value-type="float">
            <text:p>165.26</text:p>
          </table:table-cell>
          <table:table-cell office:value-type="float" office:value="86" calcext:value-type="float">
            <text:p>86</text:p>
          </table:table-cell>
          <table:table-cell table:formula="of:=[.E39]*[.$D$34]/100+[.F39]" office:value-type="float" office:value="214.2635" calcext:value-type="float">
            <text:p>214.2635</text:p>
          </table:table-cell>
          <table:table-cell office:value-type="float" office:value="194.05" calcext:value-type="float">
            <text:p>194.05</text:p>
          </table:table-cell>
          <table:table-cell office:value-type="float" office:value="165.26" calcext:value-type="float">
            <text:p>165.26</text:p>
          </table:table-cell>
          <table:table-cell office:value-type="float" office:value="201" calcext:value-type="float">
            <text:p>201</text:p>
          </table:table-cell>
          <table:table-cell table:formula="of:=[.I39]*[.$D$34]/100+[.J39]" office:value-type="float" office:value="291.3925" calcext:value-type="float">
            <text:p>291.39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0.3" calcext:value-type="float">
            <text:p>70.3</text:p>
          </table:table-cell>
          <table:table-cell office:value-type="float" office:value="19" calcext:value-type="float">
            <text:p>19</text:p>
          </table:table-cell>
          <table:table-cell table:formula="of:=[.A40]*[.$D$34]/100+[.B40]" office:value-type="float" office:value="115.995" calcext:value-type="float">
            <text:p>115.995</text:p>
          </table:table-cell>
          <table:table-cell office:value-type="float" office:value="77.48" calcext:value-type="float">
            <text:p>77.48</text:p>
          </table:table-cell>
          <table:table-cell office:value-type="float" office:value="165.26" calcext:value-type="float">
            <text:p>165.26</text:p>
          </table:table-cell>
          <table:table-cell office:value-type="float" office:value="100" calcext:value-type="float">
            <text:p>100</text:p>
          </table:table-cell>
          <table:table-cell table:formula="of:=[.E40]*[.$D$34]/100+[.F40]" office:value-type="float" office:value="215.622" calcext:value-type="float">
            <text:p>215.622</text:p>
          </table:table-cell>
          <table:table-cell office:value-type="float" office:value="194.93" calcext:value-type="float">
            <text:p>194.93</text:p>
          </table:table-cell>
          <table:table-cell office:value-type="float" office:value="165.26" calcext:value-type="float">
            <text:p>165.26</text:p>
          </table:table-cell>
          <table:table-cell office:value-type="float" office:value="160" calcext:value-type="float">
            <text:p>160</text:p>
          </table:table-cell>
          <table:table-cell table:formula="of:=[.I40]*[.$D$34]/100+[.J40]" office:value-type="float" office:value="291.9645" calcext:value-type="float">
            <text:p>291.9645</text:p>
          </table:table-cell>
          <table:table-cell table:number-columns-repeated="3"/>
        </table:table-row>
        <table:table-row table:style-name="ro1">
          <table:table-cell office:value-type="float" office:value="70.08" calcext:value-type="float">
            <text:p>70.08</text:p>
          </table:table-cell>
          <table:table-cell office:value-type="float" office:value="70.47" calcext:value-type="float">
            <text:p>70.47</text:p>
          </table:table-cell>
          <table:table-cell office:value-type="float" office:value="11" calcext:value-type="float">
            <text:p>11</text:p>
          </table:table-cell>
          <table:table-cell table:formula="of:=[.A41]*[.$D$34]/100+[.B41]" office:value-type="float" office:value="116.022" calcext:value-type="float">
            <text:p>116.022</text:p>
          </table:table-cell>
          <table:table-cell office:value-type="float" office:value="77.48" calcext:value-type="float">
            <text:p>77.48</text:p>
          </table:table-cell>
          <table:table-cell office:value-type="float" office:value="165.26" calcext:value-type="float">
            <text:p>165.26</text:p>
          </table:table-cell>
          <table:table-cell office:value-type="float" office:value="106" calcext:value-type="float">
            <text:p>106</text:p>
          </table:table-cell>
          <table:table-cell table:formula="of:=[.E41]*[.$D$34]/100+[.F41]" office:value-type="float" office:value="215.622" calcext:value-type="float">
            <text:p>215.622</text:p>
          </table:table-cell>
          <table:table-cell office:value-type="float" office:value="194.93" calcext:value-type="float">
            <text:p>194.93</text:p>
          </table:table-cell>
          <table:table-cell office:value-type="float" office:value="165.26" calcext:value-type="float">
            <text:p>165.26</text:p>
          </table:table-cell>
          <table:table-cell office:value-type="float" office:value="178" calcext:value-type="float">
            <text:p>178</text:p>
          </table:table-cell>
          <table:table-cell table:formula="of:=[.I41]*[.$D$34]/100+[.J41]" office:value-type="float" office:value="291.9645" calcext:value-type="float">
            <text:p>291.9645</text:p>
          </table:table-cell>
          <table:table-cell table:number-columns-repeated="3"/>
        </table:table-row>
        <table:table-row table:style-name="ro1">
          <table:table-cell office:value-type="float" office:value="70.08" calcext:value-type="float">
            <text:p>70.08</text:p>
          </table:table-cell>
          <table:table-cell office:value-type="float" office:value="70.47" calcext:value-type="float">
            <text:p>70.47</text:p>
          </table:table-cell>
          <table:table-cell office:value-type="float" office:value="15" calcext:value-type="float">
            <text:p>15</text:p>
          </table:table-cell>
          <table:table-cell table:formula="of:=[.A42]*[.$D$34]/100+[.B42]" office:value-type="float" office:value="116.022" calcext:value-type="float">
            <text:p>116.022</text:p>
          </table:table-cell>
          <table:table-cell office:value-type="float" office:value="84.09" calcext:value-type="float">
            <text:p>84.09</text:p>
          </table:table-cell>
          <table:table-cell office:value-type="float" office:value="165.26" calcext:value-type="float">
            <text:p>165.26</text:p>
          </table:table-cell>
          <table:table-cell office:value-type="float" office:value="83" calcext:value-type="float">
            <text:p>83</text:p>
          </table:table-cell>
          <table:table-cell table:formula="of:=[.E42]*[.$D$34]/100+[.F42]" office:value-type="float" office:value="219.9185" calcext:value-type="float">
            <text:p>219.9185</text:p>
          </table:table-cell>
          <table:table-cell office:value-type="float" office:value="194.93" calcext:value-type="float">
            <text:p>194.93</text:p>
          </table:table-cell>
          <table:table-cell office:value-type="float" office:value="165.26" calcext:value-type="float">
            <text:p>165.26</text:p>
          </table:table-cell>
          <table:table-cell office:value-type="float" office:value="204" calcext:value-type="float">
            <text:p>204</text:p>
          </table:table-cell>
          <table:table-cell table:formula="of:=[.I42]*[.$D$34]/100+[.J42]" office:value-type="float" office:value="291.9645" calcext:value-type="float">
            <text:p>291.9645</text:p>
          </table:table-cell>
          <table:table-cell table:number-columns-repeated="3"/>
        </table:table-row>
        <table:table-row table:style-name="ro1">
          <table:table-cell office:value-type="float" office:value="70.08" calcext:value-type="float">
            <text:p>70.08</text:p>
          </table:table-cell>
          <table:table-cell office:value-type="float" office:value="70.47" calcext:value-type="float">
            <text:p>70.47</text:p>
          </table:table-cell>
          <table:table-cell office:value-type="float" office:value="32" calcext:value-type="float">
            <text:p>32</text:p>
          </table:table-cell>
          <table:table-cell table:formula="of:=[.A43]*[.$D$34]/100+[.B43]" office:value-type="float" office:value="116.022" calcext:value-type="float">
            <text:p>116.022</text:p>
          </table:table-cell>
          <table:table-cell office:value-type="float" office:value="70.3" calcext:value-type="float">
            <text:p>70.3</text:p>
          </table:table-cell>
          <table:table-cell office:value-type="float" office:value="192.84" calcext:value-type="float">
            <text:p>192.84</text:p>
          </table:table-cell>
          <table:table-cell office:value-type="float" office:value="71" calcext:value-type="float">
            <text:p>71</text:p>
          </table:table-cell>
          <table:table-cell table:formula="of:=[.E43]*[.$D$34]/100+[.F43]" office:value-type="float" office:value="238.535" calcext:value-type="float">
            <text:p>238.535</text:p>
          </table:table-cell>
          <table:table-cell office:value-type="float" office:value="194.93" calcext:value-type="float">
            <text:p>194.93</text:p>
          </table:table-cell>
          <table:table-cell office:value-type="float" office:value="165.26" calcext:value-type="float">
            <text:p>165.26</text:p>
          </table:table-cell>
          <table:table-cell office:value-type="float" office:value="205" calcext:value-type="float">
            <text:p>205</text:p>
          </table:table-cell>
          <table:table-cell table:formula="of:=[.I43]*[.$D$34]/100+[.J43]" office:value-type="float" office:value="291.9645" calcext:value-type="float">
            <text:p>291.9645</text:p>
          </table:table-cell>
          <table:table-cell table:number-columns-repeated="3"/>
        </table:table-row>
        <table:table-row table:style-name="ro1">
          <table:table-cell office:value-type="float" office:value="70.08" calcext:value-type="float">
            <text:p>70.08</text:p>
          </table:table-cell>
          <table:table-cell office:value-type="float" office:value="70.47" calcext:value-type="float">
            <text:p>70.47</text:p>
          </table:table-cell>
          <table:table-cell office:value-type="float" office:value="35" calcext:value-type="float">
            <text:p>35</text:p>
          </table:table-cell>
          <table:table-cell table:formula="of:=[.A44]*[.$D$34]/100+[.B44]" office:value-type="float" office:value="116.022" calcext:value-type="float">
            <text:p>116.022</text:p>
          </table:table-cell>
          <table:table-cell office:value-type="float" office:value="70.3" calcext:value-type="float">
            <text:p>70.3</text:p>
          </table:table-cell>
          <table:table-cell office:value-type="float" office:value="192.84" calcext:value-type="float">
            <text:p>192.84</text:p>
          </table:table-cell>
          <table:table-cell office:value-type="float" office:value="72" calcext:value-type="float">
            <text:p>72</text:p>
          </table:table-cell>
          <table:table-cell table:formula="of:=[.E44]*[.$D$34]/100+[.F44]" office:value-type="float" office:value="238.535" calcext:value-type="float">
            <text:p>238.53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65.26" calcext:value-type="float">
            <text:p>165.26</text:p>
          </table:table-cell>
          <table:table-cell office:value-type="float" office:value="167" calcext:value-type="float">
            <text:p>167</text:p>
          </table:table-cell>
          <table:table-cell table:formula="of:=[.I44]*[.$D$34]/100+[.J44]" office:value-type="float" office:value="293.3035" calcext:value-type="float">
            <text:p>293.3035</text:p>
          </table:table-cell>
          <table:table-cell table:number-columns-repeated="3"/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70.3" calcext:value-type="float">
            <text:p>70.3</text:p>
          </table:table-cell>
          <table:table-cell office:value-type="float" office:value="23" calcext:value-type="float">
            <text:p>23</text:p>
          </table:table-cell>
          <table:table-cell table:formula="of:=[.A45]*[.$D$34]/100+[.B45]" office:value-type="float" office:value="116.1055" calcext:value-type="float">
            <text:p>116.1055</text:p>
          </table:table-cell>
          <table:table-cell office:value-type="float" office:value="70.47" calcext:value-type="float">
            <text:p>70.47</text:p>
          </table:table-cell>
          <table:table-cell office:value-type="float" office:value="192.84" calcext:value-type="float">
            <text:p>192.84</text:p>
          </table:table-cell>
          <table:table-cell office:value-type="float" office:value="75" calcext:value-type="float">
            <text:p>75</text:p>
          </table:table-cell>
          <table:table-cell table:formula="of:=[.E45]*[.$D$34]/100+[.F45]" office:value-type="float" office:value="238.6455" calcext:value-type="float">
            <text:p>238.645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65.26" calcext:value-type="float">
            <text:p>165.26</text:p>
          </table:table-cell>
          <table:table-cell office:value-type="float" office:value="188" calcext:value-type="float">
            <text:p>188</text:p>
          </table:table-cell>
          <table:table-cell table:formula="of:=[.I45]*[.$D$34]/100+[.J45]" office:value-type="float" office:value="293.3035" calcext:value-type="float">
            <text:p>293.303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70.47" calcext:value-type="float">
            <text:p>70.47</text:p>
          </table:table-cell>
          <table:table-cell office:value-type="float" office:value="8" calcext:value-type="float">
            <text:p>8</text:p>
          </table:table-cell>
          <table:table-cell table:formula="of:=[.A46]*[.$D$34]/100+[.B46]" office:value-type="float" office:value="116.165" calcext:value-type="float">
            <text:p>116.165</text:p>
          </table:table-cell>
          <table:table-cell office:value-type="float" office:value="71.58" calcext:value-type="float">
            <text:p>71.58</text:p>
          </table:table-cell>
          <table:table-cell office:value-type="float" office:value="192.84" calcext:value-type="float">
            <text:p>192.84</text:p>
          </table:table-cell>
          <table:table-cell office:value-type="float" office:value="136" calcext:value-type="float">
            <text:p>136</text:p>
          </table:table-cell>
          <table:table-cell table:formula="of:=[.E46]*[.$D$34]/100+[.F46]" office:value-type="float" office:value="239.367" calcext:value-type="float">
            <text:p>239.367</text:p>
          </table:table-cell>
          <table:table-cell office:value-type="float" office:value="196.99" calcext:value-type="float">
            <text:p>196.99</text:p>
          </table:table-cell>
          <table:table-cell office:value-type="float" office:value="165.26" calcext:value-type="float">
            <text:p>165.26</text:p>
          </table:table-cell>
          <table:table-cell office:value-type="float" office:value="198" calcext:value-type="float">
            <text:p>198</text:p>
          </table:table-cell>
          <table:table-cell table:formula="of:=[.I46]*[.$D$34]/100+[.J46]" office:value-type="float" office:value="293.3035" calcext:value-type="float">
            <text:p>293.303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70.47" calcext:value-type="float">
            <text:p>70.47</text:p>
          </table:table-cell>
          <table:table-cell office:value-type="float" office:value="33" calcext:value-type="float">
            <text:p>33</text:p>
          </table:table-cell>
          <table:table-cell table:formula="of:=[.A47]*[.$D$34]/100+[.B47]" office:value-type="float" office:value="116.165" calcext:value-type="float">
            <text:p>116.165</text:p>
          </table:table-cell>
          <table:table-cell office:value-type="float" office:value="70.08" calcext:value-type="float">
            <text:p>70.08</text:p>
          </table:table-cell>
          <table:table-cell office:value-type="float" office:value="194.05" calcext:value-type="float">
            <text:p>194.05</text:p>
          </table:table-cell>
          <table:table-cell office:value-type="float" office:value="128" calcext:value-type="float">
            <text:p>128</text:p>
          </table:table-cell>
          <table:table-cell table:formula="of:=[.E47]*[.$D$34]/100+[.F47]" office:value-type="float" office:value="239.602" calcext:value-type="float">
            <text:p>239.602</text:p>
          </table:table-cell>
          <table:table-cell office:value-type="float" office:value="200.6" calcext:value-type="float">
            <text:p>200.6</text:p>
          </table:table-cell>
          <table:table-cell office:value-type="float" office:value="165.26" calcext:value-type="float">
            <text:p>165.26</text:p>
          </table:table-cell>
          <table:table-cell office:value-type="float" office:value="159" calcext:value-type="float">
            <text:p>159</text:p>
          </table:table-cell>
          <table:table-cell table:formula="of:=[.I47]*[.$D$34]/100+[.J47]" office:value-type="float" office:value="295.65" calcext:value-type="float">
            <text:p>295.6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70.47" calcext:value-type="float">
            <text:p>70.47</text:p>
          </table:table-cell>
          <table:table-cell office:value-type="float" office:value="36" calcext:value-type="float">
            <text:p>36</text:p>
          </table:table-cell>
          <table:table-cell table:formula="of:=[.A48]*[.$D$34]/100+[.B48]" office:value-type="float" office:value="116.165" calcext:value-type="float">
            <text:p>116.165</text:p>
          </table:table-cell>
          <table:table-cell office:value-type="float" office:value="70.3" calcext:value-type="float">
            <text:p>70.3</text:p>
          </table:table-cell>
          <table:table-cell office:value-type="float" office:value="194.05" calcext:value-type="float">
            <text:p>194.05</text:p>
          </table:table-cell>
          <table:table-cell office:value-type="float" office:value="125" calcext:value-type="float">
            <text:p>125</text:p>
          </table:table-cell>
          <table:table-cell table:formula="of:=[.E48]*[.$D$34]/100+[.F48]" office:value-type="float" office:value="239.745" calcext:value-type="float">
            <text:p>239.745</text:p>
          </table:table-cell>
          <table:table-cell office:value-type="float" office:value="200.6" calcext:value-type="float">
            <text:p>200.6</text:p>
          </table:table-cell>
          <table:table-cell office:value-type="float" office:value="165.26" calcext:value-type="float">
            <text:p>165.26</text:p>
          </table:table-cell>
          <table:table-cell office:value-type="float" office:value="168" calcext:value-type="float">
            <text:p>168</text:p>
          </table:table-cell>
          <table:table-cell table:formula="of:=[.I48]*[.$D$34]/100+[.J48]" office:value-type="float" office:value="295.65" calcext:value-type="float">
            <text:p>295.6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70.47" calcext:value-type="float">
            <text:p>70.47</text:p>
          </table:table-cell>
          <table:table-cell office:value-type="float" office:value="50" calcext:value-type="float">
            <text:p>50</text:p>
          </table:table-cell>
          <table:table-cell table:formula="of:=[.A49]*[.$D$34]/100+[.B49]" office:value-type="float" office:value="116.165" calcext:value-type="float">
            <text:p>116.165</text:p>
          </table:table-cell>
          <table:table-cell office:value-type="float" office:value="70.3" calcext:value-type="float">
            <text:p>70.3</text:p>
          </table:table-cell>
          <table:table-cell office:value-type="float" office:value="194.05" calcext:value-type="float">
            <text:p>194.05</text:p>
          </table:table-cell>
          <table:table-cell office:value-type="float" office:value="139" calcext:value-type="float">
            <text:p>139</text:p>
          </table:table-cell>
          <table:table-cell table:formula="of:=[.E49]*[.$D$34]/100+[.F49]" office:value-type="float" office:value="239.745" calcext:value-type="float">
            <text:p>239.745</text:p>
          </table:table-cell>
          <table:table-cell office:value-type="float" office:value="165.26" calcext:value-type="float">
            <text:p>165.26</text:p>
          </table:table-cell>
          <table:table-cell office:value-type="float" office:value="192.84" calcext:value-type="float">
            <text:p>192.84</text:p>
          </table:table-cell>
          <table:table-cell office:value-type="float" office:value="151" calcext:value-type="float">
            <text:p>151</text:p>
          </table:table-cell>
          <table:table-cell table:formula="of:=[.I49]*[.$D$34]/100+[.J49]" office:value-type="float" office:value="300.259" calcext:value-type="float">
            <text:p>300.25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0.47" calcext:value-type="float">
            <text:p>70.47</text:p>
          </table:table-cell>
          <table:table-cell office:value-type="float" office:value="20" calcext:value-type="float">
            <text:p>20</text:p>
          </table:table-cell>
          <table:table-cell table:formula="of:=[.A50]*[.$D$34]/100+[.B50]" office:value-type="float" office:value="116.2755" calcext:value-type="float">
            <text:p>116.2755</text:p>
          </table:table-cell>
          <table:table-cell office:value-type="float" office:value="70.47" calcext:value-type="float">
            <text:p>70.47</text:p>
          </table:table-cell>
          <table:table-cell office:value-type="float" office:value="194.05" calcext:value-type="float">
            <text:p>194.05</text:p>
          </table:table-cell>
          <table:table-cell office:value-type="float" office:value="89" calcext:value-type="float">
            <text:p>89</text:p>
          </table:table-cell>
          <table:table-cell table:formula="of:=[.E50]*[.$D$34]/100+[.F50]" office:value-type="float" office:value="239.8555" calcext:value-type="float">
            <text:p>239.8555</text:p>
          </table:table-cell>
          <table:table-cell office:value-type="float" office:value="165.26" calcext:value-type="float">
            <text:p>165.26</text:p>
          </table:table-cell>
          <table:table-cell office:value-type="float" office:value="194.93" calcext:value-type="float">
            <text:p>194.93</text:p>
          </table:table-cell>
          <table:table-cell office:value-type="float" office:value="170" calcext:value-type="float">
            <text:p>170</text:p>
          </table:table-cell>
          <table:table-cell table:formula="of:=[.I50]*[.$D$34]/100+[.J50]" office:value-type="float" office:value="302.349" calcext:value-type="float">
            <text:p>302.34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0.47" calcext:value-type="float">
            <text:p>70.47</text:p>
          </table:table-cell>
          <table:table-cell office:value-type="float" office:value="41" calcext:value-type="float">
            <text:p>41</text:p>
          </table:table-cell>
          <table:table-cell table:formula="of:=[.A51]*[.$D$34]/100+[.B51]" office:value-type="float" office:value="116.2755" calcext:value-type="float">
            <text:p>116.2755</text:p>
          </table:table-cell>
          <table:table-cell office:value-type="float" office:value="70.47" calcext:value-type="float">
            <text:p>70.47</text:p>
          </table:table-cell>
          <table:table-cell office:value-type="float" office:value="194.05" calcext:value-type="float">
            <text:p>194.05</text:p>
          </table:table-cell>
          <table:table-cell office:value-type="float" office:value="132" calcext:value-type="float">
            <text:p>132</text:p>
          </table:table-cell>
          <table:table-cell table:formula="of:=[.E51]*[.$D$34]/100+[.F51]" office:value-type="float" office:value="239.8555" calcext:value-type="float">
            <text:p>239.8555</text:p>
          </table:table-cell>
          <table:table-cell office:value-type="float" office:value="165.26" calcext:value-type="float">
            <text:p>165.26</text:p>
          </table:table-cell>
          <table:table-cell office:value-type="float" office:value="194.93" calcext:value-type="float">
            <text:p>194.93</text:p>
          </table:table-cell>
          <table:table-cell office:value-type="float" office:value="191" calcext:value-type="float">
            <text:p>191</text:p>
          </table:table-cell>
          <table:table-cell table:formula="of:=[.I51]*[.$D$34]/100+[.J51]" office:value-type="float" office:value="302.349" calcext:value-type="float">
            <text:p>302.349</text:p>
          </table:table-cell>
          <table:table-cell table:number-columns-repeated="3"/>
        </table:table-row>
        <table:table-row table:style-name="ro1">
          <table:table-cell office:value-type="float" office:value="71.58" calcext:value-type="float">
            <text:p>71.58</text:p>
          </table:table-cell>
          <table:table-cell office:value-type="float" office:value="70.08" calcext:value-type="float">
            <text:p>70.08</text:p>
          </table:table-cell>
          <table:table-cell office:value-type="float" office:value="48" calcext:value-type="float">
            <text:p>48</text:p>
          </table:table-cell>
          <table:table-cell table:formula="of:=[.A52]*[.$D$34]/100+[.B52]" office:value-type="float" office:value="116.607" calcext:value-type="float">
            <text:p>116.607</text:p>
          </table:table-cell>
          <table:table-cell office:value-type="float" office:value="70.08" calcext:value-type="float">
            <text:p>70.08</text:p>
          </table:table-cell>
          <table:table-cell office:value-type="float" office:value="194.93" calcext:value-type="float">
            <text:p>194.93</text:p>
          </table:table-cell>
          <table:table-cell office:value-type="float" office:value="103" calcext:value-type="float">
            <text:p>103</text:p>
          </table:table-cell>
          <table:table-cell table:formula="of:=[.E52]*[.$D$34]/100+[.F52]" office:value-type="float" office:value="240.482" calcext:value-type="float">
            <text:p>240.482</text:p>
          </table:table-cell>
          <table:table-cell office:value-type="float" office:value="165.26" calcext:value-type="float">
            <text:p>165.26</text:p>
          </table:table-cell>
          <table:table-cell office:value-type="float" office:value="196.99" calcext:value-type="float">
            <text:p>196.99</text:p>
          </table:table-cell>
          <table:table-cell office:value-type="float" office:value="156" calcext:value-type="float">
            <text:p>156</text:p>
          </table:table-cell>
          <table:table-cell table:formula="of:=[.I52]*[.$D$34]/100+[.J52]" office:value-type="float" office:value="304.409" calcext:value-type="float">
            <text:p>304.409</text:p>
          </table:table-cell>
          <table:table-cell table:number-columns-repeated="3"/>
        </table:table-row>
        <table:table-row table:style-name="ro1">
          <table:table-cell office:value-type="float" office:value="71.58" calcext:value-type="float">
            <text:p>71.58</text:p>
          </table:table-cell>
          <table:table-cell office:value-type="float" office:value="70.3" calcext:value-type="float">
            <text:p>70.3</text:p>
          </table:table-cell>
          <table:table-cell office:value-type="float" office:value="5" calcext:value-type="float">
            <text:p>5</text:p>
          </table:table-cell>
          <table:table-cell table:formula="of:=[.A53]*[.$D$34]/100+[.B53]" office:value-type="float" office:value="116.827" calcext:value-type="float">
            <text:p>116.827</text:p>
          </table:table-cell>
          <table:table-cell office:value-type="float" office:value="70.08" calcext:value-type="float">
            <text:p>70.08</text:p>
          </table:table-cell>
          <table:table-cell office:value-type="float" office:value="194.93" calcext:value-type="float">
            <text:p>194.93</text:p>
          </table:table-cell>
          <table:table-cell office:value-type="float" office:value="114" calcext:value-type="float">
            <text:p>114</text:p>
          </table:table-cell>
          <table:table-cell table:formula="of:=[.E53]*[.$D$34]/100+[.F53]" office:value-type="float" office:value="240.482" calcext:value-type="float">
            <text:p>240.482</text:p>
          </table:table-cell>
          <table:table-cell table:number-columns-repeated="2" office:value-type="float" office:value="192.84" calcext:value-type="float">
            <text:p>192.84</text:p>
          </table:table-cell>
          <table:table-cell office:value-type="float" office:value="199" calcext:value-type="float">
            <text:p>199</text:p>
          </table:table-cell>
          <table:table-cell table:formula="of:=[.I53]*[.$D$34]/100+[.J53]" office:value-type="float" office:value="318.186" calcext:value-type="float">
            <text:p>318.186</text:p>
          </table:table-cell>
          <table:table-cell table:number-columns-repeated="3"/>
        </table:table-row>
        <table:table-row table:style-name="ro1">
          <table:table-cell office:value-type="float" office:value="71.58" calcext:value-type="float">
            <text:p>71.58</text:p>
          </table:table-cell>
          <table:table-cell office:value-type="float" office:value="70.3" calcext:value-type="float">
            <text:p>70.3</text:p>
          </table:table-cell>
          <table:table-cell office:value-type="float" office:value="40" calcext:value-type="float">
            <text:p>40</text:p>
          </table:table-cell>
          <table:table-cell table:formula="of:=[.A54]*[.$D$34]/100+[.B54]" office:value-type="float" office:value="116.827" calcext:value-type="float">
            <text:p>116.827</text:p>
          </table:table-cell>
          <table:table-cell office:value-type="float" office:value="71.58" calcext:value-type="float">
            <text:p>71.58</text:p>
          </table:table-cell>
          <table:table-cell office:value-type="float" office:value="194.05" calcext:value-type="float">
            <text:p>194.05</text:p>
          </table:table-cell>
          <table:table-cell office:value-type="float" office:value="98" calcext:value-type="float">
            <text:p>98</text:p>
          </table:table-cell>
          <table:table-cell table:formula="of:=[.E54]*[.$D$34]/100+[.F54]" office:value-type="float" office:value="240.577" calcext:value-type="float">
            <text:p>240.577</text:p>
          </table:table-cell>
          <table:table-cell table:number-columns-repeated="2" office:value-type="float" office:value="192.84" calcext:value-type="float">
            <text:p>192.84</text:p>
          </table:table-cell>
          <table:table-cell office:value-type="float" office:value="208" calcext:value-type="float">
            <text:p>208</text:p>
          </table:table-cell>
          <table:table-cell table:formula="of:=[.I54]*[.$D$34]/100+[.J54]" office:value-type="float" office:value="318.186" calcext:value-type="float">
            <text:p>318.186</text:p>
          </table:table-cell>
          <table:table-cell table:number-columns-repeated="3"/>
        </table:table-row>
        <table:table-row table:style-name="ro1">
          <table:table-cell office:value-type="float" office:value="71.58" calcext:value-type="float">
            <text:p>71.58</text:p>
          </table:table-cell>
          <table:table-cell office:value-type="float" office:value="70.47" calcext:value-type="float">
            <text:p>70.47</text:p>
          </table:table-cell>
          <table:table-cell office:value-type="float" office:value="9" calcext:value-type="float">
            <text:p>9</text:p>
          </table:table-cell>
          <table:table-cell table:formula="of:=[.A55]*[.$D$34]/100+[.B55]" office:value-type="float" office:value="116.997" calcext:value-type="float">
            <text:p>116.997</text:p>
          </table:table-cell>
          <table:table-cell office:value-type="float" office:value="70.47" calcext:value-type="float">
            <text:p>70.47</text:p>
          </table:table-cell>
          <table:table-cell office:value-type="float" office:value="194.93" calcext:value-type="float">
            <text:p>194.93</text:p>
          </table:table-cell>
          <table:table-cell office:value-type="float" office:value="93" calcext:value-type="float">
            <text:p>93</text:p>
          </table:table-cell>
          <table:table-cell table:formula="of:=[.E55]*[.$D$34]/100+[.F55]" office:value-type="float" office:value="240.7355" calcext:value-type="float">
            <text:p>240.7355</text:p>
          </table:table-cell>
          <table:table-cell office:value-type="float" office:value="192.84" calcext:value-type="float">
            <text:p>192.84</text:p>
          </table:table-cell>
          <table:table-cell office:value-type="float" office:value="194.05" calcext:value-type="float">
            <text:p>194.05</text:p>
          </table:table-cell>
          <table:table-cell office:value-type="float" office:value="184" calcext:value-type="float">
            <text:p>184</text:p>
          </table:table-cell>
          <table:table-cell table:formula="of:=[.I55]*[.$D$34]/100+[.J55]" office:value-type="float" office:value="319.396" calcext:value-type="float">
            <text:p>319.396</text:p>
          </table:table-cell>
          <table:table-cell table:number-columns-repeated="3"/>
        </table:table-row>
        <table:table-row table:style-name="ro1">
          <table:table-cell office:value-type="float" office:value="71.58" calcext:value-type="float">
            <text:p>71.58</text:p>
          </table:table-cell>
          <table:table-cell office:value-type="float" office:value="70.47" calcext:value-type="float">
            <text:p>70.47</text:p>
          </table:table-cell>
          <table:table-cell office:value-type="float" office:value="13" calcext:value-type="float">
            <text:p>13</text:p>
          </table:table-cell>
          <table:table-cell table:formula="of:=[.A56]*[.$D$34]/100+[.B56]" office:value-type="float" office:value="116.997" calcext:value-type="float">
            <text:p>116.997</text:p>
          </table:table-cell>
          <table:table-cell office:value-type="float" office:value="71.58" calcext:value-type="float">
            <text:p>71.58</text:p>
          </table:table-cell>
          <table:table-cell office:value-type="float" office:value="194.93" calcext:value-type="float">
            <text:p>194.93</text:p>
          </table:table-cell>
          <table:table-cell office:value-type="float" office:value="111" calcext:value-type="float">
            <text:p>111</text:p>
          </table:table-cell>
          <table:table-cell table:formula="of:=[.E56]*[.$D$34]/100+[.F56]" office:value-type="float" office:value="241.457" calcext:value-type="float">
            <text:p>241.457</text:p>
          </table:table-cell>
          <table:table-cell table:number-columns-repeated="2" office:value-type="float" office:value="194.05" calcext:value-type="float">
            <text:p>194.05</text:p>
          </table:table-cell>
          <table:table-cell office:value-type="float" office:value="180" calcext:value-type="float">
            <text:p>180</text:p>
          </table:table-cell>
          <table:table-cell table:formula="of:=[.I56]*[.$D$34]/100+[.J56]" office:value-type="float" office:value="320.1825" calcext:value-type="float">
            <text:p>320.182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71.58" calcext:value-type="float">
            <text:p>71.58</text:p>
          </table:table-cell>
          <table:table-cell office:value-type="float" office:value="30" calcext:value-type="float">
            <text:p>30</text:p>
          </table:table-cell>
          <table:table-cell table:formula="of:=[.A57]*[.$D$34]/100+[.B57]" office:value-type="float" office:value="117.275" calcext:value-type="float">
            <text:p>117.275</text:p>
          </table:table-cell>
          <table:table-cell office:value-type="float" office:value="70.3" calcext:value-type="float">
            <text:p>70.3</text:p>
          </table:table-cell>
          <table:table-cell office:value-type="float" office:value="196.99" calcext:value-type="float">
            <text:p>196.99</text:p>
          </table:table-cell>
          <table:table-cell office:value-type="float" office:value="92" calcext:value-type="float">
            <text:p>92</text:p>
          </table:table-cell>
          <table:table-cell table:formula="of:=[.E57]*[.$D$34]/100+[.F57]" office:value-type="float" office:value="242.685" calcext:value-type="float">
            <text:p>242.685</text:p>
          </table:table-cell>
          <table:table-cell office:value-type="float" office:value="192.84" calcext:value-type="float">
            <text:p>192.84</text:p>
          </table:table-cell>
          <table:table-cell office:value-type="float" office:value="194.93" calcext:value-type="float">
            <text:p>194.93</text:p>
          </table:table-cell>
          <table:table-cell office:value-type="float" office:value="169" calcext:value-type="float">
            <text:p>169</text:p>
          </table:table-cell>
          <table:table-cell table:formula="of:=[.I57]*[.$D$34]/100+[.J57]" office:value-type="float" office:value="320.276" calcext:value-type="float">
            <text:p>320.276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71.58" calcext:value-type="float">
            <text:p>71.58</text:p>
          </table:table-cell>
          <table:table-cell office:value-type="float" office:value="44" calcext:value-type="float">
            <text:p>44</text:p>
          </table:table-cell>
          <table:table-cell table:formula="of:=[.A58]*[.$D$34]/100+[.B58]" office:value-type="float" office:value="117.275" calcext:value-type="float">
            <text:p>117.275</text:p>
          </table:table-cell>
          <table:table-cell office:value-type="float" office:value="70.47" calcext:value-type="float">
            <text:p>70.47</text:p>
          </table:table-cell>
          <table:table-cell office:value-type="float" office:value="196.99" calcext:value-type="float">
            <text:p>196.99</text:p>
          </table:table-cell>
          <table:table-cell office:value-type="float" office:value="79" calcext:value-type="float">
            <text:p>79</text:p>
          </table:table-cell>
          <table:table-cell table:formula="of:=[.E58]*[.$D$34]/100+[.F58]" office:value-type="float" office:value="242.7955" calcext:value-type="float">
            <text:p>242.7955</text:p>
          </table:table-cell>
          <table:table-cell office:value-type="float" office:value="192.84" calcext:value-type="float">
            <text:p>192.84</text:p>
          </table:table-cell>
          <table:table-cell office:value-type="float" office:value="194.93" calcext:value-type="float">
            <text:p>194.93</text:p>
          </table:table-cell>
          <table:table-cell office:value-type="float" office:value="186" calcext:value-type="float">
            <text:p>186</text:p>
          </table:table-cell>
          <table:table-cell table:formula="of:=[.I58]*[.$D$34]/100+[.J58]" office:value-type="float" office:value="320.276" calcext:value-type="float">
            <text:p>320.276</text:p>
          </table:table-cell>
          <table:table-cell table:number-columns-repeated="3"/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71.58" calcext:value-type="float">
            <text:p>71.58</text:p>
          </table:table-cell>
          <table:table-cell office:value-type="float" office:value="2" calcext:value-type="float">
            <text:p>2</text:p>
          </table:table-cell>
          <table:table-cell table:formula="of:=[.A59]*[.$D$34]/100+[.B59]" office:value-type="float" office:value="117.3855" calcext:value-type="float">
            <text:p>117.3855</text:p>
          </table:table-cell>
          <table:table-cell office:value-type="float" office:value="75.39" calcext:value-type="float">
            <text:p>75.39</text:p>
          </table:table-cell>
          <table:table-cell office:value-type="float" office:value="194.05" calcext:value-type="float">
            <text:p>194.05</text:p>
          </table:table-cell>
          <table:table-cell office:value-type="float" office:value="107" calcext:value-type="float">
            <text:p>107</text:p>
          </table:table-cell>
          <table:table-cell table:formula="of:=[.E59]*[.$D$34]/100+[.F59]" office:value-type="float" office:value="243.0535" calcext:value-type="float">
            <text:p>243.0535</text:p>
          </table:table-cell>
          <table:table-cell office:value-type="float" office:value="194.93" calcext:value-type="float">
            <text:p>194.93</text:p>
          </table:table-cell>
          <table:table-cell office:value-type="float" office:value="194.05" calcext:value-type="float">
            <text:p>194.05</text:p>
          </table:table-cell>
          <table:table-cell office:value-type="float" office:value="162" calcext:value-type="float">
            <text:p>162</text:p>
          </table:table-cell>
          <table:table-cell table:formula="of:=[.I59]*[.$D$34]/100+[.J59]" office:value-type="float" office:value="320.7545" calcext:value-type="float">
            <text:p>320.754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1.58" calcext:value-type="float">
            <text:p>71.58</text:p>
          </table:table-cell>
          <table:table-cell office:value-type="float" office:value="58" calcext:value-type="float">
            <text:p>58</text:p>
          </table:table-cell>
          <table:table-cell table:formula="of:=[.A60]*[.$D$34]/100+[.B60]" office:value-type="float" office:value="118.107" calcext:value-type="float">
            <text:p>118.107</text:p>
          </table:table-cell>
          <table:table-cell office:value-type="float" office:value="77.48" calcext:value-type="float">
            <text:p>77.48</text:p>
          </table:table-cell>
          <table:table-cell office:value-type="float" office:value="192.84" calcext:value-type="float">
            <text:p>192.84</text:p>
          </table:table-cell>
          <table:table-cell office:value-type="float" office:value="120" calcext:value-type="float">
            <text:p>120</text:p>
          </table:table-cell>
          <table:table-cell table:formula="of:=[.E60]*[.$D$34]/100+[.F60]" office:value-type="float" office:value="243.202" calcext:value-type="float">
            <text:p>243.202</text:p>
          </table:table-cell>
          <table:table-cell office:value-type="float" office:value="194.93" calcext:value-type="float">
            <text:p>194.93</text:p>
          </table:table-cell>
          <table:table-cell office:value-type="float" office:value="194.05" calcext:value-type="float">
            <text:p>194.05</text:p>
          </table:table-cell>
          <table:table-cell office:value-type="float" office:value="176" calcext:value-type="float">
            <text:p>176</text:p>
          </table:table-cell>
          <table:table-cell table:formula="of:=[.I60]*[.$D$34]/100+[.J60]" office:value-type="float" office:value="320.7545" calcext:value-type="float">
            <text:p>320.7545</text:p>
          </table:table-cell>
          <table:table-cell table:number-columns-repeated="3"/>
        </table:table-row>
        <table:table-row table:style-name="ro1">
          <table:table-cell office:value-type="float" office:value="75.39" calcext:value-type="float">
            <text:p>75.39</text:p>
          </table:table-cell>
          <table:table-cell office:value-type="float" office:value="70.08" calcext:value-type="float">
            <text:p>70.08</text:p>
          </table:table-cell>
          <table:table-cell office:value-type="float" office:value="25" calcext:value-type="float">
            <text:p>25</text:p>
          </table:table-cell>
          <table:table-cell table:formula="of:=[.A61]*[.$D$34]/100+[.B61]" office:value-type="float" office:value="119.0835" calcext:value-type="float">
            <text:p>119.0835</text:p>
          </table:table-cell>
          <table:table-cell office:value-type="float" office:value="71.58" calcext:value-type="float">
            <text:p>71.58</text:p>
          </table:table-cell>
          <table:table-cell office:value-type="float" office:value="196.99" calcext:value-type="float">
            <text:p>196.99</text:p>
          </table:table-cell>
          <table:table-cell office:value-type="float" office:value="88" calcext:value-type="float">
            <text:p>88</text:p>
          </table:table-cell>
          <table:table-cell table:formula="of:=[.E61]*[.$D$34]/100+[.F61]" office:value-type="float" office:value="243.517" calcext:value-type="float">
            <text:p>243.517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2.84" calcext:value-type="float">
            <text:p>192.84</text:p>
          </table:table-cell>
          <table:table-cell office:value-type="float" office:value="152" calcext:value-type="float">
            <text:p>152</text:p>
          </table:table-cell>
          <table:table-cell table:formula="of:=[.I61]*[.$D$34]/100+[.J61]" office:value-type="float" office:value="320.8835" calcext:value-type="float">
            <text:p>320.8835</text:p>
          </table:table-cell>
          <table:table-cell table:number-columns-repeated="3"/>
        </table:table-row>
        <table:table-row table:style-name="ro1">
          <table:table-cell office:value-type="float" office:value="75.39" calcext:value-type="float">
            <text:p>75.39</text:p>
          </table:table-cell>
          <table:table-cell office:value-type="float" office:value="70.47" calcext:value-type="float">
            <text:p>70.47</text:p>
          </table:table-cell>
          <table:table-cell office:value-type="float" office:value="68" calcext:value-type="float">
            <text:p>68</text:p>
          </table:table-cell>
          <table:table-cell table:formula="of:=[.A62]*[.$D$34]/100+[.B62]" office:value-type="float" office:value="119.4735" calcext:value-type="float">
            <text:p>119.4735</text:p>
          </table:table-cell>
          <table:table-cell office:value-type="float" office:value="71.58" calcext:value-type="float">
            <text:p>71.58</text:p>
          </table:table-cell>
          <table:table-cell office:value-type="float" office:value="196.99" calcext:value-type="float">
            <text:p>196.99</text:p>
          </table:table-cell>
          <table:table-cell office:value-type="float" office:value="137" calcext:value-type="float">
            <text:p>137</text:p>
          </table:table-cell>
          <table:table-cell table:formula="of:=[.E62]*[.$D$34]/100+[.F62]" office:value-type="float" office:value="243.517" calcext:value-type="float">
            <text:p>243.517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2.84" calcext:value-type="float">
            <text:p>192.84</text:p>
          </table:table-cell>
          <table:table-cell office:value-type="float" office:value="163" calcext:value-type="float">
            <text:p>163</text:p>
          </table:table-cell>
          <table:table-cell table:formula="of:=[.I62]*[.$D$34]/100+[.J62]" office:value-type="float" office:value="320.8835" calcext:value-type="float">
            <text:p>320.8835</text:p>
          </table:table-cell>
          <table:table-cell table:number-columns-repeated="3"/>
        </table:table-row>
        <table:table-row table:style-name="ro1">
          <table:table-cell office:value-type="float" office:value="75.39" calcext:value-type="float">
            <text:p>75.39</text:p>
          </table:table-cell>
          <table:table-cell office:value-type="float" office:value="71.58" calcext:value-type="float">
            <text:p>71.58</text:p>
          </table:table-cell>
          <table:table-cell office:value-type="float" office:value="21" calcext:value-type="float">
            <text:p>21</text:p>
          </table:table-cell>
          <table:table-cell table:formula="of:=[.A63]*[.$D$34]/100+[.B63]" office:value-type="float" office:value="120.5835" calcext:value-type="float">
            <text:p>120.5835</text:p>
          </table:table-cell>
          <table:table-cell office:value-type="float" office:value="75.39" calcext:value-type="float">
            <text:p>75.39</text:p>
          </table:table-cell>
          <table:table-cell office:value-type="float" office:value="194.93" calcext:value-type="float">
            <text:p>194.93</text:p>
          </table:table-cell>
          <table:table-cell office:value-type="float" office:value="77" calcext:value-type="float">
            <text:p>77</text:p>
          </table:table-cell>
          <table:table-cell table:formula="of:=[.E63]*[.$D$34]/100+[.F63]" office:value-type="float" office:value="243.9335" calcext:value-type="float">
            <text:p>243.933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2.84" calcext:value-type="float">
            <text:p>192.84</text:p>
          </table:table-cell>
          <table:table-cell office:value-type="float" office:value="164" calcext:value-type="float">
            <text:p>164</text:p>
          </table:table-cell>
          <table:table-cell table:formula="of:=[.I63]*[.$D$34]/100+[.J63]" office:value-type="float" office:value="320.8835" calcext:value-type="float">
            <text:p>320.8835</text:p>
          </table:table-cell>
          <table:table-cell table:number-columns-repeated="3"/>
        </table:table-row>
        <table:table-row table:style-name="ro1">
          <table:table-cell office:value-type="float" office:value="75.39" calcext:value-type="float">
            <text:p>75.39</text:p>
          </table:table-cell>
          <table:table-cell office:value-type="float" office:value="71.58" calcext:value-type="float">
            <text:p>71.58</text:p>
          </table:table-cell>
          <table:table-cell office:value-type="float" office:value="53" calcext:value-type="float">
            <text:p>53</text:p>
          </table:table-cell>
          <table:table-cell table:formula="of:=[.A64]*[.$D$34]/100+[.B64]" office:value-type="float" office:value="120.5835" calcext:value-type="float">
            <text:p>120.5835</text:p>
          </table:table-cell>
          <table:table-cell office:value-type="float" office:value="75.39" calcext:value-type="float">
            <text:p>75.39</text:p>
          </table:table-cell>
          <table:table-cell office:value-type="float" office:value="194.93" calcext:value-type="float">
            <text:p>194.93</text:p>
          </table:table-cell>
          <table:table-cell office:value-type="float" office:value="81" calcext:value-type="float">
            <text:p>81</text:p>
          </table:table-cell>
          <table:table-cell table:formula="of:=[.E64]*[.$D$34]/100+[.F64]" office:value-type="float" office:value="243.9335" calcext:value-type="float">
            <text:p>243.933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2.84" calcext:value-type="float">
            <text:p>192.84</text:p>
          </table:table-cell>
          <table:table-cell office:value-type="float" office:value="187" calcext:value-type="float">
            <text:p>187</text:p>
          </table:table-cell>
          <table:table-cell table:formula="of:=[.I64]*[.$D$34]/100+[.J64]" office:value-type="float" office:value="320.8835" calcext:value-type="float">
            <text:p>320.8835</text:p>
          </table:table-cell>
          <table:table-cell table:number-columns-repeated="3"/>
        </table:table-row>
        <table:table-row table:style-name="ro1">
          <table:table-cell office:value-type="float" office:value="77.48" calcext:value-type="float">
            <text:p>77.48</text:p>
          </table:table-cell>
          <table:table-cell office:value-type="float" office:value="70.3" calcext:value-type="float">
            <text:p>70.3</text:p>
          </table:table-cell>
          <table:table-cell office:value-type="float" office:value="1" calcext:value-type="float">
            <text:p>1</text:p>
          </table:table-cell>
          <table:table-cell table:formula="of:=[.A65]*[.$D$34]/100+[.B65]" office:value-type="float" office:value="120.662" calcext:value-type="float">
            <text:p>120.662</text:p>
          </table:table-cell>
          <table:table-cell office:value-type="float" office:value="75.39" calcext:value-type="float">
            <text:p>75.39</text:p>
          </table:table-cell>
          <table:table-cell office:value-type="float" office:value="194.93" calcext:value-type="float">
            <text:p>194.93</text:p>
          </table:table-cell>
          <table:table-cell office:value-type="float" office:value="96" calcext:value-type="float">
            <text:p>96</text:p>
          </table:table-cell>
          <table:table-cell table:formula="of:=[.E65]*[.$D$34]/100+[.F65]" office:value-type="float" office:value="243.9335" calcext:value-type="float">
            <text:p>243.933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2.84" calcext:value-type="float">
            <text:p>192.84</text:p>
          </table:table-cell>
          <table:table-cell office:value-type="float" office:value="189" calcext:value-type="float">
            <text:p>189</text:p>
          </table:table-cell>
          <table:table-cell table:formula="of:=[.I65]*[.$D$34]/100+[.J65]" office:value-type="float" office:value="320.8835" calcext:value-type="float">
            <text:p>320.8835</text:p>
          </table:table-cell>
          <table:table-cell table:number-columns-repeated="3"/>
        </table:table-row>
        <table:table-row table:style-name="ro1">
          <table:table-cell office:value-type="float" office:value="77.48" calcext:value-type="float">
            <text:p>77.48</text:p>
          </table:table-cell>
          <table:table-cell office:value-type="float" office:value="70.3" calcext:value-type="float">
            <text:p>70.3</text:p>
          </table:table-cell>
          <table:table-cell office:value-type="float" office:value="65" calcext:value-type="float">
            <text:p>65</text:p>
          </table:table-cell>
          <table:table-cell table:formula="of:=[.A66]*[.$D$34]/100+[.B66]" office:value-type="float" office:value="120.662" calcext:value-type="float">
            <text:p>120.662</text:p>
          </table:table-cell>
          <table:table-cell office:value-type="float" office:value="75.39" calcext:value-type="float">
            <text:p>75.39</text:p>
          </table:table-cell>
          <table:table-cell office:value-type="float" office:value="194.93" calcext:value-type="float">
            <text:p>194.93</text:p>
          </table:table-cell>
          <table:table-cell office:value-type="float" office:value="102" calcext:value-type="float">
            <text:p>102</text:p>
          </table:table-cell>
          <table:table-cell table:formula="of:=[.E66]*[.$D$34]/100+[.F66]" office:value-type="float" office:value="243.9335" calcext:value-type="float">
            <text:p>243.933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2.84" calcext:value-type="float">
            <text:p>192.84</text:p>
          </table:table-cell>
          <table:table-cell office:value-type="float" office:value="210" calcext:value-type="float">
            <text:p>210</text:p>
          </table:table-cell>
          <table:table-cell table:formula="of:=[.I66]*[.$D$34]/100+[.J66]" office:value-type="float" office:value="320.8835" calcext:value-type="float">
            <text:p>320.8835</text:p>
          </table:table-cell>
          <table:table-cell table:number-columns-repeated="3"/>
        </table:table-row>
        <table:table-row table:style-name="ro1">
          <table:table-cell office:value-type="float" office:value="77.48" calcext:value-type="float">
            <text:p>77.48</text:p>
          </table:table-cell>
          <table:table-cell office:value-type="float" office:value="70.47" calcext:value-type="float">
            <text:p>70.47</text:p>
          </table:table-cell>
          <table:table-cell office:value-type="float" office:value="14" calcext:value-type="float">
            <text:p>14</text:p>
          </table:table-cell>
          <table:table-cell table:formula="of:=[.A67]*[.$D$34]/100+[.B67]" office:value-type="float" office:value="120.832" calcext:value-type="float">
            <text:p>120.832</text:p>
          </table:table-cell>
          <table:table-cell office:value-type="float" office:value="70.08" calcext:value-type="float">
            <text:p>70.08</text:p>
          </table:table-cell>
          <table:table-cell office:value-type="float" office:value="198.79" calcext:value-type="float">
            <text:p>198.79</text:p>
          </table:table-cell>
          <table:table-cell office:value-type="float" office:value="138" calcext:value-type="float">
            <text:p>138</text:p>
          </table:table-cell>
          <table:table-cell table:formula="of:=[.E67]*[.$D$34]/100+[.F67]" office:value-type="float" office:value="244.342" calcext:value-type="float">
            <text:p>244.342</text:p>
          </table:table-cell>
          <table:table-cell office:value-type="float" office:value="194.05" calcext:value-type="float">
            <text:p>194.05</text:p>
          </table:table-cell>
          <table:table-cell office:value-type="float" office:value="194.93" calcext:value-type="float">
            <text:p>194.93</text:p>
          </table:table-cell>
          <table:table-cell office:value-type="float" office:value="174" calcext:value-type="float">
            <text:p>174</text:p>
          </table:table-cell>
          <table:table-cell table:formula="of:=[.I67]*[.$D$34]/100+[.J67]" office:value-type="float" office:value="321.0625" calcext:value-type="float">
            <text:p>321.0625</text:p>
          </table:table-cell>
          <table:table-cell table:number-columns-repeated="3"/>
        </table:table-row>
        <table:table-row table:style-name="ro1">
          <table:table-cell office:value-type="float" office:value="70.08" calcext:value-type="float">
            <text:p>70.08</text:p>
          </table:table-cell>
          <table:table-cell office:value-type="float" office:value="75.39" calcext:value-type="float">
            <text:p>75.39</text:p>
          </table:table-cell>
          <table:table-cell office:value-type="float" office:value="49" calcext:value-type="float">
            <text:p>49</text:p>
          </table:table-cell>
          <table:table-cell table:formula="of:=[.A68]*[.$D$34]/100+[.B68]" office:value-type="float" office:value="120.942" calcext:value-type="float">
            <text:p>120.942</text:p>
          </table:table-cell>
          <table:table-cell office:value-type="float" office:value="70.47" calcext:value-type="float">
            <text:p>70.47</text:p>
          </table:table-cell>
          <table:table-cell office:value-type="float" office:value="198.79" calcext:value-type="float">
            <text:p>198.79</text:p>
          </table:table-cell>
          <table:table-cell office:value-type="float" office:value="121" calcext:value-type="float">
            <text:p>121</text:p>
          </table:table-cell>
          <table:table-cell table:formula="of:=[.E68]*[.$D$34]/100+[.F68]" office:value-type="float" office:value="244.5955" calcext:value-type="float">
            <text:p>244.5955</text:p>
          </table:table-cell>
          <table:table-cell table:number-columns-repeated="2" office:value-type="float" office:value="194.93" calcext:value-type="float">
            <text:p>194.93</text:p>
          </table:table-cell>
          <table:table-cell office:value-type="float" office:value="143" calcext:value-type="float">
            <text:p>143</text:p>
          </table:table-cell>
          <table:table-cell table:formula="of:=[.I68]*[.$D$34]/100+[.J68]" office:value-type="float" office:value="321.6345" calcext:value-type="float">
            <text:p>321.634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75.39" calcext:value-type="float">
            <text:p>75.39</text:p>
          </table:table-cell>
          <table:table-cell office:value-type="float" office:value="10" calcext:value-type="float">
            <text:p>10</text:p>
          </table:table-cell>
          <table:table-cell table:formula="of:=[.A69]*[.$D$34]/100+[.B69]" office:value-type="float" office:value="121.085" calcext:value-type="float">
            <text:p>121.085</text:p>
          </table:table-cell>
          <table:table-cell office:value-type="float" office:value="70.47" calcext:value-type="float">
            <text:p>70.47</text:p>
          </table:table-cell>
          <table:table-cell office:value-type="float" office:value="198.79" calcext:value-type="float">
            <text:p>198.79</text:p>
          </table:table-cell>
          <table:table-cell office:value-type="float" office:value="122" calcext:value-type="float">
            <text:p>122</text:p>
          </table:table-cell>
          <table:table-cell table:formula="of:=[.E69]*[.$D$34]/100+[.F69]" office:value-type="float" office:value="244.5955" calcext:value-type="float">
            <text:p>244.5955</text:p>
          </table:table-cell>
          <table:table-cell table:number-columns-repeated="2" office:value-type="float" office:value="194.93" calcext:value-type="float">
            <text:p>194.93</text:p>
          </table:table-cell>
          <table:table-cell office:value-type="float" office:value="154" calcext:value-type="float">
            <text:p>154</text:p>
          </table:table-cell>
          <table:table-cell table:formula="of:=[.I69]*[.$D$34]/100+[.J69]" office:value-type="float" office:value="321.6345" calcext:value-type="float">
            <text:p>321.634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75.39" calcext:value-type="float">
            <text:p>75.39</text:p>
          </table:table-cell>
          <table:table-cell office:value-type="float" office:value="47" calcext:value-type="float">
            <text:p>47</text:p>
          </table:table-cell>
          <table:table-cell table:formula="of:=[.A70]*[.$D$34]/100+[.B70]" office:value-type="float" office:value="121.085" calcext:value-type="float">
            <text:p>121.085</text:p>
          </table:table-cell>
          <table:table-cell office:value-type="float" office:value="70.47" calcext:value-type="float">
            <text:p>70.47</text:p>
          </table:table-cell>
          <table:table-cell office:value-type="float" office:value="198.79" calcext:value-type="float">
            <text:p>198.79</text:p>
          </table:table-cell>
          <table:table-cell office:value-type="float" office:value="130" calcext:value-type="float">
            <text:p>130</text:p>
          </table:table-cell>
          <table:table-cell table:formula="of:=[.E70]*[.$D$34]/100+[.F70]" office:value-type="float" office:value="244.5955" calcext:value-type="float">
            <text:p>244.5955</text:p>
          </table:table-cell>
          <table:table-cell office:value-type="float" office:value="198.79" calcext:value-type="float">
            <text:p>198.79</text:p>
          </table:table-cell>
          <table:table-cell office:value-type="float" office:value="192.84" calcext:value-type="float">
            <text:p>192.84</text:p>
          </table:table-cell>
          <table:table-cell office:value-type="float" office:value="182" calcext:value-type="float">
            <text:p>182</text:p>
          </table:table-cell>
          <table:table-cell table:formula="of:=[.I70]*[.$D$34]/100+[.J70]" office:value-type="float" office:value="322.0535" calcext:value-type="float">
            <text:p>322.0535</text:p>
          </table:table-cell>
          <table:table-cell table:number-columns-repeated="3"/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75.39" calcext:value-type="float">
            <text:p>75.39</text:p>
          </table:table-cell>
          <table:table-cell office:value-type="float" office:value="34" calcext:value-type="float">
            <text:p>34</text:p>
          </table:table-cell>
          <table:table-cell table:formula="of:=[.A71]*[.$D$34]/100+[.B71]" office:value-type="float" office:value="121.1955" calcext:value-type="float">
            <text:p>121.1955</text:p>
          </table:table-cell>
          <table:table-cell office:value-type="float" office:value="70.47" calcext:value-type="float">
            <text:p>70.47</text:p>
          </table:table-cell>
          <table:table-cell office:value-type="float" office:value="198.79" calcext:value-type="float">
            <text:p>198.79</text:p>
          </table:table-cell>
          <table:table-cell office:value-type="float" office:value="133" calcext:value-type="float">
            <text:p>133</text:p>
          </table:table-cell>
          <table:table-cell table:formula="of:=[.E71]*[.$D$34]/100+[.F71]" office:value-type="float" office:value="244.5955" calcext:value-type="float">
            <text:p>244.595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4.93" calcext:value-type="float">
            <text:p>194.93</text:p>
          </table:table-cell>
          <table:table-cell office:value-type="float" office:value="153" calcext:value-type="float">
            <text:p>153</text:p>
          </table:table-cell>
          <table:table-cell table:formula="of:=[.I71]*[.$D$34]/100+[.J71]" office:value-type="float" office:value="322.9735" calcext:value-type="float">
            <text:p>322.9735</text:p>
          </table:table-cell>
          <table:table-cell table:number-columns-repeated="3"/>
        </table:table-row>
        <table:table-row table:style-name="ro1">
          <table:table-cell office:value-type="float" office:value="70.08" calcext:value-type="float">
            <text:p>70.08</text:p>
          </table:table-cell>
          <table:table-cell office:value-type="float" office:value="77.48" calcext:value-type="float">
            <text:p>77.48</text:p>
          </table:table-cell>
          <table:table-cell office:value-type="float" office:value="38" calcext:value-type="float">
            <text:p>38</text:p>
          </table:table-cell>
          <table:table-cell table:formula="of:=[.A72]*[.$D$34]/100+[.B72]" office:value-type="float" office:value="123.032" calcext:value-type="float">
            <text:p>123.032</text:p>
          </table:table-cell>
          <table:table-cell office:value-type="float" office:value="77.48" calcext:value-type="float">
            <text:p>77.48</text:p>
          </table:table-cell>
          <table:table-cell office:value-type="float" office:value="194.93" calcext:value-type="float">
            <text:p>194.93</text:p>
          </table:table-cell>
          <table:table-cell office:value-type="float" office:value="127" calcext:value-type="float">
            <text:p>127</text:p>
          </table:table-cell>
          <table:table-cell table:formula="of:=[.E72]*[.$D$34]/100+[.F72]" office:value-type="float" office:value="245.292" calcext:value-type="float">
            <text:p>245.292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4.93" calcext:value-type="float">
            <text:p>194.93</text:p>
          </table:table-cell>
          <table:table-cell office:value-type="float" office:value="193" calcext:value-type="float">
            <text:p>193</text:p>
          </table:table-cell>
          <table:table-cell table:formula="of:=[.I72]*[.$D$34]/100+[.J72]" office:value-type="float" office:value="322.9735" calcext:value-type="float">
            <text:p>322.9735</text:p>
          </table:table-cell>
          <table:table-cell table:number-columns-repeated="3"/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77.48" calcext:value-type="float">
            <text:p>77.48</text:p>
          </table:table-cell>
          <table:table-cell office:value-type="float" office:value="24" calcext:value-type="float">
            <text:p>24</text:p>
          </table:table-cell>
          <table:table-cell table:formula="of:=[.A73]*[.$D$34]/100+[.B73]" office:value-type="float" office:value="123.2855" calcext:value-type="float">
            <text:p>123.2855</text:p>
          </table:table-cell>
          <table:table-cell office:value-type="float" office:value="75.39" calcext:value-type="float">
            <text:p>75.39</text:p>
          </table:table-cell>
          <table:table-cell office:value-type="float" office:value="196.99" calcext:value-type="float">
            <text:p>196.99</text:p>
          </table:table-cell>
          <table:table-cell office:value-type="float" office:value="113" calcext:value-type="float">
            <text:p>113</text:p>
          </table:table-cell>
          <table:table-cell table:formula="of:=[.E73]*[.$D$34]/100+[.F73]" office:value-type="float" office:value="245.9935" calcext:value-type="float">
            <text:p>245.9935</text:p>
          </table:table-cell>
          <table:table-cell office:value-type="float" office:value="200.6" calcext:value-type="float">
            <text:p>200.6</text:p>
          </table:table-cell>
          <table:table-cell office:value-type="float" office:value="192.84" calcext:value-type="float">
            <text:p>192.84</text:p>
          </table:table-cell>
          <table:table-cell office:value-type="float" office:value="161" calcext:value-type="float">
            <text:p>161</text:p>
          </table:table-cell>
          <table:table-cell table:formula="of:=[.I73]*[.$D$34]/100+[.J73]" office:value-type="float" office:value="323.23" calcext:value-type="float">
            <text:p>323.23</text:p>
          </table:table-cell>
          <table:table-cell table:number-columns-repeated="3"/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77.48" calcext:value-type="float">
            <text:p>77.48</text:p>
          </table:table-cell>
          <table:table-cell office:value-type="float" office:value="45" calcext:value-type="float">
            <text:p>45</text:p>
          </table:table-cell>
          <table:table-cell table:formula="of:=[.A74]*[.$D$34]/100+[.B74]" office:value-type="float" office:value="123.2855" calcext:value-type="float">
            <text:p>123.2855</text:p>
          </table:table-cell>
          <table:table-cell office:value-type="float" office:value="75.39" calcext:value-type="float">
            <text:p>75.39</text:p>
          </table:table-cell>
          <table:table-cell office:value-type="float" office:value="196.99" calcext:value-type="float">
            <text:p>196.99</text:p>
          </table:table-cell>
          <table:table-cell office:value-type="float" office:value="135" calcext:value-type="float">
            <text:p>135</text:p>
          </table:table-cell>
          <table:table-cell table:formula="of:=[.E74]*[.$D$34]/100+[.F74]" office:value-type="float" office:value="245.9935" calcext:value-type="float">
            <text:p>245.9935</text:p>
          </table:table-cell>
          <table:table-cell office:value-type="float" office:value="198.79" calcext:value-type="float">
            <text:p>198.79</text:p>
          </table:table-cell>
          <table:table-cell office:value-type="float" office:value="194.93" calcext:value-type="float">
            <text:p>194.93</text:p>
          </table:table-cell>
          <table:table-cell office:value-type="float" office:value="158" calcext:value-type="float">
            <text:p>158</text:p>
          </table:table-cell>
          <table:table-cell table:formula="of:=[.I74]*[.$D$34]/100+[.J74]" office:value-type="float" office:value="324.1435" calcext:value-type="float">
            <text:p>324.1435</text:p>
          </table:table-cell>
          <table:table-cell table:number-columns-repeated="3"/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77.48" calcext:value-type="float">
            <text:p>77.48</text:p>
          </table:table-cell>
          <table:table-cell office:value-type="float" office:value="54" calcext:value-type="float">
            <text:p>54</text:p>
          </table:table-cell>
          <table:table-cell table:formula="of:=[.A75]*[.$D$34]/100+[.B75]" office:value-type="float" office:value="123.2855" calcext:value-type="float">
            <text:p>123.2855</text:p>
          </table:table-cell>
          <table:table-cell office:value-type="float" office:value="70.08" calcext:value-type="float">
            <text:p>70.08</text:p>
          </table:table-cell>
          <table:table-cell office:value-type="float" office:value="200.6" calcext:value-type="float">
            <text:p>200.6</text:p>
          </table:table-cell>
          <table:table-cell office:value-type="float" office:value="95" calcext:value-type="float">
            <text:p>95</text:p>
          </table:table-cell>
          <table:table-cell table:formula="of:=[.E75]*[.$D$34]/100+[.F75]" office:value-type="float" office:value="246.152" calcext:value-type="float">
            <text:p>246.152</text:p>
          </table:table-cell>
          <table:table-cell office:value-type="float" office:value="198.79" calcext:value-type="float">
            <text:p>198.79</text:p>
          </table:table-cell>
          <table:table-cell office:value-type="float" office:value="194.93" calcext:value-type="float">
            <text:p>194.93</text:p>
          </table:table-cell>
          <table:table-cell office:value-type="float" office:value="185" calcext:value-type="float">
            <text:p>185</text:p>
          </table:table-cell>
          <table:table-cell table:formula="of:=[.I75]*[.$D$34]/100+[.J75]" office:value-type="float" office:value="324.1435" calcext:value-type="float">
            <text:p>324.1435</text:p>
          </table:table-cell>
          <table:table-cell table:number-columns-repeated="3"/>
        </table:table-row>
        <table:table-row table:style-name="ro1">
          <table:table-cell office:value-type="float" office:value="71.58" calcext:value-type="float">
            <text:p>71.58</text:p>
          </table:table-cell>
          <table:table-cell office:value-type="float" office:value="77.48" calcext:value-type="float">
            <text:p>77.48</text:p>
          </table:table-cell>
          <table:table-cell office:value-type="float" office:value="62" calcext:value-type="float">
            <text:p>62</text:p>
          </table:table-cell>
          <table:table-cell table:formula="of:=[.A76]*[.$D$34]/100+[.B76]" office:value-type="float" office:value="124.007" calcext:value-type="float">
            <text:p>124.007</text:p>
          </table:table-cell>
          <table:table-cell office:value-type="float" office:value="70.3" calcext:value-type="float">
            <text:p>70.3</text:p>
          </table:table-cell>
          <table:table-cell office:value-type="float" office:value="200.6" calcext:value-type="float">
            <text:p>200.6</text:p>
          </table:table-cell>
          <table:table-cell office:value-type="float" office:value="74" calcext:value-type="float">
            <text:p>74</text:p>
          </table:table-cell>
          <table:table-cell table:formula="of:=[.E76]*[.$D$34]/100+[.F76]" office:value-type="float" office:value="246.295" calcext:value-type="float">
            <text:p>246.295</text:p>
          </table:table-cell>
          <table:table-cell office:value-type="float" office:value="194.05" calcext:value-type="float">
            <text:p>194.05</text:p>
          </table:table-cell>
          <table:table-cell office:value-type="float" office:value="198.79" calcext:value-type="float">
            <text:p>198.79</text:p>
          </table:table-cell>
          <table:table-cell office:value-type="float" office:value="165" calcext:value-type="float">
            <text:p>165</text:p>
          </table:table-cell>
          <table:table-cell table:formula="of:=[.I76]*[.$D$34]/100+[.J76]" office:value-type="float" office:value="324.9225" calcext:value-type="float">
            <text:p>324.92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5.39" calcext:value-type="float">
            <text:p>75.39</text:p>
          </table:table-cell>
          <table:table-cell office:value-type="float" office:value="60" calcext:value-type="float">
            <text:p>60</text:p>
          </table:table-cell>
          <table:table-cell table:formula="of:=[.A77]*[.$D$34]/100+[.B77]" office:value-type="float" office:value="124.3935" calcext:value-type="float">
            <text:p>124.3935</text:p>
          </table:table-cell>
          <table:table-cell office:value-type="float" office:value="70.47" calcext:value-type="float">
            <text:p>70.47</text:p>
          </table:table-cell>
          <table:table-cell office:value-type="float" office:value="200.6" calcext:value-type="float">
            <text:p>200.6</text:p>
          </table:table-cell>
          <table:table-cell office:value-type="float" office:value="99" calcext:value-type="float">
            <text:p>99</text:p>
          </table:table-cell>
          <table:table-cell table:formula="of:=[.E77]*[.$D$34]/100+[.F77]" office:value-type="float" office:value="246.4055" calcext:value-type="float">
            <text:p>246.4055</text:p>
          </table:table-cell>
          <table:table-cell office:value-type="float" office:value="194.05" calcext:value-type="float">
            <text:p>194.05</text:p>
          </table:table-cell>
          <table:table-cell office:value-type="float" office:value="198.79" calcext:value-type="float">
            <text:p>198.79</text:p>
          </table:table-cell>
          <table:table-cell office:value-type="float" office:value="173" calcext:value-type="float">
            <text:p>173</text:p>
          </table:table-cell>
          <table:table-cell table:formula="of:=[.I77]*[.$D$34]/100+[.J77]" office:value-type="float" office:value="324.9225" calcext:value-type="float">
            <text:p>324.92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5.39" calcext:value-type="float">
            <text:p>75.39</text:p>
          </table:table-cell>
          <table:table-cell office:value-type="float" office:value="69" calcext:value-type="float">
            <text:p>69</text:p>
          </table:table-cell>
          <table:table-cell table:formula="of:=[.A78]*[.$D$34]/100+[.B78]" office:value-type="float" office:value="124.3935" calcext:value-type="float">
            <text:p>124.3935</text:p>
          </table:table-cell>
          <table:table-cell office:value-type="float" office:value="84.09" calcext:value-type="float">
            <text:p>84.09</text:p>
          </table:table-cell>
          <table:table-cell office:value-type="float" office:value="192.84" calcext:value-type="float">
            <text:p>192.84</text:p>
          </table:table-cell>
          <table:table-cell office:value-type="float" office:value="87" calcext:value-type="float">
            <text:p>87</text:p>
          </table:table-cell>
          <table:table-cell table:formula="of:=[.E78]*[.$D$34]/100+[.F78]" office:value-type="float" office:value="247.4985" calcext:value-type="float">
            <text:p>247.4985</text:p>
          </table:table-cell>
          <table:table-cell office:value-type="float" office:value="194.05" calcext:value-type="float">
            <text:p>194.05</text:p>
          </table:table-cell>
          <table:table-cell office:value-type="float" office:value="198.79" calcext:value-type="float">
            <text:p>198.79</text:p>
          </table:table-cell>
          <table:table-cell office:value-type="float" office:value="179" calcext:value-type="float">
            <text:p>179</text:p>
          </table:table-cell>
          <table:table-cell table:formula="of:=[.I78]*[.$D$34]/100+[.J78]" office:value-type="float" office:value="324.9225" calcext:value-type="float">
            <text:p>324.9225</text:p>
          </table:table-cell>
          <table:table-cell table:number-columns-repeated="3"/>
        </table:table-row>
        <table:table-row table:style-name="ro1">
          <table:table-cell office:value-type="float" office:value="84.09" calcext:value-type="float">
            <text:p>84.09</text:p>
          </table:table-cell>
          <table:table-cell office:value-type="float" office:value="70.08" calcext:value-type="float">
            <text:p>70.08</text:p>
          </table:table-cell>
          <table:table-cell office:value-type="float" office:value="6" calcext:value-type="float">
            <text:p>6</text:p>
          </table:table-cell>
          <table:table-cell table:formula="of:=[.A79]*[.$D$34]/100+[.B79]" office:value-type="float" office:value="124.7385" calcext:value-type="float">
            <text:p>124.7385</text:p>
          </table:table-cell>
          <table:table-cell office:value-type="float" office:value="75.39" calcext:value-type="float">
            <text:p>75.39</text:p>
          </table:table-cell>
          <table:table-cell office:value-type="float" office:value="198.79" calcext:value-type="float">
            <text:p>198.79</text:p>
          </table:table-cell>
          <table:table-cell office:value-type="float" office:value="123" calcext:value-type="float">
            <text:p>123</text:p>
          </table:table-cell>
          <table:table-cell table:formula="of:=[.E79]*[.$D$34]/100+[.F79]" office:value-type="float" office:value="247.7935" calcext:value-type="float">
            <text:p>247.7935</text:p>
          </table:table-cell>
          <table:table-cell table:number-columns-repeated="2" office:value-type="float" office:value="196.99" calcext:value-type="float">
            <text:p>196.99</text:p>
          </table:table-cell>
          <table:table-cell office:value-type="float" office:value="190" calcext:value-type="float">
            <text:p>190</text:p>
          </table:table-cell>
          <table:table-cell table:formula="of:=[.I79]*[.$D$34]/100+[.J79]" office:value-type="float" office:value="325.0335" calcext:value-type="float">
            <text:p>325.0335</text:p>
          </table:table-cell>
          <table:table-cell table:number-columns-repeated="3"/>
        </table:table-row>
        <table:table-row table:style-name="ro1">
          <table:table-cell office:value-type="float" office:value="84.09" calcext:value-type="float">
            <text:p>84.09</text:p>
          </table:table-cell>
          <table:table-cell office:value-type="float" office:value="70.3" calcext:value-type="float">
            <text:p>70.3</text:p>
          </table:table-cell>
          <table:table-cell office:value-type="float" office:value="66" calcext:value-type="float">
            <text:p>66</text:p>
          </table:table-cell>
          <table:table-cell table:formula="of:=[.A80]*[.$D$34]/100+[.B80]" office:value-type="float" office:value="124.9585" calcext:value-type="float">
            <text:p>124.9585</text:p>
          </table:table-cell>
          <table:table-cell office:value-type="float" office:value="77.48" calcext:value-type="float">
            <text:p>77.48</text:p>
          </table:table-cell>
          <table:table-cell office:value-type="float" office:value="198.79" calcext:value-type="float">
            <text:p>198.79</text:p>
          </table:table-cell>
          <table:table-cell office:value-type="float" office:value="78" calcext:value-type="float">
            <text:p>78</text:p>
          </table:table-cell>
          <table:table-cell table:formula="of:=[.E80]*[.$D$34]/100+[.F80]" office:value-type="float" office:value="249.152" calcext:value-type="float">
            <text:p>249.152</text:p>
          </table:table-cell>
          <table:table-cell office:value-type="float" office:value="200.6" calcext:value-type="float">
            <text:p>200.6</text:p>
          </table:table-cell>
          <table:table-cell office:value-type="float" office:value="194.93" calcext:value-type="float">
            <text:p>194.93</text:p>
          </table:table-cell>
          <table:table-cell office:value-type="float" office:value="146" calcext:value-type="float">
            <text:p>146</text:p>
          </table:table-cell>
          <table:table-cell table:formula="of:=[.I80]*[.$D$34]/100+[.J80]" office:value-type="float" office:value="325.32" calcext:value-type="float">
            <text:p>325.32</text:p>
          </table:table-cell>
          <table:table-cell table:number-columns-repeated="3"/>
        </table:table-row>
        <table:table-row table:style-name="ro1">
          <table:table-cell office:value-type="float" office:value="84.09" calcext:value-type="float">
            <text:p>84.09</text:p>
          </table:table-cell>
          <table:table-cell office:value-type="float" office:value="70.47" calcext:value-type="float">
            <text:p>70.47</text:p>
          </table:table-cell>
          <table:table-cell office:value-type="float" office:value="37" calcext:value-type="float">
            <text:p>37</text:p>
          </table:table-cell>
          <table:table-cell table:formula="of:=[.A81]*[.$D$34]/100+[.B81]" office:value-type="float" office:value="125.1285" calcext:value-type="float">
            <text:p>125.1285</text:p>
          </table:table-cell>
          <table:table-cell office:value-type="float" office:value="129.56" calcext:value-type="float">
            <text:p>129.56</text:p>
          </table:table-cell>
          <table:table-cell office:value-type="float" office:value="165.26" calcext:value-type="float">
            <text:p>165.26</text:p>
          </table:table-cell>
          <table:table-cell office:value-type="float" office:value="82" calcext:value-type="float">
            <text:p>82</text:p>
          </table:table-cell>
          <table:table-cell table:formula="of:=[.E81]*[.$D$34]/100+[.F81]" office:value-type="float" office:value="249.474" calcext:value-type="float">
            <text:p>249.474</text:p>
          </table:table-cell>
          <table:table-cell office:value-type="float" office:value="194.93" calcext:value-type="float">
            <text:p>194.93</text:p>
          </table:table-cell>
          <table:table-cell office:value-type="float" office:value="198.79" calcext:value-type="float">
            <text:p>198.79</text:p>
          </table:table-cell>
          <table:table-cell office:value-type="float" office:value="196" calcext:value-type="float">
            <text:p>196</text:p>
          </table:table-cell>
          <table:table-cell table:formula="of:=[.I81]*[.$D$34]/100+[.J81]" office:value-type="float" office:value="325.4945" calcext:value-type="float">
            <text:p>325.4945</text:p>
          </table:table-cell>
          <table:table-cell table:number-columns-repeated="3"/>
        </table:table-row>
        <table:table-row table:style-name="ro1">
          <table:table-cell office:value-type="float" office:value="77.48" calcext:value-type="float">
            <text:p>77.48</text:p>
          </table:table-cell>
          <table:table-cell office:value-type="float" office:value="75.39" calcext:value-type="float">
            <text:p>75.39</text:p>
          </table:table-cell>
          <table:table-cell office:value-type="float" office:value="29" calcext:value-type="float">
            <text:p>29</text:p>
          </table:table-cell>
          <table:table-cell table:formula="of:=[.A82]*[.$D$34]/100+[.B82]" office:value-type="float" office:value="125.752" calcext:value-type="float">
            <text:p>125.752</text:p>
          </table:table-cell>
          <table:table-cell office:value-type="float" office:value="84.09" calcext:value-type="float">
            <text:p>84.09</text:p>
          </table:table-cell>
          <table:table-cell office:value-type="float" office:value="194.93" calcext:value-type="float">
            <text:p>194.93</text:p>
          </table:table-cell>
          <table:table-cell office:value-type="float" office:value="108" calcext:value-type="float">
            <text:p>108</text:p>
          </table:table-cell>
          <table:table-cell table:formula="of:=[.E82]*[.$D$34]/100+[.F82]" office:value-type="float" office:value="249.5885" calcext:value-type="float">
            <text:p>249.5885</text:p>
          </table:table-cell>
          <table:table-cell office:value-type="float" office:value="198.79" calcext:value-type="float">
            <text:p>198.79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5" calcext:value-type="float">
            <text:p>195</text:p>
          </table:table-cell>
          <table:table-cell table:formula="of:=[.I82]*[.$D$34]/100+[.J82]" office:value-type="float" office:value="326.2035" calcext:value-type="float">
            <text:p>326.203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7.48" calcext:value-type="float">
            <text:p>77.48</text:p>
          </table:table-cell>
          <table:table-cell office:value-type="float" office:value="55" calcext:value-type="float">
            <text:p>55</text:p>
          </table:table-cell>
          <table:table-cell table:formula="of:=[.A83]*[.$D$34]/100+[.B83]" office:value-type="float" office:value="127.842" calcext:value-type="float">
            <text:p>127.842</text:p>
          </table:table-cell>
          <table:table-cell office:value-type="float" office:value="75.39" calcext:value-type="float">
            <text:p>75.39</text:p>
          </table:table-cell>
          <table:table-cell office:value-type="float" office:value="200.6" calcext:value-type="float">
            <text:p>200.6</text:p>
          </table:table-cell>
          <table:table-cell office:value-type="float" office:value="126" calcext:value-type="float">
            <text:p>126</text:p>
          </table:table-cell>
          <table:table-cell table:formula="of:=[.E83]*[.$D$34]/100+[.F83]" office:value-type="float" office:value="249.6035" calcext:value-type="float">
            <text:p>249.603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8.79" calcext:value-type="float">
            <text:p>198.79</text:p>
          </table:table-cell>
          <table:table-cell office:value-type="float" office:value="171" calcext:value-type="float">
            <text:p>171</text:p>
          </table:table-cell>
          <table:table-cell table:formula="of:=[.I83]*[.$D$34]/100+[.J83]" office:value-type="float" office:value="326.8335" calcext:value-type="float">
            <text:p>326.833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84.09" calcext:value-type="float">
            <text:p>84.09</text:p>
          </table:table-cell>
          <table:table-cell office:value-type="float" office:value="31" calcext:value-type="float">
            <text:p>31</text:p>
          </table:table-cell>
          <table:table-cell table:formula="of:=[.A84]*[.$D$34]/100+[.B84]" office:value-type="float" office:value="129.785" calcext:value-type="float">
            <text:p>129.785</text:p>
          </table:table-cell>
          <table:table-cell office:value-type="float" office:value="84.09" calcext:value-type="float">
            <text:p>84.09</text:p>
          </table:table-cell>
          <table:table-cell office:value-type="float" office:value="196.99" calcext:value-type="float">
            <text:p>196.99</text:p>
          </table:table-cell>
          <table:table-cell office:value-type="float" office:value="101" calcext:value-type="float">
            <text:p>101</text:p>
          </table:table-cell>
          <table:table-cell table:formula="of:=[.E84]*[.$D$34]/100+[.F84]" office:value-type="float" office:value="251.6485" calcext:value-type="float">
            <text:p>251.648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8.79" calcext:value-type="float">
            <text:p>198.79</text:p>
          </table:table-cell>
          <table:table-cell office:value-type="float" office:value="177" calcext:value-type="float">
            <text:p>177</text:p>
          </table:table-cell>
          <table:table-cell table:formula="of:=[.I84]*[.$D$34]/100+[.J84]" office:value-type="float" office:value="326.8335" calcext:value-type="float">
            <text:p>326.833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84.09" calcext:value-type="float">
            <text:p>84.09</text:p>
          </table:table-cell>
          <table:table-cell office:value-type="float" office:value="52" calcext:value-type="float">
            <text:p>52</text:p>
          </table:table-cell>
          <table:table-cell table:formula="of:=[.A85]*[.$D$34]/100+[.B85]" office:value-type="float" office:value="129.785" calcext:value-type="float">
            <text:p>129.785</text:p>
          </table:table-cell>
          <table:table-cell office:value-type="float" office:value="129.56" calcext:value-type="float">
            <text:p>129.56</text:p>
          </table:table-cell>
          <table:table-cell office:value-type="float" office:value="192.84" calcext:value-type="float">
            <text:p>192.84</text:p>
          </table:table-cell>
          <table:table-cell office:value-type="float" office:value="76" calcext:value-type="float">
            <text:p>76</text:p>
          </table:table-cell>
          <table:table-cell table:formula="of:=[.E85]*[.$D$34]/100+[.F85]" office:value-type="float" office:value="277.054" calcext:value-type="float">
            <text:p>277.054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8.79" calcext:value-type="float">
            <text:p>198.79</text:p>
          </table:table-cell>
          <table:table-cell office:value-type="float" office:value="202" calcext:value-type="float">
            <text:p>202</text:p>
          </table:table-cell>
          <table:table-cell table:formula="of:=[.I85]*[.$D$34]/100+[.J85]" office:value-type="float" office:value="326.8335" calcext:value-type="float">
            <text:p>326.8335</text:p>
          </table:table-cell>
          <table:table-cell table:number-columns-repeated="3"/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84.09" calcext:value-type="float">
            <text:p>84.09</text:p>
          </table:table-cell>
          <table:table-cell office:value-type="float" office:value="63" calcext:value-type="float">
            <text:p>63</text:p>
          </table:table-cell>
          <table:table-cell table:formula="of:=[.A86]*[.$D$34]/100+[.B86]" office:value-type="float" office:value="129.8955" calcext:value-type="float">
            <text:p>129.8955</text:p>
          </table:table-cell>
          <table:table-cell office:value-type="float" office:value="129.56" calcext:value-type="float">
            <text:p>129.56</text:p>
          </table:table-cell>
          <table:table-cell office:value-type="float" office:value="192.84" calcext:value-type="float">
            <text:p>192.84</text:p>
          </table:table-cell>
          <table:table-cell office:value-type="float" office:value="94" calcext:value-type="float">
            <text:p>94</text:p>
          </table:table-cell>
          <table:table-cell table:formula="of:=[.E86]*[.$D$34]/100+[.F86]" office:value-type="float" office:value="277.054" calcext:value-type="float">
            <text:p>277.054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8.79" calcext:value-type="float">
            <text:p>198.79</text:p>
          </table:table-cell>
          <table:table-cell office:value-type="float" office:value="206" calcext:value-type="float">
            <text:p>206</text:p>
          </table:table-cell>
          <table:table-cell table:formula="of:=[.I86]*[.$D$34]/100+[.J86]" office:value-type="float" office:value="326.8335" calcext:value-type="float">
            <text:p>326.8335</text:p>
          </table:table-cell>
          <table:table-cell table:number-columns-repeated="3"/>
        </table:table-row>
        <table:table-row table:style-name="ro1">
          <table:table-cell office:value-type="float" office:value="84.09" calcext:value-type="float">
            <text:p>84.09</text:p>
          </table:table-cell>
          <table:table-cell office:value-type="float" office:value="75.39" calcext:value-type="float">
            <text:p>75.39</text:p>
          </table:table-cell>
          <table:table-cell office:value-type="float" office:value="26" calcext:value-type="float">
            <text:p>26</text:p>
          </table:table-cell>
          <table:table-cell table:formula="of:=[.A87]*[.$D$34]/100+[.B87]" office:value-type="float" office:value="130.0485" calcext:value-type="float">
            <text:p>130.0485</text:p>
          </table:table-cell>
          <table:table-cell office:value-type="float" office:value="129.56" calcext:value-type="float">
            <text:p>129.56</text:p>
          </table:table-cell>
          <table:table-cell office:value-type="float" office:value="194.05" calcext:value-type="float">
            <text:p>194.05</text:p>
          </table:table-cell>
          <table:table-cell office:value-type="float" office:value="112" calcext:value-type="float">
            <text:p>112</text:p>
          </table:table-cell>
          <table:table-cell table:formula="of:=[.E87]*[.$D$34]/100+[.F87]" office:value-type="float" office:value="278.264" calcext:value-type="float">
            <text:p>278.264</text:p>
          </table:table-cell>
          <table:table-cell office:value-type="float" office:value="194.93" calcext:value-type="float">
            <text:p>194.93</text:p>
          </table:table-cell>
          <table:table-cell office:value-type="float" office:value="200.6" calcext:value-type="float">
            <text:p>200.6</text:p>
          </table:table-cell>
          <table:table-cell office:value-type="float" office:value="148" calcext:value-type="float">
            <text:p>148</text:p>
          </table:table-cell>
          <table:table-cell table:formula="of:=[.I87]*[.$D$34]/100+[.J87]" office:value-type="float" office:value="327.3045" calcext:value-type="float">
            <text:p>327.3045</text:p>
          </table:table-cell>
          <table:table-cell table:number-columns-repeated="3"/>
        </table:table-row>
        <table:table-row table:style-name="ro1">
          <table:table-cell office:value-type="float" office:value="84.09" calcext:value-type="float">
            <text:p>84.09</text:p>
          </table:table-cell>
          <table:table-cell office:value-type="float" office:value="75.39" calcext:value-type="float">
            <text:p>75.39</text:p>
          </table:table-cell>
          <table:table-cell office:value-type="float" office:value="39" calcext:value-type="float">
            <text:p>39</text:p>
          </table:table-cell>
          <table:table-cell table:formula="of:=[.A88]*[.$D$34]/100+[.B88]" office:value-type="float" office:value="130.0485" calcext:value-type="float">
            <text:p>130.0485</text:p>
          </table:table-cell>
          <table:table-cell office:value-type="float" office:value="129.56" calcext:value-type="float">
            <text:p>129.56</text:p>
          </table:table-cell>
          <table:table-cell office:value-type="float" office:value="194.05" calcext:value-type="float">
            <text:p>194.05</text:p>
          </table:table-cell>
          <table:table-cell office:value-type="float" office:value="117" calcext:value-type="float">
            <text:p>117</text:p>
          </table:table-cell>
          <table:table-cell table:formula="of:=[.E88]*[.$D$34]/100+[.F88]" office:value-type="float" office:value="278.264" calcext:value-type="float">
            <text:p>278.264</text:p>
          </table:table-cell>
          <table:table-cell office:value-type="float" office:value="194.93" calcext:value-type="float">
            <text:p>194.93</text:p>
          </table:table-cell>
          <table:table-cell office:value-type="float" office:value="200.6" calcext:value-type="float">
            <text:p>200.6</text:p>
          </table:table-cell>
          <table:table-cell office:value-type="float" office:value="155" calcext:value-type="float">
            <text:p>155</text:p>
          </table:table-cell>
          <table:table-cell table:formula="of:=[.I88]*[.$D$34]/100+[.J88]" office:value-type="float" office:value="327.3045" calcext:value-type="float">
            <text:p>327.3045</text:p>
          </table:table-cell>
          <table:table-cell table:number-columns-repeated="3"/>
        </table:table-row>
        <table:table-row table:style-name="ro1">
          <table:table-cell office:value-type="float" office:value="84.09" calcext:value-type="float">
            <text:p>84.09</text:p>
          </table:table-cell>
          <table:table-cell office:value-type="float" office:value="75.39" calcext:value-type="float">
            <text:p>75.39</text:p>
          </table:table-cell>
          <table:table-cell office:value-type="float" office:value="64" calcext:value-type="float">
            <text:p>64</text:p>
          </table:table-cell>
          <table:table-cell table:formula="of:=[.A89]*[.$D$34]/100+[.B89]" office:value-type="float" office:value="130.0485" calcext:value-type="float">
            <text:p>130.0485</text:p>
          </table:table-cell>
          <table:table-cell office:value-type="float" office:value="129.56" calcext:value-type="float">
            <text:p>129.56</text:p>
          </table:table-cell>
          <table:table-cell office:value-type="float" office:value="194.93" calcext:value-type="float">
            <text:p>194.93</text:p>
          </table:table-cell>
          <table:table-cell office:value-type="float" office:value="84" calcext:value-type="float">
            <text:p>84</text:p>
          </table:table-cell>
          <table:table-cell table:formula="of:=[.E89]*[.$D$34]/100+[.F89]" office:value-type="float" office:value="279.144" calcext:value-type="float">
            <text:p>279.144</text:p>
          </table:table-cell>
          <table:table-cell office:value-type="float" office:value="200.6" calcext:value-type="float">
            <text:p>200.6</text:p>
          </table:table-cell>
          <table:table-cell office:value-type="float" office:value="196.99" calcext:value-type="float">
            <text:p>196.99</text:p>
          </table:table-cell>
          <table:table-cell office:value-type="float" office:value="145" calcext:value-type="float">
            <text:p>145</text:p>
          </table:table-cell>
          <table:table-cell table:formula="of:=[.I89]*[.$D$34]/100+[.J89]" office:value-type="float" office:value="327.38" calcext:value-type="float">
            <text:p>327.38</text:p>
          </table:table-cell>
          <table:table-cell table:number-columns-repeated="3"/>
        </table:table-row>
        <table:table-row table:style-name="ro1">
          <table:table-cell office:value-type="float" office:value="77.48" calcext:value-type="float">
            <text:p>77.48</text:p>
          </table:table-cell>
          <table:table-cell office:value-type="float" office:value="84.09" calcext:value-type="float">
            <text:p>84.09</text:p>
          </table:table-cell>
          <table:table-cell office:value-type="float" office:value="12" calcext:value-type="float">
            <text:p>12</text:p>
          </table:table-cell>
          <table:table-cell table:formula="of:=[.A90]*[.$D$34]/100+[.B90]" office:value-type="float" office:value="134.452" calcext:value-type="float">
            <text:p>134.452</text:p>
          </table:table-cell>
          <table:table-cell office:value-type="float" office:value="129.56" calcext:value-type="float">
            <text:p>129.56</text:p>
          </table:table-cell>
          <table:table-cell office:value-type="float" office:value="194.93" calcext:value-type="float">
            <text:p>194.93</text:p>
          </table:table-cell>
          <table:table-cell office:value-type="float" office:value="124" calcext:value-type="float">
            <text:p>124</text:p>
          </table:table-cell>
          <table:table-cell table:formula="of:=[.E90]*[.$D$34]/100+[.F90]" office:value-type="float" office:value="279.144" calcext:value-type="float">
            <text:p>279.144</text:p>
          </table:table-cell>
          <table:table-cell office:value-type="float" office:value="200.6" calcext:value-type="float">
            <text:p>200.6</text:p>
          </table:table-cell>
          <table:table-cell office:value-type="float" office:value="196.99" calcext:value-type="float">
            <text:p>196.99</text:p>
          </table:table-cell>
          <table:table-cell office:value-type="float" office:value="181" calcext:value-type="float">
            <text:p>181</text:p>
          </table:table-cell>
          <table:table-cell table:formula="of:=[.I90]*[.$D$34]/100+[.J90]" office:value-type="float" office:value="327.38" calcext:value-type="float">
            <text:p>327.38</text:p>
          </table:table-cell>
          <table:table-cell table:number-columns-repeated="3"/>
        </table:table-row>
        <table:table-row table:style-name="ro1">
          <table:table-cell office:value-type="float" office:value="77.48" calcext:value-type="float">
            <text:p>77.48</text:p>
          </table:table-cell>
          <table:table-cell office:value-type="float" office:value="84.09" calcext:value-type="float">
            <text:p>84.09</text:p>
          </table:table-cell>
          <table:table-cell office:value-type="float" office:value="61" calcext:value-type="float">
            <text:p>61</text:p>
          </table:table-cell>
          <table:table-cell table:formula="of:=[.A91]*[.$D$34]/100+[.B91]" office:value-type="float" office:value="134.452" calcext:value-type="float">
            <text:p>134.452</text:p>
          </table:table-cell>
          <table:table-cell office:value-type="float" office:value="129.56" calcext:value-type="float">
            <text:p>129.56</text:p>
          </table:table-cell>
          <table:table-cell office:value-type="float" office:value="196.99" calcext:value-type="float">
            <text:p>196.99</text:p>
          </table:table-cell>
          <table:table-cell office:value-type="float" office:value="90" calcext:value-type="float">
            <text:p>90</text:p>
          </table:table-cell>
          <table:table-cell table:formula="of:=[.E91]*[.$D$34]/100+[.F91]" office:value-type="float" office:value="281.204" calcext:value-type="float">
            <text:p>281.204</text:p>
          </table:table-cell>
          <table:table-cell office:value-type="float" office:value="200.6" calcext:value-type="float">
            <text:p>200.6</text:p>
          </table:table-cell>
          <table:table-cell office:value-type="float" office:value="198.79" calcext:value-type="float">
            <text:p>198.79</text:p>
          </table:table-cell>
          <table:table-cell office:value-type="float" office:value="142" calcext:value-type="float">
            <text:p>142</text:p>
          </table:table-cell>
          <table:table-cell table:formula="of:=[.I91]*[.$D$34]/100+[.J91]" office:value-type="float" office:value="329.18" calcext:value-type="float">
            <text:p>329.1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84.09" calcext:value-type="float">
            <text:p>84.09</text:p>
          </table:table-cell>
          <table:table-cell office:value-type="float" office:value="46" calcext:value-type="float">
            <text:p>46</text:p>
          </table:table-cell>
          <table:table-cell table:formula="of:=[.A92]*[.$D$34]/100+[.B92]" office:value-type="float" office:value="138.7485" calcext:value-type="float">
            <text:p>138.7485</text:p>
          </table:table-cell>
          <table:table-cell office:value-type="float" office:value="129.56" calcext:value-type="float">
            <text:p>129.56</text:p>
          </table:table-cell>
          <table:table-cell office:value-type="float" office:value="196.99" calcext:value-type="float">
            <text:p>196.99</text:p>
          </table:table-cell>
          <table:table-cell office:value-type="float" office:value="115" calcext:value-type="float">
            <text:p>115</text:p>
          </table:table-cell>
          <table:table-cell table:formula="of:=[.E92]*[.$D$34]/100+[.F92]" office:value-type="float" office:value="281.204" calcext:value-type="float">
            <text:p>281.204</text:p>
          </table:table-cell>
          <table:table-cell office:value-type="float" office:value="200.6" calcext:value-type="float">
            <text:p>200.6</text:p>
          </table:table-cell>
          <table:table-cell office:value-type="float" office:value="198.79" calcext:value-type="float">
            <text:p>198.79</text:p>
          </table:table-cell>
          <table:table-cell office:value-type="float" office:value="209" calcext:value-type="float">
            <text:p>209</text:p>
          </table:table-cell>
          <table:table-cell table:formula="of:=[.I92]*[.$D$34]/100+[.J92]" office:value-type="float" office:value="329.18" calcext:value-type="float">
            <text:p>329.18</text:p>
          </table:table-cell>
          <table:table-cell table:number-columns-repeated="3"/>
        </table:table-row>
        <table:table-row table:style-name="ro1">
          <table:table-cell office:value-type="float" office:value="129.56" calcext:value-type="float">
            <text:p>129.56</text:p>
          </table:table-cell>
          <table:table-cell office:value-type="float" office:value="70.08" calcext:value-type="float">
            <text:p>70.08</text:p>
          </table:table-cell>
          <table:table-cell office:value-type="float" office:value="22" calcext:value-type="float">
            <text:p>22</text:p>
          </table:table-cell>
          <table:table-cell table:formula="of:=[.A93]*[.$D$34]/100+[.B93]" office:value-type="float" office:value="154.294" calcext:value-type="float">
            <text:p>154.294</text:p>
          </table:table-cell>
          <table:table-cell office:value-type="float" office:value="129.56" calcext:value-type="float">
            <text:p>129.56</text:p>
          </table:table-cell>
          <table:table-cell office:value-type="float" office:value="200.6" calcext:value-type="float">
            <text:p>200.6</text:p>
          </table:table-cell>
          <table:table-cell office:value-type="float" office:value="140" calcext:value-type="float">
            <text:p>140</text:p>
          </table:table-cell>
          <table:table-cell table:formula="of:=[.E93]*[.$D$34]/100+[.F93]" office:value-type="float" office:value="284.814" calcext:value-type="float">
            <text:p>284.814</text:p>
          </table:table-cell>
          <table:table-cell table:number-columns-repeated="2" office:value-type="float" office:value="200.6" calcext:value-type="float">
            <text:p>200.6</text:p>
          </table:table-cell>
          <table:table-cell office:value-type="float" office:value="147" calcext:value-type="float">
            <text:p>147</text:p>
          </table:table-cell>
          <table:table-cell table:formula="of:=[.I93]*[.$D$34]/100+[.J93]" office:value-type="float" office:value="330.99" calcext:value-type="float">
            <text:p>330.99</text:p>
          </table:table-cell>
          <table:table-cell table:number-columns-repeated="3"/>
        </table:table-row>
        <table:table-row table:style-name="ro1">
          <table:table-cell office:value-type="float" office:value="129.56" calcext:value-type="float">
            <text:p>129.56</text:p>
          </table:table-cell>
          <table:table-cell office:value-type="float" office:value="70.3" calcext:value-type="float">
            <text:p>70.3</text:p>
          </table:table-cell>
          <table:table-cell office:value-type="float" office:value="43" calcext:value-type="float">
            <text:p>43</text:p>
          </table:table-cell>
          <table:table-cell table:formula="of:=[.A94]*[.$D$34]/100+[.B94]" office:value-type="float" office:value="154.514" calcext:value-type="float">
            <text:p>154.514</text:p>
          </table:table-cell>
          <table:table-cell office:value-type="float" office:value="70.3" calcext:value-type="float">
            <text:p>70.3</text:p>
          </table:table-cell>
          <table:table-cell office:value-type="float" office:value="249.17" calcext:value-type="float">
            <text:p>249.17</text:p>
          </table:table-cell>
          <table:table-cell office:value-type="float" office:value="116" calcext:value-type="float">
            <text:p>116</text:p>
          </table:table-cell>
          <table:table-cell table:formula="of:=[.E94]*[.$D$34]/100+[.F94]" office:value-type="float" office:value="294.865" calcext:value-type="float">
            <text:p>294.865</text:p>
          </table:table-cell>
          <table:table-cell table:number-columns-repeated="2" office:value-type="float" office:value="200.6" calcext:value-type="float">
            <text:p>200.6</text:p>
          </table:table-cell>
          <table:table-cell office:value-type="float" office:value="200" calcext:value-type="float">
            <text:p>200</text:p>
          </table:table-cell>
          <table:table-cell table:formula="of:=[.I94]*[.$D$34]/100+[.J94]" office:value-type="float" office:value="330.99" calcext:value-type="float">
            <text:p>330.99</text:p>
          </table:table-cell>
          <table:table-cell table:number-columns-repeated="3"/>
        </table:table-row>
        <table:table-row table:style-name="ro1">
          <table:table-cell office:value-type="float" office:value="129.56" calcext:value-type="float">
            <text:p>129.56</text:p>
          </table:table-cell>
          <table:table-cell office:value-type="float" office:value="70.3" calcext:value-type="float">
            <text:p>70.3</text:p>
          </table:table-cell>
          <table:table-cell office:value-type="float" office:value="70" calcext:value-type="float">
            <text:p>70</text:p>
          </table:table-cell>
          <table:table-cell table:formula="of:=[.A95]*[.$D$34]/100+[.B95]" office:value-type="float" office:value="154.514" calcext:value-type="float">
            <text:p>154.514</text:p>
          </table:table-cell>
          <table:table-cell office:value-type="float" office:value="70.3" calcext:value-type="float">
            <text:p>70.3</text:p>
          </table:table-cell>
          <table:table-cell office:value-type="float" office:value="249.17" calcext:value-type="float">
            <text:p>249.17</text:p>
          </table:table-cell>
          <table:table-cell office:value-type="float" office:value="129" calcext:value-type="float">
            <text:p>129</text:p>
          </table:table-cell>
          <table:table-cell table:formula="of:=[.E95]*[.$D$34]/100+[.F95]" office:value-type="float" office:value="294.865" calcext:value-type="float">
            <text:p>294.865</text:p>
          </table:table-cell>
          <table:table-cell table:number-columns-repeated="2" office:value-type="float" office:value="200.6" calcext:value-type="float">
            <text:p>200.6</text:p>
          </table:table-cell>
          <table:table-cell office:value-type="float" office:value="207" calcext:value-type="float">
            <text:p>207</text:p>
          </table:table-cell>
          <table:table-cell table:formula="of:=[.I95]*[.$D$34]/100+[.J95]" office:value-type="float" office:value="330.99" calcext:value-type="float">
            <text:p>330.99</text:p>
          </table:table-cell>
          <table:table-cell table:number-columns-repeated="3"/>
        </table:table-row>
        <table:table-row table:style-name="ro1">
          <table:table-cell office:value-type="float" office:value="129.56" calcext:value-type="float">
            <text:p>129.56</text:p>
          </table:table-cell>
          <table:table-cell office:value-type="float" office:value="70.47" calcext:value-type="float">
            <text:p>70.47</text:p>
          </table:table-cell>
          <table:table-cell office:value-type="float" office:value="57" calcext:value-type="float">
            <text:p>57</text:p>
          </table:table-cell>
          <table:table-cell table:formula="of:=[.A96]*[.$D$34]/100+[.B96]" office:value-type="float" office:value="154.684" calcext:value-type="float">
            <text:p>154.684</text:p>
          </table:table-cell>
          <table:table-cell office:value-type="float" office:value="70.47" calcext:value-type="float">
            <text:p>70.47</text:p>
          </table:table-cell>
          <table:table-cell office:value-type="float" office:value="249.17" calcext:value-type="float">
            <text:p>249.17</text:p>
          </table:table-cell>
          <table:table-cell office:value-type="float" office:value="91" calcext:value-type="float">
            <text:p>91</text:p>
          </table:table-cell>
          <table:table-cell table:formula="of:=[.E96]*[.$D$34]/100+[.F96]" office:value-type="float" office:value="294.9755" calcext:value-type="float">
            <text:p>294.9755</text:p>
          </table:table-cell>
          <table:table-cell office:value-type="float" office:value="249.17" calcext:value-type="float">
            <text:p>249.17</text:p>
          </table:table-cell>
          <table:table-cell office:value-type="float" office:value="192.84" calcext:value-type="float">
            <text:p>192.84</text:p>
          </table:table-cell>
          <table:table-cell office:value-type="float" office:value="183" calcext:value-type="float">
            <text:p>183</text:p>
          </table:table-cell>
          <table:table-cell table:formula="of:=[.I96]*[.$D$34]/100+[.J96]" office:value-type="float" office:value="354.8005" calcext:value-type="float">
            <text:p>354.8005</text:p>
          </table:table-cell>
          <table:table-cell table:number-columns-repeated="3"/>
        </table:table-row>
        <table:table-row table:style-name="ro1">
          <table:table-cell office:value-type="float" office:value="129.56" calcext:value-type="float">
            <text:p>129.56</text:p>
          </table:table-cell>
          <table:table-cell office:value-type="float" office:value="71.58" calcext:value-type="float">
            <text:p>71.58</text:p>
          </table:table-cell>
          <table:table-cell office:value-type="float" office:value="17" calcext:value-type="float">
            <text:p>17</text:p>
          </table:table-cell>
          <table:table-cell table:formula="of:=[.A97]*[.$D$34]/100+[.B97]" office:value-type="float" office:value="155.794" calcext:value-type="float">
            <text:p>155.794</text:p>
          </table:table-cell>
          <table:table-cell office:value-type="float" office:value="70.47" calcext:value-type="float">
            <text:p>70.47</text:p>
          </table:table-cell>
          <table:table-cell office:value-type="float" office:value="249.17" calcext:value-type="float">
            <text:p>249.17</text:p>
          </table:table-cell>
          <table:table-cell office:value-type="float" office:value="110" calcext:value-type="float">
            <text:p>110</text:p>
          </table:table-cell>
          <table:table-cell table:formula="of:=[.E97]*[.$D$34]/100+[.F97]" office:value-type="float" office:value="294.9755" calcext:value-type="float">
            <text:p>294.9755</text:p>
          </table:table-cell>
          <table:table-cell office:value-type="float" office:value="249.17" calcext:value-type="float">
            <text:p>249.17</text:p>
          </table:table-cell>
          <table:table-cell office:value-type="float" office:value="196.99" calcext:value-type="float">
            <text:p>196.99</text:p>
          </table:table-cell>
          <table:table-cell office:value-type="float" office:value="166" calcext:value-type="float">
            <text:p>166</text:p>
          </table:table-cell>
          <table:table-cell table:formula="of:=[.I97]*[.$D$34]/100+[.J97]" office:value-type="float" office:value="358.9505" calcext:value-type="float">
            <text:p>358.9505</text:p>
          </table:table-cell>
          <table:table-cell table:number-columns-repeated="3"/>
        </table:table-row>
        <table:table-row table:style-name="ro1">
          <table:table-cell office:value-type="float" office:value="129.56" calcext:value-type="float">
            <text:p>129.56</text:p>
          </table:table-cell>
          <table:table-cell office:value-type="float" office:value="71.58" calcext:value-type="float">
            <text:p>71.58</text:p>
          </table:table-cell>
          <table:table-cell office:value-type="float" office:value="27" calcext:value-type="float">
            <text:p>27</text:p>
          </table:table-cell>
          <table:table-cell table:formula="of:=[.A98]*[.$D$34]/100+[.B98]" office:value-type="float" office:value="155.794" calcext:value-type="float">
            <text:p>155.794</text:p>
          </table:table-cell>
          <table:table-cell office:value-type="float" office:value="70.47" calcext:value-type="float">
            <text:p>70.47</text:p>
          </table:table-cell>
          <table:table-cell office:value-type="float" office:value="249.17" calcext:value-type="float">
            <text:p>249.17</text:p>
          </table:table-cell>
          <table:table-cell office:value-type="float" office:value="134" calcext:value-type="float">
            <text:p>134</text:p>
          </table:table-cell>
          <table:table-cell table:formula="of:=[.E98]*[.$D$34]/100+[.F98]" office:value-type="float" office:value="294.9755" calcext:value-type="float">
            <text:p>294.9755</text:p>
          </table:table-cell>
          <table:table-cell office:value-type="float" office:value="249.17" calcext:value-type="float">
            <text:p>249.17</text:p>
          </table:table-cell>
          <table:table-cell office:value-type="float" office:value="200.6" calcext:value-type="float">
            <text:p>200.6</text:p>
          </table:table-cell>
          <table:table-cell office:value-type="float" office:value="144" calcext:value-type="float">
            <text:p>144</text:p>
          </table:table-cell>
          <table:table-cell table:formula="of:=[.I98]*[.$D$34]/100+[.J98]" office:value-type="float" office:value="362.5605" calcext:value-type="float">
            <text:p>362.5605</text:p>
          </table:table-cell>
          <table:table-cell table:number-columns-repeated="3"/>
        </table:table-row>
        <table:table-row table:style-name="ro1">
          <table:table-cell office:value-type="float" office:value="129.56" calcext:value-type="float">
            <text:p>129.56</text:p>
          </table:table-cell>
          <table:table-cell office:value-type="float" office:value="84.09" calcext:value-type="float">
            <text:p>84.09</text:p>
          </table:table-cell>
          <table:table-cell office:value-type="float" office:value="28" calcext:value-type="float">
            <text:p>28</text:p>
          </table:table-cell>
          <table:table-cell table:formula="of:=[.A99]*[.$D$34]/100+[.B99]" office:value-type="float" office:value="168.304" calcext:value-type="float">
            <text:p>168.304</text:p>
          </table:table-cell>
          <table:table-cell office:value-type="float" office:value="71.58" calcext:value-type="float">
            <text:p>71.58</text:p>
          </table:table-cell>
          <table:table-cell office:value-type="float" office:value="249.17" calcext:value-type="float">
            <text:p>249.17</text:p>
          </table:table-cell>
          <table:table-cell office:value-type="float" office:value="109" calcext:value-type="float">
            <text:p>109</text:p>
          </table:table-cell>
          <table:table-cell table:formula="of:=[.E99]*[.$D$34]/100+[.F99]" office:value-type="float" office:value="295.697" calcext:value-type="float">
            <text:p>295.697</text:p>
          </table:table-cell>
          <table:table-cell office:value-type="float" office:value="249.17" calcext:value-type="float">
            <text:p>249.17</text:p>
          </table:table-cell>
          <table:table-cell office:value-type="float" office:value="200.6" calcext:value-type="float">
            <text:p>200.6</text:p>
          </table:table-cell>
          <table:table-cell office:value-type="float" office:value="149" calcext:value-type="float">
            <text:p>149</text:p>
          </table:table-cell>
          <table:table-cell table:formula="of:=[.I99]*[.$D$34]/100+[.J99]" office:value-type="float" office:value="362.5605" calcext:value-type="float">
            <text:p>362.5605</text:p>
          </table:table-cell>
          <table:table-cell table:number-columns-repeated="3"/>
        </table:table-row>
        <table:table-row table:style-name="ro1">
          <table:table-cell office:value-type="float" office:value="71.58" calcext:value-type="float">
            <text:p>71.58</text:p>
          </table:table-cell>
          <table:table-cell office:value-type="float" office:value="129.56" calcext:value-type="float">
            <text:p>129.56</text:p>
          </table:table-cell>
          <table:table-cell office:value-type="float" office:value="59" calcext:value-type="float">
            <text:p>59</text:p>
          </table:table-cell>
          <table:table-cell table:formula="of:=[.A100]*[.$D$34]/100+[.B100]" office:value-type="float" office:value="176.087" calcext:value-type="float">
            <text:p>176.087</text:p>
          </table:table-cell>
          <table:table-cell office:value-type="float" office:value="75.39" calcext:value-type="float">
            <text:p>75.39</text:p>
          </table:table-cell>
          <table:table-cell office:value-type="float" office:value="249.17" calcext:value-type="float">
            <text:p>249.17</text:p>
          </table:table-cell>
          <table:table-cell office:value-type="float" office:value="131" calcext:value-type="float">
            <text:p>131</text:p>
          </table:table-cell>
          <table:table-cell table:formula="of:=[.E100]*[.$D$34]/100+[.F100]" office:value-type="float" office:value="298.1735" calcext:value-type="float">
            <text:p>298.1735</text:p>
          </table:table-cell>
          <table:table-cell office:value-type="float" office:value="249.17" calcext:value-type="float">
            <text:p>249.17</text:p>
          </table:table-cell>
          <table:table-cell office:value-type="float" office:value="200.6" calcext:value-type="float">
            <text:p>200.6</text:p>
          </table:table-cell>
          <table:table-cell office:value-type="float" office:value="203" calcext:value-type="float">
            <text:p>203</text:p>
          </table:table-cell>
          <table:table-cell table:formula="of:=[.I100]*[.$D$34]/100+[.J100]" office:value-type="float" office:value="362.5605" calcext:value-type="float">
            <text:p>362.5605</text:p>
          </table:table-cell>
          <table:table-cell table:number-columns-repeated="3"/>
        </table:table-row>
        <table:table-row table:style-name="ro1">
          <table:table-cell office:value-type="float" office:value="75.39" calcext:value-type="float">
            <text:p>75.39</text:p>
          </table:table-cell>
          <table:table-cell office:value-type="float" office:value="129.56" calcext:value-type="float">
            <text:p>129.56</text:p>
          </table:table-cell>
          <table:table-cell office:value-type="float" office:value="3" calcext:value-type="float">
            <text:p>3</text:p>
          </table:table-cell>
          <table:table-cell table:formula="of:=[.A101]*[.$D$34]/100+[.B101]" office:value-type="float" office:value="178.5635" calcext:value-type="float">
            <text:p>178.5635</text:p>
          </table:table-cell>
          <table:table-cell office:value-type="float" office:value="77.48" calcext:value-type="float">
            <text:p>77.48</text:p>
          </table:table-cell>
          <table:table-cell office:value-type="float" office:value="249.17" calcext:value-type="float">
            <text:p>249.17</text:p>
          </table:table-cell>
          <table:table-cell office:value-type="float" office:value="119" calcext:value-type="float">
            <text:p>119</text:p>
          </table:table-cell>
          <table:table-cell table:formula="of:=[.E101]*[.$D$34]/100+[.F101]" office:value-type="float" office:value="299.532" calcext:value-type="float">
            <text:p>299.532</text:p>
          </table:table-cell>
          <table:table-cell office:value-type="float" office:value="194.05" calcext:value-type="float">
            <text:p>194.05</text:p>
          </table:table-cell>
          <table:table-cell office:value-type="float" office:value="249.17" calcext:value-type="float">
            <text:p>249.17</text:p>
          </table:table-cell>
          <table:table-cell office:value-type="float" office:value="141" calcext:value-type="float">
            <text:p>141</text:p>
          </table:table-cell>
          <table:table-cell table:formula="of:=[.I101]*[.$D$34]/100+[.J101]" office:value-type="float" office:value="375.3025" calcext:value-type="float">
            <text:p>375.3025</text:p>
          </table:table-cell>
          <table:table-cell table:number-columns-repeated="3"/>
        </table:table-row>
        <table:table-row table:style-name="ro1">
          <table:table-cell office:value-type="float" office:value="77.48" calcext:value-type="float">
            <text:p>77.48</text:p>
          </table:table-cell>
          <table:table-cell office:value-type="float" office:value="129.56" calcext:value-type="float">
            <text:p>129.56</text:p>
          </table:table-cell>
          <table:table-cell office:value-type="float" office:value="18" calcext:value-type="float">
            <text:p>18</text:p>
          </table:table-cell>
          <table:table-cell table:formula="of:=[.A102]*[.$D$34]/100+[.B102]" office:value-type="float" office:value="179.922" calcext:value-type="float">
            <text:p>179.922</text:p>
          </table:table-cell>
          <table:table-cell office:value-type="float" office:value="129.56" calcext:value-type="float">
            <text:p>129.56</text:p>
          </table:table-cell>
          <table:table-cell office:value-type="float" office:value="249.17" calcext:value-type="float">
            <text:p>249.17</text:p>
          </table:table-cell>
          <table:table-cell office:value-type="float" office:value="80" calcext:value-type="float">
            <text:p>80</text:p>
          </table:table-cell>
          <table:table-cell table:formula="of:=[.E102]*[.$D$34]/100+[.F102]" office:value-type="float" office:value="333.384" calcext:value-type="float">
            <text:p>333.384</text:p>
          </table:table-cell>
          <table:table-cell office:value-type="float" office:value="194.05" calcext:value-type="float">
            <text:p>194.05</text:p>
          </table:table-cell>
          <table:table-cell office:value-type="float" office:value="249.17" calcext:value-type="float">
            <text:p>249.17</text:p>
          </table:table-cell>
          <table:table-cell office:value-type="float" office:value="172" calcext:value-type="float">
            <text:p>172</text:p>
          </table:table-cell>
          <table:table-cell table:formula="of:=[.I102]*[.$D$34]/100+[.J102]" office:value-type="float" office:value="375.3025" calcext:value-type="float">
            <text:p>375.3025</text:p>
          </table:table-cell>
          <table:table-cell table:number-columns-repeated="3"/>
        </table:table-row>
        <table:table-row table:style-name="ro1">
          <table:table-cell office:value-type="float" office:value="77.48" calcext:value-type="float">
            <text:p>77.48</text:p>
          </table:table-cell>
          <table:table-cell office:value-type="float" office:value="129.56" calcext:value-type="float">
            <text:p>129.56</text:p>
          </table:table-cell>
          <table:table-cell office:value-type="float" office:value="56" calcext:value-type="float">
            <text:p>56</text:p>
          </table:table-cell>
          <table:table-cell table:formula="of:=[.A103]*[.$D$34]/100+[.B103]" office:value-type="float" office:value="179.922" calcext:value-type="float">
            <text:p>179.922</text:p>
          </table:table-cell>
          <table:table-cell office:value-type="float" office:value="129.56" calcext:value-type="float">
            <text:p>129.56</text:p>
          </table:table-cell>
          <table:table-cell office:value-type="float" office:value="249.17" calcext:value-type="float">
            <text:p>249.17</text:p>
          </table:table-cell>
          <table:table-cell office:value-type="float" office:value="85" calcext:value-type="float">
            <text:p>85</text:p>
          </table:table-cell>
          <table:table-cell table:formula="of:=[.E103]*[.$D$34]/100+[.F103]" office:value-type="float" office:value="333.384" calcext:value-type="float">
            <text:p>333.384</text:p>
          </table:table-cell>
          <table:table-cell office:value-type="float" office:value="194.05" calcext:value-type="float">
            <text:p>194.05</text:p>
          </table:table-cell>
          <table:table-cell office:value-type="float" office:value="249.17" calcext:value-type="float">
            <text:p>249.17</text:p>
          </table:table-cell>
          <table:table-cell office:value-type="float" office:value="192" calcext:value-type="float">
            <text:p>192</text:p>
          </table:table-cell>
          <table:table-cell table:formula="of:=[.I103]*[.$D$34]/100+[.J103]" office:value-type="float" office:value="375.3025" calcext:value-type="float">
            <text:p>375.3025</text:p>
          </table:table-cell>
          <table:table-cell table:number-columns-repeated="3"/>
        </table:table-row>
        <table:table-row table:style-name="ro1">
          <table:table-cell office:value-type="float" office:value="84.09" calcext:value-type="float">
            <text:p>84.09</text:p>
          </table:table-cell>
          <table:table-cell office:value-type="float" office:value="129.56" calcext:value-type="float">
            <text:p>129.56</text:p>
          </table:table-cell>
          <table:table-cell office:value-type="float" office:value="16" calcext:value-type="float">
            <text:p>16</text:p>
          </table:table-cell>
          <table:table-cell table:formula="of:=[.A104]*[.$D$34]/100+[.B104]" office:value-type="float" office:value="184.2185" calcext:value-type="float">
            <text:p>184.2185</text:p>
          </table:table-cell>
          <table:table-cell office:value-type="float" office:value="129.56" calcext:value-type="float">
            <text:p>129.56</text:p>
          </table:table-cell>
          <table:table-cell office:value-type="float" office:value="249.17" calcext:value-type="float">
            <text:p>249.17</text:p>
          </table:table-cell>
          <table:table-cell office:value-type="float" office:value="97" calcext:value-type="float">
            <text:p>97</text:p>
          </table:table-cell>
          <table:table-cell table:formula="of:=[.E104]*[.$D$34]/100+[.F104]" office:value-type="float" office:value="333.384" calcext:value-type="float">
            <text:p>333.384</text:p>
          </table:table-cell>
          <table:table-cell office:value-type="float" office:value="194.05" calcext:value-type="float">
            <text:p>194.05</text:p>
          </table:table-cell>
          <table:table-cell office:value-type="float" office:value="249.17" calcext:value-type="float">
            <text:p>249.17</text:p>
          </table:table-cell>
          <table:table-cell office:value-type="float" office:value="197" calcext:value-type="float">
            <text:p>197</text:p>
          </table:table-cell>
          <table:table-cell table:formula="of:=[.I104]*[.$D$34]/100+[.J104]" office:value-type="float" office:value="375.3025" calcext:value-type="float">
            <text:p>375.3025</text:p>
          </table:table-cell>
          <table:table-cell table:number-columns-repeated="3"/>
        </table:table-row>
        <table:table-row table:style-name="ro1">
          <table:table-cell office:value-type="float" office:value="84.09" calcext:value-type="float">
            <text:p>84.09</text:p>
          </table:table-cell>
          <table:table-cell office:value-type="float" office:value="129.56" calcext:value-type="float">
            <text:p>129.56</text:p>
          </table:table-cell>
          <table:table-cell office:value-type="float" office:value="51" calcext:value-type="float">
            <text:p>51</text:p>
          </table:table-cell>
          <table:table-cell table:formula="of:=[.A105]*[.$D$34]/100+[.B105]" office:value-type="float" office:value="184.2185" calcext:value-type="float">
            <text:p>184.2185</text:p>
          </table:table-cell>
          <table:table-cell office:value-type="float" office:value="129.56" calcext:value-type="float">
            <text:p>129.56</text:p>
          </table:table-cell>
          <table:table-cell office:value-type="float" office:value="249.17" calcext:value-type="float">
            <text:p>249.17</text:p>
          </table:table-cell>
          <table:table-cell office:value-type="float" office:value="105" calcext:value-type="float">
            <text:p>105</text:p>
          </table:table-cell>
          <table:table-cell table:formula="of:=[.E105]*[.$D$34]/100+[.F105]" office:value-type="float" office:value="333.384" calcext:value-type="float">
            <text:p>333.384</text:p>
          </table:table-cell>
          <table:table-cell office:value-type="float" office:value="198.79" calcext:value-type="float">
            <text:p>198.79</text:p>
          </table:table-cell>
          <table:table-cell office:value-type="float" office:value="249.17" calcext:value-type="float">
            <text:p>249.17</text:p>
          </table:table-cell>
          <table:table-cell office:value-type="float" office:value="194" calcext:value-type="float">
            <text:p>194</text:p>
          </table:table-cell>
          <table:table-cell table:formula="of:=[.I105]*[.$D$34]/100+[.J105]" office:value-type="float" office:value="378.3835" calcext:value-type="float">
            <text:p>378.383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formula="of:=[.C36]" office:value-type="float" office:value="4" calcext:value-type="float">
            <text:p>4</text:p>
          </table:table-cell>
          <table:table-cell table:formula="of:=[.D36]/[.$D$35]*1024" office:value-type="float" office:value="58.2927596307692" calcext:value-type="float">
            <text:p>58.2927596308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7.0105244244806" calcext:value-type="float">
            <text:p>57.0105244245</text:p>
          </table:table-cell>
          <table:table-cell table:number-columns-repeated="10"/>
        </table:table-row>
        <table:table-row table:style-name="ro1">
          <table:table-cell table:formula="of:=[.C37]" office:value-type="float" office:value="67" calcext:value-type="float">
            <text:p>67</text:p>
          </table:table-cell>
          <table:table-cell table:formula="of:=[.D37]/[.$D$35]*1024" office:value-type="float" office:value="58.2927596307692" calcext:value-type="float">
            <text:p>58.292759630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8.2927596307692" calcext:value-type="float">
            <text:p>58.2927596308</text:p>
          </table:table-cell>
          <table:table-cell table:number-columns-repeated="10"/>
        </table:table-row>
        <table:table-row table:style-name="ro1">
          <table:table-cell table:formula="of:=[.C38]" office:value-type="float" office:value="42" calcext:value-type="float">
            <text:p>42</text:p>
          </table:table-cell>
          <table:table-cell table:formula="of:=[.D38]/[.$D$35]*1024" office:value-type="float" office:value="58.4036667076923" calcext:value-type="float">
            <text:p>58.403666707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8.2927596307692" calcext:value-type="float">
            <text:p>58.2927596308</text:p>
          </table:table-cell>
          <table:table-cell table:number-columns-repeated="10"/>
        </table:table-row>
        <table:table-row table:style-name="ro1">
          <table:table-cell table:formula="of:=[.C39]" office:value-type="float" office:value="7" calcext:value-type="float">
            <text:p>7</text:p>
          </table:table-cell>
          <table:table-cell table:formula="of:=[.D39]/[.$D$35]*1024" office:value-type="float" office:value="58.4205548307692" calcext:value-type="float">
            <text:p>58.420554830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8.4036667076923" calcext:value-type="float">
            <text:p>58.4036667077</text:p>
          </table:table-cell>
          <table:table-cell table:number-columns-repeated="10"/>
        </table:table-row>
        <table:table-row table:style-name="ro1">
          <table:table-cell table:formula="of:=[.C40]" office:value-type="float" office:value="19" calcext:value-type="float">
            <text:p>19</text:p>
          </table:table-cell>
          <table:table-cell table:formula="of:=[.D40]/[.$D$35]*1024" office:value-type="float" office:value="58.4757563076923" calcext:value-type="float">
            <text:p>58.47575630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8.4205548307692" calcext:value-type="float">
            <text:p>58.4205548308</text:p>
          </table:table-cell>
          <table:table-cell table:number-columns-repeated="10"/>
        </table:table-row>
        <table:table-row table:style-name="ro1">
          <table:table-cell table:formula="of:=[.C41]" office:value-type="float" office:value="11" calcext:value-type="float">
            <text:p>11</text:p>
          </table:table-cell>
          <table:table-cell table:formula="of:=[.D41]/[.$D$35]*1024" office:value-type="float" office:value="58.4893676307692" calcext:value-type="float">
            <text:p>58.489367630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8.4757563076923" calcext:value-type="float">
            <text:p>58.4757563077</text:p>
          </table:table-cell>
          <table:table-cell table:number-columns-repeated="10"/>
        </table:table-row>
        <table:table-row table:style-name="ro1">
          <table:table-cell table:formula="of:=[.C42]" office:value-type="float" office:value="15" calcext:value-type="float">
            <text:p>15</text:p>
          </table:table-cell>
          <table:table-cell table:formula="of:=[.D42]/[.$D$35]*1024" office:value-type="float" office:value="58.4893676307692" calcext:value-type="float">
            <text:p>58.489367630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8.4893676307692" calcext:value-type="float">
            <text:p>58.4893676308</text:p>
          </table:table-cell>
          <table:table-cell table:number-columns-repeated="10"/>
        </table:table-row>
        <table:table-row table:style-name="ro1">
          <table:table-cell table:formula="of:=[.C43]" office:value-type="float" office:value="32" calcext:value-type="float">
            <text:p>32</text:p>
          </table:table-cell>
          <table:table-cell table:formula="of:=[.D43]/[.$D$35]*1024" office:value-type="float" office:value="58.4893676307692" calcext:value-type="float">
            <text:p>58.489367630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8.4893676307692" calcext:value-type="float">
            <text:p>58.4893676308</text:p>
          </table:table-cell>
          <table:table-cell table:number-columns-repeated="10"/>
        </table:table-row>
        <table:table-row table:style-name="ro1">
          <table:table-cell table:formula="of:=[.C44]" office:value-type="float" office:value="35" calcext:value-type="float">
            <text:p>35</text:p>
          </table:table-cell>
          <table:table-cell table:formula="of:=[.D44]/[.$D$35]*1024" office:value-type="float" office:value="58.4893676307692" calcext:value-type="float">
            <text:p>58.489367630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8.4893676307692" calcext:value-type="float">
            <text:p>58.4893676308</text:p>
          </table:table-cell>
          <table:table-cell table:number-columns-repeated="10"/>
        </table:table-row>
        <table:table-row table:style-name="ro1">
          <table:table-cell table:formula="of:=[.C45]" office:value-type="float" office:value="23" calcext:value-type="float">
            <text:p>23</text:p>
          </table:table-cell>
          <table:table-cell table:formula="of:=[.D45]/[.$D$35]*1024" office:value-type="float" office:value="58.5314619076923" calcext:value-type="float">
            <text:p>58.531461907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8.4893676307692" calcext:value-type="float">
            <text:p>58.4893676308</text:p>
          </table:table-cell>
          <table:table-cell table:number-columns-repeated="10"/>
        </table:table-row>
        <table:table-row table:style-name="ro1">
          <table:table-cell table:formula="of:=[.C46]" office:value-type="float" office:value="8" calcext:value-type="float">
            <text:p>8</text:p>
          </table:table-cell>
          <table:table-cell table:formula="of:=[.D46]/[.$D$35]*1024" office:value-type="float" office:value="58.5614572307692" calcext:value-type="float">
            <text:p>58.561457230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8.5314619076923" calcext:value-type="float">
            <text:p>58.5314619077</text:p>
          </table:table-cell>
          <table:table-cell table:number-columns-repeated="10"/>
        </table:table-row>
        <table:table-row table:style-name="ro1">
          <table:table-cell table:formula="of:=[.C47]" office:value-type="float" office:value="33" calcext:value-type="float">
            <text:p>33</text:p>
          </table:table-cell>
          <table:table-cell table:formula="of:=[.D47]/[.$D$35]*1024" office:value-type="float" office:value="58.5614572307692" calcext:value-type="float">
            <text:p>58.56145723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8.5614572307692" calcext:value-type="float">
            <text:p>58.5614572308</text:p>
          </table:table-cell>
          <table:table-cell table:number-columns-repeated="10"/>
        </table:table-row>
        <table:table-row table:style-name="ro1">
          <table:table-cell table:formula="of:=[.C48]" office:value-type="float" office:value="36" calcext:value-type="float">
            <text:p>36</text:p>
          </table:table-cell>
          <table:table-cell table:formula="of:=[.D48]/[.$D$35]*1024" office:value-type="float" office:value="58.5614572307692" calcext:value-type="float">
            <text:p>58.561457230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8.5614572307692" calcext:value-type="float">
            <text:p>58.5614572308</text:p>
          </table:table-cell>
          <table:table-cell table:number-columns-repeated="10"/>
        </table:table-row>
        <table:table-row table:style-name="ro1">
          <table:table-cell table:formula="of:=[.C49]" office:value-type="float" office:value="50" calcext:value-type="float">
            <text:p>50</text:p>
          </table:table-cell>
          <table:table-cell table:formula="of:=[.D49]/[.$D$35]*1024" office:value-type="float" office:value="58.5614572307692" calcext:value-type="float">
            <text:p>58.561457230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8.5614572307692" calcext:value-type="float">
            <text:p>58.5614572308</text:p>
          </table:table-cell>
          <table:table-cell table:number-columns-repeated="10"/>
        </table:table-row>
        <table:table-row table:style-name="ro1">
          <table:table-cell table:formula="of:=[.C50]" office:value-type="float" office:value="20" calcext:value-type="float">
            <text:p>20</text:p>
          </table:table-cell>
          <table:table-cell table:formula="of:=[.D50]/[.$D$35]*1024" office:value-type="float" office:value="58.6171628307692" calcext:value-type="float">
            <text:p>58.617162830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8.5614572307692" calcext:value-type="float">
            <text:p>58.5614572308</text:p>
          </table:table-cell>
          <table:table-cell table:number-columns-repeated="10"/>
        </table:table-row>
        <table:table-row table:style-name="ro1">
          <table:table-cell table:formula="of:=[.C51]" office:value-type="float" office:value="41" calcext:value-type="float">
            <text:p>41</text:p>
          </table:table-cell>
          <table:table-cell table:formula="of:=[.D51]/[.$D$35]*1024" office:value-type="float" office:value="58.6171628307692" calcext:value-type="float">
            <text:p>58.617162830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8.6171628307692" calcext:value-type="float">
            <text:p>58.6171628308</text:p>
          </table:table-cell>
          <table:table-cell table:number-columns-repeated="10"/>
        </table:table-row>
        <table:table-row table:style-name="ro1">
          <table:table-cell table:formula="of:=[.C52]" office:value-type="float" office:value="48" calcext:value-type="float">
            <text:p>48</text:p>
          </table:table-cell>
          <table:table-cell table:formula="of:=[.D52]/[.$D$35]*1024" office:value-type="float" office:value="58.7842796307692" calcext:value-type="float">
            <text:p>58.784279630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8.6171628307692" calcext:value-type="float">
            <text:p>58.6171628308</text:p>
          </table:table-cell>
          <table:table-cell table:number-columns-repeated="10"/>
        </table:table-row>
        <table:table-row table:style-name="ro1">
          <table:table-cell table:formula="of:=[.C53]" office:value-type="float" office:value="5" calcext:value-type="float">
            <text:p>5</text:p>
          </table:table-cell>
          <table:table-cell table:formula="of:=[.D53]/[.$D$35]*1024" office:value-type="float" office:value="58.8951867076923" calcext:value-type="float">
            <text:p>58.895186707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8.7842796307692" calcext:value-type="float">
            <text:p>58.7842796308</text:p>
          </table:table-cell>
          <table:table-cell table:number-columns-repeated="10"/>
        </table:table-row>
        <table:table-row table:style-name="ro1">
          <table:table-cell table:formula="of:=[.C54]" office:value-type="float" office:value="40" calcext:value-type="float">
            <text:p>40</text:p>
          </table:table-cell>
          <table:table-cell table:formula="of:=[.D54]/[.$D$35]*1024" office:value-type="float" office:value="58.8951867076923" calcext:value-type="float">
            <text:p>58.895186707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8.8951867076923" calcext:value-type="float">
            <text:p>58.8951867077</text:p>
          </table:table-cell>
          <table:table-cell table:number-columns-repeated="10"/>
        </table:table-row>
        <table:table-row table:style-name="ro1">
          <table:table-cell table:formula="of:=[.C55]" office:value-type="float" office:value="9" calcext:value-type="float">
            <text:p>9</text:p>
          </table:table-cell>
          <table:table-cell table:formula="of:=[.D55]/[.$D$35]*1024" office:value-type="float" office:value="58.9808876307692" calcext:value-type="float">
            <text:p>58.980887630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8.8951867076923" calcext:value-type="float">
            <text:p>58.8951867077</text:p>
          </table:table-cell>
          <table:table-cell table:number-columns-repeated="10"/>
        </table:table-row>
        <table:table-row table:style-name="ro1">
          <table:table-cell table:formula="of:=[.C56]" office:value-type="float" office:value="13" calcext:value-type="float">
            <text:p>13</text:p>
          </table:table-cell>
          <table:table-cell table:formula="of:=[.D56]/[.$D$35]*1024" office:value-type="float" office:value="58.9808876307692" calcext:value-type="float">
            <text:p>58.980887630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8.9808876307692" calcext:value-type="float">
            <text:p>58.9808876308</text:p>
          </table:table-cell>
          <table:table-cell table:number-columns-repeated="10"/>
        </table:table-row>
        <table:table-row table:style-name="ro1">
          <table:table-cell table:formula="of:=[.C57]" office:value-type="float" office:value="30" calcext:value-type="float">
            <text:p>30</text:p>
          </table:table-cell>
          <table:table-cell table:formula="of:=[.D57]/[.$D$35]*1024" office:value-type="float" office:value="59.1210338461539" calcext:value-type="float">
            <text:p>59.121033846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8.9808876307692" calcext:value-type="float">
            <text:p>58.9808876308</text:p>
          </table:table-cell>
          <table:table-cell table:number-columns-repeated="10"/>
        </table:table-row>
        <table:table-row table:style-name="ro1">
          <table:table-cell table:formula="of:=[.C58]" office:value-type="float" office:value="44" calcext:value-type="float">
            <text:p>44</text:p>
          </table:table-cell>
          <table:table-cell table:formula="of:=[.D58]/[.$D$35]*1024" office:value-type="float" office:value="59.1210338461539" calcext:value-type="float">
            <text:p>59.121033846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9.1210338461539" calcext:value-type="float">
            <text:p>59.1210338462</text:p>
          </table:table-cell>
          <table:table-cell table:number-columns-repeated="10"/>
        </table:table-row>
        <table:table-row table:style-name="ro1">
          <table:table-cell table:formula="of:=[.C59]" office:value-type="float" office:value="2" calcext:value-type="float">
            <text:p>2</text:p>
          </table:table-cell>
          <table:table-cell table:formula="of:=[.D59]/[.$D$35]*1024" office:value-type="float" office:value="59.1767394461539" calcext:value-type="float">
            <text:p>59.176739446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9.1210338461539" calcext:value-type="float">
            <text:p>59.1210338462</text:p>
          </table:table-cell>
          <table:table-cell table:number-columns-repeated="10"/>
        </table:table-row>
        <table:table-row table:style-name="ro1">
          <table:table-cell table:formula="of:=[.C60]" office:value-type="float" office:value="58" calcext:value-type="float">
            <text:p>58</text:p>
          </table:table-cell>
          <table:table-cell table:formula="of:=[.D60]/[.$D$35]*1024" office:value-type="float" office:value="59.5404642461538" calcext:value-type="float">
            <text:p>59.54046424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9.1767394461539" calcext:value-type="float">
            <text:p>59.1767394462</text:p>
          </table:table-cell>
          <table:table-cell table:number-columns-repeated="10"/>
        </table:table-row>
        <table:table-row table:style-name="ro1">
          <table:table-cell table:formula="of:=[.C61]" office:value-type="float" office:value="25" calcext:value-type="float">
            <text:p>25</text:p>
          </table:table-cell>
          <table:table-cell table:formula="of:=[.D61]/[.$D$35]*1024" office:value-type="float" office:value="60.0327404307692" calcext:value-type="float">
            <text:p>60.032740430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9.5404642461538" calcext:value-type="float">
            <text:p>59.5404642462</text:p>
          </table:table-cell>
          <table:table-cell table:number-columns-repeated="10"/>
        </table:table-row>
        <table:table-row table:style-name="ro1">
          <table:table-cell table:formula="of:=[.C62]" office:value-type="float" office:value="68" calcext:value-type="float">
            <text:p>68</text:p>
          </table:table-cell>
          <table:table-cell table:formula="of:=[.D62]/[.$D$35]*1024" office:value-type="float" office:value="60.2293484307692" calcext:value-type="float">
            <text:p>60.229348430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0.0327404307692" calcext:value-type="float">
            <text:p>60.0327404308</text:p>
          </table:table-cell>
          <table:table-cell table:number-columns-repeated="10"/>
        </table:table-row>
        <table:table-row table:style-name="ro1">
          <table:table-cell table:formula="of:=[.C63]" office:value-type="float" office:value="21" calcext:value-type="float">
            <text:p>21</text:p>
          </table:table-cell>
          <table:table-cell table:formula="of:=[.D63]/[.$D$35]*1024" office:value-type="float" office:value="60.7889250461539" calcext:value-type="float">
            <text:p>60.788925046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0.2293484307692" calcext:value-type="float">
            <text:p>60.2293484308</text:p>
          </table:table-cell>
          <table:table-cell table:number-columns-repeated="10"/>
        </table:table-row>
        <table:table-row table:style-name="ro1">
          <table:table-cell table:formula="of:=[.C64]" office:value-type="float" office:value="53" calcext:value-type="float">
            <text:p>53</text:p>
          </table:table-cell>
          <table:table-cell table:formula="of:=[.D64]/[.$D$35]*1024" office:value-type="float" office:value="60.7889250461539" calcext:value-type="float">
            <text:p>60.788925046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.7586226328416" calcext:value-type="float">
            <text:p>60.7586226328</text:p>
          </table:table-cell>
          <table:table-cell table:number-columns-repeated="10"/>
        </table:table-row>
        <table:table-row table:style-name="ro1">
          <table:table-cell table:formula="of:=[.C65]" office:value-type="float" office:value="1" calcext:value-type="float">
            <text:p>1</text:p>
          </table:table-cell>
          <table:table-cell table:formula="of:=[.D65]/[.$D$35]*1024" office:value-type="float" office:value="60.8284987076923" calcext:value-type="float">
            <text:p>60.828498707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0.7889250461539" calcext:value-type="float">
            <text:p>60.7889250462</text:p>
          </table:table-cell>
          <table:table-cell table:number-columns-repeated="10"/>
        </table:table-row>
        <table:table-row table:style-name="ro1">
          <table:table-cell table:formula="of:=[.C66]" office:value-type="float" office:value="65" calcext:value-type="float">
            <text:p>65</text:p>
          </table:table-cell>
          <table:table-cell table:formula="of:=[.D66]/[.$D$35]*1024" office:value-type="float" office:value="60.8284987076923" calcext:value-type="float">
            <text:p>60.828498707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0.7889250461539" calcext:value-type="float">
            <text:p>60.7889250462</text:p>
          </table:table-cell>
          <table:table-cell table:number-columns-repeated="10"/>
        </table:table-row>
        <table:table-row table:style-name="ro1">
          <table:table-cell table:formula="of:=[.C67]" office:value-type="float" office:value="14" calcext:value-type="float">
            <text:p>14</text:p>
          </table:table-cell>
          <table:table-cell table:formula="of:=[.D67]/[.$D$35]*1024" office:value-type="float" office:value="60.9141996307692" calcext:value-type="float">
            <text:p>60.91419963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.8284987076923" calcext:value-type="float">
            <text:p>60.8284987077</text:p>
          </table:table-cell>
          <table:table-cell table:number-columns-repeated="10"/>
        </table:table-row>
        <table:table-row table:style-name="ro1">
          <table:table-cell table:formula="of:=[.C68]" office:value-type="float" office:value="49" calcext:value-type="float">
            <text:p>49</text:p>
          </table:table-cell>
          <table:table-cell table:formula="of:=[.D68]/[.$D$35]*1024" office:value-type="float" office:value="60.9696531692308" calcext:value-type="float">
            <text:p>60.969653169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.8284987076923" calcext:value-type="float">
            <text:p>60.8284987077</text:p>
          </table:table-cell>
          <table:table-cell table:number-columns-repeated="10"/>
        </table:table-row>
        <table:table-row table:style-name="ro1">
          <table:table-cell table:formula="of:=[.C69]" office:value-type="float" office:value="10" calcext:value-type="float">
            <text:p>10</text:p>
          </table:table-cell>
          <table:table-cell table:formula="of:=[.D69]/[.$D$35]*1024" office:value-type="float" office:value="61.0417427692308" calcext:value-type="float">
            <text:p>61.041742769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0.9141996307692" calcext:value-type="float">
            <text:p>60.9141996308</text:p>
          </table:table-cell>
          <table:table-cell table:number-columns-repeated="10"/>
        </table:table-row>
        <table:table-row table:style-name="ro1">
          <table:table-cell table:formula="of:=[.C70]" office:value-type="float" office:value="47" calcext:value-type="float">
            <text:p>47</text:p>
          </table:table-cell>
          <table:table-cell table:formula="of:=[.D70]/[.$D$35]*1024" office:value-type="float" office:value="61.0417427692308" calcext:value-type="float">
            <text:p>61.041742769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60.923060589046" calcext:value-type="float">
            <text:p>60.923060589</text:p>
          </table:table-cell>
          <table:table-cell table:number-columns-repeated="10"/>
        </table:table-row>
        <table:table-row table:style-name="ro1">
          <table:table-cell table:formula="of:=[.C71]" office:value-type="float" office:value="34" calcext:value-type="float">
            <text:p>34</text:p>
          </table:table-cell>
          <table:table-cell table:formula="of:=[.D71]/[.$D$35]*1024" office:value-type="float" office:value="61.0974483692308" calcext:value-type="float">
            <text:p>61.0974483692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60.923060589046" calcext:value-type="float">
            <text:p>60.923060589</text:p>
          </table:table-cell>
          <table:table-cell table:number-columns-repeated="10"/>
        </table:table-row>
        <table:table-row table:style-name="ro1">
          <table:table-cell table:formula="of:=[.C72]" office:value-type="float" office:value="38" calcext:value-type="float">
            <text:p>38</text:p>
          </table:table-cell>
          <table:table-cell table:formula="of:=[.D72]/[.$D$35]*1024" office:value-type="float" office:value="62.0232704" calcext:value-type="float">
            <text:p>62.023270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0.9696531692308" calcext:value-type="float">
            <text:p>60.9696531692</text:p>
          </table:table-cell>
          <table:table-cell table:number-columns-repeated="10"/>
        </table:table-row>
        <table:table-row table:style-name="ro1">
          <table:table-cell table:formula="of:=[.C73]" office:value-type="float" office:value="24" calcext:value-type="float">
            <text:p>24</text:p>
          </table:table-cell>
          <table:table-cell table:formula="of:=[.D73]/[.$D$35]*1024" office:value-type="float" office:value="62.1510656" calcext:value-type="float">
            <text:p>62.151065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1.0417427692308" calcext:value-type="float">
            <text:p>61.0417427692</text:p>
          </table:table-cell>
          <table:table-cell table:number-columns-repeated="10"/>
        </table:table-row>
        <table:table-row table:style-name="ro1">
          <table:table-cell table:formula="of:=[.C74]" office:value-type="float" office:value="45" calcext:value-type="float">
            <text:p>45</text:p>
          </table:table-cell>
          <table:table-cell table:formula="of:=[.D74]/[.$D$35]*1024" office:value-type="float" office:value="62.1510656" calcext:value-type="float">
            <text:p>62.151065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61.0417427692308" calcext:value-type="float">
            <text:p>61.0417427692</text:p>
          </table:table-cell>
          <table:table-cell table:number-columns-repeated="10"/>
        </table:table-row>
        <table:table-row table:style-name="ro1">
          <table:table-cell table:formula="of:=[.C75]" office:value-type="float" office:value="54" calcext:value-type="float">
            <text:p>54</text:p>
          </table:table-cell>
          <table:table-cell table:formula="of:=[.D75]/[.$D$35]*1024" office:value-type="float" office:value="62.1510656" calcext:value-type="float">
            <text:p>62.151065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61.0426518299219" calcext:value-type="float">
            <text:p>61.0426518299</text:p>
          </table:table-cell>
          <table:table-cell table:number-columns-repeated="10"/>
        </table:table-row>
        <table:table-row table:style-name="ro1">
          <table:table-cell table:formula="of:=[.C76]" office:value-type="float" office:value="62" calcext:value-type="float">
            <text:p>62</text:p>
          </table:table-cell>
          <table:table-cell table:formula="of:=[.D76]/[.$D$35]*1024" office:value-type="float" office:value="62.5147904" calcext:value-type="float">
            <text:p>62.5147904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61.0426518299219" calcext:value-type="float">
            <text:p>61.0426518299</text:p>
          </table:table-cell>
          <table:table-cell table:number-columns-repeated="10"/>
        </table:table-row>
        <table:table-row table:style-name="ro1">
          <table:table-cell table:formula="of:=[.C77]" office:value-type="float" office:value="60" calcext:value-type="float">
            <text:p>60</text:p>
          </table:table-cell>
          <table:table-cell table:formula="of:=[.D77]/[.$D$35]*1024" office:value-type="float" office:value="62.7096339692308" calcext:value-type="float">
            <text:p>62.7096339692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61.0426518299219" calcext:value-type="float">
            <text:p>61.0426518299</text:p>
          </table:table-cell>
          <table:table-cell table:number-columns-repeated="10"/>
        </table:table-row>
        <table:table-row table:style-name="ro1">
          <table:table-cell table:formula="of:=[.C78]" office:value-type="float" office:value="69" calcext:value-type="float">
            <text:p>69</text:p>
          </table:table-cell>
          <table:table-cell table:formula="of:=[.D78]/[.$D$35]*1024" office:value-type="float" office:value="62.7096339692308" calcext:value-type="float">
            <text:p>62.7096339692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61.0426518299219" calcext:value-type="float">
            <text:p>61.0426518299</text:p>
          </table:table-cell>
          <table:table-cell table:number-columns-repeated="10"/>
        </table:table-row>
        <table:table-row table:style-name="ro1">
          <table:table-cell table:formula="of:=[.C79]" office:value-type="float" office:value="6" calcext:value-type="float">
            <text:p>6</text:p>
          </table:table-cell>
          <table:table-cell table:formula="of:=[.D79]/[.$D$35]*1024" office:value-type="float" office:value="62.8835564307692" calcext:value-type="float">
            <text:p>62.883556430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1.0974483692308" calcext:value-type="float">
            <text:p>61.0974483692</text:p>
          </table:table-cell>
          <table:table-cell table:number-columns-repeated="10"/>
        </table:table-row>
        <table:table-row table:style-name="ro1">
          <table:table-cell table:formula="of:=[.C80]" office:value-type="float" office:value="66" calcext:value-type="float">
            <text:p>66</text:p>
          </table:table-cell>
          <table:table-cell table:formula="of:=[.D80]/[.$D$35]*1024" office:value-type="float" office:value="62.9944635076923" calcext:value-type="float">
            <text:p>62.9944635077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61.3226040528814" calcext:value-type="float">
            <text:p>61.3226040529</text:p>
          </table:table-cell>
          <table:table-cell table:number-columns-repeated="10"/>
        </table:table-row>
        <table:table-row table:style-name="ro1">
          <table:table-cell table:formula="of:=[.C81]" office:value-type="float" office:value="37" calcext:value-type="float">
            <text:p>37</text:p>
          </table:table-cell>
          <table:table-cell table:formula="of:=[.D81]/[.$D$35]*1024" office:value-type="float" office:value="63.0801644307692" calcext:value-type="float">
            <text:p>63.0801644308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61.3226040528814" calcext:value-type="float">
            <text:p>61.3226040529</text:p>
          </table:table-cell>
          <table:table-cell table:number-columns-repeated="10"/>
        </table:table-row>
        <table:table-row table:style-name="ro1">
          <table:table-cell table:formula="of:=[.C82]" office:value-type="float" office:value="29" calcext:value-type="float">
            <text:p>29</text:p>
          </table:table-cell>
          <table:table-cell table:formula="of:=[.D82]/[.$D$35]*1024" office:value-type="float" office:value="63.3944851692308" calcext:value-type="float">
            <text:p>63.394485169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61.3226040528814" calcext:value-type="float">
            <text:p>61.3226040529</text:p>
          </table:table-cell>
          <table:table-cell table:number-columns-repeated="10"/>
        </table:table-row>
        <table:table-row table:style-name="ro1">
          <table:table-cell table:formula="of:=[.C83]" office:value-type="float" office:value="55" calcext:value-type="float">
            <text:p>55</text:p>
          </table:table-cell>
          <table:table-cell table:formula="of:=[.D83]/[.$D$35]*1024" office:value-type="float" office:value="64.4481024" calcext:value-type="float">
            <text:p>64.4481024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61.8131999387474" calcext:value-type="float">
            <text:p>61.8131999387</text:p>
          </table:table-cell>
          <table:table-cell table:number-columns-repeated="10"/>
        </table:table-row>
        <table:table-row table:style-name="ro1">
          <table:table-cell table:formula="of:=[.C84]" office:value-type="float" office:value="31" calcext:value-type="float">
            <text:p>31</text:p>
          </table:table-cell>
          <table:table-cell table:formula="of:=[.D84]/[.$D$35]*1024" office:value-type="float" office:value="65.4276135384615" calcext:value-type="float">
            <text:p>65.4276135385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61.8131999387474" calcext:value-type="float">
            <text:p>61.8131999387</text:p>
          </table:table-cell>
          <table:table-cell table:number-columns-repeated="10"/>
        </table:table-row>
        <table:table-row table:style-name="ro1">
          <table:table-cell table:formula="of:=[.C85]" office:value-type="float" office:value="52" calcext:value-type="float">
            <text:p>52</text:p>
          </table:table-cell>
          <table:table-cell table:formula="of:=[.D85]/[.$D$35]*1024" office:value-type="float" office:value="65.4276135384615" calcext:value-type="float">
            <text:p>65.427613538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2.0232704" calcext:value-type="float">
            <text:p>62.0232704</text:p>
          </table:table-cell>
          <table:table-cell table:number-columns-repeated="10"/>
        </table:table-row>
        <table:table-row table:style-name="ro1">
          <table:table-cell table:formula="of:=[.C86]" office:value-type="float" office:value="63" calcext:value-type="float">
            <text:p>63</text:p>
          </table:table-cell>
          <table:table-cell table:formula="of:=[.D86]/[.$D$35]*1024" office:value-type="float" office:value="65.4833191384615" calcext:value-type="float">
            <text:p>65.483319138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2.1510656" calcext:value-type="float">
            <text:p>62.1510656</text:p>
          </table:table-cell>
          <table:table-cell table:number-columns-repeated="10"/>
        </table:table-row>
        <table:table-row table:style-name="ro1">
          <table:table-cell table:formula="of:=[.C87]" office:value-type="float" office:value="26" calcext:value-type="float">
            <text:p>26</text:p>
          </table:table-cell>
          <table:table-cell table:formula="of:=[.D87]/[.$D$35]*1024" office:value-type="float" office:value="65.5604499692308" calcext:value-type="float">
            <text:p>65.560449969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2.1510656" calcext:value-type="float">
            <text:p>62.1510656</text:p>
          </table:table-cell>
          <table:table-cell table:number-columns-repeated="10"/>
        </table:table-row>
        <table:table-row table:style-name="ro1">
          <table:table-cell table:formula="of:=[.C88]" office:value-type="float" office:value="39" calcext:value-type="float">
            <text:p>39</text:p>
          </table:table-cell>
          <table:table-cell table:formula="of:=[.D88]/[.$D$35]*1024" office:value-type="float" office:value="65.5604499692308" calcext:value-type="float">
            <text:p>65.560449969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2.1510656" calcext:value-type="float">
            <text:p>62.1510656</text:p>
          </table:table-cell>
          <table:table-cell table:number-columns-repeated="10"/>
        </table:table-row>
        <table:table-row table:style-name="ro1">
          <table:table-cell table:formula="of:=[.C89]" office:value-type="float" office:value="64" calcext:value-type="float">
            <text:p>64</text:p>
          </table:table-cell>
          <table:table-cell table:formula="of:=[.D89]/[.$D$35]*1024" office:value-type="float" office:value="65.5604499692308" calcext:value-type="float">
            <text:p>65.560449969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2.5147904" calcext:value-type="float">
            <text:p>62.5147904</text:p>
          </table:table-cell>
          <table:table-cell table:number-columns-repeated="10"/>
        </table:table-row>
        <table:table-row table:style-name="ro1">
          <table:table-cell table:formula="of:=[.C90]" office:value-type="float" office:value="12" calcext:value-type="float">
            <text:p>12</text:p>
          </table:table-cell>
          <table:table-cell table:formula="of:=[.D90]/[.$D$35]*1024" office:value-type="float" office:value="67.7803559384615" calcext:value-type="float">
            <text:p>67.7803559385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62.6456666424998" calcext:value-type="float">
            <text:p>62.6456666425</text:p>
          </table:table-cell>
          <table:table-cell table:number-columns-repeated="10"/>
        </table:table-row>
        <table:table-row table:style-name="ro1">
          <table:table-cell table:formula="of:=[.C91]" office:value-type="float" office:value="61" calcext:value-type="float">
            <text:p>61</text:p>
          </table:table-cell>
          <table:table-cell table:formula="of:=[.D91]/[.$D$35]*1024" office:value-type="float" office:value="67.7803559384615" calcext:value-type="float">
            <text:p>67.780355938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62.6456666424998" calcext:value-type="float">
            <text:p>62.6456666425</text:p>
          </table:table-cell>
          <table:table-cell table:number-columns-repeated="10"/>
        </table:table-row>
        <table:table-row table:style-name="ro1">
          <table:table-cell table:formula="of:=[.C92]" office:value-type="float" office:value="46" calcext:value-type="float">
            <text:p>46</text:p>
          </table:table-cell>
          <table:table-cell table:formula="of:=[.D92]/[.$D$35]*1024" office:value-type="float" office:value="69.9463207384615" calcext:value-type="float">
            <text:p>69.946320738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2.7096339692308" calcext:value-type="float">
            <text:p>62.7096339692</text:p>
          </table:table-cell>
          <table:table-cell table:number-columns-repeated="10"/>
        </table:table-row>
        <table:table-row table:style-name="ro1">
          <table:table-cell table:formula="of:=[.C93]" office:value-type="float" office:value="22" calcext:value-type="float">
            <text:p>22</text:p>
          </table:table-cell>
          <table:table-cell table:formula="of:=[.D93]/[.$D$35]*1024" office:value-type="float" office:value="77.7831660307692" calcext:value-type="float">
            <text:p>77.783166030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2.7096339692308" calcext:value-type="float">
            <text:p>62.7096339692</text:p>
          </table:table-cell>
          <table:table-cell table:number-columns-repeated="10"/>
        </table:table-row>
        <table:table-row table:style-name="ro1">
          <table:table-cell table:formula="of:=[.C94]" office:value-type="float" office:value="43" calcext:value-type="float">
            <text:p>43</text:p>
          </table:table-cell>
          <table:table-cell table:formula="of:=[.D94]/[.$D$35]*1024" office:value-type="float" office:value="77.8940731076923" calcext:value-type="float">
            <text:p>77.8940731077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62.7768293604206" calcext:value-type="float">
            <text:p>62.7768293604</text:p>
          </table:table-cell>
          <table:table-cell table:number-columns-repeated="10"/>
        </table:table-row>
        <table:table-row table:style-name="ro1">
          <table:table-cell table:formula="of:=[.C95]" office:value-type="float" office:value="70" calcext:value-type="float">
            <text:p>70</text:p>
          </table:table-cell>
          <table:table-cell table:formula="of:=[.D95]/[.$D$35]*1024" office:value-type="float" office:value="77.8940731076923" calcext:value-type="float">
            <text:p>77.894073107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2.8835564307692" calcext:value-type="float">
            <text:p>62.8835564308</text:p>
          </table:table-cell>
          <table:table-cell table:number-columns-repeated="10"/>
        </table:table-row>
        <table:table-row table:style-name="ro1">
          <table:table-cell table:formula="of:=[.C96]" office:value-type="float" office:value="57" calcext:value-type="float">
            <text:p>57</text:p>
          </table:table-cell>
          <table:table-cell table:formula="of:=[.D96]/[.$D$35]*1024" office:value-type="float" office:value="77.9797740307692" calcext:value-type="float">
            <text:p>77.979774030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2.9944635076923" calcext:value-type="float">
            <text:p>62.9944635077</text:p>
          </table:table-cell>
          <table:table-cell table:number-columns-repeated="10"/>
        </table:table-row>
        <table:table-row table:style-name="ro1">
          <table:table-cell table:formula="of:=[.C97]" office:value-type="float" office:value="17" calcext:value-type="float">
            <text:p>17</text:p>
          </table:table-cell>
          <table:table-cell table:formula="of:=[.D97]/[.$D$35]*1024" office:value-type="float" office:value="78.5393506461538" calcext:value-type="float">
            <text:p>78.539350646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3.0801644307692" calcext:value-type="float">
            <text:p>63.0801644308</text:p>
          </table:table-cell>
          <table:table-cell table:number-columns-repeated="10"/>
        </table:table-row>
        <table:table-row table:style-name="ro1">
          <table:table-cell table:formula="of:=[.C98]" office:value-type="float" office:value="27" calcext:value-type="float">
            <text:p>27</text:p>
          </table:table-cell>
          <table:table-cell table:formula="of:=[.D98]/[.$D$35]*1024" office:value-type="float" office:value="78.5393506461538" calcext:value-type="float">
            <text:p>78.539350646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63.2137973559287" calcext:value-type="float">
            <text:p>63.2137973559</text:p>
          </table:table-cell>
          <table:table-cell table:number-columns-repeated="10"/>
        </table:table-row>
        <table:table-row table:style-name="ro1">
          <table:table-cell table:formula="of:=[.C99]" office:value-type="float" office:value="28" calcext:value-type="float">
            <text:p>28</text:p>
          </table:table-cell>
          <table:table-cell table:formula="of:=[.D99]/[.$D$35]*1024" office:value-type="float" office:value="84.8459303384615" calcext:value-type="float">
            <text:p>84.8459303385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63.2137973559287" calcext:value-type="float">
            <text:p>63.2137973559</text:p>
          </table:table-cell>
          <table:table-cell table:number-columns-repeated="10"/>
        </table:table-row>
        <table:table-row table:style-name="ro1">
          <table:table-cell table:formula="of:=[.C100]" office:value-type="float" office:value="59" calcext:value-type="float">
            <text:p>59</text:p>
          </table:table-cell>
          <table:table-cell table:formula="of:=[.D100]/[.$D$35]*1024" office:value-type="float" office:value="88.7695202461538" calcext:value-type="float">
            <text:p>88.769520246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3.3944851692308" calcext:value-type="float">
            <text:p>63.3944851692</text:p>
          </table:table-cell>
          <table:table-cell table:number-columns-repeated="10"/>
        </table:table-row>
        <table:table-row table:style-name="ro1">
          <table:table-cell table:formula="of:=[.C101]" office:value-type="float" office:value="3" calcext:value-type="float">
            <text:p>3</text:p>
          </table:table-cell>
          <table:table-cell table:formula="of:=[.D101]/[.$D$35]*1024" office:value-type="float" office:value="90.0179810461539" calcext:value-type="float">
            <text:p>90.017981046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3.6281661712463" calcext:value-type="float">
            <text:p>63.6281661712</text:p>
          </table:table-cell>
          <table:table-cell table:number-columns-repeated="10"/>
        </table:table-row>
        <table:table-row table:style-name="ro1">
          <table:table-cell table:formula="of:=[.C102]" office:value-type="float" office:value="18" calcext:value-type="float">
            <text:p>18</text:p>
          </table:table-cell>
          <table:table-cell table:formula="of:=[.D102]/[.$D$35]*1024" office:value-type="float" office:value="90.7028322461538" calcext:value-type="float">
            <text:p>90.702832246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63.6281661712463" calcext:value-type="float">
            <text:p>63.6281661712</text:p>
          </table:table-cell>
          <table:table-cell table:number-columns-repeated="10"/>
        </table:table-row>
        <table:table-row table:style-name="ro1">
          <table:table-cell table:formula="of:=[.C103]" office:value-type="float" office:value="56" calcext:value-type="float">
            <text:p>56</text:p>
          </table:table-cell>
          <table:table-cell table:formula="of:=[.D103]/[.$D$35]*1024" office:value-type="float" office:value="90.7028322461538" calcext:value-type="float">
            <text:p>90.702832246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3.6444930835588" calcext:value-type="float">
            <text:p>63.6444930836</text:p>
          </table:table-cell>
          <table:table-cell table:number-columns-repeated="10"/>
        </table:table-row>
        <table:table-row table:style-name="ro1">
          <table:table-cell table:formula="of:=[.C104]" office:value-type="float" office:value="16" calcext:value-type="float">
            <text:p>16</text:p>
          </table:table-cell>
          <table:table-cell table:formula="of:=[.D104]/[.$D$35]*1024" office:value-type="float" office:value="92.8687970461538" calcext:value-type="float">
            <text:p>92.86879704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4.0315893569202" calcext:value-type="float">
            <text:p>64.0315893569</text:p>
          </table:table-cell>
          <table:table-cell table:number-columns-repeated="10"/>
        </table:table-row>
        <table:table-row table:style-name="ro1">
          <table:table-cell table:formula="of:=[.C105]" office:value-type="float" office:value="51" calcext:value-type="float">
            <text:p>51</text:p>
          </table:table-cell>
          <table:table-cell table:formula="of:=[.D105]/[.$D$35]*1024" office:value-type="float" office:value="92.8687970461538" calcext:value-type="float">
            <text:p>92.868797046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64.0315893569202" calcext:value-type="float">
            <text:p>64.0315893569</text:p>
          </table:table-cell>
          <table:table-cell table:number-columns-repeated="10"/>
        </table:table-row>
        <table:table-row table:style-name="ro1">
          <table:table-cell table:formula="of:=[.G36]" office:value-type="float" office:value="104" calcext:value-type="float">
            <text:p>104</text:p>
          </table:table-cell>
          <table:table-cell table:formula="of:=[.H36]/[.$H$35]*1024" office:value-type="float" office:value="62.6456666424998" calcext:value-type="float">
            <text:p>62.645666642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4.4481024" calcext:value-type="float">
            <text:p>64.4481024</text:p>
          </table:table-cell>
          <table:table-cell table:number-columns-repeated="10"/>
        </table:table-row>
        <table:table-row table:style-name="ro1">
          <table:table-cell table:formula="of:=[.G37]" office:value-type="float" office:value="118" calcext:value-type="float">
            <text:p>118</text:p>
          </table:table-cell>
          <table:table-cell table:formula="of:=[.H37]/[.$H$35]*1024" office:value-type="float" office:value="62.6456666424998" calcext:value-type="float">
            <text:p>62.645666642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5.3074875661567" calcext:value-type="float">
            <text:p>65.3074875662</text:p>
          </table:table-cell>
          <table:table-cell table:number-columns-repeated="10"/>
        </table:table-row>
        <table:table-row table:style-name="ro1">
          <table:table-cell table:formula="of:=[.G38]" office:value-type="float" office:value="73" calcext:value-type="float">
            <text:p>73</text:p>
          </table:table-cell>
          <table:table-cell table:formula="of:=[.H38]/[.$H$35]*1024" office:value-type="float" office:value="63.6281661712463" calcext:value-type="float">
            <text:p>63.628166171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5.4276135384615" calcext:value-type="float">
            <text:p>65.4276135385</text:p>
          </table:table-cell>
          <table:table-cell table:number-columns-repeated="10"/>
        </table:table-row>
        <table:table-row table:style-name="ro1">
          <table:table-cell table:formula="of:=[.G39]" office:value-type="float" office:value="86" calcext:value-type="float">
            <text:p>86</text:p>
          </table:table-cell>
          <table:table-cell table:formula="of:=[.H39]/[.$H$35]*1024" office:value-type="float" office:value="63.6281661712463" calcext:value-type="float">
            <text:p>63.628166171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5.4276135384615" calcext:value-type="float">
            <text:p>65.4276135385</text:p>
          </table:table-cell>
          <table:table-cell table:number-columns-repeated="10"/>
        </table:table-row>
        <table:table-row table:style-name="ro1">
          <table:table-cell table:formula="of:=[.G40]" office:value-type="float" office:value="100" calcext:value-type="float">
            <text:p>100</text:p>
          </table:table-cell>
          <table:table-cell table:formula="of:=[.H40]/[.$H$35]*1024" office:value-type="float" office:value="64.0315893569202" calcext:value-type="float">
            <text:p>64.031589356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5.4833191384615" calcext:value-type="float">
            <text:p>65.4833191385</text:p>
          </table:table-cell>
          <table:table-cell table:number-columns-repeated="10"/>
        </table:table-row>
        <table:table-row table:style-name="ro1">
          <table:table-cell table:formula="of:=[.G41]" office:value-type="float" office:value="106" calcext:value-type="float">
            <text:p>106</text:p>
          </table:table-cell>
          <table:table-cell table:formula="of:=[.H41]/[.$H$35]*1024" office:value-type="float" office:value="64.0315893569202" calcext:value-type="float">
            <text:p>64.031589356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5.5604499692308" calcext:value-type="float">
            <text:p>65.5604499692</text:p>
          </table:table-cell>
          <table:table-cell table:number-columns-repeated="10"/>
        </table:table-row>
        <table:table-row table:style-name="ro1">
          <table:table-cell table:formula="of:=[.G42]" office:value-type="float" office:value="83" calcext:value-type="float">
            <text:p>83</text:p>
          </table:table-cell>
          <table:table-cell table:formula="of:=[.H42]/[.$H$35]*1024" office:value-type="float" office:value="65.3074875661567" calcext:value-type="float">
            <text:p>65.307487566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5.5604499692308" calcext:value-type="float">
            <text:p>65.5604499692</text:p>
          </table:table-cell>
          <table:table-cell table:number-columns-repeated="10"/>
        </table:table-row>
        <table:table-row table:style-name="ro1">
          <table:table-cell table:formula="of:=[.G43]" office:value-type="float" office:value="71" calcext:value-type="float">
            <text:p>71</text:p>
          </table:table-cell>
          <table:table-cell table:formula="of:=[.H43]/[.$H$35]*1024" office:value-type="float" office:value="70.8358848691365" calcext:value-type="float">
            <text:p>70.835884869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5.5604499692308" calcext:value-type="float">
            <text:p>65.5604499692</text:p>
          </table:table-cell>
          <table:table-cell table:number-columns-repeated="10"/>
        </table:table-row>
        <table:table-row table:style-name="ro1">
          <table:table-cell table:formula="of:=[.G44]" office:value-type="float" office:value="72" calcext:value-type="float">
            <text:p>72</text:p>
          </table:table-cell>
          <table:table-cell table:formula="of:=[.H44]/[.$H$35]*1024" office:value-type="float" office:value="70.8358848691365" calcext:value-type="float">
            <text:p>70.8358848691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66.5249275687816" calcext:value-type="float">
            <text:p>66.5249275688</text:p>
          </table:table-cell>
          <table:table-cell table:number-columns-repeated="10"/>
        </table:table-row>
        <table:table-row table:style-name="ro1">
          <table:table-cell table:formula="of:=[.G45]" office:value-type="float" office:value="75" calcext:value-type="float">
            <text:p>75</text:p>
          </table:table-cell>
          <table:table-cell table:formula="of:=[.H45]/[.$H$35]*1024" office:value-type="float" office:value="70.868699195244" calcext:value-type="float">
            <text:p>70.8686991952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66.5249275687816" calcext:value-type="float">
            <text:p>66.5249275688</text:p>
          </table:table-cell>
          <table:table-cell table:number-columns-repeated="10"/>
        </table:table-row>
        <table:table-row table:style-name="ro1">
          <table:table-cell table:formula="of:=[.G46]" office:value-type="float" office:value="136" calcext:value-type="float">
            <text:p>136</text:p>
          </table:table-cell>
          <table:table-cell table:formula="of:=[.H46]/[.$H$35]*1024" office:value-type="float" office:value="71.0829574421808" calcext:value-type="float">
            <text:p>71.0829574422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66.7779090398652" calcext:value-type="float">
            <text:p>66.7779090399</text:p>
          </table:table-cell>
          <table:table-cell table:number-columns-repeated="10"/>
        </table:table-row>
        <table:table-row table:style-name="ro1">
          <table:table-cell table:formula="of:=[.G47]" office:value-type="float" office:value="128" calcext:value-type="float">
            <text:p>128</text:p>
          </table:table-cell>
          <table:table-cell table:formula="of:=[.H47]/[.$H$35]*1024" office:value-type="float" office:value="71.1527435655767" calcext:value-type="float">
            <text:p>71.152743565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66.9423469960696" calcext:value-type="float">
            <text:p>66.9423469961</text:p>
          </table:table-cell>
          <table:table-cell table:number-columns-repeated="10"/>
        </table:table-row>
        <table:table-row table:style-name="ro1">
          <table:table-cell table:formula="of:=[.G48]" office:value-type="float" office:value="125" calcext:value-type="float">
            <text:p>125</text:p>
          </table:table-cell>
          <table:table-cell table:formula="of:=[.H48]/[.$H$35]*1024" office:value-type="float" office:value="71.1952091640687" calcext:value-type="float">
            <text:p>71.195209164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66.9618955642897" calcext:value-type="float">
            <text:p>66.9618955643</text:p>
          </table:table-cell>
          <table:table-cell table:number-columns-repeated="10"/>
        </table:table-row>
        <table:table-row table:style-name="ro1">
          <table:table-cell table:formula="of:=[.G49]" office:value-type="float" office:value="139" calcext:value-type="float">
            <text:p>139</text:p>
          </table:table-cell>
          <table:table-cell table:formula="of:=[.H49]/[.$H$35]*1024" office:value-type="float" office:value="71.1952091640687" calcext:value-type="float">
            <text:p>71.1952091641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66.9618955642897" calcext:value-type="float">
            <text:p>66.9618955643</text:p>
          </table:table-cell>
          <table:table-cell table:number-columns-repeated="10"/>
        </table:table-row>
        <table:table-row table:style-name="ro1">
          <table:table-cell table:formula="of:=[.G50]" office:value-type="float" office:value="89" calcext:value-type="float">
            <text:p>89</text:p>
          </table:table-cell>
          <table:table-cell table:formula="of:=[.H50]/[.$H$35]*1024" office:value-type="float" office:value="71.2280234901762" calcext:value-type="float">
            <text:p>71.228023490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67.0619382369455" calcext:value-type="float">
            <text:p>67.0619382369</text:p>
          </table:table-cell>
          <table:table-cell table:number-columns-repeated="10"/>
        </table:table-row>
        <table:table-row table:style-name="ro1">
          <table:table-cell table:formula="of:=[.G51]" office:value-type="float" office:value="132" calcext:value-type="float">
            <text:p>132</text:p>
          </table:table-cell>
          <table:table-cell table:formula="of:=[.H51]/[.$H$35]*1024" office:value-type="float" office:value="71.2280234901762" calcext:value-type="float">
            <text:p>71.228023490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67.0619382369455" calcext:value-type="float">
            <text:p>67.0619382369</text:p>
          </table:table-cell>
          <table:table-cell table:number-columns-repeated="10"/>
        </table:table-row>
        <table:table-row table:style-name="ro1">
          <table:table-cell table:formula="of:=[.G52]" office:value-type="float" office:value="103" calcext:value-type="float">
            <text:p>103</text:p>
          </table:table-cell>
          <table:table-cell table:formula="of:=[.H52]/[.$H$35]*1024" office:value-type="float" office:value="71.4140703255274" calcext:value-type="float">
            <text:p>71.4140703255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67.0889089888214" calcext:value-type="float">
            <text:p>67.0889089888</text:p>
          </table:table-cell>
          <table:table-cell table:number-columns-repeated="10"/>
        </table:table-row>
        <table:table-row table:style-name="ro1">
          <table:table-cell table:formula="of:=[.G53]" office:value-type="float" office:value="114" calcext:value-type="float">
            <text:p>114</text:p>
          </table:table-cell>
          <table:table-cell table:formula="of:=[.H53]/[.$H$35]*1024" office:value-type="float" office:value="71.4140703255274" calcext:value-type="float">
            <text:p>71.4140703255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67.0889089888214" calcext:value-type="float">
            <text:p>67.0889089888</text:p>
          </table:table-cell>
          <table:table-cell table:number-columns-repeated="10"/>
        </table:table-row>
        <table:table-row table:style-name="ro1">
          <table:table-cell table:formula="of:=[.G54]" office:value-type="float" office:value="98" calcext:value-type="float">
            <text:p>98</text:p>
          </table:table-cell>
          <table:table-cell table:formula="of:=[.H54]/[.$H$35]*1024" office:value-type="float" office:value="71.442281737113" calcext:value-type="float">
            <text:p>71.442281737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67.0889089888214" calcext:value-type="float">
            <text:p>67.0889089888</text:p>
          </table:table-cell>
          <table:table-cell table:number-columns-repeated="10"/>
        </table:table-row>
        <table:table-row table:style-name="ro1">
          <table:table-cell table:formula="of:=[.G55]" office:value-type="float" office:value="93" calcext:value-type="float">
            <text:p>93</text:p>
          </table:table-cell>
          <table:table-cell table:formula="of:=[.H55]/[.$H$35]*1024" office:value-type="float" office:value="71.4893502501269" calcext:value-type="float">
            <text:p>71.4893502501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67.0889089888214" calcext:value-type="float">
            <text:p>67.0889089888</text:p>
          </table:table-cell>
          <table:table-cell table:number-columns-repeated="10"/>
        </table:table-row>
        <table:table-row table:style-name="ro1">
          <table:table-cell table:formula="of:=[.G56]" office:value-type="float" office:value="111" calcext:value-type="float">
            <text:p>111</text:p>
          </table:table-cell>
          <table:table-cell table:formula="of:=[.H56]/[.$H$35]*1024" office:value-type="float" office:value="71.7036084970637" calcext:value-type="float">
            <text:p>71.7036084971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67.0889089888214" calcext:value-type="float">
            <text:p>67.0889089888</text:p>
          </table:table-cell>
          <table:table-cell table:number-columns-repeated="10"/>
        </table:table-row>
        <table:table-row table:style-name="ro1">
          <table:table-cell table:formula="of:=[.G57]" office:value-type="float" office:value="92" calcext:value-type="float">
            <text:p>92</text:p>
          </table:table-cell>
          <table:table-cell table:formula="of:=[.H57]/[.$H$35]*1024" office:value-type="float" office:value="72.0682781120858" calcext:value-type="float">
            <text:p>72.068278112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67.0889089888214" calcext:value-type="float">
            <text:p>67.0889089888</text:p>
          </table:table-cell>
          <table:table-cell table:number-columns-repeated="10"/>
        </table:table-row>
        <table:table-row table:style-name="ro1">
          <table:table-cell table:formula="of:=[.G58]" office:value-type="float" office:value="79" calcext:value-type="float">
            <text:p>79</text:p>
          </table:table-cell>
          <table:table-cell table:formula="of:=[.H58]/[.$H$35]*1024" office:value-type="float" office:value="72.1010924381933" calcext:value-type="float">
            <text:p>72.101092438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67.1263335204941" calcext:value-type="float">
            <text:p>67.1263335205</text:p>
          </table:table-cell>
          <table:table-cell table:number-columns-repeated="10"/>
        </table:table-row>
        <table:table-row table:style-name="ro1">
          <table:table-cell table:formula="of:=[.G59]" office:value-type="float" office:value="107" calcext:value-type="float">
            <text:p>107</text:p>
          </table:table-cell>
          <table:table-cell table:formula="of:=[.H59]/[.$H$35]*1024" office:value-type="float" office:value="72.1777086928152" calcext:value-type="float">
            <text:p>72.177708692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67.24592476137" calcext:value-type="float">
            <text:p>67.2459247614</text:p>
          </table:table-cell>
          <table:table-cell table:number-columns-repeated="10"/>
        </table:table-row>
        <table:table-row table:style-name="ro1">
          <table:table-cell table:formula="of:=[.G60]" office:value-type="float" office:value="120" calcext:value-type="float">
            <text:p>120</text:p>
          </table:table-cell>
          <table:table-cell table:formula="of:=[.H60]/[.$H$35]*1024" office:value-type="float" office:value="72.2218075835569" calcext:value-type="float">
            <text:p>72.2218075836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67.24592476137" calcext:value-type="float">
            <text:p>67.2459247614</text:p>
          </table:table-cell>
          <table:table-cell table:number-columns-repeated="10"/>
        </table:table-row>
        <table:table-row table:style-name="ro1">
          <table:table-cell table:formula="of:=[.G61]" office:value-type="float" office:value="88" calcext:value-type="float">
            <text:p>88</text:p>
          </table:table-cell>
          <table:table-cell table:formula="of:=[.H61]/[.$H$35]*1024" office:value-type="float" office:value="72.3153506851301" calcext:value-type="float">
            <text:p>72.3153506851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67.3335274360676" calcext:value-type="float">
            <text:p>67.3335274361</text:p>
          </table:table-cell>
          <table:table-cell table:number-columns-repeated="10"/>
        </table:table-row>
        <table:table-row table:style-name="ro1">
          <table:table-cell table:formula="of:=[.G62]" office:value-type="float" office:value="137" calcext:value-type="float">
            <text:p>137</text:p>
          </table:table-cell>
          <table:table-cell table:formula="of:=[.H62]/[.$H$35]*1024" office:value-type="float" office:value="72.3153506851301" calcext:value-type="float">
            <text:p>72.3153506851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67.5258769843295" calcext:value-type="float">
            <text:p>67.5258769843</text:p>
          </table:table-cell>
          <table:table-cell table:number-columns-repeated="10"/>
        </table:table-row>
        <table:table-row table:style-name="ro1">
          <table:table-cell table:formula="of:=[.G63]" office:value-type="float" office:value="77" calcext:value-type="float">
            <text:p>77</text:p>
          </table:table-cell>
          <table:table-cell table:formula="of:=[.H63]/[.$H$35]*1024" office:value-type="float" office:value="72.4390354527659" calcext:value-type="float">
            <text:p>72.4390354528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67.5258769843295" calcext:value-type="float">
            <text:p>67.5258769843</text:p>
          </table:table-cell>
          <table:table-cell table:number-columns-repeated="10"/>
        </table:table-row>
        <table:table-row table:style-name="ro1">
          <table:table-cell table:formula="of:=[.G64]" office:value-type="float" office:value="81" calcext:value-type="float">
            <text:p>81</text:p>
          </table:table-cell>
          <table:table-cell table:formula="of:=[.H64]/[.$H$35]*1024" office:value-type="float" office:value="72.4390354527659" calcext:value-type="float">
            <text:p>72.4390354528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67.5795048746874" calcext:value-type="float">
            <text:p>67.5795048747</text:p>
          </table:table-cell>
          <table:table-cell table:number-columns-repeated="10"/>
        </table:table-row>
        <table:table-row table:style-name="ro1">
          <table:table-cell table:formula="of:=[.G65]" office:value-type="float" office:value="96" calcext:value-type="float">
            <text:p>96</text:p>
          </table:table-cell>
          <table:table-cell table:formula="of:=[.H65]/[.$H$35]*1024" office:value-type="float" office:value="72.4390354527659" calcext:value-type="float">
            <text:p>72.439035452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67.7704954315757" calcext:value-type="float">
            <text:p>67.7704954316</text:p>
          </table:table-cell>
          <table:table-cell table:number-columns-repeated="10"/>
        </table:table-row>
        <table:table-row table:style-name="ro1">
          <table:table-cell table:formula="of:=[.G66]" office:value-type="float" office:value="102" calcext:value-type="float">
            <text:p>102</text:p>
          </table:table-cell>
          <table:table-cell table:formula="of:=[.H66]/[.$H$35]*1024" office:value-type="float" office:value="72.4390354527659" calcext:value-type="float">
            <text:p>72.4390354528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67.7704954315757" calcext:value-type="float">
            <text:p>67.7704954316</text:p>
          </table:table-cell>
          <table:table-cell table:number-columns-repeated="10"/>
        </table:table-row>
        <table:table-row table:style-name="ro1">
          <table:table-cell table:formula="of:=[.G67]" office:value-type="float" office:value="138" calcext:value-type="float">
            <text:p>138</text:p>
          </table:table-cell>
          <table:table-cell table:formula="of:=[.H67]/[.$H$35]*1024" office:value-type="float" office:value="72.5603445225839" calcext:value-type="float">
            <text:p>72.560344522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7.7803559384615" calcext:value-type="float">
            <text:p>67.7803559385</text:p>
          </table:table-cell>
          <table:table-cell table:number-columns-repeated="10"/>
        </table:table-row>
        <table:table-row table:style-name="ro1">
          <table:table-cell table:formula="of:=[.G68]" office:value-type="float" office:value="121" calcext:value-type="float">
            <text:p>121</text:p>
          </table:table-cell>
          <table:table-cell table:formula="of:=[.H68]/[.$H$35]*1024" office:value-type="float" office:value="72.6356244471833" calcext:value-type="float">
            <text:p>72.635624447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7.7803559384615" calcext:value-type="float">
            <text:p>67.7803559385</text:p>
          </table:table-cell>
          <table:table-cell table:number-columns-repeated="10"/>
        </table:table-row>
        <table:table-row table:style-name="ro1">
          <table:table-cell table:formula="of:=[.G69]" office:value-type="float" office:value="122" calcext:value-type="float">
            <text:p>122</text:p>
          </table:table-cell>
          <table:table-cell table:formula="of:=[.H69]/[.$H$35]*1024" office:value-type="float" office:value="72.6356244471833" calcext:value-type="float">
            <text:p>72.6356244472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67.9333653208106" calcext:value-type="float">
            <text:p>67.9333653208</text:p>
          </table:table-cell>
          <table:table-cell table:number-columns-repeated="10"/>
        </table:table-row>
        <table:table-row table:style-name="ro1">
          <table:table-cell table:formula="of:=[.G70]" office:value-type="float" office:value="130" calcext:value-type="float">
            <text:p>130</text:p>
          </table:table-cell>
          <table:table-cell table:formula="of:=[.H70]/[.$H$35]*1024" office:value-type="float" office:value="72.6356244471833" calcext:value-type="float">
            <text:p>72.635624447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67.9333653208106" calcext:value-type="float">
            <text:p>67.9333653208</text:p>
          </table:table-cell>
          <table:table-cell table:number-columns-repeated="10"/>
        </table:table-row>
        <table:table-row table:style-name="ro1">
          <table:table-cell table:formula="of:=[.G71]" office:value-type="float" office:value="133" calcext:value-type="float">
            <text:p>133</text:p>
          </table:table-cell>
          <table:table-cell table:formula="of:=[.H71]/[.$H$35]*1024" office:value-type="float" office:value="72.6356244471833" calcext:value-type="float">
            <text:p>72.6356244472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67.9333653208106" calcext:value-type="float">
            <text:p>67.9333653208</text:p>
          </table:table-cell>
          <table:table-cell table:number-columns-repeated="10"/>
        </table:table-row>
        <table:table-row table:style-name="ro1">
          <table:table-cell table:formula="of:=[.G72]" office:value-type="float" office:value="127" calcext:value-type="float">
            <text:p>127</text:p>
          </table:table-cell>
          <table:table-cell table:formula="of:=[.H72]/[.$H$35]*1024" office:value-type="float" office:value="72.8424586384398" calcext:value-type="float">
            <text:p>72.842458638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7.9565727119596" calcext:value-type="float">
            <text:p>67.956572712</text:p>
          </table:table-cell>
          <table:table-cell table:number-columns-repeated="10"/>
        </table:table-row>
        <table:table-row table:style-name="ro1">
          <table:table-cell table:formula="of:=[.G73]" office:value-type="float" office:value="113" calcext:value-type="float">
            <text:p>113</text:p>
          </table:table-cell>
          <table:table-cell table:formula="of:=[.H73]/[.$H$35]*1024" office:value-type="float" office:value="73.0507776408323" calcext:value-type="float">
            <text:p>73.0507776408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8.0164728701955" calcext:value-type="float">
            <text:p>68.0164728702</text:p>
          </table:table-cell>
          <table:table-cell table:number-columns-repeated="10"/>
        </table:table-row>
        <table:table-row table:style-name="ro1">
          <table:table-cell table:formula="of:=[.G74]" office:value-type="float" office:value="135" calcext:value-type="float">
            <text:p>135</text:p>
          </table:table-cell>
          <table:table-cell table:formula="of:=[.H74]/[.$H$35]*1024" office:value-type="float" office:value="73.0507776408323" calcext:value-type="float">
            <text:p>73.0507776408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68.0529565616865" calcext:value-type="float">
            <text:p>68.0529565617</text:p>
          </table:table-cell>
          <table:table-cell table:number-columns-repeated="10"/>
        </table:table-row>
        <table:table-row table:style-name="ro1">
          <table:table-cell table:formula="of:=[.G75]" office:value-type="float" office:value="95" calcext:value-type="float">
            <text:p>95</text:p>
          </table:table-cell>
          <table:table-cell table:formula="of:=[.H75]/[.$H$35]*1024" office:value-type="float" office:value="73.0978461538462" calcext:value-type="float">
            <text:p>73.097846153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68.2011911592058" calcext:value-type="float">
            <text:p>68.2011911592</text:p>
          </table:table-cell>
          <table:table-cell table:number-columns-repeated="10"/>
        </table:table-row>
        <table:table-row table:style-name="ro1">
          <table:table-cell table:formula="of:=[.G76]" office:value-type="float" office:value="74" calcext:value-type="float">
            <text:p>74</text:p>
          </table:table-cell>
          <table:table-cell table:formula="of:=[.H76]/[.$H$35]*1024" office:value-type="float" office:value="73.1403117523381" calcext:value-type="float">
            <text:p>73.1403117523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68.332908784646" calcext:value-type="float">
            <text:p>68.3329087846</text:p>
          </table:table-cell>
          <table:table-cell table:number-columns-repeated="10"/>
        </table:table-row>
        <table:table-row table:style-name="ro1">
          <table:table-cell table:formula="of:=[.G77]" office:value-type="float" office:value="99" calcext:value-type="float">
            <text:p>99</text:p>
          </table:table-cell>
          <table:table-cell table:formula="of:=[.H77]/[.$H$35]*1024" office:value-type="float" office:value="73.1731260784456" calcext:value-type="float">
            <text:p>73.1731260784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68.332908784646" calcext:value-type="float">
            <text:p>68.3329087846</text:p>
          </table:table-cell>
          <table:table-cell table:number-columns-repeated="10"/>
        </table:table-row>
        <table:table-row table:style-name="ro1">
          <table:table-cell table:formula="of:=[.G78]" office:value-type="float" office:value="87" calcext:value-type="float">
            <text:p>87</text:p>
          </table:table-cell>
          <table:table-cell table:formula="of:=[.H78]/[.$H$35]*1024" office:value-type="float" office:value="73.4977057927935" calcext:value-type="float">
            <text:p>73.4977057928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68.332908784646" calcext:value-type="float">
            <text:p>68.3329087846</text:p>
          </table:table-cell>
          <table:table-cell table:number-columns-repeated="10"/>
        </table:table-row>
        <table:table-row table:style-name="ro1">
          <table:table-cell table:formula="of:=[.G79]" office:value-type="float" office:value="123" calcext:value-type="float">
            <text:p>123</text:p>
          </table:table-cell>
          <table:table-cell table:formula="of:=[.H79]/[.$H$35]*1024" office:value-type="float" office:value="73.5853096498224" calcext:value-type="float">
            <text:p>73.585309649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68.332908784646" calcext:value-type="float">
            <text:p>68.3329087846</text:p>
          </table:table-cell>
          <table:table-cell table:number-columns-repeated="10"/>
        </table:table-row>
        <table:table-row table:style-name="ro1">
          <table:table-cell table:formula="of:=[.G80]" office:value-type="float" office:value="78" calcext:value-type="float">
            <text:p>78</text:p>
          </table:table-cell>
          <table:table-cell table:formula="of:=[.H80]/[.$H$35]*1024" office:value-type="float" office:value="73.9887328354963" calcext:value-type="float">
            <text:p>73.9887328355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68.4313833903323" calcext:value-type="float">
            <text:p>68.4313833903</text:p>
          </table:table-cell>
          <table:table-cell table:number-columns-repeated="10"/>
        </table:table-row>
        <table:table-row table:style-name="ro1">
          <table:table-cell table:formula="of:=[.G81]" office:value-type="float" office:value="82" calcext:value-type="float">
            <text:p>82</text:p>
          </table:table-cell>
          <table:table-cell table:formula="of:=[.H81]/[.$H$35]*1024" office:value-type="float" office:value="74.08435467266" calcext:value-type="float">
            <text:p>74.0843546727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68.4313833903323" calcext:value-type="float">
            <text:p>68.4313833903</text:p>
          </table:table-cell>
          <table:table-cell table:number-columns-repeated="10"/>
        </table:table-row>
        <table:table-row table:style-name="ro1">
          <table:table-cell table:formula="of:=[.G82]" office:value-type="float" office:value="108" calcext:value-type="float">
            <text:p>108</text:p>
          </table:table-cell>
          <table:table-cell table:formula="of:=[.H82]/[.$H$35]*1024" office:value-type="float" office:value="74.1183568476764" calcext:value-type="float">
            <text:p>74.118356847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68.4471685978255" calcext:value-type="float">
            <text:p>68.4471685978</text:p>
          </table:table-cell>
          <table:table-cell table:number-columns-repeated="10"/>
        </table:table-row>
        <table:table-row table:style-name="ro1">
          <table:table-cell table:formula="of:=[.G83]" office:value-type="float" office:value="126" calcext:value-type="float">
            <text:p>126</text:p>
          </table:table-cell>
          <table:table-cell table:formula="of:=[.H83]/[.$H$35]*1024" office:value-type="float" office:value="74.1228112810846" calcext:value-type="float">
            <text:p>74.1228112811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68.4471685978255" calcext:value-type="float">
            <text:p>68.4471685978</text:p>
          </table:table-cell>
          <table:table-cell table:number-columns-repeated="10"/>
        </table:table-row>
        <table:table-row table:style-name="ro1">
          <table:table-cell table:formula="of:=[.G84]" office:value-type="float" office:value="101" calcext:value-type="float">
            <text:p>101</text:p>
          </table:table-cell>
          <table:table-cell table:formula="of:=[.H84]/[.$H$35]*1024" office:value-type="float" office:value="74.7300990357428" calcext:value-type="float">
            <text:p>74.730099035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.823504670512" calcext:value-type="float">
            <text:p>68.8235046705</text:p>
          </table:table-cell>
          <table:table-cell table:number-columns-repeated="10"/>
        </table:table-row>
        <table:table-row table:style-name="ro1">
          <table:table-cell table:formula="of:=[.G85]" office:value-type="float" office:value="76" calcext:value-type="float">
            <text:p>76</text:p>
          </table:table-cell>
          <table:table-cell table:formula="of:=[.H85]/[.$H$35]*1024" office:value-type="float" office:value="82.2745728992967" calcext:value-type="float">
            <text:p>82.2745728993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68.823504670512" calcext:value-type="float">
            <text:p>68.8235046705</text:p>
          </table:table-cell>
          <table:table-cell table:number-columns-repeated="10"/>
        </table:table-row>
        <table:table-row table:style-name="ro1">
          <table:table-cell table:formula="of:=[.G86]" office:value-type="float" office:value="94" calcext:value-type="float">
            <text:p>94</text:p>
          </table:table-cell>
          <table:table-cell table:formula="of:=[.H86]/[.$H$35]*1024" office:value-type="float" office:value="82.2745728992967" calcext:value-type="float">
            <text:p>82.2745728993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69.2019314991578" calcext:value-type="float">
            <text:p>69.2019314992</text:p>
          </table:table-cell>
          <table:table-cell table:number-columns-repeated="10"/>
        </table:table-row>
        <table:table-row table:style-name="ro1">
          <table:table-cell table:formula="of:=[.G87]" office:value-type="float" office:value="112" calcext:value-type="float">
            <text:p>112</text:p>
          </table:table-cell>
          <table:table-cell table:formula="of:=[.H87]/[.$H$35]*1024" office:value-type="float" office:value="82.633897194229" calcext:value-type="float">
            <text:p>82.633897194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9.2019314991578" calcext:value-type="float">
            <text:p>69.2019314992</text:p>
          </table:table-cell>
          <table:table-cell table:number-columns-repeated="10"/>
        </table:table-row>
        <table:table-row table:style-name="ro1">
          <table:table-cell table:formula="of:=[.G88]" office:value-type="float" office:value="117" calcext:value-type="float">
            <text:p>117</text:p>
          </table:table-cell>
          <table:table-cell table:formula="of:=[.H88]/[.$H$35]*1024" office:value-type="float" office:value="82.633897194229" calcext:value-type="float">
            <text:p>82.6338971942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69.2019314991578" calcext:value-type="float">
            <text:p>69.2019314992</text:p>
          </table:table-cell>
          <table:table-cell table:number-columns-repeated="10"/>
        </table:table-row>
        <table:table-row table:style-name="ro1">
          <table:table-cell table:formula="of:=[.G89]" office:value-type="float" office:value="84" calcext:value-type="float">
            <text:p>84</text:p>
          </table:table-cell>
          <table:table-cell table:formula="of:=[.H89]/[.$H$35]*1024" office:value-type="float" office:value="82.8952239541797" calcext:value-type="float">
            <text:p>82.895223954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69.9463207384615" calcext:value-type="float">
            <text:p>69.9463207385</text:p>
          </table:table-cell>
          <table:table-cell table:number-columns-repeated="10"/>
        </table:table-row>
        <table:table-row table:style-name="ro1">
          <table:table-cell table:formula="of:=[.G90]" office:value-type="float" office:value="124" calcext:value-type="float">
            <text:p>124</text:p>
          </table:table-cell>
          <table:table-cell table:formula="of:=[.H90]/[.$H$35]*1024" office:value-type="float" office:value="82.8952239541797" calcext:value-type="float">
            <text:p>82.895223954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0.8358848691365" calcext:value-type="float">
            <text:p>70.8358848691</text:p>
          </table:table-cell>
          <table:table-cell table:number-columns-repeated="10"/>
        </table:table-row>
        <table:table-row table:style-name="ro1">
          <table:table-cell table:formula="of:=[.G91]" office:value-type="float" office:value="90" calcext:value-type="float">
            <text:p>90</text:p>
          </table:table-cell>
          <table:table-cell table:formula="of:=[.H91]/[.$H$35]*1024" office:value-type="float" office:value="83.5069661422461" calcext:value-type="float">
            <text:p>83.506966142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0.8358848691365" calcext:value-type="float">
            <text:p>70.8358848691</text:p>
          </table:table-cell>
          <table:table-cell table:number-columns-repeated="10"/>
        </table:table-row>
        <table:table-row table:style-name="ro1">
          <table:table-cell table:formula="of:=[.G92]" office:value-type="float" office:value="115" calcext:value-type="float">
            <text:p>115</text:p>
          </table:table-cell>
          <table:table-cell table:formula="of:=[.H92]/[.$H$35]*1024" office:value-type="float" office:value="83.5069661422461" calcext:value-type="float">
            <text:p>83.506966142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.868699195244" calcext:value-type="float">
            <text:p>70.8686991952</text:p>
          </table:table-cell>
          <table:table-cell table:number-columns-repeated="10"/>
        </table:table-row>
        <table:table-row table:style-name="ro1">
          <table:table-cell table:formula="of:=[.G93]" office:value-type="float" office:value="140" calcext:value-type="float">
            <text:p>140</text:p>
          </table:table-cell>
          <table:table-cell table:formula="of:=[.H93]/[.$H$35]*1024" office:value-type="float" office:value="84.5789997824984" calcext:value-type="float">
            <text:p>84.5789997825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71.0829574421808" calcext:value-type="float">
            <text:p>71.0829574422</text:p>
          </table:table-cell>
          <table:table-cell table:number-columns-repeated="10"/>
        </table:table-row>
        <table:table-row table:style-name="ro1">
          <table:table-cell table:formula="of:=[.G94]" office:value-type="float" office:value="116" calcext:value-type="float">
            <text:p>116</text:p>
          </table:table-cell>
          <table:table-cell table:formula="of:=[.H94]/[.$H$35]*1024" office:value-type="float" office:value="87.5637671282535" calcext:value-type="float">
            <text:p>87.5637671283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71.1527435655767" calcext:value-type="float">
            <text:p>71.1527435656</text:p>
          </table:table-cell>
          <table:table-cell table:number-columns-repeated="10"/>
        </table:table-row>
        <table:table-row table:style-name="ro1">
          <table:table-cell table:formula="of:=[.G95]" office:value-type="float" office:value="129" calcext:value-type="float">
            <text:p>129</text:p>
          </table:table-cell>
          <table:table-cell table:formula="of:=[.H95]/[.$H$35]*1024" office:value-type="float" office:value="87.5637671282535" calcext:value-type="float">
            <text:p>87.563767128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71.1952091640687" calcext:value-type="float">
            <text:p>71.1952091641</text:p>
          </table:table-cell>
          <table:table-cell table:number-columns-repeated="10"/>
        </table:table-row>
        <table:table-row table:style-name="ro1">
          <table:table-cell table:formula="of:=[.G96]" office:value-type="float" office:value="91" calcext:value-type="float">
            <text:p>91</text:p>
          </table:table-cell>
          <table:table-cell table:formula="of:=[.H96]/[.$H$35]*1024" office:value-type="float" office:value="87.5965814543609" calcext:value-type="float">
            <text:p>87.5965814544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71.1952091640687" calcext:value-type="float">
            <text:p>71.1952091641</text:p>
          </table:table-cell>
          <table:table-cell table:number-columns-repeated="10"/>
        </table:table-row>
        <table:table-row table:style-name="ro1">
          <table:table-cell table:formula="of:=[.G97]" office:value-type="float" office:value="110" calcext:value-type="float">
            <text:p>110</text:p>
          </table:table-cell>
          <table:table-cell table:formula="of:=[.H97]/[.$H$35]*1024" office:value-type="float" office:value="87.5965814543609" calcext:value-type="float">
            <text:p>87.596581454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71.2280234901762" calcext:value-type="float">
            <text:p>71.2280234902</text:p>
          </table:table-cell>
          <table:table-cell table:number-columns-repeated="10"/>
        </table:table-row>
        <table:table-row table:style-name="ro1">
          <table:table-cell table:formula="of:=[.G98]" office:value-type="float" office:value="134" calcext:value-type="float">
            <text:p>134</text:p>
          </table:table-cell>
          <table:table-cell table:formula="of:=[.H98]/[.$H$35]*1024" office:value-type="float" office:value="87.5965814543609" calcext:value-type="float">
            <text:p>87.596581454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71.2280234901762" calcext:value-type="float">
            <text:p>71.2280234902</text:p>
          </table:table-cell>
          <table:table-cell table:number-columns-repeated="10"/>
        </table:table-row>
        <table:table-row table:style-name="ro1">
          <table:table-cell table:formula="of:=[.G99]" office:value-type="float" office:value="109" calcext:value-type="float">
            <text:p>109</text:p>
          </table:table-cell>
          <table:table-cell table:formula="of:=[.H99]/[.$H$35]*1024" office:value-type="float" office:value="87.8108397012978" calcext:value-type="float">
            <text:p>87.810839701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71.4140703255274" calcext:value-type="float">
            <text:p>71.4140703255</text:p>
          </table:table-cell>
          <table:table-cell table:number-columns-repeated="10"/>
        </table:table-row>
        <table:table-row table:style-name="ro1">
          <table:table-cell table:formula="of:=[.G100]" office:value-type="float" office:value="131" calcext:value-type="float">
            <text:p>131</text:p>
          </table:table-cell>
          <table:table-cell table:formula="of:=[.H100]/[.$H$35]*1024" office:value-type="float" office:value="88.5462666569999" calcext:value-type="float">
            <text:p>88.546266657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71.4140703255274" calcext:value-type="float">
            <text:p>71.4140703255</text:p>
          </table:table-cell>
          <table:table-cell table:number-columns-repeated="10"/>
        </table:table-row>
        <table:table-row table:style-name="ro1">
          <table:table-cell table:formula="of:=[.G101]" office:value-type="float" office:value="119" calcext:value-type="float">
            <text:p>119</text:p>
          </table:table-cell>
          <table:table-cell table:formula="of:=[.H101]/[.$H$35]*1024" office:value-type="float" office:value="88.9496898426738" calcext:value-type="float">
            <text:p>88.949689842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71.442281737113" calcext:value-type="float">
            <text:p>71.4422817371</text:p>
          </table:table-cell>
          <table:table-cell table:number-columns-repeated="10"/>
        </table:table-row>
        <table:table-row table:style-name="ro1">
          <table:table-cell table:formula="of:=[.G102]" office:value-type="float" office:value="80" calcext:value-type="float">
            <text:p>80</text:p>
          </table:table-cell>
          <table:table-cell table:formula="of:=[.H102]/[.$H$35]*1024" office:value-type="float" office:value="99.0024551584137" calcext:value-type="float">
            <text:p>99.002455158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1.4893502501269" calcext:value-type="float">
            <text:p>71.4893502501</text:p>
          </table:table-cell>
          <table:table-cell table:number-columns-repeated="10"/>
        </table:table-row>
        <table:table-row table:style-name="ro1">
          <table:table-cell table:formula="of:=[.G103]" office:value-type="float" office:value="85" calcext:value-type="float">
            <text:p>85</text:p>
          </table:table-cell>
          <table:table-cell table:formula="of:=[.H103]/[.$H$35]*1024" office:value-type="float" office:value="99.0024551584137" calcext:value-type="float">
            <text:p>99.0024551584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71.7036084970637" calcext:value-type="float">
            <text:p>71.7036084971</text:p>
          </table:table-cell>
          <table:table-cell table:number-columns-repeated="10"/>
        </table:table-row>
        <table:table-row table:style-name="ro1">
          <table:table-cell table:formula="of:=[.G104]" office:value-type="float" office:value="97" calcext:value-type="float">
            <text:p>97</text:p>
          </table:table-cell>
          <table:table-cell table:formula="of:=[.H104]/[.$H$35]*1024" office:value-type="float" office:value="99.0024551584137" calcext:value-type="float">
            <text:p>99.002455158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2.0682781120858" calcext:value-type="float">
            <text:p>72.0682781121</text:p>
          </table:table-cell>
          <table:table-cell table:number-columns-repeated="10"/>
        </table:table-row>
        <table:table-row table:style-name="ro1">
          <table:table-cell table:formula="of:=[.G105]" office:value-type="float" office:value="105" calcext:value-type="float">
            <text:p>105</text:p>
          </table:table-cell>
          <table:table-cell table:formula="of:=[.H105]/[.$H$35]*1024" office:value-type="float" office:value="99.0024551584137" calcext:value-type="float">
            <text:p>99.002455158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2.1010924381933" calcext:value-type="float">
            <text:p>72.1010924382</text:p>
          </table:table-cell>
          <table:table-cell table:number-columns-repeated="10"/>
        </table:table-row>
        <table:table-row table:style-name="ro1">
          <table:table-cell table:formula="of:=[.K36]" office:value-type="float" office:value="157" calcext:value-type="float">
            <text:p>157</text:p>
          </table:table-cell>
          <table:table-cell table:formula="of:=[.L36]/[.$L$35]*1024" office:value-type="float" office:value="57.0105244244806" calcext:value-type="float">
            <text:p>57.010524424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72.1777086928152" calcext:value-type="float">
            <text:p>72.1777086928</text:p>
          </table:table-cell>
          <table:table-cell table:number-columns-repeated="10"/>
        </table:table-row>
        <table:table-row table:style-name="ro1">
          <table:table-cell table:formula="of:=[.K37]" office:value-type="float" office:value="150" calcext:value-type="float">
            <text:p>150</text:p>
          </table:table-cell>
          <table:table-cell table:formula="of:=[.L37]/[.$L$35]*1024" office:value-type="float" office:value="60.7586226328416" calcext:value-type="float">
            <text:p>60.758622632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2.2218075835569" calcext:value-type="float">
            <text:p>72.2218075836</text:p>
          </table:table-cell>
          <table:table-cell table:number-columns-repeated="10"/>
        </table:table-row>
        <table:table-row table:style-name="ro1">
          <table:table-cell table:formula="of:=[.K38]" office:value-type="float" office:value="175" calcext:value-type="float">
            <text:p>175</text:p>
          </table:table-cell>
          <table:table-cell table:formula="of:=[.L38]/[.$L$35]*1024" office:value-type="float" office:value="60.923060589046" calcext:value-type="float">
            <text:p>60.92306058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2.3153506851301" calcext:value-type="float">
            <text:p>72.3153506851</text:p>
          </table:table-cell>
          <table:table-cell table:number-columns-repeated="10"/>
        </table:table-row>
        <table:table-row table:style-name="ro1">
          <table:table-cell table:formula="of:=[.K39]" office:value-type="float" office:value="201" calcext:value-type="float">
            <text:p>201</text:p>
          </table:table-cell>
          <table:table-cell table:formula="of:=[.L39]/[.$L$35]*1024" office:value-type="float" office:value="60.923060589046" calcext:value-type="float">
            <text:p>60.923060589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72.3153506851301" calcext:value-type="float">
            <text:p>72.3153506851</text:p>
          </table:table-cell>
          <table:table-cell table:number-columns-repeated="10"/>
        </table:table-row>
        <table:table-row table:style-name="ro1">
          <table:table-cell table:formula="of:=[.K40]" office:value-type="float" office:value="160" calcext:value-type="float">
            <text:p>160</text:p>
          </table:table-cell>
          <table:table-cell table:formula="of:=[.L40]/[.$L$35]*1024" office:value-type="float" office:value="61.0426518299219" calcext:value-type="float">
            <text:p>61.042651829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2.4390354527659" calcext:value-type="float">
            <text:p>72.4390354528</text:p>
          </table:table-cell>
          <table:table-cell table:number-columns-repeated="10"/>
        </table:table-row>
        <table:table-row table:style-name="ro1">
          <table:table-cell table:formula="of:=[.K41]" office:value-type="float" office:value="178" calcext:value-type="float">
            <text:p>178</text:p>
          </table:table-cell>
          <table:table-cell table:formula="of:=[.L41]/[.$L$35]*1024" office:value-type="float" office:value="61.0426518299219" calcext:value-type="float">
            <text:p>61.042651829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2.4390354527659" calcext:value-type="float">
            <text:p>72.4390354528</text:p>
          </table:table-cell>
          <table:table-cell table:number-columns-repeated="10"/>
        </table:table-row>
        <table:table-row table:style-name="ro1">
          <table:table-cell table:formula="of:=[.K42]" office:value-type="float" office:value="204" calcext:value-type="float">
            <text:p>204</text:p>
          </table:table-cell>
          <table:table-cell table:formula="of:=[.L42]/[.$L$35]*1024" office:value-type="float" office:value="61.0426518299219" calcext:value-type="float">
            <text:p>61.042651829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72.4390354527659" calcext:value-type="float">
            <text:p>72.4390354528</text:p>
          </table:table-cell>
          <table:table-cell table:number-columns-repeated="10"/>
        </table:table-row>
        <table:table-row table:style-name="ro1">
          <table:table-cell table:formula="of:=[.K43]" office:value-type="float" office:value="205" calcext:value-type="float">
            <text:p>205</text:p>
          </table:table-cell>
          <table:table-cell table:formula="of:=[.L43]/[.$L$35]*1024" office:value-type="float" office:value="61.0426518299219" calcext:value-type="float">
            <text:p>61.042651829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72.4390354527659" calcext:value-type="float">
            <text:p>72.4390354528</text:p>
          </table:table-cell>
          <table:table-cell table:number-columns-repeated="10"/>
        </table:table-row>
        <table:table-row table:style-name="ro1">
          <table:table-cell table:formula="of:=[.K44]" office:value-type="float" office:value="167" calcext:value-type="float">
            <text:p>167</text:p>
          </table:table-cell>
          <table:table-cell table:formula="of:=[.L44]/[.$L$35]*1024" office:value-type="float" office:value="61.3226040528814" calcext:value-type="float">
            <text:p>61.322604052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72.5603445225839" calcext:value-type="float">
            <text:p>72.5603445226</text:p>
          </table:table-cell>
          <table:table-cell table:number-columns-repeated="10"/>
        </table:table-row>
        <table:table-row table:style-name="ro1">
          <table:table-cell table:formula="of:=[.K45]" office:value-type="float" office:value="188" calcext:value-type="float">
            <text:p>188</text:p>
          </table:table-cell>
          <table:table-cell table:formula="of:=[.L45]/[.$L$35]*1024" office:value-type="float" office:value="61.3226040528814" calcext:value-type="float">
            <text:p>61.3226040529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72.6356244471833" calcext:value-type="float">
            <text:p>72.6356244472</text:p>
          </table:table-cell>
          <table:table-cell table:number-columns-repeated="10"/>
        </table:table-row>
        <table:table-row table:style-name="ro1">
          <table:table-cell table:formula="of:=[.K46]" office:value-type="float" office:value="198" calcext:value-type="float">
            <text:p>198</text:p>
          </table:table-cell>
          <table:table-cell table:formula="of:=[.L46]/[.$L$35]*1024" office:value-type="float" office:value="61.3226040528814" calcext:value-type="float">
            <text:p>61.322604052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72.6356244471833" calcext:value-type="float">
            <text:p>72.6356244472</text:p>
          </table:table-cell>
          <table:table-cell table:number-columns-repeated="10"/>
        </table:table-row>
        <table:table-row table:style-name="ro1">
          <table:table-cell table:formula="of:=[.K47]" office:value-type="float" office:value="159" calcext:value-type="float">
            <text:p>159</text:p>
          </table:table-cell>
          <table:table-cell table:formula="of:=[.L47]/[.$L$35]*1024" office:value-type="float" office:value="61.8131999387474" calcext:value-type="float">
            <text:p>61.813199938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2.6356244471833" calcext:value-type="float">
            <text:p>72.6356244472</text:p>
          </table:table-cell>
          <table:table-cell table:number-columns-repeated="10"/>
        </table:table-row>
        <table:table-row table:style-name="ro1">
          <table:table-cell table:formula="of:=[.K48]" office:value-type="float" office:value="168" calcext:value-type="float">
            <text:p>168</text:p>
          </table:table-cell>
          <table:table-cell table:formula="of:=[.L48]/[.$L$35]*1024" office:value-type="float" office:value="61.8131999387474" calcext:value-type="float">
            <text:p>61.8131999387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72.6356244471833" calcext:value-type="float">
            <text:p>72.6356244472</text:p>
          </table:table-cell>
          <table:table-cell table:number-columns-repeated="10"/>
        </table:table-row>
        <table:table-row table:style-name="ro1">
          <table:table-cell table:formula="of:=[.K49]" office:value-type="float" office:value="151" calcext:value-type="float">
            <text:p>151</text:p>
          </table:table-cell>
          <table:table-cell table:formula="of:=[.L49]/[.$L$35]*1024" office:value-type="float" office:value="62.7768293604206" calcext:value-type="float">
            <text:p>62.7768293604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72.8424586384398" calcext:value-type="float">
            <text:p>72.8424586384</text:p>
          </table:table-cell>
          <table:table-cell table:number-columns-repeated="10"/>
        </table:table-row>
        <table:table-row table:style-name="ro1">
          <table:table-cell table:formula="of:=[.K50]" office:value-type="float" office:value="170" calcext:value-type="float">
            <text:p>170</text:p>
          </table:table-cell>
          <table:table-cell table:formula="of:=[.L50]/[.$L$35]*1024" office:value-type="float" office:value="63.2137973559287" calcext:value-type="float">
            <text:p>63.213797355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73.0507776408323" calcext:value-type="float">
            <text:p>73.0507776408</text:p>
          </table:table-cell>
          <table:table-cell table:number-columns-repeated="10"/>
        </table:table-row>
        <table:table-row table:style-name="ro1">
          <table:table-cell table:formula="of:=[.K51]" office:value-type="float" office:value="191" calcext:value-type="float">
            <text:p>191</text:p>
          </table:table-cell>
          <table:table-cell table:formula="of:=[.L51]/[.$L$35]*1024" office:value-type="float" office:value="63.2137973559287" calcext:value-type="float">
            <text:p>63.2137973559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73.0507776408323" calcext:value-type="float">
            <text:p>73.0507776408</text:p>
          </table:table-cell>
          <table:table-cell table:number-columns-repeated="10"/>
        </table:table-row>
        <table:table-row table:style-name="ro1">
          <table:table-cell table:formula="of:=[.K52]" office:value-type="float" office:value="156" calcext:value-type="float">
            <text:p>156</text:p>
          </table:table-cell>
          <table:table-cell table:formula="of:=[.L52]/[.$L$35]*1024" office:value-type="float" office:value="63.6444930835588" calcext:value-type="float">
            <text:p>63.644493083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3.0978461538462" calcext:value-type="float">
            <text:p>73.0978461538</text:p>
          </table:table-cell>
          <table:table-cell table:number-columns-repeated="10"/>
        </table:table-row>
        <table:table-row table:style-name="ro1">
          <table:table-cell table:formula="of:=[.K53]" office:value-type="float" office:value="199" calcext:value-type="float">
            <text:p>199</text:p>
          </table:table-cell>
          <table:table-cell table:formula="of:=[.L53]/[.$L$35]*1024" office:value-type="float" office:value="66.5249275687816" calcext:value-type="float">
            <text:p>66.524927568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3.1403117523381" calcext:value-type="float">
            <text:p>73.1403117523</text:p>
          </table:table-cell>
          <table:table-cell table:number-columns-repeated="10"/>
        </table:table-row>
        <table:table-row table:style-name="ro1">
          <table:table-cell table:formula="of:=[.K54]" office:value-type="float" office:value="208" calcext:value-type="float">
            <text:p>208</text:p>
          </table:table-cell>
          <table:table-cell table:formula="of:=[.L54]/[.$L$35]*1024" office:value-type="float" office:value="66.5249275687816" calcext:value-type="float">
            <text:p>66.524927568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73.1731260784456" calcext:value-type="float">
            <text:p>73.1731260784</text:p>
          </table:table-cell>
          <table:table-cell table:number-columns-repeated="10"/>
        </table:table-row>
        <table:table-row table:style-name="ro1">
          <table:table-cell table:formula="of:=[.K55]" office:value-type="float" office:value="184" calcext:value-type="float">
            <text:p>184</text:p>
          </table:table-cell>
          <table:table-cell table:formula="of:=[.L55]/[.$L$35]*1024" office:value-type="float" office:value="66.7779090398652" calcext:value-type="float">
            <text:p>66.777909039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73.4977057927935" calcext:value-type="float">
            <text:p>73.4977057928</text:p>
          </table:table-cell>
          <table:table-cell table:number-columns-repeated="10"/>
        </table:table-row>
        <table:table-row table:style-name="ro1">
          <table:table-cell table:formula="of:=[.K56]" office:value-type="float" office:value="180" calcext:value-type="float">
            <text:p>180</text:p>
          </table:table-cell>
          <table:table-cell table:formula="of:=[.L56]/[.$L$35]*1024" office:value-type="float" office:value="66.9423469960696" calcext:value-type="float">
            <text:p>66.9423469961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73.5853096498224" calcext:value-type="float">
            <text:p>73.5853096498</text:p>
          </table:table-cell>
          <table:table-cell table:number-columns-repeated="10"/>
        </table:table-row>
        <table:table-row table:style-name="ro1">
          <table:table-cell table:formula="of:=[.K57]" office:value-type="float" office:value="169" calcext:value-type="float">
            <text:p>169</text:p>
          </table:table-cell>
          <table:table-cell table:formula="of:=[.L57]/[.$L$35]*1024" office:value-type="float" office:value="66.9618955642897" calcext:value-type="float">
            <text:p>66.961895564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3.9887328354963" calcext:value-type="float">
            <text:p>73.9887328355</text:p>
          </table:table-cell>
          <table:table-cell table:number-columns-repeated="10"/>
        </table:table-row>
        <table:table-row table:style-name="ro1">
          <table:table-cell table:formula="of:=[.K58]" office:value-type="float" office:value="186" calcext:value-type="float">
            <text:p>186</text:p>
          </table:table-cell>
          <table:table-cell table:formula="of:=[.L58]/[.$L$35]*1024" office:value-type="float" office:value="66.9618955642897" calcext:value-type="float">
            <text:p>66.961895564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4.08435467266" calcext:value-type="float">
            <text:p>74.0843546727</text:p>
          </table:table-cell>
          <table:table-cell table:number-columns-repeated="10"/>
        </table:table-row>
        <table:table-row table:style-name="ro1">
          <table:table-cell table:formula="of:=[.K59]" office:value-type="float" office:value="162" calcext:value-type="float">
            <text:p>162</text:p>
          </table:table-cell>
          <table:table-cell table:formula="of:=[.L59]/[.$L$35]*1024" office:value-type="float" office:value="67.0619382369455" calcext:value-type="float">
            <text:p>67.0619382369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74.1183568476764" calcext:value-type="float">
            <text:p>74.1183568477</text:p>
          </table:table-cell>
          <table:table-cell table:number-columns-repeated="10"/>
        </table:table-row>
        <table:table-row table:style-name="ro1">
          <table:table-cell table:formula="of:=[.K60]" office:value-type="float" office:value="176" calcext:value-type="float">
            <text:p>176</text:p>
          </table:table-cell>
          <table:table-cell table:formula="of:=[.L60]/[.$L$35]*1024" office:value-type="float" office:value="67.0619382369455" calcext:value-type="float">
            <text:p>67.061938236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74.1228112810846" calcext:value-type="float">
            <text:p>74.1228112811</text:p>
          </table:table-cell>
          <table:table-cell table:number-columns-repeated="10"/>
        </table:table-row>
        <table:table-row table:style-name="ro1">
          <table:table-cell table:formula="of:=[.K61]" office:value-type="float" office:value="152" calcext:value-type="float">
            <text:p>152</text:p>
          </table:table-cell>
          <table:table-cell table:formula="of:=[.L61]/[.$L$35]*1024" office:value-type="float" office:value="67.0889089888214" calcext:value-type="float">
            <text:p>67.088908988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74.1801259762136" calcext:value-type="float">
            <text:p>74.1801259762</text:p>
          </table:table-cell>
          <table:table-cell table:number-columns-repeated="10"/>
        </table:table-row>
        <table:table-row table:style-name="ro1">
          <table:table-cell table:formula="of:=[.K62]" office:value-type="float" office:value="163" calcext:value-type="float">
            <text:p>163</text:p>
          </table:table-cell>
          <table:table-cell table:formula="of:=[.L62]/[.$L$35]*1024" office:value-type="float" office:value="67.0889089888214" calcext:value-type="float">
            <text:p>67.088908988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74.7300990357428" calcext:value-type="float">
            <text:p>74.7300990357</text:p>
          </table:table-cell>
          <table:table-cell table:number-columns-repeated="10"/>
        </table:table-row>
        <table:table-row table:style-name="ro1">
          <table:table-cell table:formula="of:=[.K63]" office:value-type="float" office:value="164" calcext:value-type="float">
            <text:p>164</text:p>
          </table:table-cell>
          <table:table-cell table:formula="of:=[.L63]/[.$L$35]*1024" office:value-type="float" office:value="67.0889089888214" calcext:value-type="float">
            <text:p>67.0889089888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75.0477896993518" calcext:value-type="float">
            <text:p>75.0477896994</text:p>
          </table:table-cell>
          <table:table-cell table:number-columns-repeated="10"/>
        </table:table-row>
        <table:table-row table:style-name="ro1">
          <table:table-cell table:formula="of:=[.K64]" office:value-type="float" office:value="187" calcext:value-type="float">
            <text:p>187</text:p>
          </table:table-cell>
          <table:table-cell table:formula="of:=[.L64]/[.$L$35]*1024" office:value-type="float" office:value="67.0889089888214" calcext:value-type="float">
            <text:p>67.0889089888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75.802552600684" calcext:value-type="float">
            <text:p>75.8025526007</text:p>
          </table:table-cell>
          <table:table-cell table:number-columns-repeated="10"/>
        </table:table-row>
        <table:table-row table:style-name="ro1">
          <table:table-cell table:formula="of:=[.K65]" office:value-type="float" office:value="189" calcext:value-type="float">
            <text:p>189</text:p>
          </table:table-cell>
          <table:table-cell table:formula="of:=[.L65]/[.$L$35]*1024" office:value-type="float" office:value="67.0889089888214" calcext:value-type="float">
            <text:p>67.0889089888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75.802552600684" calcext:value-type="float">
            <text:p>75.8025526007</text:p>
          </table:table-cell>
          <table:table-cell table:number-columns-repeated="10"/>
        </table:table-row>
        <table:table-row table:style-name="ro1">
          <table:table-cell table:formula="of:=[.K66]" office:value-type="float" office:value="210" calcext:value-type="float">
            <text:p>210</text:p>
          </table:table-cell>
          <table:table-cell table:formula="of:=[.L66]/[.$L$35]*1024" office:value-type="float" office:value="67.0889089888214" calcext:value-type="float">
            <text:p>67.0889089888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75.802552600684" calcext:value-type="float">
            <text:p>75.8025526007</text:p>
          </table:table-cell>
          <table:table-cell table:number-columns-repeated="10"/>
        </table:table-row>
        <table:table-row table:style-name="ro1">
          <table:table-cell table:formula="of:=[.K67]" office:value-type="float" office:value="174" calcext:value-type="float">
            <text:p>174</text:p>
          </table:table-cell>
          <table:table-cell table:formula="of:=[.L67]/[.$L$35]*1024" office:value-type="float" office:value="67.1263335204941" calcext:value-type="float">
            <text:p>67.126333520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7.7831660307692" calcext:value-type="float">
            <text:p>77.7831660308</text:p>
          </table:table-cell>
          <table:table-cell table:number-columns-repeated="10"/>
        </table:table-row>
        <table:table-row table:style-name="ro1">
          <table:table-cell table:formula="of:=[.K68]" office:value-type="float" office:value="143" calcext:value-type="float">
            <text:p>143</text:p>
          </table:table-cell>
          <table:table-cell table:formula="of:=[.L68]/[.$L$35]*1024" office:value-type="float" office:value="67.24592476137" calcext:value-type="float">
            <text:p>67.245924761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77.8940731076923" calcext:value-type="float">
            <text:p>77.8940731077</text:p>
          </table:table-cell>
          <table:table-cell table:number-columns-repeated="10"/>
        </table:table-row>
        <table:table-row table:style-name="ro1">
          <table:table-cell table:formula="of:=[.K69]" office:value-type="float" office:value="154" calcext:value-type="float">
            <text:p>154</text:p>
          </table:table-cell>
          <table:table-cell table:formula="of:=[.L69]/[.$L$35]*1024" office:value-type="float" office:value="67.24592476137" calcext:value-type="float">
            <text:p>67.245924761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7.8940731076923" calcext:value-type="float">
            <text:p>77.8940731077</text:p>
          </table:table-cell>
          <table:table-cell table:number-columns-repeated="10"/>
        </table:table-row>
        <table:table-row table:style-name="ro1">
          <table:table-cell table:formula="of:=[.K70]" office:value-type="float" office:value="182" calcext:value-type="float">
            <text:p>182</text:p>
          </table:table-cell>
          <table:table-cell table:formula="of:=[.L70]/[.$L$35]*1024" office:value-type="float" office:value="67.3335274360676" calcext:value-type="float">
            <text:p>67.333527436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77.9797740307692" calcext:value-type="float">
            <text:p>77.9797740308</text:p>
          </table:table-cell>
          <table:table-cell table:number-columns-repeated="10"/>
        </table:table-row>
        <table:table-row table:style-name="ro1">
          <table:table-cell table:formula="of:=[.K71]" office:value-type="float" office:value="153" calcext:value-type="float">
            <text:p>153</text:p>
          </table:table-cell>
          <table:table-cell table:formula="of:=[.L71]/[.$L$35]*1024" office:value-type="float" office:value="67.5258769843295" calcext:value-type="float">
            <text:p>67.5258769843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78.4665938441121" calcext:value-type="float">
            <text:p>78.4665938441</text:p>
          </table:table-cell>
          <table:table-cell table:number-columns-repeated="10"/>
        </table:table-row>
        <table:table-row table:style-name="ro1">
          <table:table-cell table:formula="of:=[.K72]" office:value-type="float" office:value="193" calcext:value-type="float">
            <text:p>193</text:p>
          </table:table-cell>
          <table:table-cell table:formula="of:=[.L72]/[.$L$35]*1024" office:value-type="float" office:value="67.5258769843295" calcext:value-type="float">
            <text:p>67.5258769843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78.4665938441121" calcext:value-type="float">
            <text:p>78.4665938441</text:p>
          </table:table-cell>
          <table:table-cell table:number-columns-repeated="10"/>
        </table:table-row>
        <table:table-row table:style-name="ro1">
          <table:table-cell table:formula="of:=[.K73]" office:value-type="float" office:value="161" calcext:value-type="float">
            <text:p>161</text:p>
          </table:table-cell>
          <table:table-cell table:formula="of:=[.L73]/[.$L$35]*1024" office:value-type="float" office:value="67.5795048746874" calcext:value-type="float">
            <text:p>67.5795048747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78.4665938441121" calcext:value-type="float">
            <text:p>78.4665938441</text:p>
          </table:table-cell>
          <table:table-cell table:number-columns-repeated="10"/>
        </table:table-row>
        <table:table-row table:style-name="ro1">
          <table:table-cell table:formula="of:=[.K74]" office:value-type="float" office:value="158" calcext:value-type="float">
            <text:p>158</text:p>
          </table:table-cell>
          <table:table-cell table:formula="of:=[.L74]/[.$L$35]*1024" office:value-type="float" office:value="67.7704954315757" calcext:value-type="float">
            <text:p>67.7704954316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78.4665938441121" calcext:value-type="float">
            <text:p>78.4665938441</text:p>
          </table:table-cell>
          <table:table-cell table:number-columns-repeated="10"/>
        </table:table-row>
        <table:table-row table:style-name="ro1">
          <table:table-cell table:formula="of:=[.K75]" office:value-type="float" office:value="185" calcext:value-type="float">
            <text:p>185</text:p>
          </table:table-cell>
          <table:table-cell table:formula="of:=[.L75]/[.$L$35]*1024" office:value-type="float" office:value="67.7704954315757" calcext:value-type="float">
            <text:p>67.770495431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8.5393506461538" calcext:value-type="float">
            <text:p>78.5393506462</text:p>
          </table:table-cell>
          <table:table-cell table:number-columns-repeated="10"/>
        </table:table-row>
        <table:table-row table:style-name="ro1">
          <table:table-cell table:formula="of:=[.K76]" office:value-type="float" office:value="165" calcext:value-type="float">
            <text:p>165</text:p>
          </table:table-cell>
          <table:table-cell table:formula="of:=[.L76]/[.$L$35]*1024" office:value-type="float" office:value="67.9333653208106" calcext:value-type="float">
            <text:p>67.933365320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8.5393506461538" calcext:value-type="float">
            <text:p>78.5393506462</text:p>
          </table:table-cell>
          <table:table-cell table:number-columns-repeated="10"/>
        </table:table-row>
        <table:table-row table:style-name="ro1">
          <table:table-cell table:formula="of:=[.K77]" office:value-type="float" office:value="173" calcext:value-type="float">
            <text:p>173</text:p>
          </table:table-cell>
          <table:table-cell table:formula="of:=[.L77]/[.$L$35]*1024" office:value-type="float" office:value="67.9333653208106" calcext:value-type="float">
            <text:p>67.9333653208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79.1107557551937" calcext:value-type="float">
            <text:p>79.1107557552</text:p>
          </table:table-cell>
          <table:table-cell table:number-columns-repeated="10"/>
        </table:table-row>
        <table:table-row table:style-name="ro1">
          <table:table-cell table:formula="of:=[.K78]" office:value-type="float" office:value="179" calcext:value-type="float">
            <text:p>179</text:p>
          </table:table-cell>
          <table:table-cell table:formula="of:=[.L78]/[.$L$35]*1024" office:value-type="float" office:value="67.9333653208106" calcext:value-type="float">
            <text:p>67.933365320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2.2745728992967" calcext:value-type="float">
            <text:p>82.2745728993</text:p>
          </table:table-cell>
          <table:table-cell table:number-columns-repeated="10"/>
        </table:table-row>
        <table:table-row table:style-name="ro1">
          <table:table-cell table:formula="of:=[.K79]" office:value-type="float" office:value="190" calcext:value-type="float">
            <text:p>190</text:p>
          </table:table-cell>
          <table:table-cell table:formula="of:=[.L79]/[.$L$35]*1024" office:value-type="float" office:value="67.9565727119596" calcext:value-type="float">
            <text:p>67.95657271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82.2745728992967" calcext:value-type="float">
            <text:p>82.2745728993</text:p>
          </table:table-cell>
          <table:table-cell table:number-columns-repeated="10"/>
        </table:table-row>
        <table:table-row table:style-name="ro1">
          <table:table-cell table:formula="of:=[.K80]" office:value-type="float" office:value="146" calcext:value-type="float">
            <text:p>146</text:p>
          </table:table-cell>
          <table:table-cell table:formula="of:=[.L80]/[.$L$35]*1024" office:value-type="float" office:value="68.0164728701955" calcext:value-type="float">
            <text:p>68.016472870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82.633897194229" calcext:value-type="float">
            <text:p>82.6338971942</text:p>
          </table:table-cell>
          <table:table-cell table:number-columns-repeated="10"/>
        </table:table-row>
        <table:table-row table:style-name="ro1">
          <table:table-cell table:formula="of:=[.K81]" office:value-type="float" office:value="196" calcext:value-type="float">
            <text:p>196</text:p>
          </table:table-cell>
          <table:table-cell table:formula="of:=[.L81]/[.$L$35]*1024" office:value-type="float" office:value="68.0529565616865" calcext:value-type="float">
            <text:p>68.0529565617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82.633897194229" calcext:value-type="float">
            <text:p>82.6338971942</text:p>
          </table:table-cell>
          <table:table-cell table:number-columns-repeated="10"/>
        </table:table-row>
        <table:table-row table:style-name="ro1">
          <table:table-cell table:formula="of:=[.K82]" office:value-type="float" office:value="195" calcext:value-type="float">
            <text:p>195</text:p>
          </table:table-cell>
          <table:table-cell table:formula="of:=[.L82]/[.$L$35]*1024" office:value-type="float" office:value="68.2011911592058" calcext:value-type="float">
            <text:p>68.201191159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2.8952239541797" calcext:value-type="float">
            <text:p>82.8952239542</text:p>
          </table:table-cell>
          <table:table-cell table:number-columns-repeated="10"/>
        </table:table-row>
        <table:table-row table:style-name="ro1">
          <table:table-cell table:formula="of:=[.K83]" office:value-type="float" office:value="171" calcext:value-type="float">
            <text:p>171</text:p>
          </table:table-cell>
          <table:table-cell table:formula="of:=[.L83]/[.$L$35]*1024" office:value-type="float" office:value="68.332908784646" calcext:value-type="float">
            <text:p>68.3329087846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82.8952239541797" calcext:value-type="float">
            <text:p>82.8952239542</text:p>
          </table:table-cell>
          <table:table-cell table:number-columns-repeated="10"/>
        </table:table-row>
        <table:table-row table:style-name="ro1">
          <table:table-cell table:formula="of:=[.K84]" office:value-type="float" office:value="177" calcext:value-type="float">
            <text:p>177</text:p>
          </table:table-cell>
          <table:table-cell table:formula="of:=[.L84]/[.$L$35]*1024" office:value-type="float" office:value="68.332908784646" calcext:value-type="float">
            <text:p>68.332908784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3.5069661422461" calcext:value-type="float">
            <text:p>83.5069661422</text:p>
          </table:table-cell>
          <table:table-cell table:number-columns-repeated="10"/>
        </table:table-row>
        <table:table-row table:style-name="ro1">
          <table:table-cell table:formula="of:=[.K85]" office:value-type="float" office:value="202" calcext:value-type="float">
            <text:p>202</text:p>
          </table:table-cell>
          <table:table-cell table:formula="of:=[.L85]/[.$L$35]*1024" office:value-type="float" office:value="68.332908784646" calcext:value-type="float">
            <text:p>68.33290878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83.5069661422461" calcext:value-type="float">
            <text:p>83.5069661422</text:p>
          </table:table-cell>
          <table:table-cell table:number-columns-repeated="10"/>
        </table:table-row>
        <table:table-row table:style-name="ro1">
          <table:table-cell table:formula="of:=[.K86]" office:value-type="float" office:value="206" calcext:value-type="float">
            <text:p>206</text:p>
          </table:table-cell>
          <table:table-cell table:formula="of:=[.L86]/[.$L$35]*1024" office:value-type="float" office:value="68.332908784646" calcext:value-type="float">
            <text:p>68.332908784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4.5789997824984" calcext:value-type="float">
            <text:p>84.5789997825</text:p>
          </table:table-cell>
          <table:table-cell table:number-columns-repeated="10"/>
        </table:table-row>
        <table:table-row table:style-name="ro1">
          <table:table-cell table:formula="of:=[.K87]" office:value-type="float" office:value="148" calcext:value-type="float">
            <text:p>148</text:p>
          </table:table-cell>
          <table:table-cell table:formula="of:=[.L87]/[.$L$35]*1024" office:value-type="float" office:value="68.4313833903323" calcext:value-type="float">
            <text:p>68.431383390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4.8459303384615" calcext:value-type="float">
            <text:p>84.8459303385</text:p>
          </table:table-cell>
          <table:table-cell table:number-columns-repeated="10"/>
        </table:table-row>
        <table:table-row table:style-name="ro1">
          <table:table-cell table:formula="of:=[.K88]" office:value-type="float" office:value="155" calcext:value-type="float">
            <text:p>155</text:p>
          </table:table-cell>
          <table:table-cell table:formula="of:=[.L88]/[.$L$35]*1024" office:value-type="float" office:value="68.4313833903323" calcext:value-type="float">
            <text:p>68.431383390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87.5637671282535" calcext:value-type="float">
            <text:p>87.5637671283</text:p>
          </table:table-cell>
          <table:table-cell table:number-columns-repeated="10"/>
        </table:table-row>
        <table:table-row table:style-name="ro1">
          <table:table-cell table:formula="of:=[.K89]" office:value-type="float" office:value="145" calcext:value-type="float">
            <text:p>145</text:p>
          </table:table-cell>
          <table:table-cell table:formula="of:=[.L89]/[.$L$35]*1024" office:value-type="float" office:value="68.4471685978255" calcext:value-type="float">
            <text:p>68.4471685978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87.5637671282535" calcext:value-type="float">
            <text:p>87.5637671283</text:p>
          </table:table-cell>
          <table:table-cell table:number-columns-repeated="10"/>
        </table:table-row>
        <table:table-row table:style-name="ro1">
          <table:table-cell table:formula="of:=[.K90]" office:value-type="float" office:value="181" calcext:value-type="float">
            <text:p>181</text:p>
          </table:table-cell>
          <table:table-cell table:formula="of:=[.L90]/[.$L$35]*1024" office:value-type="float" office:value="68.4471685978255" calcext:value-type="float">
            <text:p>68.447168597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87.5965814543609" calcext:value-type="float">
            <text:p>87.5965814544</text:p>
          </table:table-cell>
          <table:table-cell table:number-columns-repeated="10"/>
        </table:table-row>
        <table:table-row table:style-name="ro1">
          <table:table-cell table:formula="of:=[.K91]" office:value-type="float" office:value="142" calcext:value-type="float">
            <text:p>142</text:p>
          </table:table-cell>
          <table:table-cell table:formula="of:=[.L91]/[.$L$35]*1024" office:value-type="float" office:value="68.823504670512" calcext:value-type="float">
            <text:p>68.823504670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7.5965814543609" calcext:value-type="float">
            <text:p>87.5965814544</text:p>
          </table:table-cell>
          <table:table-cell table:number-columns-repeated="10"/>
        </table:table-row>
        <table:table-row table:style-name="ro1">
          <table:table-cell table:formula="of:=[.K92]" office:value-type="float" office:value="209" calcext:value-type="float">
            <text:p>209</text:p>
          </table:table-cell>
          <table:table-cell table:formula="of:=[.L92]/[.$L$35]*1024" office:value-type="float" office:value="68.823504670512" calcext:value-type="float">
            <text:p>68.8235046705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87.5965814543609" calcext:value-type="float">
            <text:p>87.5965814544</text:p>
          </table:table-cell>
          <table:table-cell table:number-columns-repeated="10"/>
        </table:table-row>
        <table:table-row table:style-name="ro1">
          <table:table-cell table:formula="of:=[.K93]" office:value-type="float" office:value="147" calcext:value-type="float">
            <text:p>147</text:p>
          </table:table-cell>
          <table:table-cell table:formula="of:=[.L93]/[.$L$35]*1024" office:value-type="float" office:value="69.2019314991578" calcext:value-type="float">
            <text:p>69.201931499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87.8108397012978" calcext:value-type="float">
            <text:p>87.8108397013</text:p>
          </table:table-cell>
          <table:table-cell table:number-columns-repeated="10"/>
        </table:table-row>
        <table:table-row table:style-name="ro1">
          <table:table-cell table:formula="of:=[.K94]" office:value-type="float" office:value="200" calcext:value-type="float">
            <text:p>200</text:p>
          </table:table-cell>
          <table:table-cell table:formula="of:=[.L94]/[.$L$35]*1024" office:value-type="float" office:value="69.2019314991578" calcext:value-type="float">
            <text:p>69.201931499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88.5462666569999" calcext:value-type="float">
            <text:p>88.546266657</text:p>
          </table:table-cell>
          <table:table-cell table:number-columns-repeated="10"/>
        </table:table-row>
        <table:table-row table:style-name="ro1">
          <table:table-cell table:formula="of:=[.K95]" office:value-type="float" office:value="207" calcext:value-type="float">
            <text:p>207</text:p>
          </table:table-cell>
          <table:table-cell table:formula="of:=[.L95]/[.$L$35]*1024" office:value-type="float" office:value="69.2019314991578" calcext:value-type="float">
            <text:p>69.201931499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8.7695202461538" calcext:value-type="float">
            <text:p>88.7695202462</text:p>
          </table:table-cell>
          <table:table-cell table:number-columns-repeated="10"/>
        </table:table-row>
        <table:table-row table:style-name="ro1">
          <table:table-cell table:formula="of:=[.K96]" office:value-type="float" office:value="183" calcext:value-type="float">
            <text:p>183</text:p>
          </table:table-cell>
          <table:table-cell table:formula="of:=[.L96]/[.$L$35]*1024" office:value-type="float" office:value="74.1801259762136" calcext:value-type="float">
            <text:p>74.1801259762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88.9496898426738" calcext:value-type="float">
            <text:p>88.9496898427</text:p>
          </table:table-cell>
          <table:table-cell table:number-columns-repeated="10"/>
        </table:table-row>
        <table:table-row table:style-name="ro1">
          <table:table-cell table:formula="of:=[.K97]" office:value-type="float" office:value="166" calcext:value-type="float">
            <text:p>166</text:p>
          </table:table-cell>
          <table:table-cell table:formula="of:=[.L97]/[.$L$35]*1024" office:value-type="float" office:value="75.0477896993518" calcext:value-type="float">
            <text:p>75.04778969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0.0179810461539" calcext:value-type="float">
            <text:p>90.0179810462</text:p>
          </table:table-cell>
          <table:table-cell table:number-columns-repeated="10"/>
        </table:table-row>
        <table:table-row table:style-name="ro1">
          <table:table-cell table:formula="of:=[.K98]" office:value-type="float" office:value="144" calcext:value-type="float">
            <text:p>144</text:p>
          </table:table-cell>
          <table:table-cell table:formula="of:=[.L98]/[.$L$35]*1024" office:value-type="float" office:value="75.802552600684" calcext:value-type="float">
            <text:p>75.802552600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0.7028322461538" calcext:value-type="float">
            <text:p>90.7028322462</text:p>
          </table:table-cell>
          <table:table-cell table:number-columns-repeated="10"/>
        </table:table-row>
        <table:table-row table:style-name="ro1">
          <table:table-cell table:formula="of:=[.K99]" office:value-type="float" office:value="149" calcext:value-type="float">
            <text:p>149</text:p>
          </table:table-cell>
          <table:table-cell table:formula="of:=[.L99]/[.$L$35]*1024" office:value-type="float" office:value="75.802552600684" calcext:value-type="float">
            <text:p>75.802552600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0.7028322461538" calcext:value-type="float">
            <text:p>90.7028322462</text:p>
          </table:table-cell>
          <table:table-cell table:number-columns-repeated="10"/>
        </table:table-row>
        <table:table-row table:style-name="ro1">
          <table:table-cell table:formula="of:=[.K100]" office:value-type="float" office:value="203" calcext:value-type="float">
            <text:p>203</text:p>
          </table:table-cell>
          <table:table-cell table:formula="of:=[.L100]/[.$L$35]*1024" office:value-type="float" office:value="75.802552600684" calcext:value-type="float">
            <text:p>75.802552600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2.8687970461538" calcext:value-type="float">
            <text:p>92.8687970462</text:p>
          </table:table-cell>
          <table:table-cell table:number-columns-repeated="10"/>
        </table:table-row>
        <table:table-row table:style-name="ro1">
          <table:table-cell table:formula="of:=[.K101]" office:value-type="float" office:value="141" calcext:value-type="float">
            <text:p>141</text:p>
          </table:table-cell>
          <table:table-cell table:formula="of:=[.L101]/[.$L$35]*1024" office:value-type="float" office:value="78.4665938441121" calcext:value-type="float">
            <text:p>78.466593844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2.8687970461538" calcext:value-type="float">
            <text:p>92.8687970462</text:p>
          </table:table-cell>
          <table:table-cell table:number-columns-repeated="10"/>
        </table:table-row>
        <table:table-row table:style-name="ro1">
          <table:table-cell table:formula="of:=[.K102]" office:value-type="float" office:value="172" calcext:value-type="float">
            <text:p>172</text:p>
          </table:table-cell>
          <table:table-cell table:formula="of:=[.L102]/[.$L$35]*1024" office:value-type="float" office:value="78.4665938441121" calcext:value-type="float">
            <text:p>78.466593844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0024551584137" calcext:value-type="float">
            <text:p>99.0024551584</text:p>
          </table:table-cell>
          <table:table-cell table:number-columns-repeated="10"/>
        </table:table-row>
        <table:table-row table:style-name="ro1">
          <table:table-cell table:formula="of:=[.K103]" office:value-type="float" office:value="192" calcext:value-type="float">
            <text:p>192</text:p>
          </table:table-cell>
          <table:table-cell table:formula="of:=[.L103]/[.$L$35]*1024" office:value-type="float" office:value="78.4665938441121" calcext:value-type="float">
            <text:p>78.466593844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9.0024551584137" calcext:value-type="float">
            <text:p>99.0024551584</text:p>
          </table:table-cell>
          <table:table-cell table:number-columns-repeated="10"/>
        </table:table-row>
        <table:table-row table:style-name="ro1">
          <table:table-cell table:formula="of:=[.K104]" office:value-type="float" office:value="197" calcext:value-type="float">
            <text:p>197</text:p>
          </table:table-cell>
          <table:table-cell table:formula="of:=[.L104]/[.$L$35]*1024" office:value-type="float" office:value="78.4665938441121" calcext:value-type="float">
            <text:p>78.466593844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9.0024551584137" calcext:value-type="float">
            <text:p>99.0024551584</text:p>
          </table:table-cell>
          <table:table-cell table:number-columns-repeated="10"/>
        </table:table-row>
        <table:table-row table:style-name="ro1">
          <table:table-cell table:formula="of:=[.K105]" office:value-type="float" office:value="194" calcext:value-type="float">
            <text:p>194</text:p>
          </table:table-cell>
          <table:table-cell table:formula="of:=[.L105]/[.$L$35]*1024" office:value-type="float" office:value="79.1107557551937" calcext:value-type="float">
            <text:p>79.110755755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9.0024551584137" calcext:value-type="float">
            <text:p>99.0024551584</text:p>
          </table:table-cell>
          <table:table-cell table:number-columns-repeated="10"/>
        </table:table-row>
      </table:table>
      <table:table table:name="Sheet2" table:style-name="ta1">
        <office:forms form:automatic-focus="false" form:apply-design-mode="false"/>
        <table:shapes>
          <draw:frame draw:z-index="0" draw:style-name="gr1" draw:text-style-name="P1" svg:width="453.51pt" svg:height="255.09pt" svg:x="528.18pt" svg:y="100.01pt">
            <loext:p draw:notify-on-update-of-ranges="Sheet2.R1:Sheet2.R1 Sheet2.R2:Sheet2.R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87.85pt" svg:y="116.7pt">
            <loext:p draw:notify-on-update-of-ranges="Sheet2.S1:Sheet2.S1 Sheet2.S2:Sheet2.S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992.44pt" svg:y="345.43pt">
            <loext:p draw:notify-on-update-of-ranges="Sheet2.T1:Sheet2.T1 Sheet2.T2:Sheet2.T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516.59pt" svg:y="339.42pt">
            <loext:p draw:notify-on-update-of-ranges="Sheet2.U1:Sheet2.U1 Sheet2.U2:Sheet2.U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444.22pt" svg:y="616.48pt">
            <loext:p draw:notify-on-update-of-ranges="Sheet2.V1:Sheet2.V1 Sheet2.V2:Sheet2.V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921.8pt" svg:y="612.74pt">
            <loext:p draw:notify-on-update-of-ranges="Sheet2.W1:Sheet2.W1 Sheet2.W2:Sheet2.W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442.12pt" svg:y="898.84pt">
            <loext:p draw:notify-on-update-of-ranges="Sheet2.X1:Sheet2.X1 Sheet2.X2:Sheet2.X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" table:default-cell-style-name="ce4"/>
        <table:table-column table:style-name="co10" table:default-cell-style-name="ce4"/>
        <table:table-column table:style-name="co9" table:number-columns-repeated="2" table:default-cell-style-name="ce4"/>
        <table:table-column table:style-name="co1" table:number-columns-repeated="1007" table:default-cell-style-name="ce4"/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8" calcext:value-type="float">
            <text:p>38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float" office:value="264.1" calcext:value-type="float">
            <text:p>264.1</text:p>
          </table:table-cell>
          <table:table-cell table:style-name="ce2" office:value-type="float" office:value="33804.8" calcext:value-type="float">
            <text:p>33804.8</text:p>
          </table:table-cell>
          <table:table-cell table:style-name="ce3"/>
          <table:table-cell table:style-name="ce2" office:value-type="float" office:value="350000" calcext:value-type="float">
            <text:p>350000</text:p>
          </table:table-cell>
          <table:table-cell table:style-name="ce2" office:value-type="float" office:value="341.796875" calcext:value-type="float">
            <text:p>341.796875</text:p>
          </table:table-cell>
          <table:table-cell table:style-name="ce2" office:value-type="float" office:value="98.90318629" calcext:value-type="float">
            <text:p>98.90318629</text:p>
          </table:table-cell>
          <table:table-cell table:style-name="ce3"/>
          <table:table-cell table:style-name="ce2"/>
          <table:table-cell table:style-name="Default" office:value-type="string" calcext:value-type="string">
            <text:p>avgCPUPower</text:p>
          </table:table-cell>
          <table:table-cell table:style-name="Default" office:value-type="string" calcext:value-type="string">
            <text:p>avgACPower</text:p>
          </table:table-cell>
          <table:table-cell table:style-name="Default" office:value-type="string" calcext:value-type="string">
            <text:p>avgTotalEnergy</text:p>
          </table:table-cell>
          <table:table-cell table:style-name="Default" office:value-type="string" calcext:value-type="string">
            <text:p>avgTP</text:p>
          </table:table-cell>
          <table:table-cell table:style-name="Default" office:value-type="string" calcext:value-type="string">
            <text:p>avgRT</text:p>
          </table:table-cell>
          <table:table-cell table:style-name="Default" office:value-type="string" calcext:value-type="string">
            <text:p>avgEpTP</text:p>
          </table:table-cell>
          <table:table-cell table:style-name="Default" office:value-type="string" calcext:value-type="string">
            <text:p>avgTPpE</text:p>
          </table:table-cell>
          <table:table-cell table:style-name="Default" office:value-type="string" calcext:value-type="string">
            <text:p>avgEpRT</text:p>
          </table:table-cell>
          <table:table-cell table:style-name="Default" office:value-type="string" calcext:value-type="string">
            <text:p>avgRTpE</text:p>
          </table:table-cell>
          <table:table-cell table:number-columns-repeated="100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0.25" calcext:value-type="float">
            <text:p>0.25</text:p>
          </table:table-cell>
          <table:table-cell table:style-name="ce3" table:number-columns-repeated="3"/>
          <table:table-cell table:style-name="ce2" office:value-type="float" office:value="400000" calcext:value-type="float">
            <text:p>400000</text:p>
          </table:table-cell>
          <table:table-cell table:style-name="ce2" office:value-type="float" office:value="390.625" calcext:value-type="float">
            <text:p>390.625</text:p>
          </table:table-cell>
          <table:table-cell table:style-name="ce2" office:value-type="float" office:value="86.540288" calcext:value-type="float">
            <text:p>86.540288</text:p>
          </table:table-cell>
          <table:table-cell table:style-name="ce3"/>
          <table:table-cell table:style-name="ce2" office:value-type="string" calcext:value-type="string">
            <text:p>static</text:p>
          </table:table-cell>
          <table:table-cell table:style-name="Default" table:formula="of:=[default.P2]" office:value-type="float" office:value="26678.3723183612" calcext:value-type="float">
            <text:p>26678.3723183612</text:p>
          </table:table-cell>
          <table:table-cell table:style-name="Default" table:formula="of:=[default.Q2]" office:value-type="float" office:value="36771.6838234442" calcext:value-type="float">
            <text:p>36771.6838234442</text:p>
          </table:table-cell>
          <table:table-cell table:style-name="Default" table:formula="of:=[default.R2]" office:value-type="float" office:value="14676909.8104167" calcext:value-type="float">
            <text:p>14676909.8104167</text:p>
          </table:table-cell>
          <table:table-cell table:style-name="Default" table:formula="of:=[default.S2]" office:value-type="float" office:value="52.2886749121794" calcext:value-type="float">
            <text:p>52.2886749122</text:p>
          </table:table-cell>
          <table:table-cell table:style-name="Default" table:formula="of:=[default.T2]" office:value-type="float" office:value="186.958109791667" calcext:value-type="float">
            <text:p>186.9581097917</text:p>
          </table:table-cell>
          <table:table-cell table:style-name="Default" table:formula="of:=[default.U2]" office:value-type="float" office:value="285781.021302664" calcext:value-type="float">
            <text:p>285781.021302664</text:p>
          </table:table-cell>
          <table:table-cell table:style-name="Default" table:formula="of:=[default.V2]" office:value-type="float" office:value="0.000176750447496143" calcext:value-type="float">
            <text:p>0.0001767504</text:p>
          </table:table-cell>
          <table:table-cell table:style-name="Default" table:formula="of:=[default.W2]" office:value-type="float" office:value="63450.0561418054" calcext:value-type="float">
            <text:p>63450.0561418054</text:p>
          </table:table-cell>
          <table:table-cell table:style-name="Default" table:formula="of:=[default.X2]" office:value-type="float" office:value="0.0000158840418002224" calcext:value-type="float">
            <text:p>0.000015884</text:p>
          </table:table-cell>
          <table:table-cell table:number-columns-repeated="100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.25" calcext:value-type="float">
            <text:p>1.25</text:p>
          </table:table-cell>
          <table:table-cell table:style-name="ce3" table:number-columns-repeated="3"/>
          <table:table-cell table:style-name="ce2" office:value-type="float" office:value="450000" calcext:value-type="float">
            <text:p>450000</text:p>
          </table:table-cell>
          <table:table-cell table:style-name="ce2" office:value-type="float" office:value="439.453125" calcext:value-type="float">
            <text:p>439.453125</text:p>
          </table:table-cell>
          <table:table-cell table:style-name="ce2" office:value-type="float" office:value="76.92470044" calcext:value-type="float">
            <text:p>76.92470044</text:p>
          </table:table-cell>
          <table:table-cell table:style-name="ce3"/>
          <table:table-cell table:style-name="ce2" office:value-type="string" calcext:value-type="string">
            <text:p>unl</text:p>
          </table:table-cell>
          <table:table-cell table:style-name="Default" table:formula="of:=[optimized.P2]" office:value-type="float" office:value="27876.9852155355" calcext:value-type="float">
            <text:p>27876.9852155355</text:p>
          </table:table-cell>
          <table:table-cell table:style-name="Default" table:formula="of:=[optimized.Q2]" office:value-type="float" office:value="38423.7348415906" calcext:value-type="float">
            <text:p>38423.7348415906</text:p>
          </table:table-cell>
          <table:table-cell table:style-name="Default" table:formula="of:=[optimized.R2]" office:value-type="float" office:value="24702134.59375" calcext:value-type="float">
            <text:p>24702134.59375</text:p>
          </table:table-cell>
          <table:table-cell table:style-name="Default" table:formula="of:=[optimized.S2]" office:value-type="float" office:value="40.8476511881248" calcext:value-type="float">
            <text:p>40.8476511881</text:p>
          </table:table-cell>
          <table:table-cell table:style-name="Default" table:formula="of:=[optimized.T2]" office:value-type="float" office:value="256.475798333333" calcext:value-type="float">
            <text:p>256.4757983333</text:p>
          </table:table-cell>
          <table:table-cell table:style-name="Default" table:formula="of:=[optimized.U2]" office:value-type="float" office:value="660649.640374972" calcext:value-type="float">
            <text:p>660649.640374972</text:p>
          </table:table-cell>
          <table:table-cell table:style-name="Default" table:formula="of:=[optimized.V2]" office:value-type="float" office:value="0.000113119163488009" calcext:value-type="float">
            <text:p>0.0001131192</text:p>
          </table:table-cell>
          <table:table-cell table:style-name="Default" table:formula="of:=[optimized.W2]" office:value-type="float" office:value="66300.7200571262" calcext:value-type="float">
            <text:p>66300.7200571262</text:p>
          </table:table-cell>
          <table:table-cell table:style-name="Default" table:formula="of:=[optimized.X2]" office:value-type="float" office:value="0.0000154553551200269" calcext:value-type="float">
            <text:p>1.54553551200269E-05</text:p>
          </table:table-cell>
          <table:table-cell table:number-columns-repeated="100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6.25" calcext:value-type="float">
            <text:p>6.25</text:p>
          </table:table-cell>
          <table:table-cell table:style-name="ce3" table:number-columns-repeated="3"/>
          <table:table-cell table:style-name="ce2" office:value-type="float" office:value="500000" calcext:value-type="float">
            <text:p>500000</text:p>
          </table:table-cell>
          <table:table-cell table:style-name="ce2" office:value-type="float" office:value="488.28125" calcext:value-type="float">
            <text:p>488.28125</text:p>
          </table:table-cell>
          <table:table-cell table:style-name="ce2" office:value-type="float" office:value="69.2322304" calcext:value-type="float">
            <text:p>69.2322304</text:p>
          </table:table-cell>
          <table:table-cell table:style-name="ce3"/>
          <table:table-cell table:style-name="ce2" office:value-type="string" calcext:value-type="string">
            <text:p>gmc</text:p>
          </table:table-cell>
          <table:table-cell table:style-name="ce3" table:formula="of:=[gmc.P2]" office:value-type="float" office:value="2170.42150368766" calcext:value-type="float">
            <text:p>2170.4215036877</text:p>
          </table:table-cell>
          <table:table-cell table:style-name="ce3" table:formula="of:=[gmc.Q2]" office:value-type="float" office:value="1801.44746629969" calcext:value-type="float">
            <text:p>1801.4474662997</text:p>
          </table:table-cell>
          <table:table-cell table:style-name="ce3" table:formula="of:=[gmc.R2]" office:value-type="float" office:value="5799421.95666542" calcext:value-type="float">
            <text:p>5799421.95666542</text:p>
          </table:table-cell>
          <table:table-cell table:style-name="ce3" table:formula="of:=[gmc.S2]" office:value-type="float" office:value="47.2157374907447" calcext:value-type="float">
            <text:p>47.2157374907</text:p>
          </table:table-cell>
          <table:table-cell table:style-name="ce3" table:formula="of:=[gmc.T2]" office:value-type="float" office:value="488.992480625" calcext:value-type="float">
            <text:p>488.992480625</text:p>
          </table:table-cell>
          <table:table-cell table:style-name="ce3" table:formula="of:=[gmc.U2]" office:value-type="float" office:value="367202.904942947" calcext:value-type="float">
            <text:p>367202.904942947</text:p>
          </table:table-cell>
          <table:table-cell table:style-name="ce3" table:formula="of:=[gmc.V2]" office:value-type="float" office:value="0.00457859275842295" calcext:value-type="float">
            <text:p>0.0045785928</text:p>
          </table:table-cell>
          <table:table-cell table:style-name="ce3" table:formula="of:=[gmc.W2]" office:value-type="float" office:value="3971.86896998735" calcext:value-type="float">
            <text:p>3971.8689699874</text:p>
          </table:table-cell>
          <table:table-cell table:style-name="ce3" table:formula="of:=[gmc.X2]" office:value-type="float" office:value="0.00035849809816772" calcext:value-type="float">
            <text:p>0.0003584981</text:p>
          </table:table-cell>
          <table:table-cell table:number-columns-repeated="100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2.5" calcext:value-type="float">
            <text:p>12.5</text:p>
          </table:table-cell>
          <table:table-cell table:style-name="ce3" table:number-columns-repeated="3"/>
          <table:table-cell table:style-name="ce2" office:value-type="float" office:value="550000" calcext:value-type="float">
            <text:p>550000</text:p>
          </table:table-cell>
          <table:table-cell table:style-name="ce2" office:value-type="float" office:value="537.109375" calcext:value-type="float">
            <text:p>537.109375</text:p>
          </table:table-cell>
          <table:table-cell table:style-name="ce2" office:value-type="float" office:value="62.93839127" calcext:value-type="float">
            <text:p>62.93839127</text:p>
          </table:table-cell>
          <table:table-cell table:style-name="ce3"/>
          <table:table-cell table:style-name="ce2" office:value-type="string" calcext:value-type="string">
            <text:p>comp</text:p>
          </table:table-cell>
          <table:table-cell table:style-name="ce3" table:formula="of:=[gmc_comp.P2]" office:value-type="float" office:value="2495.51174470746" calcext:value-type="float">
            <text:p>2495.5117447075</text:p>
          </table:table-cell>
          <table:table-cell table:style-name="ce3" table:formula="of:=[gmc_comp.Q2]" office:value-type="float" office:value="2256.89131309784" calcext:value-type="float">
            <text:p>2256.8913130978</text:p>
          </table:table-cell>
          <table:table-cell table:style-name="ce3" table:formula="of:=[gmc_comp.R2]" office:value-type="float" office:value="5845698.17249876" calcext:value-type="float">
            <text:p>5845698.17249876</text:p>
          </table:table-cell>
          <table:table-cell table:style-name="ce3" table:formula="of:=[gmc_comp.S2]" office:value-type="float" office:value="48.3176854550498" calcext:value-type="float">
            <text:p>48.317685455</text:p>
          </table:table-cell>
          <table:table-cell table:style-name="ce3" table:formula="of:=[gmc_comp.T2]" office:value-type="float" office:value="320.481647291667" calcext:value-type="float">
            <text:p>320.4816472917</text:p>
          </table:table-cell>
          <table:table-cell table:style-name="ce3" table:formula="of:=[gmc_comp.U2]" office:value-type="float" office:value="220806.590041575" calcext:value-type="float">
            <text:p>220806.590041575</text:p>
          </table:table-cell>
          <table:table-cell table:style-name="ce3" table:formula="of:=[gmc_comp.V2]" office:value-type="float" office:value="0.00457862119235862" calcext:value-type="float">
            <text:p>0.0045786212</text:p>
          </table:table-cell>
          <table:table-cell table:style-name="ce3" table:formula="of:=[gmc_comp.W2]" office:value-type="float" office:value="4752.4030578053" calcext:value-type="float">
            <text:p>4752.4030578053</text:p>
          </table:table-cell>
          <table:table-cell table:style-name="ce3" table:formula="of:=[gmc_comp.X2]" office:value-type="float" office:value="0.000355770139951598" calcext:value-type="float">
            <text:p>0.0003557701</text:p>
          </table:table-cell>
          <table:table-cell table:number-columns-repeated="1000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25" calcext:value-type="float">
            <text:p>25</text:p>
          </table:table-cell>
          <table:table-cell table:style-name="ce3" table:number-columns-repeated="3"/>
          <table:table-cell table:style-name="ce2" office:value-type="float" office:value="600000" calcext:value-type="float">
            <text:p>600000</text:p>
          </table:table-cell>
          <table:table-cell table:style-name="ce2" office:value-type="float" office:value="585.9375" calcext:value-type="float">
            <text:p>585.9375</text:p>
          </table:table-cell>
          <table:table-cell table:style-name="ce2" office:value-type="float" office:value="57.69352533" calcext:value-type="float">
            <text:p>57.69352533</text:p>
          </table:table-cell>
          <table:table-cell table:style-name="ce3"/>
          <table:table-cell table:style-name="ce2" office:value-type="string" calcext:value-type="string">
            <text:p>cool</text:p>
          </table:table-cell>
          <table:table-cell table:style-name="ce3" table:formula="of:=[gmc_cool.P2]" office:value-type="float" office:value="1965.11926087722" calcext:value-type="float">
            <text:p>1965.1192608772</text:p>
          </table:table-cell>
          <table:table-cell table:style-name="ce3" table:formula="of:=[gmc_cool.Q2]" office:value-type="float" office:value="1507.79294065109" calcext:value-type="float">
            <text:p>1507.7929406511</text:p>
          </table:table-cell>
          <table:table-cell table:style-name="ce3" table:formula="of:=[gmc_cool.R2]" office:value-type="float" office:value="5856222.00936167" calcext:value-type="float">
            <text:p>5856222.00936167</text:p>
          </table:table-cell>
          <table:table-cell table:style-name="ce3" table:formula="of:=[gmc_cool.S2]" office:value-type="float" office:value="45.5182506641612" calcext:value-type="float">
            <text:p>45.5182506642</text:p>
          </table:table-cell>
          <table:table-cell table:style-name="ce3" table:formula="of:=[gmc_cool.T2]" office:value-type="float" office:value="597.524897291666" calcext:value-type="float">
            <text:p>597.5248972917</text:p>
          </table:table-cell>
          <table:table-cell table:style-name="ce3" table:formula="of:=[gmc_cool.U2]" office:value-type="float" office:value="451034.724147505" calcext:value-type="float">
            <text:p>451034.724147505</text:p>
          </table:table-cell>
          <table:table-cell table:style-name="ce3" table:formula="of:=[gmc_cool.V2]" office:value-type="float" office:value="0.0049336879401634" calcext:value-type="float">
            <text:p>0.0049336879</text:p>
          </table:table-cell>
          <table:table-cell table:style-name="ce3" table:formula="of:=[gmc_cool.W2]" office:value-type="float" office:value="3472.91220152831" calcext:value-type="float">
            <text:p>3472.9122015283</text:p>
          </table:table-cell>
          <table:table-cell table:style-name="ce3" table:formula="of:=[gmc_cool.X2]" office:value-type="float" office:value="0.000386382423511822" calcext:value-type="float">
            <text:p>0.0003863824</text:p>
          </table:table-cell>
          <table:table-cell table:number-columns-repeated="1000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50" calcext:value-type="float">
            <text:p>50</text:p>
          </table:table-cell>
          <table:table-cell table:style-name="ce3" table:number-columns-repeated="3"/>
          <table:table-cell table:style-name="ce2" office:value-type="float" office:value="650000" calcext:value-type="float">
            <text:p>650000</text:p>
          </table:table-cell>
          <table:table-cell table:style-name="ce2" office:value-type="float" office:value="634.765625" calcext:value-type="float">
            <text:p>634.765625</text:p>
          </table:table-cell>
          <table:table-cell table:style-name="ce2" office:value-type="float" office:value="53.25556185" calcext:value-type="float">
            <text:p>53.25556185</text:p>
          </table:table-cell>
          <table:table-cell table:style-name="ce3"/>
          <table:table-cell table:style-name="ce2" office:value-type="string" calcext:value-type="string">
            <text:p>eptp</text:p>
          </table:table-cell>
          <table:table-cell table:style-name="ce3" table:formula="of:=[eptp.P2]" office:value-type="float" office:value="2861.51387905716" calcext:value-type="float">
            <text:p>2861.5138790572</text:p>
          </table:table-cell>
          <table:table-cell table:style-name="ce3" table:formula="of:=[eptp.Q2]" office:value-type="float" office:value="2775.35993822691" calcext:value-type="float">
            <text:p>2775.3599382269</text:p>
          </table:table-cell>
          <table:table-cell table:style-name="ce3" table:formula="of:=[eptp.R2]" office:value-type="float" office:value="6046904.62891543" calcext:value-type="float">
            <text:p>6046904.62891543</text:p>
          </table:table-cell>
          <table:table-cell table:style-name="ce3" table:formula="of:=[eptp.S2]" office:value-type="float" office:value="49.3920299975961" calcext:value-type="float">
            <text:p>49.3920299976</text:p>
          </table:table-cell>
          <table:table-cell table:style-name="ce3" table:formula="of:=[eptp.T2]" office:value-type="float" office:value="248.222522291667" calcext:value-type="float">
            <text:p>248.2225222917</text:p>
          </table:table-cell>
          <table:table-cell table:style-name="ce3" table:formula="of:=[eptp.U2]" office:value-type="float" office:value="160155.334530584" calcext:value-type="float">
            <text:p>160155.334530584</text:p>
          </table:table-cell>
          <table:table-cell table:style-name="ce3" table:formula="of:=[eptp.V2]" office:value-type="float" office:value="0.00457881623748266" calcext:value-type="float">
            <text:p>0.0045788162</text:p>
          </table:table-cell>
          <table:table-cell table:style-name="ce3" table:formula="of:=[eptp.W2]" office:value-type="float" office:value="5636.87381728408" calcext:value-type="float">
            <text:p>5636.8738172841</text:p>
          </table:table-cell>
          <table:table-cell table:style-name="ce3" table:formula="of:=[eptp.X2]" office:value-type="float" office:value="0.000353251842700833" calcext:value-type="float">
            <text:p>0.0003532518</text:p>
          </table:table-cell>
          <table:table-cell table:number-columns-repeated="1000"/>
        </table:table-row>
        <table:table-row table:style-name="ro1"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00" calcext:value-type="float">
            <text:p>100</text:p>
          </table:table-cell>
          <table:table-cell table:style-name="ce3" table:number-columns-repeated="3"/>
          <table:table-cell table:style-name="ce2" office:value-type="float" office:value="700000" calcext:value-type="float">
            <text:p>700000</text:p>
          </table:table-cell>
          <table:table-cell table:style-name="ce2" office:value-type="float" office:value="683.59375" calcext:value-type="float">
            <text:p>683.59375</text:p>
          </table:table-cell>
          <table:table-cell table:style-name="ce2" office:value-type="float" office:value="49.45159314" calcext:value-type="float">
            <text:p>49.45159314</text:p>
          </table:table-cell>
          <table:table-cell table:style-name="ce3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2" office:value-type="float" office:value="4800" calcext:value-type="float">
            <text:p>48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00" calcext:value-type="float">
            <text:p>600</text:p>
          </table:table-cell>
          <table:table-cell table:style-name="ce3" table:number-columns-repeated="3"/>
          <table:table-cell table:style-name="ce2" office:value-type="float" office:value="750000" calcext:value-type="float">
            <text:p>750000</text:p>
          </table:table-cell>
          <table:table-cell table:style-name="ce2" office:value-type="float" office:value="732.421875" calcext:value-type="float">
            <text:p>732.421875</text:p>
          </table:table-cell>
          <table:table-cell table:style-name="ce2" office:value-type="float" office:value="46.15482027" calcext:value-type="float">
            <text:p>46.15482027</text:p>
          </table:table-cell>
          <table:table-cell table:style-name="ce3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2" calcext:value-type="float">
            <text:p>2</text:p>
          </table:table-cell>
          <table:table-cell table:style-name="ce3" table:number-columns-repeated="6"/>
          <table:table-cell table:style-name="ce2" office:value-type="float" office:value="800000" calcext:value-type="float">
            <text:p>800000</text:p>
          </table:table-cell>
          <table:table-cell table:style-name="ce2" office:value-type="float" office:value="781.25" calcext:value-type="float">
            <text:p>781.25</text:p>
          </table:table-cell>
          <table:table-cell table:style-name="ce2" office:value-type="float" office:value="43.270144" calcext:value-type="float">
            <text:p>43.270144</text:p>
          </table:table-cell>
          <table:table-cell table:style-name="ce3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0" calcext:value-type="float">
            <text:p>10</text:p>
          </table:table-cell>
          <table:table-cell table:style-name="ce3" table:number-columns-repeated="6"/>
          <table:table-cell table:style-name="ce2" office:value-type="float" office:value="850000" calcext:value-type="float">
            <text:p>850000</text:p>
          </table:table-cell>
          <table:table-cell table:style-name="ce2" office:value-type="float" office:value="830.078125" calcext:value-type="float">
            <text:p>830.078125</text:p>
          </table:table-cell>
          <table:table-cell table:style-name="ce2" office:value-type="float" office:value="40.72484141" calcext:value-type="float">
            <text:p>40.72484141</text:p>
          </table:table-cell>
          <table:table-cell table:style-name="ce3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400" calcext:value-type="float">
            <text:p>400</text:p>
          </table:table-cell>
          <table:table-cell table:style-name="ce3" table:number-columns-repeated="6"/>
          <table:table-cell table:style-name="ce2" office:value-type="float" office:value="900000" calcext:value-type="float">
            <text:p>900000</text:p>
          </table:table-cell>
          <table:table-cell table:style-name="ce2" office:value-type="float" office:value="878.90625" calcext:value-type="float">
            <text:p>878.90625</text:p>
          </table:table-cell>
          <table:table-cell table:style-name="ce2" office:value-type="float" office:value="38.46235022" calcext:value-type="float">
            <text:p>38.46235022</text:p>
          </table:table-cell>
          <table:table-cell table:style-name="ce3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/>
          <table:table-cell table:style-name="ce2" office:value-type="float" office:value="950000" calcext:value-type="float">
            <text:p>950000</text:p>
          </table:table-cell>
          <table:table-cell table:style-name="ce2" office:value-type="float" office:value="927.734375" calcext:value-type="float">
            <text:p>927.734375</text:p>
          </table:table-cell>
          <table:table-cell table:style-name="ce2" office:value-type="float" office:value="36.438016" calcext:value-type="float">
            <text:p>36.438016</text:p>
          </table:table-cell>
          <table:table-cell table:style-name="ce3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976.5625" calcext:value-type="float">
            <text:p>976.5625</text:p>
          </table:table-cell>
          <table:table-cell table:style-name="ce2" office:value-type="float" office:value="34.6161152" calcext:value-type="float">
            <text:p>34.6161152</text:p>
          </table:table-cell>
          <table:table-cell table:style-name="ce3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2" office:value-type="float" office:value="1050000" calcext:value-type="float">
            <text:p>1050000</text:p>
          </table:table-cell>
          <table:table-cell table:style-name="ce2" office:value-type="float" office:value="1025.390625" calcext:value-type="float">
            <text:p>1025.390625</text:p>
          </table:table-cell>
          <table:table-cell table:style-name="ce2" office:value-type="float" office:value="32.96772876" calcext:value-type="float">
            <text:p>32.96772876</text:p>
          </table:table-cell>
          <table:table-cell table:style-name="ce3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21" calcext:value-type="float">
            <text:p>2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2" office:value-type="float" office:value="1100000" calcext:value-type="float">
            <text:p>1100000</text:p>
          </table:table-cell>
          <table:table-cell table:style-name="ce2" office:value-type="float" office:value="1074.21875" calcext:value-type="float">
            <text:p>1074.21875</text:p>
          </table:table-cell>
          <table:table-cell table:style-name="ce2" office:value-type="float" office:value="31.46919564" calcext:value-type="float">
            <text:p>31.46919564</text:p>
          </table:table-cell>
          <table:table-cell table:style-name="ce3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61" calcext:value-type="float">
            <text:p>6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5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50" calcext:value-type="float">
            <text:p>50</text:p>
          </table:table-cell>
          <table:table-cell table:style-name="ce3" table:number-columns-repeated="2"/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5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5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5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800" calcext:value-type="float">
            <text:p>800</text:p>
          </table:table-cell>
          <table:table-cell table:style-name="ce3" table:number-columns-repeated="2"/>
          <table:table-cell table:style-name="Default" office:value-type="float" office:value="1501" calcext:value-type="float">
            <text:p>1501</text:p>
          </table:table-cell>
          <table:table-cell table:style-name="Default"/>
          <table:table-cell table:style-name="Default" table:formula="of:=SUM([.I13:.I20])" office:value-type="float" office:value="98" calcext:value-type="float">
            <text:p>98</text:p>
          </table:table-cell>
          <table:table-cell table:style-name="ce3" table:number-columns-repeated="5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2"/>
          <table:table-cell table:style-name="Default" table:number-columns-repeated="3"/>
          <table:table-cell table:style-name="ce3" table:number-columns-repeated="5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2"/>
          <table:table-cell table:style-name="Default" table:number-columns-repeated="3"/>
          <table:table-cell table:style-name="ce3" table:number-columns-repeated="5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2" calcext:value-type="float">
            <text:p>2</text:p>
          </table:table-cell>
          <table:table-cell table:style-name="ce3" table:number-columns-repeated="2"/>
          <table:table-cell table:style-name="Default" table:number-columns-repeated="3"/>
          <table:table-cell table:style-name="ce3" table:number-columns-repeated="5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0" calcext:value-type="float">
            <text:p>10</text:p>
          </table:table-cell>
          <table:table-cell table:style-name="ce3" table:number-columns-repeated="2"/>
          <table:table-cell table:style-name="Default" table:number-columns-repeated="3"/>
          <table:table-cell table:style-name="ce3" table:number-columns-repeated="5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2" calcext:value-type="float">
            <text:p>2</text:p>
          </table:table-cell>
          <table:table-cell table:style-name="ce3" table:number-columns-repeated="2"/>
          <table:table-cell table:style-name="Default" table:number-columns-repeated="3"/>
          <table:table-cell table:style-name="ce3" table:number-columns-repeated="5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50" calcext:value-type="float">
            <text:p>50</text:p>
          </table:table-cell>
          <table:table-cell table:style-name="ce3" table:number-columns-repeated="2"/>
          <table:table-cell table:style-name="Default" table:number-columns-repeated="3"/>
          <table:table-cell table:style-name="ce3" table:number-columns-repeated="5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200" calcext:value-type="float">
            <text:p>200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4800" calcext:value-type="float">
            <text:p>4800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50" calcext:value-type="float">
            <text:p>50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0" calcext:value-type="float">
            <text:p>10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4800" calcext:value-type="float">
            <text:p>4800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4800" calcext:value-type="float">
            <text:p>4800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2" calcext:value-type="float">
            <text:p>2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200" calcext:value-type="float">
            <text:p>200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800" calcext:value-type="float">
            <text:p>800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2" calcext:value-type="float">
            <text:p>2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200" calcext:value-type="float">
            <text:p>200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4800" calcext:value-type="float">
            <text:p>4800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50" calcext:value-type="float">
            <text:p>50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800" calcext:value-type="float">
            <text:p>800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0" calcext:value-type="float">
            <text:p>10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200" calcext:value-type="float">
            <text:p>200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0" calcext:value-type="float">
            <text:p>10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00" calcext:value-type="float">
            <text:p>100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50" calcext:value-type="float">
            <text:p>50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400" calcext:value-type="float">
            <text:p>400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00" calcext:value-type="float">
            <text:p>100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00" calcext:value-type="float">
            <text:p>100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0" calcext:value-type="float">
            <text:p>10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2" calcext:value-type="float">
            <text:p>2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50" calcext:value-type="float">
            <text:p>50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00" calcext:value-type="float">
            <text:p>100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50" calcext:value-type="float">
            <text:p>50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2" calcext:value-type="float">
            <text:p>2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200" calcext:value-type="float">
            <text:p>200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2" calcext:value-type="float">
            <text:p>2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2" calcext:value-type="float">
            <text:p>2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2" calcext:value-type="float">
            <text:p>2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2" calcext:value-type="float">
            <text:p>2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50" calcext:value-type="float">
            <text:p>50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0" calcext:value-type="float">
            <text:p>10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00" calcext:value-type="float">
            <text:p>100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00" calcext:value-type="float">
            <text:p>100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2" calcext:value-type="float">
            <text:p>2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400" calcext:value-type="float">
            <text:p>400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0" calcext:value-type="float">
            <text:p>10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0" calcext:value-type="float">
            <text:p>10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0" calcext:value-type="float">
            <text:p>10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4"/>
          <table:table-cell table:number-columns-repeated="1006"/>
        </table:table-row>
        <table:table-row table:style-name="ro1" table:number-rows-repeated="900">
          <table:table-cell table:style-name="ce3" table:number-columns-repeated="18"/>
          <table:table-cell table:number-columns-repeated="1006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ault" table:style-name="ta1"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arrivalRate</text:p>
          </table:table-cell>
          <table:table-cell table:style-name="ce5" office:value-type="string" calcext:value-type="string">
            <text:p>taskNo</text:p>
          </table:table-cell>
          <table:table-cell office:value-type="string" calcext:value-type="string">
            <text:p>workload</text:p>
          </table:table-cell>
          <table:table-cell office:value-type="string" calcext:value-type="string">
            <text:p>machines</text:p>
          </table:table-cell>
          <table:table-cell office:value-type="string" calcext:value-type="string">
            <text:p>cpuEnergy</text:p>
          </table:table-cell>
          <table:table-cell office:value-type="string" calcext:value-type="string">
            <text:p>acEnergy</text:p>
          </table:table-cell>
          <table:table-cell office:value-type="string" calcext:value-type="string">
            <text:p>responseTime</text:p>
          </table:table-cell>
          <table:table-cell office:value-type="string" calcext:value-type="string">
            <text:p>cpuPower</text:p>
          </table:table-cell>
          <table:table-cell office:value-type="string" calcext:value-type="string">
            <text:p>acPower</text:p>
          </table:table-cell>
          <table:table-cell office:value-type="string" calcext:value-type="string">
            <text:p>totalEnergy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energy per tp</text:p>
          </table:table-cell>
          <table:table-cell office:value-type="string" calcext:value-type="string">
            <text:p>tp per energy</text:p>
          </table:table-cell>
          <table:table-cell office:value-type="string" calcext:value-type="string">
            <text:p>energy per rt</text:p>
          </table:table-cell>
          <table:table-cell office:value-type="string" calcext:value-type="string">
            <text:p>rt per energy</text:p>
          </table:table-cell>
          <table:table-cell office:value-type="string" calcext:value-type="string">
            <text:p>avgCPUPower</text:p>
          </table:table-cell>
          <table:table-cell office:value-type="string" calcext:value-type="string">
            <text:p>avgACPower</text:p>
          </table:table-cell>
          <table:table-cell office:value-type="string" calcext:value-type="string">
            <text:p>avgTotalEnergy</text:p>
          </table:table-cell>
          <table:table-cell office:value-type="string" calcext:value-type="string">
            <text:p>avgTP</text:p>
          </table:table-cell>
          <table:table-cell office:value-type="string" calcext:value-type="string">
            <text:p>avgRT</text:p>
          </table:table-cell>
          <table:table-cell office:value-type="string" calcext:value-type="string">
            <text:p>avgEpTP</text:p>
          </table:table-cell>
          <table:table-cell office:value-type="string" calcext:value-type="string">
            <text:p>avgTPpE</text:p>
          </table:table-cell>
          <table:table-cell office:value-type="string" calcext:value-type="string">
            <text:p>avgEpRT</text:p>
          </table:table-cell>
          <table:table-cell office:value-type="string" calcext:value-type="string">
            <text:p>avgRTpE</text:p>
          </table:table-cell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2]/[.G2]+(210-[.D2])*5" office:value-type="float" office:value="25549.843531167" calcext:value-type="float">
            <text:p>25549.843531167</text:p>
          </table:table-cell>
          <table:table-cell table:formula="of:=[.F2]/[.G2]+(210-[.D2])*1" office:value-type="float" office:value="35216.2095892745" calcext:value-type="float">
            <text:p>35216.2095892745</text:p>
          </table:table-cell>
          <table:table-cell table:formula="of:=([.H2]+[.I2])*[.G2]" office:value-type="float" office:value="146217.1" calcext:value-type="float">
            <text:p>146217.1</text:p>
          </table:table-cell>
          <table:table-cell table:formula="of:=[.C2]/[.G2]" office:value-type="float" office:value="53.1952473371207" calcext:value-type="float">
            <text:p>53.1952473371</text:p>
          </table:table-cell>
          <table:table-cell table:formula="of:=[.J2]/[.K2]" office:value-type="float" office:value="2748.68728541406" calcext:value-type="float">
            <text:p>2748.6872854141</text:p>
          </table:table-cell>
          <table:table-cell table:formula="of:=1/[.L2]" office:value-type="float" office:value="0.000363810028629488" calcext:value-type="float">
            <text:p>0.00036381</text:p>
          </table:table-cell>
          <table:table-cell table:formula="of:=[.J2]/[.G2]" office:value-type="float" office:value="60766.0531204415" calcext:value-type="float">
            <text:p>60766.0531204415</text:p>
          </table:table-cell>
          <table:table-cell table:formula="of:=1/[.N2]" office:value-type="float" office:value="0.0000164565567228457" calcext:value-type="float">
            <text:p>1.64565567228457E-05</text:p>
          </table:table-cell>
          <table:table-cell table:formula="of:=AVERAGE([.H2:.H97])" office:value-type="float" office:value="26678.3723183612" calcext:value-type="float">
            <text:p>26678.3723183612</text:p>
          </table:table-cell>
          <table:table-cell table:formula="of:=AVERAGE([.I2:.I97])" office:value-type="float" office:value="36771.6838234442" calcext:value-type="float">
            <text:p>36771.6838234442</text:p>
          </table:table-cell>
          <table:table-cell table:formula="of:=AVERAGE([.J2:.J97])" office:value-type="float" office:value="14676909.8104167" calcext:value-type="float">
            <text:p>14676909.8104167</text:p>
          </table:table-cell>
          <table:table-cell table:formula="of:=AVERAGE([.K2:.K97])" office:value-type="float" office:value="52.2886749121794" calcext:value-type="float">
            <text:p>52.2886749122</text:p>
          </table:table-cell>
          <table:table-cell table:formula="of:=AVERAGE([.G2:.G97])" office:value-type="float" office:value="186.958109791667" calcext:value-type="float">
            <text:p>186.9581097917</text:p>
          </table:table-cell>
          <table:table-cell table:formula="of:=AVERAGE([.L2:.L97])" office:value-type="float" office:value="285781.021302664" calcext:value-type="float">
            <text:p>285781.021302664</text:p>
          </table:table-cell>
          <table:table-cell table:formula="of:=AVERAGE([.M2:.M97])" office:value-type="float" office:value="0.000176750447496143" calcext:value-type="float">
            <text:p>0.0001767504</text:p>
          </table:table-cell>
          <table:table-cell table:formula="of:=AVERAGE([.N2:.N97])" office:value-type="float" office:value="63450.0561418054" calcext:value-type="float">
            <text:p>63450.0561418054</text:p>
          </table:table-cell>
          <table:table-cell table:formula="of:=AVERAGE([.O2:.O97])" office:value-type="float" office:value="0.0000158840418002224" calcext:value-type="float">
            <text:p>0.000015884</text:p>
          </table:table-cell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51200" calcext:value-type="float">
            <text:p>5.12E+04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32250000" calcext:value-type="float">
            <text:p>3.23E+07</text:p>
          </table:table-cell>
          <table:table-cell table:style-name="ce5" office:value-type="float" office:value="44451300" calcext:value-type="float">
            <text:p>4.45E+07</text:p>
          </table:table-cell>
          <table:table-cell office:value-type="float" office:value="1027.65" calcext:value-type="float">
            <text:p>1027.65</text:p>
          </table:table-cell>
          <table:table-cell table:formula="of:=[.E3]/[.G3]+(210-[.D3])*5" office:value-type="float" office:value="31382.27995913" calcext:value-type="float">
            <text:p>31382.27995913</text:p>
          </table:table-cell>
          <table:table-cell table:formula="of:=[.F3]/[.G3]+(210-[.D3])*1" office:value-type="float" office:value="43255.2911983652" calcext:value-type="float">
            <text:p>43255.2911983652</text:p>
          </table:table-cell>
          <table:table-cell table:formula="of:=([.H3]+[.I3])*[.G3]" office:value-type="float" office:value="76701300" calcext:value-type="float">
            <text:p>76701300</text:p>
          </table:table-cell>
          <table:table-cell table:formula="of:=[.C3]/[.G3]" office:value-type="float" office:value="49.8224103537197" calcext:value-type="float">
            <text:p>49.8224103537</text:p>
          </table:table-cell>
          <table:table-cell table:formula="of:=[.J3]/[.K3]" office:value-type="float" office:value="1539493.96376953" calcext:value-type="float">
            <text:p>1539493.96376953</text:p>
          </table:table-cell>
          <table:table-cell table:formula="of:=1/[.L3]" office:value-type="float" office:value="0.000000649564092834406" calcext:value-type="float">
            <text:p>6.49564092834406E-07</text:p>
          </table:table-cell>
          <table:table-cell table:formula="of:=[.J3]/[.G3]" office:value-type="float" office:value="74637.5711574953" calcext:value-type="float">
            <text:p>74637.5711574953</text:p>
          </table:table-cell>
          <table:table-cell table:formula="of:=1/[.N3]" office:value-type="float" office:value="0.000013398077998678" calcext:value-type="float">
            <text:p>1.3398077998678E-05</text:p>
          </table:table-cell>
          <table:table-cell/>
          <table:table-cell table:formula="of:=[.Q2]/[.P2]" office:value-type="float" office:value="1.37833310760628" calcext:value-type="float">
            <text:p>1.3783331076</text:p>
          </table:table-cell>
          <table:table-cell table:formula="of:=[.R2]/360000" office:value-type="float" office:value="40.769193917824" calcext:value-type="float">
            <text:p>40.7691939178</text:p>
          </table:table-cell>
          <table:table-cell table:number-columns-repeated="6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4]/[.G4]+(210-[.D4])*5" office:value-type="float" office:value="25493.1929851819" calcext:value-type="float">
            <text:p>25493.1929851819</text:p>
          </table:table-cell>
          <table:table-cell table:formula="of:=[.F4]/[.G4]+(210-[.D4])*1" office:value-type="float" office:value="35137.9852789808" calcext:value-type="float">
            <text:p>35137.9852789808</text:p>
          </table:table-cell>
          <table:table-cell table:formula="of:=([.H4]+[.I4])*[.G4]" office:value-type="float" office:value="312196" calcext:value-type="float">
            <text:p>312196</text:p>
          </table:table-cell>
          <table:table-cell table:formula="of:=[.C4]/[.G4]" office:value-type="float" office:value="49.7174263463518" calcext:value-type="float">
            <text:p>49.7174263464</text:p>
          </table:table-cell>
          <table:table-cell table:formula="of:=[.J4]/[.K4]" office:value-type="float" office:value="6279.4079046875" calcext:value-type="float">
            <text:p>6279.4079046875</text:p>
          </table:table-cell>
          <table:table-cell table:formula="of:=1/[.L4]" office:value-type="float" office:value="0.000159250683373111" calcext:value-type="float">
            <text:p>0.0001592507</text:p>
          </table:table-cell>
          <table:table-cell table:formula="of:=[.J4]/[.G4]" office:value-type="float" office:value="60631.1782641627" calcext:value-type="float">
            <text:p>60631.1782641627</text:p>
          </table:table-cell>
          <table:table-cell table:formula="of:=1/[.N4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02400" calcext:value-type="float">
            <text:p>1.02E+05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75308800" calcext:value-type="float">
            <text:p>7.53E+07</text:p>
          </table:table-cell>
          <table:table-cell table:style-name="ce5" office:value-type="float" office:value="103801000" calcext:value-type="float">
            <text:p>1.04E+08</text:p>
          </table:table-cell>
          <table:table-cell office:value-type="float" office:value="1990.36" calcext:value-type="float">
            <text:p>1990.36</text:p>
          </table:table-cell>
          <table:table-cell table:formula="of:=[.E5]/[.G5]+(210-[.D5])*5" office:value-type="float" office:value="37836.7732470508" calcext:value-type="float">
            <text:p>37836.7732470508</text:p>
          </table:table-cell>
          <table:table-cell table:formula="of:=[.F5]/[.G5]+(210-[.D5])*1" office:value-type="float" office:value="52151.8720231516" calcext:value-type="float">
            <text:p>52151.8720231516</text:p>
          </table:table-cell>
          <table:table-cell table:formula="of:=([.H5]+[.I5])*[.G5]" office:value-type="float" office:value="179109800" calcext:value-type="float">
            <text:p>179109800</text:p>
          </table:table-cell>
          <table:table-cell table:formula="of:=[.C5]/[.G5]" office:value-type="float" office:value="51.4479792600334" calcext:value-type="float">
            <text:p>51.44797926</text:p>
          </table:table-cell>
          <table:table-cell table:formula="of:=[.J5]/[.K5]" office:value-type="float" office:value="3481376.77273437" calcext:value-type="float">
            <text:p>3481376.77273437</text:p>
          </table:table-cell>
          <table:table-cell table:formula="of:=1/[.L5]" office:value-type="float" office:value="0.000000287242681640164" calcext:value-type="float">
            <text:p>2.87242681640164E-07</text:p>
          </table:table-cell>
          <table:table-cell table:formula="of:=[.J5]/[.G5]" office:value-type="float" office:value="89988.6452702024" calcext:value-type="float">
            <text:p>89988.6452702024</text:p>
          </table:table-cell>
          <table:table-cell table:formula="of:=1/[.N5]" office:value-type="float" office:value="0.0000111125131064855" calcext:value-type="float">
            <text:p>1.1112513106485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25600" calcext:value-type="float">
            <text:p>2.56E+04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4067000" calcext:value-type="float">
            <text:p>1.41E+07</text:p>
          </table:table-cell>
          <table:table-cell table:style-name="ce5" office:value-type="float" office:value="19389000" calcext:value-type="float">
            <text:p>1.94E+07</text:p>
          </table:table-cell>
          <table:table-cell office:value-type="float" office:value="493.26" calcext:value-type="float">
            <text:p>493.26</text:p>
          </table:table-cell>
          <table:table-cell table:formula="of:=[.E6]/[.G6]+(210-[.D6])*5" office:value-type="float" office:value="28518.4284150347" calcext:value-type="float">
            <text:p>28518.4284150347</text:p>
          </table:table-cell>
          <table:table-cell table:formula="of:=[.F6]/[.G6]+(210-[.D6])*1" office:value-type="float" office:value="39307.870088797" calcext:value-type="float">
            <text:p>39307.870088797</text:p>
          </table:table-cell>
          <table:table-cell table:formula="of:=([.H6]+[.I6])*[.G6]" office:value-type="float" office:value="33456000" calcext:value-type="float">
            <text:p>33456000</text:p>
          </table:table-cell>
          <table:table-cell table:formula="of:=[.C6]/[.G6]" office:value-type="float" office:value="51.899606698293" calcext:value-type="float">
            <text:p>51.8996066983</text:p>
          </table:table-cell>
          <table:table-cell table:formula="of:=[.J6]/[.K6]" office:value-type="float" office:value="644629.1625" calcext:value-type="float">
            <text:p>644629.1625</text:p>
          </table:table-cell>
          <table:table-cell table:formula="of:=1/[.L6]" office:value-type="float" office:value="0.0000015512794924167" calcext:value-type="float">
            <text:p>1.5512794924167E-06</text:p>
          </table:table-cell>
          <table:table-cell table:formula="of:=[.J6]/[.G6]" office:value-type="float" office:value="67826.2985038317" calcext:value-type="float">
            <text:p>67826.2985038317</text:p>
          </table:table-cell>
          <table:table-cell table:formula="of:=1/[.N6]" office:value-type="float" office:value="0.000014743543758967" calcext:value-type="float">
            <text:p>1.474354375896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7]/[.G7]+(210-[.D7])*5" office:value-type="float" office:value="25493.1929851819" calcext:value-type="float">
            <text:p>25493.1929851819</text:p>
          </table:table-cell>
          <table:table-cell table:formula="of:=[.F7]/[.G7]+(210-[.D7])*1" office:value-type="float" office:value="35137.9852789808" calcext:value-type="float">
            <text:p>35137.9852789808</text:p>
          </table:table-cell>
          <table:table-cell table:formula="of:=([.H7]+[.I7])*[.G7]" office:value-type="float" office:value="312196" calcext:value-type="float">
            <text:p>312196</text:p>
          </table:table-cell>
          <table:table-cell table:formula="of:=[.C7]/[.G7]" office:value-type="float" office:value="49.7174263463518" calcext:value-type="float">
            <text:p>49.7174263464</text:p>
          </table:table-cell>
          <table:table-cell table:formula="of:=[.J7]/[.K7]" office:value-type="float" office:value="6279.4079046875" calcext:value-type="float">
            <text:p>6279.4079046875</text:p>
          </table:table-cell>
          <table:table-cell table:formula="of:=1/[.L7]" office:value-type="float" office:value="0.000159250683373111" calcext:value-type="float">
            <text:p>0.0001592507</text:p>
          </table:table-cell>
          <table:table-cell table:formula="of:=[.J7]/[.G7]" office:value-type="float" office:value="60631.1782641627" calcext:value-type="float">
            <text:p>60631.1782641627</text:p>
          </table:table-cell>
          <table:table-cell table:formula="of:=1/[.N7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8]/[.G8]+(210-[.D8])*5" office:value-type="float" office:value="25678.6757708116" calcext:value-type="float">
            <text:p>25678.6757708116</text:p>
          </table:table-cell>
          <table:table-cell table:formula="of:=[.F8]/[.G8]+(210-[.D8])*1" office:value-type="float" office:value="35393.7902860491" calcext:value-type="float">
            <text:p>35393.7902860491</text:p>
          </table:table-cell>
          <table:table-cell table:formula="of:=([.H8]+[.I8])*[.G8]" office:value-type="float" office:value="1469544" calcext:value-type="float">
            <text:p>1469544</text:p>
          </table:table-cell>
          <table:table-cell table:formula="of:=[.C8]/[.G8]" office:value-type="float" office:value="53.1952473371207" calcext:value-type="float">
            <text:p>53.1952473371</text:p>
          </table:table-cell>
          <table:table-cell table:formula="of:=[.J8]/[.K8]" office:value-type="float" office:value="27625.475461875" calcext:value-type="float">
            <text:p>27625.475461875</text:p>
          </table:table-cell>
          <table:table-cell table:formula="of:=1/[.L8]" office:value-type="float" office:value="0.00003619847200024" calcext:value-type="float">
            <text:p>3.619847200024E-05</text:p>
          </table:table-cell>
          <table:table-cell table:formula="of:=[.J8]/[.G8]" office:value-type="float" office:value="61072.4660568607" calcext:value-type="float">
            <text:p>61072.4660568607</text:p>
          </table:table-cell>
          <table:table-cell table:formula="of:=1/[.N8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9]/[.G9]+(210-[.D9])*5" office:value-type="float" office:value="25493.1929851819" calcext:value-type="float">
            <text:p>25493.1929851819</text:p>
          </table:table-cell>
          <table:table-cell table:formula="of:=[.F9]/[.G9]+(210-[.D9])*1" office:value-type="float" office:value="35137.9852789808" calcext:value-type="float">
            <text:p>35137.9852789808</text:p>
          </table:table-cell>
          <table:table-cell table:formula="of:=([.H9]+[.I9])*[.G9]" office:value-type="float" office:value="312196" calcext:value-type="float">
            <text:p>312196</text:p>
          </table:table-cell>
          <table:table-cell table:formula="of:=[.C9]/[.G9]" office:value-type="float" office:value="49.7174263463518" calcext:value-type="float">
            <text:p>49.7174263464</text:p>
          </table:table-cell>
          <table:table-cell table:formula="of:=[.J9]/[.K9]" office:value-type="float" office:value="6279.4079046875" calcext:value-type="float">
            <text:p>6279.4079046875</text:p>
          </table:table-cell>
          <table:table-cell table:formula="of:=1/[.L9]" office:value-type="float" office:value="0.000159250683373111" calcext:value-type="float">
            <text:p>0.0001592507</text:p>
          </table:table-cell>
          <table:table-cell table:formula="of:=[.J9]/[.G9]" office:value-type="float" office:value="60631.1782641627" calcext:value-type="float">
            <text:p>60631.1782641627</text:p>
          </table:table-cell>
          <table:table-cell table:formula="of:=1/[.N9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" calcext:value-type="float">
            <text:p>9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10]/[.G10]+(210-[.D10])*5" office:value-type="float" office:value="25678.6757708116" calcext:value-type="float">
            <text:p>25678.6757708116</text:p>
          </table:table-cell>
          <table:table-cell table:formula="of:=[.F10]/[.G10]+(210-[.D10])*1" office:value-type="float" office:value="35393.7902860491" calcext:value-type="float">
            <text:p>35393.7902860491</text:p>
          </table:table-cell>
          <table:table-cell table:formula="of:=([.H10]+[.I10])*[.G10]" office:value-type="float" office:value="1469544" calcext:value-type="float">
            <text:p>1469544</text:p>
          </table:table-cell>
          <table:table-cell table:formula="of:=[.C10]/[.G10]" office:value-type="float" office:value="53.1952473371207" calcext:value-type="float">
            <text:p>53.1952473371</text:p>
          </table:table-cell>
          <table:table-cell table:formula="of:=[.J10]/[.K10]" office:value-type="float" office:value="27625.475461875" calcext:value-type="float">
            <text:p>27625.475461875</text:p>
          </table:table-cell>
          <table:table-cell table:formula="of:=1/[.L10]" office:value-type="float" office:value="0.00003619847200024" calcext:value-type="float">
            <text:p>3.619847200024E-05</text:p>
          </table:table-cell>
          <table:table-cell table:formula="of:=[.J10]/[.G10]" office:value-type="float" office:value="61072.4660568607" calcext:value-type="float">
            <text:p>61072.4660568607</text:p>
          </table:table-cell>
          <table:table-cell table:formula="of:=1/[.N10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11]/[.G11]+(210-[.D11])*5" office:value-type="float" office:value="25493.1929851819" calcext:value-type="float">
            <text:p>25493.1929851819</text:p>
          </table:table-cell>
          <table:table-cell table:formula="of:=[.F11]/[.G11]+(210-[.D11])*1" office:value-type="float" office:value="35137.9852789808" calcext:value-type="float">
            <text:p>35137.9852789808</text:p>
          </table:table-cell>
          <table:table-cell table:formula="of:=([.H11]+[.I11])*[.G11]" office:value-type="float" office:value="312196" calcext:value-type="float">
            <text:p>312196</text:p>
          </table:table-cell>
          <table:table-cell table:formula="of:=[.C11]/[.G11]" office:value-type="float" office:value="49.7174263463518" calcext:value-type="float">
            <text:p>49.7174263464</text:p>
          </table:table-cell>
          <table:table-cell table:formula="of:=[.J11]/[.K11]" office:value-type="float" office:value="6279.4079046875" calcext:value-type="float">
            <text:p>6279.4079046875</text:p>
          </table:table-cell>
          <table:table-cell table:formula="of:=1/[.L11]" office:value-type="float" office:value="0.000159250683373111" calcext:value-type="float">
            <text:p>0.0001592507</text:p>
          </table:table-cell>
          <table:table-cell table:formula="of:=[.J11]/[.G11]" office:value-type="float" office:value="60631.1782641627" calcext:value-type="float">
            <text:p>60631.1782641627</text:p>
          </table:table-cell>
          <table:table-cell table:formula="of:=1/[.N11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1" calcext:value-type="float">
            <text:p>1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12]/[.G12]+(210-[.D12])*5" office:value-type="float" office:value="25678.6757708116" calcext:value-type="float">
            <text:p>25678.6757708116</text:p>
          </table:table-cell>
          <table:table-cell table:formula="of:=[.F12]/[.G12]+(210-[.D12])*1" office:value-type="float" office:value="35393.7902860491" calcext:value-type="float">
            <text:p>35393.7902860491</text:p>
          </table:table-cell>
          <table:table-cell table:formula="of:=([.H12]+[.I12])*[.G12]" office:value-type="float" office:value="1469544" calcext:value-type="float">
            <text:p>1469544</text:p>
          </table:table-cell>
          <table:table-cell table:formula="of:=[.C12]/[.G12]" office:value-type="float" office:value="53.1952473371207" calcext:value-type="float">
            <text:p>53.1952473371</text:p>
          </table:table-cell>
          <table:table-cell table:formula="of:=[.J12]/[.K12]" office:value-type="float" office:value="27625.475461875" calcext:value-type="float">
            <text:p>27625.475461875</text:p>
          </table:table-cell>
          <table:table-cell table:formula="of:=1/[.L12]" office:value-type="float" office:value="0.00003619847200024" calcext:value-type="float">
            <text:p>3.619847200024E-05</text:p>
          </table:table-cell>
          <table:table-cell table:formula="of:=[.J12]/[.G12]" office:value-type="float" office:value="61072.4660568607" calcext:value-type="float">
            <text:p>61072.4660568607</text:p>
          </table:table-cell>
          <table:table-cell table:formula="of:=1/[.N12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51200" calcext:value-type="float">
            <text:p>5.12E+04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32250000" calcext:value-type="float">
            <text:p>3.23E+07</text:p>
          </table:table-cell>
          <table:table-cell table:style-name="ce5" office:value-type="float" office:value="44451300" calcext:value-type="float">
            <text:p>4.45E+07</text:p>
          </table:table-cell>
          <table:table-cell office:value-type="float" office:value="1027.65" calcext:value-type="float">
            <text:p>1027.65</text:p>
          </table:table-cell>
          <table:table-cell table:formula="of:=[.E13]/[.G13]+(210-[.D13])*5" office:value-type="float" office:value="31382.27995913" calcext:value-type="float">
            <text:p>31382.27995913</text:p>
          </table:table-cell>
          <table:table-cell table:formula="of:=[.F13]/[.G13]+(210-[.D13])*1" office:value-type="float" office:value="43255.2911983652" calcext:value-type="float">
            <text:p>43255.2911983652</text:p>
          </table:table-cell>
          <table:table-cell table:formula="of:=([.H13]+[.I13])*[.G13]" office:value-type="float" office:value="76701300" calcext:value-type="float">
            <text:p>76701300</text:p>
          </table:table-cell>
          <table:table-cell table:formula="of:=[.C13]/[.G13]" office:value-type="float" office:value="49.8224103537197" calcext:value-type="float">
            <text:p>49.8224103537</text:p>
          </table:table-cell>
          <table:table-cell table:formula="of:=[.J13]/[.K13]" office:value-type="float" office:value="1539493.96376953" calcext:value-type="float">
            <text:p>1539493.96376953</text:p>
          </table:table-cell>
          <table:table-cell table:formula="of:=1/[.L13]" office:value-type="float" office:value="0.000000649564092834406" calcext:value-type="float">
            <text:p>6.49564092834406E-07</text:p>
          </table:table-cell>
          <table:table-cell table:formula="of:=[.J13]/[.G13]" office:value-type="float" office:value="74637.5711574953" calcext:value-type="float">
            <text:p>74637.5711574953</text:p>
          </table:table-cell>
          <table:table-cell table:formula="of:=1/[.N13]" office:value-type="float" office:value="0.000013398077998678" calcext:value-type="float">
            <text:p>1.339807799867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14]/[.G14]+(210-[.D14])*5" office:value-type="float" office:value="25493.1929851819" calcext:value-type="float">
            <text:p>25493.1929851819</text:p>
          </table:table-cell>
          <table:table-cell table:formula="of:=[.F14]/[.G14]+(210-[.D14])*1" office:value-type="float" office:value="35137.9852789808" calcext:value-type="float">
            <text:p>35137.9852789808</text:p>
          </table:table-cell>
          <table:table-cell table:formula="of:=([.H14]+[.I14])*[.G14]" office:value-type="float" office:value="312196" calcext:value-type="float">
            <text:p>312196</text:p>
          </table:table-cell>
          <table:table-cell table:formula="of:=[.C14]/[.G14]" office:value-type="float" office:value="49.7174263463518" calcext:value-type="float">
            <text:p>49.7174263464</text:p>
          </table:table-cell>
          <table:table-cell table:formula="of:=[.J14]/[.K14]" office:value-type="float" office:value="6279.4079046875" calcext:value-type="float">
            <text:p>6279.4079046875</text:p>
          </table:table-cell>
          <table:table-cell table:formula="of:=1/[.L14]" office:value-type="float" office:value="0.000159250683373111" calcext:value-type="float">
            <text:p>0.0001592507</text:p>
          </table:table-cell>
          <table:table-cell table:formula="of:=[.J14]/[.G14]" office:value-type="float" office:value="60631.1782641627" calcext:value-type="float">
            <text:p>60631.1782641627</text:p>
          </table:table-cell>
          <table:table-cell table:formula="of:=1/[.N14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15]/[.G15]+(210-[.D15])*5" office:value-type="float" office:value="25549.843531167" calcext:value-type="float">
            <text:p>25549.843531167</text:p>
          </table:table-cell>
          <table:table-cell table:formula="of:=[.F15]/[.G15]+(210-[.D15])*1" office:value-type="float" office:value="35216.2095892745" calcext:value-type="float">
            <text:p>35216.2095892745</text:p>
          </table:table-cell>
          <table:table-cell table:formula="of:=([.H15]+[.I15])*[.G15]" office:value-type="float" office:value="146217.1" calcext:value-type="float">
            <text:p>146217.1</text:p>
          </table:table-cell>
          <table:table-cell table:formula="of:=[.C15]/[.G15]" office:value-type="float" office:value="53.1952473371207" calcext:value-type="float">
            <text:p>53.1952473371</text:p>
          </table:table-cell>
          <table:table-cell table:formula="of:=[.J15]/[.K15]" office:value-type="float" office:value="2748.68728541406" calcext:value-type="float">
            <text:p>2748.6872854141</text:p>
          </table:table-cell>
          <table:table-cell table:formula="of:=1/[.L15]" office:value-type="float" office:value="0.000363810028629488" calcext:value-type="float">
            <text:p>0.00036381</text:p>
          </table:table-cell>
          <table:table-cell table:formula="of:=[.J15]/[.G15]" office:value-type="float" office:value="60766.0531204415" calcext:value-type="float">
            <text:p>60766.0531204415</text:p>
          </table:table-cell>
          <table:table-cell table:formula="of:=1/[.N15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16]/[.G16]+(210-[.D16])*5" office:value-type="float" office:value="25549.843531167" calcext:value-type="float">
            <text:p>25549.843531167</text:p>
          </table:table-cell>
          <table:table-cell table:formula="of:=[.F16]/[.G16]+(210-[.D16])*1" office:value-type="float" office:value="35216.2095892745" calcext:value-type="float">
            <text:p>35216.2095892745</text:p>
          </table:table-cell>
          <table:table-cell table:formula="of:=([.H16]+[.I16])*[.G16]" office:value-type="float" office:value="146217.1" calcext:value-type="float">
            <text:p>146217.1</text:p>
          </table:table-cell>
          <table:table-cell table:formula="of:=[.C16]/[.G16]" office:value-type="float" office:value="53.1952473371207" calcext:value-type="float">
            <text:p>53.1952473371</text:p>
          </table:table-cell>
          <table:table-cell table:formula="of:=[.J16]/[.K16]" office:value-type="float" office:value="2748.68728541406" calcext:value-type="float">
            <text:p>2748.6872854141</text:p>
          </table:table-cell>
          <table:table-cell table:formula="of:=1/[.L16]" office:value-type="float" office:value="0.000363810028629488" calcext:value-type="float">
            <text:p>0.00036381</text:p>
          </table:table-cell>
          <table:table-cell table:formula="of:=[.J16]/[.G16]" office:value-type="float" office:value="60766.0531204415" calcext:value-type="float">
            <text:p>60766.0531204415</text:p>
          </table:table-cell>
          <table:table-cell table:formula="of:=1/[.N16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17]/[.G17]+(210-[.D17])*5" office:value-type="float" office:value="25678.6757708116" calcext:value-type="float">
            <text:p>25678.6757708116</text:p>
          </table:table-cell>
          <table:table-cell table:formula="of:=[.F17]/[.G17]+(210-[.D17])*1" office:value-type="float" office:value="35393.7902860491" calcext:value-type="float">
            <text:p>35393.7902860491</text:p>
          </table:table-cell>
          <table:table-cell table:formula="of:=([.H17]+[.I17])*[.G17]" office:value-type="float" office:value="1469544" calcext:value-type="float">
            <text:p>1469544</text:p>
          </table:table-cell>
          <table:table-cell table:formula="of:=[.C17]/[.G17]" office:value-type="float" office:value="53.1952473371207" calcext:value-type="float">
            <text:p>53.1952473371</text:p>
          </table:table-cell>
          <table:table-cell table:formula="of:=[.J17]/[.K17]" office:value-type="float" office:value="27625.475461875" calcext:value-type="float">
            <text:p>27625.475461875</text:p>
          </table:table-cell>
          <table:table-cell table:formula="of:=1/[.L17]" office:value-type="float" office:value="0.00003619847200024" calcext:value-type="float">
            <text:p>3.619847200024E-05</text:p>
          </table:table-cell>
          <table:table-cell table:formula="of:=[.J17]/[.G17]" office:value-type="float" office:value="61072.4660568607" calcext:value-type="float">
            <text:p>61072.4660568607</text:p>
          </table:table-cell>
          <table:table-cell table:formula="of:=1/[.N17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18]/[.G18]+(210-[.D18])*5" office:value-type="float" office:value="25549.843531167" calcext:value-type="float">
            <text:p>25549.843531167</text:p>
          </table:table-cell>
          <table:table-cell table:formula="of:=[.F18]/[.G18]+(210-[.D18])*1" office:value-type="float" office:value="35216.2095892745" calcext:value-type="float">
            <text:p>35216.2095892745</text:p>
          </table:table-cell>
          <table:table-cell table:formula="of:=([.H18]+[.I18])*[.G18]" office:value-type="float" office:value="146217.1" calcext:value-type="float">
            <text:p>146217.1</text:p>
          </table:table-cell>
          <table:table-cell table:formula="of:=[.C18]/[.G18]" office:value-type="float" office:value="53.1952473371207" calcext:value-type="float">
            <text:p>53.1952473371</text:p>
          </table:table-cell>
          <table:table-cell table:formula="of:=[.J18]/[.K18]" office:value-type="float" office:value="2748.68728541406" calcext:value-type="float">
            <text:p>2748.6872854141</text:p>
          </table:table-cell>
          <table:table-cell table:formula="of:=1/[.L18]" office:value-type="float" office:value="0.000363810028629488" calcext:value-type="float">
            <text:p>0.00036381</text:p>
          </table:table-cell>
          <table:table-cell table:formula="of:=[.J18]/[.G18]" office:value-type="float" office:value="60766.0531204415" calcext:value-type="float">
            <text:p>60766.0531204415</text:p>
          </table:table-cell>
          <table:table-cell table:formula="of:=1/[.N18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6400" calcext:value-type="float">
            <text:p>6.40E+03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3234820" calcext:value-type="float">
            <text:p>3.23E+06</text:p>
          </table:table-cell>
          <table:table-cell table:style-name="ce5" office:value-type="float" office:value="4458660" calcext:value-type="float">
            <text:p>4.46E+06</text:p>
          </table:table-cell>
          <table:table-cell office:value-type="float" office:value="122.233" calcext:value-type="float">
            <text:p>122.233</text:p>
          </table:table-cell>
          <table:table-cell table:formula="of:=[.E19]/[.G19]+(210-[.D19])*5" office:value-type="float" office:value="26464.375414168" calcext:value-type="float">
            <text:p>26464.375414168</text:p>
          </table:table-cell>
          <table:table-cell table:formula="of:=[.F19]/[.G19]+(210-[.D19])*1" office:value-type="float" office:value="36476.7288702723" calcext:value-type="float">
            <text:p>36476.7288702723</text:p>
          </table:table-cell>
          <table:table-cell table:formula="of:=([.H19]+[.I19])*[.G19]" office:value-type="float" office:value="7693480" calcext:value-type="float">
            <text:p>7693480</text:p>
          </table:table-cell>
          <table:table-cell table:formula="of:=[.C19]/[.G19]" office:value-type="float" office:value="52.3590192501207" calcext:value-type="float">
            <text:p>52.3590192501</text:p>
          </table:table-cell>
          <table:table-cell table:formula="of:=[.J19]/[.K19]" office:value-type="float" office:value="146937.05325625" calcext:value-type="float">
            <text:p>146937.05325625</text:p>
          </table:table-cell>
          <table:table-cell table:formula="of:=1/[.L19]" office:value-type="float" office:value="0.00000680563532369236" calcext:value-type="float">
            <text:p>6.80563532369236E-06</text:p>
          </table:table-cell>
          <table:table-cell table:formula="of:=[.J19]/[.G19]" office:value-type="float" office:value="62941.1042844404" calcext:value-type="float">
            <text:p>62941.1042844404</text:p>
          </table:table-cell>
          <table:table-cell table:formula="of:=1/[.N19]" office:value-type="float" office:value="0.0000158878686888118" calcext:value-type="float">
            <text:p>1.5887868688811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20]/[.G20]+(210-[.D20])*5" office:value-type="float" office:value="25549.843531167" calcext:value-type="float">
            <text:p>25549.843531167</text:p>
          </table:table-cell>
          <table:table-cell table:formula="of:=[.F20]/[.G20]+(210-[.D20])*1" office:value-type="float" office:value="35216.2095892745" calcext:value-type="float">
            <text:p>35216.2095892745</text:p>
          </table:table-cell>
          <table:table-cell table:formula="of:=([.H20]+[.I20])*[.G20]" office:value-type="float" office:value="146217.1" calcext:value-type="float">
            <text:p>146217.1</text:p>
          </table:table-cell>
          <table:table-cell table:formula="of:=[.C20]/[.G20]" office:value-type="float" office:value="53.1952473371207" calcext:value-type="float">
            <text:p>53.1952473371</text:p>
          </table:table-cell>
          <table:table-cell table:formula="of:=[.J20]/[.K20]" office:value-type="float" office:value="2748.68728541406" calcext:value-type="float">
            <text:p>2748.6872854141</text:p>
          </table:table-cell>
          <table:table-cell table:formula="of:=1/[.L20]" office:value-type="float" office:value="0.000363810028629488" calcext:value-type="float">
            <text:p>0.00036381</text:p>
          </table:table-cell>
          <table:table-cell table:formula="of:=[.J20]/[.G20]" office:value-type="float" office:value="60766.0531204415" calcext:value-type="float">
            <text:p>60766.0531204415</text:p>
          </table:table-cell>
          <table:table-cell table:formula="of:=1/[.N20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0" calcext:value-type="float">
            <text:p>20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21]/[.G21]+(210-[.D21])*5" office:value-type="float" office:value="25678.6757708116" calcext:value-type="float">
            <text:p>25678.6757708116</text:p>
          </table:table-cell>
          <table:table-cell table:formula="of:=[.F21]/[.G21]+(210-[.D21])*1" office:value-type="float" office:value="35393.7902860491" calcext:value-type="float">
            <text:p>35393.7902860491</text:p>
          </table:table-cell>
          <table:table-cell table:formula="of:=([.H21]+[.I21])*[.G21]" office:value-type="float" office:value="1469544" calcext:value-type="float">
            <text:p>1469544</text:p>
          </table:table-cell>
          <table:table-cell table:formula="of:=[.C21]/[.G21]" office:value-type="float" office:value="53.1952473371207" calcext:value-type="float">
            <text:p>53.1952473371</text:p>
          </table:table-cell>
          <table:table-cell table:formula="of:=[.J21]/[.K21]" office:value-type="float" office:value="27625.475461875" calcext:value-type="float">
            <text:p>27625.475461875</text:p>
          </table:table-cell>
          <table:table-cell table:formula="of:=1/[.L21]" office:value-type="float" office:value="0.00003619847200024" calcext:value-type="float">
            <text:p>3.619847200024E-05</text:p>
          </table:table-cell>
          <table:table-cell table:formula="of:=[.J21]/[.G21]" office:value-type="float" office:value="61072.4660568607" calcext:value-type="float">
            <text:p>61072.4660568607</text:p>
          </table:table-cell>
          <table:table-cell table:formula="of:=1/[.N21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02400" calcext:value-type="float">
            <text:p>1.02E+05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75308800" calcext:value-type="float">
            <text:p>7.53E+07</text:p>
          </table:table-cell>
          <table:table-cell table:style-name="ce5" office:value-type="float" office:value="103801000" calcext:value-type="float">
            <text:p>1.04E+08</text:p>
          </table:table-cell>
          <table:table-cell office:value-type="float" office:value="1990.36" calcext:value-type="float">
            <text:p>1990.36</text:p>
          </table:table-cell>
          <table:table-cell table:formula="of:=[.E22]/[.G22]+(210-[.D22])*5" office:value-type="float" office:value="37836.7732470508" calcext:value-type="float">
            <text:p>37836.7732470508</text:p>
          </table:table-cell>
          <table:table-cell table:formula="of:=[.F22]/[.G22]+(210-[.D22])*1" office:value-type="float" office:value="52151.8720231516" calcext:value-type="float">
            <text:p>52151.8720231516</text:p>
          </table:table-cell>
          <table:table-cell table:formula="of:=([.H22]+[.I22])*[.G22]" office:value-type="float" office:value="179109800" calcext:value-type="float">
            <text:p>179109800</text:p>
          </table:table-cell>
          <table:table-cell table:formula="of:=[.C22]/[.G22]" office:value-type="float" office:value="51.4479792600334" calcext:value-type="float">
            <text:p>51.44797926</text:p>
          </table:table-cell>
          <table:table-cell table:formula="of:=[.J22]/[.K22]" office:value-type="float" office:value="3481376.77273437" calcext:value-type="float">
            <text:p>3481376.77273437</text:p>
          </table:table-cell>
          <table:table-cell table:formula="of:=1/[.L22]" office:value-type="float" office:value="0.000000287242681640164" calcext:value-type="float">
            <text:p>2.87242681640164E-07</text:p>
          </table:table-cell>
          <table:table-cell table:formula="of:=[.J22]/[.G22]" office:value-type="float" office:value="89988.6452702024" calcext:value-type="float">
            <text:p>89988.6452702024</text:p>
          </table:table-cell>
          <table:table-cell table:formula="of:=1/[.N22]" office:value-type="float" office:value="0.0000111125131064855" calcext:value-type="float">
            <text:p>1.1112513106485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23]/[.G23]+(210-[.D23])*5" office:value-type="float" office:value="25549.843531167" calcext:value-type="float">
            <text:p>25549.843531167</text:p>
          </table:table-cell>
          <table:table-cell table:formula="of:=[.F23]/[.G23]+(210-[.D23])*1" office:value-type="float" office:value="35216.2095892745" calcext:value-type="float">
            <text:p>35216.2095892745</text:p>
          </table:table-cell>
          <table:table-cell table:formula="of:=([.H23]+[.I23])*[.G23]" office:value-type="float" office:value="146217.1" calcext:value-type="float">
            <text:p>146217.1</text:p>
          </table:table-cell>
          <table:table-cell table:formula="of:=[.C23]/[.G23]" office:value-type="float" office:value="53.1952473371207" calcext:value-type="float">
            <text:p>53.1952473371</text:p>
          </table:table-cell>
          <table:table-cell table:formula="of:=[.J23]/[.K23]" office:value-type="float" office:value="2748.68728541406" calcext:value-type="float">
            <text:p>2748.6872854141</text:p>
          </table:table-cell>
          <table:table-cell table:formula="of:=1/[.L23]" office:value-type="float" office:value="0.000363810028629488" calcext:value-type="float">
            <text:p>0.00036381</text:p>
          </table:table-cell>
          <table:table-cell table:formula="of:=[.J23]/[.G23]" office:value-type="float" office:value="60766.0531204415" calcext:value-type="float">
            <text:p>60766.0531204415</text:p>
          </table:table-cell>
          <table:table-cell table:formula="of:=1/[.N23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24]/[.G24]+(210-[.D24])*5" office:value-type="float" office:value="25549.843531167" calcext:value-type="float">
            <text:p>25549.843531167</text:p>
          </table:table-cell>
          <table:table-cell table:formula="of:=[.F24]/[.G24]+(210-[.D24])*1" office:value-type="float" office:value="35216.2095892745" calcext:value-type="float">
            <text:p>35216.2095892745</text:p>
          </table:table-cell>
          <table:table-cell table:formula="of:=([.H24]+[.I24])*[.G24]" office:value-type="float" office:value="146217.1" calcext:value-type="float">
            <text:p>146217.1</text:p>
          </table:table-cell>
          <table:table-cell table:formula="of:=[.C24]/[.G24]" office:value-type="float" office:value="53.1952473371207" calcext:value-type="float">
            <text:p>53.1952473371</text:p>
          </table:table-cell>
          <table:table-cell table:formula="of:=[.J24]/[.K24]" office:value-type="float" office:value="2748.68728541406" calcext:value-type="float">
            <text:p>2748.6872854141</text:p>
          </table:table-cell>
          <table:table-cell table:formula="of:=1/[.L24]" office:value-type="float" office:value="0.000363810028629488" calcext:value-type="float">
            <text:p>0.00036381</text:p>
          </table:table-cell>
          <table:table-cell table:formula="of:=[.J24]/[.G24]" office:value-type="float" office:value="60766.0531204415" calcext:value-type="float">
            <text:p>60766.0531204415</text:p>
          </table:table-cell>
          <table:table-cell table:formula="of:=1/[.N24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25]/[.G25]+(210-[.D25])*5" office:value-type="float" office:value="25493.1929851819" calcext:value-type="float">
            <text:p>25493.1929851819</text:p>
          </table:table-cell>
          <table:table-cell table:formula="of:=[.F25]/[.G25]+(210-[.D25])*1" office:value-type="float" office:value="35137.9852789808" calcext:value-type="float">
            <text:p>35137.9852789808</text:p>
          </table:table-cell>
          <table:table-cell table:formula="of:=([.H25]+[.I25])*[.G25]" office:value-type="float" office:value="312196" calcext:value-type="float">
            <text:p>312196</text:p>
          </table:table-cell>
          <table:table-cell table:formula="of:=[.C25]/[.G25]" office:value-type="float" office:value="49.7174263463518" calcext:value-type="float">
            <text:p>49.7174263464</text:p>
          </table:table-cell>
          <table:table-cell table:formula="of:=[.J25]/[.K25]" office:value-type="float" office:value="6279.4079046875" calcext:value-type="float">
            <text:p>6279.4079046875</text:p>
          </table:table-cell>
          <table:table-cell table:formula="of:=1/[.L25]" office:value-type="float" office:value="0.000159250683373111" calcext:value-type="float">
            <text:p>0.0001592507</text:p>
          </table:table-cell>
          <table:table-cell table:formula="of:=[.J25]/[.G25]" office:value-type="float" office:value="60631.1782641627" calcext:value-type="float">
            <text:p>60631.1782641627</text:p>
          </table:table-cell>
          <table:table-cell table:formula="of:=1/[.N25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5" calcext:value-type="float">
            <text:p>25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26]/[.G26]+(210-[.D26])*5" office:value-type="float" office:value="25678.6757708116" calcext:value-type="float">
            <text:p>25678.6757708116</text:p>
          </table:table-cell>
          <table:table-cell table:formula="of:=[.F26]/[.G26]+(210-[.D26])*1" office:value-type="float" office:value="35393.7902860491" calcext:value-type="float">
            <text:p>35393.7902860491</text:p>
          </table:table-cell>
          <table:table-cell table:formula="of:=([.H26]+[.I26])*[.G26]" office:value-type="float" office:value="1469544" calcext:value-type="float">
            <text:p>1469544</text:p>
          </table:table-cell>
          <table:table-cell table:formula="of:=[.C26]/[.G26]" office:value-type="float" office:value="53.1952473371207" calcext:value-type="float">
            <text:p>53.1952473371</text:p>
          </table:table-cell>
          <table:table-cell table:formula="of:=[.J26]/[.K26]" office:value-type="float" office:value="27625.475461875" calcext:value-type="float">
            <text:p>27625.475461875</text:p>
          </table:table-cell>
          <table:table-cell table:formula="of:=1/[.L26]" office:value-type="float" office:value="0.00003619847200024" calcext:value-type="float">
            <text:p>3.619847200024E-05</text:p>
          </table:table-cell>
          <table:table-cell table:formula="of:=[.J26]/[.G26]" office:value-type="float" office:value="61072.4660568607" calcext:value-type="float">
            <text:p>61072.4660568607</text:p>
          </table:table-cell>
          <table:table-cell table:formula="of:=1/[.N26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27]/[.G27]+(210-[.D27])*5" office:value-type="float" office:value="25493.1929851819" calcext:value-type="float">
            <text:p>25493.1929851819</text:p>
          </table:table-cell>
          <table:table-cell table:formula="of:=[.F27]/[.G27]+(210-[.D27])*1" office:value-type="float" office:value="35137.9852789808" calcext:value-type="float">
            <text:p>35137.9852789808</text:p>
          </table:table-cell>
          <table:table-cell table:formula="of:=([.H27]+[.I27])*[.G27]" office:value-type="float" office:value="312196" calcext:value-type="float">
            <text:p>312196</text:p>
          </table:table-cell>
          <table:table-cell table:formula="of:=[.C27]/[.G27]" office:value-type="float" office:value="49.7174263463518" calcext:value-type="float">
            <text:p>49.7174263464</text:p>
          </table:table-cell>
          <table:table-cell table:formula="of:=[.J27]/[.K27]" office:value-type="float" office:value="6279.4079046875" calcext:value-type="float">
            <text:p>6279.4079046875</text:p>
          </table:table-cell>
          <table:table-cell table:formula="of:=1/[.L27]" office:value-type="float" office:value="0.000159250683373111" calcext:value-type="float">
            <text:p>0.0001592507</text:p>
          </table:table-cell>
          <table:table-cell table:formula="of:=[.J27]/[.G27]" office:value-type="float" office:value="60631.1782641627" calcext:value-type="float">
            <text:p>60631.1782641627</text:p>
          </table:table-cell>
          <table:table-cell table:formula="of:=1/[.N27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6400" calcext:value-type="float">
            <text:p>6.40E+03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3234820" calcext:value-type="float">
            <text:p>3.23E+06</text:p>
          </table:table-cell>
          <table:table-cell table:style-name="ce5" office:value-type="float" office:value="4458660" calcext:value-type="float">
            <text:p>4.46E+06</text:p>
          </table:table-cell>
          <table:table-cell office:value-type="float" office:value="122.233" calcext:value-type="float">
            <text:p>122.233</text:p>
          </table:table-cell>
          <table:table-cell table:formula="of:=[.E28]/[.G28]+(210-[.D28])*5" office:value-type="float" office:value="26464.375414168" calcext:value-type="float">
            <text:p>26464.375414168</text:p>
          </table:table-cell>
          <table:table-cell table:formula="of:=[.F28]/[.G28]+(210-[.D28])*1" office:value-type="float" office:value="36476.7288702723" calcext:value-type="float">
            <text:p>36476.7288702723</text:p>
          </table:table-cell>
          <table:table-cell table:formula="of:=([.H28]+[.I28])*[.G28]" office:value-type="float" office:value="7693480" calcext:value-type="float">
            <text:p>7693480</text:p>
          </table:table-cell>
          <table:table-cell table:formula="of:=[.C28]/[.G28]" office:value-type="float" office:value="52.3590192501207" calcext:value-type="float">
            <text:p>52.3590192501</text:p>
          </table:table-cell>
          <table:table-cell table:formula="of:=[.J28]/[.K28]" office:value-type="float" office:value="146937.05325625" calcext:value-type="float">
            <text:p>146937.05325625</text:p>
          </table:table-cell>
          <table:table-cell table:formula="of:=1/[.L28]" office:value-type="float" office:value="0.00000680563532369236" calcext:value-type="float">
            <text:p>6.80563532369236E-06</text:p>
          </table:table-cell>
          <table:table-cell table:formula="of:=[.J28]/[.G28]" office:value-type="float" office:value="62941.1042844404" calcext:value-type="float">
            <text:p>62941.1042844404</text:p>
          </table:table-cell>
          <table:table-cell table:formula="of:=1/[.N28]" office:value-type="float" office:value="0.0000158878686888118" calcext:value-type="float">
            <text:p>1.5887868688811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25600" calcext:value-type="float">
            <text:p>2.56E+04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4067000" calcext:value-type="float">
            <text:p>1.41E+07</text:p>
          </table:table-cell>
          <table:table-cell table:style-name="ce5" office:value-type="float" office:value="19389000" calcext:value-type="float">
            <text:p>1.94E+07</text:p>
          </table:table-cell>
          <table:table-cell office:value-type="float" office:value="493.26" calcext:value-type="float">
            <text:p>493.26</text:p>
          </table:table-cell>
          <table:table-cell table:formula="of:=[.E29]/[.G29]+(210-[.D29])*5" office:value-type="float" office:value="28518.4284150347" calcext:value-type="float">
            <text:p>28518.4284150347</text:p>
          </table:table-cell>
          <table:table-cell table:formula="of:=[.F29]/[.G29]+(210-[.D29])*1" office:value-type="float" office:value="39307.870088797" calcext:value-type="float">
            <text:p>39307.870088797</text:p>
          </table:table-cell>
          <table:table-cell table:formula="of:=([.H29]+[.I29])*[.G29]" office:value-type="float" office:value="33456000" calcext:value-type="float">
            <text:p>33456000</text:p>
          </table:table-cell>
          <table:table-cell table:formula="of:=[.C29]/[.G29]" office:value-type="float" office:value="51.899606698293" calcext:value-type="float">
            <text:p>51.8996066983</text:p>
          </table:table-cell>
          <table:table-cell table:formula="of:=[.J29]/[.K29]" office:value-type="float" office:value="644629.1625" calcext:value-type="float">
            <text:p>644629.1625</text:p>
          </table:table-cell>
          <table:table-cell table:formula="of:=1/[.L29]" office:value-type="float" office:value="0.0000015512794924167" calcext:value-type="float">
            <text:p>1.5512794924167E-06</text:p>
          </table:table-cell>
          <table:table-cell table:formula="of:=[.J29]/[.G29]" office:value-type="float" office:value="67826.2985038317" calcext:value-type="float">
            <text:p>67826.2985038317</text:p>
          </table:table-cell>
          <table:table-cell table:formula="of:=1/[.N29]" office:value-type="float" office:value="0.000014743543758967" calcext:value-type="float">
            <text:p>1.474354375896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9" calcext:value-type="float">
            <text:p>29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30]/[.G30]+(210-[.D30])*5" office:value-type="float" office:value="25549.843531167" calcext:value-type="float">
            <text:p>25549.843531167</text:p>
          </table:table-cell>
          <table:table-cell table:formula="of:=[.F30]/[.G30]+(210-[.D30])*1" office:value-type="float" office:value="35216.2095892745" calcext:value-type="float">
            <text:p>35216.2095892745</text:p>
          </table:table-cell>
          <table:table-cell table:formula="of:=([.H30]+[.I30])*[.G30]" office:value-type="float" office:value="146217.1" calcext:value-type="float">
            <text:p>146217.1</text:p>
          </table:table-cell>
          <table:table-cell table:formula="of:=[.C30]/[.G30]" office:value-type="float" office:value="53.1952473371207" calcext:value-type="float">
            <text:p>53.1952473371</text:p>
          </table:table-cell>
          <table:table-cell table:formula="of:=[.J30]/[.K30]" office:value-type="float" office:value="2748.68728541406" calcext:value-type="float">
            <text:p>2748.6872854141</text:p>
          </table:table-cell>
          <table:table-cell table:formula="of:=1/[.L30]" office:value-type="float" office:value="0.000363810028629488" calcext:value-type="float">
            <text:p>0.00036381</text:p>
          </table:table-cell>
          <table:table-cell table:formula="of:=[.J30]/[.G30]" office:value-type="float" office:value="60766.0531204415" calcext:value-type="float">
            <text:p>60766.0531204415</text:p>
          </table:table-cell>
          <table:table-cell table:formula="of:=1/[.N30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31]/[.G31]+(210-[.D31])*5" office:value-type="float" office:value="25549.843531167" calcext:value-type="float">
            <text:p>25549.843531167</text:p>
          </table:table-cell>
          <table:table-cell table:formula="of:=[.F31]/[.G31]+(210-[.D31])*1" office:value-type="float" office:value="35216.2095892745" calcext:value-type="float">
            <text:p>35216.2095892745</text:p>
          </table:table-cell>
          <table:table-cell table:formula="of:=([.H31]+[.I31])*[.G31]" office:value-type="float" office:value="146217.1" calcext:value-type="float">
            <text:p>146217.1</text:p>
          </table:table-cell>
          <table:table-cell table:formula="of:=[.C31]/[.G31]" office:value-type="float" office:value="53.1952473371207" calcext:value-type="float">
            <text:p>53.1952473371</text:p>
          </table:table-cell>
          <table:table-cell table:formula="of:=[.J31]/[.K31]" office:value-type="float" office:value="2748.68728541406" calcext:value-type="float">
            <text:p>2748.6872854141</text:p>
          </table:table-cell>
          <table:table-cell table:formula="of:=1/[.L31]" office:value-type="float" office:value="0.000363810028629488" calcext:value-type="float">
            <text:p>0.00036381</text:p>
          </table:table-cell>
          <table:table-cell table:formula="of:=[.J31]/[.G31]" office:value-type="float" office:value="60766.0531204415" calcext:value-type="float">
            <text:p>60766.0531204415</text:p>
          </table:table-cell>
          <table:table-cell table:formula="of:=1/[.N31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6400" calcext:value-type="float">
            <text:p>6.40E+03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3234820" calcext:value-type="float">
            <text:p>3.23E+06</text:p>
          </table:table-cell>
          <table:table-cell table:style-name="ce5" office:value-type="float" office:value="4458660" calcext:value-type="float">
            <text:p>4.46E+06</text:p>
          </table:table-cell>
          <table:table-cell office:value-type="float" office:value="122.233" calcext:value-type="float">
            <text:p>122.233</text:p>
          </table:table-cell>
          <table:table-cell table:formula="of:=[.E32]/[.G32]+(210-[.D32])*5" office:value-type="float" office:value="26464.375414168" calcext:value-type="float">
            <text:p>26464.375414168</text:p>
          </table:table-cell>
          <table:table-cell table:formula="of:=[.F32]/[.G32]+(210-[.D32])*1" office:value-type="float" office:value="36476.7288702723" calcext:value-type="float">
            <text:p>36476.7288702723</text:p>
          </table:table-cell>
          <table:table-cell table:formula="of:=([.H32]+[.I32])*[.G32]" office:value-type="float" office:value="7693480" calcext:value-type="float">
            <text:p>7693480</text:p>
          </table:table-cell>
          <table:table-cell table:formula="of:=[.C32]/[.G32]" office:value-type="float" office:value="52.3590192501207" calcext:value-type="float">
            <text:p>52.3590192501</text:p>
          </table:table-cell>
          <table:table-cell table:formula="of:=[.J32]/[.K32]" office:value-type="float" office:value="146937.05325625" calcext:value-type="float">
            <text:p>146937.05325625</text:p>
          </table:table-cell>
          <table:table-cell table:formula="of:=1/[.L32]" office:value-type="float" office:value="0.00000680563532369236" calcext:value-type="float">
            <text:p>6.80563532369236E-06</text:p>
          </table:table-cell>
          <table:table-cell table:formula="of:=[.J32]/[.G32]" office:value-type="float" office:value="62941.1042844404" calcext:value-type="float">
            <text:p>62941.1042844404</text:p>
          </table:table-cell>
          <table:table-cell table:formula="of:=1/[.N32]" office:value-type="float" office:value="0.0000158878686888118" calcext:value-type="float">
            <text:p>1.5887868688811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1478.8" calcext:value-type="float">
            <text:p>6.15E+04</text:p>
          </table:table-cell>
          <table:table-cell table:style-name="ce5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33]/[.G33]+(210-[.D33])*5" office:value-type="float" office:value="25549.843531167" calcext:value-type="float">
            <text:p>25549.843531167</text:p>
          </table:table-cell>
          <table:table-cell table:formula="of:=[.F33]/[.G33]+(210-[.D33])*1" office:value-type="float" office:value="35216.2095892745" calcext:value-type="float">
            <text:p>35216.2095892745</text:p>
          </table:table-cell>
          <table:table-cell table:formula="of:=([.H33]+[.I33])*[.G33]" office:value-type="float" office:value="146217.1" calcext:value-type="float">
            <text:p>146217.1</text:p>
          </table:table-cell>
          <table:table-cell table:formula="of:=[.C33]/[.G33]" office:value-type="float" office:value="53.1952473371207" calcext:value-type="float">
            <text:p>53.1952473371</text:p>
          </table:table-cell>
          <table:table-cell table:formula="of:=[.J33]/[.K33]" office:value-type="float" office:value="2748.68728541406" calcext:value-type="float">
            <text:p>2748.6872854141</text:p>
          </table:table-cell>
          <table:table-cell table:formula="of:=1/[.L33]" office:value-type="float" office:value="0.000363810028629488" calcext:value-type="float">
            <text:p>0.00036381</text:p>
          </table:table-cell>
          <table:table-cell table:formula="of:=[.J33]/[.G33]" office:value-type="float" office:value="60766.0531204415" calcext:value-type="float">
            <text:p>60766.0531204415</text:p>
          </table:table-cell>
          <table:table-cell table:formula="of:=1/[.N33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34]/[.G34]+(210-[.D34])*5" office:value-type="float" office:value="25549.843531167" calcext:value-type="float">
            <text:p>25549.843531167</text:p>
          </table:table-cell>
          <table:table-cell table:formula="of:=[.F34]/[.G34]+(210-[.D34])*1" office:value-type="float" office:value="35216.2095892745" calcext:value-type="float">
            <text:p>35216.2095892745</text:p>
          </table:table-cell>
          <table:table-cell table:formula="of:=([.H34]+[.I34])*[.G34]" office:value-type="float" office:value="146217.1" calcext:value-type="float">
            <text:p>146217.1</text:p>
          </table:table-cell>
          <table:table-cell table:formula="of:=[.C34]/[.G34]" office:value-type="float" office:value="53.1952473371207" calcext:value-type="float">
            <text:p>53.1952473371</text:p>
          </table:table-cell>
          <table:table-cell table:formula="of:=[.J34]/[.K34]" office:value-type="float" office:value="2748.68728541406" calcext:value-type="float">
            <text:p>2748.6872854141</text:p>
          </table:table-cell>
          <table:table-cell table:formula="of:=1/[.L34]" office:value-type="float" office:value="0.000363810028629488" calcext:value-type="float">
            <text:p>0.00036381</text:p>
          </table:table-cell>
          <table:table-cell table:formula="of:=[.J34]/[.G34]" office:value-type="float" office:value="60766.0531204415" calcext:value-type="float">
            <text:p>60766.0531204415</text:p>
          </table:table-cell>
          <table:table-cell table:formula="of:=1/[.N34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35]/[.G35]+(210-[.D35])*5" office:value-type="float" office:value="25549.843531167" calcext:value-type="float">
            <text:p>25549.843531167</text:p>
          </table:table-cell>
          <table:table-cell table:formula="of:=[.F35]/[.G35]+(210-[.D35])*1" office:value-type="float" office:value="35216.2095892745" calcext:value-type="float">
            <text:p>35216.2095892745</text:p>
          </table:table-cell>
          <table:table-cell table:formula="of:=([.H35]+[.I35])*[.G35]" office:value-type="float" office:value="146217.1" calcext:value-type="float">
            <text:p>146217.1</text:p>
          </table:table-cell>
          <table:table-cell table:formula="of:=[.C35]/[.G35]" office:value-type="float" office:value="53.1952473371207" calcext:value-type="float">
            <text:p>53.1952473371</text:p>
          </table:table-cell>
          <table:table-cell table:formula="of:=[.J35]/[.K35]" office:value-type="float" office:value="2748.68728541406" calcext:value-type="float">
            <text:p>2748.6872854141</text:p>
          </table:table-cell>
          <table:table-cell table:formula="of:=1/[.L35]" office:value-type="float" office:value="0.000363810028629488" calcext:value-type="float">
            <text:p>0.00036381</text:p>
          </table:table-cell>
          <table:table-cell table:formula="of:=[.J35]/[.G35]" office:value-type="float" office:value="60766.0531204415" calcext:value-type="float">
            <text:p>60766.0531204415</text:p>
          </table:table-cell>
          <table:table-cell table:formula="of:=1/[.N35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36]/[.G36]+(210-[.D36])*5" office:value-type="float" office:value="25549.843531167" calcext:value-type="float">
            <text:p>25549.843531167</text:p>
          </table:table-cell>
          <table:table-cell table:formula="of:=[.F36]/[.G36]+(210-[.D36])*1" office:value-type="float" office:value="35216.2095892745" calcext:value-type="float">
            <text:p>35216.2095892745</text:p>
          </table:table-cell>
          <table:table-cell table:formula="of:=([.H36]+[.I36])*[.G36]" office:value-type="float" office:value="146217.1" calcext:value-type="float">
            <text:p>146217.1</text:p>
          </table:table-cell>
          <table:table-cell table:formula="of:=[.C36]/[.G36]" office:value-type="float" office:value="53.1952473371207" calcext:value-type="float">
            <text:p>53.1952473371</text:p>
          </table:table-cell>
          <table:table-cell table:formula="of:=[.J36]/[.K36]" office:value-type="float" office:value="2748.68728541406" calcext:value-type="float">
            <text:p>2748.6872854141</text:p>
          </table:table-cell>
          <table:table-cell table:formula="of:=1/[.L36]" office:value-type="float" office:value="0.000363810028629488" calcext:value-type="float">
            <text:p>0.00036381</text:p>
          </table:table-cell>
          <table:table-cell table:formula="of:=[.J36]/[.G36]" office:value-type="float" office:value="60766.0531204415" calcext:value-type="float">
            <text:p>60766.0531204415</text:p>
          </table:table-cell>
          <table:table-cell table:formula="of:=1/[.N36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6" calcext:value-type="float">
            <text:p>36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37]/[.G37]+(210-[.D37])*5" office:value-type="float" office:value="25678.6757708116" calcext:value-type="float">
            <text:p>25678.6757708116</text:p>
          </table:table-cell>
          <table:table-cell table:formula="of:=[.F37]/[.G37]+(210-[.D37])*1" office:value-type="float" office:value="35393.7902860491" calcext:value-type="float">
            <text:p>35393.7902860491</text:p>
          </table:table-cell>
          <table:table-cell table:formula="of:=([.H37]+[.I37])*[.G37]" office:value-type="float" office:value="1469544" calcext:value-type="float">
            <text:p>1469544</text:p>
          </table:table-cell>
          <table:table-cell table:formula="of:=[.C37]/[.G37]" office:value-type="float" office:value="53.1952473371207" calcext:value-type="float">
            <text:p>53.1952473371</text:p>
          </table:table-cell>
          <table:table-cell table:formula="of:=[.J37]/[.K37]" office:value-type="float" office:value="27625.475461875" calcext:value-type="float">
            <text:p>27625.475461875</text:p>
          </table:table-cell>
          <table:table-cell table:formula="of:=1/[.L37]" office:value-type="float" office:value="0.00003619847200024" calcext:value-type="float">
            <text:p>3.619847200024E-05</text:p>
          </table:table-cell>
          <table:table-cell table:formula="of:=[.J37]/[.G37]" office:value-type="float" office:value="61072.4660568607" calcext:value-type="float">
            <text:p>61072.4660568607</text:p>
          </table:table-cell>
          <table:table-cell table:formula="of:=1/[.N37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38]/[.G38]+(210-[.D38])*5" office:value-type="float" office:value="25549.843531167" calcext:value-type="float">
            <text:p>25549.843531167</text:p>
          </table:table-cell>
          <table:table-cell table:formula="of:=[.F38]/[.G38]+(210-[.D38])*1" office:value-type="float" office:value="35216.2095892745" calcext:value-type="float">
            <text:p>35216.2095892745</text:p>
          </table:table-cell>
          <table:table-cell table:formula="of:=([.H38]+[.I38])*[.G38]" office:value-type="float" office:value="146217.1" calcext:value-type="float">
            <text:p>146217.1</text:p>
          </table:table-cell>
          <table:table-cell table:formula="of:=[.C38]/[.G38]" office:value-type="float" office:value="53.1952473371207" calcext:value-type="float">
            <text:p>53.1952473371</text:p>
          </table:table-cell>
          <table:table-cell table:formula="of:=[.J38]/[.K38]" office:value-type="float" office:value="2748.68728541406" calcext:value-type="float">
            <text:p>2748.6872854141</text:p>
          </table:table-cell>
          <table:table-cell table:formula="of:=1/[.L38]" office:value-type="float" office:value="0.000363810028629488" calcext:value-type="float">
            <text:p>0.00036381</text:p>
          </table:table-cell>
          <table:table-cell table:formula="of:=[.J38]/[.G38]" office:value-type="float" office:value="60766.0531204415" calcext:value-type="float">
            <text:p>60766.0531204415</text:p>
          </table:table-cell>
          <table:table-cell table:formula="of:=1/[.N38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8" calcext:value-type="float">
            <text:p>38</text:p>
          </table:table-cell>
          <table:table-cell table:style-name="ce5" office:value-type="float" office:value="256" calcext:value-type="float">
            <text:p>2.56E+02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31267" calcext:value-type="float">
            <text:p>1.31E+05</text:p>
          </table:table-cell>
          <table:table-cell table:style-name="ce5" office:value-type="float" office:value="180929" calcext:value-type="float">
            <text:p>1.81E+05</text:p>
          </table:table-cell>
          <table:table-cell office:value-type="float" office:value="5.1491" calcext:value-type="float">
            <text:p>5.1491</text:p>
          </table:table-cell>
          <table:table-cell table:formula="of:=[.E39]/[.G39]+(210-[.D39])*5" office:value-type="float" office:value="25493.1929851819" calcext:value-type="float">
            <text:p>25493.1929851819</text:p>
          </table:table-cell>
          <table:table-cell table:formula="of:=[.F39]/[.G39]+(210-[.D39])*1" office:value-type="float" office:value="35137.9852789808" calcext:value-type="float">
            <text:p>35137.9852789808</text:p>
          </table:table-cell>
          <table:table-cell table:formula="of:=([.H39]+[.I39])*[.G39]" office:value-type="float" office:value="312196" calcext:value-type="float">
            <text:p>312196</text:p>
          </table:table-cell>
          <table:table-cell table:formula="of:=[.C39]/[.G39]" office:value-type="float" office:value="49.7174263463518" calcext:value-type="float">
            <text:p>49.7174263464</text:p>
          </table:table-cell>
          <table:table-cell table:formula="of:=[.J39]/[.K39]" office:value-type="float" office:value="6279.4079046875" calcext:value-type="float">
            <text:p>6279.4079046875</text:p>
          </table:table-cell>
          <table:table-cell table:formula="of:=1/[.L39]" office:value-type="float" office:value="0.000159250683373111" calcext:value-type="float">
            <text:p>0.0001592507</text:p>
          </table:table-cell>
          <table:table-cell table:formula="of:=[.J39]/[.G39]" office:value-type="float" office:value="60631.1782641627" calcext:value-type="float">
            <text:p>60631.1782641627</text:p>
          </table:table-cell>
          <table:table-cell table:formula="of:=1/[.N39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40]/[.G40]+(210-[.D40])*5" office:value-type="float" office:value="25549.843531167" calcext:value-type="float">
            <text:p>25549.843531167</text:p>
          </table:table-cell>
          <table:table-cell table:formula="of:=[.F40]/[.G40]+(210-[.D40])*1" office:value-type="float" office:value="35216.2095892745" calcext:value-type="float">
            <text:p>35216.2095892745</text:p>
          </table:table-cell>
          <table:table-cell table:formula="of:=([.H40]+[.I40])*[.G40]" office:value-type="float" office:value="146217.1" calcext:value-type="float">
            <text:p>146217.1</text:p>
          </table:table-cell>
          <table:table-cell table:formula="of:=[.C40]/[.G40]" office:value-type="float" office:value="53.1952473371207" calcext:value-type="float">
            <text:p>53.1952473371</text:p>
          </table:table-cell>
          <table:table-cell table:formula="of:=[.J40]/[.K40]" office:value-type="float" office:value="2748.68728541406" calcext:value-type="float">
            <text:p>2748.6872854141</text:p>
          </table:table-cell>
          <table:table-cell table:formula="of:=1/[.L40]" office:value-type="float" office:value="0.000363810028629488" calcext:value-type="float">
            <text:p>0.00036381</text:p>
          </table:table-cell>
          <table:table-cell table:formula="of:=[.J40]/[.G40]" office:value-type="float" office:value="60766.0531204415" calcext:value-type="float">
            <text:p>60766.0531204415</text:p>
          </table:table-cell>
          <table:table-cell table:formula="of:=1/[.N40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1478.8" calcext:value-type="float">
            <text:p>6.15E+04</text:p>
          </table:table-cell>
          <table:table-cell table:style-name="ce5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41]/[.G41]+(210-[.D41])*5" office:value-type="float" office:value="25549.843531167" calcext:value-type="float">
            <text:p>25549.843531167</text:p>
          </table:table-cell>
          <table:table-cell table:formula="of:=[.F41]/[.G41]+(210-[.D41])*1" office:value-type="float" office:value="35216.2095892745" calcext:value-type="float">
            <text:p>35216.2095892745</text:p>
          </table:table-cell>
          <table:table-cell table:formula="of:=([.H41]+[.I41])*[.G41]" office:value-type="float" office:value="146217.1" calcext:value-type="float">
            <text:p>146217.1</text:p>
          </table:table-cell>
          <table:table-cell table:formula="of:=[.C41]/[.G41]" office:value-type="float" office:value="53.1952473371207" calcext:value-type="float">
            <text:p>53.1952473371</text:p>
          </table:table-cell>
          <table:table-cell table:formula="of:=[.J41]/[.K41]" office:value-type="float" office:value="2748.68728541406" calcext:value-type="float">
            <text:p>2748.6872854141</text:p>
          </table:table-cell>
          <table:table-cell table:formula="of:=1/[.L41]" office:value-type="float" office:value="0.000363810028629488" calcext:value-type="float">
            <text:p>0.00036381</text:p>
          </table:table-cell>
          <table:table-cell table:formula="of:=[.J41]/[.G41]" office:value-type="float" office:value="60766.0531204415" calcext:value-type="float">
            <text:p>60766.0531204415</text:p>
          </table:table-cell>
          <table:table-cell table:formula="of:=1/[.N41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1" calcext:value-type="float">
            <text:p>41</text:p>
          </table:table-cell>
          <table:table-cell office:value-type="float" office:value="25600" calcext:value-type="float">
            <text:p>256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4067000" calcext:value-type="float">
            <text:p>1.41E+07</text:p>
          </table:table-cell>
          <table:table-cell table:style-name="ce5" office:value-type="float" office:value="19389000" calcext:value-type="float">
            <text:p>1.94E+07</text:p>
          </table:table-cell>
          <table:table-cell office:value-type="float" office:value="493.26" calcext:value-type="float">
            <text:p>493.26</text:p>
          </table:table-cell>
          <table:table-cell table:formula="of:=[.E42]/[.G42]+(210-[.D42])*5" office:value-type="float" office:value="28518.4284150347" calcext:value-type="float">
            <text:p>28518.4284150347</text:p>
          </table:table-cell>
          <table:table-cell table:formula="of:=[.F42]/[.G42]+(210-[.D42])*1" office:value-type="float" office:value="39307.870088797" calcext:value-type="float">
            <text:p>39307.870088797</text:p>
          </table:table-cell>
          <table:table-cell table:formula="of:=([.H42]+[.I42])*[.G42]" office:value-type="float" office:value="33456000" calcext:value-type="float">
            <text:p>33456000</text:p>
          </table:table-cell>
          <table:table-cell table:formula="of:=[.C42]/[.G42]" office:value-type="float" office:value="51.899606698293" calcext:value-type="float">
            <text:p>51.8996066983</text:p>
          </table:table-cell>
          <table:table-cell table:formula="of:=[.J42]/[.K42]" office:value-type="float" office:value="644629.1625" calcext:value-type="float">
            <text:p>644629.1625</text:p>
          </table:table-cell>
          <table:table-cell table:formula="of:=1/[.L42]" office:value-type="float" office:value="0.0000015512794924167" calcext:value-type="float">
            <text:p>1.5512794924167E-06</text:p>
          </table:table-cell>
          <table:table-cell table:formula="of:=[.J42]/[.G42]" office:value-type="float" office:value="67826.2985038317" calcext:value-type="float">
            <text:p>67826.2985038317</text:p>
          </table:table-cell>
          <table:table-cell table:formula="of:=1/[.N42]" office:value-type="float" office:value="0.000014743543758967" calcext:value-type="float">
            <text:p>1.474354375896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2" calcext:value-type="float">
            <text:p>42</text:p>
          </table:table-cell>
          <table:table-cell office:value-type="float" office:value="102400" calcext:value-type="float">
            <text:p>1024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75308800" calcext:value-type="float">
            <text:p>7.53E+07</text:p>
          </table:table-cell>
          <table:table-cell table:style-name="ce5" office:value-type="float" office:value="103801000" calcext:value-type="float">
            <text:p>1.04E+08</text:p>
          </table:table-cell>
          <table:table-cell office:value-type="float" office:value="1990.36" calcext:value-type="float">
            <text:p>1990.36</text:p>
          </table:table-cell>
          <table:table-cell table:formula="of:=[.E43]/[.G43]+(210-[.D43])*5" office:value-type="float" office:value="37836.7732470508" calcext:value-type="float">
            <text:p>37836.7732470508</text:p>
          </table:table-cell>
          <table:table-cell table:formula="of:=[.F43]/[.G43]+(210-[.D43])*1" office:value-type="float" office:value="52151.8720231516" calcext:value-type="float">
            <text:p>52151.8720231516</text:p>
          </table:table-cell>
          <table:table-cell table:formula="of:=([.H43]+[.I43])*[.G43]" office:value-type="float" office:value="179109800" calcext:value-type="float">
            <text:p>179109800</text:p>
          </table:table-cell>
          <table:table-cell table:formula="of:=[.C43]/[.G43]" office:value-type="float" office:value="51.4479792600334" calcext:value-type="float">
            <text:p>51.44797926</text:p>
          </table:table-cell>
          <table:table-cell table:formula="of:=[.J43]/[.K43]" office:value-type="float" office:value="3481376.77273437" calcext:value-type="float">
            <text:p>3481376.77273437</text:p>
          </table:table-cell>
          <table:table-cell table:formula="of:=1/[.L43]" office:value-type="float" office:value="0.000000287242681640164" calcext:value-type="float">
            <text:p>2.87242681640164E-07</text:p>
          </table:table-cell>
          <table:table-cell table:formula="of:=[.J43]/[.G43]" office:value-type="float" office:value="89988.6452702024" calcext:value-type="float">
            <text:p>89988.6452702024</text:p>
          </table:table-cell>
          <table:table-cell table:formula="of:=1/[.N43]" office:value-type="float" office:value="0.0000111125131064855" calcext:value-type="float">
            <text:p>1.1112513106485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3" calcext:value-type="float">
            <text:p>43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44]/[.G44]+(210-[.D44])*5" office:value-type="float" office:value="25493.1929851819" calcext:value-type="float">
            <text:p>25493.1929851819</text:p>
          </table:table-cell>
          <table:table-cell table:formula="of:=[.F44]/[.G44]+(210-[.D44])*1" office:value-type="float" office:value="35137.9852789808" calcext:value-type="float">
            <text:p>35137.9852789808</text:p>
          </table:table-cell>
          <table:table-cell table:formula="of:=([.H44]+[.I44])*[.G44]" office:value-type="float" office:value="312196" calcext:value-type="float">
            <text:p>312196</text:p>
          </table:table-cell>
          <table:table-cell table:formula="of:=[.C44]/[.G44]" office:value-type="float" office:value="49.7174263463518" calcext:value-type="float">
            <text:p>49.7174263464</text:p>
          </table:table-cell>
          <table:table-cell table:formula="of:=[.J44]/[.K44]" office:value-type="float" office:value="6279.4079046875" calcext:value-type="float">
            <text:p>6279.4079046875</text:p>
          </table:table-cell>
          <table:table-cell table:formula="of:=1/[.L44]" office:value-type="float" office:value="0.000159250683373111" calcext:value-type="float">
            <text:p>0.0001592507</text:p>
          </table:table-cell>
          <table:table-cell table:formula="of:=[.J44]/[.G44]" office:value-type="float" office:value="60631.1782641627" calcext:value-type="float">
            <text:p>60631.1782641627</text:p>
          </table:table-cell>
          <table:table-cell table:formula="of:=1/[.N44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4" calcext:value-type="float">
            <text:p>44</text:p>
          </table:table-cell>
          <table:table-cell table:style-name="ce5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1478.8" calcext:value-type="float">
            <text:p>6.15E+04</text:p>
          </table:table-cell>
          <table:table-cell table:style-name="ce5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45]/[.G45]+(210-[.D45])*5" office:value-type="float" office:value="25549.843531167" calcext:value-type="float">
            <text:p>25549.843531167</text:p>
          </table:table-cell>
          <table:table-cell table:formula="of:=[.F45]/[.G45]+(210-[.D45])*1" office:value-type="float" office:value="35216.2095892745" calcext:value-type="float">
            <text:p>35216.2095892745</text:p>
          </table:table-cell>
          <table:table-cell table:formula="of:=([.H45]+[.I45])*[.G45]" office:value-type="float" office:value="146217.1" calcext:value-type="float">
            <text:p>146217.1</text:p>
          </table:table-cell>
          <table:table-cell table:formula="of:=[.C45]/[.G45]" office:value-type="float" office:value="53.1952473371207" calcext:value-type="float">
            <text:p>53.1952473371</text:p>
          </table:table-cell>
          <table:table-cell table:formula="of:=[.J45]/[.K45]" office:value-type="float" office:value="2748.68728541406" calcext:value-type="float">
            <text:p>2748.6872854141</text:p>
          </table:table-cell>
          <table:table-cell table:formula="of:=1/[.L45]" office:value-type="float" office:value="0.000363810028629488" calcext:value-type="float">
            <text:p>0.00036381</text:p>
          </table:table-cell>
          <table:table-cell table:formula="of:=[.J45]/[.G45]" office:value-type="float" office:value="60766.0531204415" calcext:value-type="float">
            <text:p>60766.0531204415</text:p>
          </table:table-cell>
          <table:table-cell table:formula="of:=1/[.N45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25600" calcext:value-type="float">
            <text:p>2.56E+04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4067000" calcext:value-type="float">
            <text:p>1.41E+07</text:p>
          </table:table-cell>
          <table:table-cell table:style-name="ce5" office:value-type="float" office:value="19389000" calcext:value-type="float">
            <text:p>1.94E+07</text:p>
          </table:table-cell>
          <table:table-cell office:value-type="float" office:value="493.26" calcext:value-type="float">
            <text:p>493.26</text:p>
          </table:table-cell>
          <table:table-cell table:formula="of:=[.E46]/[.G46]+(210-[.D46])*5" office:value-type="float" office:value="28518.4284150347" calcext:value-type="float">
            <text:p>28518.4284150347</text:p>
          </table:table-cell>
          <table:table-cell table:formula="of:=[.F46]/[.G46]+(210-[.D46])*1" office:value-type="float" office:value="39307.870088797" calcext:value-type="float">
            <text:p>39307.870088797</text:p>
          </table:table-cell>
          <table:table-cell table:formula="of:=([.H46]+[.I46])*[.G46]" office:value-type="float" office:value="33456000" calcext:value-type="float">
            <text:p>33456000</text:p>
          </table:table-cell>
          <table:table-cell table:formula="of:=[.C46]/[.G46]" office:value-type="float" office:value="51.899606698293" calcext:value-type="float">
            <text:p>51.8996066983</text:p>
          </table:table-cell>
          <table:table-cell table:formula="of:=[.J46]/[.K46]" office:value-type="float" office:value="644629.1625" calcext:value-type="float">
            <text:p>644629.1625</text:p>
          </table:table-cell>
          <table:table-cell table:formula="of:=1/[.L46]" office:value-type="float" office:value="0.0000015512794924167" calcext:value-type="float">
            <text:p>1.5512794924167E-06</text:p>
          </table:table-cell>
          <table:table-cell table:formula="of:=[.J46]/[.G46]" office:value-type="float" office:value="67826.2985038317" calcext:value-type="float">
            <text:p>67826.2985038317</text:p>
          </table:table-cell>
          <table:table-cell table:formula="of:=1/[.N46]" office:value-type="float" office:value="0.000014743543758967" calcext:value-type="float">
            <text:p>1.474354375896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47]/[.G47]+(210-[.D47])*5" office:value-type="float" office:value="25549.843531167" calcext:value-type="float">
            <text:p>25549.843531167</text:p>
          </table:table-cell>
          <table:table-cell table:formula="of:=[.F47]/[.G47]+(210-[.D47])*1" office:value-type="float" office:value="35216.2095892745" calcext:value-type="float">
            <text:p>35216.2095892745</text:p>
          </table:table-cell>
          <table:table-cell table:formula="of:=([.H47]+[.I47])*[.G47]" office:value-type="float" office:value="146217.1" calcext:value-type="float">
            <text:p>146217.1</text:p>
          </table:table-cell>
          <table:table-cell table:formula="of:=[.C47]/[.G47]" office:value-type="float" office:value="53.1952473371207" calcext:value-type="float">
            <text:p>53.1952473371</text:p>
          </table:table-cell>
          <table:table-cell table:formula="of:=[.J47]/[.K47]" office:value-type="float" office:value="2748.68728541406" calcext:value-type="float">
            <text:p>2748.6872854141</text:p>
          </table:table-cell>
          <table:table-cell table:formula="of:=1/[.L47]" office:value-type="float" office:value="0.000363810028629488" calcext:value-type="float">
            <text:p>0.00036381</text:p>
          </table:table-cell>
          <table:table-cell table:formula="of:=[.J47]/[.G47]" office:value-type="float" office:value="60766.0531204415" calcext:value-type="float">
            <text:p>60766.0531204415</text:p>
          </table:table-cell>
          <table:table-cell table:formula="of:=1/[.N47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48]/[.G48]+(210-[.D48])*5" office:value-type="float" office:value="25549.843531167" calcext:value-type="float">
            <text:p>25549.843531167</text:p>
          </table:table-cell>
          <table:table-cell table:formula="of:=[.F48]/[.G48]+(210-[.D48])*1" office:value-type="float" office:value="35216.2095892745" calcext:value-type="float">
            <text:p>35216.2095892745</text:p>
          </table:table-cell>
          <table:table-cell table:formula="of:=([.H48]+[.I48])*[.G48]" office:value-type="float" office:value="146217.1" calcext:value-type="float">
            <text:p>146217.1</text:p>
          </table:table-cell>
          <table:table-cell table:formula="of:=[.C48]/[.G48]" office:value-type="float" office:value="53.1952473371207" calcext:value-type="float">
            <text:p>53.1952473371</text:p>
          </table:table-cell>
          <table:table-cell table:formula="of:=[.J48]/[.K48]" office:value-type="float" office:value="2748.68728541406" calcext:value-type="float">
            <text:p>2748.6872854141</text:p>
          </table:table-cell>
          <table:table-cell table:formula="of:=1/[.L48]" office:value-type="float" office:value="0.000363810028629488" calcext:value-type="float">
            <text:p>0.00036381</text:p>
          </table:table-cell>
          <table:table-cell table:formula="of:=[.J48]/[.G48]" office:value-type="float" office:value="60766.0531204415" calcext:value-type="float">
            <text:p>60766.0531204415</text:p>
          </table:table-cell>
          <table:table-cell table:formula="of:=1/[.N48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8" calcext:value-type="float">
            <text:p>48</text:p>
          </table:table-cell>
          <table:table-cell table:style-name="ce5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1478.8" calcext:value-type="float">
            <text:p>6.15E+04</text:p>
          </table:table-cell>
          <table:table-cell table:style-name="ce5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49]/[.G49]+(210-[.D49])*5" office:value-type="float" office:value="25549.843531167" calcext:value-type="float">
            <text:p>25549.843531167</text:p>
          </table:table-cell>
          <table:table-cell table:formula="of:=[.F49]/[.G49]+(210-[.D49])*1" office:value-type="float" office:value="35216.2095892745" calcext:value-type="float">
            <text:p>35216.2095892745</text:p>
          </table:table-cell>
          <table:table-cell table:formula="of:=([.H49]+[.I49])*[.G49]" office:value-type="float" office:value="146217.1" calcext:value-type="float">
            <text:p>146217.1</text:p>
          </table:table-cell>
          <table:table-cell table:formula="of:=[.C49]/[.G49]" office:value-type="float" office:value="53.1952473371207" calcext:value-type="float">
            <text:p>53.1952473371</text:p>
          </table:table-cell>
          <table:table-cell table:formula="of:=[.J49]/[.K49]" office:value-type="float" office:value="2748.68728541406" calcext:value-type="float">
            <text:p>2748.6872854141</text:p>
          </table:table-cell>
          <table:table-cell table:formula="of:=1/[.L49]" office:value-type="float" office:value="0.000363810028629488" calcext:value-type="float">
            <text:p>0.00036381</text:p>
          </table:table-cell>
          <table:table-cell table:formula="of:=[.J49]/[.G49]" office:value-type="float" office:value="60766.0531204415" calcext:value-type="float">
            <text:p>60766.0531204415</text:p>
          </table:table-cell>
          <table:table-cell table:formula="of:=1/[.N49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50]/[.G50]+(210-[.D50])*5" office:value-type="float" office:value="25549.843531167" calcext:value-type="float">
            <text:p>25549.843531167</text:p>
          </table:table-cell>
          <table:table-cell table:formula="of:=[.F50]/[.G50]+(210-[.D50])*1" office:value-type="float" office:value="35216.2095892745" calcext:value-type="float">
            <text:p>35216.2095892745</text:p>
          </table:table-cell>
          <table:table-cell table:formula="of:=([.H50]+[.I50])*[.G50]" office:value-type="float" office:value="146217.1" calcext:value-type="float">
            <text:p>146217.1</text:p>
          </table:table-cell>
          <table:table-cell table:formula="of:=[.C50]/[.G50]" office:value-type="float" office:value="53.1952473371207" calcext:value-type="float">
            <text:p>53.1952473371</text:p>
          </table:table-cell>
          <table:table-cell table:formula="of:=[.J50]/[.K50]" office:value-type="float" office:value="2748.68728541406" calcext:value-type="float">
            <text:p>2748.6872854141</text:p>
          </table:table-cell>
          <table:table-cell table:formula="of:=1/[.L50]" office:value-type="float" office:value="0.000363810028629488" calcext:value-type="float">
            <text:p>0.00036381</text:p>
          </table:table-cell>
          <table:table-cell table:formula="of:=[.J50]/[.G50]" office:value-type="float" office:value="60766.0531204415" calcext:value-type="float">
            <text:p>60766.0531204415</text:p>
          </table:table-cell>
          <table:table-cell table:formula="of:=1/[.N50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0" calcext:value-type="float">
            <text:p>50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3234820" calcext:value-type="float">
            <text:p>3.23E+06</text:p>
          </table:table-cell>
          <table:table-cell table:style-name="ce5" office:value-type="float" office:value="4458660" calcext:value-type="float">
            <text:p>4.46E+06</text:p>
          </table:table-cell>
          <table:table-cell office:value-type="float" office:value="122.233" calcext:value-type="float">
            <text:p>122.233</text:p>
          </table:table-cell>
          <table:table-cell table:formula="of:=[.E51]/[.G51]+(210-[.D51])*5" office:value-type="float" office:value="26464.375414168" calcext:value-type="float">
            <text:p>26464.375414168</text:p>
          </table:table-cell>
          <table:table-cell table:formula="of:=[.F51]/[.G51]+(210-[.D51])*1" office:value-type="float" office:value="36476.7288702723" calcext:value-type="float">
            <text:p>36476.7288702723</text:p>
          </table:table-cell>
          <table:table-cell table:formula="of:=([.H51]+[.I51])*[.G51]" office:value-type="float" office:value="7693480" calcext:value-type="float">
            <text:p>7693480</text:p>
          </table:table-cell>
          <table:table-cell table:formula="of:=[.C51]/[.G51]" office:value-type="float" office:value="52.3590192501207" calcext:value-type="float">
            <text:p>52.3590192501</text:p>
          </table:table-cell>
          <table:table-cell table:formula="of:=[.J51]/[.K51]" office:value-type="float" office:value="146937.05325625" calcext:value-type="float">
            <text:p>146937.05325625</text:p>
          </table:table-cell>
          <table:table-cell table:formula="of:=1/[.L51]" office:value-type="float" office:value="0.00000680563532369236" calcext:value-type="float">
            <text:p>6.80563532369236E-06</text:p>
          </table:table-cell>
          <table:table-cell table:formula="of:=[.J51]/[.G51]" office:value-type="float" office:value="62941.1042844404" calcext:value-type="float">
            <text:p>62941.1042844404</text:p>
          </table:table-cell>
          <table:table-cell table:formula="of:=1/[.N51]" office:value-type="float" office:value="0.0000158878686888118" calcext:value-type="float">
            <text:p>1.5887868688811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1" calcext:value-type="float">
            <text:p>51</text:p>
          </table:table-cell>
          <table:table-cell table:style-name="ce5" office:value-type="float" office:value="102400" calcext:value-type="float">
            <text:p>1.02E+05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75308800" calcext:value-type="float">
            <text:p>7.53E+07</text:p>
          </table:table-cell>
          <table:table-cell table:style-name="ce5" office:value-type="float" office:value="103801000" calcext:value-type="float">
            <text:p>1.04E+08</text:p>
          </table:table-cell>
          <table:table-cell office:value-type="float" office:value="1990.36" calcext:value-type="float">
            <text:p>1990.36</text:p>
          </table:table-cell>
          <table:table-cell table:formula="of:=[.E52]/[.G52]+(210-[.D52])*5" office:value-type="float" office:value="37836.7732470508" calcext:value-type="float">
            <text:p>37836.7732470508</text:p>
          </table:table-cell>
          <table:table-cell table:formula="of:=[.F52]/[.G52]+(210-[.D52])*1" office:value-type="float" office:value="52151.8720231516" calcext:value-type="float">
            <text:p>52151.8720231516</text:p>
          </table:table-cell>
          <table:table-cell table:formula="of:=([.H52]+[.I52])*[.G52]" office:value-type="float" office:value="179109800" calcext:value-type="float">
            <text:p>179109800</text:p>
          </table:table-cell>
          <table:table-cell table:formula="of:=[.C52]/[.G52]" office:value-type="float" office:value="51.4479792600334" calcext:value-type="float">
            <text:p>51.44797926</text:p>
          </table:table-cell>
          <table:table-cell table:formula="of:=[.J52]/[.K52]" office:value-type="float" office:value="3481376.77273437" calcext:value-type="float">
            <text:p>3481376.77273437</text:p>
          </table:table-cell>
          <table:table-cell table:formula="of:=1/[.L52]" office:value-type="float" office:value="0.000000287242681640164" calcext:value-type="float">
            <text:p>2.87242681640164E-07</text:p>
          </table:table-cell>
          <table:table-cell table:formula="of:=[.J52]/[.G52]" office:value-type="float" office:value="89988.6452702024" calcext:value-type="float">
            <text:p>89988.6452702024</text:p>
          </table:table-cell>
          <table:table-cell table:formula="of:=1/[.N52]" office:value-type="float" office:value="0.0000111125131064855" calcext:value-type="float">
            <text:p>1.1112513106485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53]/[.G53]+(210-[.D53])*5" office:value-type="float" office:value="25549.843531167" calcext:value-type="float">
            <text:p>25549.843531167</text:p>
          </table:table-cell>
          <table:table-cell table:formula="of:=[.F53]/[.G53]+(210-[.D53])*1" office:value-type="float" office:value="35216.2095892745" calcext:value-type="float">
            <text:p>35216.2095892745</text:p>
          </table:table-cell>
          <table:table-cell table:formula="of:=([.H53]+[.I53])*[.G53]" office:value-type="float" office:value="146217.1" calcext:value-type="float">
            <text:p>146217.1</text:p>
          </table:table-cell>
          <table:table-cell table:formula="of:=[.C53]/[.G53]" office:value-type="float" office:value="53.1952473371207" calcext:value-type="float">
            <text:p>53.1952473371</text:p>
          </table:table-cell>
          <table:table-cell table:formula="of:=[.J53]/[.K53]" office:value-type="float" office:value="2748.68728541406" calcext:value-type="float">
            <text:p>2748.6872854141</text:p>
          </table:table-cell>
          <table:table-cell table:formula="of:=1/[.L53]" office:value-type="float" office:value="0.000363810028629488" calcext:value-type="float">
            <text:p>0.00036381</text:p>
          </table:table-cell>
          <table:table-cell table:formula="of:=[.J53]/[.G53]" office:value-type="float" office:value="60766.0531204415" calcext:value-type="float">
            <text:p>60766.0531204415</text:p>
          </table:table-cell>
          <table:table-cell table:formula="of:=1/[.N53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3" calcext:value-type="float">
            <text:p>53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54]/[.G54]+(210-[.D54])*5" office:value-type="float" office:value="25678.6757708116" calcext:value-type="float">
            <text:p>25678.6757708116</text:p>
          </table:table-cell>
          <table:table-cell table:formula="of:=[.F54]/[.G54]+(210-[.D54])*1" office:value-type="float" office:value="35393.7902860491" calcext:value-type="float">
            <text:p>35393.7902860491</text:p>
          </table:table-cell>
          <table:table-cell table:formula="of:=([.H54]+[.I54])*[.G54]" office:value-type="float" office:value="1469544" calcext:value-type="float">
            <text:p>1469544</text:p>
          </table:table-cell>
          <table:table-cell table:formula="of:=[.C54]/[.G54]" office:value-type="float" office:value="53.1952473371207" calcext:value-type="float">
            <text:p>53.1952473371</text:p>
          </table:table-cell>
          <table:table-cell table:formula="of:=[.J54]/[.K54]" office:value-type="float" office:value="27625.475461875" calcext:value-type="float">
            <text:p>27625.475461875</text:p>
          </table:table-cell>
          <table:table-cell table:formula="of:=1/[.L54]" office:value-type="float" office:value="0.00003619847200024" calcext:value-type="float">
            <text:p>3.619847200024E-05</text:p>
          </table:table-cell>
          <table:table-cell table:formula="of:=[.J54]/[.G54]" office:value-type="float" office:value="61072.4660568607" calcext:value-type="float">
            <text:p>61072.4660568607</text:p>
          </table:table-cell>
          <table:table-cell table:formula="of:=1/[.N54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4" calcext:value-type="float">
            <text:p>54</text:p>
          </table:table-cell>
          <table:table-cell table:style-name="ce5" office:value-type="float" office:value="25600" calcext:value-type="float">
            <text:p>2.56E+04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4067000" calcext:value-type="float">
            <text:p>1.41E+07</text:p>
          </table:table-cell>
          <table:table-cell table:style-name="ce5" office:value-type="float" office:value="19389000" calcext:value-type="float">
            <text:p>1.94E+07</text:p>
          </table:table-cell>
          <table:table-cell office:value-type="float" office:value="493.26" calcext:value-type="float">
            <text:p>493.26</text:p>
          </table:table-cell>
          <table:table-cell table:formula="of:=[.E55]/[.G55]+(210-[.D55])*5" office:value-type="float" office:value="28518.4284150347" calcext:value-type="float">
            <text:p>28518.4284150347</text:p>
          </table:table-cell>
          <table:table-cell table:formula="of:=[.F55]/[.G55]+(210-[.D55])*1" office:value-type="float" office:value="39307.870088797" calcext:value-type="float">
            <text:p>39307.870088797</text:p>
          </table:table-cell>
          <table:table-cell table:formula="of:=([.H55]+[.I55])*[.G55]" office:value-type="float" office:value="33456000" calcext:value-type="float">
            <text:p>33456000</text:p>
          </table:table-cell>
          <table:table-cell table:formula="of:=[.C55]/[.G55]" office:value-type="float" office:value="51.899606698293" calcext:value-type="float">
            <text:p>51.8996066983</text:p>
          </table:table-cell>
          <table:table-cell table:formula="of:=[.J55]/[.K55]" office:value-type="float" office:value="644629.1625" calcext:value-type="float">
            <text:p>644629.1625</text:p>
          </table:table-cell>
          <table:table-cell table:formula="of:=1/[.L55]" office:value-type="float" office:value="0.0000015512794924167" calcext:value-type="float">
            <text:p>1.5512794924167E-06</text:p>
          </table:table-cell>
          <table:table-cell table:formula="of:=[.J55]/[.G55]" office:value-type="float" office:value="67826.2985038317" calcext:value-type="float">
            <text:p>67826.2985038317</text:p>
          </table:table-cell>
          <table:table-cell table:formula="of:=1/[.N55]" office:value-type="float" office:value="0.000014743543758967" calcext:value-type="float">
            <text:p>1.474354375896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5" calcext:value-type="float">
            <text:p>55</text:p>
          </table:table-cell>
          <table:table-cell table:style-name="ce5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1478.8" calcext:value-type="float">
            <text:p>6.15E+04</text:p>
          </table:table-cell>
          <table:table-cell table:style-name="ce5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56]/[.G56]+(210-[.D56])*5" office:value-type="float" office:value="25549.843531167" calcext:value-type="float">
            <text:p>25549.843531167</text:p>
          </table:table-cell>
          <table:table-cell table:formula="of:=[.F56]/[.G56]+(210-[.D56])*1" office:value-type="float" office:value="35216.2095892745" calcext:value-type="float">
            <text:p>35216.2095892745</text:p>
          </table:table-cell>
          <table:table-cell table:formula="of:=([.H56]+[.I56])*[.G56]" office:value-type="float" office:value="146217.1" calcext:value-type="float">
            <text:p>146217.1</text:p>
          </table:table-cell>
          <table:table-cell table:formula="of:=[.C56]/[.G56]" office:value-type="float" office:value="53.1952473371207" calcext:value-type="float">
            <text:p>53.1952473371</text:p>
          </table:table-cell>
          <table:table-cell table:formula="of:=[.J56]/[.K56]" office:value-type="float" office:value="2748.68728541406" calcext:value-type="float">
            <text:p>2748.6872854141</text:p>
          </table:table-cell>
          <table:table-cell table:formula="of:=1/[.L56]" office:value-type="float" office:value="0.000363810028629488" calcext:value-type="float">
            <text:p>0.00036381</text:p>
          </table:table-cell>
          <table:table-cell table:formula="of:=[.J56]/[.G56]" office:value-type="float" office:value="60766.0531204415" calcext:value-type="float">
            <text:p>60766.0531204415</text:p>
          </table:table-cell>
          <table:table-cell table:formula="of:=1/[.N56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57]/[.G57]+(210-[.D57])*5" office:value-type="float" office:value="25549.843531167" calcext:value-type="float">
            <text:p>25549.843531167</text:p>
          </table:table-cell>
          <table:table-cell table:formula="of:=[.F57]/[.G57]+(210-[.D57])*1" office:value-type="float" office:value="35216.2095892745" calcext:value-type="float">
            <text:p>35216.2095892745</text:p>
          </table:table-cell>
          <table:table-cell table:formula="of:=([.H57]+[.I57])*[.G57]" office:value-type="float" office:value="146217.1" calcext:value-type="float">
            <text:p>146217.1</text:p>
          </table:table-cell>
          <table:table-cell table:formula="of:=[.C57]/[.G57]" office:value-type="float" office:value="53.1952473371207" calcext:value-type="float">
            <text:p>53.1952473371</text:p>
          </table:table-cell>
          <table:table-cell table:formula="of:=[.J57]/[.K57]" office:value-type="float" office:value="2748.68728541406" calcext:value-type="float">
            <text:p>2748.6872854141</text:p>
          </table:table-cell>
          <table:table-cell table:formula="of:=1/[.L57]" office:value-type="float" office:value="0.000363810028629488" calcext:value-type="float">
            <text:p>0.00036381</text:p>
          </table:table-cell>
          <table:table-cell table:formula="of:=[.J57]/[.G57]" office:value-type="float" office:value="60766.0531204415" calcext:value-type="float">
            <text:p>60766.0531204415</text:p>
          </table:table-cell>
          <table:table-cell table:formula="of:=1/[.N57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7" calcext:value-type="float">
            <text:p>57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58]/[.G58]+(210-[.D58])*5" office:value-type="float" office:value="25678.6757708116" calcext:value-type="float">
            <text:p>25678.6757708116</text:p>
          </table:table-cell>
          <table:table-cell table:formula="of:=[.F58]/[.G58]+(210-[.D58])*1" office:value-type="float" office:value="35393.7902860491" calcext:value-type="float">
            <text:p>35393.7902860491</text:p>
          </table:table-cell>
          <table:table-cell table:formula="of:=([.H58]+[.I58])*[.G58]" office:value-type="float" office:value="1469544" calcext:value-type="float">
            <text:p>1469544</text:p>
          </table:table-cell>
          <table:table-cell table:formula="of:=[.C58]/[.G58]" office:value-type="float" office:value="53.1952473371207" calcext:value-type="float">
            <text:p>53.1952473371</text:p>
          </table:table-cell>
          <table:table-cell table:formula="of:=[.J58]/[.K58]" office:value-type="float" office:value="27625.475461875" calcext:value-type="float">
            <text:p>27625.475461875</text:p>
          </table:table-cell>
          <table:table-cell table:formula="of:=1/[.L58]" office:value-type="float" office:value="0.00003619847200024" calcext:value-type="float">
            <text:p>3.619847200024E-05</text:p>
          </table:table-cell>
          <table:table-cell table:formula="of:=[.J58]/[.G58]" office:value-type="float" office:value="61072.4660568607" calcext:value-type="float">
            <text:p>61072.4660568607</text:p>
          </table:table-cell>
          <table:table-cell table:formula="of:=1/[.N58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8" calcext:value-type="float">
            <text:p>58</text:p>
          </table:table-cell>
          <table:table-cell table:style-name="ce5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1478.8" calcext:value-type="float">
            <text:p>6.15E+04</text:p>
          </table:table-cell>
          <table:table-cell table:style-name="ce5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59]/[.G59]+(210-[.D59])*5" office:value-type="float" office:value="25549.843531167" calcext:value-type="float">
            <text:p>25549.843531167</text:p>
          </table:table-cell>
          <table:table-cell table:formula="of:=[.F59]/[.G59]+(210-[.D59])*1" office:value-type="float" office:value="35216.2095892745" calcext:value-type="float">
            <text:p>35216.2095892745</text:p>
          </table:table-cell>
          <table:table-cell table:formula="of:=([.H59]+[.I59])*[.G59]" office:value-type="float" office:value="146217.1" calcext:value-type="float">
            <text:p>146217.1</text:p>
          </table:table-cell>
          <table:table-cell table:formula="of:=[.C59]/[.G59]" office:value-type="float" office:value="53.1952473371207" calcext:value-type="float">
            <text:p>53.1952473371</text:p>
          </table:table-cell>
          <table:table-cell table:formula="of:=[.J59]/[.K59]" office:value-type="float" office:value="2748.68728541406" calcext:value-type="float">
            <text:p>2748.6872854141</text:p>
          </table:table-cell>
          <table:table-cell table:formula="of:=1/[.L59]" office:value-type="float" office:value="0.000363810028629488" calcext:value-type="float">
            <text:p>0.00036381</text:p>
          </table:table-cell>
          <table:table-cell table:formula="of:=[.J59]/[.G59]" office:value-type="float" office:value="60766.0531204415" calcext:value-type="float">
            <text:p>60766.0531204415</text:p>
          </table:table-cell>
          <table:table-cell table:formula="of:=1/[.N59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60]/[.G60]+(210-[.D60])*5" office:value-type="float" office:value="25549.843531167" calcext:value-type="float">
            <text:p>25549.843531167</text:p>
          </table:table-cell>
          <table:table-cell table:formula="of:=[.F60]/[.G60]+(210-[.D60])*1" office:value-type="float" office:value="35216.2095892745" calcext:value-type="float">
            <text:p>35216.2095892745</text:p>
          </table:table-cell>
          <table:table-cell table:formula="of:=([.H60]+[.I60])*[.G60]" office:value-type="float" office:value="146217.1" calcext:value-type="float">
            <text:p>146217.1</text:p>
          </table:table-cell>
          <table:table-cell table:formula="of:=[.C60]/[.G60]" office:value-type="float" office:value="53.1952473371207" calcext:value-type="float">
            <text:p>53.1952473371</text:p>
          </table:table-cell>
          <table:table-cell table:formula="of:=[.J60]/[.K60]" office:value-type="float" office:value="2748.68728541406" calcext:value-type="float">
            <text:p>2748.6872854141</text:p>
          </table:table-cell>
          <table:table-cell table:formula="of:=1/[.L60]" office:value-type="float" office:value="0.000363810028629488" calcext:value-type="float">
            <text:p>0.00036381</text:p>
          </table:table-cell>
          <table:table-cell table:formula="of:=[.J60]/[.G60]" office:value-type="float" office:value="60766.0531204415" calcext:value-type="float">
            <text:p>60766.0531204415</text:p>
          </table:table-cell>
          <table:table-cell table:formula="of:=1/[.N60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0" calcext:value-type="float">
            <text:p>60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470220" calcext:value-type="float">
            <text:p>6.47E+06</text:p>
          </table:table-cell>
          <table:table-cell table:style-name="ce5" office:value-type="float" office:value="8918130" calcext:value-type="float">
            <text:p>8.92E+06</text:p>
          </table:table-cell>
          <table:table-cell office:value-type="float" office:value="237.97" calcext:value-type="float">
            <text:p>237.97</text:p>
          </table:table-cell>
          <table:table-cell table:formula="of:=[.E61]/[.G61]+(210-[.D61])*5" office:value-type="float" office:value="27189.2255326302" calcext:value-type="float">
            <text:p>27189.2255326302</text:p>
          </table:table-cell>
          <table:table-cell table:formula="of:=[.F61]/[.G61]+(210-[.D61])*1" office:value-type="float" office:value="37475.8583014666" calcext:value-type="float">
            <text:p>37475.8583014666</text:p>
          </table:table-cell>
          <table:table-cell table:formula="of:=([.H61]+[.I61])*[.G61]" office:value-type="float" office:value="15388350" calcext:value-type="float">
            <text:p>15388350</text:p>
          </table:table-cell>
          <table:table-cell table:formula="of:=[.C61]/[.G61]" office:value-type="float" office:value="53.7882926419297" calcext:value-type="float">
            <text:p>53.7882926419</text:p>
          </table:table-cell>
          <table:table-cell table:formula="of:=[.J61]/[.K61]" office:value-type="float" office:value="286091.066367187" calcext:value-type="float">
            <text:p>286091.066367187</text:p>
          </table:table-cell>
          <table:table-cell table:formula="of:=1/[.L61]" office:value-type="float" office:value="0.00000349539051567775" calcext:value-type="float">
            <text:p>3.49539051567775E-06</text:p>
          </table:table-cell>
          <table:table-cell table:formula="of:=[.J61]/[.G61]" office:value-type="float" office:value="64665.0838340967" calcext:value-type="float">
            <text:p>64665.0838340967</text:p>
          </table:table-cell>
          <table:table-cell table:formula="of:=1/[.N61]" office:value-type="float" office:value="0.0000154642960421358" calcext:value-type="float">
            <text:p>1.5464296042135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1" calcext:value-type="float">
            <text:p>61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3234820" calcext:value-type="float">
            <text:p>3.23E+06</text:p>
          </table:table-cell>
          <table:table-cell table:style-name="ce5" office:value-type="float" office:value="4458660" calcext:value-type="float">
            <text:p>4.46E+06</text:p>
          </table:table-cell>
          <table:table-cell office:value-type="float" office:value="122.233" calcext:value-type="float">
            <text:p>122.233</text:p>
          </table:table-cell>
          <table:table-cell table:formula="of:=[.E62]/[.G62]+(210-[.D62])*5" office:value-type="float" office:value="26464.375414168" calcext:value-type="float">
            <text:p>26464.375414168</text:p>
          </table:table-cell>
          <table:table-cell table:formula="of:=[.F62]/[.G62]+(210-[.D62])*1" office:value-type="float" office:value="36476.7288702723" calcext:value-type="float">
            <text:p>36476.7288702723</text:p>
          </table:table-cell>
          <table:table-cell table:formula="of:=([.H62]+[.I62])*[.G62]" office:value-type="float" office:value="7693480" calcext:value-type="float">
            <text:p>7693480</text:p>
          </table:table-cell>
          <table:table-cell table:formula="of:=[.C62]/[.G62]" office:value-type="float" office:value="52.3590192501207" calcext:value-type="float">
            <text:p>52.3590192501</text:p>
          </table:table-cell>
          <table:table-cell table:formula="of:=[.J62]/[.K62]" office:value-type="float" office:value="146937.05325625" calcext:value-type="float">
            <text:p>146937.05325625</text:p>
          </table:table-cell>
          <table:table-cell table:formula="of:=1/[.L62]" office:value-type="float" office:value="0.00000680563532369236" calcext:value-type="float">
            <text:p>6.80563532369236E-06</text:p>
          </table:table-cell>
          <table:table-cell table:formula="of:=[.J62]/[.G62]" office:value-type="float" office:value="62941.1042844404" calcext:value-type="float">
            <text:p>62941.1042844404</text:p>
          </table:table-cell>
          <table:table-cell table:formula="of:=1/[.N62]" office:value-type="float" office:value="0.0000158878686888118" calcext:value-type="float">
            <text:p>1.5887868688811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2" calcext:value-type="float">
            <text:p>62</text:p>
          </table:table-cell>
          <table:table-cell office:value-type="float" office:value="51200" calcext:value-type="float">
            <text:p>512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32250000" calcext:value-type="float">
            <text:p>3.23E+07</text:p>
          </table:table-cell>
          <table:table-cell table:style-name="ce5" office:value-type="float" office:value="44451300" calcext:value-type="float">
            <text:p>4.45E+07</text:p>
          </table:table-cell>
          <table:table-cell office:value-type="float" office:value="1027.65" calcext:value-type="float">
            <text:p>1027.65</text:p>
          </table:table-cell>
          <table:table-cell table:formula="of:=[.E63]/[.G63]+(210-[.D63])*5" office:value-type="float" office:value="31382.27995913" calcext:value-type="float">
            <text:p>31382.27995913</text:p>
          </table:table-cell>
          <table:table-cell table:formula="of:=[.F63]/[.G63]+(210-[.D63])*1" office:value-type="float" office:value="43255.2911983652" calcext:value-type="float">
            <text:p>43255.2911983652</text:p>
          </table:table-cell>
          <table:table-cell table:formula="of:=([.H63]+[.I63])*[.G63]" office:value-type="float" office:value="76701300" calcext:value-type="float">
            <text:p>76701300</text:p>
          </table:table-cell>
          <table:table-cell table:formula="of:=[.C63]/[.G63]" office:value-type="float" office:value="49.8224103537197" calcext:value-type="float">
            <text:p>49.8224103537</text:p>
          </table:table-cell>
          <table:table-cell table:formula="of:=[.J63]/[.K63]" office:value-type="float" office:value="1539493.96376953" calcext:value-type="float">
            <text:p>1539493.96376953</text:p>
          </table:table-cell>
          <table:table-cell table:formula="of:=1/[.L63]" office:value-type="float" office:value="0.000000649564092834406" calcext:value-type="float">
            <text:p>6.49564092834406E-07</text:p>
          </table:table-cell>
          <table:table-cell table:formula="of:=[.J63]/[.G63]" office:value-type="float" office:value="74637.5711574953" calcext:value-type="float">
            <text:p>74637.5711574953</text:p>
          </table:table-cell>
          <table:table-cell table:formula="of:=1/[.N63]" office:value-type="float" office:value="0.000013398077998678" calcext:value-type="float">
            <text:p>1.339807799867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3" calcext:value-type="float">
            <text:p>63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470220" calcext:value-type="float">
            <text:p>6.47E+06</text:p>
          </table:table-cell>
          <table:table-cell table:style-name="ce5" office:value-type="float" office:value="8918130" calcext:value-type="float">
            <text:p>8.92E+06</text:p>
          </table:table-cell>
          <table:table-cell office:value-type="float" office:value="237.97" calcext:value-type="float">
            <text:p>237.97</text:p>
          </table:table-cell>
          <table:table-cell table:formula="of:=[.E64]/[.G64]+(210-[.D64])*5" office:value-type="float" office:value="27189.2255326302" calcext:value-type="float">
            <text:p>27189.2255326302</text:p>
          </table:table-cell>
          <table:table-cell table:formula="of:=[.F64]/[.G64]+(210-[.D64])*1" office:value-type="float" office:value="37475.8583014666" calcext:value-type="float">
            <text:p>37475.8583014666</text:p>
          </table:table-cell>
          <table:table-cell table:formula="of:=([.H64]+[.I64])*[.G64]" office:value-type="float" office:value="15388350" calcext:value-type="float">
            <text:p>15388350</text:p>
          </table:table-cell>
          <table:table-cell table:formula="of:=[.C64]/[.G64]" office:value-type="float" office:value="53.7882926419297" calcext:value-type="float">
            <text:p>53.7882926419</text:p>
          </table:table-cell>
          <table:table-cell table:formula="of:=[.J64]/[.K64]" office:value-type="float" office:value="286091.066367187" calcext:value-type="float">
            <text:p>286091.066367187</text:p>
          </table:table-cell>
          <table:table-cell table:formula="of:=1/[.L64]" office:value-type="float" office:value="0.00000349539051567775" calcext:value-type="float">
            <text:p>3.49539051567775E-06</text:p>
          </table:table-cell>
          <table:table-cell table:formula="of:=[.J64]/[.G64]" office:value-type="float" office:value="64665.0838340967" calcext:value-type="float">
            <text:p>64665.0838340967</text:p>
          </table:table-cell>
          <table:table-cell table:formula="of:=1/[.N64]" office:value-type="float" office:value="0.0000154642960421358" calcext:value-type="float">
            <text:p>1.5464296042135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12800" calcext:value-type="float">
            <text:p>1.28E+04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470220" calcext:value-type="float">
            <text:p>6.47E+06</text:p>
          </table:table-cell>
          <table:table-cell table:style-name="ce5" office:value-type="float" office:value="8918130" calcext:value-type="float">
            <text:p>8.92E+06</text:p>
          </table:table-cell>
          <table:table-cell office:value-type="float" office:value="237.97" calcext:value-type="float">
            <text:p>237.97</text:p>
          </table:table-cell>
          <table:table-cell table:formula="of:=[.E65]/[.G65]+(210-[.D65])*5" office:value-type="float" office:value="27189.2255326302" calcext:value-type="float">
            <text:p>27189.2255326302</text:p>
          </table:table-cell>
          <table:table-cell table:formula="of:=[.F65]/[.G65]+(210-[.D65])*1" office:value-type="float" office:value="37475.8583014666" calcext:value-type="float">
            <text:p>37475.8583014666</text:p>
          </table:table-cell>
          <table:table-cell table:formula="of:=([.H65]+[.I65])*[.G65]" office:value-type="float" office:value="15388350" calcext:value-type="float">
            <text:p>15388350</text:p>
          </table:table-cell>
          <table:table-cell table:formula="of:=[.C65]/[.G65]" office:value-type="float" office:value="53.7882926419297" calcext:value-type="float">
            <text:p>53.7882926419</text:p>
          </table:table-cell>
          <table:table-cell table:formula="of:=[.J65]/[.K65]" office:value-type="float" office:value="286091.066367187" calcext:value-type="float">
            <text:p>286091.066367187</text:p>
          </table:table-cell>
          <table:table-cell table:formula="of:=1/[.L65]" office:value-type="float" office:value="0.00000349539051567775" calcext:value-type="float">
            <text:p>3.49539051567775E-06</text:p>
          </table:table-cell>
          <table:table-cell table:formula="of:=[.J65]/[.G65]" office:value-type="float" office:value="64665.0838340967" calcext:value-type="float">
            <text:p>64665.0838340967</text:p>
          </table:table-cell>
          <table:table-cell table:formula="of:=1/[.N65]" office:value-type="float" office:value="0.0000154642960421358" calcext:value-type="float">
            <text:p>1.5464296042135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5" calcext:value-type="float">
            <text:p>65</text:p>
          </table:table-cell>
          <table:table-cell table:style-name="ce5" office:value-type="float" office:value="1280" calcext:value-type="float">
            <text:p>1.28E+03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17888" calcext:value-type="float">
            <text:p>6.18E+05</text:p>
          </table:table-cell>
          <table:table-cell table:style-name="ce5" office:value-type="float" office:value="851656" calcext:value-type="float">
            <text:p>8.52E+05</text:p>
          </table:table-cell>
          <table:table-cell office:value-type="float" office:value="24.0623" calcext:value-type="float">
            <text:p>24.0623</text:p>
          </table:table-cell>
          <table:table-cell table:formula="of:=[.E66]/[.G66]+(210-[.D66])*5" office:value-type="float" office:value="25678.6757708116" calcext:value-type="float">
            <text:p>25678.6757708116</text:p>
          </table:table-cell>
          <table:table-cell table:formula="of:=[.F66]/[.G66]+(210-[.D66])*1" office:value-type="float" office:value="35393.7902860491" calcext:value-type="float">
            <text:p>35393.7902860491</text:p>
          </table:table-cell>
          <table:table-cell table:formula="of:=([.H66]+[.I66])*[.G66]" office:value-type="float" office:value="1469544" calcext:value-type="float">
            <text:p>1469544</text:p>
          </table:table-cell>
          <table:table-cell table:formula="of:=[.C66]/[.G66]" office:value-type="float" office:value="53.1952473371207" calcext:value-type="float">
            <text:p>53.1952473371</text:p>
          </table:table-cell>
          <table:table-cell table:formula="of:=[.J66]/[.K66]" office:value-type="float" office:value="27625.475461875" calcext:value-type="float">
            <text:p>27625.475461875</text:p>
          </table:table-cell>
          <table:table-cell table:formula="of:=1/[.L66]" office:value-type="float" office:value="0.00003619847200024" calcext:value-type="float">
            <text:p>3.619847200024E-05</text:p>
          </table:table-cell>
          <table:table-cell table:formula="of:=[.J66]/[.G66]" office:value-type="float" office:value="61072.4660568607" calcext:value-type="float">
            <text:p>61072.4660568607</text:p>
          </table:table-cell>
          <table:table-cell table:formula="of:=1/[.N66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6" calcext:value-type="float">
            <text:p>66</text:p>
          </table:table-cell>
          <table:table-cell table:style-name="ce5" office:value-type="float" office:value="256" calcext:value-type="float">
            <text:p>2.56E+02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31267" calcext:value-type="float">
            <text:p>1.31E+05</text:p>
          </table:table-cell>
          <table:table-cell table:style-name="ce5" office:value-type="float" office:value="180929" calcext:value-type="float">
            <text:p>1.81E+05</text:p>
          </table:table-cell>
          <table:table-cell office:value-type="float" office:value="5.1491" calcext:value-type="float">
            <text:p>5.1491</text:p>
          </table:table-cell>
          <table:table-cell table:formula="of:=[.E67]/[.G67]+(210-[.D67])*5" office:value-type="float" office:value="25493.1929851819" calcext:value-type="float">
            <text:p>25493.1929851819</text:p>
          </table:table-cell>
          <table:table-cell table:formula="of:=[.F67]/[.G67]+(210-[.D67])*1" office:value-type="float" office:value="35137.9852789808" calcext:value-type="float">
            <text:p>35137.9852789808</text:p>
          </table:table-cell>
          <table:table-cell table:formula="of:=([.H67]+[.I67])*[.G67]" office:value-type="float" office:value="312196" calcext:value-type="float">
            <text:p>312196</text:p>
          </table:table-cell>
          <table:table-cell table:formula="of:=[.C67]/[.G67]" office:value-type="float" office:value="49.7174263463518" calcext:value-type="float">
            <text:p>49.7174263464</text:p>
          </table:table-cell>
          <table:table-cell table:formula="of:=[.J67]/[.K67]" office:value-type="float" office:value="6279.4079046875" calcext:value-type="float">
            <text:p>6279.4079046875</text:p>
          </table:table-cell>
          <table:table-cell table:formula="of:=1/[.L67]" office:value-type="float" office:value="0.000159250683373111" calcext:value-type="float">
            <text:p>0.0001592507</text:p>
          </table:table-cell>
          <table:table-cell table:formula="of:=[.J67]/[.G67]" office:value-type="float" office:value="60631.1782641627" calcext:value-type="float">
            <text:p>60631.1782641627</text:p>
          </table:table-cell>
          <table:table-cell table:formula="of:=1/[.N67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7" calcext:value-type="float">
            <text:p>67</text:p>
          </table:table-cell>
          <table:table-cell table:style-name="ce5" office:value-type="float" office:value="6400" calcext:value-type="float">
            <text:p>6.40E+03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3234820" calcext:value-type="float">
            <text:p>3.23E+06</text:p>
          </table:table-cell>
          <table:table-cell table:style-name="ce5" office:value-type="float" office:value="4458660" calcext:value-type="float">
            <text:p>4.46E+06</text:p>
          </table:table-cell>
          <table:table-cell office:value-type="float" office:value="122.233" calcext:value-type="float">
            <text:p>122.233</text:p>
          </table:table-cell>
          <table:table-cell table:formula="of:=[.E68]/[.G68]+(210-[.D68])*5" office:value-type="float" office:value="26464.375414168" calcext:value-type="float">
            <text:p>26464.375414168</text:p>
          </table:table-cell>
          <table:table-cell table:formula="of:=[.F68]/[.G68]+(210-[.D68])*1" office:value-type="float" office:value="36476.7288702723" calcext:value-type="float">
            <text:p>36476.7288702723</text:p>
          </table:table-cell>
          <table:table-cell table:formula="of:=([.H68]+[.I68])*[.G68]" office:value-type="float" office:value="7693480" calcext:value-type="float">
            <text:p>7693480</text:p>
          </table:table-cell>
          <table:table-cell table:formula="of:=[.C68]/[.G68]" office:value-type="float" office:value="52.3590192501207" calcext:value-type="float">
            <text:p>52.3590192501</text:p>
          </table:table-cell>
          <table:table-cell table:formula="of:=[.J68]/[.K68]" office:value-type="float" office:value="146937.05325625" calcext:value-type="float">
            <text:p>146937.05325625</text:p>
          </table:table-cell>
          <table:table-cell table:formula="of:=1/[.L68]" office:value-type="float" office:value="0.00000680563532369236" calcext:value-type="float">
            <text:p>6.80563532369236E-06</text:p>
          </table:table-cell>
          <table:table-cell table:formula="of:=[.J68]/[.G68]" office:value-type="float" office:value="62941.1042844404" calcext:value-type="float">
            <text:p>62941.1042844404</text:p>
          </table:table-cell>
          <table:table-cell table:formula="of:=1/[.N68]" office:value-type="float" office:value="0.0000158878686888118" calcext:value-type="float">
            <text:p>1.5887868688811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8" calcext:value-type="float">
            <text:p>68</text:p>
          </table:table-cell>
          <table:table-cell table:style-name="ce5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1478.8" calcext:value-type="float">
            <text:p>6.15E+04</text:p>
          </table:table-cell>
          <table:table-cell table:style-name="ce5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69]/[.G69]+(210-[.D69])*5" office:value-type="float" office:value="25549.843531167" calcext:value-type="float">
            <text:p>25549.843531167</text:p>
          </table:table-cell>
          <table:table-cell table:formula="of:=[.F69]/[.G69]+(210-[.D69])*1" office:value-type="float" office:value="35216.2095892745" calcext:value-type="float">
            <text:p>35216.2095892745</text:p>
          </table:table-cell>
          <table:table-cell table:formula="of:=([.H69]+[.I69])*[.G69]" office:value-type="float" office:value="146217.1" calcext:value-type="float">
            <text:p>146217.1</text:p>
          </table:table-cell>
          <table:table-cell table:formula="of:=[.C69]/[.G69]" office:value-type="float" office:value="53.1952473371207" calcext:value-type="float">
            <text:p>53.1952473371</text:p>
          </table:table-cell>
          <table:table-cell table:formula="of:=[.J69]/[.K69]" office:value-type="float" office:value="2748.68728541406" calcext:value-type="float">
            <text:p>2748.6872854141</text:p>
          </table:table-cell>
          <table:table-cell table:formula="of:=1/[.L69]" office:value-type="float" office:value="0.000363810028629488" calcext:value-type="float">
            <text:p>0.00036381</text:p>
          </table:table-cell>
          <table:table-cell table:formula="of:=[.J69]/[.G69]" office:value-type="float" office:value="60766.0531204415" calcext:value-type="float">
            <text:p>60766.0531204415</text:p>
          </table:table-cell>
          <table:table-cell table:formula="of:=1/[.N69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9" calcext:value-type="float">
            <text:p>69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470220" calcext:value-type="float">
            <text:p>6.47E+06</text:p>
          </table:table-cell>
          <table:table-cell table:style-name="ce5" office:value-type="float" office:value="8918130" calcext:value-type="float">
            <text:p>8.92E+06</text:p>
          </table:table-cell>
          <table:table-cell office:value-type="float" office:value="237.97" calcext:value-type="float">
            <text:p>237.97</text:p>
          </table:table-cell>
          <table:table-cell table:formula="of:=[.E70]/[.G70]+(210-[.D70])*5" office:value-type="float" office:value="27189.2255326302" calcext:value-type="float">
            <text:p>27189.2255326302</text:p>
          </table:table-cell>
          <table:table-cell table:formula="of:=[.F70]/[.G70]+(210-[.D70])*1" office:value-type="float" office:value="37475.8583014666" calcext:value-type="float">
            <text:p>37475.8583014666</text:p>
          </table:table-cell>
          <table:table-cell table:formula="of:=([.H70]+[.I70])*[.G70]" office:value-type="float" office:value="15388350" calcext:value-type="float">
            <text:p>15388350</text:p>
          </table:table-cell>
          <table:table-cell table:formula="of:=[.C70]/[.G70]" office:value-type="float" office:value="53.7882926419297" calcext:value-type="float">
            <text:p>53.7882926419</text:p>
          </table:table-cell>
          <table:table-cell table:formula="of:=[.J70]/[.K70]" office:value-type="float" office:value="286091.066367187" calcext:value-type="float">
            <text:p>286091.066367187</text:p>
          </table:table-cell>
          <table:table-cell table:formula="of:=1/[.L70]" office:value-type="float" office:value="0.00000349539051567775" calcext:value-type="float">
            <text:p>3.49539051567775E-06</text:p>
          </table:table-cell>
          <table:table-cell table:formula="of:=[.J70]/[.G70]" office:value-type="float" office:value="64665.0838340967" calcext:value-type="float">
            <text:p>64665.0838340967</text:p>
          </table:table-cell>
          <table:table-cell table:formula="of:=1/[.N70]" office:value-type="float" office:value="0.0000154642960421358" calcext:value-type="float">
            <text:p>1.5464296042135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71]/[.G71]+(210-[.D71])*5" office:value-type="float" office:value="25549.843531167" calcext:value-type="float">
            <text:p>25549.843531167</text:p>
          </table:table-cell>
          <table:table-cell table:formula="of:=[.F71]/[.G71]+(210-[.D71])*1" office:value-type="float" office:value="35216.2095892745" calcext:value-type="float">
            <text:p>35216.2095892745</text:p>
          </table:table-cell>
          <table:table-cell table:formula="of:=([.H71]+[.I71])*[.G71]" office:value-type="float" office:value="146217.1" calcext:value-type="float">
            <text:p>146217.1</text:p>
          </table:table-cell>
          <table:table-cell table:formula="of:=[.C71]/[.G71]" office:value-type="float" office:value="53.1952473371207" calcext:value-type="float">
            <text:p>53.1952473371</text:p>
          </table:table-cell>
          <table:table-cell table:formula="of:=[.J71]/[.K71]" office:value-type="float" office:value="2748.68728541406" calcext:value-type="float">
            <text:p>2748.6872854141</text:p>
          </table:table-cell>
          <table:table-cell table:formula="of:=1/[.L71]" office:value-type="float" office:value="0.000363810028629488" calcext:value-type="float">
            <text:p>0.00036381</text:p>
          </table:table-cell>
          <table:table-cell table:formula="of:=[.J71]/[.G71]" office:value-type="float" office:value="60766.0531204415" calcext:value-type="float">
            <text:p>60766.0531204415</text:p>
          </table:table-cell>
          <table:table-cell table:formula="of:=1/[.N71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1" calcext:value-type="float">
            <text:p>71</text:p>
          </table:table-cell>
          <table:table-cell table:style-name="ce5" office:value-type="float" office:value="6400" calcext:value-type="float">
            <text:p>6.40E+03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3234820" calcext:value-type="float">
            <text:p>3.23E+06</text:p>
          </table:table-cell>
          <table:table-cell table:style-name="ce5" office:value-type="float" office:value="4458660" calcext:value-type="float">
            <text:p>4.46E+06</text:p>
          </table:table-cell>
          <table:table-cell office:value-type="float" office:value="122.233" calcext:value-type="float">
            <text:p>122.233</text:p>
          </table:table-cell>
          <table:table-cell table:formula="of:=[.E72]/[.G72]+(210-[.D72])*5" office:value-type="float" office:value="26464.375414168" calcext:value-type="float">
            <text:p>26464.375414168</text:p>
          </table:table-cell>
          <table:table-cell table:formula="of:=[.F72]/[.G72]+(210-[.D72])*1" office:value-type="float" office:value="36476.7288702723" calcext:value-type="float">
            <text:p>36476.7288702723</text:p>
          </table:table-cell>
          <table:table-cell table:formula="of:=([.H72]+[.I72])*[.G72]" office:value-type="float" office:value="7693480" calcext:value-type="float">
            <text:p>7693480</text:p>
          </table:table-cell>
          <table:table-cell table:formula="of:=[.C72]/[.G72]" office:value-type="float" office:value="52.3590192501207" calcext:value-type="float">
            <text:p>52.3590192501</text:p>
          </table:table-cell>
          <table:table-cell table:formula="of:=[.J72]/[.K72]" office:value-type="float" office:value="146937.05325625" calcext:value-type="float">
            <text:p>146937.05325625</text:p>
          </table:table-cell>
          <table:table-cell table:formula="of:=1/[.L72]" office:value-type="float" office:value="0.00000680563532369236" calcext:value-type="float">
            <text:p>6.80563532369236E-06</text:p>
          </table:table-cell>
          <table:table-cell table:formula="of:=[.J72]/[.G72]" office:value-type="float" office:value="62941.1042844404" calcext:value-type="float">
            <text:p>62941.1042844404</text:p>
          </table:table-cell>
          <table:table-cell table:formula="of:=1/[.N72]" office:value-type="float" office:value="0.0000158878686888118" calcext:value-type="float">
            <text:p>1.5887868688811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2" calcext:value-type="float">
            <text:p>72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73]/[.G73]+(210-[.D73])*5" office:value-type="float" office:value="25493.1929851819" calcext:value-type="float">
            <text:p>25493.1929851819</text:p>
          </table:table-cell>
          <table:table-cell table:formula="of:=[.F73]/[.G73]+(210-[.D73])*1" office:value-type="float" office:value="35137.9852789808" calcext:value-type="float">
            <text:p>35137.9852789808</text:p>
          </table:table-cell>
          <table:table-cell table:formula="of:=([.H73]+[.I73])*[.G73]" office:value-type="float" office:value="312196" calcext:value-type="float">
            <text:p>312196</text:p>
          </table:table-cell>
          <table:table-cell table:formula="of:=[.C73]/[.G73]" office:value-type="float" office:value="49.7174263463518" calcext:value-type="float">
            <text:p>49.7174263464</text:p>
          </table:table-cell>
          <table:table-cell table:formula="of:=[.J73]/[.K73]" office:value-type="float" office:value="6279.4079046875" calcext:value-type="float">
            <text:p>6279.4079046875</text:p>
          </table:table-cell>
          <table:table-cell table:formula="of:=1/[.L73]" office:value-type="float" office:value="0.000159250683373111" calcext:value-type="float">
            <text:p>0.0001592507</text:p>
          </table:table-cell>
          <table:table-cell table:formula="of:=[.J73]/[.G73]" office:value-type="float" office:value="60631.1782641627" calcext:value-type="float">
            <text:p>60631.1782641627</text:p>
          </table:table-cell>
          <table:table-cell table:formula="of:=1/[.N73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3" calcext:value-type="float">
            <text:p>73</text:p>
          </table:table-cell>
          <table:table-cell table:style-name="ce5" office:value-type="float" office:value="25600" calcext:value-type="float">
            <text:p>2.56E+04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4067000" calcext:value-type="float">
            <text:p>1.41E+07</text:p>
          </table:table-cell>
          <table:table-cell table:style-name="ce5" office:value-type="float" office:value="19389000" calcext:value-type="float">
            <text:p>1.94E+07</text:p>
          </table:table-cell>
          <table:table-cell office:value-type="float" office:value="493.26" calcext:value-type="float">
            <text:p>493.26</text:p>
          </table:table-cell>
          <table:table-cell table:formula="of:=[.E74]/[.G74]+(210-[.D74])*5" office:value-type="float" office:value="28518.4284150347" calcext:value-type="float">
            <text:p>28518.4284150347</text:p>
          </table:table-cell>
          <table:table-cell table:formula="of:=[.F74]/[.G74]+(210-[.D74])*1" office:value-type="float" office:value="39307.870088797" calcext:value-type="float">
            <text:p>39307.870088797</text:p>
          </table:table-cell>
          <table:table-cell table:formula="of:=([.H74]+[.I74])*[.G74]" office:value-type="float" office:value="33456000" calcext:value-type="float">
            <text:p>33456000</text:p>
          </table:table-cell>
          <table:table-cell table:formula="of:=[.C74]/[.G74]" office:value-type="float" office:value="51.899606698293" calcext:value-type="float">
            <text:p>51.8996066983</text:p>
          </table:table-cell>
          <table:table-cell table:formula="of:=[.J74]/[.K74]" office:value-type="float" office:value="644629.1625" calcext:value-type="float">
            <text:p>644629.1625</text:p>
          </table:table-cell>
          <table:table-cell table:formula="of:=1/[.L74]" office:value-type="float" office:value="0.0000015512794924167" calcext:value-type="float">
            <text:p>1.5512794924167E-06</text:p>
          </table:table-cell>
          <table:table-cell table:formula="of:=[.J74]/[.G74]" office:value-type="float" office:value="67826.2985038317" calcext:value-type="float">
            <text:p>67826.2985038317</text:p>
          </table:table-cell>
          <table:table-cell table:formula="of:=1/[.N74]" office:value-type="float" office:value="0.000014743543758967" calcext:value-type="float">
            <text:p>1.474354375896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75]/[.G75]+(210-[.D75])*5" office:value-type="float" office:value="25549.843531167" calcext:value-type="float">
            <text:p>25549.843531167</text:p>
          </table:table-cell>
          <table:table-cell table:formula="of:=[.F75]/[.G75]+(210-[.D75])*1" office:value-type="float" office:value="35216.2095892745" calcext:value-type="float">
            <text:p>35216.2095892745</text:p>
          </table:table-cell>
          <table:table-cell table:formula="of:=([.H75]+[.I75])*[.G75]" office:value-type="float" office:value="146217.1" calcext:value-type="float">
            <text:p>146217.1</text:p>
          </table:table-cell>
          <table:table-cell table:formula="of:=[.C75]/[.G75]" office:value-type="float" office:value="53.1952473371207" calcext:value-type="float">
            <text:p>53.1952473371</text:p>
          </table:table-cell>
          <table:table-cell table:formula="of:=[.J75]/[.K75]" office:value-type="float" office:value="2748.68728541406" calcext:value-type="float">
            <text:p>2748.6872854141</text:p>
          </table:table-cell>
          <table:table-cell table:formula="of:=1/[.L75]" office:value-type="float" office:value="0.000363810028629488" calcext:value-type="float">
            <text:p>0.00036381</text:p>
          </table:table-cell>
          <table:table-cell table:formula="of:=[.J75]/[.G75]" office:value-type="float" office:value="60766.0531204415" calcext:value-type="float">
            <text:p>60766.0531204415</text:p>
          </table:table-cell>
          <table:table-cell table:formula="of:=1/[.N75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5" calcext:value-type="float">
            <text:p>75</text:p>
          </table:table-cell>
          <table:table-cell table:style-name="ce5" office:value-type="float" office:value="256" calcext:value-type="float">
            <text:p>2.56E+02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31267" calcext:value-type="float">
            <text:p>1.31E+05</text:p>
          </table:table-cell>
          <table:table-cell table:style-name="ce5" office:value-type="float" office:value="180929" calcext:value-type="float">
            <text:p>1.81E+05</text:p>
          </table:table-cell>
          <table:table-cell office:value-type="float" office:value="5.1491" calcext:value-type="float">
            <text:p>5.1491</text:p>
          </table:table-cell>
          <table:table-cell table:formula="of:=[.E76]/[.G76]+(210-[.D76])*5" office:value-type="float" office:value="25493.1929851819" calcext:value-type="float">
            <text:p>25493.1929851819</text:p>
          </table:table-cell>
          <table:table-cell table:formula="of:=[.F76]/[.G76]+(210-[.D76])*1" office:value-type="float" office:value="35137.9852789808" calcext:value-type="float">
            <text:p>35137.9852789808</text:p>
          </table:table-cell>
          <table:table-cell table:formula="of:=([.H76]+[.I76])*[.G76]" office:value-type="float" office:value="312196" calcext:value-type="float">
            <text:p>312196</text:p>
          </table:table-cell>
          <table:table-cell table:formula="of:=[.C76]/[.G76]" office:value-type="float" office:value="49.7174263463518" calcext:value-type="float">
            <text:p>49.7174263464</text:p>
          </table:table-cell>
          <table:table-cell table:formula="of:=[.J76]/[.K76]" office:value-type="float" office:value="6279.4079046875" calcext:value-type="float">
            <text:p>6279.4079046875</text:p>
          </table:table-cell>
          <table:table-cell table:formula="of:=1/[.L76]" office:value-type="float" office:value="0.000159250683373111" calcext:value-type="float">
            <text:p>0.0001592507</text:p>
          </table:table-cell>
          <table:table-cell table:formula="of:=[.J76]/[.G76]" office:value-type="float" office:value="60631.1782641627" calcext:value-type="float">
            <text:p>60631.1782641627</text:p>
          </table:table-cell>
          <table:table-cell table:formula="of:=1/[.N76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6" calcext:value-type="float">
            <text:p>76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77]/[.G77]+(210-[.D77])*5" office:value-type="float" office:value="25493.1929851819" calcext:value-type="float">
            <text:p>25493.1929851819</text:p>
          </table:table-cell>
          <table:table-cell table:formula="of:=[.F77]/[.G77]+(210-[.D77])*1" office:value-type="float" office:value="35137.9852789808" calcext:value-type="float">
            <text:p>35137.9852789808</text:p>
          </table:table-cell>
          <table:table-cell table:formula="of:=([.H77]+[.I77])*[.G77]" office:value-type="float" office:value="312196" calcext:value-type="float">
            <text:p>312196</text:p>
          </table:table-cell>
          <table:table-cell table:formula="of:=[.C77]/[.G77]" office:value-type="float" office:value="49.7174263463518" calcext:value-type="float">
            <text:p>49.7174263464</text:p>
          </table:table-cell>
          <table:table-cell table:formula="of:=[.J77]/[.K77]" office:value-type="float" office:value="6279.4079046875" calcext:value-type="float">
            <text:p>6279.4079046875</text:p>
          </table:table-cell>
          <table:table-cell table:formula="of:=1/[.L77]" office:value-type="float" office:value="0.000159250683373111" calcext:value-type="float">
            <text:p>0.0001592507</text:p>
          </table:table-cell>
          <table:table-cell table:formula="of:=[.J77]/[.G77]" office:value-type="float" office:value="60631.1782641627" calcext:value-type="float">
            <text:p>60631.1782641627</text:p>
          </table:table-cell>
          <table:table-cell table:formula="of:=1/[.N77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7" calcext:value-type="float">
            <text:p>77</text:p>
          </table:table-cell>
          <table:table-cell table:style-name="ce5" office:value-type="float" office:value="256" calcext:value-type="float">
            <text:p>2.56E+02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31267" calcext:value-type="float">
            <text:p>1.31E+05</text:p>
          </table:table-cell>
          <table:table-cell table:style-name="ce5" office:value-type="float" office:value="180929" calcext:value-type="float">
            <text:p>1.81E+05</text:p>
          </table:table-cell>
          <table:table-cell office:value-type="float" office:value="5.1491" calcext:value-type="float">
            <text:p>5.1491</text:p>
          </table:table-cell>
          <table:table-cell table:formula="of:=[.E78]/[.G78]+(210-[.D78])*5" office:value-type="float" office:value="25493.1929851819" calcext:value-type="float">
            <text:p>25493.1929851819</text:p>
          </table:table-cell>
          <table:table-cell table:formula="of:=[.F78]/[.G78]+(210-[.D78])*1" office:value-type="float" office:value="35137.9852789808" calcext:value-type="float">
            <text:p>35137.9852789808</text:p>
          </table:table-cell>
          <table:table-cell table:formula="of:=([.H78]+[.I78])*[.G78]" office:value-type="float" office:value="312196" calcext:value-type="float">
            <text:p>312196</text:p>
          </table:table-cell>
          <table:table-cell table:formula="of:=[.C78]/[.G78]" office:value-type="float" office:value="49.7174263463518" calcext:value-type="float">
            <text:p>49.7174263464</text:p>
          </table:table-cell>
          <table:table-cell table:formula="of:=[.J78]/[.K78]" office:value-type="float" office:value="6279.4079046875" calcext:value-type="float">
            <text:p>6279.4079046875</text:p>
          </table:table-cell>
          <table:table-cell table:formula="of:=1/[.L78]" office:value-type="float" office:value="0.000159250683373111" calcext:value-type="float">
            <text:p>0.0001592507</text:p>
          </table:table-cell>
          <table:table-cell table:formula="of:=[.J78]/[.G78]" office:value-type="float" office:value="60631.1782641627" calcext:value-type="float">
            <text:p>60631.1782641627</text:p>
          </table:table-cell>
          <table:table-cell table:formula="of:=1/[.N78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8" calcext:value-type="float">
            <text:p>78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79]/[.G79]+(210-[.D79])*5" office:value-type="float" office:value="25493.1929851819" calcext:value-type="float">
            <text:p>25493.1929851819</text:p>
          </table:table-cell>
          <table:table-cell table:formula="of:=[.F79]/[.G79]+(210-[.D79])*1" office:value-type="float" office:value="35137.9852789808" calcext:value-type="float">
            <text:p>35137.9852789808</text:p>
          </table:table-cell>
          <table:table-cell table:formula="of:=([.H79]+[.I79])*[.G79]" office:value-type="float" office:value="312196" calcext:value-type="float">
            <text:p>312196</text:p>
          </table:table-cell>
          <table:table-cell table:formula="of:=[.C79]/[.G79]" office:value-type="float" office:value="49.7174263463518" calcext:value-type="float">
            <text:p>49.7174263464</text:p>
          </table:table-cell>
          <table:table-cell table:formula="of:=[.J79]/[.K79]" office:value-type="float" office:value="6279.4079046875" calcext:value-type="float">
            <text:p>6279.4079046875</text:p>
          </table:table-cell>
          <table:table-cell table:formula="of:=1/[.L79]" office:value-type="float" office:value="0.000159250683373111" calcext:value-type="float">
            <text:p>0.0001592507</text:p>
          </table:table-cell>
          <table:table-cell table:formula="of:=[.J79]/[.G79]" office:value-type="float" office:value="60631.1782641627" calcext:value-type="float">
            <text:p>60631.1782641627</text:p>
          </table:table-cell>
          <table:table-cell table:formula="of:=1/[.N79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9" calcext:value-type="float">
            <text:p>79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3234820" calcext:value-type="float">
            <text:p>3.23E+06</text:p>
          </table:table-cell>
          <table:table-cell table:style-name="ce5" office:value-type="float" office:value="4458660" calcext:value-type="float">
            <text:p>4.46E+06</text:p>
          </table:table-cell>
          <table:table-cell office:value-type="float" office:value="122.233" calcext:value-type="float">
            <text:p>122.233</text:p>
          </table:table-cell>
          <table:table-cell table:formula="of:=[.E80]/[.G80]+(210-[.D80])*5" office:value-type="float" office:value="26464.375414168" calcext:value-type="float">
            <text:p>26464.375414168</text:p>
          </table:table-cell>
          <table:table-cell table:formula="of:=[.F80]/[.G80]+(210-[.D80])*1" office:value-type="float" office:value="36476.7288702723" calcext:value-type="float">
            <text:p>36476.7288702723</text:p>
          </table:table-cell>
          <table:table-cell table:formula="of:=([.H80]+[.I80])*[.G80]" office:value-type="float" office:value="7693480" calcext:value-type="float">
            <text:p>7693480</text:p>
          </table:table-cell>
          <table:table-cell table:formula="of:=[.C80]/[.G80]" office:value-type="float" office:value="52.3590192501207" calcext:value-type="float">
            <text:p>52.3590192501</text:p>
          </table:table-cell>
          <table:table-cell table:formula="of:=[.J80]/[.K80]" office:value-type="float" office:value="146937.05325625" calcext:value-type="float">
            <text:p>146937.05325625</text:p>
          </table:table-cell>
          <table:table-cell table:formula="of:=1/[.L80]" office:value-type="float" office:value="0.00000680563532369236" calcext:value-type="float">
            <text:p>6.80563532369236E-06</text:p>
          </table:table-cell>
          <table:table-cell table:formula="of:=[.J80]/[.G80]" office:value-type="float" office:value="62941.1042844404" calcext:value-type="float">
            <text:p>62941.1042844404</text:p>
          </table:table-cell>
          <table:table-cell table:formula="of:=1/[.N80]" office:value-type="float" office:value="0.0000158878686888118" calcext:value-type="float">
            <text:p>1.5887868688811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81]/[.G81]+(210-[.D81])*5" office:value-type="float" office:value="25549.843531167" calcext:value-type="float">
            <text:p>25549.843531167</text:p>
          </table:table-cell>
          <table:table-cell table:formula="of:=[.F81]/[.G81]+(210-[.D81])*1" office:value-type="float" office:value="35216.2095892745" calcext:value-type="float">
            <text:p>35216.2095892745</text:p>
          </table:table-cell>
          <table:table-cell table:formula="of:=([.H81]+[.I81])*[.G81]" office:value-type="float" office:value="146217.1" calcext:value-type="float">
            <text:p>146217.1</text:p>
          </table:table-cell>
          <table:table-cell table:formula="of:=[.C81]/[.G81]" office:value-type="float" office:value="53.1952473371207" calcext:value-type="float">
            <text:p>53.1952473371</text:p>
          </table:table-cell>
          <table:table-cell table:formula="of:=[.J81]/[.K81]" office:value-type="float" office:value="2748.68728541406" calcext:value-type="float">
            <text:p>2748.6872854141</text:p>
          </table:table-cell>
          <table:table-cell table:formula="of:=1/[.L81]" office:value-type="float" office:value="0.000363810028629488" calcext:value-type="float">
            <text:p>0.00036381</text:p>
          </table:table-cell>
          <table:table-cell table:formula="of:=[.J81]/[.G81]" office:value-type="float" office:value="60766.0531204415" calcext:value-type="float">
            <text:p>60766.0531204415</text:p>
          </table:table-cell>
          <table:table-cell table:formula="of:=1/[.N81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1" calcext:value-type="float">
            <text:p>8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82]/[.G82]+(210-[.D82])*5" office:value-type="float" office:value="25549.843531167" calcext:value-type="float">
            <text:p>25549.843531167</text:p>
          </table:table-cell>
          <table:table-cell table:formula="of:=[.F82]/[.G82]+(210-[.D82])*1" office:value-type="float" office:value="35216.2095892745" calcext:value-type="float">
            <text:p>35216.2095892745</text:p>
          </table:table-cell>
          <table:table-cell table:formula="of:=([.H82]+[.I82])*[.G82]" office:value-type="float" office:value="146217.1" calcext:value-type="float">
            <text:p>146217.1</text:p>
          </table:table-cell>
          <table:table-cell table:formula="of:=[.C82]/[.G82]" office:value-type="float" office:value="53.1952473371207" calcext:value-type="float">
            <text:p>53.1952473371</text:p>
          </table:table-cell>
          <table:table-cell table:formula="of:=[.J82]/[.K82]" office:value-type="float" office:value="2748.68728541406" calcext:value-type="float">
            <text:p>2748.6872854141</text:p>
          </table:table-cell>
          <table:table-cell table:formula="of:=1/[.L82]" office:value-type="float" office:value="0.000363810028629488" calcext:value-type="float">
            <text:p>0.00036381</text:p>
          </table:table-cell>
          <table:table-cell table:formula="of:=[.J82]/[.G82]" office:value-type="float" office:value="60766.0531204415" calcext:value-type="float">
            <text:p>60766.0531204415</text:p>
          </table:table-cell>
          <table:table-cell table:formula="of:=1/[.N82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83]/[.G83]+(210-[.D83])*5" office:value-type="float" office:value="25549.843531167" calcext:value-type="float">
            <text:p>25549.843531167</text:p>
          </table:table-cell>
          <table:table-cell table:formula="of:=[.F83]/[.G83]+(210-[.D83])*1" office:value-type="float" office:value="35216.2095892745" calcext:value-type="float">
            <text:p>35216.2095892745</text:p>
          </table:table-cell>
          <table:table-cell table:formula="of:=([.H83]+[.I83])*[.G83]" office:value-type="float" office:value="146217.1" calcext:value-type="float">
            <text:p>146217.1</text:p>
          </table:table-cell>
          <table:table-cell table:formula="of:=[.C83]/[.G83]" office:value-type="float" office:value="53.1952473371207" calcext:value-type="float">
            <text:p>53.1952473371</text:p>
          </table:table-cell>
          <table:table-cell table:formula="of:=[.J83]/[.K83]" office:value-type="float" office:value="2748.68728541406" calcext:value-type="float">
            <text:p>2748.6872854141</text:p>
          </table:table-cell>
          <table:table-cell table:formula="of:=1/[.L83]" office:value-type="float" office:value="0.000363810028629488" calcext:value-type="float">
            <text:p>0.00036381</text:p>
          </table:table-cell>
          <table:table-cell table:formula="of:=[.J83]/[.G83]" office:value-type="float" office:value="60766.0531204415" calcext:value-type="float">
            <text:p>60766.0531204415</text:p>
          </table:table-cell>
          <table:table-cell table:formula="of:=1/[.N83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1478.8" calcext:value-type="float">
            <text:p>6.15E+04</text:p>
          </table:table-cell>
          <table:table-cell table:style-name="ce5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84]/[.G84]+(210-[.D84])*5" office:value-type="float" office:value="25549.843531167" calcext:value-type="float">
            <text:p>25549.843531167</text:p>
          </table:table-cell>
          <table:table-cell table:formula="of:=[.F84]/[.G84]+(210-[.D84])*1" office:value-type="float" office:value="35216.2095892745" calcext:value-type="float">
            <text:p>35216.2095892745</text:p>
          </table:table-cell>
          <table:table-cell table:formula="of:=([.H84]+[.I84])*[.G84]" office:value-type="float" office:value="146217.1" calcext:value-type="float">
            <text:p>146217.1</text:p>
          </table:table-cell>
          <table:table-cell table:formula="of:=[.C84]/[.G84]" office:value-type="float" office:value="53.1952473371207" calcext:value-type="float">
            <text:p>53.1952473371</text:p>
          </table:table-cell>
          <table:table-cell table:formula="of:=[.J84]/[.K84]" office:value-type="float" office:value="2748.68728541406" calcext:value-type="float">
            <text:p>2748.6872854141</text:p>
          </table:table-cell>
          <table:table-cell table:formula="of:=1/[.L84]" office:value-type="float" office:value="0.000363810028629488" calcext:value-type="float">
            <text:p>0.00036381</text:p>
          </table:table-cell>
          <table:table-cell table:formula="of:=[.J84]/[.G84]" office:value-type="float" office:value="60766.0531204415" calcext:value-type="float">
            <text:p>60766.0531204415</text:p>
          </table:table-cell>
          <table:table-cell table:formula="of:=1/[.N84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4" calcext:value-type="float">
            <text:p>84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85]/[.G85]+(210-[.D85])*5" office:value-type="float" office:value="25678.6757708116" calcext:value-type="float">
            <text:p>25678.6757708116</text:p>
          </table:table-cell>
          <table:table-cell table:formula="of:=[.F85]/[.G85]+(210-[.D85])*1" office:value-type="float" office:value="35393.7902860491" calcext:value-type="float">
            <text:p>35393.7902860491</text:p>
          </table:table-cell>
          <table:table-cell table:formula="of:=([.H85]+[.I85])*[.G85]" office:value-type="float" office:value="1469544" calcext:value-type="float">
            <text:p>1469544</text:p>
          </table:table-cell>
          <table:table-cell table:formula="of:=[.C85]/[.G85]" office:value-type="float" office:value="53.1952473371207" calcext:value-type="float">
            <text:p>53.1952473371</text:p>
          </table:table-cell>
          <table:table-cell table:formula="of:=[.J85]/[.K85]" office:value-type="float" office:value="27625.475461875" calcext:value-type="float">
            <text:p>27625.475461875</text:p>
          </table:table-cell>
          <table:table-cell table:formula="of:=1/[.L85]" office:value-type="float" office:value="0.00003619847200024" calcext:value-type="float">
            <text:p>3.619847200024E-05</text:p>
          </table:table-cell>
          <table:table-cell table:formula="of:=[.J85]/[.G85]" office:value-type="float" office:value="61072.4660568607" calcext:value-type="float">
            <text:p>61072.4660568607</text:p>
          </table:table-cell>
          <table:table-cell table:formula="of:=1/[.N85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86]/[.G86]+(210-[.D86])*5" office:value-type="float" office:value="25549.843531167" calcext:value-type="float">
            <text:p>25549.843531167</text:p>
          </table:table-cell>
          <table:table-cell table:formula="of:=[.F86]/[.G86]+(210-[.D86])*1" office:value-type="float" office:value="35216.2095892745" calcext:value-type="float">
            <text:p>35216.2095892745</text:p>
          </table:table-cell>
          <table:table-cell table:formula="of:=([.H86]+[.I86])*[.G86]" office:value-type="float" office:value="146217.1" calcext:value-type="float">
            <text:p>146217.1</text:p>
          </table:table-cell>
          <table:table-cell table:formula="of:=[.C86]/[.G86]" office:value-type="float" office:value="53.1952473371207" calcext:value-type="float">
            <text:p>53.1952473371</text:p>
          </table:table-cell>
          <table:table-cell table:formula="of:=[.J86]/[.K86]" office:value-type="float" office:value="2748.68728541406" calcext:value-type="float">
            <text:p>2748.6872854141</text:p>
          </table:table-cell>
          <table:table-cell table:formula="of:=1/[.L86]" office:value-type="float" office:value="0.000363810028629488" calcext:value-type="float">
            <text:p>0.00036381</text:p>
          </table:table-cell>
          <table:table-cell table:formula="of:=[.J86]/[.G86]" office:value-type="float" office:value="60766.0531204415" calcext:value-type="float">
            <text:p>60766.0531204415</text:p>
          </table:table-cell>
          <table:table-cell table:formula="of:=1/[.N86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6" calcext:value-type="float">
            <text:p>86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470220" calcext:value-type="float">
            <text:p>6.47E+06</text:p>
          </table:table-cell>
          <table:table-cell table:style-name="ce5" office:value-type="float" office:value="8918130" calcext:value-type="float">
            <text:p>8.92E+06</text:p>
          </table:table-cell>
          <table:table-cell office:value-type="float" office:value="237.97" calcext:value-type="float">
            <text:p>237.97</text:p>
          </table:table-cell>
          <table:table-cell table:formula="of:=[.E87]/[.G87]+(210-[.D87])*5" office:value-type="float" office:value="27189.2255326302" calcext:value-type="float">
            <text:p>27189.2255326302</text:p>
          </table:table-cell>
          <table:table-cell table:formula="of:=[.F87]/[.G87]+(210-[.D87])*1" office:value-type="float" office:value="37475.8583014666" calcext:value-type="float">
            <text:p>37475.8583014666</text:p>
          </table:table-cell>
          <table:table-cell table:formula="of:=([.H87]+[.I87])*[.G87]" office:value-type="float" office:value="15388350" calcext:value-type="float">
            <text:p>15388350</text:p>
          </table:table-cell>
          <table:table-cell table:formula="of:=[.C87]/[.G87]" office:value-type="float" office:value="53.7882926419297" calcext:value-type="float">
            <text:p>53.7882926419</text:p>
          </table:table-cell>
          <table:table-cell table:formula="of:=[.J87]/[.K87]" office:value-type="float" office:value="286091.066367187" calcext:value-type="float">
            <text:p>286091.066367187</text:p>
          </table:table-cell>
          <table:table-cell table:formula="of:=1/[.L87]" office:value-type="float" office:value="0.00000349539051567775" calcext:value-type="float">
            <text:p>3.49539051567775E-06</text:p>
          </table:table-cell>
          <table:table-cell table:formula="of:=[.J87]/[.G87]" office:value-type="float" office:value="64665.0838340967" calcext:value-type="float">
            <text:p>64665.0838340967</text:p>
          </table:table-cell>
          <table:table-cell table:formula="of:=1/[.N87]" office:value-type="float" office:value="0.0000154642960421358" calcext:value-type="float">
            <text:p>1.5464296042135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7" calcext:value-type="float">
            <text:p>87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470220" calcext:value-type="float">
            <text:p>6.47E+06</text:p>
          </table:table-cell>
          <table:table-cell table:style-name="ce5" office:value-type="float" office:value="8918130" calcext:value-type="float">
            <text:p>8.92E+06</text:p>
          </table:table-cell>
          <table:table-cell office:value-type="float" office:value="237.97" calcext:value-type="float">
            <text:p>237.97</text:p>
          </table:table-cell>
          <table:table-cell table:formula="of:=[.E88]/[.G88]+(210-[.D88])*5" office:value-type="float" office:value="27189.2255326302" calcext:value-type="float">
            <text:p>27189.2255326302</text:p>
          </table:table-cell>
          <table:table-cell table:formula="of:=[.F88]/[.G88]+(210-[.D88])*1" office:value-type="float" office:value="37475.8583014666" calcext:value-type="float">
            <text:p>37475.8583014666</text:p>
          </table:table-cell>
          <table:table-cell table:formula="of:=([.H88]+[.I88])*[.G88]" office:value-type="float" office:value="15388350" calcext:value-type="float">
            <text:p>15388350</text:p>
          </table:table-cell>
          <table:table-cell table:formula="of:=[.C88]/[.G88]" office:value-type="float" office:value="53.7882926419297" calcext:value-type="float">
            <text:p>53.7882926419</text:p>
          </table:table-cell>
          <table:table-cell table:formula="of:=[.J88]/[.K88]" office:value-type="float" office:value="286091.066367187" calcext:value-type="float">
            <text:p>286091.066367187</text:p>
          </table:table-cell>
          <table:table-cell table:formula="of:=1/[.L88]" office:value-type="float" office:value="0.00000349539051567775" calcext:value-type="float">
            <text:p>3.49539051567775E-06</text:p>
          </table:table-cell>
          <table:table-cell table:formula="of:=[.J88]/[.G88]" office:value-type="float" office:value="64665.0838340967" calcext:value-type="float">
            <text:p>64665.0838340967</text:p>
          </table:table-cell>
          <table:table-cell table:formula="of:=1/[.N88]" office:value-type="float" office:value="0.0000154642960421358" calcext:value-type="float">
            <text:p>1.5464296042135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8" calcext:value-type="float">
            <text:p>88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89]/[.G89]+(210-[.D89])*5" office:value-type="float" office:value="25493.1929851819" calcext:value-type="float">
            <text:p>25493.1929851819</text:p>
          </table:table-cell>
          <table:table-cell table:formula="of:=[.F89]/[.G89]+(210-[.D89])*1" office:value-type="float" office:value="35137.9852789808" calcext:value-type="float">
            <text:p>35137.9852789808</text:p>
          </table:table-cell>
          <table:table-cell table:formula="of:=([.H89]+[.I89])*[.G89]" office:value-type="float" office:value="312196" calcext:value-type="float">
            <text:p>312196</text:p>
          </table:table-cell>
          <table:table-cell table:formula="of:=[.C89]/[.G89]" office:value-type="float" office:value="49.7174263463518" calcext:value-type="float">
            <text:p>49.7174263464</text:p>
          </table:table-cell>
          <table:table-cell table:formula="of:=[.J89]/[.K89]" office:value-type="float" office:value="6279.4079046875" calcext:value-type="float">
            <text:p>6279.4079046875</text:p>
          </table:table-cell>
          <table:table-cell table:formula="of:=1/[.L89]" office:value-type="float" office:value="0.000159250683373111" calcext:value-type="float">
            <text:p>0.0001592507</text:p>
          </table:table-cell>
          <table:table-cell table:formula="of:=[.J89]/[.G89]" office:value-type="float" office:value="60631.1782641627" calcext:value-type="float">
            <text:p>60631.1782641627</text:p>
          </table:table-cell>
          <table:table-cell table:formula="of:=1/[.N89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9" calcext:value-type="float">
            <text:p>89</text:p>
          </table:table-cell>
          <table:table-cell office:value-type="float" office:value="51200" calcext:value-type="float">
            <text:p>512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32250000" calcext:value-type="float">
            <text:p>3.23E+07</text:p>
          </table:table-cell>
          <table:table-cell table:style-name="ce5" office:value-type="float" office:value="44451300" calcext:value-type="float">
            <text:p>4.45E+07</text:p>
          </table:table-cell>
          <table:table-cell office:value-type="float" office:value="1027.65" calcext:value-type="float">
            <text:p>1027.65</text:p>
          </table:table-cell>
          <table:table-cell table:formula="of:=[.E90]/[.G90]+(210-[.D90])*5" office:value-type="float" office:value="31382.27995913" calcext:value-type="float">
            <text:p>31382.27995913</text:p>
          </table:table-cell>
          <table:table-cell table:formula="of:=[.F90]/[.G90]+(210-[.D90])*1" office:value-type="float" office:value="43255.2911983652" calcext:value-type="float">
            <text:p>43255.2911983652</text:p>
          </table:table-cell>
          <table:table-cell table:formula="of:=([.H90]+[.I90])*[.G90]" office:value-type="float" office:value="76701300" calcext:value-type="float">
            <text:p>76701300</text:p>
          </table:table-cell>
          <table:table-cell table:formula="of:=[.C90]/[.G90]" office:value-type="float" office:value="49.8224103537197" calcext:value-type="float">
            <text:p>49.8224103537</text:p>
          </table:table-cell>
          <table:table-cell table:formula="of:=[.J90]/[.K90]" office:value-type="float" office:value="1539493.96376953" calcext:value-type="float">
            <text:p>1539493.96376953</text:p>
          </table:table-cell>
          <table:table-cell table:formula="of:=1/[.L90]" office:value-type="float" office:value="0.000000649564092834406" calcext:value-type="float">
            <text:p>6.49564092834406E-07</text:p>
          </table:table-cell>
          <table:table-cell table:formula="of:=[.J90]/[.G90]" office:value-type="float" office:value="74637.5711574953" calcext:value-type="float">
            <text:p>74637.5711574953</text:p>
          </table:table-cell>
          <table:table-cell table:formula="of:=1/[.N90]" office:value-type="float" office:value="0.000013398077998678" calcext:value-type="float">
            <text:p>1.339807799867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1478.8" calcext:value-type="float">
            <text:p>6.15E+04</text:p>
          </table:table-cell>
          <table:table-cell table:style-name="ce5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91]/[.G91]+(210-[.D91])*5" office:value-type="float" office:value="25549.843531167" calcext:value-type="float">
            <text:p>25549.843531167</text:p>
          </table:table-cell>
          <table:table-cell table:formula="of:=[.F91]/[.G91]+(210-[.D91])*1" office:value-type="float" office:value="35216.2095892745" calcext:value-type="float">
            <text:p>35216.2095892745</text:p>
          </table:table-cell>
          <table:table-cell table:formula="of:=([.H91]+[.I91])*[.G91]" office:value-type="float" office:value="146217.1" calcext:value-type="float">
            <text:p>146217.1</text:p>
          </table:table-cell>
          <table:table-cell table:formula="of:=[.C91]/[.G91]" office:value-type="float" office:value="53.1952473371207" calcext:value-type="float">
            <text:p>53.1952473371</text:p>
          </table:table-cell>
          <table:table-cell table:formula="of:=[.J91]/[.K91]" office:value-type="float" office:value="2748.68728541406" calcext:value-type="float">
            <text:p>2748.6872854141</text:p>
          </table:table-cell>
          <table:table-cell table:formula="of:=1/[.L91]" office:value-type="float" office:value="0.000363810028629488" calcext:value-type="float">
            <text:p>0.00036381</text:p>
          </table:table-cell>
          <table:table-cell table:formula="of:=[.J91]/[.G91]" office:value-type="float" office:value="60766.0531204415" calcext:value-type="float">
            <text:p>60766.0531204415</text:p>
          </table:table-cell>
          <table:table-cell table:formula="of:=1/[.N91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1" calcext:value-type="float">
            <text:p>91</text:p>
          </table:table-cell>
          <table:table-cell table:style-name="ce5" office:value-type="float" office:value="1280" calcext:value-type="float">
            <text:p>1.28E+03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17888" calcext:value-type="float">
            <text:p>6.18E+05</text:p>
          </table:table-cell>
          <table:table-cell table:style-name="ce5" office:value-type="float" office:value="851656" calcext:value-type="float">
            <text:p>8.52E+05</text:p>
          </table:table-cell>
          <table:table-cell office:value-type="float" office:value="24.0623" calcext:value-type="float">
            <text:p>24.0623</text:p>
          </table:table-cell>
          <table:table-cell table:formula="of:=[.E92]/[.G92]+(210-[.D92])*5" office:value-type="float" office:value="25678.6757708116" calcext:value-type="float">
            <text:p>25678.6757708116</text:p>
          </table:table-cell>
          <table:table-cell table:formula="of:=[.F92]/[.G92]+(210-[.D92])*1" office:value-type="float" office:value="35393.7902860491" calcext:value-type="float">
            <text:p>35393.7902860491</text:p>
          </table:table-cell>
          <table:table-cell table:formula="of:=([.H92]+[.I92])*[.G92]" office:value-type="float" office:value="1469544" calcext:value-type="float">
            <text:p>1469544</text:p>
          </table:table-cell>
          <table:table-cell table:formula="of:=[.C92]/[.G92]" office:value-type="float" office:value="53.1952473371207" calcext:value-type="float">
            <text:p>53.1952473371</text:p>
          </table:table-cell>
          <table:table-cell table:formula="of:=[.J92]/[.K92]" office:value-type="float" office:value="27625.475461875" calcext:value-type="float">
            <text:p>27625.475461875</text:p>
          </table:table-cell>
          <table:table-cell table:formula="of:=1/[.L92]" office:value-type="float" office:value="0.00003619847200024" calcext:value-type="float">
            <text:p>3.619847200024E-05</text:p>
          </table:table-cell>
          <table:table-cell table:formula="of:=[.J92]/[.G92]" office:value-type="float" office:value="61072.4660568607" calcext:value-type="float">
            <text:p>61072.4660568607</text:p>
          </table:table-cell>
          <table:table-cell table:formula="of:=1/[.N92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93]/[.G93]+(210-[.D93])*5" office:value-type="float" office:value="25549.843531167" calcext:value-type="float">
            <text:p>25549.843531167</text:p>
          </table:table-cell>
          <table:table-cell table:formula="of:=[.F93]/[.G93]+(210-[.D93])*1" office:value-type="float" office:value="35216.2095892745" calcext:value-type="float">
            <text:p>35216.2095892745</text:p>
          </table:table-cell>
          <table:table-cell table:formula="of:=([.H93]+[.I93])*[.G93]" office:value-type="float" office:value="146217.1" calcext:value-type="float">
            <text:p>146217.1</text:p>
          </table:table-cell>
          <table:table-cell table:formula="of:=[.C93]/[.G93]" office:value-type="float" office:value="53.1952473371207" calcext:value-type="float">
            <text:p>53.1952473371</text:p>
          </table:table-cell>
          <table:table-cell table:formula="of:=[.J93]/[.K93]" office:value-type="float" office:value="2748.68728541406" calcext:value-type="float">
            <text:p>2748.6872854141</text:p>
          </table:table-cell>
          <table:table-cell table:formula="of:=1/[.L93]" office:value-type="float" office:value="0.000363810028629488" calcext:value-type="float">
            <text:p>0.00036381</text:p>
          </table:table-cell>
          <table:table-cell table:formula="of:=[.J93]/[.G93]" office:value-type="float" office:value="60766.0531204415" calcext:value-type="float">
            <text:p>60766.0531204415</text:p>
          </table:table-cell>
          <table:table-cell table:formula="of:=1/[.N93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3" calcext:value-type="float">
            <text:p>93</text:p>
          </table:table-cell>
          <table:table-cell table:style-name="ce5" office:value-type="float" office:value="1280" calcext:value-type="float">
            <text:p>1.28E+03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17888" calcext:value-type="float">
            <text:p>6.18E+05</text:p>
          </table:table-cell>
          <table:table-cell table:style-name="ce5" office:value-type="float" office:value="851656" calcext:value-type="float">
            <text:p>8.52E+05</text:p>
          </table:table-cell>
          <table:table-cell office:value-type="float" office:value="24.0623" calcext:value-type="float">
            <text:p>24.0623</text:p>
          </table:table-cell>
          <table:table-cell table:formula="of:=[.E94]/[.G94]+(210-[.D94])*5" office:value-type="float" office:value="25678.6757708116" calcext:value-type="float">
            <text:p>25678.6757708116</text:p>
          </table:table-cell>
          <table:table-cell table:formula="of:=[.F94]/[.G94]+(210-[.D94])*1" office:value-type="float" office:value="35393.7902860491" calcext:value-type="float">
            <text:p>35393.7902860491</text:p>
          </table:table-cell>
          <table:table-cell table:formula="of:=([.H94]+[.I94])*[.G94]" office:value-type="float" office:value="1469544" calcext:value-type="float">
            <text:p>1469544</text:p>
          </table:table-cell>
          <table:table-cell table:formula="of:=[.C94]/[.G94]" office:value-type="float" office:value="53.1952473371207" calcext:value-type="float">
            <text:p>53.1952473371</text:p>
          </table:table-cell>
          <table:table-cell table:formula="of:=[.J94]/[.K94]" office:value-type="float" office:value="27625.475461875" calcext:value-type="float">
            <text:p>27625.475461875</text:p>
          </table:table-cell>
          <table:table-cell table:formula="of:=1/[.L94]" office:value-type="float" office:value="0.00003619847200024" calcext:value-type="float">
            <text:p>3.619847200024E-05</text:p>
          </table:table-cell>
          <table:table-cell table:formula="of:=[.J94]/[.G94]" office:value-type="float" office:value="61072.4660568607" calcext:value-type="float">
            <text:p>61072.4660568607</text:p>
          </table:table-cell>
          <table:table-cell table:formula="of:=1/[.N94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4" calcext:value-type="float">
            <text:p>94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95]/[.G95]+(210-[.D95])*5" office:value-type="float" office:value="25678.6757708116" calcext:value-type="float">
            <text:p>25678.6757708116</text:p>
          </table:table-cell>
          <table:table-cell table:formula="of:=[.F95]/[.G95]+(210-[.D95])*1" office:value-type="float" office:value="35393.7902860491" calcext:value-type="float">
            <text:p>35393.7902860491</text:p>
          </table:table-cell>
          <table:table-cell table:formula="of:=([.H95]+[.I95])*[.G95]" office:value-type="float" office:value="1469544" calcext:value-type="float">
            <text:p>1469544</text:p>
          </table:table-cell>
          <table:table-cell table:formula="of:=[.C95]/[.G95]" office:value-type="float" office:value="53.1952473371207" calcext:value-type="float">
            <text:p>53.1952473371</text:p>
          </table:table-cell>
          <table:table-cell table:formula="of:=[.J95]/[.K95]" office:value-type="float" office:value="27625.475461875" calcext:value-type="float">
            <text:p>27625.475461875</text:p>
          </table:table-cell>
          <table:table-cell table:formula="of:=1/[.L95]" office:value-type="float" office:value="0.00003619847200024" calcext:value-type="float">
            <text:p>3.619847200024E-05</text:p>
          </table:table-cell>
          <table:table-cell table:formula="of:=[.J95]/[.G95]" office:value-type="float" office:value="61072.4660568607" calcext:value-type="float">
            <text:p>61072.4660568607</text:p>
          </table:table-cell>
          <table:table-cell table:formula="of:=1/[.N95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5" calcext:value-type="float">
            <text:p>95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96]/[.G96]+(210-[.D96])*5" office:value-type="float" office:value="25549.843531167" calcext:value-type="float">
            <text:p>25549.843531167</text:p>
          </table:table-cell>
          <table:table-cell table:formula="of:=[.F96]/[.G96]+(210-[.D96])*1" office:value-type="float" office:value="35216.2095892745" calcext:value-type="float">
            <text:p>35216.2095892745</text:p>
          </table:table-cell>
          <table:table-cell table:formula="of:=([.H96]+[.I96])*[.G96]" office:value-type="float" office:value="146217.1" calcext:value-type="float">
            <text:p>146217.1</text:p>
          </table:table-cell>
          <table:table-cell table:formula="of:=[.C96]/[.G96]" office:value-type="float" office:value="53.1952473371207" calcext:value-type="float">
            <text:p>53.1952473371</text:p>
          </table:table-cell>
          <table:table-cell table:formula="of:=[.J96]/[.K96]" office:value-type="float" office:value="2748.68728541406" calcext:value-type="float">
            <text:p>2748.6872854141</text:p>
          </table:table-cell>
          <table:table-cell table:formula="of:=1/[.L96]" office:value-type="float" office:value="0.000363810028629488" calcext:value-type="float">
            <text:p>0.00036381</text:p>
          </table:table-cell>
          <table:table-cell table:formula="of:=[.J96]/[.G96]" office:value-type="float" office:value="60766.0531204415" calcext:value-type="float">
            <text:p>60766.0531204415</text:p>
          </table:table-cell>
          <table:table-cell table:formula="of:=1/[.N96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97]/[.G97]+(210-[.D97])*5" office:value-type="float" office:value="25549.843531167" calcext:value-type="float">
            <text:p>25549.843531167</text:p>
          </table:table-cell>
          <table:table-cell table:formula="of:=[.F97]/[.G97]+(210-[.D97])*1" office:value-type="float" office:value="35216.2095892745" calcext:value-type="float">
            <text:p>35216.2095892745</text:p>
          </table:table-cell>
          <table:table-cell table:formula="of:=([.H97]+[.I97])*[.G97]" office:value-type="float" office:value="146217.1" calcext:value-type="float">
            <text:p>146217.1</text:p>
          </table:table-cell>
          <table:table-cell table:formula="of:=[.C97]/[.G97]" office:value-type="float" office:value="53.1952473371207" calcext:value-type="float">
            <text:p>53.1952473371</text:p>
          </table:table-cell>
          <table:table-cell table:formula="of:=[.J97]/[.K97]" office:value-type="float" office:value="2748.68728541406" calcext:value-type="float">
            <text:p>2748.6872854141</text:p>
          </table:table-cell>
          <table:table-cell table:formula="of:=1/[.L97]" office:value-type="float" office:value="0.000363810028629488" calcext:value-type="float">
            <text:p>0.00036381</text:p>
          </table:table-cell>
          <table:table-cell table:formula="of:=[.J97]/[.G97]" office:value-type="float" office:value="60766.0531204415" calcext:value-type="float">
            <text:p>60766.0531204415</text:p>
          </table:table-cell>
          <table:table-cell table:formula="of:=1/[.N97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</table:table>
      <table:table table:name="optimized" table:style-name="ta1">
        <table:table-column table:style-name="co13" table:number-columns-repeated="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arrivalRate</text:p>
          </table:table-cell>
          <table:table-cell office:value-type="string" calcext:value-type="string">
            <text:p>taskNo</text:p>
          </table:table-cell>
          <table:table-cell office:value-type="string" calcext:value-type="string">
            <text:p>workload</text:p>
          </table:table-cell>
          <table:table-cell office:value-type="string" calcext:value-type="string">
            <text:p>machines</text:p>
          </table:table-cell>
          <table:table-cell office:value-type="string" calcext:value-type="string">
            <text:p>cpuEnergy</text:p>
          </table:table-cell>
          <table:table-cell office:value-type="string" calcext:value-type="string">
            <text:p>acEnergy</text:p>
          </table:table-cell>
          <table:table-cell office:value-type="string" calcext:value-type="string">
            <text:p>responseTime</text:p>
          </table:table-cell>
          <table:table-cell office:value-type="string" calcext:value-type="string">
            <text:p>cpuPower</text:p>
          </table:table-cell>
          <table:table-cell office:value-type="string" calcext:value-type="string">
            <text:p>acPower</text:p>
          </table:table-cell>
          <table:table-cell office:value-type="string" calcext:value-type="string">
            <text:p>totalEnergy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energy per tp</text:p>
          </table:table-cell>
          <table:table-cell office:value-type="string" calcext:value-type="string">
            <text:p>tp per energy</text:p>
          </table:table-cell>
          <table:table-cell office:value-type="string" calcext:value-type="string">
            <text:p>energy per rt</text:p>
          </table:table-cell>
          <table:table-cell office:value-type="string" calcext:value-type="string">
            <text:p>rt per energy</text:p>
          </table:table-cell>
          <table:table-cell office:value-type="string" calcext:value-type="string">
            <text:p>avgCPUPower</text:p>
          </table:table-cell>
          <table:table-cell office:value-type="string" calcext:value-type="string">
            <text:p>avgACPower</text:p>
          </table:table-cell>
          <table:table-cell office:value-type="string" calcext:value-type="string">
            <text:p>avgTotalEnergy</text:p>
          </table:table-cell>
          <table:table-cell office:value-type="string" calcext:value-type="string">
            <text:p>avgTP</text:p>
          </table:table-cell>
          <table:table-cell office:value-type="string" calcext:value-type="string">
            <text:p>avgRT</text:p>
          </table:table-cell>
          <table:table-cell office:value-type="string" calcext:value-type="string">
            <text:p>avgEpTP</text:p>
          </table:table-cell>
          <table:table-cell office:value-type="string" calcext:value-type="string">
            <text:p>avgTPpE</text:p>
          </table:table-cell>
          <table:table-cell office:value-type="string" calcext:value-type="string">
            <text:p>avgEpRT</text:p>
          </table:table-cell>
          <table:table-cell office:value-type="string" calcext:value-type="string">
            <text:p>avgRTpE</text:p>
          </table:table-cell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2]/[.G2]+(210-[.D2])*5" office:value-type="float" office:value="25549.8353524266" calcext:value-type="float">
            <text:p>25549.8353524266</text:p>
          </table:table-cell>
          <table:table-cell table:formula="of:=[.F2]/[.G2]+(210-[.D2])*1" office:value-type="float" office:value="35216.062061024" calcext:value-type="float">
            <text:p>35216.062061024</text:p>
          </table:table-cell>
          <table:table-cell table:formula="of:=([.H2]+[.I2])*[.G2]" office:value-type="float" office:value="180473.5" calcext:value-type="float">
            <text:p>180473.5</text:p>
          </table:table-cell>
          <table:table-cell table:formula="of:=[.C2]/[.G2]" office:value-type="float" office:value="43.0979333194163" calcext:value-type="float">
            <text:p>43.0979333194</text:p>
          </table:table-cell>
          <table:table-cell table:formula="of:=[.J2]/[.K2]" office:value-type="float" office:value="4187.52098070313" calcext:value-type="float">
            <text:p>4187.5209807031</text:p>
          </table:table-cell>
          <table:table-cell table:formula="of:=1/[.L2]" office:value-type="float" office:value="0.000238804773661597" calcext:value-type="float">
            <text:p>0.0002388048</text:p>
          </table:table-cell>
          <table:table-cell table:formula="of:=[.J2]/[.G2]" office:value-type="float" office:value="60765.8974134506" calcext:value-type="float">
            <text:p>60765.8974134506</text:p>
          </table:table-cell>
          <table:table-cell table:formula="of:=1/[.N2]" office:value-type="float" office:value="0.00001645659889125" calcext:value-type="float">
            <text:p>1.645659889125E-05</text:p>
          </table:table-cell>
          <table:table-cell table:formula="of:=AVERAGE([.H2:.H97])" office:value-type="float" office:value="27876.9852155355" calcext:value-type="float">
            <text:p>27876.9852155355</text:p>
          </table:table-cell>
          <table:table-cell table:formula="of:=AVERAGE([.I2:.I97])" office:value-type="float" office:value="38423.7348415906" calcext:value-type="float">
            <text:p>38423.7348415906</text:p>
          </table:table-cell>
          <table:table-cell table:formula="of:=AVERAGE([.J2:.J97])" office:value-type="float" office:value="24702134.59375" calcext:value-type="float">
            <text:p>24702134.59375</text:p>
          </table:table-cell>
          <table:table-cell table:formula="of:=AVERAGE([.K2:.K97])" office:value-type="float" office:value="40.8476511881248" calcext:value-type="float">
            <text:p>40.8476511881</text:p>
          </table:table-cell>
          <table:table-cell table:formula="of:=AVERAGE([.G2:.G97])" office:value-type="float" office:value="256.475798333333" calcext:value-type="float">
            <text:p>256.4757983333</text:p>
          </table:table-cell>
          <table:table-cell table:formula="of:=AVERAGE([.L2:.L97])" office:value-type="float" office:value="660649.640374972" calcext:value-type="float">
            <text:p>660649.640374972</text:p>
          </table:table-cell>
          <table:table-cell table:formula="of:=AVERAGE([.M2:.M97])" office:value-type="float" office:value="0.000113119163488009" calcext:value-type="float">
            <text:p>0.0001131192</text:p>
          </table:table-cell>
          <table:table-cell table:formula="of:=AVERAGE([.N2:.N97])" office:value-type="float" office:value="66300.7200571262" calcext:value-type="float">
            <text:p>66300.7200571262</text:p>
          </table:table-cell>
          <table:table-cell table:formula="of:=AVERAGE([.O2:.O97])" office:value-type="float" office:value="0.0000154553551200269" calcext:value-type="float">
            <text:p>1.54553551200269E-05</text:p>
          </table:table-cell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2" calcext:value-type="float">
            <text:p>2.00E+00</text:p>
          </table:table-cell>
          <table:table-cell office:value-type="float" office:value="51200" calcext:value-type="float">
            <text:p>512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53701300" calcext:value-type="float">
            <text:p>5.37E+07</text:p>
          </table:table-cell>
          <table:table-cell table:style-name="ce5" office:value-type="float" office:value="74018300" calcext:value-type="float">
            <text:p>7.40E+07</text:p>
          </table:table-cell>
          <table:table-cell office:value-type="float" office:value="1408.5" calcext:value-type="float">
            <text:p>1408.5</text:p>
          </table:table-cell>
          <table:table-cell table:formula="of:=[.E3]/[.G3]+(210-[.D3])*5" office:value-type="float" office:value="38126.5885694001" calcext:value-type="float">
            <text:p>38126.5885694001</text:p>
          </table:table-cell>
          <table:table-cell table:formula="of:=[.F3]/[.G3]+(210-[.D3])*1" office:value-type="float" office:value="52551.1537096202" calcext:value-type="float">
            <text:p>52551.1537096202</text:p>
          </table:table-cell>
          <table:table-cell table:formula="of:=([.H3]+[.I3])*[.G3]" office:value-type="float" office:value="127719600" calcext:value-type="float">
            <text:p>127719600</text:p>
          </table:table-cell>
          <table:table-cell table:formula="of:=[.C3]/[.G3]" office:value-type="float" office:value="36.3507277245296" calcext:value-type="float">
            <text:p>36.3507277245</text:p>
          </table:table-cell>
          <table:table-cell table:formula="of:=[.J3]/[.K3]" office:value-type="float" office:value="3513536.26171875" calcext:value-type="float">
            <text:p>3513536.26171875</text:p>
          </table:table-cell>
          <table:table-cell table:formula="of:=1/[.L3]" office:value-type="float" office:value="0.000000284613541888086" calcext:value-type="float">
            <text:p>2.84613541888086E-07</text:p>
          </table:table-cell>
          <table:table-cell table:formula="of:=[.J3]/[.G3]" office:value-type="float" office:value="90677.7422790202" calcext:value-type="float">
            <text:p>90677.7422790202</text:p>
          </table:table-cell>
          <table:table-cell table:formula="of:=1/[.N3]" office:value-type="float" office:value="0.0000110280646040232" calcext:value-type="float">
            <text:p>1.10280646040232E-05</text:p>
          </table:table-cell>
          <table:table-cell/>
          <table:table-cell table:formula="of:=[.Q2]/[.P2]" office:value-type="float" office:value="1.37833178675926" calcext:value-type="float">
            <text:p>1.3783317868</text:p>
          </table:table-cell>
          <table:table-cell table:formula="of:=[.R2]/360000" office:value-type="float" office:value="68.6170405381944" calcext:value-type="float">
            <text:p>68.6170405382</text:p>
          </table:table-cell>
          <table:table-cell table:number-columns-repeated="6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3" calcext:value-type="float">
            <text:p>3.00E+00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4]/[.G4]+(210-[.D4])*5" office:value-type="float" office:value="25505.3662824494" calcext:value-type="float">
            <text:p>25505.3662824494</text:p>
          </table:table-cell>
          <table:table-cell table:formula="of:=[.F4]/[.G4]+(210-[.D4])*1" office:value-type="float" office:value="35154.8920363518" calcext:value-type="float">
            <text:p>35154.8920363518</text:p>
          </table:table-cell>
          <table:table-cell table:formula="of:=([.H4]+[.I4])*[.G4]" office:value-type="float" office:value="427855" calcext:value-type="float">
            <text:p>427855</text:p>
          </table:table-cell>
          <table:table-cell table:formula="of:=[.C4]/[.G4]" office:value-type="float" office:value="36.29506755703" calcext:value-type="float">
            <text:p>36.295067557</text:p>
          </table:table-cell>
          <table:table-cell table:formula="of:=[.J4]/[.K4]" office:value-type="float" office:value="11788.2409042969" calcext:value-type="float">
            <text:p>11788.2409042969</text:p>
          </table:table-cell>
          <table:table-cell table:formula="of:=1/[.L4]" office:value-type="float" office:value="0.0000848302989494807" calcext:value-type="float">
            <text:p>8.48302989494807E-05</text:p>
          </table:table-cell>
          <table:table-cell table:formula="of:=[.J4]/[.G4]" office:value-type="float" office:value="60660.2583188011" calcext:value-type="float">
            <text:p>60660.2583188011</text:p>
          </table:table-cell>
          <table:table-cell table:formula="of:=1/[.N4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table:style-name="ce5" office:value-type="float" office:value="4" calcext:value-type="float">
            <text:p>4.00E+00</text:p>
          </table:table-cell>
          <table:table-cell office:value-type="float" office:value="102400" calcext:value-type="float">
            <text:p>1024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35005000" calcext:value-type="float">
            <text:p>1.35E+08</text:p>
          </table:table-cell>
          <table:table-cell table:style-name="ce5" office:value-type="float" office:value="186082000" calcext:value-type="float">
            <text:p>1.86E+08</text:p>
          </table:table-cell>
          <table:table-cell office:value-type="float" office:value="2729.15" calcext:value-type="float">
            <text:p>2729.15</text:p>
          </table:table-cell>
          <table:table-cell table:formula="of:=[.E5]/[.G5]+(210-[.D5])*5" office:value-type="float" office:value="49467.7830093619" calcext:value-type="float">
            <text:p>49467.7830093619</text:p>
          </table:table-cell>
          <table:table-cell table:formula="of:=[.F5]/[.G5]+(210-[.D5])*1" office:value-type="float" office:value="68183.1339428027" calcext:value-type="float">
            <text:p>68183.1339428027</text:p>
          </table:table-cell>
          <table:table-cell table:formula="of:=([.H5]+[.I5])*[.G5]" office:value-type="float" office:value="321087000" calcext:value-type="float">
            <text:p>321087000</text:p>
          </table:table-cell>
          <table:table-cell table:formula="of:=[.C5]/[.G5]" office:value-type="float" office:value="37.5208398219226" calcext:value-type="float">
            <text:p>37.5208398219</text:p>
          </table:table-cell>
          <table:table-cell table:formula="of:=[.J5]/[.K5]" office:value-type="float" office:value="8557564.31689453" calcext:value-type="float">
            <text:p>8557564.31689453</text:p>
          </table:table-cell>
          <table:table-cell table:formula="of:=1/[.L5]" office:value-type="float" office:value="0.000000116855680304474" calcext:value-type="float">
            <text:p>1.16855680304474E-07</text:p>
          </table:table-cell>
          <table:table-cell table:formula="of:=[.J5]/[.G5]" office:value-type="float" office:value="117650.916952165" calcext:value-type="float">
            <text:p>117650.916952165</text:p>
          </table:table-cell>
          <table:table-cell table:formula="of:=1/[.N5]" office:value-type="float" office:value="0.00000849972125934716" calcext:value-type="float">
            <text:p>8.49972125934716E-06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" calcext:value-type="float">
            <text:p>5</text:p>
          </table:table-cell>
          <table:table-cell office:value-type="float" office:value="25600" calcext:value-type="float">
            <text:p>256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21904900" calcext:value-type="float">
            <text:p>2.19E+07</text:p>
          </table:table-cell>
          <table:table-cell table:style-name="ce5" office:value-type="float" office:value="30192300" calcext:value-type="float">
            <text:p>3.02E+07</text:p>
          </table:table-cell>
          <table:table-cell office:value-type="float" office:value="683.681" calcext:value-type="float">
            <text:p>683.681</text:p>
          </table:table-cell>
          <table:table-cell table:formula="of:=[.E6]/[.G6]+(210-[.D6])*5" office:value-type="float" office:value="32039.6500707201" calcext:value-type="float">
            <text:p>32039.6500707201</text:p>
          </table:table-cell>
          <table:table-cell table:formula="of:=[.F6]/[.G6]+(210-[.D6])*1" office:value-type="float" office:value="44161.3852074286" calcext:value-type="float">
            <text:p>44161.3852074286</text:p>
          </table:table-cell>
          <table:table-cell table:formula="of:=([.H6]+[.I6])*[.G6]" office:value-type="float" office:value="52097200" calcext:value-type="float">
            <text:p>52097200</text:p>
          </table:table-cell>
          <table:table-cell table:formula="of:=[.C6]/[.G6]" office:value-type="float" office:value="37.4443636725315" calcext:value-type="float">
            <text:p>37.4443636725</text:p>
          </table:table-cell>
          <table:table-cell table:formula="of:=[.J6]/[.K6]" office:value-type="float" office:value="1391322.88254688" calcext:value-type="float">
            <text:p>1391322.88254688</text:p>
          </table:table-cell>
          <table:table-cell table:formula="of:=1/[.L6]" office:value-type="float" office:value="0.000000718740425061836" calcext:value-type="float">
            <text:p>7.18740425061836E-07</text:p>
          </table:table-cell>
          <table:table-cell table:formula="of:=[.J6]/[.G6]" office:value-type="float" office:value="76201.0352781487" calcext:value-type="float">
            <text:p>76201.0352781487</text:p>
          </table:table-cell>
          <table:table-cell table:formula="of:=1/[.N6]" office:value-type="float" office:value="0.0000131231812842149" calcext:value-type="float">
            <text:p>1.31231812842149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table:style-name="ce5" office:value-type="float" office:value="247958" calcext:value-type="float">
            <text:p>2.48E+05</text:p>
          </table:table-cell>
          <table:table-cell table:style-name="ce5" office:value-type="float" office:value="7.0533" calcext:value-type="float">
            <text:p>7.05E+00</text:p>
          </table:table-cell>
          <table:table-cell table:formula="of:=[.E7]/[.G7]+(210-[.D7])*5" office:value-type="float" office:value="25505.3662824494" calcext:value-type="float">
            <text:p>25505.3662824494</text:p>
          </table:table-cell>
          <table:table-cell table:formula="of:=[.F7]/[.G7]+(210-[.D7])*1" office:value-type="float" office:value="35154.8920363518" calcext:value-type="float">
            <text:p>35154.8920363518</text:p>
          </table:table-cell>
          <table:table-cell table:formula="of:=([.H7]+[.I7])*[.G7]" office:value-type="float" office:value="427855" calcext:value-type="float">
            <text:p>427855</text:p>
          </table:table-cell>
          <table:table-cell table:formula="of:=[.C7]/[.G7]" office:value-type="float" office:value="36.29506755703" calcext:value-type="float">
            <text:p>36.295067557</text:p>
          </table:table-cell>
          <table:table-cell table:formula="of:=[.J7]/[.K7]" office:value-type="float" office:value="11788.2409042969" calcext:value-type="float">
            <text:p>11788.2409042969</text:p>
          </table:table-cell>
          <table:table-cell table:formula="of:=1/[.L7]" office:value-type="float" office:value="0.0000848302989494807" calcext:value-type="float">
            <text:p>8.48302989494807E-05</text:p>
          </table:table-cell>
          <table:table-cell table:formula="of:=[.J7]/[.G7]" office:value-type="float" office:value="60660.2583188011" calcext:value-type="float">
            <text:p>60660.2583188011</text:p>
          </table:table-cell>
          <table:table-cell table:formula="of:=1/[.N7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2046" calcext:value-type="float">
            <text:p>712046</text:p>
          </table:table-cell>
          <table:table-cell office:value-type="float" office:value="981436" calcext:value-type="float">
            <text:p>981436</text:p>
          </table:table-cell>
          <table:table-cell office:value-type="float" office:value="27.5349" calcext:value-type="float">
            <text:p>27.5349</text:p>
          </table:table-cell>
          <table:table-cell table:formula="of:=[.E8]/[.G8]+(210-[.D8])*5" office:value-type="float" office:value="25859.7634275047" calcext:value-type="float">
            <text:p>25859.7634275047</text:p>
          </table:table-cell>
          <table:table-cell table:formula="of:=[.F8]/[.G8]+(210-[.D8])*1" office:value-type="float" office:value="35643.3471703184" calcext:value-type="float">
            <text:p>35643.3471703184</text:p>
          </table:table-cell>
          <table:table-cell table:formula="of:=([.H8]+[.I8])*[.G8]" office:value-type="float" office:value="1693482" calcext:value-type="float">
            <text:p>1693482</text:p>
          </table:table-cell>
          <table:table-cell table:formula="of:=[.C8]/[.G8]" office:value-type="float" office:value="46.4864590029381" calcext:value-type="float">
            <text:p>46.4864590029</text:p>
          </table:table-cell>
          <table:table-cell table:formula="of:=[.J8]/[.K8]" office:value-type="float" office:value="36429.5761889062" calcext:value-type="float">
            <text:p>36429.5761889062</text:p>
          </table:table-cell>
          <table:table-cell table:formula="of:=1/[.L8]" office:value-type="float" office:value="0.0000274502232695347" calcext:value-type="float">
            <text:p>2.74502232695347E-05</text:p>
          </table:table-cell>
          <table:table-cell table:formula="of:=[.J8]/[.G8]" office:value-type="float" office:value="61503.1105978231" calcext:value-type="float">
            <text:p>61503.1105978231</text:p>
          </table:table-cell>
          <table:table-cell table:formula="of:=1/[.N8]" office:value-type="float" office:value="0.0000162593402232796" calcext:value-type="float">
            <text:p>1.62593402232796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9]/[.G9]+(210-[.D9])*5" office:value-type="float" office:value="25505.3662824494" calcext:value-type="float">
            <text:p>25505.3662824494</text:p>
          </table:table-cell>
          <table:table-cell table:formula="of:=[.F9]/[.G9]+(210-[.D9])*1" office:value-type="float" office:value="35154.8920363518" calcext:value-type="float">
            <text:p>35154.8920363518</text:p>
          </table:table-cell>
          <table:table-cell table:formula="of:=([.H9]+[.I9])*[.G9]" office:value-type="float" office:value="427855" calcext:value-type="float">
            <text:p>427855</text:p>
          </table:table-cell>
          <table:table-cell table:formula="of:=[.C9]/[.G9]" office:value-type="float" office:value="36.29506755703" calcext:value-type="float">
            <text:p>36.295067557</text:p>
          </table:table-cell>
          <table:table-cell table:formula="of:=[.J9]/[.K9]" office:value-type="float" office:value="11788.2409042969" calcext:value-type="float">
            <text:p>11788.2409042969</text:p>
          </table:table-cell>
          <table:table-cell table:formula="of:=1/[.L9]" office:value-type="float" office:value="0.0000848302989494807" calcext:value-type="float">
            <text:p>8.48302989494807E-05</text:p>
          </table:table-cell>
          <table:table-cell table:formula="of:=[.J9]/[.G9]" office:value-type="float" office:value="60660.2583188011" calcext:value-type="float">
            <text:p>60660.2583188011</text:p>
          </table:table-cell>
          <table:table-cell table:formula="of:=1/[.N9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" calcext:value-type="float">
            <text:p>9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2046" calcext:value-type="float">
            <text:p>712046</text:p>
          </table:table-cell>
          <table:table-cell office:value-type="float" office:value="981436" calcext:value-type="float">
            <text:p>981436</text:p>
          </table:table-cell>
          <table:table-cell office:value-type="float" office:value="27.5349" calcext:value-type="float">
            <text:p>27.5349</text:p>
          </table:table-cell>
          <table:table-cell table:formula="of:=[.E10]/[.G10]+(210-[.D10])*5" office:value-type="float" office:value="25859.7634275047" calcext:value-type="float">
            <text:p>25859.7634275047</text:p>
          </table:table-cell>
          <table:table-cell table:formula="of:=[.F10]/[.G10]+(210-[.D10])*1" office:value-type="float" office:value="35643.3471703184" calcext:value-type="float">
            <text:p>35643.3471703184</text:p>
          </table:table-cell>
          <table:table-cell table:formula="of:=([.H10]+[.I10])*[.G10]" office:value-type="float" office:value="1693482" calcext:value-type="float">
            <text:p>1693482</text:p>
          </table:table-cell>
          <table:table-cell table:formula="of:=[.C10]/[.G10]" office:value-type="float" office:value="46.4864590029381" calcext:value-type="float">
            <text:p>46.4864590029</text:p>
          </table:table-cell>
          <table:table-cell table:formula="of:=[.J10]/[.K10]" office:value-type="float" office:value="36429.5761889062" calcext:value-type="float">
            <text:p>36429.5761889062</text:p>
          </table:table-cell>
          <table:table-cell table:formula="of:=1/[.L10]" office:value-type="float" office:value="0.0000274502232695347" calcext:value-type="float">
            <text:p>2.74502232695347E-05</text:p>
          </table:table-cell>
          <table:table-cell table:formula="of:=[.J10]/[.G10]" office:value-type="float" office:value="61503.1105978231" calcext:value-type="float">
            <text:p>61503.1105978231</text:p>
          </table:table-cell>
          <table:table-cell table:formula="of:=1/[.N10]" office:value-type="float" office:value="0.0000162593402232796" calcext:value-type="float">
            <text:p>1.62593402232796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11]/[.G11]+(210-[.D11])*5" office:value-type="float" office:value="25505.3662824494" calcext:value-type="float">
            <text:p>25505.3662824494</text:p>
          </table:table-cell>
          <table:table-cell table:formula="of:=[.F11]/[.G11]+(210-[.D11])*1" office:value-type="float" office:value="35154.8920363518" calcext:value-type="float">
            <text:p>35154.8920363518</text:p>
          </table:table-cell>
          <table:table-cell table:formula="of:=([.H11]+[.I11])*[.G11]" office:value-type="float" office:value="427855" calcext:value-type="float">
            <text:p>427855</text:p>
          </table:table-cell>
          <table:table-cell table:formula="of:=[.C11]/[.G11]" office:value-type="float" office:value="36.29506755703" calcext:value-type="float">
            <text:p>36.295067557</text:p>
          </table:table-cell>
          <table:table-cell table:formula="of:=[.J11]/[.K11]" office:value-type="float" office:value="11788.2409042969" calcext:value-type="float">
            <text:p>11788.2409042969</text:p>
          </table:table-cell>
          <table:table-cell table:formula="of:=1/[.L11]" office:value-type="float" office:value="0.0000848302989494807" calcext:value-type="float">
            <text:p>8.48302989494807E-05</text:p>
          </table:table-cell>
          <table:table-cell table:formula="of:=[.J11]/[.G11]" office:value-type="float" office:value="60660.2583188011" calcext:value-type="float">
            <text:p>60660.2583188011</text:p>
          </table:table-cell>
          <table:table-cell table:formula="of:=1/[.N11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1" calcext:value-type="float">
            <text:p>1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2046" calcext:value-type="float">
            <text:p>712046</text:p>
          </table:table-cell>
          <table:table-cell table:style-name="ce5" office:value-type="float" office:value="981436" calcext:value-type="float">
            <text:p>9.81E+05</text:p>
          </table:table-cell>
          <table:table-cell table:style-name="ce5" office:value-type="float" office:value="27.5349" calcext:value-type="float">
            <text:p>2.75E+01</text:p>
          </table:table-cell>
          <table:table-cell table:formula="of:=[.E12]/[.G12]+(210-[.D12])*5" office:value-type="float" office:value="25859.7634275047" calcext:value-type="float">
            <text:p>25859.7634275047</text:p>
          </table:table-cell>
          <table:table-cell table:formula="of:=[.F12]/[.G12]+(210-[.D12])*1" office:value-type="float" office:value="35643.3471703184" calcext:value-type="float">
            <text:p>35643.3471703184</text:p>
          </table:table-cell>
          <table:table-cell table:formula="of:=([.H12]+[.I12])*[.G12]" office:value-type="float" office:value="1693482" calcext:value-type="float">
            <text:p>1693482</text:p>
          </table:table-cell>
          <table:table-cell table:formula="of:=[.C12]/[.G12]" office:value-type="float" office:value="46.4864590029381" calcext:value-type="float">
            <text:p>46.4864590029</text:p>
          </table:table-cell>
          <table:table-cell table:formula="of:=[.J12]/[.K12]" office:value-type="float" office:value="36429.5761889062" calcext:value-type="float">
            <text:p>36429.5761889062</text:p>
          </table:table-cell>
          <table:table-cell table:formula="of:=1/[.L12]" office:value-type="float" office:value="0.0000274502232695347" calcext:value-type="float">
            <text:p>2.74502232695347E-05</text:p>
          </table:table-cell>
          <table:table-cell table:formula="of:=[.J12]/[.G12]" office:value-type="float" office:value="61503.1105978231" calcext:value-type="float">
            <text:p>61503.1105978231</text:p>
          </table:table-cell>
          <table:table-cell table:formula="of:=1/[.N12]" office:value-type="float" office:value="0.0000162593402232796" calcext:value-type="float">
            <text:p>1.62593402232796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2" calcext:value-type="float">
            <text:p>12</text:p>
          </table:table-cell>
          <table:table-cell office:value-type="float" office:value="51200" calcext:value-type="float">
            <text:p>512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53701300" calcext:value-type="float">
            <text:p>5.37E+07</text:p>
          </table:table-cell>
          <table:table-cell table:style-name="ce5" office:value-type="float" office:value="74018300" calcext:value-type="float">
            <text:p>7.40E+07</text:p>
          </table:table-cell>
          <table:table-cell table:style-name="ce5" office:value-type="float" office:value="1408.5" calcext:value-type="float">
            <text:p>1.41E+03</text:p>
          </table:table-cell>
          <table:table-cell table:formula="of:=[.E13]/[.G13]+(210-[.D13])*5" office:value-type="float" office:value="38126.5885694001" calcext:value-type="float">
            <text:p>38126.5885694001</text:p>
          </table:table-cell>
          <table:table-cell table:formula="of:=[.F13]/[.G13]+(210-[.D13])*1" office:value-type="float" office:value="52551.1537096202" calcext:value-type="float">
            <text:p>52551.1537096202</text:p>
          </table:table-cell>
          <table:table-cell table:formula="of:=([.H13]+[.I13])*[.G13]" office:value-type="float" office:value="127719600" calcext:value-type="float">
            <text:p>127719600</text:p>
          </table:table-cell>
          <table:table-cell table:formula="of:=[.C13]/[.G13]" office:value-type="float" office:value="36.3507277245296" calcext:value-type="float">
            <text:p>36.3507277245</text:p>
          </table:table-cell>
          <table:table-cell table:formula="of:=[.J13]/[.K13]" office:value-type="float" office:value="3513536.26171875" calcext:value-type="float">
            <text:p>3513536.26171875</text:p>
          </table:table-cell>
          <table:table-cell table:formula="of:=1/[.L13]" office:value-type="float" office:value="0.000000284613541888086" calcext:value-type="float">
            <text:p>2.84613541888086E-07</text:p>
          </table:table-cell>
          <table:table-cell table:formula="of:=[.J13]/[.G13]" office:value-type="float" office:value="90677.7422790202" calcext:value-type="float">
            <text:p>90677.7422790202</text:p>
          </table:table-cell>
          <table:table-cell table:formula="of:=1/[.N13]" office:value-type="float" office:value="0.0000110280646040232" calcext:value-type="float">
            <text:p>1.10280646040232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table:style-name="ce5" office:value-type="float" office:value="247958" calcext:value-type="float">
            <text:p>2.48E+05</text:p>
          </table:table-cell>
          <table:table-cell table:style-name="ce5" office:value-type="float" office:value="7.0533" calcext:value-type="float">
            <text:p>7.05E+00</text:p>
          </table:table-cell>
          <table:table-cell table:formula="of:=[.E14]/[.G14]+(210-[.D14])*5" office:value-type="float" office:value="25505.3662824494" calcext:value-type="float">
            <text:p>25505.3662824494</text:p>
          </table:table-cell>
          <table:table-cell table:formula="of:=[.F14]/[.G14]+(210-[.D14])*1" office:value-type="float" office:value="35154.8920363518" calcext:value-type="float">
            <text:p>35154.8920363518</text:p>
          </table:table-cell>
          <table:table-cell table:formula="of:=([.H14]+[.I14])*[.G14]" office:value-type="float" office:value="427855" calcext:value-type="float">
            <text:p>427855</text:p>
          </table:table-cell>
          <table:table-cell table:formula="of:=[.C14]/[.G14]" office:value-type="float" office:value="36.29506755703" calcext:value-type="float">
            <text:p>36.295067557</text:p>
          </table:table-cell>
          <table:table-cell table:formula="of:=[.J14]/[.K14]" office:value-type="float" office:value="11788.2409042969" calcext:value-type="float">
            <text:p>11788.2409042969</text:p>
          </table:table-cell>
          <table:table-cell table:formula="of:=1/[.L14]" office:value-type="float" office:value="0.0000848302989494807" calcext:value-type="float">
            <text:p>8.48302989494807E-05</text:p>
          </table:table-cell>
          <table:table-cell table:formula="of:=[.J14]/[.G14]" office:value-type="float" office:value="60660.2583188011" calcext:value-type="float">
            <text:p>60660.2583188011</text:p>
          </table:table-cell>
          <table:table-cell table:formula="of:=1/[.N14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15]/[.G15]+(210-[.D15])*5" office:value-type="float" office:value="25549.8353524266" calcext:value-type="float">
            <text:p>25549.8353524266</text:p>
          </table:table-cell>
          <table:table-cell table:formula="of:=[.F15]/[.G15]+(210-[.D15])*1" office:value-type="float" office:value="35216.062061024" calcext:value-type="float">
            <text:p>35216.062061024</text:p>
          </table:table-cell>
          <table:table-cell table:formula="of:=([.H15]+[.I15])*[.G15]" office:value-type="float" office:value="180473.5" calcext:value-type="float">
            <text:p>180473.5</text:p>
          </table:table-cell>
          <table:table-cell table:formula="of:=[.C15]/[.G15]" office:value-type="float" office:value="43.0979333194163" calcext:value-type="float">
            <text:p>43.0979333194</text:p>
          </table:table-cell>
          <table:table-cell table:formula="of:=[.J15]/[.K15]" office:value-type="float" office:value="4187.52098070313" calcext:value-type="float">
            <text:p>4187.5209807031</text:p>
          </table:table-cell>
          <table:table-cell table:formula="of:=1/[.L15]" office:value-type="float" office:value="0.000238804773661597" calcext:value-type="float">
            <text:p>0.0002388048</text:p>
          </table:table-cell>
          <table:table-cell table:formula="of:=[.J15]/[.G15]" office:value-type="float" office:value="60765.8974134506" calcext:value-type="float">
            <text:p>60765.8974134506</text:p>
          </table:table-cell>
          <table:table-cell table:formula="of:=1/[.N15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16]/[.G16]+(210-[.D16])*5" office:value-type="float" office:value="25549.8353524266" calcext:value-type="float">
            <text:p>25549.8353524266</text:p>
          </table:table-cell>
          <table:table-cell table:formula="of:=[.F16]/[.G16]+(210-[.D16])*1" office:value-type="float" office:value="35216.062061024" calcext:value-type="float">
            <text:p>35216.062061024</text:p>
          </table:table-cell>
          <table:table-cell table:formula="of:=([.H16]+[.I16])*[.G16]" office:value-type="float" office:value="180473.5" calcext:value-type="float">
            <text:p>180473.5</text:p>
          </table:table-cell>
          <table:table-cell table:formula="of:=[.C16]/[.G16]" office:value-type="float" office:value="43.0979333194163" calcext:value-type="float">
            <text:p>43.0979333194</text:p>
          </table:table-cell>
          <table:table-cell table:formula="of:=[.J16]/[.K16]" office:value-type="float" office:value="4187.52098070313" calcext:value-type="float">
            <text:p>4187.5209807031</text:p>
          </table:table-cell>
          <table:table-cell table:formula="of:=1/[.L16]" office:value-type="float" office:value="0.000238804773661597" calcext:value-type="float">
            <text:p>0.0002388048</text:p>
          </table:table-cell>
          <table:table-cell table:formula="of:=[.J16]/[.G16]" office:value-type="float" office:value="60765.8974134506" calcext:value-type="float">
            <text:p>60765.8974134506</text:p>
          </table:table-cell>
          <table:table-cell table:formula="of:=1/[.N16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2046" calcext:value-type="float">
            <text:p>712046</text:p>
          </table:table-cell>
          <table:table-cell office:value-type="float" office:value="981436" calcext:value-type="float">
            <text:p>981436</text:p>
          </table:table-cell>
          <table:table-cell office:value-type="float" office:value="27.5349" calcext:value-type="float">
            <text:p>27.5349</text:p>
          </table:table-cell>
          <table:table-cell table:formula="of:=[.E17]/[.G17]+(210-[.D17])*5" office:value-type="float" office:value="25859.7634275047" calcext:value-type="float">
            <text:p>25859.7634275047</text:p>
          </table:table-cell>
          <table:table-cell table:formula="of:=[.F17]/[.G17]+(210-[.D17])*1" office:value-type="float" office:value="35643.3471703184" calcext:value-type="float">
            <text:p>35643.3471703184</text:p>
          </table:table-cell>
          <table:table-cell table:formula="of:=([.H17]+[.I17])*[.G17]" office:value-type="float" office:value="1693482" calcext:value-type="float">
            <text:p>1693482</text:p>
          </table:table-cell>
          <table:table-cell table:formula="of:=[.C17]/[.G17]" office:value-type="float" office:value="46.4864590029381" calcext:value-type="float">
            <text:p>46.4864590029</text:p>
          </table:table-cell>
          <table:table-cell table:formula="of:=[.J17]/[.K17]" office:value-type="float" office:value="36429.5761889062" calcext:value-type="float">
            <text:p>36429.5761889062</text:p>
          </table:table-cell>
          <table:table-cell table:formula="of:=1/[.L17]" office:value-type="float" office:value="0.0000274502232695347" calcext:value-type="float">
            <text:p>2.74502232695347E-05</text:p>
          </table:table-cell>
          <table:table-cell table:formula="of:=[.J17]/[.G17]" office:value-type="float" office:value="61503.1105978231" calcext:value-type="float">
            <text:p>61503.1105978231</text:p>
          </table:table-cell>
          <table:table-cell table:formula="of:=1/[.N17]" office:value-type="float" office:value="0.0000162593402232796" calcext:value-type="float">
            <text:p>1.62593402232796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table:style-name="ce5" office:value-type="float" office:value="104591" calcext:value-type="float">
            <text:p>1.05E+05</text:p>
          </table:table-cell>
          <table:table-cell table:style-name="ce5" office:value-type="float" office:value="2.96998" calcext:value-type="float">
            <text:p>2.97E+00</text:p>
          </table:table-cell>
          <table:table-cell table:formula="of:=[.E18]/[.G18]+(210-[.D18])*5" office:value-type="float" office:value="25549.8353524266" calcext:value-type="float">
            <text:p>25549.8353524266</text:p>
          </table:table-cell>
          <table:table-cell table:formula="of:=[.F18]/[.G18]+(210-[.D18])*1" office:value-type="float" office:value="35216.062061024" calcext:value-type="float">
            <text:p>35216.062061024</text:p>
          </table:table-cell>
          <table:table-cell table:formula="of:=([.H18]+[.I18])*[.G18]" office:value-type="float" office:value="180473.5" calcext:value-type="float">
            <text:p>180473.5</text:p>
          </table:table-cell>
          <table:table-cell table:formula="of:=[.C18]/[.G18]" office:value-type="float" office:value="43.0979333194163" calcext:value-type="float">
            <text:p>43.0979333194</text:p>
          </table:table-cell>
          <table:table-cell table:formula="of:=[.J18]/[.K18]" office:value-type="float" office:value="4187.52098070313" calcext:value-type="float">
            <text:p>4187.5209807031</text:p>
          </table:table-cell>
          <table:table-cell table:formula="of:=1/[.L18]" office:value-type="float" office:value="0.000238804773661597" calcext:value-type="float">
            <text:p>0.0002388048</text:p>
          </table:table-cell>
          <table:table-cell table:formula="of:=[.J18]/[.G18]" office:value-type="float" office:value="60765.8974134506" calcext:value-type="float">
            <text:p>60765.8974134506</text:p>
          </table:table-cell>
          <table:table-cell table:formula="of:=1/[.N18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8" calcext:value-type="float">
            <text:p>18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4638880" calcext:value-type="float">
            <text:p>4.64E+06</text:p>
          </table:table-cell>
          <table:table-cell table:style-name="ce5" office:value-type="float" office:value="6393920" calcext:value-type="float">
            <text:p>6.39E+06</text:p>
          </table:table-cell>
          <table:table-cell office:value-type="float" office:value="169.838" calcext:value-type="float">
            <text:p>169.838</text:p>
          </table:table-cell>
          <table:table-cell table:formula="of:=[.E19]/[.G19]+(210-[.D19])*5" office:value-type="float" office:value="27313.557625502" calcext:value-type="float">
            <text:p>27313.557625502</text:p>
          </table:table-cell>
          <table:table-cell table:formula="of:=[.F19]/[.G19]+(210-[.D19])*1" office:value-type="float" office:value="37647.1696557896" calcext:value-type="float">
            <text:p>37647.1696557896</text:p>
          </table:table-cell>
          <table:table-cell table:formula="of:=([.H19]+[.I19])*[.G19]" office:value-type="float" office:value="11032800" calcext:value-type="float">
            <text:p>11032800</text:p>
          </table:table-cell>
          <table:table-cell table:formula="of:=[.C19]/[.G19]" office:value-type="float" office:value="37.6829684758417" calcext:value-type="float">
            <text:p>37.6829684758</text:p>
          </table:table-cell>
          <table:table-cell table:formula="of:=[.J19]/[.K19]" office:value-type="float" office:value="292779.48225" calcext:value-type="float">
            <text:p>292779.48225</text:p>
          </table:table-cell>
          <table:table-cell table:formula="of:=1/[.L19]" office:value-type="float" office:value="0.00000341553988795607" calcext:value-type="float">
            <text:p>3.41553988795607E-06</text:p>
          </table:table-cell>
          <table:table-cell table:formula="of:=[.J19]/[.G19]" office:value-type="float" office:value="64960.7272812916" calcext:value-type="float">
            <text:p>64960.7272812916</text:p>
          </table:table-cell>
          <table:table-cell table:formula="of:=1/[.N19]" office:value-type="float" office:value="0.0000153939163222391" calcext:value-type="float">
            <text:p>1.53939163222391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20]/[.G20]+(210-[.D20])*5" office:value-type="float" office:value="25549.8353524266" calcext:value-type="float">
            <text:p>25549.8353524266</text:p>
          </table:table-cell>
          <table:table-cell table:formula="of:=[.F20]/[.G20]+(210-[.D20])*1" office:value-type="float" office:value="35216.062061024" calcext:value-type="float">
            <text:p>35216.062061024</text:p>
          </table:table-cell>
          <table:table-cell table:formula="of:=([.H20]+[.I20])*[.G20]" office:value-type="float" office:value="180473.5" calcext:value-type="float">
            <text:p>180473.5</text:p>
          </table:table-cell>
          <table:table-cell table:formula="of:=[.C20]/[.G20]" office:value-type="float" office:value="43.0979333194163" calcext:value-type="float">
            <text:p>43.0979333194</text:p>
          </table:table-cell>
          <table:table-cell table:formula="of:=[.J20]/[.K20]" office:value-type="float" office:value="4187.52098070313" calcext:value-type="float">
            <text:p>4187.5209807031</text:p>
          </table:table-cell>
          <table:table-cell table:formula="of:=1/[.L20]" office:value-type="float" office:value="0.000238804773661597" calcext:value-type="float">
            <text:p>0.0002388048</text:p>
          </table:table-cell>
          <table:table-cell table:formula="of:=[.J20]/[.G20]" office:value-type="float" office:value="60765.8974134506" calcext:value-type="float">
            <text:p>60765.8974134506</text:p>
          </table:table-cell>
          <table:table-cell table:formula="of:=1/[.N20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0" calcext:value-type="float">
            <text:p>20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2046" calcext:value-type="float">
            <text:p>712046</text:p>
          </table:table-cell>
          <table:table-cell office:value-type="float" office:value="981436" calcext:value-type="float">
            <text:p>981436</text:p>
          </table:table-cell>
          <table:table-cell office:value-type="float" office:value="27.5349" calcext:value-type="float">
            <text:p>27.5349</text:p>
          </table:table-cell>
          <table:table-cell table:formula="of:=[.E21]/[.G21]+(210-[.D21])*5" office:value-type="float" office:value="25859.7634275047" calcext:value-type="float">
            <text:p>25859.7634275047</text:p>
          </table:table-cell>
          <table:table-cell table:formula="of:=[.F21]/[.G21]+(210-[.D21])*1" office:value-type="float" office:value="35643.3471703184" calcext:value-type="float">
            <text:p>35643.3471703184</text:p>
          </table:table-cell>
          <table:table-cell table:formula="of:=([.H21]+[.I21])*[.G21]" office:value-type="float" office:value="1693482" calcext:value-type="float">
            <text:p>1693482</text:p>
          </table:table-cell>
          <table:table-cell table:formula="of:=[.C21]/[.G21]" office:value-type="float" office:value="46.4864590029381" calcext:value-type="float">
            <text:p>46.4864590029</text:p>
          </table:table-cell>
          <table:table-cell table:formula="of:=[.J21]/[.K21]" office:value-type="float" office:value="36429.5761889062" calcext:value-type="float">
            <text:p>36429.5761889062</text:p>
          </table:table-cell>
          <table:table-cell table:formula="of:=1/[.L21]" office:value-type="float" office:value="0.0000274502232695347" calcext:value-type="float">
            <text:p>2.74502232695347E-05</text:p>
          </table:table-cell>
          <table:table-cell table:formula="of:=[.J21]/[.G21]" office:value-type="float" office:value="61503.1105978231" calcext:value-type="float">
            <text:p>61503.1105978231</text:p>
          </table:table-cell>
          <table:table-cell table:formula="of:=1/[.N21]" office:value-type="float" office:value="0.0000162593402232796" calcext:value-type="float">
            <text:p>1.62593402232796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1" calcext:value-type="float">
            <text:p>21</text:p>
          </table:table-cell>
          <table:table-cell office:value-type="float" office:value="102400" calcext:value-type="float">
            <text:p>1024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35005000" calcext:value-type="float">
            <text:p>1.35E+08</text:p>
          </table:table-cell>
          <table:table-cell table:style-name="ce5" office:value-type="float" office:value="186082000" calcext:value-type="float">
            <text:p>1.86E+08</text:p>
          </table:table-cell>
          <table:table-cell office:value-type="float" office:value="2729.15" calcext:value-type="float">
            <text:p>2729.15</text:p>
          </table:table-cell>
          <table:table-cell table:formula="of:=[.E22]/[.G22]+(210-[.D22])*5" office:value-type="float" office:value="49467.7830093619" calcext:value-type="float">
            <text:p>49467.7830093619</text:p>
          </table:table-cell>
          <table:table-cell table:formula="of:=[.F22]/[.G22]+(210-[.D22])*1" office:value-type="float" office:value="68183.1339428027" calcext:value-type="float">
            <text:p>68183.1339428027</text:p>
          </table:table-cell>
          <table:table-cell table:formula="of:=([.H22]+[.I22])*[.G22]" office:value-type="float" office:value="321087000" calcext:value-type="float">
            <text:p>321087000</text:p>
          </table:table-cell>
          <table:table-cell table:formula="of:=[.C22]/[.G22]" office:value-type="float" office:value="37.5208398219226" calcext:value-type="float">
            <text:p>37.5208398219</text:p>
          </table:table-cell>
          <table:table-cell table:formula="of:=[.J22]/[.K22]" office:value-type="float" office:value="8557564.31689453" calcext:value-type="float">
            <text:p>8557564.31689453</text:p>
          </table:table-cell>
          <table:table-cell table:formula="of:=1/[.L22]" office:value-type="float" office:value="0.000000116855680304474" calcext:value-type="float">
            <text:p>1.16855680304474E-07</text:p>
          </table:table-cell>
          <table:table-cell table:formula="of:=[.J22]/[.G22]" office:value-type="float" office:value="117650.916952165" calcext:value-type="float">
            <text:p>117650.916952165</text:p>
          </table:table-cell>
          <table:table-cell table:formula="of:=1/[.N22]" office:value-type="float" office:value="0.00000849972125934716" calcext:value-type="float">
            <text:p>8.49972125934716E-06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23]/[.G23]+(210-[.D23])*5" office:value-type="float" office:value="25549.8353524266" calcext:value-type="float">
            <text:p>25549.8353524266</text:p>
          </table:table-cell>
          <table:table-cell table:formula="of:=[.F23]/[.G23]+(210-[.D23])*1" office:value-type="float" office:value="35216.062061024" calcext:value-type="float">
            <text:p>35216.062061024</text:p>
          </table:table-cell>
          <table:table-cell table:formula="of:=([.H23]+[.I23])*[.G23]" office:value-type="float" office:value="180473.5" calcext:value-type="float">
            <text:p>180473.5</text:p>
          </table:table-cell>
          <table:table-cell table:formula="of:=[.C23]/[.G23]" office:value-type="float" office:value="43.0979333194163" calcext:value-type="float">
            <text:p>43.0979333194</text:p>
          </table:table-cell>
          <table:table-cell table:formula="of:=[.J23]/[.K23]" office:value-type="float" office:value="4187.52098070313" calcext:value-type="float">
            <text:p>4187.5209807031</text:p>
          </table:table-cell>
          <table:table-cell table:formula="of:=1/[.L23]" office:value-type="float" office:value="0.000238804773661597" calcext:value-type="float">
            <text:p>0.0002388048</text:p>
          </table:table-cell>
          <table:table-cell table:formula="of:=[.J23]/[.G23]" office:value-type="float" office:value="60765.8974134506" calcext:value-type="float">
            <text:p>60765.8974134506</text:p>
          </table:table-cell>
          <table:table-cell table:formula="of:=1/[.N23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table:style-name="ce5" office:value-type="float" office:value="104591" calcext:value-type="float">
            <text:p>1.05E+05</text:p>
          </table:table-cell>
          <table:table-cell table:style-name="ce5" office:value-type="float" office:value="2.96998" calcext:value-type="float">
            <text:p>2.97E+00</text:p>
          </table:table-cell>
          <table:table-cell table:formula="of:=[.E24]/[.G24]+(210-[.D24])*5" office:value-type="float" office:value="25549.8353524266" calcext:value-type="float">
            <text:p>25549.8353524266</text:p>
          </table:table-cell>
          <table:table-cell table:formula="of:=[.F24]/[.G24]+(210-[.D24])*1" office:value-type="float" office:value="35216.062061024" calcext:value-type="float">
            <text:p>35216.062061024</text:p>
          </table:table-cell>
          <table:table-cell table:formula="of:=([.H24]+[.I24])*[.G24]" office:value-type="float" office:value="180473.5" calcext:value-type="float">
            <text:p>180473.5</text:p>
          </table:table-cell>
          <table:table-cell table:formula="of:=[.C24]/[.G24]" office:value-type="float" office:value="43.0979333194163" calcext:value-type="float">
            <text:p>43.0979333194</text:p>
          </table:table-cell>
          <table:table-cell table:formula="of:=[.J24]/[.K24]" office:value-type="float" office:value="4187.52098070313" calcext:value-type="float">
            <text:p>4187.5209807031</text:p>
          </table:table-cell>
          <table:table-cell table:formula="of:=1/[.L24]" office:value-type="float" office:value="0.000238804773661597" calcext:value-type="float">
            <text:p>0.0002388048</text:p>
          </table:table-cell>
          <table:table-cell table:formula="of:=[.J24]/[.G24]" office:value-type="float" office:value="60765.8974134506" calcext:value-type="float">
            <text:p>60765.8974134506</text:p>
          </table:table-cell>
          <table:table-cell table:formula="of:=1/[.N24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25]/[.G25]+(210-[.D25])*5" office:value-type="float" office:value="25505.3662824494" calcext:value-type="float">
            <text:p>25505.3662824494</text:p>
          </table:table-cell>
          <table:table-cell table:formula="of:=[.F25]/[.G25]+(210-[.D25])*1" office:value-type="float" office:value="35154.8920363518" calcext:value-type="float">
            <text:p>35154.8920363518</text:p>
          </table:table-cell>
          <table:table-cell table:formula="of:=([.H25]+[.I25])*[.G25]" office:value-type="float" office:value="427855" calcext:value-type="float">
            <text:p>427855</text:p>
          </table:table-cell>
          <table:table-cell table:formula="of:=[.C25]/[.G25]" office:value-type="float" office:value="36.29506755703" calcext:value-type="float">
            <text:p>36.295067557</text:p>
          </table:table-cell>
          <table:table-cell table:formula="of:=[.J25]/[.K25]" office:value-type="float" office:value="11788.2409042969" calcext:value-type="float">
            <text:p>11788.2409042969</text:p>
          </table:table-cell>
          <table:table-cell table:formula="of:=1/[.L25]" office:value-type="float" office:value="0.0000848302989494807" calcext:value-type="float">
            <text:p>8.48302989494807E-05</text:p>
          </table:table-cell>
          <table:table-cell table:formula="of:=[.J25]/[.G25]" office:value-type="float" office:value="60660.2583188011" calcext:value-type="float">
            <text:p>60660.2583188011</text:p>
          </table:table-cell>
          <table:table-cell table:formula="of:=1/[.N25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5" calcext:value-type="float">
            <text:p>25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2046" calcext:value-type="float">
            <text:p>712046</text:p>
          </table:table-cell>
          <table:table-cell table:style-name="ce5" office:value-type="float" office:value="981436" calcext:value-type="float">
            <text:p>9.81E+05</text:p>
          </table:table-cell>
          <table:table-cell table:style-name="ce5" office:value-type="float" office:value="27.5349" calcext:value-type="float">
            <text:p>2.75E+01</text:p>
          </table:table-cell>
          <table:table-cell table:formula="of:=[.E26]/[.G26]+(210-[.D26])*5" office:value-type="float" office:value="25859.7634275047" calcext:value-type="float">
            <text:p>25859.7634275047</text:p>
          </table:table-cell>
          <table:table-cell table:formula="of:=[.F26]/[.G26]+(210-[.D26])*1" office:value-type="float" office:value="35643.3471703184" calcext:value-type="float">
            <text:p>35643.3471703184</text:p>
          </table:table-cell>
          <table:table-cell table:formula="of:=([.H26]+[.I26])*[.G26]" office:value-type="float" office:value="1693482" calcext:value-type="float">
            <text:p>1693482</text:p>
          </table:table-cell>
          <table:table-cell table:formula="of:=[.C26]/[.G26]" office:value-type="float" office:value="46.4864590029381" calcext:value-type="float">
            <text:p>46.4864590029</text:p>
          </table:table-cell>
          <table:table-cell table:formula="of:=[.J26]/[.K26]" office:value-type="float" office:value="36429.5761889062" calcext:value-type="float">
            <text:p>36429.5761889062</text:p>
          </table:table-cell>
          <table:table-cell table:formula="of:=1/[.L26]" office:value-type="float" office:value="0.0000274502232695347" calcext:value-type="float">
            <text:p>2.74502232695347E-05</text:p>
          </table:table-cell>
          <table:table-cell table:formula="of:=[.J26]/[.G26]" office:value-type="float" office:value="61503.1105978231" calcext:value-type="float">
            <text:p>61503.1105978231</text:p>
          </table:table-cell>
          <table:table-cell table:formula="of:=1/[.N26]" office:value-type="float" office:value="0.0000162593402232796" calcext:value-type="float">
            <text:p>1.62593402232796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table:style-name="ce5" office:value-type="float" office:value="247958" calcext:value-type="float">
            <text:p>2.48E+05</text:p>
          </table:table-cell>
          <table:table-cell table:style-name="ce5" office:value-type="float" office:value="7.0533" calcext:value-type="float">
            <text:p>7.05E+00</text:p>
          </table:table-cell>
          <table:table-cell table:formula="of:=[.E27]/[.G27]+(210-[.D27])*5" office:value-type="float" office:value="25505.3662824494" calcext:value-type="float">
            <text:p>25505.3662824494</text:p>
          </table:table-cell>
          <table:table-cell table:formula="of:=[.F27]/[.G27]+(210-[.D27])*1" office:value-type="float" office:value="35154.8920363518" calcext:value-type="float">
            <text:p>35154.8920363518</text:p>
          </table:table-cell>
          <table:table-cell table:formula="of:=([.H27]+[.I27])*[.G27]" office:value-type="float" office:value="427855" calcext:value-type="float">
            <text:p>427855</text:p>
          </table:table-cell>
          <table:table-cell table:formula="of:=[.C27]/[.G27]" office:value-type="float" office:value="36.29506755703" calcext:value-type="float">
            <text:p>36.295067557</text:p>
          </table:table-cell>
          <table:table-cell table:formula="of:=[.J27]/[.K27]" office:value-type="float" office:value="11788.2409042969" calcext:value-type="float">
            <text:p>11788.2409042969</text:p>
          </table:table-cell>
          <table:table-cell table:formula="of:=1/[.L27]" office:value-type="float" office:value="0.0000848302989494807" calcext:value-type="float">
            <text:p>8.48302989494807E-05</text:p>
          </table:table-cell>
          <table:table-cell table:formula="of:=[.J27]/[.G27]" office:value-type="float" office:value="60660.2583188011" calcext:value-type="float">
            <text:p>60660.2583188011</text:p>
          </table:table-cell>
          <table:table-cell table:formula="of:=1/[.N27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7" calcext:value-type="float">
            <text:p>27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4638880" calcext:value-type="float">
            <text:p>4.64E+06</text:p>
          </table:table-cell>
          <table:table-cell table:style-name="ce5" office:value-type="float" office:value="6393920" calcext:value-type="float">
            <text:p>6.39E+06</text:p>
          </table:table-cell>
          <table:table-cell office:value-type="float" office:value="169.838" calcext:value-type="float">
            <text:p>169.838</text:p>
          </table:table-cell>
          <table:table-cell table:formula="of:=[.E28]/[.G28]+(210-[.D28])*5" office:value-type="float" office:value="27313.557625502" calcext:value-type="float">
            <text:p>27313.557625502</text:p>
          </table:table-cell>
          <table:table-cell table:formula="of:=[.F28]/[.G28]+(210-[.D28])*1" office:value-type="float" office:value="37647.1696557896" calcext:value-type="float">
            <text:p>37647.1696557896</text:p>
          </table:table-cell>
          <table:table-cell table:formula="of:=([.H28]+[.I28])*[.G28]" office:value-type="float" office:value="11032800" calcext:value-type="float">
            <text:p>11032800</text:p>
          </table:table-cell>
          <table:table-cell table:formula="of:=[.C28]/[.G28]" office:value-type="float" office:value="37.6829684758417" calcext:value-type="float">
            <text:p>37.6829684758</text:p>
          </table:table-cell>
          <table:table-cell table:formula="of:=[.J28]/[.K28]" office:value-type="float" office:value="292779.48225" calcext:value-type="float">
            <text:p>292779.48225</text:p>
          </table:table-cell>
          <table:table-cell table:formula="of:=1/[.L28]" office:value-type="float" office:value="0.00000341553988795607" calcext:value-type="float">
            <text:p>3.41553988795607E-06</text:p>
          </table:table-cell>
          <table:table-cell table:formula="of:=[.J28]/[.G28]" office:value-type="float" office:value="64960.7272812916" calcext:value-type="float">
            <text:p>64960.7272812916</text:p>
          </table:table-cell>
          <table:table-cell table:formula="of:=1/[.N28]" office:value-type="float" office:value="0.0000153939163222391" calcext:value-type="float">
            <text:p>1.53939163222391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8" calcext:value-type="float">
            <text:p>28</text:p>
          </table:table-cell>
          <table:table-cell office:value-type="float" office:value="25600" calcext:value-type="float">
            <text:p>256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21904900" calcext:value-type="float">
            <text:p>2.19E+07</text:p>
          </table:table-cell>
          <table:table-cell table:style-name="ce5" office:value-type="float" office:value="30192300" calcext:value-type="float">
            <text:p>3.02E+07</text:p>
          </table:table-cell>
          <table:table-cell table:style-name="ce5" office:value-type="float" office:value="683.681" calcext:value-type="float">
            <text:p>6.84E+02</text:p>
          </table:table-cell>
          <table:table-cell table:formula="of:=[.E29]/[.G29]+(210-[.D29])*5" office:value-type="float" office:value="32039.6500707201" calcext:value-type="float">
            <text:p>32039.6500707201</text:p>
          </table:table-cell>
          <table:table-cell table:formula="of:=[.F29]/[.G29]+(210-[.D29])*1" office:value-type="float" office:value="44161.3852074286" calcext:value-type="float">
            <text:p>44161.3852074286</text:p>
          </table:table-cell>
          <table:table-cell table:formula="of:=([.H29]+[.I29])*[.G29]" office:value-type="float" office:value="52097200" calcext:value-type="float">
            <text:p>52097200</text:p>
          </table:table-cell>
          <table:table-cell table:formula="of:=[.C29]/[.G29]" office:value-type="float" office:value="37.4443636725315" calcext:value-type="float">
            <text:p>37.4443636725</text:p>
          </table:table-cell>
          <table:table-cell table:formula="of:=[.J29]/[.K29]" office:value-type="float" office:value="1391322.88254688" calcext:value-type="float">
            <text:p>1391322.88254688</text:p>
          </table:table-cell>
          <table:table-cell table:formula="of:=1/[.L29]" office:value-type="float" office:value="0.000000718740425061836" calcext:value-type="float">
            <text:p>7.18740425061836E-07</text:p>
          </table:table-cell>
          <table:table-cell table:formula="of:=[.J29]/[.G29]" office:value-type="float" office:value="76201.0352781487" calcext:value-type="float">
            <text:p>76201.0352781487</text:p>
          </table:table-cell>
          <table:table-cell table:formula="of:=1/[.N29]" office:value-type="float" office:value="0.0000131231812842149" calcext:value-type="float">
            <text:p>1.31231812842149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9" calcext:value-type="float">
            <text:p>29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30]/[.G30]+(210-[.D30])*5" office:value-type="float" office:value="25549.8353524266" calcext:value-type="float">
            <text:p>25549.8353524266</text:p>
          </table:table-cell>
          <table:table-cell table:formula="of:=[.F30]/[.G30]+(210-[.D30])*1" office:value-type="float" office:value="35216.062061024" calcext:value-type="float">
            <text:p>35216.062061024</text:p>
          </table:table-cell>
          <table:table-cell table:formula="of:=([.H30]+[.I30])*[.G30]" office:value-type="float" office:value="180473.5" calcext:value-type="float">
            <text:p>180473.5</text:p>
          </table:table-cell>
          <table:table-cell table:formula="of:=[.C30]/[.G30]" office:value-type="float" office:value="43.0979333194163" calcext:value-type="float">
            <text:p>43.0979333194</text:p>
          </table:table-cell>
          <table:table-cell table:formula="of:=[.J30]/[.K30]" office:value-type="float" office:value="4187.52098070313" calcext:value-type="float">
            <text:p>4187.5209807031</text:p>
          </table:table-cell>
          <table:table-cell table:formula="of:=1/[.L30]" office:value-type="float" office:value="0.000238804773661597" calcext:value-type="float">
            <text:p>0.0002388048</text:p>
          </table:table-cell>
          <table:table-cell table:formula="of:=[.J30]/[.G30]" office:value-type="float" office:value="60765.8974134506" calcext:value-type="float">
            <text:p>60765.8974134506</text:p>
          </table:table-cell>
          <table:table-cell table:formula="of:=1/[.N30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table:style-name="ce5" office:value-type="float" office:value="104591" calcext:value-type="float">
            <text:p>1.05E+05</text:p>
          </table:table-cell>
          <table:table-cell table:style-name="ce5" office:value-type="float" office:value="2.96998" calcext:value-type="float">
            <text:p>2.97E+00</text:p>
          </table:table-cell>
          <table:table-cell table:formula="of:=[.E31]/[.G31]+(210-[.D31])*5" office:value-type="float" office:value="25549.8353524266" calcext:value-type="float">
            <text:p>25549.8353524266</text:p>
          </table:table-cell>
          <table:table-cell table:formula="of:=[.F31]/[.G31]+(210-[.D31])*1" office:value-type="float" office:value="35216.062061024" calcext:value-type="float">
            <text:p>35216.062061024</text:p>
          </table:table-cell>
          <table:table-cell table:formula="of:=([.H31]+[.I31])*[.G31]" office:value-type="float" office:value="180473.5" calcext:value-type="float">
            <text:p>180473.5</text:p>
          </table:table-cell>
          <table:table-cell table:formula="of:=[.C31]/[.G31]" office:value-type="float" office:value="43.0979333194163" calcext:value-type="float">
            <text:p>43.0979333194</text:p>
          </table:table-cell>
          <table:table-cell table:formula="of:=[.J31]/[.K31]" office:value-type="float" office:value="4187.52098070313" calcext:value-type="float">
            <text:p>4187.5209807031</text:p>
          </table:table-cell>
          <table:table-cell table:formula="of:=1/[.L31]" office:value-type="float" office:value="0.000238804773661597" calcext:value-type="float">
            <text:p>0.0002388048</text:p>
          </table:table-cell>
          <table:table-cell table:formula="of:=[.J31]/[.G31]" office:value-type="float" office:value="60765.8974134506" calcext:value-type="float">
            <text:p>60765.8974134506</text:p>
          </table:table-cell>
          <table:table-cell table:formula="of:=1/[.N31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1" calcext:value-type="float">
            <text:p>31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4638880" calcext:value-type="float">
            <text:p>4.64E+06</text:p>
          </table:table-cell>
          <table:table-cell table:style-name="ce5" office:value-type="float" office:value="6393920" calcext:value-type="float">
            <text:p>6.39E+06</text:p>
          </table:table-cell>
          <table:table-cell office:value-type="float" office:value="169.838" calcext:value-type="float">
            <text:p>169.838</text:p>
          </table:table-cell>
          <table:table-cell table:formula="of:=[.E32]/[.G32]+(210-[.D32])*5" office:value-type="float" office:value="27313.557625502" calcext:value-type="float">
            <text:p>27313.557625502</text:p>
          </table:table-cell>
          <table:table-cell table:formula="of:=[.F32]/[.G32]+(210-[.D32])*1" office:value-type="float" office:value="37647.1696557896" calcext:value-type="float">
            <text:p>37647.1696557896</text:p>
          </table:table-cell>
          <table:table-cell table:formula="of:=([.H32]+[.I32])*[.G32]" office:value-type="float" office:value="11032800" calcext:value-type="float">
            <text:p>11032800</text:p>
          </table:table-cell>
          <table:table-cell table:formula="of:=[.C32]/[.G32]" office:value-type="float" office:value="37.6829684758417" calcext:value-type="float">
            <text:p>37.6829684758</text:p>
          </table:table-cell>
          <table:table-cell table:formula="of:=[.J32]/[.K32]" office:value-type="float" office:value="292779.48225" calcext:value-type="float">
            <text:p>292779.48225</text:p>
          </table:table-cell>
          <table:table-cell table:formula="of:=1/[.L32]" office:value-type="float" office:value="0.00000341553988795607" calcext:value-type="float">
            <text:p>3.41553988795607E-06</text:p>
          </table:table-cell>
          <table:table-cell table:formula="of:=[.J32]/[.G32]" office:value-type="float" office:value="64960.7272812916" calcext:value-type="float">
            <text:p>64960.7272812916</text:p>
          </table:table-cell>
          <table:table-cell table:formula="of:=1/[.N32]" office:value-type="float" office:value="0.0000153939163222391" calcext:value-type="float">
            <text:p>1.53939163222391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33]/[.G33]+(210-[.D33])*5" office:value-type="float" office:value="25549.8353524266" calcext:value-type="float">
            <text:p>25549.8353524266</text:p>
          </table:table-cell>
          <table:table-cell table:formula="of:=[.F33]/[.G33]+(210-[.D33])*1" office:value-type="float" office:value="35216.062061024" calcext:value-type="float">
            <text:p>35216.062061024</text:p>
          </table:table-cell>
          <table:table-cell table:formula="of:=([.H33]+[.I33])*[.G33]" office:value-type="float" office:value="180473.5" calcext:value-type="float">
            <text:p>180473.5</text:p>
          </table:table-cell>
          <table:table-cell table:formula="of:=[.C33]/[.G33]" office:value-type="float" office:value="43.0979333194163" calcext:value-type="float">
            <text:p>43.0979333194</text:p>
          </table:table-cell>
          <table:table-cell table:formula="of:=[.J33]/[.K33]" office:value-type="float" office:value="4187.52098070313" calcext:value-type="float">
            <text:p>4187.5209807031</text:p>
          </table:table-cell>
          <table:table-cell table:formula="of:=1/[.L33]" office:value-type="float" office:value="0.000238804773661597" calcext:value-type="float">
            <text:p>0.0002388048</text:p>
          </table:table-cell>
          <table:table-cell table:formula="of:=[.J33]/[.G33]" office:value-type="float" office:value="60765.8974134506" calcext:value-type="float">
            <text:p>60765.8974134506</text:p>
          </table:table-cell>
          <table:table-cell table:formula="of:=1/[.N33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34]/[.G34]+(210-[.D34])*5" office:value-type="float" office:value="25549.8353524266" calcext:value-type="float">
            <text:p>25549.8353524266</text:p>
          </table:table-cell>
          <table:table-cell table:formula="of:=[.F34]/[.G34]+(210-[.D34])*1" office:value-type="float" office:value="35216.062061024" calcext:value-type="float">
            <text:p>35216.062061024</text:p>
          </table:table-cell>
          <table:table-cell table:formula="of:=([.H34]+[.I34])*[.G34]" office:value-type="float" office:value="180473.5" calcext:value-type="float">
            <text:p>180473.5</text:p>
          </table:table-cell>
          <table:table-cell table:formula="of:=[.C34]/[.G34]" office:value-type="float" office:value="43.0979333194163" calcext:value-type="float">
            <text:p>43.0979333194</text:p>
          </table:table-cell>
          <table:table-cell table:formula="of:=[.J34]/[.K34]" office:value-type="float" office:value="4187.52098070313" calcext:value-type="float">
            <text:p>4187.5209807031</text:p>
          </table:table-cell>
          <table:table-cell table:formula="of:=1/[.L34]" office:value-type="float" office:value="0.000238804773661597" calcext:value-type="float">
            <text:p>0.0002388048</text:p>
          </table:table-cell>
          <table:table-cell table:formula="of:=[.J34]/[.G34]" office:value-type="float" office:value="60765.8974134506" calcext:value-type="float">
            <text:p>60765.8974134506</text:p>
          </table:table-cell>
          <table:table-cell table:formula="of:=1/[.N34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35]/[.G35]+(210-[.D35])*5" office:value-type="float" office:value="25549.8353524266" calcext:value-type="float">
            <text:p>25549.8353524266</text:p>
          </table:table-cell>
          <table:table-cell table:formula="of:=[.F35]/[.G35]+(210-[.D35])*1" office:value-type="float" office:value="35216.062061024" calcext:value-type="float">
            <text:p>35216.062061024</text:p>
          </table:table-cell>
          <table:table-cell table:formula="of:=([.H35]+[.I35])*[.G35]" office:value-type="float" office:value="180473.5" calcext:value-type="float">
            <text:p>180473.5</text:p>
          </table:table-cell>
          <table:table-cell table:formula="of:=[.C35]/[.G35]" office:value-type="float" office:value="43.0979333194163" calcext:value-type="float">
            <text:p>43.0979333194</text:p>
          </table:table-cell>
          <table:table-cell table:formula="of:=[.J35]/[.K35]" office:value-type="float" office:value="4187.52098070313" calcext:value-type="float">
            <text:p>4187.5209807031</text:p>
          </table:table-cell>
          <table:table-cell table:formula="of:=1/[.L35]" office:value-type="float" office:value="0.000238804773661597" calcext:value-type="float">
            <text:p>0.0002388048</text:p>
          </table:table-cell>
          <table:table-cell table:formula="of:=[.J35]/[.G35]" office:value-type="float" office:value="60765.8974134506" calcext:value-type="float">
            <text:p>60765.8974134506</text:p>
          </table:table-cell>
          <table:table-cell table:formula="of:=1/[.N35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36]/[.G36]+(210-[.D36])*5" office:value-type="float" office:value="25549.8353524266" calcext:value-type="float">
            <text:p>25549.8353524266</text:p>
          </table:table-cell>
          <table:table-cell table:formula="of:=[.F36]/[.G36]+(210-[.D36])*1" office:value-type="float" office:value="35216.062061024" calcext:value-type="float">
            <text:p>35216.062061024</text:p>
          </table:table-cell>
          <table:table-cell table:formula="of:=([.H36]+[.I36])*[.G36]" office:value-type="float" office:value="180473.5" calcext:value-type="float">
            <text:p>180473.5</text:p>
          </table:table-cell>
          <table:table-cell table:formula="of:=[.C36]/[.G36]" office:value-type="float" office:value="43.0979333194163" calcext:value-type="float">
            <text:p>43.0979333194</text:p>
          </table:table-cell>
          <table:table-cell table:formula="of:=[.J36]/[.K36]" office:value-type="float" office:value="4187.52098070313" calcext:value-type="float">
            <text:p>4187.5209807031</text:p>
          </table:table-cell>
          <table:table-cell table:formula="of:=1/[.L36]" office:value-type="float" office:value="0.000238804773661597" calcext:value-type="float">
            <text:p>0.0002388048</text:p>
          </table:table-cell>
          <table:table-cell table:formula="of:=[.J36]/[.G36]" office:value-type="float" office:value="60765.8974134506" calcext:value-type="float">
            <text:p>60765.8974134506</text:p>
          </table:table-cell>
          <table:table-cell table:formula="of:=1/[.N36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6" calcext:value-type="float">
            <text:p>36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2046" calcext:value-type="float">
            <text:p>712046</text:p>
          </table:table-cell>
          <table:table-cell office:value-type="float" office:value="981436" calcext:value-type="float">
            <text:p>981436</text:p>
          </table:table-cell>
          <table:table-cell office:value-type="float" office:value="27.5349" calcext:value-type="float">
            <text:p>27.5349</text:p>
          </table:table-cell>
          <table:table-cell table:formula="of:=[.E37]/[.G37]+(210-[.D37])*5" office:value-type="float" office:value="25859.7634275047" calcext:value-type="float">
            <text:p>25859.7634275047</text:p>
          </table:table-cell>
          <table:table-cell table:formula="of:=[.F37]/[.G37]+(210-[.D37])*1" office:value-type="float" office:value="35643.3471703184" calcext:value-type="float">
            <text:p>35643.3471703184</text:p>
          </table:table-cell>
          <table:table-cell table:formula="of:=([.H37]+[.I37])*[.G37]" office:value-type="float" office:value="1693482" calcext:value-type="float">
            <text:p>1693482</text:p>
          </table:table-cell>
          <table:table-cell table:formula="of:=[.C37]/[.G37]" office:value-type="float" office:value="46.4864590029381" calcext:value-type="float">
            <text:p>46.4864590029</text:p>
          </table:table-cell>
          <table:table-cell table:formula="of:=[.J37]/[.K37]" office:value-type="float" office:value="36429.5761889062" calcext:value-type="float">
            <text:p>36429.5761889062</text:p>
          </table:table-cell>
          <table:table-cell table:formula="of:=1/[.L37]" office:value-type="float" office:value="0.0000274502232695347" calcext:value-type="float">
            <text:p>2.74502232695347E-05</text:p>
          </table:table-cell>
          <table:table-cell table:formula="of:=[.J37]/[.G37]" office:value-type="float" office:value="61503.1105978231" calcext:value-type="float">
            <text:p>61503.1105978231</text:p>
          </table:table-cell>
          <table:table-cell table:formula="of:=1/[.N37]" office:value-type="float" office:value="0.0000162593402232796" calcext:value-type="float">
            <text:p>1.62593402232796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table:style-name="ce5" office:value-type="float" office:value="104591" calcext:value-type="float">
            <text:p>1.05E+05</text:p>
          </table:table-cell>
          <table:table-cell table:style-name="ce5" office:value-type="float" office:value="2.96998" calcext:value-type="float">
            <text:p>2.97E+00</text:p>
          </table:table-cell>
          <table:table-cell table:formula="of:=[.E38]/[.G38]+(210-[.D38])*5" office:value-type="float" office:value="25549.8353524266" calcext:value-type="float">
            <text:p>25549.8353524266</text:p>
          </table:table-cell>
          <table:table-cell table:formula="of:=[.F38]/[.G38]+(210-[.D38])*1" office:value-type="float" office:value="35216.062061024" calcext:value-type="float">
            <text:p>35216.062061024</text:p>
          </table:table-cell>
          <table:table-cell table:formula="of:=([.H38]+[.I38])*[.G38]" office:value-type="float" office:value="180473.5" calcext:value-type="float">
            <text:p>180473.5</text:p>
          </table:table-cell>
          <table:table-cell table:formula="of:=[.C38]/[.G38]" office:value-type="float" office:value="43.0979333194163" calcext:value-type="float">
            <text:p>43.0979333194</text:p>
          </table:table-cell>
          <table:table-cell table:formula="of:=[.J38]/[.K38]" office:value-type="float" office:value="4187.52098070313" calcext:value-type="float">
            <text:p>4187.5209807031</text:p>
          </table:table-cell>
          <table:table-cell table:formula="of:=1/[.L38]" office:value-type="float" office:value="0.000238804773661597" calcext:value-type="float">
            <text:p>0.0002388048</text:p>
          </table:table-cell>
          <table:table-cell table:formula="of:=[.J38]/[.G38]" office:value-type="float" office:value="60765.8974134506" calcext:value-type="float">
            <text:p>60765.8974134506</text:p>
          </table:table-cell>
          <table:table-cell table:formula="of:=1/[.N38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8" calcext:value-type="float">
            <text:p>38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39]/[.G39]+(210-[.D39])*5" office:value-type="float" office:value="25505.3662824494" calcext:value-type="float">
            <text:p>25505.3662824494</text:p>
          </table:table-cell>
          <table:table-cell table:formula="of:=[.F39]/[.G39]+(210-[.D39])*1" office:value-type="float" office:value="35154.8920363518" calcext:value-type="float">
            <text:p>35154.8920363518</text:p>
          </table:table-cell>
          <table:table-cell table:formula="of:=([.H39]+[.I39])*[.G39]" office:value-type="float" office:value="427855" calcext:value-type="float">
            <text:p>427855</text:p>
          </table:table-cell>
          <table:table-cell table:formula="of:=[.C39]/[.G39]" office:value-type="float" office:value="36.29506755703" calcext:value-type="float">
            <text:p>36.295067557</text:p>
          </table:table-cell>
          <table:table-cell table:formula="of:=[.J39]/[.K39]" office:value-type="float" office:value="11788.2409042969" calcext:value-type="float">
            <text:p>11788.2409042969</text:p>
          </table:table-cell>
          <table:table-cell table:formula="of:=1/[.L39]" office:value-type="float" office:value="0.0000848302989494807" calcext:value-type="float">
            <text:p>8.48302989494807E-05</text:p>
          </table:table-cell>
          <table:table-cell table:formula="of:=[.J39]/[.G39]" office:value-type="float" office:value="60660.2583188011" calcext:value-type="float">
            <text:p>60660.2583188011</text:p>
          </table:table-cell>
          <table:table-cell table:formula="of:=1/[.N39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40]/[.G40]+(210-[.D40])*5" office:value-type="float" office:value="25549.8353524266" calcext:value-type="float">
            <text:p>25549.8353524266</text:p>
          </table:table-cell>
          <table:table-cell table:formula="of:=[.F40]/[.G40]+(210-[.D40])*1" office:value-type="float" office:value="35216.062061024" calcext:value-type="float">
            <text:p>35216.062061024</text:p>
          </table:table-cell>
          <table:table-cell table:formula="of:=([.H40]+[.I40])*[.G40]" office:value-type="float" office:value="180473.5" calcext:value-type="float">
            <text:p>180473.5</text:p>
          </table:table-cell>
          <table:table-cell table:formula="of:=[.C40]/[.G40]" office:value-type="float" office:value="43.0979333194163" calcext:value-type="float">
            <text:p>43.0979333194</text:p>
          </table:table-cell>
          <table:table-cell table:formula="of:=[.J40]/[.K40]" office:value-type="float" office:value="4187.52098070313" calcext:value-type="float">
            <text:p>4187.5209807031</text:p>
          </table:table-cell>
          <table:table-cell table:formula="of:=1/[.L40]" office:value-type="float" office:value="0.000238804773661597" calcext:value-type="float">
            <text:p>0.0002388048</text:p>
          </table:table-cell>
          <table:table-cell table:formula="of:=[.J40]/[.G40]" office:value-type="float" office:value="60765.8974134506" calcext:value-type="float">
            <text:p>60765.8974134506</text:p>
          </table:table-cell>
          <table:table-cell table:formula="of:=1/[.N40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41]/[.G41]+(210-[.D41])*5" office:value-type="float" office:value="25549.8353524266" calcext:value-type="float">
            <text:p>25549.8353524266</text:p>
          </table:table-cell>
          <table:table-cell table:formula="of:=[.F41]/[.G41]+(210-[.D41])*1" office:value-type="float" office:value="35216.062061024" calcext:value-type="float">
            <text:p>35216.062061024</text:p>
          </table:table-cell>
          <table:table-cell table:formula="of:=([.H41]+[.I41])*[.G41]" office:value-type="float" office:value="180473.5" calcext:value-type="float">
            <text:p>180473.5</text:p>
          </table:table-cell>
          <table:table-cell table:formula="of:=[.C41]/[.G41]" office:value-type="float" office:value="43.0979333194163" calcext:value-type="float">
            <text:p>43.0979333194</text:p>
          </table:table-cell>
          <table:table-cell table:formula="of:=[.J41]/[.K41]" office:value-type="float" office:value="4187.52098070313" calcext:value-type="float">
            <text:p>4187.5209807031</text:p>
          </table:table-cell>
          <table:table-cell table:formula="of:=1/[.L41]" office:value-type="float" office:value="0.000238804773661597" calcext:value-type="float">
            <text:p>0.0002388048</text:p>
          </table:table-cell>
          <table:table-cell table:formula="of:=[.J41]/[.G41]" office:value-type="float" office:value="60765.8974134506" calcext:value-type="float">
            <text:p>60765.8974134506</text:p>
          </table:table-cell>
          <table:table-cell table:formula="of:=1/[.N41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1" calcext:value-type="float">
            <text:p>41</text:p>
          </table:table-cell>
          <table:table-cell office:value-type="float" office:value="25600" calcext:value-type="float">
            <text:p>256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21904900" calcext:value-type="float">
            <text:p>2.19E+07</text:p>
          </table:table-cell>
          <table:table-cell table:style-name="ce5" office:value-type="float" office:value="30192300" calcext:value-type="float">
            <text:p>3.02E+07</text:p>
          </table:table-cell>
          <table:table-cell office:value-type="float" office:value="683.681" calcext:value-type="float">
            <text:p>683.681</text:p>
          </table:table-cell>
          <table:table-cell table:formula="of:=[.E42]/[.G42]+(210-[.D42])*5" office:value-type="float" office:value="32039.6500707201" calcext:value-type="float">
            <text:p>32039.6500707201</text:p>
          </table:table-cell>
          <table:table-cell table:formula="of:=[.F42]/[.G42]+(210-[.D42])*1" office:value-type="float" office:value="44161.3852074286" calcext:value-type="float">
            <text:p>44161.3852074286</text:p>
          </table:table-cell>
          <table:table-cell table:formula="of:=([.H42]+[.I42])*[.G42]" office:value-type="float" office:value="52097200" calcext:value-type="float">
            <text:p>52097200</text:p>
          </table:table-cell>
          <table:table-cell table:formula="of:=[.C42]/[.G42]" office:value-type="float" office:value="37.4443636725315" calcext:value-type="float">
            <text:p>37.4443636725</text:p>
          </table:table-cell>
          <table:table-cell table:formula="of:=[.J42]/[.K42]" office:value-type="float" office:value="1391322.88254688" calcext:value-type="float">
            <text:p>1391322.88254688</text:p>
          </table:table-cell>
          <table:table-cell table:formula="of:=1/[.L42]" office:value-type="float" office:value="0.000000718740425061836" calcext:value-type="float">
            <text:p>7.18740425061836E-07</text:p>
          </table:table-cell>
          <table:table-cell table:formula="of:=[.J42]/[.G42]" office:value-type="float" office:value="76201.0352781487" calcext:value-type="float">
            <text:p>76201.0352781487</text:p>
          </table:table-cell>
          <table:table-cell table:formula="of:=1/[.N42]" office:value-type="float" office:value="0.0000131231812842149" calcext:value-type="float">
            <text:p>1.31231812842149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2" calcext:value-type="float">
            <text:p>42</text:p>
          </table:table-cell>
          <table:table-cell office:value-type="float" office:value="102400" calcext:value-type="float">
            <text:p>1024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35005000" calcext:value-type="float">
            <text:p>1.35E+08</text:p>
          </table:table-cell>
          <table:table-cell table:style-name="ce5" office:value-type="float" office:value="186082000" calcext:value-type="float">
            <text:p>1.86E+08</text:p>
          </table:table-cell>
          <table:table-cell office:value-type="float" office:value="2729.15" calcext:value-type="float">
            <text:p>2729.15</text:p>
          </table:table-cell>
          <table:table-cell table:formula="of:=[.E43]/[.G43]+(210-[.D43])*5" office:value-type="float" office:value="49467.7830093619" calcext:value-type="float">
            <text:p>49467.7830093619</text:p>
          </table:table-cell>
          <table:table-cell table:formula="of:=[.F43]/[.G43]+(210-[.D43])*1" office:value-type="float" office:value="68183.1339428027" calcext:value-type="float">
            <text:p>68183.1339428027</text:p>
          </table:table-cell>
          <table:table-cell table:formula="of:=([.H43]+[.I43])*[.G43]" office:value-type="float" office:value="321087000" calcext:value-type="float">
            <text:p>321087000</text:p>
          </table:table-cell>
          <table:table-cell table:formula="of:=[.C43]/[.G43]" office:value-type="float" office:value="37.5208398219226" calcext:value-type="float">
            <text:p>37.5208398219</text:p>
          </table:table-cell>
          <table:table-cell table:formula="of:=[.J43]/[.K43]" office:value-type="float" office:value="8557564.31689453" calcext:value-type="float">
            <text:p>8557564.31689453</text:p>
          </table:table-cell>
          <table:table-cell table:formula="of:=1/[.L43]" office:value-type="float" office:value="0.000000116855680304474" calcext:value-type="float">
            <text:p>1.16855680304474E-07</text:p>
          </table:table-cell>
          <table:table-cell table:formula="of:=[.J43]/[.G43]" office:value-type="float" office:value="117650.916952165" calcext:value-type="float">
            <text:p>117650.916952165</text:p>
          </table:table-cell>
          <table:table-cell table:formula="of:=1/[.N43]" office:value-type="float" office:value="0.00000849972125934716" calcext:value-type="float">
            <text:p>8.49972125934716E-06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3" calcext:value-type="float">
            <text:p>43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44]/[.G44]+(210-[.D44])*5" office:value-type="float" office:value="25505.3662824494" calcext:value-type="float">
            <text:p>25505.3662824494</text:p>
          </table:table-cell>
          <table:table-cell table:formula="of:=[.F44]/[.G44]+(210-[.D44])*1" office:value-type="float" office:value="35154.8920363518" calcext:value-type="float">
            <text:p>35154.8920363518</text:p>
          </table:table-cell>
          <table:table-cell table:formula="of:=([.H44]+[.I44])*[.G44]" office:value-type="float" office:value="427855" calcext:value-type="float">
            <text:p>427855</text:p>
          </table:table-cell>
          <table:table-cell table:formula="of:=[.C44]/[.G44]" office:value-type="float" office:value="36.29506755703" calcext:value-type="float">
            <text:p>36.295067557</text:p>
          </table:table-cell>
          <table:table-cell table:formula="of:=[.J44]/[.K44]" office:value-type="float" office:value="11788.2409042969" calcext:value-type="float">
            <text:p>11788.2409042969</text:p>
          </table:table-cell>
          <table:table-cell table:formula="of:=1/[.L44]" office:value-type="float" office:value="0.0000848302989494807" calcext:value-type="float">
            <text:p>8.48302989494807E-05</text:p>
          </table:table-cell>
          <table:table-cell table:formula="of:=[.J44]/[.G44]" office:value-type="float" office:value="60660.2583188011" calcext:value-type="float">
            <text:p>60660.2583188011</text:p>
          </table:table-cell>
          <table:table-cell table:formula="of:=1/[.N44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45]/[.G45]+(210-[.D45])*5" office:value-type="float" office:value="25549.8353524266" calcext:value-type="float">
            <text:p>25549.8353524266</text:p>
          </table:table-cell>
          <table:table-cell table:formula="of:=[.F45]/[.G45]+(210-[.D45])*1" office:value-type="float" office:value="35216.062061024" calcext:value-type="float">
            <text:p>35216.062061024</text:p>
          </table:table-cell>
          <table:table-cell table:formula="of:=([.H45]+[.I45])*[.G45]" office:value-type="float" office:value="180473.5" calcext:value-type="float">
            <text:p>180473.5</text:p>
          </table:table-cell>
          <table:table-cell table:formula="of:=[.C45]/[.G45]" office:value-type="float" office:value="43.0979333194163" calcext:value-type="float">
            <text:p>43.0979333194</text:p>
          </table:table-cell>
          <table:table-cell table:formula="of:=[.J45]/[.K45]" office:value-type="float" office:value="4187.52098070313" calcext:value-type="float">
            <text:p>4187.5209807031</text:p>
          </table:table-cell>
          <table:table-cell table:formula="of:=1/[.L45]" office:value-type="float" office:value="0.000238804773661597" calcext:value-type="float">
            <text:p>0.0002388048</text:p>
          </table:table-cell>
          <table:table-cell table:formula="of:=[.J45]/[.G45]" office:value-type="float" office:value="60765.8974134506" calcext:value-type="float">
            <text:p>60765.8974134506</text:p>
          </table:table-cell>
          <table:table-cell table:formula="of:=1/[.N45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5" calcext:value-type="float">
            <text:p>45</text:p>
          </table:table-cell>
          <table:table-cell office:value-type="float" office:value="25600" calcext:value-type="float">
            <text:p>256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21904900" calcext:value-type="float">
            <text:p>2.19E+07</text:p>
          </table:table-cell>
          <table:table-cell table:style-name="ce5" office:value-type="float" office:value="30192300" calcext:value-type="float">
            <text:p>3.02E+07</text:p>
          </table:table-cell>
          <table:table-cell table:style-name="ce5" office:value-type="float" office:value="683.681" calcext:value-type="float">
            <text:p>6.84E+02</text:p>
          </table:table-cell>
          <table:table-cell table:formula="of:=[.E46]/[.G46]+(210-[.D46])*5" office:value-type="float" office:value="32039.6500707201" calcext:value-type="float">
            <text:p>32039.6500707201</text:p>
          </table:table-cell>
          <table:table-cell table:formula="of:=[.F46]/[.G46]+(210-[.D46])*1" office:value-type="float" office:value="44161.3852074286" calcext:value-type="float">
            <text:p>44161.3852074286</text:p>
          </table:table-cell>
          <table:table-cell table:formula="of:=([.H46]+[.I46])*[.G46]" office:value-type="float" office:value="52097200" calcext:value-type="float">
            <text:p>52097200</text:p>
          </table:table-cell>
          <table:table-cell table:formula="of:=[.C46]/[.G46]" office:value-type="float" office:value="37.4443636725315" calcext:value-type="float">
            <text:p>37.4443636725</text:p>
          </table:table-cell>
          <table:table-cell table:formula="of:=[.J46]/[.K46]" office:value-type="float" office:value="1391322.88254688" calcext:value-type="float">
            <text:p>1391322.88254688</text:p>
          </table:table-cell>
          <table:table-cell table:formula="of:=1/[.L46]" office:value-type="float" office:value="0.000000718740425061836" calcext:value-type="float">
            <text:p>7.18740425061836E-07</text:p>
          </table:table-cell>
          <table:table-cell table:formula="of:=[.J46]/[.G46]" office:value-type="float" office:value="76201.0352781487" calcext:value-type="float">
            <text:p>76201.0352781487</text:p>
          </table:table-cell>
          <table:table-cell table:formula="of:=1/[.N46]" office:value-type="float" office:value="0.0000131231812842149" calcext:value-type="float">
            <text:p>1.31231812842149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46" calcext:value-type="float">
            <text:p>4.6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47]/[.G47]+(210-[.D47])*5" office:value-type="float" office:value="25549.8353524266" calcext:value-type="float">
            <text:p>25549.8353524266</text:p>
          </table:table-cell>
          <table:table-cell table:formula="of:=[.F47]/[.G47]+(210-[.D47])*1" office:value-type="float" office:value="35216.062061024" calcext:value-type="float">
            <text:p>35216.062061024</text:p>
          </table:table-cell>
          <table:table-cell table:formula="of:=([.H47]+[.I47])*[.G47]" office:value-type="float" office:value="180473.5" calcext:value-type="float">
            <text:p>180473.5</text:p>
          </table:table-cell>
          <table:table-cell table:formula="of:=[.C47]/[.G47]" office:value-type="float" office:value="43.0979333194163" calcext:value-type="float">
            <text:p>43.0979333194</text:p>
          </table:table-cell>
          <table:table-cell table:formula="of:=[.J47]/[.K47]" office:value-type="float" office:value="4187.52098070313" calcext:value-type="float">
            <text:p>4187.5209807031</text:p>
          </table:table-cell>
          <table:table-cell table:formula="of:=1/[.L47]" office:value-type="float" office:value="0.000238804773661597" calcext:value-type="float">
            <text:p>0.0002388048</text:p>
          </table:table-cell>
          <table:table-cell table:formula="of:=[.J47]/[.G47]" office:value-type="float" office:value="60765.8974134506" calcext:value-type="float">
            <text:p>60765.8974134506</text:p>
          </table:table-cell>
          <table:table-cell table:formula="of:=1/[.N47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48]/[.G48]+(210-[.D48])*5" office:value-type="float" office:value="25549.8353524266" calcext:value-type="float">
            <text:p>25549.8353524266</text:p>
          </table:table-cell>
          <table:table-cell table:formula="of:=[.F48]/[.G48]+(210-[.D48])*1" office:value-type="float" office:value="35216.062061024" calcext:value-type="float">
            <text:p>35216.062061024</text:p>
          </table:table-cell>
          <table:table-cell table:formula="of:=([.H48]+[.I48])*[.G48]" office:value-type="float" office:value="180473.5" calcext:value-type="float">
            <text:p>180473.5</text:p>
          </table:table-cell>
          <table:table-cell table:formula="of:=[.C48]/[.G48]" office:value-type="float" office:value="43.0979333194163" calcext:value-type="float">
            <text:p>43.0979333194</text:p>
          </table:table-cell>
          <table:table-cell table:formula="of:=[.J48]/[.K48]" office:value-type="float" office:value="4187.52098070313" calcext:value-type="float">
            <text:p>4187.5209807031</text:p>
          </table:table-cell>
          <table:table-cell table:formula="of:=1/[.L48]" office:value-type="float" office:value="0.000238804773661597" calcext:value-type="float">
            <text:p>0.0002388048</text:p>
          </table:table-cell>
          <table:table-cell table:formula="of:=[.J48]/[.G48]" office:value-type="float" office:value="60765.8974134506" calcext:value-type="float">
            <text:p>60765.8974134506</text:p>
          </table:table-cell>
          <table:table-cell table:formula="of:=1/[.N48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49]/[.G49]+(210-[.D49])*5" office:value-type="float" office:value="25549.8353524266" calcext:value-type="float">
            <text:p>25549.8353524266</text:p>
          </table:table-cell>
          <table:table-cell table:formula="of:=[.F49]/[.G49]+(210-[.D49])*1" office:value-type="float" office:value="35216.062061024" calcext:value-type="float">
            <text:p>35216.062061024</text:p>
          </table:table-cell>
          <table:table-cell table:formula="of:=([.H49]+[.I49])*[.G49]" office:value-type="float" office:value="180473.5" calcext:value-type="float">
            <text:p>180473.5</text:p>
          </table:table-cell>
          <table:table-cell table:formula="of:=[.C49]/[.G49]" office:value-type="float" office:value="43.0979333194163" calcext:value-type="float">
            <text:p>43.0979333194</text:p>
          </table:table-cell>
          <table:table-cell table:formula="of:=[.J49]/[.K49]" office:value-type="float" office:value="4187.52098070313" calcext:value-type="float">
            <text:p>4187.5209807031</text:p>
          </table:table-cell>
          <table:table-cell table:formula="of:=1/[.L49]" office:value-type="float" office:value="0.000238804773661597" calcext:value-type="float">
            <text:p>0.0002388048</text:p>
          </table:table-cell>
          <table:table-cell table:formula="of:=[.J49]/[.G49]" office:value-type="float" office:value="60765.8974134506" calcext:value-type="float">
            <text:p>60765.8974134506</text:p>
          </table:table-cell>
          <table:table-cell table:formula="of:=1/[.N49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table:style-name="ce5" office:value-type="float" office:value="49" calcext:value-type="float">
            <text:p>4.9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table:style-name="ce5" office:value-type="float" office:value="104591" calcext:value-type="float">
            <text:p>1.05E+05</text:p>
          </table:table-cell>
          <table:table-cell table:style-name="ce5" office:value-type="float" office:value="2.96998" calcext:value-type="float">
            <text:p>2.97E+00</text:p>
          </table:table-cell>
          <table:table-cell table:formula="of:=[.E50]/[.G50]+(210-[.D50])*5" office:value-type="float" office:value="25549.8353524266" calcext:value-type="float">
            <text:p>25549.8353524266</text:p>
          </table:table-cell>
          <table:table-cell table:formula="of:=[.F50]/[.G50]+(210-[.D50])*1" office:value-type="float" office:value="35216.062061024" calcext:value-type="float">
            <text:p>35216.062061024</text:p>
          </table:table-cell>
          <table:table-cell table:formula="of:=([.H50]+[.I50])*[.G50]" office:value-type="float" office:value="180473.5" calcext:value-type="float">
            <text:p>180473.5</text:p>
          </table:table-cell>
          <table:table-cell table:formula="of:=[.C50]/[.G50]" office:value-type="float" office:value="43.0979333194163" calcext:value-type="float">
            <text:p>43.0979333194</text:p>
          </table:table-cell>
          <table:table-cell table:formula="of:=[.J50]/[.K50]" office:value-type="float" office:value="4187.52098070313" calcext:value-type="float">
            <text:p>4187.5209807031</text:p>
          </table:table-cell>
          <table:table-cell table:formula="of:=1/[.L50]" office:value-type="float" office:value="0.000238804773661597" calcext:value-type="float">
            <text:p>0.0002388048</text:p>
          </table:table-cell>
          <table:table-cell table:formula="of:=[.J50]/[.G50]" office:value-type="float" office:value="60765.8974134506" calcext:value-type="float">
            <text:p>60765.8974134506</text:p>
          </table:table-cell>
          <table:table-cell table:formula="of:=1/[.N50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table:style-name="ce5" office:value-type="float" office:value="50" calcext:value-type="float">
            <text:p>5.00E+01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4638880" calcext:value-type="float">
            <text:p>4.64E+06</text:p>
          </table:table-cell>
          <table:table-cell table:style-name="ce5" office:value-type="float" office:value="6393920" calcext:value-type="float">
            <text:p>6.39E+06</text:p>
          </table:table-cell>
          <table:table-cell table:style-name="ce5" office:value-type="float" office:value="169.838" calcext:value-type="float">
            <text:p>1.70E+02</text:p>
          </table:table-cell>
          <table:table-cell table:formula="of:=[.E51]/[.G51]+(210-[.D51])*5" office:value-type="float" office:value="27313.557625502" calcext:value-type="float">
            <text:p>27313.557625502</text:p>
          </table:table-cell>
          <table:table-cell table:formula="of:=[.F51]/[.G51]+(210-[.D51])*1" office:value-type="float" office:value="37647.1696557896" calcext:value-type="float">
            <text:p>37647.1696557896</text:p>
          </table:table-cell>
          <table:table-cell table:formula="of:=([.H51]+[.I51])*[.G51]" office:value-type="float" office:value="11032800" calcext:value-type="float">
            <text:p>11032800</text:p>
          </table:table-cell>
          <table:table-cell table:formula="of:=[.C51]/[.G51]" office:value-type="float" office:value="37.6829684758417" calcext:value-type="float">
            <text:p>37.6829684758</text:p>
          </table:table-cell>
          <table:table-cell table:formula="of:=[.J51]/[.K51]" office:value-type="float" office:value="292779.48225" calcext:value-type="float">
            <text:p>292779.48225</text:p>
          </table:table-cell>
          <table:table-cell table:formula="of:=1/[.L51]" office:value-type="float" office:value="0.00000341553988795607" calcext:value-type="float">
            <text:p>3.41553988795607E-06</text:p>
          </table:table-cell>
          <table:table-cell table:formula="of:=[.J51]/[.G51]" office:value-type="float" office:value="64960.7272812916" calcext:value-type="float">
            <text:p>64960.7272812916</text:p>
          </table:table-cell>
          <table:table-cell table:formula="of:=1/[.N51]" office:value-type="float" office:value="0.0000153939163222391" calcext:value-type="float">
            <text:p>1.53939163222391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51" calcext:value-type="float">
            <text:p>5.10E+01</text:p>
          </table:table-cell>
          <table:table-cell office:value-type="float" office:value="102400" calcext:value-type="float">
            <text:p>1024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35005000" calcext:value-type="float">
            <text:p>1.35E+08</text:p>
          </table:table-cell>
          <table:table-cell table:style-name="ce5" office:value-type="float" office:value="186082000" calcext:value-type="float">
            <text:p>1.86E+08</text:p>
          </table:table-cell>
          <table:table-cell office:value-type="float" office:value="2729.15" calcext:value-type="float">
            <text:p>2729.15</text:p>
          </table:table-cell>
          <table:table-cell table:formula="of:=[.E52]/[.G52]+(210-[.D52])*5" office:value-type="float" office:value="49467.7830093619" calcext:value-type="float">
            <text:p>49467.7830093619</text:p>
          </table:table-cell>
          <table:table-cell table:formula="of:=[.F52]/[.G52]+(210-[.D52])*1" office:value-type="float" office:value="68183.1339428027" calcext:value-type="float">
            <text:p>68183.1339428027</text:p>
          </table:table-cell>
          <table:table-cell table:formula="of:=([.H52]+[.I52])*[.G52]" office:value-type="float" office:value="321087000" calcext:value-type="float">
            <text:p>321087000</text:p>
          </table:table-cell>
          <table:table-cell table:formula="of:=[.C52]/[.G52]" office:value-type="float" office:value="37.5208398219226" calcext:value-type="float">
            <text:p>37.5208398219</text:p>
          </table:table-cell>
          <table:table-cell table:formula="of:=[.J52]/[.K52]" office:value-type="float" office:value="8557564.31689453" calcext:value-type="float">
            <text:p>8557564.31689453</text:p>
          </table:table-cell>
          <table:table-cell table:formula="of:=1/[.L52]" office:value-type="float" office:value="0.000000116855680304474" calcext:value-type="float">
            <text:p>1.16855680304474E-07</text:p>
          </table:table-cell>
          <table:table-cell table:formula="of:=[.J52]/[.G52]" office:value-type="float" office:value="117650.916952165" calcext:value-type="float">
            <text:p>117650.916952165</text:p>
          </table:table-cell>
          <table:table-cell table:formula="of:=1/[.N52]" office:value-type="float" office:value="0.00000849972125934716" calcext:value-type="float">
            <text:p>8.49972125934716E-06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52" calcext:value-type="float">
            <text:p>5.2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53]/[.G53]+(210-[.D53])*5" office:value-type="float" office:value="25549.8353524266" calcext:value-type="float">
            <text:p>25549.8353524266</text:p>
          </table:table-cell>
          <table:table-cell table:formula="of:=[.F53]/[.G53]+(210-[.D53])*1" office:value-type="float" office:value="35216.062061024" calcext:value-type="float">
            <text:p>35216.062061024</text:p>
          </table:table-cell>
          <table:table-cell table:formula="of:=([.H53]+[.I53])*[.G53]" office:value-type="float" office:value="180473.5" calcext:value-type="float">
            <text:p>180473.5</text:p>
          </table:table-cell>
          <table:table-cell table:formula="of:=[.C53]/[.G53]" office:value-type="float" office:value="43.0979333194163" calcext:value-type="float">
            <text:p>43.0979333194</text:p>
          </table:table-cell>
          <table:table-cell table:formula="of:=[.J53]/[.K53]" office:value-type="float" office:value="4187.52098070313" calcext:value-type="float">
            <text:p>4187.5209807031</text:p>
          </table:table-cell>
          <table:table-cell table:formula="of:=1/[.L53]" office:value-type="float" office:value="0.000238804773661597" calcext:value-type="float">
            <text:p>0.0002388048</text:p>
          </table:table-cell>
          <table:table-cell table:formula="of:=[.J53]/[.G53]" office:value-type="float" office:value="60765.8974134506" calcext:value-type="float">
            <text:p>60765.8974134506</text:p>
          </table:table-cell>
          <table:table-cell table:formula="of:=1/[.N53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53" calcext:value-type="float">
            <text:p>5.30E+0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2046" calcext:value-type="float">
            <text:p>712046</text:p>
          </table:table-cell>
          <table:table-cell office:value-type="float" office:value="981436" calcext:value-type="float">
            <text:p>981436</text:p>
          </table:table-cell>
          <table:table-cell office:value-type="float" office:value="27.5349" calcext:value-type="float">
            <text:p>27.5349</text:p>
          </table:table-cell>
          <table:table-cell table:formula="of:=[.E54]/[.G54]+(210-[.D54])*5" office:value-type="float" office:value="25859.7634275047" calcext:value-type="float">
            <text:p>25859.7634275047</text:p>
          </table:table-cell>
          <table:table-cell table:formula="of:=[.F54]/[.G54]+(210-[.D54])*1" office:value-type="float" office:value="35643.3471703184" calcext:value-type="float">
            <text:p>35643.3471703184</text:p>
          </table:table-cell>
          <table:table-cell table:formula="of:=([.H54]+[.I54])*[.G54]" office:value-type="float" office:value="1693482" calcext:value-type="float">
            <text:p>1693482</text:p>
          </table:table-cell>
          <table:table-cell table:formula="of:=[.C54]/[.G54]" office:value-type="float" office:value="46.4864590029381" calcext:value-type="float">
            <text:p>46.4864590029</text:p>
          </table:table-cell>
          <table:table-cell table:formula="of:=[.J54]/[.K54]" office:value-type="float" office:value="36429.5761889062" calcext:value-type="float">
            <text:p>36429.5761889062</text:p>
          </table:table-cell>
          <table:table-cell table:formula="of:=1/[.L54]" office:value-type="float" office:value="0.0000274502232695347" calcext:value-type="float">
            <text:p>2.74502232695347E-05</text:p>
          </table:table-cell>
          <table:table-cell table:formula="of:=[.J54]/[.G54]" office:value-type="float" office:value="61503.1105978231" calcext:value-type="float">
            <text:p>61503.1105978231</text:p>
          </table:table-cell>
          <table:table-cell table:formula="of:=1/[.N54]" office:value-type="float" office:value="0.0000162593402232796" calcext:value-type="float">
            <text:p>1.62593402232796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54" calcext:value-type="float">
            <text:p>5.40E+01</text:p>
          </table:table-cell>
          <table:table-cell office:value-type="float" office:value="25600" calcext:value-type="float">
            <text:p>256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21904900" calcext:value-type="float">
            <text:p>2.19E+07</text:p>
          </table:table-cell>
          <table:table-cell table:style-name="ce5" office:value-type="float" office:value="30192300" calcext:value-type="float">
            <text:p>3.02E+07</text:p>
          </table:table-cell>
          <table:table-cell office:value-type="float" office:value="683.681" calcext:value-type="float">
            <text:p>683.681</text:p>
          </table:table-cell>
          <table:table-cell table:formula="of:=[.E55]/[.G55]+(210-[.D55])*5" office:value-type="float" office:value="32039.6500707201" calcext:value-type="float">
            <text:p>32039.6500707201</text:p>
          </table:table-cell>
          <table:table-cell table:formula="of:=[.F55]/[.G55]+(210-[.D55])*1" office:value-type="float" office:value="44161.3852074286" calcext:value-type="float">
            <text:p>44161.3852074286</text:p>
          </table:table-cell>
          <table:table-cell table:formula="of:=([.H55]+[.I55])*[.G55]" office:value-type="float" office:value="52097200" calcext:value-type="float">
            <text:p>52097200</text:p>
          </table:table-cell>
          <table:table-cell table:formula="of:=[.C55]/[.G55]" office:value-type="float" office:value="37.4443636725315" calcext:value-type="float">
            <text:p>37.4443636725</text:p>
          </table:table-cell>
          <table:table-cell table:formula="of:=[.J55]/[.K55]" office:value-type="float" office:value="1391322.88254688" calcext:value-type="float">
            <text:p>1391322.88254688</text:p>
          </table:table-cell>
          <table:table-cell table:formula="of:=1/[.L55]" office:value-type="float" office:value="0.000000718740425061836" calcext:value-type="float">
            <text:p>7.18740425061836E-07</text:p>
          </table:table-cell>
          <table:table-cell table:formula="of:=[.J55]/[.G55]" office:value-type="float" office:value="76201.0352781487" calcext:value-type="float">
            <text:p>76201.0352781487</text:p>
          </table:table-cell>
          <table:table-cell table:formula="of:=1/[.N55]" office:value-type="float" office:value="0.0000131231812842149" calcext:value-type="float">
            <text:p>1.31231812842149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55" calcext:value-type="float">
            <text:p>5.5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table:style-name="ce5" office:value-type="float" office:value="104591" calcext:value-type="float">
            <text:p>1.05E+05</text:p>
          </table:table-cell>
          <table:table-cell table:style-name="ce5" office:value-type="float" office:value="2.96998" calcext:value-type="float">
            <text:p>2.97E+00</text:p>
          </table:table-cell>
          <table:table-cell table:formula="of:=[.E56]/[.G56]+(210-[.D56])*5" office:value-type="float" office:value="25549.8353524266" calcext:value-type="float">
            <text:p>25549.8353524266</text:p>
          </table:table-cell>
          <table:table-cell table:formula="of:=[.F56]/[.G56]+(210-[.D56])*1" office:value-type="float" office:value="35216.062061024" calcext:value-type="float">
            <text:p>35216.062061024</text:p>
          </table:table-cell>
          <table:table-cell table:formula="of:=([.H56]+[.I56])*[.G56]" office:value-type="float" office:value="180473.5" calcext:value-type="float">
            <text:p>180473.5</text:p>
          </table:table-cell>
          <table:table-cell table:formula="of:=[.C56]/[.G56]" office:value-type="float" office:value="43.0979333194163" calcext:value-type="float">
            <text:p>43.0979333194</text:p>
          </table:table-cell>
          <table:table-cell table:formula="of:=[.J56]/[.K56]" office:value-type="float" office:value="4187.52098070313" calcext:value-type="float">
            <text:p>4187.5209807031</text:p>
          </table:table-cell>
          <table:table-cell table:formula="of:=1/[.L56]" office:value-type="float" office:value="0.000238804773661597" calcext:value-type="float">
            <text:p>0.0002388048</text:p>
          </table:table-cell>
          <table:table-cell table:formula="of:=[.J56]/[.G56]" office:value-type="float" office:value="60765.8974134506" calcext:value-type="float">
            <text:p>60765.8974134506</text:p>
          </table:table-cell>
          <table:table-cell table:formula="of:=1/[.N56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56" calcext:value-type="float">
            <text:p>5.6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57]/[.G57]+(210-[.D57])*5" office:value-type="float" office:value="25549.8353524266" calcext:value-type="float">
            <text:p>25549.8353524266</text:p>
          </table:table-cell>
          <table:table-cell table:formula="of:=[.F57]/[.G57]+(210-[.D57])*1" office:value-type="float" office:value="35216.062061024" calcext:value-type="float">
            <text:p>35216.062061024</text:p>
          </table:table-cell>
          <table:table-cell table:formula="of:=([.H57]+[.I57])*[.G57]" office:value-type="float" office:value="180473.5" calcext:value-type="float">
            <text:p>180473.5</text:p>
          </table:table-cell>
          <table:table-cell table:formula="of:=[.C57]/[.G57]" office:value-type="float" office:value="43.0979333194163" calcext:value-type="float">
            <text:p>43.0979333194</text:p>
          </table:table-cell>
          <table:table-cell table:formula="of:=[.J57]/[.K57]" office:value-type="float" office:value="4187.52098070313" calcext:value-type="float">
            <text:p>4187.5209807031</text:p>
          </table:table-cell>
          <table:table-cell table:formula="of:=1/[.L57]" office:value-type="float" office:value="0.000238804773661597" calcext:value-type="float">
            <text:p>0.0002388048</text:p>
          </table:table-cell>
          <table:table-cell table:formula="of:=[.J57]/[.G57]" office:value-type="float" office:value="60765.8974134506" calcext:value-type="float">
            <text:p>60765.8974134506</text:p>
          </table:table-cell>
          <table:table-cell table:formula="of:=1/[.N57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57" calcext:value-type="float">
            <text:p>5.70E+0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2046" calcext:value-type="float">
            <text:p>712046</text:p>
          </table:table-cell>
          <table:table-cell office:value-type="float" office:value="981436" calcext:value-type="float">
            <text:p>981436</text:p>
          </table:table-cell>
          <table:table-cell office:value-type="float" office:value="27.5349" calcext:value-type="float">
            <text:p>27.5349</text:p>
          </table:table-cell>
          <table:table-cell table:formula="of:=[.E58]/[.G58]+(210-[.D58])*5" office:value-type="float" office:value="25859.7634275047" calcext:value-type="float">
            <text:p>25859.7634275047</text:p>
          </table:table-cell>
          <table:table-cell table:formula="of:=[.F58]/[.G58]+(210-[.D58])*1" office:value-type="float" office:value="35643.3471703184" calcext:value-type="float">
            <text:p>35643.3471703184</text:p>
          </table:table-cell>
          <table:table-cell table:formula="of:=([.H58]+[.I58])*[.G58]" office:value-type="float" office:value="1693482" calcext:value-type="float">
            <text:p>1693482</text:p>
          </table:table-cell>
          <table:table-cell table:formula="of:=[.C58]/[.G58]" office:value-type="float" office:value="46.4864590029381" calcext:value-type="float">
            <text:p>46.4864590029</text:p>
          </table:table-cell>
          <table:table-cell table:formula="of:=[.J58]/[.K58]" office:value-type="float" office:value="36429.5761889062" calcext:value-type="float">
            <text:p>36429.5761889062</text:p>
          </table:table-cell>
          <table:table-cell table:formula="of:=1/[.L58]" office:value-type="float" office:value="0.0000274502232695347" calcext:value-type="float">
            <text:p>2.74502232695347E-05</text:p>
          </table:table-cell>
          <table:table-cell table:formula="of:=[.J58]/[.G58]" office:value-type="float" office:value="61503.1105978231" calcext:value-type="float">
            <text:p>61503.1105978231</text:p>
          </table:table-cell>
          <table:table-cell table:formula="of:=1/[.N58]" office:value-type="float" office:value="0.0000162593402232796" calcext:value-type="float">
            <text:p>1.62593402232796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58" calcext:value-type="float">
            <text:p>5.8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59]/[.G59]+(210-[.D59])*5" office:value-type="float" office:value="25549.8353524266" calcext:value-type="float">
            <text:p>25549.8353524266</text:p>
          </table:table-cell>
          <table:table-cell table:formula="of:=[.F59]/[.G59]+(210-[.D59])*1" office:value-type="float" office:value="35216.062061024" calcext:value-type="float">
            <text:p>35216.062061024</text:p>
          </table:table-cell>
          <table:table-cell table:formula="of:=([.H59]+[.I59])*[.G59]" office:value-type="float" office:value="180473.5" calcext:value-type="float">
            <text:p>180473.5</text:p>
          </table:table-cell>
          <table:table-cell table:formula="of:=[.C59]/[.G59]" office:value-type="float" office:value="43.0979333194163" calcext:value-type="float">
            <text:p>43.0979333194</text:p>
          </table:table-cell>
          <table:table-cell table:formula="of:=[.J59]/[.K59]" office:value-type="float" office:value="4187.52098070313" calcext:value-type="float">
            <text:p>4187.5209807031</text:p>
          </table:table-cell>
          <table:table-cell table:formula="of:=1/[.L59]" office:value-type="float" office:value="0.000238804773661597" calcext:value-type="float">
            <text:p>0.0002388048</text:p>
          </table:table-cell>
          <table:table-cell table:formula="of:=[.J59]/[.G59]" office:value-type="float" office:value="60765.8974134506" calcext:value-type="float">
            <text:p>60765.8974134506</text:p>
          </table:table-cell>
          <table:table-cell table:formula="of:=1/[.N59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59" calcext:value-type="float">
            <text:p>5.9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table:style-name="ce5" office:value-type="float" office:value="104591" calcext:value-type="float">
            <text:p>1.05E+05</text:p>
          </table:table-cell>
          <table:table-cell table:style-name="ce5" office:value-type="float" office:value="2.96998" calcext:value-type="float">
            <text:p>2.97E+00</text:p>
          </table:table-cell>
          <table:table-cell table:formula="of:=[.E60]/[.G60]+(210-[.D60])*5" office:value-type="float" office:value="25549.8353524266" calcext:value-type="float">
            <text:p>25549.8353524266</text:p>
          </table:table-cell>
          <table:table-cell table:formula="of:=[.F60]/[.G60]+(210-[.D60])*1" office:value-type="float" office:value="35216.062061024" calcext:value-type="float">
            <text:p>35216.062061024</text:p>
          </table:table-cell>
          <table:table-cell table:formula="of:=([.H60]+[.I60])*[.G60]" office:value-type="float" office:value="180473.5" calcext:value-type="float">
            <text:p>180473.5</text:p>
          </table:table-cell>
          <table:table-cell table:formula="of:=[.C60]/[.G60]" office:value-type="float" office:value="43.0979333194163" calcext:value-type="float">
            <text:p>43.0979333194</text:p>
          </table:table-cell>
          <table:table-cell table:formula="of:=[.J60]/[.K60]" office:value-type="float" office:value="4187.52098070313" calcext:value-type="float">
            <text:p>4187.5209807031</text:p>
          </table:table-cell>
          <table:table-cell table:formula="of:=1/[.L60]" office:value-type="float" office:value="0.000238804773661597" calcext:value-type="float">
            <text:p>0.0002388048</text:p>
          </table:table-cell>
          <table:table-cell table:formula="of:=[.J60]/[.G60]" office:value-type="float" office:value="60765.8974134506" calcext:value-type="float">
            <text:p>60765.8974134506</text:p>
          </table:table-cell>
          <table:table-cell table:formula="of:=1/[.N60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60" calcext:value-type="float">
            <text:p>6.00E+01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9665050" calcext:value-type="float">
            <text:p>9.67E+06</text:p>
          </table:table-cell>
          <table:table-cell table:style-name="ce5" office:value-type="float" office:value="13321700" calcext:value-type="float">
            <text:p>1.33E+07</text:p>
          </table:table-cell>
          <table:table-cell office:value-type="float" office:value="333.181" calcext:value-type="float">
            <text:p>333.181</text:p>
          </table:table-cell>
          <table:table-cell table:formula="of:=[.E61]/[.G61]+(210-[.D61])*5" office:value-type="float" office:value="29008.4068419268" calcext:value-type="float">
            <text:p>29008.4068419268</text:p>
          </table:table-cell>
          <table:table-cell table:formula="of:=[.F61]/[.G61]+(210-[.D61])*1" office:value-type="float" office:value="39983.3724011873" calcext:value-type="float">
            <text:p>39983.3724011873</text:p>
          </table:table-cell>
          <table:table-cell table:formula="of:=([.H61]+[.I61])*[.G61]" office:value-type="float" office:value="22986750" calcext:value-type="float">
            <text:p>22986750</text:p>
          </table:table-cell>
          <table:table-cell table:formula="of:=[.C61]/[.G61]" office:value-type="float" office:value="38.4175568234683" calcext:value-type="float">
            <text:p>38.4175568235</text:p>
          </table:table-cell>
          <table:table-cell table:formula="of:=[.J61]/[.K61]" office:value-type="float" office:value="598339.714980469" calcext:value-type="float">
            <text:p>598339.714980469</text:p>
          </table:table-cell>
          <table:table-cell table:formula="of:=1/[.L61]" office:value-type="float" office:value="0.000001671291366699" calcext:value-type="float">
            <text:p>1.671291366699E-06</text:p>
          </table:table-cell>
          <table:table-cell table:formula="of:=[.J61]/[.G61]" office:value-type="float" office:value="68991.7792431141" calcext:value-type="float">
            <text:p>68991.7792431141</text:p>
          </table:table-cell>
          <table:table-cell table:formula="of:=1/[.N61]" office:value-type="float" office:value="0.0000144944805159494" calcext:value-type="float">
            <text:p>1.44944805159494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61" calcext:value-type="float">
            <text:p>6.10E+01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4638880" calcext:value-type="float">
            <text:p>4.64E+06</text:p>
          </table:table-cell>
          <table:table-cell table:style-name="ce5" office:value-type="float" office:value="6393920" calcext:value-type="float">
            <text:p>6.39E+06</text:p>
          </table:table-cell>
          <table:table-cell office:value-type="float" office:value="169.838" calcext:value-type="float">
            <text:p>169.838</text:p>
          </table:table-cell>
          <table:table-cell table:formula="of:=[.E62]/[.G62]+(210-[.D62])*5" office:value-type="float" office:value="27313.557625502" calcext:value-type="float">
            <text:p>27313.557625502</text:p>
          </table:table-cell>
          <table:table-cell table:formula="of:=[.F62]/[.G62]+(210-[.D62])*1" office:value-type="float" office:value="37647.1696557896" calcext:value-type="float">
            <text:p>37647.1696557896</text:p>
          </table:table-cell>
          <table:table-cell table:formula="of:=([.H62]+[.I62])*[.G62]" office:value-type="float" office:value="11032800" calcext:value-type="float">
            <text:p>11032800</text:p>
          </table:table-cell>
          <table:table-cell table:formula="of:=[.C62]/[.G62]" office:value-type="float" office:value="37.6829684758417" calcext:value-type="float">
            <text:p>37.6829684758</text:p>
          </table:table-cell>
          <table:table-cell table:formula="of:=[.J62]/[.K62]" office:value-type="float" office:value="292779.48225" calcext:value-type="float">
            <text:p>292779.48225</text:p>
          </table:table-cell>
          <table:table-cell table:formula="of:=1/[.L62]" office:value-type="float" office:value="0.00000341553988795607" calcext:value-type="float">
            <text:p>3.41553988795607E-06</text:p>
          </table:table-cell>
          <table:table-cell table:formula="of:=[.J62]/[.G62]" office:value-type="float" office:value="64960.7272812916" calcext:value-type="float">
            <text:p>64960.7272812916</text:p>
          </table:table-cell>
          <table:table-cell table:formula="of:=1/[.N62]" office:value-type="float" office:value="0.0000153939163222391" calcext:value-type="float">
            <text:p>1.53939163222391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62" calcext:value-type="float">
            <text:p>6.20E+01</text:p>
          </table:table-cell>
          <table:table-cell office:value-type="float" office:value="51200" calcext:value-type="float">
            <text:p>512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53701300" calcext:value-type="float">
            <text:p>5.37E+07</text:p>
          </table:table-cell>
          <table:table-cell table:style-name="ce5" office:value-type="float" office:value="74018300" calcext:value-type="float">
            <text:p>7.40E+07</text:p>
          </table:table-cell>
          <table:table-cell office:value-type="float" office:value="1408.5" calcext:value-type="float">
            <text:p>1408.5</text:p>
          </table:table-cell>
          <table:table-cell table:formula="of:=[.E63]/[.G63]+(210-[.D63])*5" office:value-type="float" office:value="38126.5885694001" calcext:value-type="float">
            <text:p>38126.5885694001</text:p>
          </table:table-cell>
          <table:table-cell table:formula="of:=[.F63]/[.G63]+(210-[.D63])*1" office:value-type="float" office:value="52551.1537096202" calcext:value-type="float">
            <text:p>52551.1537096202</text:p>
          </table:table-cell>
          <table:table-cell table:formula="of:=([.H63]+[.I63])*[.G63]" office:value-type="float" office:value="127719600" calcext:value-type="float">
            <text:p>127719600</text:p>
          </table:table-cell>
          <table:table-cell table:formula="of:=[.C63]/[.G63]" office:value-type="float" office:value="36.3507277245296" calcext:value-type="float">
            <text:p>36.3507277245</text:p>
          </table:table-cell>
          <table:table-cell table:formula="of:=[.J63]/[.K63]" office:value-type="float" office:value="3513536.26171875" calcext:value-type="float">
            <text:p>3513536.26171875</text:p>
          </table:table-cell>
          <table:table-cell table:formula="of:=1/[.L63]" office:value-type="float" office:value="0.000000284613541888086" calcext:value-type="float">
            <text:p>2.84613541888086E-07</text:p>
          </table:table-cell>
          <table:table-cell table:formula="of:=[.J63]/[.G63]" office:value-type="float" office:value="90677.7422790202" calcext:value-type="float">
            <text:p>90677.7422790202</text:p>
          </table:table-cell>
          <table:table-cell table:formula="of:=1/[.N63]" office:value-type="float" office:value="0.0000110280646040232" calcext:value-type="float">
            <text:p>1.10280646040232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63" calcext:value-type="float">
            <text:p>6.30E+01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9665050" calcext:value-type="float">
            <text:p>9.67E+06</text:p>
          </table:table-cell>
          <table:table-cell table:style-name="ce5" office:value-type="float" office:value="13321700" calcext:value-type="float">
            <text:p>1.33E+07</text:p>
          </table:table-cell>
          <table:table-cell table:style-name="ce5" office:value-type="float" office:value="333.181" calcext:value-type="float">
            <text:p>3.33E+02</text:p>
          </table:table-cell>
          <table:table-cell table:formula="of:=[.E64]/[.G64]+(210-[.D64])*5" office:value-type="float" office:value="29008.4068419268" calcext:value-type="float">
            <text:p>29008.4068419268</text:p>
          </table:table-cell>
          <table:table-cell table:formula="of:=[.F64]/[.G64]+(210-[.D64])*1" office:value-type="float" office:value="39983.3724011873" calcext:value-type="float">
            <text:p>39983.3724011873</text:p>
          </table:table-cell>
          <table:table-cell table:formula="of:=([.H64]+[.I64])*[.G64]" office:value-type="float" office:value="22986750" calcext:value-type="float">
            <text:p>22986750</text:p>
          </table:table-cell>
          <table:table-cell table:formula="of:=[.C64]/[.G64]" office:value-type="float" office:value="38.4175568234683" calcext:value-type="float">
            <text:p>38.4175568235</text:p>
          </table:table-cell>
          <table:table-cell table:formula="of:=[.J64]/[.K64]" office:value-type="float" office:value="598339.714980469" calcext:value-type="float">
            <text:p>598339.714980469</text:p>
          </table:table-cell>
          <table:table-cell table:formula="of:=1/[.L64]" office:value-type="float" office:value="0.000001671291366699" calcext:value-type="float">
            <text:p>1.671291366699E-06</text:p>
          </table:table-cell>
          <table:table-cell table:formula="of:=[.J64]/[.G64]" office:value-type="float" office:value="68991.7792431141" calcext:value-type="float">
            <text:p>68991.7792431141</text:p>
          </table:table-cell>
          <table:table-cell table:formula="of:=1/[.N64]" office:value-type="float" office:value="0.0000144944805159494" calcext:value-type="float">
            <text:p>1.44944805159494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64" calcext:value-type="float">
            <text:p>6.40E+01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9665050" calcext:value-type="float">
            <text:p>9.67E+06</text:p>
          </table:table-cell>
          <table:table-cell table:style-name="ce5" office:value-type="float" office:value="13321700" calcext:value-type="float">
            <text:p>1.33E+07</text:p>
          </table:table-cell>
          <table:table-cell table:style-name="ce5" office:value-type="float" office:value="333.181" calcext:value-type="float">
            <text:p>3.33E+02</text:p>
          </table:table-cell>
          <table:table-cell table:formula="of:=[.E65]/[.G65]+(210-[.D65])*5" office:value-type="float" office:value="29008.4068419268" calcext:value-type="float">
            <text:p>29008.4068419268</text:p>
          </table:table-cell>
          <table:table-cell table:formula="of:=[.F65]/[.G65]+(210-[.D65])*1" office:value-type="float" office:value="39983.3724011873" calcext:value-type="float">
            <text:p>39983.3724011873</text:p>
          </table:table-cell>
          <table:table-cell table:formula="of:=([.H65]+[.I65])*[.G65]" office:value-type="float" office:value="22986750" calcext:value-type="float">
            <text:p>22986750</text:p>
          </table:table-cell>
          <table:table-cell table:formula="of:=[.C65]/[.G65]" office:value-type="float" office:value="38.4175568234683" calcext:value-type="float">
            <text:p>38.4175568235</text:p>
          </table:table-cell>
          <table:table-cell table:formula="of:=[.J65]/[.K65]" office:value-type="float" office:value="598339.714980469" calcext:value-type="float">
            <text:p>598339.714980469</text:p>
          </table:table-cell>
          <table:table-cell table:formula="of:=1/[.L65]" office:value-type="float" office:value="0.000001671291366699" calcext:value-type="float">
            <text:p>1.671291366699E-06</text:p>
          </table:table-cell>
          <table:table-cell table:formula="of:=[.J65]/[.G65]" office:value-type="float" office:value="68991.7792431141" calcext:value-type="float">
            <text:p>68991.7792431141</text:p>
          </table:table-cell>
          <table:table-cell table:formula="of:=1/[.N65]" office:value-type="float" office:value="0.0000144944805159494" calcext:value-type="float">
            <text:p>1.44944805159494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65" calcext:value-type="float">
            <text:p>6.50E+0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2046" calcext:value-type="float">
            <text:p>712046</text:p>
          </table:table-cell>
          <table:table-cell office:value-type="float" office:value="981436" calcext:value-type="float">
            <text:p>981436</text:p>
          </table:table-cell>
          <table:table-cell office:value-type="float" office:value="27.5349" calcext:value-type="float">
            <text:p>27.5349</text:p>
          </table:table-cell>
          <table:table-cell table:formula="of:=[.E66]/[.G66]+(210-[.D66])*5" office:value-type="float" office:value="25859.7634275047" calcext:value-type="float">
            <text:p>25859.7634275047</text:p>
          </table:table-cell>
          <table:table-cell table:formula="of:=[.F66]/[.G66]+(210-[.D66])*1" office:value-type="float" office:value="35643.3471703184" calcext:value-type="float">
            <text:p>35643.3471703184</text:p>
          </table:table-cell>
          <table:table-cell table:formula="of:=([.H66]+[.I66])*[.G66]" office:value-type="float" office:value="1693482" calcext:value-type="float">
            <text:p>1693482</text:p>
          </table:table-cell>
          <table:table-cell table:formula="of:=[.C66]/[.G66]" office:value-type="float" office:value="46.4864590029381" calcext:value-type="float">
            <text:p>46.4864590029</text:p>
          </table:table-cell>
          <table:table-cell table:formula="of:=[.J66]/[.K66]" office:value-type="float" office:value="36429.5761889062" calcext:value-type="float">
            <text:p>36429.5761889062</text:p>
          </table:table-cell>
          <table:table-cell table:formula="of:=1/[.L66]" office:value-type="float" office:value="0.0000274502232695347" calcext:value-type="float">
            <text:p>2.74502232695347E-05</text:p>
          </table:table-cell>
          <table:table-cell table:formula="of:=[.J66]/[.G66]" office:value-type="float" office:value="61503.1105978231" calcext:value-type="float">
            <text:p>61503.1105978231</text:p>
          </table:table-cell>
          <table:table-cell table:formula="of:=1/[.N66]" office:value-type="float" office:value="0.0000162593402232796" calcext:value-type="float">
            <text:p>1.62593402232796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6" calcext:value-type="float">
            <text:p>66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67]/[.G67]+(210-[.D67])*5" office:value-type="float" office:value="25505.3662824494" calcext:value-type="float">
            <text:p>25505.3662824494</text:p>
          </table:table-cell>
          <table:table-cell table:formula="of:=[.F67]/[.G67]+(210-[.D67])*1" office:value-type="float" office:value="35154.8920363518" calcext:value-type="float">
            <text:p>35154.8920363518</text:p>
          </table:table-cell>
          <table:table-cell table:formula="of:=([.H67]+[.I67])*[.G67]" office:value-type="float" office:value="427855" calcext:value-type="float">
            <text:p>427855</text:p>
          </table:table-cell>
          <table:table-cell table:formula="of:=[.C67]/[.G67]" office:value-type="float" office:value="36.29506755703" calcext:value-type="float">
            <text:p>36.295067557</text:p>
          </table:table-cell>
          <table:table-cell table:formula="of:=[.J67]/[.K67]" office:value-type="float" office:value="11788.2409042969" calcext:value-type="float">
            <text:p>11788.2409042969</text:p>
          </table:table-cell>
          <table:table-cell table:formula="of:=1/[.L67]" office:value-type="float" office:value="0.0000848302989494807" calcext:value-type="float">
            <text:p>8.48302989494807E-05</text:p>
          </table:table-cell>
          <table:table-cell table:formula="of:=[.J67]/[.G67]" office:value-type="float" office:value="60660.2583188011" calcext:value-type="float">
            <text:p>60660.2583188011</text:p>
          </table:table-cell>
          <table:table-cell table:formula="of:=1/[.N67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67" calcext:value-type="float">
            <text:p>6.70E+01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4638880" calcext:value-type="float">
            <text:p>4.64E+06</text:p>
          </table:table-cell>
          <table:table-cell table:style-name="ce5" office:value-type="float" office:value="6393920" calcext:value-type="float">
            <text:p>6.39E+06</text:p>
          </table:table-cell>
          <table:table-cell office:value-type="float" office:value="169.838" calcext:value-type="float">
            <text:p>169.838</text:p>
          </table:table-cell>
          <table:table-cell table:formula="of:=[.E68]/[.G68]+(210-[.D68])*5" office:value-type="float" office:value="27313.557625502" calcext:value-type="float">
            <text:p>27313.557625502</text:p>
          </table:table-cell>
          <table:table-cell table:formula="of:=[.F68]/[.G68]+(210-[.D68])*1" office:value-type="float" office:value="37647.1696557896" calcext:value-type="float">
            <text:p>37647.1696557896</text:p>
          </table:table-cell>
          <table:table-cell table:formula="of:=([.H68]+[.I68])*[.G68]" office:value-type="float" office:value="11032800" calcext:value-type="float">
            <text:p>11032800</text:p>
          </table:table-cell>
          <table:table-cell table:formula="of:=[.C68]/[.G68]" office:value-type="float" office:value="37.6829684758417" calcext:value-type="float">
            <text:p>37.6829684758</text:p>
          </table:table-cell>
          <table:table-cell table:formula="of:=[.J68]/[.K68]" office:value-type="float" office:value="292779.48225" calcext:value-type="float">
            <text:p>292779.48225</text:p>
          </table:table-cell>
          <table:table-cell table:formula="of:=1/[.L68]" office:value-type="float" office:value="0.00000341553988795607" calcext:value-type="float">
            <text:p>3.41553988795607E-06</text:p>
          </table:table-cell>
          <table:table-cell table:formula="of:=[.J68]/[.G68]" office:value-type="float" office:value="64960.7272812916" calcext:value-type="float">
            <text:p>64960.7272812916</text:p>
          </table:table-cell>
          <table:table-cell table:formula="of:=1/[.N68]" office:value-type="float" office:value="0.0000153939163222391" calcext:value-type="float">
            <text:p>1.53939163222391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68" calcext:value-type="float">
            <text:p>6.8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69]/[.G69]+(210-[.D69])*5" office:value-type="float" office:value="25549.8353524266" calcext:value-type="float">
            <text:p>25549.8353524266</text:p>
          </table:table-cell>
          <table:table-cell table:formula="of:=[.F69]/[.G69]+(210-[.D69])*1" office:value-type="float" office:value="35216.062061024" calcext:value-type="float">
            <text:p>35216.062061024</text:p>
          </table:table-cell>
          <table:table-cell table:formula="of:=([.H69]+[.I69])*[.G69]" office:value-type="float" office:value="180473.5" calcext:value-type="float">
            <text:p>180473.5</text:p>
          </table:table-cell>
          <table:table-cell table:formula="of:=[.C69]/[.G69]" office:value-type="float" office:value="43.0979333194163" calcext:value-type="float">
            <text:p>43.0979333194</text:p>
          </table:table-cell>
          <table:table-cell table:formula="of:=[.J69]/[.K69]" office:value-type="float" office:value="4187.52098070313" calcext:value-type="float">
            <text:p>4187.5209807031</text:p>
          </table:table-cell>
          <table:table-cell table:formula="of:=1/[.L69]" office:value-type="float" office:value="0.000238804773661597" calcext:value-type="float">
            <text:p>0.0002388048</text:p>
          </table:table-cell>
          <table:table-cell table:formula="of:=[.J69]/[.G69]" office:value-type="float" office:value="60765.8974134506" calcext:value-type="float">
            <text:p>60765.8974134506</text:p>
          </table:table-cell>
          <table:table-cell table:formula="of:=1/[.N69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69" calcext:value-type="float">
            <text:p>6.90E+01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9665050" calcext:value-type="float">
            <text:p>9.67E+06</text:p>
          </table:table-cell>
          <table:table-cell table:style-name="ce5" office:value-type="float" office:value="13321700" calcext:value-type="float">
            <text:p>1.33E+07</text:p>
          </table:table-cell>
          <table:table-cell office:value-type="float" office:value="333.181" calcext:value-type="float">
            <text:p>333.181</text:p>
          </table:table-cell>
          <table:table-cell table:formula="of:=[.E70]/[.G70]+(210-[.D70])*5" office:value-type="float" office:value="29008.4068419268" calcext:value-type="float">
            <text:p>29008.4068419268</text:p>
          </table:table-cell>
          <table:table-cell table:formula="of:=[.F70]/[.G70]+(210-[.D70])*1" office:value-type="float" office:value="39983.3724011873" calcext:value-type="float">
            <text:p>39983.3724011873</text:p>
          </table:table-cell>
          <table:table-cell table:formula="of:=([.H70]+[.I70])*[.G70]" office:value-type="float" office:value="22986750" calcext:value-type="float">
            <text:p>22986750</text:p>
          </table:table-cell>
          <table:table-cell table:formula="of:=[.C70]/[.G70]" office:value-type="float" office:value="38.4175568234683" calcext:value-type="float">
            <text:p>38.4175568235</text:p>
          </table:table-cell>
          <table:table-cell table:formula="of:=[.J70]/[.K70]" office:value-type="float" office:value="598339.714980469" calcext:value-type="float">
            <text:p>598339.714980469</text:p>
          </table:table-cell>
          <table:table-cell table:formula="of:=1/[.L70]" office:value-type="float" office:value="0.000001671291366699" calcext:value-type="float">
            <text:p>1.671291366699E-06</text:p>
          </table:table-cell>
          <table:table-cell table:formula="of:=[.J70]/[.G70]" office:value-type="float" office:value="68991.7792431141" calcext:value-type="float">
            <text:p>68991.7792431141</text:p>
          </table:table-cell>
          <table:table-cell table:formula="of:=1/[.N70]" office:value-type="float" office:value="0.0000144944805159494" calcext:value-type="float">
            <text:p>1.44944805159494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70" calcext:value-type="float">
            <text:p>7.0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71]/[.G71]+(210-[.D71])*5" office:value-type="float" office:value="25549.8353524266" calcext:value-type="float">
            <text:p>25549.8353524266</text:p>
          </table:table-cell>
          <table:table-cell table:formula="of:=[.F71]/[.G71]+(210-[.D71])*1" office:value-type="float" office:value="35216.062061024" calcext:value-type="float">
            <text:p>35216.062061024</text:p>
          </table:table-cell>
          <table:table-cell table:formula="of:=([.H71]+[.I71])*[.G71]" office:value-type="float" office:value="180473.5" calcext:value-type="float">
            <text:p>180473.5</text:p>
          </table:table-cell>
          <table:table-cell table:formula="of:=[.C71]/[.G71]" office:value-type="float" office:value="43.0979333194163" calcext:value-type="float">
            <text:p>43.0979333194</text:p>
          </table:table-cell>
          <table:table-cell table:formula="of:=[.J71]/[.K71]" office:value-type="float" office:value="4187.52098070313" calcext:value-type="float">
            <text:p>4187.5209807031</text:p>
          </table:table-cell>
          <table:table-cell table:formula="of:=1/[.L71]" office:value-type="float" office:value="0.000238804773661597" calcext:value-type="float">
            <text:p>0.0002388048</text:p>
          </table:table-cell>
          <table:table-cell table:formula="of:=[.J71]/[.G71]" office:value-type="float" office:value="60765.8974134506" calcext:value-type="float">
            <text:p>60765.8974134506</text:p>
          </table:table-cell>
          <table:table-cell table:formula="of:=1/[.N71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71" calcext:value-type="float">
            <text:p>7.10E+01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4638880" calcext:value-type="float">
            <text:p>4.64E+06</text:p>
          </table:table-cell>
          <table:table-cell table:style-name="ce5" office:value-type="float" office:value="6393920" calcext:value-type="float">
            <text:p>6.39E+06</text:p>
          </table:table-cell>
          <table:table-cell office:value-type="float" office:value="169.838" calcext:value-type="float">
            <text:p>169.838</text:p>
          </table:table-cell>
          <table:table-cell table:formula="of:=[.E72]/[.G72]+(210-[.D72])*5" office:value-type="float" office:value="27313.557625502" calcext:value-type="float">
            <text:p>27313.557625502</text:p>
          </table:table-cell>
          <table:table-cell table:formula="of:=[.F72]/[.G72]+(210-[.D72])*1" office:value-type="float" office:value="37647.1696557896" calcext:value-type="float">
            <text:p>37647.1696557896</text:p>
          </table:table-cell>
          <table:table-cell table:formula="of:=([.H72]+[.I72])*[.G72]" office:value-type="float" office:value="11032800" calcext:value-type="float">
            <text:p>11032800</text:p>
          </table:table-cell>
          <table:table-cell table:formula="of:=[.C72]/[.G72]" office:value-type="float" office:value="37.6829684758417" calcext:value-type="float">
            <text:p>37.6829684758</text:p>
          </table:table-cell>
          <table:table-cell table:formula="of:=[.J72]/[.K72]" office:value-type="float" office:value="292779.48225" calcext:value-type="float">
            <text:p>292779.48225</text:p>
          </table:table-cell>
          <table:table-cell table:formula="of:=1/[.L72]" office:value-type="float" office:value="0.00000341553988795607" calcext:value-type="float">
            <text:p>3.41553988795607E-06</text:p>
          </table:table-cell>
          <table:table-cell table:formula="of:=[.J72]/[.G72]" office:value-type="float" office:value="64960.7272812916" calcext:value-type="float">
            <text:p>64960.7272812916</text:p>
          </table:table-cell>
          <table:table-cell table:formula="of:=1/[.N72]" office:value-type="float" office:value="0.0000153939163222391" calcext:value-type="float">
            <text:p>1.53939163222391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72" calcext:value-type="float">
            <text:p>7.20E+01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73]/[.G73]+(210-[.D73])*5" office:value-type="float" office:value="25505.3662824494" calcext:value-type="float">
            <text:p>25505.3662824494</text:p>
          </table:table-cell>
          <table:table-cell table:formula="of:=[.F73]/[.G73]+(210-[.D73])*1" office:value-type="float" office:value="35154.8920363518" calcext:value-type="float">
            <text:p>35154.8920363518</text:p>
          </table:table-cell>
          <table:table-cell table:formula="of:=([.H73]+[.I73])*[.G73]" office:value-type="float" office:value="427855" calcext:value-type="float">
            <text:p>427855</text:p>
          </table:table-cell>
          <table:table-cell table:formula="of:=[.C73]/[.G73]" office:value-type="float" office:value="36.29506755703" calcext:value-type="float">
            <text:p>36.295067557</text:p>
          </table:table-cell>
          <table:table-cell table:formula="of:=[.J73]/[.K73]" office:value-type="float" office:value="11788.2409042969" calcext:value-type="float">
            <text:p>11788.2409042969</text:p>
          </table:table-cell>
          <table:table-cell table:formula="of:=1/[.L73]" office:value-type="float" office:value="0.0000848302989494807" calcext:value-type="float">
            <text:p>8.48302989494807E-05</text:p>
          </table:table-cell>
          <table:table-cell table:formula="of:=[.J73]/[.G73]" office:value-type="float" office:value="60660.2583188011" calcext:value-type="float">
            <text:p>60660.2583188011</text:p>
          </table:table-cell>
          <table:table-cell table:formula="of:=1/[.N73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73" calcext:value-type="float">
            <text:p>7.30E+01</text:p>
          </table:table-cell>
          <table:table-cell office:value-type="float" office:value="25600" calcext:value-type="float">
            <text:p>256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21904900" calcext:value-type="float">
            <text:p>2.19E+07</text:p>
          </table:table-cell>
          <table:table-cell table:style-name="ce5" office:value-type="float" office:value="30192300" calcext:value-type="float">
            <text:p>3.02E+07</text:p>
          </table:table-cell>
          <table:table-cell table:style-name="ce5" office:value-type="float" office:value="683.681" calcext:value-type="float">
            <text:p>6.84E+02</text:p>
          </table:table-cell>
          <table:table-cell table:formula="of:=[.E74]/[.G74]+(210-[.D74])*5" office:value-type="float" office:value="32039.6500707201" calcext:value-type="float">
            <text:p>32039.6500707201</text:p>
          </table:table-cell>
          <table:table-cell table:formula="of:=[.F74]/[.G74]+(210-[.D74])*1" office:value-type="float" office:value="44161.3852074286" calcext:value-type="float">
            <text:p>44161.3852074286</text:p>
          </table:table-cell>
          <table:table-cell table:formula="of:=([.H74]+[.I74])*[.G74]" office:value-type="float" office:value="52097200" calcext:value-type="float">
            <text:p>52097200</text:p>
          </table:table-cell>
          <table:table-cell table:formula="of:=[.C74]/[.G74]" office:value-type="float" office:value="37.4443636725315" calcext:value-type="float">
            <text:p>37.4443636725</text:p>
          </table:table-cell>
          <table:table-cell table:formula="of:=[.J74]/[.K74]" office:value-type="float" office:value="1391322.88254688" calcext:value-type="float">
            <text:p>1391322.88254688</text:p>
          </table:table-cell>
          <table:table-cell table:formula="of:=1/[.L74]" office:value-type="float" office:value="0.000000718740425061836" calcext:value-type="float">
            <text:p>7.18740425061836E-07</text:p>
          </table:table-cell>
          <table:table-cell table:formula="of:=[.J74]/[.G74]" office:value-type="float" office:value="76201.0352781487" calcext:value-type="float">
            <text:p>76201.0352781487</text:p>
          </table:table-cell>
          <table:table-cell table:formula="of:=1/[.N74]" office:value-type="float" office:value="0.0000131231812842149" calcext:value-type="float">
            <text:p>1.31231812842149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74" calcext:value-type="float">
            <text:p>7.4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table:style-name="ce5" office:value-type="float" office:value="104591" calcext:value-type="float">
            <text:p>1.05E+05</text:p>
          </table:table-cell>
          <table:table-cell table:style-name="ce5" office:value-type="float" office:value="2.96998" calcext:value-type="float">
            <text:p>2.97E+00</text:p>
          </table:table-cell>
          <table:table-cell table:formula="of:=[.E75]/[.G75]+(210-[.D75])*5" office:value-type="float" office:value="25549.8353524266" calcext:value-type="float">
            <text:p>25549.8353524266</text:p>
          </table:table-cell>
          <table:table-cell table:formula="of:=[.F75]/[.G75]+(210-[.D75])*1" office:value-type="float" office:value="35216.062061024" calcext:value-type="float">
            <text:p>35216.062061024</text:p>
          </table:table-cell>
          <table:table-cell table:formula="of:=([.H75]+[.I75])*[.G75]" office:value-type="float" office:value="180473.5" calcext:value-type="float">
            <text:p>180473.5</text:p>
          </table:table-cell>
          <table:table-cell table:formula="of:=[.C75]/[.G75]" office:value-type="float" office:value="43.0979333194163" calcext:value-type="float">
            <text:p>43.0979333194</text:p>
          </table:table-cell>
          <table:table-cell table:formula="of:=[.J75]/[.K75]" office:value-type="float" office:value="4187.52098070313" calcext:value-type="float">
            <text:p>4187.5209807031</text:p>
          </table:table-cell>
          <table:table-cell table:formula="of:=1/[.L75]" office:value-type="float" office:value="0.000238804773661597" calcext:value-type="float">
            <text:p>0.0002388048</text:p>
          </table:table-cell>
          <table:table-cell table:formula="of:=[.J75]/[.G75]" office:value-type="float" office:value="60765.8974134506" calcext:value-type="float">
            <text:p>60765.8974134506</text:p>
          </table:table-cell>
          <table:table-cell table:formula="of:=1/[.N75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75" calcext:value-type="float">
            <text:p>7.50E+01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76]/[.G76]+(210-[.D76])*5" office:value-type="float" office:value="25505.3662824494" calcext:value-type="float">
            <text:p>25505.3662824494</text:p>
          </table:table-cell>
          <table:table-cell table:formula="of:=[.F76]/[.G76]+(210-[.D76])*1" office:value-type="float" office:value="35154.8920363518" calcext:value-type="float">
            <text:p>35154.8920363518</text:p>
          </table:table-cell>
          <table:table-cell table:formula="of:=([.H76]+[.I76])*[.G76]" office:value-type="float" office:value="427855" calcext:value-type="float">
            <text:p>427855</text:p>
          </table:table-cell>
          <table:table-cell table:formula="of:=[.C76]/[.G76]" office:value-type="float" office:value="36.29506755703" calcext:value-type="float">
            <text:p>36.295067557</text:p>
          </table:table-cell>
          <table:table-cell table:formula="of:=[.J76]/[.K76]" office:value-type="float" office:value="11788.2409042969" calcext:value-type="float">
            <text:p>11788.2409042969</text:p>
          </table:table-cell>
          <table:table-cell table:formula="of:=1/[.L76]" office:value-type="float" office:value="0.0000848302989494807" calcext:value-type="float">
            <text:p>8.48302989494807E-05</text:p>
          </table:table-cell>
          <table:table-cell table:formula="of:=[.J76]/[.G76]" office:value-type="float" office:value="60660.2583188011" calcext:value-type="float">
            <text:p>60660.2583188011</text:p>
          </table:table-cell>
          <table:table-cell table:formula="of:=1/[.N76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76" calcext:value-type="float">
            <text:p>7.60E+01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table:style-name="ce5" office:value-type="float" office:value="247958" calcext:value-type="float">
            <text:p>2.48E+05</text:p>
          </table:table-cell>
          <table:table-cell table:style-name="ce5" office:value-type="float" office:value="7.0533" calcext:value-type="float">
            <text:p>7.05E+00</text:p>
          </table:table-cell>
          <table:table-cell table:formula="of:=[.E77]/[.G77]+(210-[.D77])*5" office:value-type="float" office:value="25505.3662824494" calcext:value-type="float">
            <text:p>25505.3662824494</text:p>
          </table:table-cell>
          <table:table-cell table:formula="of:=[.F77]/[.G77]+(210-[.D77])*1" office:value-type="float" office:value="35154.8920363518" calcext:value-type="float">
            <text:p>35154.8920363518</text:p>
          </table:table-cell>
          <table:table-cell table:formula="of:=([.H77]+[.I77])*[.G77]" office:value-type="float" office:value="427855" calcext:value-type="float">
            <text:p>427855</text:p>
          </table:table-cell>
          <table:table-cell table:formula="of:=[.C77]/[.G77]" office:value-type="float" office:value="36.29506755703" calcext:value-type="float">
            <text:p>36.295067557</text:p>
          </table:table-cell>
          <table:table-cell table:formula="of:=[.J77]/[.K77]" office:value-type="float" office:value="11788.2409042969" calcext:value-type="float">
            <text:p>11788.2409042969</text:p>
          </table:table-cell>
          <table:table-cell table:formula="of:=1/[.L77]" office:value-type="float" office:value="0.0000848302989494807" calcext:value-type="float">
            <text:p>8.48302989494807E-05</text:p>
          </table:table-cell>
          <table:table-cell table:formula="of:=[.J77]/[.G77]" office:value-type="float" office:value="60660.2583188011" calcext:value-type="float">
            <text:p>60660.2583188011</text:p>
          </table:table-cell>
          <table:table-cell table:formula="of:=1/[.N77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77" calcext:value-type="float">
            <text:p>7.70E+01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78]/[.G78]+(210-[.D78])*5" office:value-type="float" office:value="25505.3662824494" calcext:value-type="float">
            <text:p>25505.3662824494</text:p>
          </table:table-cell>
          <table:table-cell table:formula="of:=[.F78]/[.G78]+(210-[.D78])*1" office:value-type="float" office:value="35154.8920363518" calcext:value-type="float">
            <text:p>35154.8920363518</text:p>
          </table:table-cell>
          <table:table-cell table:formula="of:=([.H78]+[.I78])*[.G78]" office:value-type="float" office:value="427855" calcext:value-type="float">
            <text:p>427855</text:p>
          </table:table-cell>
          <table:table-cell table:formula="of:=[.C78]/[.G78]" office:value-type="float" office:value="36.29506755703" calcext:value-type="float">
            <text:p>36.295067557</text:p>
          </table:table-cell>
          <table:table-cell table:formula="of:=[.J78]/[.K78]" office:value-type="float" office:value="11788.2409042969" calcext:value-type="float">
            <text:p>11788.2409042969</text:p>
          </table:table-cell>
          <table:table-cell table:formula="of:=1/[.L78]" office:value-type="float" office:value="0.0000848302989494807" calcext:value-type="float">
            <text:p>8.48302989494807E-05</text:p>
          </table:table-cell>
          <table:table-cell table:formula="of:=[.J78]/[.G78]" office:value-type="float" office:value="60660.2583188011" calcext:value-type="float">
            <text:p>60660.2583188011</text:p>
          </table:table-cell>
          <table:table-cell table:formula="of:=1/[.N78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78" calcext:value-type="float">
            <text:p>7.80E+01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79]/[.G79]+(210-[.D79])*5" office:value-type="float" office:value="25505.3662824494" calcext:value-type="float">
            <text:p>25505.3662824494</text:p>
          </table:table-cell>
          <table:table-cell table:formula="of:=[.F79]/[.G79]+(210-[.D79])*1" office:value-type="float" office:value="35154.8920363518" calcext:value-type="float">
            <text:p>35154.8920363518</text:p>
          </table:table-cell>
          <table:table-cell table:formula="of:=([.H79]+[.I79])*[.G79]" office:value-type="float" office:value="427855" calcext:value-type="float">
            <text:p>427855</text:p>
          </table:table-cell>
          <table:table-cell table:formula="of:=[.C79]/[.G79]" office:value-type="float" office:value="36.29506755703" calcext:value-type="float">
            <text:p>36.295067557</text:p>
          </table:table-cell>
          <table:table-cell table:formula="of:=[.J79]/[.K79]" office:value-type="float" office:value="11788.2409042969" calcext:value-type="float">
            <text:p>11788.2409042969</text:p>
          </table:table-cell>
          <table:table-cell table:formula="of:=1/[.L79]" office:value-type="float" office:value="0.0000848302989494807" calcext:value-type="float">
            <text:p>8.48302989494807E-05</text:p>
          </table:table-cell>
          <table:table-cell table:formula="of:=[.J79]/[.G79]" office:value-type="float" office:value="60660.2583188011" calcext:value-type="float">
            <text:p>60660.2583188011</text:p>
          </table:table-cell>
          <table:table-cell table:formula="of:=1/[.N79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79" calcext:value-type="float">
            <text:p>7.90E+01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4638880" calcext:value-type="float">
            <text:p>4.64E+06</text:p>
          </table:table-cell>
          <table:table-cell table:style-name="ce5" office:value-type="float" office:value="6393920" calcext:value-type="float">
            <text:p>6.39E+06</text:p>
          </table:table-cell>
          <table:table-cell office:value-type="float" office:value="169.838" calcext:value-type="float">
            <text:p>169.838</text:p>
          </table:table-cell>
          <table:table-cell table:formula="of:=[.E80]/[.G80]+(210-[.D80])*5" office:value-type="float" office:value="27313.557625502" calcext:value-type="float">
            <text:p>27313.557625502</text:p>
          </table:table-cell>
          <table:table-cell table:formula="of:=[.F80]/[.G80]+(210-[.D80])*1" office:value-type="float" office:value="37647.1696557896" calcext:value-type="float">
            <text:p>37647.1696557896</text:p>
          </table:table-cell>
          <table:table-cell table:formula="of:=([.H80]+[.I80])*[.G80]" office:value-type="float" office:value="11032800" calcext:value-type="float">
            <text:p>11032800</text:p>
          </table:table-cell>
          <table:table-cell table:formula="of:=[.C80]/[.G80]" office:value-type="float" office:value="37.6829684758417" calcext:value-type="float">
            <text:p>37.6829684758</text:p>
          </table:table-cell>
          <table:table-cell table:formula="of:=[.J80]/[.K80]" office:value-type="float" office:value="292779.48225" calcext:value-type="float">
            <text:p>292779.48225</text:p>
          </table:table-cell>
          <table:table-cell table:formula="of:=1/[.L80]" office:value-type="float" office:value="0.00000341553988795607" calcext:value-type="float">
            <text:p>3.41553988795607E-06</text:p>
          </table:table-cell>
          <table:table-cell table:formula="of:=[.J80]/[.G80]" office:value-type="float" office:value="64960.7272812916" calcext:value-type="float">
            <text:p>64960.7272812916</text:p>
          </table:table-cell>
          <table:table-cell table:formula="of:=1/[.N80]" office:value-type="float" office:value="0.0000153939163222391" calcext:value-type="float">
            <text:p>1.53939163222391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80" calcext:value-type="float">
            <text:p>8.0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81]/[.G81]+(210-[.D81])*5" office:value-type="float" office:value="25549.8353524266" calcext:value-type="float">
            <text:p>25549.8353524266</text:p>
          </table:table-cell>
          <table:table-cell table:formula="of:=[.F81]/[.G81]+(210-[.D81])*1" office:value-type="float" office:value="35216.062061024" calcext:value-type="float">
            <text:p>35216.062061024</text:p>
          </table:table-cell>
          <table:table-cell table:formula="of:=([.H81]+[.I81])*[.G81]" office:value-type="float" office:value="180473.5" calcext:value-type="float">
            <text:p>180473.5</text:p>
          </table:table-cell>
          <table:table-cell table:formula="of:=[.C81]/[.G81]" office:value-type="float" office:value="43.0979333194163" calcext:value-type="float">
            <text:p>43.0979333194</text:p>
          </table:table-cell>
          <table:table-cell table:formula="of:=[.J81]/[.K81]" office:value-type="float" office:value="4187.52098070313" calcext:value-type="float">
            <text:p>4187.5209807031</text:p>
          </table:table-cell>
          <table:table-cell table:formula="of:=1/[.L81]" office:value-type="float" office:value="0.000238804773661597" calcext:value-type="float">
            <text:p>0.0002388048</text:p>
          </table:table-cell>
          <table:table-cell table:formula="of:=[.J81]/[.G81]" office:value-type="float" office:value="60765.8974134506" calcext:value-type="float">
            <text:p>60765.8974134506</text:p>
          </table:table-cell>
          <table:table-cell table:formula="of:=1/[.N81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81" calcext:value-type="float">
            <text:p>8.1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82]/[.G82]+(210-[.D82])*5" office:value-type="float" office:value="25549.8353524266" calcext:value-type="float">
            <text:p>25549.8353524266</text:p>
          </table:table-cell>
          <table:table-cell table:formula="of:=[.F82]/[.G82]+(210-[.D82])*1" office:value-type="float" office:value="35216.062061024" calcext:value-type="float">
            <text:p>35216.062061024</text:p>
          </table:table-cell>
          <table:table-cell table:formula="of:=([.H82]+[.I82])*[.G82]" office:value-type="float" office:value="180473.5" calcext:value-type="float">
            <text:p>180473.5</text:p>
          </table:table-cell>
          <table:table-cell table:formula="of:=[.C82]/[.G82]" office:value-type="float" office:value="43.0979333194163" calcext:value-type="float">
            <text:p>43.0979333194</text:p>
          </table:table-cell>
          <table:table-cell table:formula="of:=[.J82]/[.K82]" office:value-type="float" office:value="4187.52098070313" calcext:value-type="float">
            <text:p>4187.5209807031</text:p>
          </table:table-cell>
          <table:table-cell table:formula="of:=1/[.L82]" office:value-type="float" office:value="0.000238804773661597" calcext:value-type="float">
            <text:p>0.0002388048</text:p>
          </table:table-cell>
          <table:table-cell table:formula="of:=[.J82]/[.G82]" office:value-type="float" office:value="60765.8974134506" calcext:value-type="float">
            <text:p>60765.8974134506</text:p>
          </table:table-cell>
          <table:table-cell table:formula="of:=1/[.N82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82" calcext:value-type="float">
            <text:p>8.2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83]/[.G83]+(210-[.D83])*5" office:value-type="float" office:value="25549.8353524266" calcext:value-type="float">
            <text:p>25549.8353524266</text:p>
          </table:table-cell>
          <table:table-cell table:formula="of:=[.F83]/[.G83]+(210-[.D83])*1" office:value-type="float" office:value="35216.062061024" calcext:value-type="float">
            <text:p>35216.062061024</text:p>
          </table:table-cell>
          <table:table-cell table:formula="of:=([.H83]+[.I83])*[.G83]" office:value-type="float" office:value="180473.5" calcext:value-type="float">
            <text:p>180473.5</text:p>
          </table:table-cell>
          <table:table-cell table:formula="of:=[.C83]/[.G83]" office:value-type="float" office:value="43.0979333194163" calcext:value-type="float">
            <text:p>43.0979333194</text:p>
          </table:table-cell>
          <table:table-cell table:formula="of:=[.J83]/[.K83]" office:value-type="float" office:value="4187.52098070313" calcext:value-type="float">
            <text:p>4187.5209807031</text:p>
          </table:table-cell>
          <table:table-cell table:formula="of:=1/[.L83]" office:value-type="float" office:value="0.000238804773661597" calcext:value-type="float">
            <text:p>0.0002388048</text:p>
          </table:table-cell>
          <table:table-cell table:formula="of:=[.J83]/[.G83]" office:value-type="float" office:value="60765.8974134506" calcext:value-type="float">
            <text:p>60765.8974134506</text:p>
          </table:table-cell>
          <table:table-cell table:formula="of:=1/[.N83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83" calcext:value-type="float">
            <text:p>8.3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84]/[.G84]+(210-[.D84])*5" office:value-type="float" office:value="25549.8353524266" calcext:value-type="float">
            <text:p>25549.8353524266</text:p>
          </table:table-cell>
          <table:table-cell table:formula="of:=[.F84]/[.G84]+(210-[.D84])*1" office:value-type="float" office:value="35216.062061024" calcext:value-type="float">
            <text:p>35216.062061024</text:p>
          </table:table-cell>
          <table:table-cell table:formula="of:=([.H84]+[.I84])*[.G84]" office:value-type="float" office:value="180473.5" calcext:value-type="float">
            <text:p>180473.5</text:p>
          </table:table-cell>
          <table:table-cell table:formula="of:=[.C84]/[.G84]" office:value-type="float" office:value="43.0979333194163" calcext:value-type="float">
            <text:p>43.0979333194</text:p>
          </table:table-cell>
          <table:table-cell table:formula="of:=[.J84]/[.K84]" office:value-type="float" office:value="4187.52098070313" calcext:value-type="float">
            <text:p>4187.5209807031</text:p>
          </table:table-cell>
          <table:table-cell table:formula="of:=1/[.L84]" office:value-type="float" office:value="0.000238804773661597" calcext:value-type="float">
            <text:p>0.0002388048</text:p>
          </table:table-cell>
          <table:table-cell table:formula="of:=[.J84]/[.G84]" office:value-type="float" office:value="60765.8974134506" calcext:value-type="float">
            <text:p>60765.8974134506</text:p>
          </table:table-cell>
          <table:table-cell table:formula="of:=1/[.N84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84" calcext:value-type="float">
            <text:p>8.40E+0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2046" calcext:value-type="float">
            <text:p>712046</text:p>
          </table:table-cell>
          <table:table-cell office:value-type="float" office:value="981436" calcext:value-type="float">
            <text:p>981436</text:p>
          </table:table-cell>
          <table:table-cell office:value-type="float" office:value="27.5349" calcext:value-type="float">
            <text:p>27.5349</text:p>
          </table:table-cell>
          <table:table-cell table:formula="of:=[.E85]/[.G85]+(210-[.D85])*5" office:value-type="float" office:value="25859.7634275047" calcext:value-type="float">
            <text:p>25859.7634275047</text:p>
          </table:table-cell>
          <table:table-cell table:formula="of:=[.F85]/[.G85]+(210-[.D85])*1" office:value-type="float" office:value="35643.3471703184" calcext:value-type="float">
            <text:p>35643.3471703184</text:p>
          </table:table-cell>
          <table:table-cell table:formula="of:=([.H85]+[.I85])*[.G85]" office:value-type="float" office:value="1693482" calcext:value-type="float">
            <text:p>1693482</text:p>
          </table:table-cell>
          <table:table-cell table:formula="of:=[.C85]/[.G85]" office:value-type="float" office:value="46.4864590029381" calcext:value-type="float">
            <text:p>46.4864590029</text:p>
          </table:table-cell>
          <table:table-cell table:formula="of:=[.J85]/[.K85]" office:value-type="float" office:value="36429.5761889062" calcext:value-type="float">
            <text:p>36429.5761889062</text:p>
          </table:table-cell>
          <table:table-cell table:formula="of:=1/[.L85]" office:value-type="float" office:value="0.0000274502232695347" calcext:value-type="float">
            <text:p>2.74502232695347E-05</text:p>
          </table:table-cell>
          <table:table-cell table:formula="of:=[.J85]/[.G85]" office:value-type="float" office:value="61503.1105978231" calcext:value-type="float">
            <text:p>61503.1105978231</text:p>
          </table:table-cell>
          <table:table-cell table:formula="of:=1/[.N85]" office:value-type="float" office:value="0.0000162593402232796" calcext:value-type="float">
            <text:p>1.62593402232796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85" calcext:value-type="float">
            <text:p>8.5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86]/[.G86]+(210-[.D86])*5" office:value-type="float" office:value="25549.8353524266" calcext:value-type="float">
            <text:p>25549.8353524266</text:p>
          </table:table-cell>
          <table:table-cell table:formula="of:=[.F86]/[.G86]+(210-[.D86])*1" office:value-type="float" office:value="35216.062061024" calcext:value-type="float">
            <text:p>35216.062061024</text:p>
          </table:table-cell>
          <table:table-cell table:formula="of:=([.H86]+[.I86])*[.G86]" office:value-type="float" office:value="180473.5" calcext:value-type="float">
            <text:p>180473.5</text:p>
          </table:table-cell>
          <table:table-cell table:formula="of:=[.C86]/[.G86]" office:value-type="float" office:value="43.0979333194163" calcext:value-type="float">
            <text:p>43.0979333194</text:p>
          </table:table-cell>
          <table:table-cell table:formula="of:=[.J86]/[.K86]" office:value-type="float" office:value="4187.52098070313" calcext:value-type="float">
            <text:p>4187.5209807031</text:p>
          </table:table-cell>
          <table:table-cell table:formula="of:=1/[.L86]" office:value-type="float" office:value="0.000238804773661597" calcext:value-type="float">
            <text:p>0.0002388048</text:p>
          </table:table-cell>
          <table:table-cell table:formula="of:=[.J86]/[.G86]" office:value-type="float" office:value="60765.8974134506" calcext:value-type="float">
            <text:p>60765.8974134506</text:p>
          </table:table-cell>
          <table:table-cell table:formula="of:=1/[.N86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86" calcext:value-type="float">
            <text:p>8.60E+01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9665050" calcext:value-type="float">
            <text:p>9.67E+06</text:p>
          </table:table-cell>
          <table:table-cell table:style-name="ce5" office:value-type="float" office:value="13321700" calcext:value-type="float">
            <text:p>1.33E+07</text:p>
          </table:table-cell>
          <table:table-cell office:value-type="float" office:value="333.181" calcext:value-type="float">
            <text:p>333.181</text:p>
          </table:table-cell>
          <table:table-cell table:formula="of:=[.E87]/[.G87]+(210-[.D87])*5" office:value-type="float" office:value="29008.4068419268" calcext:value-type="float">
            <text:p>29008.4068419268</text:p>
          </table:table-cell>
          <table:table-cell table:formula="of:=[.F87]/[.G87]+(210-[.D87])*1" office:value-type="float" office:value="39983.3724011873" calcext:value-type="float">
            <text:p>39983.3724011873</text:p>
          </table:table-cell>
          <table:table-cell table:formula="of:=([.H87]+[.I87])*[.G87]" office:value-type="float" office:value="22986750" calcext:value-type="float">
            <text:p>22986750</text:p>
          </table:table-cell>
          <table:table-cell table:formula="of:=[.C87]/[.G87]" office:value-type="float" office:value="38.4175568234683" calcext:value-type="float">
            <text:p>38.4175568235</text:p>
          </table:table-cell>
          <table:table-cell table:formula="of:=[.J87]/[.K87]" office:value-type="float" office:value="598339.714980469" calcext:value-type="float">
            <text:p>598339.714980469</text:p>
          </table:table-cell>
          <table:table-cell table:formula="of:=1/[.L87]" office:value-type="float" office:value="0.000001671291366699" calcext:value-type="float">
            <text:p>1.671291366699E-06</text:p>
          </table:table-cell>
          <table:table-cell table:formula="of:=[.J87]/[.G87]" office:value-type="float" office:value="68991.7792431141" calcext:value-type="float">
            <text:p>68991.7792431141</text:p>
          </table:table-cell>
          <table:table-cell table:formula="of:=1/[.N87]" office:value-type="float" office:value="0.0000144944805159494" calcext:value-type="float">
            <text:p>1.44944805159494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87" calcext:value-type="float">
            <text:p>8.70E+01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9665050" calcext:value-type="float">
            <text:p>9.67E+06</text:p>
          </table:table-cell>
          <table:table-cell table:style-name="ce5" office:value-type="float" office:value="13321700" calcext:value-type="float">
            <text:p>1.33E+07</text:p>
          </table:table-cell>
          <table:table-cell table:style-name="ce5" office:value-type="float" office:value="333.181" calcext:value-type="float">
            <text:p>3.33E+02</text:p>
          </table:table-cell>
          <table:table-cell table:formula="of:=[.E88]/[.G88]+(210-[.D88])*5" office:value-type="float" office:value="29008.4068419268" calcext:value-type="float">
            <text:p>29008.4068419268</text:p>
          </table:table-cell>
          <table:table-cell table:formula="of:=[.F88]/[.G88]+(210-[.D88])*1" office:value-type="float" office:value="39983.3724011873" calcext:value-type="float">
            <text:p>39983.3724011873</text:p>
          </table:table-cell>
          <table:table-cell table:formula="of:=([.H88]+[.I88])*[.G88]" office:value-type="float" office:value="22986750" calcext:value-type="float">
            <text:p>22986750</text:p>
          </table:table-cell>
          <table:table-cell table:formula="of:=[.C88]/[.G88]" office:value-type="float" office:value="38.4175568234683" calcext:value-type="float">
            <text:p>38.4175568235</text:p>
          </table:table-cell>
          <table:table-cell table:formula="of:=[.J88]/[.K88]" office:value-type="float" office:value="598339.714980469" calcext:value-type="float">
            <text:p>598339.714980469</text:p>
          </table:table-cell>
          <table:table-cell table:formula="of:=1/[.L88]" office:value-type="float" office:value="0.000001671291366699" calcext:value-type="float">
            <text:p>1.671291366699E-06</text:p>
          </table:table-cell>
          <table:table-cell table:formula="of:=[.J88]/[.G88]" office:value-type="float" office:value="68991.7792431141" calcext:value-type="float">
            <text:p>68991.7792431141</text:p>
          </table:table-cell>
          <table:table-cell table:formula="of:=1/[.N88]" office:value-type="float" office:value="0.0000144944805159494" calcext:value-type="float">
            <text:p>1.44944805159494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88" calcext:value-type="float">
            <text:p>8.80E+01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89]/[.G89]+(210-[.D89])*5" office:value-type="float" office:value="25505.3662824494" calcext:value-type="float">
            <text:p>25505.3662824494</text:p>
          </table:table-cell>
          <table:table-cell table:formula="of:=[.F89]/[.G89]+(210-[.D89])*1" office:value-type="float" office:value="35154.8920363518" calcext:value-type="float">
            <text:p>35154.8920363518</text:p>
          </table:table-cell>
          <table:table-cell table:formula="of:=([.H89]+[.I89])*[.G89]" office:value-type="float" office:value="427855" calcext:value-type="float">
            <text:p>427855</text:p>
          </table:table-cell>
          <table:table-cell table:formula="of:=[.C89]/[.G89]" office:value-type="float" office:value="36.29506755703" calcext:value-type="float">
            <text:p>36.295067557</text:p>
          </table:table-cell>
          <table:table-cell table:formula="of:=[.J89]/[.K89]" office:value-type="float" office:value="11788.2409042969" calcext:value-type="float">
            <text:p>11788.2409042969</text:p>
          </table:table-cell>
          <table:table-cell table:formula="of:=1/[.L89]" office:value-type="float" office:value="0.0000848302989494807" calcext:value-type="float">
            <text:p>8.48302989494807E-05</text:p>
          </table:table-cell>
          <table:table-cell table:formula="of:=[.J89]/[.G89]" office:value-type="float" office:value="60660.2583188011" calcext:value-type="float">
            <text:p>60660.2583188011</text:p>
          </table:table-cell>
          <table:table-cell table:formula="of:=1/[.N89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89" calcext:value-type="float">
            <text:p>8.90E+01</text:p>
          </table:table-cell>
          <table:table-cell office:value-type="float" office:value="51200" calcext:value-type="float">
            <text:p>512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53701300" calcext:value-type="float">
            <text:p>5.37E+07</text:p>
          </table:table-cell>
          <table:table-cell table:style-name="ce5" office:value-type="float" office:value="74018300" calcext:value-type="float">
            <text:p>7.40E+07</text:p>
          </table:table-cell>
          <table:table-cell office:value-type="float" office:value="1408.5" calcext:value-type="float">
            <text:p>1408.5</text:p>
          </table:table-cell>
          <table:table-cell table:formula="of:=[.E90]/[.G90]+(210-[.D90])*5" office:value-type="float" office:value="38126.5885694001" calcext:value-type="float">
            <text:p>38126.5885694001</text:p>
          </table:table-cell>
          <table:table-cell table:formula="of:=[.F90]/[.G90]+(210-[.D90])*1" office:value-type="float" office:value="52551.1537096202" calcext:value-type="float">
            <text:p>52551.1537096202</text:p>
          </table:table-cell>
          <table:table-cell table:formula="of:=([.H90]+[.I90])*[.G90]" office:value-type="float" office:value="127719600" calcext:value-type="float">
            <text:p>127719600</text:p>
          </table:table-cell>
          <table:table-cell table:formula="of:=[.C90]/[.G90]" office:value-type="float" office:value="36.3507277245296" calcext:value-type="float">
            <text:p>36.3507277245</text:p>
          </table:table-cell>
          <table:table-cell table:formula="of:=[.J90]/[.K90]" office:value-type="float" office:value="3513536.26171875" calcext:value-type="float">
            <text:p>3513536.26171875</text:p>
          </table:table-cell>
          <table:table-cell table:formula="of:=1/[.L90]" office:value-type="float" office:value="0.000000284613541888086" calcext:value-type="float">
            <text:p>2.84613541888086E-07</text:p>
          </table:table-cell>
          <table:table-cell table:formula="of:=[.J90]/[.G90]" office:value-type="float" office:value="90677.7422790202" calcext:value-type="float">
            <text:p>90677.7422790202</text:p>
          </table:table-cell>
          <table:table-cell table:formula="of:=1/[.N90]" office:value-type="float" office:value="0.0000110280646040232" calcext:value-type="float">
            <text:p>1.10280646040232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90" calcext:value-type="float">
            <text:p>9.0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91]/[.G91]+(210-[.D91])*5" office:value-type="float" office:value="25549.8353524266" calcext:value-type="float">
            <text:p>25549.8353524266</text:p>
          </table:table-cell>
          <table:table-cell table:formula="of:=[.F91]/[.G91]+(210-[.D91])*1" office:value-type="float" office:value="35216.062061024" calcext:value-type="float">
            <text:p>35216.062061024</text:p>
          </table:table-cell>
          <table:table-cell table:formula="of:=([.H91]+[.I91])*[.G91]" office:value-type="float" office:value="180473.5" calcext:value-type="float">
            <text:p>180473.5</text:p>
          </table:table-cell>
          <table:table-cell table:formula="of:=[.C91]/[.G91]" office:value-type="float" office:value="43.0979333194163" calcext:value-type="float">
            <text:p>43.0979333194</text:p>
          </table:table-cell>
          <table:table-cell table:formula="of:=[.J91]/[.K91]" office:value-type="float" office:value="4187.52098070313" calcext:value-type="float">
            <text:p>4187.5209807031</text:p>
          </table:table-cell>
          <table:table-cell table:formula="of:=1/[.L91]" office:value-type="float" office:value="0.000238804773661597" calcext:value-type="float">
            <text:p>0.0002388048</text:p>
          </table:table-cell>
          <table:table-cell table:formula="of:=[.J91]/[.G91]" office:value-type="float" office:value="60765.8974134506" calcext:value-type="float">
            <text:p>60765.8974134506</text:p>
          </table:table-cell>
          <table:table-cell table:formula="of:=1/[.N91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91" calcext:value-type="float">
            <text:p>9.10E+0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2046" calcext:value-type="float">
            <text:p>712046</text:p>
          </table:table-cell>
          <table:table-cell office:value-type="float" office:value="981436" calcext:value-type="float">
            <text:p>981436</text:p>
          </table:table-cell>
          <table:table-cell office:value-type="float" office:value="27.5349" calcext:value-type="float">
            <text:p>27.5349</text:p>
          </table:table-cell>
          <table:table-cell table:formula="of:=[.E92]/[.G92]+(210-[.D92])*5" office:value-type="float" office:value="25859.7634275047" calcext:value-type="float">
            <text:p>25859.7634275047</text:p>
          </table:table-cell>
          <table:table-cell table:formula="of:=[.F92]/[.G92]+(210-[.D92])*1" office:value-type="float" office:value="35643.3471703184" calcext:value-type="float">
            <text:p>35643.3471703184</text:p>
          </table:table-cell>
          <table:table-cell table:formula="of:=([.H92]+[.I92])*[.G92]" office:value-type="float" office:value="1693482" calcext:value-type="float">
            <text:p>1693482</text:p>
          </table:table-cell>
          <table:table-cell table:formula="of:=[.C92]/[.G92]" office:value-type="float" office:value="46.4864590029381" calcext:value-type="float">
            <text:p>46.4864590029</text:p>
          </table:table-cell>
          <table:table-cell table:formula="of:=[.J92]/[.K92]" office:value-type="float" office:value="36429.5761889062" calcext:value-type="float">
            <text:p>36429.5761889062</text:p>
          </table:table-cell>
          <table:table-cell table:formula="of:=1/[.L92]" office:value-type="float" office:value="0.0000274502232695347" calcext:value-type="float">
            <text:p>2.74502232695347E-05</text:p>
          </table:table-cell>
          <table:table-cell table:formula="of:=[.J92]/[.G92]" office:value-type="float" office:value="61503.1105978231" calcext:value-type="float">
            <text:p>61503.1105978231</text:p>
          </table:table-cell>
          <table:table-cell table:formula="of:=1/[.N92]" office:value-type="float" office:value="0.0000162593402232796" calcext:value-type="float">
            <text:p>1.62593402232796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92" calcext:value-type="float">
            <text:p>9.2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93]/[.G93]+(210-[.D93])*5" office:value-type="float" office:value="25549.8353524266" calcext:value-type="float">
            <text:p>25549.8353524266</text:p>
          </table:table-cell>
          <table:table-cell table:formula="of:=[.F93]/[.G93]+(210-[.D93])*1" office:value-type="float" office:value="35216.062061024" calcext:value-type="float">
            <text:p>35216.062061024</text:p>
          </table:table-cell>
          <table:table-cell table:formula="of:=([.H93]+[.I93])*[.G93]" office:value-type="float" office:value="180473.5" calcext:value-type="float">
            <text:p>180473.5</text:p>
          </table:table-cell>
          <table:table-cell table:formula="of:=[.C93]/[.G93]" office:value-type="float" office:value="43.0979333194163" calcext:value-type="float">
            <text:p>43.0979333194</text:p>
          </table:table-cell>
          <table:table-cell table:formula="of:=[.J93]/[.K93]" office:value-type="float" office:value="4187.52098070313" calcext:value-type="float">
            <text:p>4187.5209807031</text:p>
          </table:table-cell>
          <table:table-cell table:formula="of:=1/[.L93]" office:value-type="float" office:value="0.000238804773661597" calcext:value-type="float">
            <text:p>0.0002388048</text:p>
          </table:table-cell>
          <table:table-cell table:formula="of:=[.J93]/[.G93]" office:value-type="float" office:value="60765.8974134506" calcext:value-type="float">
            <text:p>60765.8974134506</text:p>
          </table:table-cell>
          <table:table-cell table:formula="of:=1/[.N93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93" calcext:value-type="float">
            <text:p>9.30E+0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2046" calcext:value-type="float">
            <text:p>712046</text:p>
          </table:table-cell>
          <table:table-cell office:value-type="float" office:value="981436" calcext:value-type="float">
            <text:p>981436</text:p>
          </table:table-cell>
          <table:table-cell office:value-type="float" office:value="27.5349" calcext:value-type="float">
            <text:p>27.5349</text:p>
          </table:table-cell>
          <table:table-cell table:formula="of:=[.E94]/[.G94]+(210-[.D94])*5" office:value-type="float" office:value="25859.7634275047" calcext:value-type="float">
            <text:p>25859.7634275047</text:p>
          </table:table-cell>
          <table:table-cell table:formula="of:=[.F94]/[.G94]+(210-[.D94])*1" office:value-type="float" office:value="35643.3471703184" calcext:value-type="float">
            <text:p>35643.3471703184</text:p>
          </table:table-cell>
          <table:table-cell table:formula="of:=([.H94]+[.I94])*[.G94]" office:value-type="float" office:value="1693482" calcext:value-type="float">
            <text:p>1693482</text:p>
          </table:table-cell>
          <table:table-cell table:formula="of:=[.C94]/[.G94]" office:value-type="float" office:value="46.4864590029381" calcext:value-type="float">
            <text:p>46.4864590029</text:p>
          </table:table-cell>
          <table:table-cell table:formula="of:=[.J94]/[.K94]" office:value-type="float" office:value="36429.5761889062" calcext:value-type="float">
            <text:p>36429.5761889062</text:p>
          </table:table-cell>
          <table:table-cell table:formula="of:=1/[.L94]" office:value-type="float" office:value="0.0000274502232695347" calcext:value-type="float">
            <text:p>2.74502232695347E-05</text:p>
          </table:table-cell>
          <table:table-cell table:formula="of:=[.J94]/[.G94]" office:value-type="float" office:value="61503.1105978231" calcext:value-type="float">
            <text:p>61503.1105978231</text:p>
          </table:table-cell>
          <table:table-cell table:formula="of:=1/[.N94]" office:value-type="float" office:value="0.0000162593402232796" calcext:value-type="float">
            <text:p>1.62593402232796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94" calcext:value-type="float">
            <text:p>9.40E+0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2046" calcext:value-type="float">
            <text:p>712046</text:p>
          </table:table-cell>
          <table:table-cell office:value-type="float" office:value="981436" calcext:value-type="float">
            <text:p>981436</text:p>
          </table:table-cell>
          <table:table-cell office:value-type="float" office:value="27.5349" calcext:value-type="float">
            <text:p>27.5349</text:p>
          </table:table-cell>
          <table:table-cell table:formula="of:=[.E95]/[.G95]+(210-[.D95])*5" office:value-type="float" office:value="25859.7634275047" calcext:value-type="float">
            <text:p>25859.7634275047</text:p>
          </table:table-cell>
          <table:table-cell table:formula="of:=[.F95]/[.G95]+(210-[.D95])*1" office:value-type="float" office:value="35643.3471703184" calcext:value-type="float">
            <text:p>35643.3471703184</text:p>
          </table:table-cell>
          <table:table-cell table:formula="of:=([.H95]+[.I95])*[.G95]" office:value-type="float" office:value="1693482" calcext:value-type="float">
            <text:p>1693482</text:p>
          </table:table-cell>
          <table:table-cell table:formula="of:=[.C95]/[.G95]" office:value-type="float" office:value="46.4864590029381" calcext:value-type="float">
            <text:p>46.4864590029</text:p>
          </table:table-cell>
          <table:table-cell table:formula="of:=[.J95]/[.K95]" office:value-type="float" office:value="36429.5761889062" calcext:value-type="float">
            <text:p>36429.5761889062</text:p>
          </table:table-cell>
          <table:table-cell table:formula="of:=1/[.L95]" office:value-type="float" office:value="0.0000274502232695347" calcext:value-type="float">
            <text:p>2.74502232695347E-05</text:p>
          </table:table-cell>
          <table:table-cell table:formula="of:=[.J95]/[.G95]" office:value-type="float" office:value="61503.1105978231" calcext:value-type="float">
            <text:p>61503.1105978231</text:p>
          </table:table-cell>
          <table:table-cell table:formula="of:=1/[.N95]" office:value-type="float" office:value="0.0000162593402232796" calcext:value-type="float">
            <text:p>1.62593402232796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95" calcext:value-type="float">
            <text:p>9.5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96]/[.G96]+(210-[.D96])*5" office:value-type="float" office:value="25549.8353524266" calcext:value-type="float">
            <text:p>25549.8353524266</text:p>
          </table:table-cell>
          <table:table-cell table:formula="of:=[.F96]/[.G96]+(210-[.D96])*1" office:value-type="float" office:value="35216.062061024" calcext:value-type="float">
            <text:p>35216.062061024</text:p>
          </table:table-cell>
          <table:table-cell table:formula="of:=([.H96]+[.I96])*[.G96]" office:value-type="float" office:value="180473.5" calcext:value-type="float">
            <text:p>180473.5</text:p>
          </table:table-cell>
          <table:table-cell table:formula="of:=[.C96]/[.G96]" office:value-type="float" office:value="43.0979333194163" calcext:value-type="float">
            <text:p>43.0979333194</text:p>
          </table:table-cell>
          <table:table-cell table:formula="of:=[.J96]/[.K96]" office:value-type="float" office:value="4187.52098070313" calcext:value-type="float">
            <text:p>4187.5209807031</text:p>
          </table:table-cell>
          <table:table-cell table:formula="of:=1/[.L96]" office:value-type="float" office:value="0.000238804773661597" calcext:value-type="float">
            <text:p>0.0002388048</text:p>
          </table:table-cell>
          <table:table-cell table:formula="of:=[.J96]/[.G96]" office:value-type="float" office:value="60765.8974134506" calcext:value-type="float">
            <text:p>60765.8974134506</text:p>
          </table:table-cell>
          <table:table-cell table:formula="of:=1/[.N96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5" office:value-type="float" office:value="420.063085644531" calcext:value-type="float">
            <text:p>4.20E+02</text:p>
          </table:table-cell>
          <table:table-cell table:style-name="ce5" office:value-type="float" office:value="96" calcext:value-type="float">
            <text:p>9.6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97]/[.G97]+(210-[.D97])*5" office:value-type="float" office:value="25549.8353524266" calcext:value-type="float">
            <text:p>25549.8353524266</text:p>
          </table:table-cell>
          <table:table-cell table:formula="of:=[.F97]/[.G97]+(210-[.D97])*1" office:value-type="float" office:value="35216.062061024" calcext:value-type="float">
            <text:p>35216.062061024</text:p>
          </table:table-cell>
          <table:table-cell table:formula="of:=([.H97]+[.I97])*[.G97]" office:value-type="float" office:value="180473.5" calcext:value-type="float">
            <text:p>180473.5</text:p>
          </table:table-cell>
          <table:table-cell table:formula="of:=[.C97]/[.G97]" office:value-type="float" office:value="43.0979333194163" calcext:value-type="float">
            <text:p>43.0979333194</text:p>
          </table:table-cell>
          <table:table-cell table:formula="of:=[.J97]/[.K97]" office:value-type="float" office:value="4187.52098070313" calcext:value-type="float">
            <text:p>4187.5209807031</text:p>
          </table:table-cell>
          <table:table-cell table:formula="of:=1/[.L97]" office:value-type="float" office:value="0.000238804773661597" calcext:value-type="float">
            <text:p>0.0002388048</text:p>
          </table:table-cell>
          <table:table-cell table:formula="of:=[.J97]/[.G97]" office:value-type="float" office:value="60765.8974134506" calcext:value-type="float">
            <text:p>60765.8974134506</text:p>
          </table:table-cell>
          <table:table-cell table:formula="of:=1/[.N97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</table:table>
      <table:table table:name="gmc" table:style-name="ta1">
        <table:table-column table:style-name="co1" table:number-columns-repeated="7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arrivalRate</text:p>
          </table:table-cell>
          <table:table-cell office:value-type="string" calcext:value-type="string">
            <text:p>taskNo</text:p>
          </table:table-cell>
          <table:table-cell office:value-type="string" calcext:value-type="string">
            <text:p>workload</text:p>
          </table:table-cell>
          <table:table-cell office:value-type="string" calcext:value-type="string">
            <text:p>machines</text:p>
          </table:table-cell>
          <table:table-cell office:value-type="string" calcext:value-type="string">
            <text:p>cpuEnergy</text:p>
          </table:table-cell>
          <table:table-cell office:value-type="string" calcext:value-type="string">
            <text:p>acEnergy</text:p>
          </table:table-cell>
          <table:table-cell office:value-type="string" calcext:value-type="string">
            <text:p>responseTime</text:p>
          </table:table-cell>
          <table:table-cell office:value-type="string" calcext:value-type="string">
            <text:p>cpuPower</text:p>
          </table:table-cell>
          <table:table-cell office:value-type="string" calcext:value-type="string">
            <text:p>acPower</text:p>
          </table:table-cell>
          <table:table-cell office:value-type="string" calcext:value-type="string">
            <text:p>totalEnergy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energy per tp</text:p>
          </table:table-cell>
          <table:table-cell office:value-type="string" calcext:value-type="string">
            <text:p>tp per energy</text:p>
          </table:table-cell>
          <table:table-cell office:value-type="string" calcext:value-type="string">
            <text:p>energy per rt</text:p>
          </table:table-cell>
          <table:table-cell office:value-type="string" calcext:value-type="string">
            <text:p>rt per energy</text:p>
          </table:table-cell>
          <table:table-cell office:value-type="string" calcext:value-type="string">
            <text:p>avgCPUPower</text:p>
          </table:table-cell>
          <table:table-cell office:value-type="string" calcext:value-type="string">
            <text:p>avgACPower</text:p>
          </table:table-cell>
          <table:table-cell office:value-type="string" calcext:value-type="string">
            <text:p>avgTotalEnergy</text:p>
          </table:table-cell>
          <table:table-cell office:value-type="string" calcext:value-type="string">
            <text:p>avgTP</text:p>
          </table:table-cell>
          <table:table-cell office:value-type="string" calcext:value-type="string">
            <text:p>avgRT</text:p>
          </table:table-cell>
          <table:table-cell office:value-type="string" calcext:value-type="string">
            <text:p>avgEpTP</text:p>
          </table:table-cell>
          <table:table-cell office:value-type="string" calcext:value-type="string">
            <text:p>avgTPpE</text:p>
          </table:table-cell>
          <table:table-cell office:value-type="string" calcext:value-type="string">
            <text:p>avgEpRT</text:p>
          </table:table-cell>
          <table:table-cell office:value-type="string" calcext:value-type="string">
            <text:p>avgRTpE</text:p>
          </table:table-cell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table:style-name="ce5" office:value-type="float" office:value="1332.49" calcext:value-type="float">
            <text:p>1.33E+03</text:p>
          </table:table-cell>
          <table:table-cell office:value-type="float" office:value="2.57455" calcext:value-type="float">
            <text:p>2.57455</text:p>
          </table:table-cell>
          <table:table-cell table:formula="of:=[.E2]/[.G2]+(210-[.D2])*5" office:value-type="float" office:value="1410.49979608087" calcext:value-type="float">
            <text:p>1410.4997960809</text:p>
          </table:table-cell>
          <table:table-cell table:formula="of:=[.F2]/[.G2]+(210-[.D2])*1" office:value-type="float" office:value="724.562292439456" calcext:value-type="float">
            <text:p>724.5622924395</text:p>
          </table:table-cell>
          <table:table-cell table:formula="of:=([.H2]+[.I2])*[.G2]" office:value-type="float" office:value="5496.8241" calcext:value-type="float">
            <text:p>5496.8241</text:p>
          </table:table-cell>
          <table:table-cell table:formula="of:=[.C2]/[.G2]" office:value-type="float" office:value="49.7174263463518" calcext:value-type="float">
            <text:p>49.7174263464</text:p>
          </table:table-cell>
          <table:table-cell table:formula="of:=[.J2]/[.K2]" office:value-type="float" office:value="110.561316301992" calcext:value-type="float">
            <text:p>110.561316302</text:p>
          </table:table-cell>
          <table:table-cell table:formula="of:=1/[.L2]" office:value-type="float" office:value="0.00904475483331398" calcext:value-type="float">
            <text:p>0.0090447548</text:p>
          </table:table-cell>
          <table:table-cell table:formula="of:=[.J2]/[.G2]" office:value-type="float" office:value="2135.06208852032" calcext:value-type="float">
            <text:p>2135.0620885203</text:p>
          </table:table-cell>
          <table:table-cell table:formula="of:=1/[.N2]" office:value-type="float" office:value="0.000468370454131869" calcext:value-type="float">
            <text:p>0.0004683705</text:p>
          </table:table-cell>
          <table:table-cell table:formula="of:=AVERAGE([.H2:.H97])" office:value-type="float" office:value="2170.42150368766" calcext:value-type="float">
            <text:p>2170.4215036877</text:p>
          </table:table-cell>
          <table:table-cell table:formula="of:=AVERAGE([.I2:.I97])" office:value-type="float" office:value="1801.44746629969" calcext:value-type="float">
            <text:p>1801.4474662997</text:p>
          </table:table-cell>
          <table:table-cell table:formula="of:=AVERAGE([.J2:.J97])" office:value-type="float" office:value="5799421.95666542" calcext:value-type="float">
            <text:p>5799421.95666542</text:p>
          </table:table-cell>
          <table:table-cell table:formula="of:=AVERAGE([.K2:.K97])" office:value-type="float" office:value="47.2157374907447" calcext:value-type="float">
            <text:p>47.2157374907</text:p>
          </table:table-cell>
          <table:table-cell table:formula="of:=AVERAGE([.G2:.G97])" office:value-type="float" office:value="488.992480625" calcext:value-type="float">
            <text:p>488.992480625</text:p>
          </table:table-cell>
          <table:table-cell table:formula="of:=AVERAGE([.L2:.L97])" office:value-type="float" office:value="367202.904942947" calcext:value-type="float">
            <text:p>367202.904942947</text:p>
          </table:table-cell>
          <table:table-cell table:formula="of:=AVERAGE([.M2:.M97])" office:value-type="float" office:value="0.00457859275842295" calcext:value-type="float">
            <text:p>0.0045785928</text:p>
          </table:table-cell>
          <table:table-cell table:formula="of:=AVERAGE([.N2:.N97])" office:value-type="float" office:value="3971.86896998735" calcext:value-type="float">
            <text:p>3971.8689699874</text:p>
          </table:table-cell>
          <table:table-cell table:formula="of:=AVERAGE([.O2:.O97])" office:value-type="float" office:value="0.00035849809816772" calcext:value-type="float">
            <text:p>0.0003584981</text:p>
          </table:table-cell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table:style-name="ce5" office:value-type="float" office:value="33" calcext:value-type="float">
            <text:p>3.30E+01</text:p>
          </table:table-cell>
          <table:table-cell table:style-name="ce5" office:value-type="float" office:value="9863050" calcext:value-type="float">
            <text:p>9.86E+06</text:p>
          </table:table-cell>
          <table:table-cell table:style-name="ce5" office:value-type="float" office:value="13594600" calcext:value-type="float">
            <text:p>1.36E+07</text:p>
          </table:table-cell>
          <table:table-cell office:value-type="float" office:value="2009.58" calcext:value-type="float">
            <text:p>2009.58</text:p>
          </table:table-cell>
          <table:table-cell table:formula="of:=[.E3]/[.G3]+(210-[.D3])*5" office:value-type="float" office:value="5793.01560525085" calcext:value-type="float">
            <text:p>5793.0156052509</text:p>
          </table:table-cell>
          <table:table-cell table:formula="of:=[.F3]/[.G3]+(210-[.D3])*1" office:value-type="float" office:value="6941.8961474537" calcext:value-type="float">
            <text:p>6941.8961474537</text:p>
          </table:table-cell>
          <table:table-cell table:formula="of:=([.H3]+[.I3])*[.G3]" office:value-type="float" office:value="25591823.96" calcext:value-type="float">
            <text:p>25591823.96</text:p>
          </table:table-cell>
          <table:table-cell table:formula="of:=[.C3]/[.G3]" office:value-type="float" office:value="25.4779605688751" calcext:value-type="float">
            <text:p>25.4779605689</text:p>
          </table:table-cell>
          <table:table-cell table:formula="of:=[.J3]/[.K3]" office:value-type="float" office:value="1004469.09362377" calcext:value-type="float">
            <text:p>1004469.09362377</text:p>
          </table:table-cell>
          <table:table-cell table:formula="of:=1/[.L3]" office:value-type="float" office:value="0.000000995550790310887" calcext:value-type="float">
            <text:p>9.95550790310887E-07</text:p>
          </table:table-cell>
          <table:table-cell table:formula="of:=[.J3]/[.G3]" office:value-type="float" office:value="12734.9117527045" calcext:value-type="float">
            <text:p>12734.9117527045</text:p>
          </table:table-cell>
          <table:table-cell table:formula="of:=1/[.N3]" office:value-type="float" office:value="0.0000785242975702307" calcext:value-type="float">
            <text:p>7.85242975702307E-05</text:p>
          </table:table-cell>
          <table:table-cell/>
          <table:table-cell table:formula="of:=[.Q2]/[.P2]" office:value-type="float" office:value="0.82999890262741" calcext:value-type="float">
            <text:p>0.8299989026</text:p>
          </table:table-cell>
          <table:table-cell table:formula="of:=[.R2]/360000" office:value-type="float" office:value="16.1095054351817" calcext:value-type="float">
            <text:p>16.1095054352</text:p>
          </table:table-cell>
          <table:table-cell table:number-columns-repeated="6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4]/[.G4]+(210-[.D4])*5" office:value-type="float" office:value="1473.8475342853" calcext:value-type="float">
            <text:p>1473.8475342853</text:p>
          </table:table-cell>
          <table:table-cell table:formula="of:=[.F4]/[.G4]+(210-[.D4])*1" office:value-type="float" office:value="811.877463787358" calcext:value-type="float">
            <text:p>811.8774637874</text:p>
          </table:table-cell>
          <table:table-cell table:formula="of:=([.H4]+[.I4])*[.G4]" office:value-type="float" office:value="10673.51288" calcext:value-type="float">
            <text:p>10673.51288</text:p>
          </table:table-cell>
          <table:table-cell table:formula="of:=[.C4]/[.G4]" office:value-type="float" office:value="54.8222132755416" calcext:value-type="float">
            <text:p>54.8222132755</text:p>
          </table:table-cell>
          <table:table-cell table:formula="of:=[.J4]/[.K4]" office:value-type="float" office:value="194.693213613138" calcext:value-type="float">
            <text:p>194.6932136131</text:p>
          </table:table-cell>
          <table:table-cell table:formula="of:=1/[.L4]" office:value-type="float" office:value="0.00513628585938818" calcext:value-type="float">
            <text:p>0.0051362859</text:p>
          </table:table-cell>
          <table:table-cell table:formula="of:=[.J4]/[.G4]" office:value-type="float" office:value="2285.72499807266" calcext:value-type="float">
            <text:p>2285.7249980727</text:p>
          </table:table-cell>
          <table:table-cell table:formula="of:=1/[.N4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" calcext:value-type="float">
            <text:p>4</text:p>
          </table:table-cell>
          <table:table-cell office:value-type="float" office:value="102400" calcext:value-type="float">
            <text:p>102400</text:p>
          </table:table-cell>
          <table:table-cell office:value-type="float" office:value="33" calcext:value-type="float">
            <text:p>33</text:p>
          </table:table-cell>
          <table:table-cell table:style-name="ce5" office:value-type="float" office:value="38227400" calcext:value-type="float">
            <text:p>3.82E+07</text:p>
          </table:table-cell>
          <table:table-cell table:style-name="ce5" office:value-type="float" office:value="52690100" calcext:value-type="float">
            <text:p>5.27E+07</text:p>
          </table:table-cell>
          <table:table-cell office:value-type="float" office:value="7619.31" calcext:value-type="float">
            <text:p>7619.31</text:p>
          </table:table-cell>
          <table:table-cell table:formula="of:=[.E5]/[.G5]+(210-[.D5])*5" office:value-type="float" office:value="5902.17347108859" calcext:value-type="float">
            <text:p>5902.1734710886</text:p>
          </table:table-cell>
          <table:table-cell table:formula="of:=[.F5]/[.G5]+(210-[.D5])*1" office:value-type="float" office:value="7092.3374780656" calcext:value-type="float">
            <text:p>7092.3374780656</text:p>
          </table:table-cell>
          <table:table-cell table:formula="of:=([.H5]+[.I5])*[.G5]" office:value-type="float" office:value="99009207.22" calcext:value-type="float">
            <text:p>99009207.22</text:p>
          </table:table-cell>
          <table:table-cell table:formula="of:=[.C5]/[.G5]" office:value-type="float" office:value="13.4395371759385" calcext:value-type="float">
            <text:p>13.4395371759</text:p>
          </table:table-cell>
          <table:table-cell table:formula="of:=[.J5]/[.K5]" office:value-type="float" office:value="7367010.18225994" calcext:value-type="float">
            <text:p>7367010.18225994</text:p>
          </table:table-cell>
          <table:table-cell table:formula="of:=1/[.L5]" office:value-type="float" office:value="0.000000135740276619685" calcext:value-type="float">
            <text:p>1.35740276619685E-07</text:p>
          </table:table-cell>
          <table:table-cell table:formula="of:=[.J5]/[.G5]" office:value-type="float" office:value="12994.5109491542" calcext:value-type="float">
            <text:p>12994.5109491542</text:p>
          </table:table-cell>
          <table:table-cell table:formula="of:=1/[.N5]" office:value-type="float" office:value="0.0000769555702336832" calcext:value-type="float">
            <text:p>7.69555702336832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" calcext:value-type="float">
            <text:p>5</text:p>
          </table:table-cell>
          <table:table-cell office:value-type="float" office:value="25600" calcext:value-type="float">
            <text:p>25600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2447630" calcext:value-type="float">
            <text:p>2.45E+06</text:p>
          </table:table-cell>
          <table:table-cell table:style-name="ce5" office:value-type="float" office:value="3373650" calcext:value-type="float">
            <text:p>3.37E+06</text:p>
          </table:table-cell>
          <table:table-cell office:value-type="float" office:value="881.984" calcext:value-type="float">
            <text:p>881.984</text:p>
          </table:table-cell>
          <table:table-cell table:formula="of:=[.E6]/[.G6]+(210-[.D6])*5" office:value-type="float" office:value="3730.14104564255" calcext:value-type="float">
            <text:p>3730.1410456426</text:p>
          </table:table-cell>
          <table:table-cell table:formula="of:=[.F6]/[.G6]+(210-[.D6])*1" office:value-type="float" office:value="4016.06938901386" calcext:value-type="float">
            <text:p>4016.0693890139</text:p>
          </table:table-cell>
          <table:table-cell table:formula="of:=([.H6]+[.I6])*[.G6]" office:value-type="float" office:value="6832033.664" calcext:value-type="float">
            <text:p>6832033.664</text:p>
          </table:table-cell>
          <table:table-cell table:formula="of:=[.C6]/[.G6]" office:value-type="float" office:value="29.0254698497932" calcext:value-type="float">
            <text:p>29.0254698498</text:p>
          </table:table-cell>
          <table:table-cell table:formula="of:=[.J6]/[.K6]" office:value-type="float" office:value="235380.63980896" calcext:value-type="float">
            <text:p>235380.63980896</text:p>
          </table:table-cell>
          <table:table-cell table:formula="of:=1/[.L6]" office:value-type="float" office:value="0.00000424843776791338" calcext:value-type="float">
            <text:p>4.24843776791338E-06</text:p>
          </table:table-cell>
          <table:table-cell table:formula="of:=[.J6]/[.G6]" office:value-type="float" office:value="7746.21043465641" calcext:value-type="float">
            <text:p>7746.2104346564</text:p>
          </table:table-cell>
          <table:table-cell table:formula="of:=1/[.N6]" office:value-type="float" office:value="0.000129095382630714" calcext:value-type="float">
            <text:p>0.00012909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7]/[.G7]+(210-[.D7])*5" office:value-type="float" office:value="1473.8475342853" calcext:value-type="float">
            <text:p>1473.8475342853</text:p>
          </table:table-cell>
          <table:table-cell table:formula="of:=[.F7]/[.G7]+(210-[.D7])*1" office:value-type="float" office:value="811.877463787358" calcext:value-type="float">
            <text:p>811.8774637874</text:p>
          </table:table-cell>
          <table:table-cell table:formula="of:=([.H7]+[.I7])*[.G7]" office:value-type="float" office:value="10673.51288" calcext:value-type="float">
            <text:p>10673.51288</text:p>
          </table:table-cell>
          <table:table-cell table:formula="of:=[.C7]/[.G7]" office:value-type="float" office:value="54.8222132755416" calcext:value-type="float">
            <text:p>54.8222132755</text:p>
          </table:table-cell>
          <table:table-cell table:formula="of:=[.J7]/[.K7]" office:value-type="float" office:value="194.693213613138" calcext:value-type="float">
            <text:p>194.6932136131</text:p>
          </table:table-cell>
          <table:table-cell table:formula="of:=1/[.L7]" office:value-type="float" office:value="0.00513628585938818" calcext:value-type="float">
            <text:p>0.0051362859</text:p>
          </table:table-cell>
          <table:table-cell table:formula="of:=[.J7]/[.G7]" office:value-type="float" office:value="2285.72499807266" calcext:value-type="float">
            <text:p>2285.7249980727</text:p>
          </table:table-cell>
          <table:table-cell table:formula="of:=1/[.N7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8]/[.G8]+(210-[.D8])*5" office:value-type="float" office:value="1568.8478827845" calcext:value-type="float">
            <text:p>1568.8478827845</text:p>
          </table:table-cell>
          <table:table-cell table:formula="of:=[.F8]/[.G8]+(210-[.D8])*1" office:value-type="float" office:value="942.819851148195" calcext:value-type="float">
            <text:p>942.8198511482</text:p>
          </table:table-cell>
          <table:table-cell table:formula="of:=([.H8]+[.I8])*[.G8]" office:value-type="float" office:value="59226.381" calcext:value-type="float">
            <text:p>59226.381</text:p>
          </table:table-cell>
          <table:table-cell table:formula="of:=[.C8]/[.G8]" office:value-type="float" office:value="54.282139903734" calcext:value-type="float">
            <text:p>54.2821399037</text:p>
          </table:table-cell>
          <table:table-cell table:formula="of:=[.J8]/[.K8]" office:value-type="float" office:value="1091.08412278945" calcext:value-type="float">
            <text:p>1091.0841227895</text:p>
          </table:table-cell>
          <table:table-cell table:formula="of:=1/[.L8]" office:value-type="float" office:value="0.000916519614861053" calcext:value-type="float">
            <text:p>0.0009165196</text:p>
          </table:table-cell>
          <table:table-cell table:formula="of:=[.J8]/[.G8]" office:value-type="float" office:value="2511.6677339327" calcext:value-type="float">
            <text:p>2511.6677339327</text:p>
          </table:table-cell>
          <table:table-cell table:formula="of:=1/[.N8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9]/[.G9]+(210-[.D9])*5" office:value-type="float" office:value="1473.8475342853" calcext:value-type="float">
            <text:p>1473.8475342853</text:p>
          </table:table-cell>
          <table:table-cell table:formula="of:=[.F9]/[.G9]+(210-[.D9])*1" office:value-type="float" office:value="811.877463787358" calcext:value-type="float">
            <text:p>811.8774637874</text:p>
          </table:table-cell>
          <table:table-cell table:formula="of:=([.H9]+[.I9])*[.G9]" office:value-type="float" office:value="10673.51288" calcext:value-type="float">
            <text:p>10673.51288</text:p>
          </table:table-cell>
          <table:table-cell table:formula="of:=[.C9]/[.G9]" office:value-type="float" office:value="54.8222132755416" calcext:value-type="float">
            <text:p>54.8222132755</text:p>
          </table:table-cell>
          <table:table-cell table:formula="of:=[.J9]/[.K9]" office:value-type="float" office:value="194.693213613138" calcext:value-type="float">
            <text:p>194.6932136131</text:p>
          </table:table-cell>
          <table:table-cell table:formula="of:=1/[.L9]" office:value-type="float" office:value="0.00513628585938818" calcext:value-type="float">
            <text:p>0.0051362859</text:p>
          </table:table-cell>
          <table:table-cell table:formula="of:=[.J9]/[.G9]" office:value-type="float" office:value="2285.72499807266" calcext:value-type="float">
            <text:p>2285.7249980727</text:p>
          </table:table-cell>
          <table:table-cell table:formula="of:=1/[.N9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" calcext:value-type="float">
            <text:p>9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0]/[.G10]+(210-[.D10])*5" office:value-type="float" office:value="1568.8478827845" calcext:value-type="float">
            <text:p>1568.8478827845</text:p>
          </table:table-cell>
          <table:table-cell table:formula="of:=[.F10]/[.G10]+(210-[.D10])*1" office:value-type="float" office:value="942.819851148195" calcext:value-type="float">
            <text:p>942.8198511482</text:p>
          </table:table-cell>
          <table:table-cell table:formula="of:=([.H10]+[.I10])*[.G10]" office:value-type="float" office:value="59226.381" calcext:value-type="float">
            <text:p>59226.381</text:p>
          </table:table-cell>
          <table:table-cell table:formula="of:=[.C10]/[.G10]" office:value-type="float" office:value="54.282139903734" calcext:value-type="float">
            <text:p>54.2821399037</text:p>
          </table:table-cell>
          <table:table-cell table:formula="of:=[.J10]/[.K10]" office:value-type="float" office:value="1091.08412278945" calcext:value-type="float">
            <text:p>1091.0841227895</text:p>
          </table:table-cell>
          <table:table-cell table:formula="of:=1/[.L10]" office:value-type="float" office:value="0.000916519614861053" calcext:value-type="float">
            <text:p>0.0009165196</text:p>
          </table:table-cell>
          <table:table-cell table:formula="of:=[.J10]/[.G10]" office:value-type="float" office:value="2511.6677339327" calcext:value-type="float">
            <text:p>2511.6677339327</text:p>
          </table:table-cell>
          <table:table-cell table:formula="of:=1/[.N10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11]/[.G11]+(210-[.D11])*5" office:value-type="float" office:value="1473.8475342853" calcext:value-type="float">
            <text:p>1473.8475342853</text:p>
          </table:table-cell>
          <table:table-cell table:formula="of:=[.F11]/[.G11]+(210-[.D11])*1" office:value-type="float" office:value="811.877463787358" calcext:value-type="float">
            <text:p>811.8774637874</text:p>
          </table:table-cell>
          <table:table-cell table:formula="of:=([.H11]+[.I11])*[.G11]" office:value-type="float" office:value="10673.51288" calcext:value-type="float">
            <text:p>10673.51288</text:p>
          </table:table-cell>
          <table:table-cell table:formula="of:=[.C11]/[.G11]" office:value-type="float" office:value="54.8222132755416" calcext:value-type="float">
            <text:p>54.8222132755</text:p>
          </table:table-cell>
          <table:table-cell table:formula="of:=[.J11]/[.K11]" office:value-type="float" office:value="194.693213613138" calcext:value-type="float">
            <text:p>194.6932136131</text:p>
          </table:table-cell>
          <table:table-cell table:formula="of:=1/[.L11]" office:value-type="float" office:value="0.00513628585938818" calcext:value-type="float">
            <text:p>0.0051362859</text:p>
          </table:table-cell>
          <table:table-cell table:formula="of:=[.J11]/[.G11]" office:value-type="float" office:value="2285.72499807266" calcext:value-type="float">
            <text:p>2285.7249980727</text:p>
          </table:table-cell>
          <table:table-cell table:formula="of:=1/[.N11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1" calcext:value-type="float">
            <text:p>11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2]/[.G12]+(210-[.D12])*5" office:value-type="float" office:value="1568.8478827845" calcext:value-type="float">
            <text:p>1568.8478827845</text:p>
          </table:table-cell>
          <table:table-cell table:formula="of:=[.F12]/[.G12]+(210-[.D12])*1" office:value-type="float" office:value="942.819851148195" calcext:value-type="float">
            <text:p>942.8198511482</text:p>
          </table:table-cell>
          <table:table-cell table:formula="of:=([.H12]+[.I12])*[.G12]" office:value-type="float" office:value="59226.381" calcext:value-type="float">
            <text:p>59226.381</text:p>
          </table:table-cell>
          <table:table-cell table:formula="of:=[.C12]/[.G12]" office:value-type="float" office:value="54.282139903734" calcext:value-type="float">
            <text:p>54.2821399037</text:p>
          </table:table-cell>
          <table:table-cell table:formula="of:=[.J12]/[.K12]" office:value-type="float" office:value="1091.08412278945" calcext:value-type="float">
            <text:p>1091.0841227895</text:p>
          </table:table-cell>
          <table:table-cell table:formula="of:=1/[.L12]" office:value-type="float" office:value="0.000916519614861053" calcext:value-type="float">
            <text:p>0.0009165196</text:p>
          </table:table-cell>
          <table:table-cell table:formula="of:=[.J12]/[.G12]" office:value-type="float" office:value="2511.6677339327" calcext:value-type="float">
            <text:p>2511.6677339327</text:p>
          </table:table-cell>
          <table:table-cell table:formula="of:=1/[.N12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2" calcext:value-type="float">
            <text:p>12</text:p>
          </table:table-cell>
          <table:table-cell office:value-type="float" office:value="51200" calcext:value-type="float">
            <text:p>51200</text:p>
          </table:table-cell>
          <table:table-cell office:value-type="float" office:value="33" calcext:value-type="float">
            <text:p>33</text:p>
          </table:table-cell>
          <table:table-cell table:style-name="ce5" office:value-type="float" office:value="9863050" calcext:value-type="float">
            <text:p>9.86E+06</text:p>
          </table:table-cell>
          <table:table-cell table:style-name="ce5" office:value-type="float" office:value="13594600" calcext:value-type="float">
            <text:p>1.36E+07</text:p>
          </table:table-cell>
          <table:table-cell office:value-type="float" office:value="2009.58" calcext:value-type="float">
            <text:p>2009.58</text:p>
          </table:table-cell>
          <table:table-cell table:formula="of:=[.E13]/[.G13]+(210-[.D13])*5" office:value-type="float" office:value="5793.01560525085" calcext:value-type="float">
            <text:p>5793.0156052509</text:p>
          </table:table-cell>
          <table:table-cell table:formula="of:=[.F13]/[.G13]+(210-[.D13])*1" office:value-type="float" office:value="6941.8961474537" calcext:value-type="float">
            <text:p>6941.8961474537</text:p>
          </table:table-cell>
          <table:table-cell table:formula="of:=([.H13]+[.I13])*[.G13]" office:value-type="float" office:value="25591823.96" calcext:value-type="float">
            <text:p>25591823.96</text:p>
          </table:table-cell>
          <table:table-cell table:formula="of:=[.C13]/[.G13]" office:value-type="float" office:value="25.4779605688751" calcext:value-type="float">
            <text:p>25.4779605689</text:p>
          </table:table-cell>
          <table:table-cell table:formula="of:=[.J13]/[.K13]" office:value-type="float" office:value="1004469.09362377" calcext:value-type="float">
            <text:p>1004469.09362377</text:p>
          </table:table-cell>
          <table:table-cell table:formula="of:=1/[.L13]" office:value-type="float" office:value="0.000000995550790310887" calcext:value-type="float">
            <text:p>9.95550790310887E-07</text:p>
          </table:table-cell>
          <table:table-cell table:formula="of:=[.J13]/[.G13]" office:value-type="float" office:value="12734.9117527045" calcext:value-type="float">
            <text:p>12734.9117527045</text:p>
          </table:table-cell>
          <table:table-cell table:formula="of:=1/[.N13]" office:value-type="float" office:value="0.0000785242975702307" calcext:value-type="float">
            <text:p>7.8524297570230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14]/[.G14]+(210-[.D14])*5" office:value-type="float" office:value="1473.8475342853" calcext:value-type="float">
            <text:p>1473.8475342853</text:p>
          </table:table-cell>
          <table:table-cell table:formula="of:=[.F14]/[.G14]+(210-[.D14])*1" office:value-type="float" office:value="811.877463787358" calcext:value-type="float">
            <text:p>811.8774637874</text:p>
          </table:table-cell>
          <table:table-cell table:formula="of:=([.H14]+[.I14])*[.G14]" office:value-type="float" office:value="10673.51288" calcext:value-type="float">
            <text:p>10673.51288</text:p>
          </table:table-cell>
          <table:table-cell table:formula="of:=[.C14]/[.G14]" office:value-type="float" office:value="54.8222132755416" calcext:value-type="float">
            <text:p>54.8222132755</text:p>
          </table:table-cell>
          <table:table-cell table:formula="of:=[.J14]/[.K14]" office:value-type="float" office:value="194.693213613138" calcext:value-type="float">
            <text:p>194.6932136131</text:p>
          </table:table-cell>
          <table:table-cell table:formula="of:=1/[.L14]" office:value-type="float" office:value="0.00513628585938818" calcext:value-type="float">
            <text:p>0.0051362859</text:p>
          </table:table-cell>
          <table:table-cell table:formula="of:=[.J14]/[.G14]" office:value-type="float" office:value="2285.72499807266" calcext:value-type="float">
            <text:p>2285.7249980727</text:p>
          </table:table-cell>
          <table:table-cell table:formula="of:=1/[.N14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15]/[.G15]+(210-[.D15])*5" office:value-type="float" office:value="1410.49979608087" calcext:value-type="float">
            <text:p>1410.4997960809</text:p>
          </table:table-cell>
          <table:table-cell table:formula="of:=[.F15]/[.G15]+(210-[.D15])*1" office:value-type="float" office:value="724.562292439456" calcext:value-type="float">
            <text:p>724.5622924395</text:p>
          </table:table-cell>
          <table:table-cell table:formula="of:=([.H15]+[.I15])*[.G15]" office:value-type="float" office:value="5496.8241" calcext:value-type="float">
            <text:p>5496.8241</text:p>
          </table:table-cell>
          <table:table-cell table:formula="of:=[.C15]/[.G15]" office:value-type="float" office:value="49.7174263463518" calcext:value-type="float">
            <text:p>49.7174263464</text:p>
          </table:table-cell>
          <table:table-cell table:formula="of:=[.J15]/[.K15]" office:value-type="float" office:value="110.561316301992" calcext:value-type="float">
            <text:p>110.561316302</text:p>
          </table:table-cell>
          <table:table-cell table:formula="of:=1/[.L15]" office:value-type="float" office:value="0.00904475483331398" calcext:value-type="float">
            <text:p>0.0090447548</text:p>
          </table:table-cell>
          <table:table-cell table:formula="of:=[.J15]/[.G15]" office:value-type="float" office:value="2135.06208852032" calcext:value-type="float">
            <text:p>2135.0620885203</text:p>
          </table:table-cell>
          <table:table-cell table:formula="of:=1/[.N15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16]/[.G16]+(210-[.D16])*5" office:value-type="float" office:value="1410.49979608087" calcext:value-type="float">
            <text:p>1410.4997960809</text:p>
          </table:table-cell>
          <table:table-cell table:formula="of:=[.F16]/[.G16]+(210-[.D16])*1" office:value-type="float" office:value="724.562292439456" calcext:value-type="float">
            <text:p>724.5622924395</text:p>
          </table:table-cell>
          <table:table-cell table:formula="of:=([.H16]+[.I16])*[.G16]" office:value-type="float" office:value="5496.8241" calcext:value-type="float">
            <text:p>5496.8241</text:p>
          </table:table-cell>
          <table:table-cell table:formula="of:=[.C16]/[.G16]" office:value-type="float" office:value="49.7174263463518" calcext:value-type="float">
            <text:p>49.7174263464</text:p>
          </table:table-cell>
          <table:table-cell table:formula="of:=[.J16]/[.K16]" office:value-type="float" office:value="110.561316301992" calcext:value-type="float">
            <text:p>110.561316302</text:p>
          </table:table-cell>
          <table:table-cell table:formula="of:=1/[.L16]" office:value-type="float" office:value="0.00904475483331398" calcext:value-type="float">
            <text:p>0.0090447548</text:p>
          </table:table-cell>
          <table:table-cell table:formula="of:=[.J16]/[.G16]" office:value-type="float" office:value="2135.06208852032" calcext:value-type="float">
            <text:p>2135.0620885203</text:p>
          </table:table-cell>
          <table:table-cell table:formula="of:=1/[.N16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7]/[.G17]+(210-[.D17])*5" office:value-type="float" office:value="1568.8478827845" calcext:value-type="float">
            <text:p>1568.8478827845</text:p>
          </table:table-cell>
          <table:table-cell table:formula="of:=[.F17]/[.G17]+(210-[.D17])*1" office:value-type="float" office:value="942.819851148195" calcext:value-type="float">
            <text:p>942.8198511482</text:p>
          </table:table-cell>
          <table:table-cell table:formula="of:=([.H17]+[.I17])*[.G17]" office:value-type="float" office:value="59226.381" calcext:value-type="float">
            <text:p>59226.381</text:p>
          </table:table-cell>
          <table:table-cell table:formula="of:=[.C17]/[.G17]" office:value-type="float" office:value="54.282139903734" calcext:value-type="float">
            <text:p>54.2821399037</text:p>
          </table:table-cell>
          <table:table-cell table:formula="of:=[.J17]/[.K17]" office:value-type="float" office:value="1091.08412278945" calcext:value-type="float">
            <text:p>1091.0841227895</text:p>
          </table:table-cell>
          <table:table-cell table:formula="of:=1/[.L17]" office:value-type="float" office:value="0.000916519614861053" calcext:value-type="float">
            <text:p>0.0009165196</text:p>
          </table:table-cell>
          <table:table-cell table:formula="of:=[.J17]/[.G17]" office:value-type="float" office:value="2511.6677339327" calcext:value-type="float">
            <text:p>2511.6677339327</text:p>
          </table:table-cell>
          <table:table-cell table:formula="of:=1/[.N17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18]/[.G18]+(210-[.D18])*5" office:value-type="float" office:value="1410.49979608087" calcext:value-type="float">
            <text:p>1410.4997960809</text:p>
          </table:table-cell>
          <table:table-cell table:formula="of:=[.F18]/[.G18]+(210-[.D18])*1" office:value-type="float" office:value="724.562292439456" calcext:value-type="float">
            <text:p>724.5622924395</text:p>
          </table:table-cell>
          <table:table-cell table:formula="of:=([.H18]+[.I18])*[.G18]" office:value-type="float" office:value="5496.8241" calcext:value-type="float">
            <text:p>5496.8241</text:p>
          </table:table-cell>
          <table:table-cell table:formula="of:=[.C18]/[.G18]" office:value-type="float" office:value="49.7174263463518" calcext:value-type="float">
            <text:p>49.7174263464</text:p>
          </table:table-cell>
          <table:table-cell table:formula="of:=[.J18]/[.K18]" office:value-type="float" office:value="110.561316301992" calcext:value-type="float">
            <text:p>110.561316302</text:p>
          </table:table-cell>
          <table:table-cell table:formula="of:=1/[.L18]" office:value-type="float" office:value="0.00904475483331398" calcext:value-type="float">
            <text:p>0.0090447548</text:p>
          </table:table-cell>
          <table:table-cell table:formula="of:=[.J18]/[.G18]" office:value-type="float" office:value="2135.06208852032" calcext:value-type="float">
            <text:p>2135.0620885203</text:p>
          </table:table-cell>
          <table:table-cell table:formula="of:=1/[.N18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8" calcext:value-type="float">
            <text:p>18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19]/[.G19]+(210-[.D19])*5" office:value-type="float" office:value="2335.52661305905" calcext:value-type="float">
            <text:p>2335.5266130591</text:p>
          </table:table-cell>
          <table:table-cell table:formula="of:=[.F19]/[.G19]+(210-[.D19])*1" office:value-type="float" office:value="2034.90805451924" calcext:value-type="float">
            <text:p>2034.9080545193</text:p>
          </table:table-cell>
          <table:table-cell table:formula="of:=([.H19]+[.I19])*[.G19]" office:value-type="float" office:value="588076.948" calcext:value-type="float">
            <text:p>588076.948</text:p>
          </table:table-cell>
          <table:table-cell table:formula="of:=[.C19]/[.G19]" office:value-type="float" office:value="47.5631326268226" calcext:value-type="float">
            <text:p>47.5631326268</text:p>
          </table:table-cell>
          <table:table-cell table:formula="of:=[.J19]/[.K19]" office:value-type="float" office:value="12364.1340576538" calcext:value-type="float">
            <text:p>12364.1340576538</text:p>
          </table:table-cell>
          <table:table-cell table:formula="of:=1/[.L19]" office:value-type="float" office:value="0.0000808790971803619" calcext:value-type="float">
            <text:p>8.08790971803619E-05</text:p>
          </table:table-cell>
          <table:table-cell table:formula="of:=[.J19]/[.G19]" office:value-type="float" office:value="4370.43466757829" calcext:value-type="float">
            <text:p>4370.4346675783</text:p>
          </table:table-cell>
          <table:table-cell table:formula="of:=1/[.N19]" office:value-type="float" office:value="0.000228810193049771" calcext:value-type="float">
            <text:p>0.000228810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0]/[.G20]+(210-[.D20])*5" office:value-type="float" office:value="1410.49979608087" calcext:value-type="float">
            <text:p>1410.4997960809</text:p>
          </table:table-cell>
          <table:table-cell table:formula="of:=[.F20]/[.G20]+(210-[.D20])*1" office:value-type="float" office:value="724.562292439456" calcext:value-type="float">
            <text:p>724.5622924395</text:p>
          </table:table-cell>
          <table:table-cell table:formula="of:=([.H20]+[.I20])*[.G20]" office:value-type="float" office:value="5496.8241" calcext:value-type="float">
            <text:p>5496.8241</text:p>
          </table:table-cell>
          <table:table-cell table:formula="of:=[.C20]/[.G20]" office:value-type="float" office:value="49.7174263463518" calcext:value-type="float">
            <text:p>49.7174263464</text:p>
          </table:table-cell>
          <table:table-cell table:formula="of:=[.J20]/[.K20]" office:value-type="float" office:value="110.561316301992" calcext:value-type="float">
            <text:p>110.561316302</text:p>
          </table:table-cell>
          <table:table-cell table:formula="of:=1/[.L20]" office:value-type="float" office:value="0.00904475483331398" calcext:value-type="float">
            <text:p>0.0090447548</text:p>
          </table:table-cell>
          <table:table-cell table:formula="of:=[.J20]/[.G20]" office:value-type="float" office:value="2135.06208852032" calcext:value-type="float">
            <text:p>2135.0620885203</text:p>
          </table:table-cell>
          <table:table-cell table:formula="of:=1/[.N20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0" calcext:value-type="float">
            <text:p>20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21]/[.G21]+(210-[.D21])*5" office:value-type="float" office:value="1568.8478827845" calcext:value-type="float">
            <text:p>1568.8478827845</text:p>
          </table:table-cell>
          <table:table-cell table:formula="of:=[.F21]/[.G21]+(210-[.D21])*1" office:value-type="float" office:value="942.819851148195" calcext:value-type="float">
            <text:p>942.8198511482</text:p>
          </table:table-cell>
          <table:table-cell table:formula="of:=([.H21]+[.I21])*[.G21]" office:value-type="float" office:value="59226.381" calcext:value-type="float">
            <text:p>59226.381</text:p>
          </table:table-cell>
          <table:table-cell table:formula="of:=[.C21]/[.G21]" office:value-type="float" office:value="54.282139903734" calcext:value-type="float">
            <text:p>54.2821399037</text:p>
          </table:table-cell>
          <table:table-cell table:formula="of:=[.J21]/[.K21]" office:value-type="float" office:value="1091.08412278945" calcext:value-type="float">
            <text:p>1091.0841227895</text:p>
          </table:table-cell>
          <table:table-cell table:formula="of:=1/[.L21]" office:value-type="float" office:value="0.000916519614861053" calcext:value-type="float">
            <text:p>0.0009165196</text:p>
          </table:table-cell>
          <table:table-cell table:formula="of:=[.J21]/[.G21]" office:value-type="float" office:value="2511.6677339327" calcext:value-type="float">
            <text:p>2511.6677339327</text:p>
          </table:table-cell>
          <table:table-cell table:formula="of:=1/[.N21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1" calcext:value-type="float">
            <text:p>21</text:p>
          </table:table-cell>
          <table:table-cell office:value-type="float" office:value="102400" calcext:value-type="float">
            <text:p>102400</text:p>
          </table:table-cell>
          <table:table-cell table:style-name="ce5" office:value-type="float" office:value="33" calcext:value-type="float">
            <text:p>3.30E+01</text:p>
          </table:table-cell>
          <table:table-cell table:style-name="ce5" office:value-type="float" office:value="38227400" calcext:value-type="float">
            <text:p>3.82E+07</text:p>
          </table:table-cell>
          <table:table-cell table:style-name="ce5" office:value-type="float" office:value="52690100" calcext:value-type="float">
            <text:p>5.27E+07</text:p>
          </table:table-cell>
          <table:table-cell office:value-type="float" office:value="7619.31" calcext:value-type="float">
            <text:p>7619.31</text:p>
          </table:table-cell>
          <table:table-cell table:formula="of:=[.E22]/[.G22]+(210-[.D22])*5" office:value-type="float" office:value="5902.17347108859" calcext:value-type="float">
            <text:p>5902.1734710886</text:p>
          </table:table-cell>
          <table:table-cell table:formula="of:=[.F22]/[.G22]+(210-[.D22])*1" office:value-type="float" office:value="7092.3374780656" calcext:value-type="float">
            <text:p>7092.3374780656</text:p>
          </table:table-cell>
          <table:table-cell table:formula="of:=([.H22]+[.I22])*[.G22]" office:value-type="float" office:value="99009207.22" calcext:value-type="float">
            <text:p>99009207.22</text:p>
          </table:table-cell>
          <table:table-cell table:formula="of:=[.C22]/[.G22]" office:value-type="float" office:value="13.4395371759385" calcext:value-type="float">
            <text:p>13.4395371759</text:p>
          </table:table-cell>
          <table:table-cell table:formula="of:=[.J22]/[.K22]" office:value-type="float" office:value="7367010.18225994" calcext:value-type="float">
            <text:p>7367010.18225994</text:p>
          </table:table-cell>
          <table:table-cell table:formula="of:=1/[.L22]" office:value-type="float" office:value="0.000000135740276619685" calcext:value-type="float">
            <text:p>1.35740276619685E-07</text:p>
          </table:table-cell>
          <table:table-cell table:formula="of:=[.J22]/[.G22]" office:value-type="float" office:value="12994.5109491542" calcext:value-type="float">
            <text:p>12994.5109491542</text:p>
          </table:table-cell>
          <table:table-cell table:formula="of:=1/[.N22]" office:value-type="float" office:value="0.0000769555702336832" calcext:value-type="float">
            <text:p>7.69555702336832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3]/[.G23]+(210-[.D23])*5" office:value-type="float" office:value="1410.49979608087" calcext:value-type="float">
            <text:p>1410.4997960809</text:p>
          </table:table-cell>
          <table:table-cell table:formula="of:=[.F23]/[.G23]+(210-[.D23])*1" office:value-type="float" office:value="724.562292439456" calcext:value-type="float">
            <text:p>724.5622924395</text:p>
          </table:table-cell>
          <table:table-cell table:formula="of:=([.H23]+[.I23])*[.G23]" office:value-type="float" office:value="5496.8241" calcext:value-type="float">
            <text:p>5496.8241</text:p>
          </table:table-cell>
          <table:table-cell table:formula="of:=[.C23]/[.G23]" office:value-type="float" office:value="49.7174263463518" calcext:value-type="float">
            <text:p>49.7174263464</text:p>
          </table:table-cell>
          <table:table-cell table:formula="of:=[.J23]/[.K23]" office:value-type="float" office:value="110.561316301992" calcext:value-type="float">
            <text:p>110.561316302</text:p>
          </table:table-cell>
          <table:table-cell table:formula="of:=1/[.L23]" office:value-type="float" office:value="0.00904475483331398" calcext:value-type="float">
            <text:p>0.0090447548</text:p>
          </table:table-cell>
          <table:table-cell table:formula="of:=[.J23]/[.G23]" office:value-type="float" office:value="2135.06208852032" calcext:value-type="float">
            <text:p>2135.0620885203</text:p>
          </table:table-cell>
          <table:table-cell table:formula="of:=1/[.N23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4]/[.G24]+(210-[.D24])*5" office:value-type="float" office:value="1410.49979608087" calcext:value-type="float">
            <text:p>1410.4997960809</text:p>
          </table:table-cell>
          <table:table-cell table:formula="of:=[.F24]/[.G24]+(210-[.D24])*1" office:value-type="float" office:value="724.562292439456" calcext:value-type="float">
            <text:p>724.5622924395</text:p>
          </table:table-cell>
          <table:table-cell table:formula="of:=([.H24]+[.I24])*[.G24]" office:value-type="float" office:value="5496.8241" calcext:value-type="float">
            <text:p>5496.8241</text:p>
          </table:table-cell>
          <table:table-cell table:formula="of:=[.C24]/[.G24]" office:value-type="float" office:value="49.7174263463518" calcext:value-type="float">
            <text:p>49.7174263464</text:p>
          </table:table-cell>
          <table:table-cell table:formula="of:=[.J24]/[.K24]" office:value-type="float" office:value="110.561316301992" calcext:value-type="float">
            <text:p>110.561316302</text:p>
          </table:table-cell>
          <table:table-cell table:formula="of:=1/[.L24]" office:value-type="float" office:value="0.00904475483331398" calcext:value-type="float">
            <text:p>0.0090447548</text:p>
          </table:table-cell>
          <table:table-cell table:formula="of:=[.J24]/[.G24]" office:value-type="float" office:value="2135.06208852032" calcext:value-type="float">
            <text:p>2135.0620885203</text:p>
          </table:table-cell>
          <table:table-cell table:formula="of:=1/[.N24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25]/[.G25]+(210-[.D25])*5" office:value-type="float" office:value="1473.8475342853" calcext:value-type="float">
            <text:p>1473.8475342853</text:p>
          </table:table-cell>
          <table:table-cell table:formula="of:=[.F25]/[.G25]+(210-[.D25])*1" office:value-type="float" office:value="811.877463787358" calcext:value-type="float">
            <text:p>811.8774637874</text:p>
          </table:table-cell>
          <table:table-cell table:formula="of:=([.H25]+[.I25])*[.G25]" office:value-type="float" office:value="10673.51288" calcext:value-type="float">
            <text:p>10673.51288</text:p>
          </table:table-cell>
          <table:table-cell table:formula="of:=[.C25]/[.G25]" office:value-type="float" office:value="54.8222132755416" calcext:value-type="float">
            <text:p>54.8222132755</text:p>
          </table:table-cell>
          <table:table-cell table:formula="of:=[.J25]/[.K25]" office:value-type="float" office:value="194.693213613138" calcext:value-type="float">
            <text:p>194.6932136131</text:p>
          </table:table-cell>
          <table:table-cell table:formula="of:=1/[.L25]" office:value-type="float" office:value="0.00513628585938818" calcext:value-type="float">
            <text:p>0.0051362859</text:p>
          </table:table-cell>
          <table:table-cell table:formula="of:=[.J25]/[.G25]" office:value-type="float" office:value="2285.72499807266" calcext:value-type="float">
            <text:p>2285.7249980727</text:p>
          </table:table-cell>
          <table:table-cell table:formula="of:=1/[.N25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5" calcext:value-type="float">
            <text:p>25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26]/[.G26]+(210-[.D26])*5" office:value-type="float" office:value="1568.8478827845" calcext:value-type="float">
            <text:p>1568.8478827845</text:p>
          </table:table-cell>
          <table:table-cell table:formula="of:=[.F26]/[.G26]+(210-[.D26])*1" office:value-type="float" office:value="942.819851148195" calcext:value-type="float">
            <text:p>942.8198511482</text:p>
          </table:table-cell>
          <table:table-cell table:formula="of:=([.H26]+[.I26])*[.G26]" office:value-type="float" office:value="59226.381" calcext:value-type="float">
            <text:p>59226.381</text:p>
          </table:table-cell>
          <table:table-cell table:formula="of:=[.C26]/[.G26]" office:value-type="float" office:value="54.282139903734" calcext:value-type="float">
            <text:p>54.2821399037</text:p>
          </table:table-cell>
          <table:table-cell table:formula="of:=[.J26]/[.K26]" office:value-type="float" office:value="1091.08412278945" calcext:value-type="float">
            <text:p>1091.0841227895</text:p>
          </table:table-cell>
          <table:table-cell table:formula="of:=1/[.L26]" office:value-type="float" office:value="0.000916519614861053" calcext:value-type="float">
            <text:p>0.0009165196</text:p>
          </table:table-cell>
          <table:table-cell table:formula="of:=[.J26]/[.G26]" office:value-type="float" office:value="2511.6677339327" calcext:value-type="float">
            <text:p>2511.6677339327</text:p>
          </table:table-cell>
          <table:table-cell table:formula="of:=1/[.N26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27]/[.G27]+(210-[.D27])*5" office:value-type="float" office:value="1473.8475342853" calcext:value-type="float">
            <text:p>1473.8475342853</text:p>
          </table:table-cell>
          <table:table-cell table:formula="of:=[.F27]/[.G27]+(210-[.D27])*1" office:value-type="float" office:value="811.877463787358" calcext:value-type="float">
            <text:p>811.8774637874</text:p>
          </table:table-cell>
          <table:table-cell table:formula="of:=([.H27]+[.I27])*[.G27]" office:value-type="float" office:value="10673.51288" calcext:value-type="float">
            <text:p>10673.51288</text:p>
          </table:table-cell>
          <table:table-cell table:formula="of:=[.C27]/[.G27]" office:value-type="float" office:value="54.8222132755416" calcext:value-type="float">
            <text:p>54.8222132755</text:p>
          </table:table-cell>
          <table:table-cell table:formula="of:=[.J27]/[.K27]" office:value-type="float" office:value="194.693213613138" calcext:value-type="float">
            <text:p>194.6932136131</text:p>
          </table:table-cell>
          <table:table-cell table:formula="of:=1/[.L27]" office:value-type="float" office:value="0.00513628585938818" calcext:value-type="float">
            <text:p>0.0051362859</text:p>
          </table:table-cell>
          <table:table-cell table:formula="of:=[.J27]/[.G27]" office:value-type="float" office:value="2285.72499807266" calcext:value-type="float">
            <text:p>2285.7249980727</text:p>
          </table:table-cell>
          <table:table-cell table:formula="of:=1/[.N27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7" calcext:value-type="float">
            <text:p>27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28]/[.G28]+(210-[.D28])*5" office:value-type="float" office:value="2335.52661305905" calcext:value-type="float">
            <text:p>2335.5266130591</text:p>
          </table:table-cell>
          <table:table-cell table:formula="of:=[.F28]/[.G28]+(210-[.D28])*1" office:value-type="float" office:value="2034.90805451924" calcext:value-type="float">
            <text:p>2034.9080545193</text:p>
          </table:table-cell>
          <table:table-cell table:formula="of:=([.H28]+[.I28])*[.G28]" office:value-type="float" office:value="588076.948" calcext:value-type="float">
            <text:p>588076.948</text:p>
          </table:table-cell>
          <table:table-cell table:formula="of:=[.C28]/[.G28]" office:value-type="float" office:value="47.5631326268226" calcext:value-type="float">
            <text:p>47.5631326268</text:p>
          </table:table-cell>
          <table:table-cell table:formula="of:=[.J28]/[.K28]" office:value-type="float" office:value="12364.1340576538" calcext:value-type="float">
            <text:p>12364.1340576538</text:p>
          </table:table-cell>
          <table:table-cell table:formula="of:=1/[.L28]" office:value-type="float" office:value="0.0000808790971803619" calcext:value-type="float">
            <text:p>8.08790971803619E-05</text:p>
          </table:table-cell>
          <table:table-cell table:formula="of:=[.J28]/[.G28]" office:value-type="float" office:value="4370.43466757829" calcext:value-type="float">
            <text:p>4370.4346675783</text:p>
          </table:table-cell>
          <table:table-cell table:formula="of:=1/[.N28]" office:value-type="float" office:value="0.000228810193049771" calcext:value-type="float">
            <text:p>0.000228810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8" calcext:value-type="float">
            <text:p>28</text:p>
          </table:table-cell>
          <table:table-cell office:value-type="float" office:value="25600" calcext:value-type="float">
            <text:p>25600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2447630" calcext:value-type="float">
            <text:p>2.45E+06</text:p>
          </table:table-cell>
          <table:table-cell table:style-name="ce5" office:value-type="float" office:value="3373650" calcext:value-type="float">
            <text:p>3.37E+06</text:p>
          </table:table-cell>
          <table:table-cell office:value-type="float" office:value="881.984" calcext:value-type="float">
            <text:p>881.984</text:p>
          </table:table-cell>
          <table:table-cell table:formula="of:=[.E29]/[.G29]+(210-[.D29])*5" office:value-type="float" office:value="3730.14104564255" calcext:value-type="float">
            <text:p>3730.1410456426</text:p>
          </table:table-cell>
          <table:table-cell table:formula="of:=[.F29]/[.G29]+(210-[.D29])*1" office:value-type="float" office:value="4016.06938901386" calcext:value-type="float">
            <text:p>4016.0693890139</text:p>
          </table:table-cell>
          <table:table-cell table:formula="of:=([.H29]+[.I29])*[.G29]" office:value-type="float" office:value="6832033.664" calcext:value-type="float">
            <text:p>6832033.664</text:p>
          </table:table-cell>
          <table:table-cell table:formula="of:=[.C29]/[.G29]" office:value-type="float" office:value="29.0254698497932" calcext:value-type="float">
            <text:p>29.0254698498</text:p>
          </table:table-cell>
          <table:table-cell table:formula="of:=[.J29]/[.K29]" office:value-type="float" office:value="235380.63980896" calcext:value-type="float">
            <text:p>235380.63980896</text:p>
          </table:table-cell>
          <table:table-cell table:formula="of:=1/[.L29]" office:value-type="float" office:value="0.00000424843776791338" calcext:value-type="float">
            <text:p>4.24843776791338E-06</text:p>
          </table:table-cell>
          <table:table-cell table:formula="of:=[.J29]/[.G29]" office:value-type="float" office:value="7746.21043465641" calcext:value-type="float">
            <text:p>7746.2104346564</text:p>
          </table:table-cell>
          <table:table-cell table:formula="of:=1/[.N29]" office:value-type="float" office:value="0.000129095382630714" calcext:value-type="float">
            <text:p>0.00012909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9" calcext:value-type="float">
            <text:p>2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0]/[.G30]+(210-[.D30])*5" office:value-type="float" office:value="1410.49979608087" calcext:value-type="float">
            <text:p>1410.4997960809</text:p>
          </table:table-cell>
          <table:table-cell table:formula="of:=[.F30]/[.G30]+(210-[.D30])*1" office:value-type="float" office:value="724.562292439456" calcext:value-type="float">
            <text:p>724.5622924395</text:p>
          </table:table-cell>
          <table:table-cell table:formula="of:=([.H30]+[.I30])*[.G30]" office:value-type="float" office:value="5496.8241" calcext:value-type="float">
            <text:p>5496.8241</text:p>
          </table:table-cell>
          <table:table-cell table:formula="of:=[.C30]/[.G30]" office:value-type="float" office:value="49.7174263463518" calcext:value-type="float">
            <text:p>49.7174263464</text:p>
          </table:table-cell>
          <table:table-cell table:formula="of:=[.J30]/[.K30]" office:value-type="float" office:value="110.561316301992" calcext:value-type="float">
            <text:p>110.561316302</text:p>
          </table:table-cell>
          <table:table-cell table:formula="of:=1/[.L30]" office:value-type="float" office:value="0.00904475483331398" calcext:value-type="float">
            <text:p>0.0090447548</text:p>
          </table:table-cell>
          <table:table-cell table:formula="of:=[.J30]/[.G30]" office:value-type="float" office:value="2135.06208852032" calcext:value-type="float">
            <text:p>2135.0620885203</text:p>
          </table:table-cell>
          <table:table-cell table:formula="of:=1/[.N30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1]/[.G31]+(210-[.D31])*5" office:value-type="float" office:value="1410.49979608087" calcext:value-type="float">
            <text:p>1410.4997960809</text:p>
          </table:table-cell>
          <table:table-cell table:formula="of:=[.F31]/[.G31]+(210-[.D31])*1" office:value-type="float" office:value="724.562292439456" calcext:value-type="float">
            <text:p>724.5622924395</text:p>
          </table:table-cell>
          <table:table-cell table:formula="of:=([.H31]+[.I31])*[.G31]" office:value-type="float" office:value="5496.8241" calcext:value-type="float">
            <text:p>5496.8241</text:p>
          </table:table-cell>
          <table:table-cell table:formula="of:=[.C31]/[.G31]" office:value-type="float" office:value="49.7174263463518" calcext:value-type="float">
            <text:p>49.7174263464</text:p>
          </table:table-cell>
          <table:table-cell table:formula="of:=[.J31]/[.K31]" office:value-type="float" office:value="110.561316301992" calcext:value-type="float">
            <text:p>110.561316302</text:p>
          </table:table-cell>
          <table:table-cell table:formula="of:=1/[.L31]" office:value-type="float" office:value="0.00904475483331398" calcext:value-type="float">
            <text:p>0.0090447548</text:p>
          </table:table-cell>
          <table:table-cell table:formula="of:=[.J31]/[.G31]" office:value-type="float" office:value="2135.06208852032" calcext:value-type="float">
            <text:p>2135.0620885203</text:p>
          </table:table-cell>
          <table:table-cell table:formula="of:=1/[.N31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1" calcext:value-type="float">
            <text:p>31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table:style-name="ce5" office:value-type="float" office:value="246767" calcext:value-type="float">
            <text:p>2.47E+05</text:p>
          </table:table-cell>
          <table:table-cell office:value-type="float" office:value="134.558" calcext:value-type="float">
            <text:p>134.558</text:p>
          </table:table-cell>
          <table:table-cell table:formula="of:=[.E32]/[.G32]+(210-[.D32])*5" office:value-type="float" office:value="2335.52661305905" calcext:value-type="float">
            <text:p>2335.5266130591</text:p>
          </table:table-cell>
          <table:table-cell table:formula="of:=[.F32]/[.G32]+(210-[.D32])*1" office:value-type="float" office:value="2034.90805451924" calcext:value-type="float">
            <text:p>2034.9080545193</text:p>
          </table:table-cell>
          <table:table-cell table:formula="of:=([.H32]+[.I32])*[.G32]" office:value-type="float" office:value="588076.948" calcext:value-type="float">
            <text:p>588076.948</text:p>
          </table:table-cell>
          <table:table-cell table:formula="of:=[.C32]/[.G32]" office:value-type="float" office:value="47.5631326268226" calcext:value-type="float">
            <text:p>47.5631326268</text:p>
          </table:table-cell>
          <table:table-cell table:formula="of:=[.J32]/[.K32]" office:value-type="float" office:value="12364.1340576538" calcext:value-type="float">
            <text:p>12364.1340576538</text:p>
          </table:table-cell>
          <table:table-cell table:formula="of:=1/[.L32]" office:value-type="float" office:value="0.0000808790971803619" calcext:value-type="float">
            <text:p>8.08790971803619E-05</text:p>
          </table:table-cell>
          <table:table-cell table:formula="of:=[.J32]/[.G32]" office:value-type="float" office:value="4370.43466757829" calcext:value-type="float">
            <text:p>4370.4346675783</text:p>
          </table:table-cell>
          <table:table-cell table:formula="of:=1/[.N32]" office:value-type="float" office:value="0.000228810193049771" calcext:value-type="float">
            <text:p>0.000228810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3]/[.G33]+(210-[.D33])*5" office:value-type="float" office:value="1410.49979608087" calcext:value-type="float">
            <text:p>1410.4997960809</text:p>
          </table:table-cell>
          <table:table-cell table:formula="of:=[.F33]/[.G33]+(210-[.D33])*1" office:value-type="float" office:value="724.562292439456" calcext:value-type="float">
            <text:p>724.5622924395</text:p>
          </table:table-cell>
          <table:table-cell table:formula="of:=([.H33]+[.I33])*[.G33]" office:value-type="float" office:value="5496.8241" calcext:value-type="float">
            <text:p>5496.8241</text:p>
          </table:table-cell>
          <table:table-cell table:formula="of:=[.C33]/[.G33]" office:value-type="float" office:value="49.7174263463518" calcext:value-type="float">
            <text:p>49.7174263464</text:p>
          </table:table-cell>
          <table:table-cell table:formula="of:=[.J33]/[.K33]" office:value-type="float" office:value="110.561316301992" calcext:value-type="float">
            <text:p>110.561316302</text:p>
          </table:table-cell>
          <table:table-cell table:formula="of:=1/[.L33]" office:value-type="float" office:value="0.00904475483331398" calcext:value-type="float">
            <text:p>0.0090447548</text:p>
          </table:table-cell>
          <table:table-cell table:formula="of:=[.J33]/[.G33]" office:value-type="float" office:value="2135.06208852032" calcext:value-type="float">
            <text:p>2135.0620885203</text:p>
          </table:table-cell>
          <table:table-cell table:formula="of:=1/[.N33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4]/[.G34]+(210-[.D34])*5" office:value-type="float" office:value="1410.49979608087" calcext:value-type="float">
            <text:p>1410.4997960809</text:p>
          </table:table-cell>
          <table:table-cell table:formula="of:=[.F34]/[.G34]+(210-[.D34])*1" office:value-type="float" office:value="724.562292439456" calcext:value-type="float">
            <text:p>724.5622924395</text:p>
          </table:table-cell>
          <table:table-cell table:formula="of:=([.H34]+[.I34])*[.G34]" office:value-type="float" office:value="5496.8241" calcext:value-type="float">
            <text:p>5496.8241</text:p>
          </table:table-cell>
          <table:table-cell table:formula="of:=[.C34]/[.G34]" office:value-type="float" office:value="49.7174263463518" calcext:value-type="float">
            <text:p>49.7174263464</text:p>
          </table:table-cell>
          <table:table-cell table:formula="of:=[.J34]/[.K34]" office:value-type="float" office:value="110.561316301992" calcext:value-type="float">
            <text:p>110.561316302</text:p>
          </table:table-cell>
          <table:table-cell table:formula="of:=1/[.L34]" office:value-type="float" office:value="0.00904475483331398" calcext:value-type="float">
            <text:p>0.0090447548</text:p>
          </table:table-cell>
          <table:table-cell table:formula="of:=[.J34]/[.G34]" office:value-type="float" office:value="2135.06208852032" calcext:value-type="float">
            <text:p>2135.0620885203</text:p>
          </table:table-cell>
          <table:table-cell table:formula="of:=1/[.N34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5]/[.G35]+(210-[.D35])*5" office:value-type="float" office:value="1410.49979608087" calcext:value-type="float">
            <text:p>1410.4997960809</text:p>
          </table:table-cell>
          <table:table-cell table:formula="of:=[.F35]/[.G35]+(210-[.D35])*1" office:value-type="float" office:value="724.562292439456" calcext:value-type="float">
            <text:p>724.5622924395</text:p>
          </table:table-cell>
          <table:table-cell table:formula="of:=([.H35]+[.I35])*[.G35]" office:value-type="float" office:value="5496.8241" calcext:value-type="float">
            <text:p>5496.8241</text:p>
          </table:table-cell>
          <table:table-cell table:formula="of:=[.C35]/[.G35]" office:value-type="float" office:value="49.7174263463518" calcext:value-type="float">
            <text:p>49.7174263464</text:p>
          </table:table-cell>
          <table:table-cell table:formula="of:=[.J35]/[.K35]" office:value-type="float" office:value="110.561316301992" calcext:value-type="float">
            <text:p>110.561316302</text:p>
          </table:table-cell>
          <table:table-cell table:formula="of:=1/[.L35]" office:value-type="float" office:value="0.00904475483331398" calcext:value-type="float">
            <text:p>0.0090447548</text:p>
          </table:table-cell>
          <table:table-cell table:formula="of:=[.J35]/[.G35]" office:value-type="float" office:value="2135.06208852032" calcext:value-type="float">
            <text:p>2135.0620885203</text:p>
          </table:table-cell>
          <table:table-cell table:formula="of:=1/[.N35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6]/[.G36]+(210-[.D36])*5" office:value-type="float" office:value="1410.49979608087" calcext:value-type="float">
            <text:p>1410.4997960809</text:p>
          </table:table-cell>
          <table:table-cell table:formula="of:=[.F36]/[.G36]+(210-[.D36])*1" office:value-type="float" office:value="724.562292439456" calcext:value-type="float">
            <text:p>724.5622924395</text:p>
          </table:table-cell>
          <table:table-cell table:formula="of:=([.H36]+[.I36])*[.G36]" office:value-type="float" office:value="5496.8241" calcext:value-type="float">
            <text:p>5496.8241</text:p>
          </table:table-cell>
          <table:table-cell table:formula="of:=[.C36]/[.G36]" office:value-type="float" office:value="49.7174263463518" calcext:value-type="float">
            <text:p>49.7174263464</text:p>
          </table:table-cell>
          <table:table-cell table:formula="of:=[.J36]/[.K36]" office:value-type="float" office:value="110.561316301992" calcext:value-type="float">
            <text:p>110.561316302</text:p>
          </table:table-cell>
          <table:table-cell table:formula="of:=1/[.L36]" office:value-type="float" office:value="0.00904475483331398" calcext:value-type="float">
            <text:p>0.0090447548</text:p>
          </table:table-cell>
          <table:table-cell table:formula="of:=[.J36]/[.G36]" office:value-type="float" office:value="2135.06208852032" calcext:value-type="float">
            <text:p>2135.0620885203</text:p>
          </table:table-cell>
          <table:table-cell table:formula="of:=1/[.N36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6" calcext:value-type="float">
            <text:p>36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37]/[.G37]+(210-[.D37])*5" office:value-type="float" office:value="1568.8478827845" calcext:value-type="float">
            <text:p>1568.8478827845</text:p>
          </table:table-cell>
          <table:table-cell table:formula="of:=[.F37]/[.G37]+(210-[.D37])*1" office:value-type="float" office:value="942.819851148195" calcext:value-type="float">
            <text:p>942.8198511482</text:p>
          </table:table-cell>
          <table:table-cell table:formula="of:=([.H37]+[.I37])*[.G37]" office:value-type="float" office:value="59226.381" calcext:value-type="float">
            <text:p>59226.381</text:p>
          </table:table-cell>
          <table:table-cell table:formula="of:=[.C37]/[.G37]" office:value-type="float" office:value="54.282139903734" calcext:value-type="float">
            <text:p>54.2821399037</text:p>
          </table:table-cell>
          <table:table-cell table:formula="of:=[.J37]/[.K37]" office:value-type="float" office:value="1091.08412278945" calcext:value-type="float">
            <text:p>1091.0841227895</text:p>
          </table:table-cell>
          <table:table-cell table:formula="of:=1/[.L37]" office:value-type="float" office:value="0.000916519614861053" calcext:value-type="float">
            <text:p>0.0009165196</text:p>
          </table:table-cell>
          <table:table-cell table:formula="of:=[.J37]/[.G37]" office:value-type="float" office:value="2511.6677339327" calcext:value-type="float">
            <text:p>2511.6677339327</text:p>
          </table:table-cell>
          <table:table-cell table:formula="of:=1/[.N37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8]/[.G38]+(210-[.D38])*5" office:value-type="float" office:value="1410.49979608087" calcext:value-type="float">
            <text:p>1410.4997960809</text:p>
          </table:table-cell>
          <table:table-cell table:formula="of:=[.F38]/[.G38]+(210-[.D38])*1" office:value-type="float" office:value="724.562292439456" calcext:value-type="float">
            <text:p>724.5622924395</text:p>
          </table:table-cell>
          <table:table-cell table:formula="of:=([.H38]+[.I38])*[.G38]" office:value-type="float" office:value="5496.8241" calcext:value-type="float">
            <text:p>5496.8241</text:p>
          </table:table-cell>
          <table:table-cell table:formula="of:=[.C38]/[.G38]" office:value-type="float" office:value="49.7174263463518" calcext:value-type="float">
            <text:p>49.7174263464</text:p>
          </table:table-cell>
          <table:table-cell table:formula="of:=[.J38]/[.K38]" office:value-type="float" office:value="110.561316301992" calcext:value-type="float">
            <text:p>110.561316302</text:p>
          </table:table-cell>
          <table:table-cell table:formula="of:=1/[.L38]" office:value-type="float" office:value="0.00904475483331398" calcext:value-type="float">
            <text:p>0.0090447548</text:p>
          </table:table-cell>
          <table:table-cell table:formula="of:=[.J38]/[.G38]" office:value-type="float" office:value="2135.06208852032" calcext:value-type="float">
            <text:p>2135.0620885203</text:p>
          </table:table-cell>
          <table:table-cell table:formula="of:=1/[.N38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8" calcext:value-type="float">
            <text:p>38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39]/[.G39]+(210-[.D39])*5" office:value-type="float" office:value="1473.8475342853" calcext:value-type="float">
            <text:p>1473.8475342853</text:p>
          </table:table-cell>
          <table:table-cell table:formula="of:=[.F39]/[.G39]+(210-[.D39])*1" office:value-type="float" office:value="811.877463787358" calcext:value-type="float">
            <text:p>811.8774637874</text:p>
          </table:table-cell>
          <table:table-cell table:formula="of:=([.H39]+[.I39])*[.G39]" office:value-type="float" office:value="10673.51288" calcext:value-type="float">
            <text:p>10673.51288</text:p>
          </table:table-cell>
          <table:table-cell table:formula="of:=[.C39]/[.G39]" office:value-type="float" office:value="54.8222132755416" calcext:value-type="float">
            <text:p>54.8222132755</text:p>
          </table:table-cell>
          <table:table-cell table:formula="of:=[.J39]/[.K39]" office:value-type="float" office:value="194.693213613138" calcext:value-type="float">
            <text:p>194.6932136131</text:p>
          </table:table-cell>
          <table:table-cell table:formula="of:=1/[.L39]" office:value-type="float" office:value="0.00513628585938818" calcext:value-type="float">
            <text:p>0.0051362859</text:p>
          </table:table-cell>
          <table:table-cell table:formula="of:=[.J39]/[.G39]" office:value-type="float" office:value="2285.72499807266" calcext:value-type="float">
            <text:p>2285.7249980727</text:p>
          </table:table-cell>
          <table:table-cell table:formula="of:=1/[.N39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0]/[.G40]+(210-[.D40])*5" office:value-type="float" office:value="1410.49979608087" calcext:value-type="float">
            <text:p>1410.4997960809</text:p>
          </table:table-cell>
          <table:table-cell table:formula="of:=[.F40]/[.G40]+(210-[.D40])*1" office:value-type="float" office:value="724.562292439456" calcext:value-type="float">
            <text:p>724.5622924395</text:p>
          </table:table-cell>
          <table:table-cell table:formula="of:=([.H40]+[.I40])*[.G40]" office:value-type="float" office:value="5496.8241" calcext:value-type="float">
            <text:p>5496.8241</text:p>
          </table:table-cell>
          <table:table-cell table:formula="of:=[.C40]/[.G40]" office:value-type="float" office:value="49.7174263463518" calcext:value-type="float">
            <text:p>49.7174263464</text:p>
          </table:table-cell>
          <table:table-cell table:formula="of:=[.J40]/[.K40]" office:value-type="float" office:value="110.561316301992" calcext:value-type="float">
            <text:p>110.561316302</text:p>
          </table:table-cell>
          <table:table-cell table:formula="of:=1/[.L40]" office:value-type="float" office:value="0.00904475483331398" calcext:value-type="float">
            <text:p>0.0090447548</text:p>
          </table:table-cell>
          <table:table-cell table:formula="of:=[.J40]/[.G40]" office:value-type="float" office:value="2135.06208852032" calcext:value-type="float">
            <text:p>2135.0620885203</text:p>
          </table:table-cell>
          <table:table-cell table:formula="of:=1/[.N40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1]/[.G41]+(210-[.D41])*5" office:value-type="float" office:value="1410.49979608087" calcext:value-type="float">
            <text:p>1410.4997960809</text:p>
          </table:table-cell>
          <table:table-cell table:formula="of:=[.F41]/[.G41]+(210-[.D41])*1" office:value-type="float" office:value="724.562292439456" calcext:value-type="float">
            <text:p>724.5622924395</text:p>
          </table:table-cell>
          <table:table-cell table:formula="of:=([.H41]+[.I41])*[.G41]" office:value-type="float" office:value="5496.8241" calcext:value-type="float">
            <text:p>5496.8241</text:p>
          </table:table-cell>
          <table:table-cell table:formula="of:=[.C41]/[.G41]" office:value-type="float" office:value="49.7174263463518" calcext:value-type="float">
            <text:p>49.7174263464</text:p>
          </table:table-cell>
          <table:table-cell table:formula="of:=[.J41]/[.K41]" office:value-type="float" office:value="110.561316301992" calcext:value-type="float">
            <text:p>110.561316302</text:p>
          </table:table-cell>
          <table:table-cell table:formula="of:=1/[.L41]" office:value-type="float" office:value="0.00904475483331398" calcext:value-type="float">
            <text:p>0.0090447548</text:p>
          </table:table-cell>
          <table:table-cell table:formula="of:=[.J41]/[.G41]" office:value-type="float" office:value="2135.06208852032" calcext:value-type="float">
            <text:p>2135.0620885203</text:p>
          </table:table-cell>
          <table:table-cell table:formula="of:=1/[.N41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1" calcext:value-type="float">
            <text:p>41</text:p>
          </table:table-cell>
          <table:table-cell office:value-type="float" office:value="25600" calcext:value-type="float">
            <text:p>25600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2447630" calcext:value-type="float">
            <text:p>2.45E+06</text:p>
          </table:table-cell>
          <table:table-cell table:style-name="ce5" office:value-type="float" office:value="3373650" calcext:value-type="float">
            <text:p>3.37E+06</text:p>
          </table:table-cell>
          <table:table-cell office:value-type="float" office:value="881.984" calcext:value-type="float">
            <text:p>881.984</text:p>
          </table:table-cell>
          <table:table-cell table:formula="of:=[.E42]/[.G42]+(210-[.D42])*5" office:value-type="float" office:value="3730.14104564255" calcext:value-type="float">
            <text:p>3730.1410456426</text:p>
          </table:table-cell>
          <table:table-cell table:formula="of:=[.F42]/[.G42]+(210-[.D42])*1" office:value-type="float" office:value="4016.06938901386" calcext:value-type="float">
            <text:p>4016.0693890139</text:p>
          </table:table-cell>
          <table:table-cell table:formula="of:=([.H42]+[.I42])*[.G42]" office:value-type="float" office:value="6832033.664" calcext:value-type="float">
            <text:p>6832033.664</text:p>
          </table:table-cell>
          <table:table-cell table:formula="of:=[.C42]/[.G42]" office:value-type="float" office:value="29.0254698497932" calcext:value-type="float">
            <text:p>29.0254698498</text:p>
          </table:table-cell>
          <table:table-cell table:formula="of:=[.J42]/[.K42]" office:value-type="float" office:value="235380.63980896" calcext:value-type="float">
            <text:p>235380.63980896</text:p>
          </table:table-cell>
          <table:table-cell table:formula="of:=1/[.L42]" office:value-type="float" office:value="0.00000424843776791338" calcext:value-type="float">
            <text:p>4.24843776791338E-06</text:p>
          </table:table-cell>
          <table:table-cell table:formula="of:=[.J42]/[.G42]" office:value-type="float" office:value="7746.21043465641" calcext:value-type="float">
            <text:p>7746.2104346564</text:p>
          </table:table-cell>
          <table:table-cell table:formula="of:=1/[.N42]" office:value-type="float" office:value="0.000129095382630714" calcext:value-type="float">
            <text:p>0.00012909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2" calcext:value-type="float">
            <text:p>42</text:p>
          </table:table-cell>
          <table:table-cell office:value-type="float" office:value="102400" calcext:value-type="float">
            <text:p>102400</text:p>
          </table:table-cell>
          <table:table-cell office:value-type="float" office:value="33" calcext:value-type="float">
            <text:p>33</text:p>
          </table:table-cell>
          <table:table-cell table:style-name="ce5" office:value-type="float" office:value="38227400" calcext:value-type="float">
            <text:p>3.82E+07</text:p>
          </table:table-cell>
          <table:table-cell table:style-name="ce5" office:value-type="float" office:value="52690100" calcext:value-type="float">
            <text:p>5.27E+07</text:p>
          </table:table-cell>
          <table:table-cell office:value-type="float" office:value="7619.31" calcext:value-type="float">
            <text:p>7619.31</text:p>
          </table:table-cell>
          <table:table-cell table:formula="of:=[.E43]/[.G43]+(210-[.D43])*5" office:value-type="float" office:value="5902.17347108859" calcext:value-type="float">
            <text:p>5902.1734710886</text:p>
          </table:table-cell>
          <table:table-cell table:formula="of:=[.F43]/[.G43]+(210-[.D43])*1" office:value-type="float" office:value="7092.3374780656" calcext:value-type="float">
            <text:p>7092.3374780656</text:p>
          </table:table-cell>
          <table:table-cell table:formula="of:=([.H43]+[.I43])*[.G43]" office:value-type="float" office:value="99009207.22" calcext:value-type="float">
            <text:p>99009207.22</text:p>
          </table:table-cell>
          <table:table-cell table:formula="of:=[.C43]/[.G43]" office:value-type="float" office:value="13.4395371759385" calcext:value-type="float">
            <text:p>13.4395371759</text:p>
          </table:table-cell>
          <table:table-cell table:formula="of:=[.J43]/[.K43]" office:value-type="float" office:value="7367010.18225994" calcext:value-type="float">
            <text:p>7367010.18225994</text:p>
          </table:table-cell>
          <table:table-cell table:formula="of:=1/[.L43]" office:value-type="float" office:value="0.000000135740276619685" calcext:value-type="float">
            <text:p>1.35740276619685E-07</text:p>
          </table:table-cell>
          <table:table-cell table:formula="of:=[.J43]/[.G43]" office:value-type="float" office:value="12994.5109491542" calcext:value-type="float">
            <text:p>12994.5109491542</text:p>
          </table:table-cell>
          <table:table-cell table:formula="of:=1/[.N43]" office:value-type="float" office:value="0.0000769555702336832" calcext:value-type="float">
            <text:p>7.69555702336832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3" calcext:value-type="float">
            <text:p>43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44]/[.G44]+(210-[.D44])*5" office:value-type="float" office:value="1473.8475342853" calcext:value-type="float">
            <text:p>1473.8475342853</text:p>
          </table:table-cell>
          <table:table-cell table:formula="of:=[.F44]/[.G44]+(210-[.D44])*1" office:value-type="float" office:value="811.877463787358" calcext:value-type="float">
            <text:p>811.8774637874</text:p>
          </table:table-cell>
          <table:table-cell table:formula="of:=([.H44]+[.I44])*[.G44]" office:value-type="float" office:value="10673.51288" calcext:value-type="float">
            <text:p>10673.51288</text:p>
          </table:table-cell>
          <table:table-cell table:formula="of:=[.C44]/[.G44]" office:value-type="float" office:value="54.8222132755416" calcext:value-type="float">
            <text:p>54.8222132755</text:p>
          </table:table-cell>
          <table:table-cell table:formula="of:=[.J44]/[.K44]" office:value-type="float" office:value="194.693213613138" calcext:value-type="float">
            <text:p>194.6932136131</text:p>
          </table:table-cell>
          <table:table-cell table:formula="of:=1/[.L44]" office:value-type="float" office:value="0.00513628585938818" calcext:value-type="float">
            <text:p>0.0051362859</text:p>
          </table:table-cell>
          <table:table-cell table:formula="of:=[.J44]/[.G44]" office:value-type="float" office:value="2285.72499807266" calcext:value-type="float">
            <text:p>2285.7249980727</text:p>
          </table:table-cell>
          <table:table-cell table:formula="of:=1/[.N44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5]/[.G45]+(210-[.D45])*5" office:value-type="float" office:value="1410.49979608087" calcext:value-type="float">
            <text:p>1410.4997960809</text:p>
          </table:table-cell>
          <table:table-cell table:formula="of:=[.F45]/[.G45]+(210-[.D45])*1" office:value-type="float" office:value="724.562292439456" calcext:value-type="float">
            <text:p>724.5622924395</text:p>
          </table:table-cell>
          <table:table-cell table:formula="of:=([.H45]+[.I45])*[.G45]" office:value-type="float" office:value="5496.8241" calcext:value-type="float">
            <text:p>5496.8241</text:p>
          </table:table-cell>
          <table:table-cell table:formula="of:=[.C45]/[.G45]" office:value-type="float" office:value="49.7174263463518" calcext:value-type="float">
            <text:p>49.7174263464</text:p>
          </table:table-cell>
          <table:table-cell table:formula="of:=[.J45]/[.K45]" office:value-type="float" office:value="110.561316301992" calcext:value-type="float">
            <text:p>110.561316302</text:p>
          </table:table-cell>
          <table:table-cell table:formula="of:=1/[.L45]" office:value-type="float" office:value="0.00904475483331398" calcext:value-type="float">
            <text:p>0.0090447548</text:p>
          </table:table-cell>
          <table:table-cell table:formula="of:=[.J45]/[.G45]" office:value-type="float" office:value="2135.06208852032" calcext:value-type="float">
            <text:p>2135.0620885203</text:p>
          </table:table-cell>
          <table:table-cell table:formula="of:=1/[.N45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5" calcext:value-type="float">
            <text:p>45</text:p>
          </table:table-cell>
          <table:table-cell office:value-type="float" office:value="25600" calcext:value-type="float">
            <text:p>25600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2447630" calcext:value-type="float">
            <text:p>2.45E+06</text:p>
          </table:table-cell>
          <table:table-cell table:style-name="ce5" office:value-type="float" office:value="3373650" calcext:value-type="float">
            <text:p>3.37E+06</text:p>
          </table:table-cell>
          <table:table-cell office:value-type="float" office:value="881.984" calcext:value-type="float">
            <text:p>881.984</text:p>
          </table:table-cell>
          <table:table-cell table:formula="of:=[.E46]/[.G46]+(210-[.D46])*5" office:value-type="float" office:value="3730.14104564255" calcext:value-type="float">
            <text:p>3730.1410456426</text:p>
          </table:table-cell>
          <table:table-cell table:formula="of:=[.F46]/[.G46]+(210-[.D46])*1" office:value-type="float" office:value="4016.06938901386" calcext:value-type="float">
            <text:p>4016.0693890139</text:p>
          </table:table-cell>
          <table:table-cell table:formula="of:=([.H46]+[.I46])*[.G46]" office:value-type="float" office:value="6832033.664" calcext:value-type="float">
            <text:p>6832033.664</text:p>
          </table:table-cell>
          <table:table-cell table:formula="of:=[.C46]/[.G46]" office:value-type="float" office:value="29.0254698497932" calcext:value-type="float">
            <text:p>29.0254698498</text:p>
          </table:table-cell>
          <table:table-cell table:formula="of:=[.J46]/[.K46]" office:value-type="float" office:value="235380.63980896" calcext:value-type="float">
            <text:p>235380.63980896</text:p>
          </table:table-cell>
          <table:table-cell table:formula="of:=1/[.L46]" office:value-type="float" office:value="0.00000424843776791338" calcext:value-type="float">
            <text:p>4.24843776791338E-06</text:p>
          </table:table-cell>
          <table:table-cell table:formula="of:=[.J46]/[.G46]" office:value-type="float" office:value="7746.21043465641" calcext:value-type="float">
            <text:p>7746.2104346564</text:p>
          </table:table-cell>
          <table:table-cell table:formula="of:=1/[.N46]" office:value-type="float" office:value="0.000129095382630714" calcext:value-type="float">
            <text:p>0.00012909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7]/[.G47]+(210-[.D47])*5" office:value-type="float" office:value="1410.49979608087" calcext:value-type="float">
            <text:p>1410.4997960809</text:p>
          </table:table-cell>
          <table:table-cell table:formula="of:=[.F47]/[.G47]+(210-[.D47])*1" office:value-type="float" office:value="724.562292439456" calcext:value-type="float">
            <text:p>724.5622924395</text:p>
          </table:table-cell>
          <table:table-cell table:formula="of:=([.H47]+[.I47])*[.G47]" office:value-type="float" office:value="5496.8241" calcext:value-type="float">
            <text:p>5496.8241</text:p>
          </table:table-cell>
          <table:table-cell table:formula="of:=[.C47]/[.G47]" office:value-type="float" office:value="49.7174263463518" calcext:value-type="float">
            <text:p>49.7174263464</text:p>
          </table:table-cell>
          <table:table-cell table:formula="of:=[.J47]/[.K47]" office:value-type="float" office:value="110.561316301992" calcext:value-type="float">
            <text:p>110.561316302</text:p>
          </table:table-cell>
          <table:table-cell table:formula="of:=1/[.L47]" office:value-type="float" office:value="0.00904475483331398" calcext:value-type="float">
            <text:p>0.0090447548</text:p>
          </table:table-cell>
          <table:table-cell table:formula="of:=[.J47]/[.G47]" office:value-type="float" office:value="2135.06208852032" calcext:value-type="float">
            <text:p>2135.0620885203</text:p>
          </table:table-cell>
          <table:table-cell table:formula="of:=1/[.N47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8]/[.G48]+(210-[.D48])*5" office:value-type="float" office:value="1410.49979608087" calcext:value-type="float">
            <text:p>1410.4997960809</text:p>
          </table:table-cell>
          <table:table-cell table:formula="of:=[.F48]/[.G48]+(210-[.D48])*1" office:value-type="float" office:value="724.562292439456" calcext:value-type="float">
            <text:p>724.5622924395</text:p>
          </table:table-cell>
          <table:table-cell table:formula="of:=([.H48]+[.I48])*[.G48]" office:value-type="float" office:value="5496.8241" calcext:value-type="float">
            <text:p>5496.8241</text:p>
          </table:table-cell>
          <table:table-cell table:formula="of:=[.C48]/[.G48]" office:value-type="float" office:value="49.7174263463518" calcext:value-type="float">
            <text:p>49.7174263464</text:p>
          </table:table-cell>
          <table:table-cell table:formula="of:=[.J48]/[.K48]" office:value-type="float" office:value="110.561316301992" calcext:value-type="float">
            <text:p>110.561316302</text:p>
          </table:table-cell>
          <table:table-cell table:formula="of:=1/[.L48]" office:value-type="float" office:value="0.00904475483331398" calcext:value-type="float">
            <text:p>0.0090447548</text:p>
          </table:table-cell>
          <table:table-cell table:formula="of:=[.J48]/[.G48]" office:value-type="float" office:value="2135.06208852032" calcext:value-type="float">
            <text:p>2135.0620885203</text:p>
          </table:table-cell>
          <table:table-cell table:formula="of:=1/[.N48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9]/[.G49]+(210-[.D49])*5" office:value-type="float" office:value="1410.49979608087" calcext:value-type="float">
            <text:p>1410.4997960809</text:p>
          </table:table-cell>
          <table:table-cell table:formula="of:=[.F49]/[.G49]+(210-[.D49])*1" office:value-type="float" office:value="724.562292439456" calcext:value-type="float">
            <text:p>724.5622924395</text:p>
          </table:table-cell>
          <table:table-cell table:formula="of:=([.H49]+[.I49])*[.G49]" office:value-type="float" office:value="5496.8241" calcext:value-type="float">
            <text:p>5496.8241</text:p>
          </table:table-cell>
          <table:table-cell table:formula="of:=[.C49]/[.G49]" office:value-type="float" office:value="49.7174263463518" calcext:value-type="float">
            <text:p>49.7174263464</text:p>
          </table:table-cell>
          <table:table-cell table:formula="of:=[.J49]/[.K49]" office:value-type="float" office:value="110.561316301992" calcext:value-type="float">
            <text:p>110.561316302</text:p>
          </table:table-cell>
          <table:table-cell table:formula="of:=1/[.L49]" office:value-type="float" office:value="0.00904475483331398" calcext:value-type="float">
            <text:p>0.0090447548</text:p>
          </table:table-cell>
          <table:table-cell table:formula="of:=[.J49]/[.G49]" office:value-type="float" office:value="2135.06208852032" calcext:value-type="float">
            <text:p>2135.0620885203</text:p>
          </table:table-cell>
          <table:table-cell table:formula="of:=1/[.N49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128" calcext:value-type="float">
            <text:p>1.28E+02</text:p>
          </table:table-cell>
          <table:table-cell table:style-name="ce5" office:value-type="float" office:value="3" calcext:value-type="float">
            <text:p>3.00E+00</text:p>
          </table:table-cell>
          <table:table-cell table:style-name="ce5" office:value-type="float" office:value="966.743" calcext:value-type="float">
            <text:p>9.67E+02</text:p>
          </table:table-cell>
          <table:table-cell table:style-name="ce5" office:value-type="float" office:value="1332.49" calcext:value-type="float">
            <text:p>1.33E+03</text:p>
          </table:table-cell>
          <table:table-cell office:value-type="float" office:value="2.57455" calcext:value-type="float">
            <text:p>2.57455</text:p>
          </table:table-cell>
          <table:table-cell table:formula="of:=[.E50]/[.G50]+(210-[.D50])*5" office:value-type="float" office:value="1410.49979608087" calcext:value-type="float">
            <text:p>1410.4997960809</text:p>
          </table:table-cell>
          <table:table-cell table:formula="of:=[.F50]/[.G50]+(210-[.D50])*1" office:value-type="float" office:value="724.562292439456" calcext:value-type="float">
            <text:p>724.5622924395</text:p>
          </table:table-cell>
          <table:table-cell table:formula="of:=([.H50]+[.I50])*[.G50]" office:value-type="float" office:value="5496.8241" calcext:value-type="float">
            <text:p>5496.8241</text:p>
          </table:table-cell>
          <table:table-cell table:formula="of:=[.C50]/[.G50]" office:value-type="float" office:value="49.7174263463518" calcext:value-type="float">
            <text:p>49.7174263464</text:p>
          </table:table-cell>
          <table:table-cell table:formula="of:=[.J50]/[.K50]" office:value-type="float" office:value="110.561316301992" calcext:value-type="float">
            <text:p>110.561316302</text:p>
          </table:table-cell>
          <table:table-cell table:formula="of:=1/[.L50]" office:value-type="float" office:value="0.00904475483331398" calcext:value-type="float">
            <text:p>0.0090447548</text:p>
          </table:table-cell>
          <table:table-cell table:formula="of:=[.J50]/[.G50]" office:value-type="float" office:value="2135.06208852032" calcext:value-type="float">
            <text:p>2135.0620885203</text:p>
          </table:table-cell>
          <table:table-cell table:formula="of:=1/[.N50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6400" calcext:value-type="float">
            <text:p>6.40E+03</text:p>
          </table:table-cell>
          <table:table-cell table:style-name="ce5" office:value-type="float" office:value="9" calcext:value-type="float">
            <text:p>9.00E+00</text:p>
          </table:table-cell>
          <table:table-cell table:style-name="ce5" office:value-type="float" office:value="179033" calcext:value-type="float">
            <text:p>1.79E+05</text:p>
          </table:table-cell>
          <table:table-cell table:style-name="ce5" office:value-type="float" office:value="246767" calcext:value-type="float">
            <text:p>2.47E+05</text:p>
          </table:table-cell>
          <table:table-cell office:value-type="float" office:value="134.558" calcext:value-type="float">
            <text:p>134.558</text:p>
          </table:table-cell>
          <table:table-cell table:formula="of:=[.E51]/[.G51]+(210-[.D51])*5" office:value-type="float" office:value="2335.52661305905" calcext:value-type="float">
            <text:p>2335.5266130591</text:p>
          </table:table-cell>
          <table:table-cell table:formula="of:=[.F51]/[.G51]+(210-[.D51])*1" office:value-type="float" office:value="2034.90805451924" calcext:value-type="float">
            <text:p>2034.9080545193</text:p>
          </table:table-cell>
          <table:table-cell table:formula="of:=([.H51]+[.I51])*[.G51]" office:value-type="float" office:value="588076.948" calcext:value-type="float">
            <text:p>588076.948</text:p>
          </table:table-cell>
          <table:table-cell table:formula="of:=[.C51]/[.G51]" office:value-type="float" office:value="47.5631326268226" calcext:value-type="float">
            <text:p>47.5631326268</text:p>
          </table:table-cell>
          <table:table-cell table:formula="of:=[.J51]/[.K51]" office:value-type="float" office:value="12364.1340576538" calcext:value-type="float">
            <text:p>12364.1340576538</text:p>
          </table:table-cell>
          <table:table-cell table:formula="of:=1/[.L51]" office:value-type="float" office:value="0.0000808790971803619" calcext:value-type="float">
            <text:p>8.08790971803619E-05</text:p>
          </table:table-cell>
          <table:table-cell table:formula="of:=[.J51]/[.G51]" office:value-type="float" office:value="4370.43466757829" calcext:value-type="float">
            <text:p>4370.4346675783</text:p>
          </table:table-cell>
          <table:table-cell table:formula="of:=1/[.N51]" office:value-type="float" office:value="0.000228810193049771" calcext:value-type="float">
            <text:p>0.000228810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1" calcext:value-type="float">
            <text:p>51</text:p>
          </table:table-cell>
          <table:table-cell office:value-type="float" office:value="102400" calcext:value-type="float">
            <text:p>102400</text:p>
          </table:table-cell>
          <table:table-cell office:value-type="float" office:value="33" calcext:value-type="float">
            <text:p>33</text:p>
          </table:table-cell>
          <table:table-cell table:style-name="ce5" office:value-type="float" office:value="38227400" calcext:value-type="float">
            <text:p>3.82E+07</text:p>
          </table:table-cell>
          <table:table-cell table:style-name="ce5" office:value-type="float" office:value="52690100" calcext:value-type="float">
            <text:p>5.27E+07</text:p>
          </table:table-cell>
          <table:table-cell office:value-type="float" office:value="7619.31" calcext:value-type="float">
            <text:p>7619.31</text:p>
          </table:table-cell>
          <table:table-cell table:formula="of:=[.E52]/[.G52]+(210-[.D52])*5" office:value-type="float" office:value="5902.17347108859" calcext:value-type="float">
            <text:p>5902.1734710886</text:p>
          </table:table-cell>
          <table:table-cell table:formula="of:=[.F52]/[.G52]+(210-[.D52])*1" office:value-type="float" office:value="7092.3374780656" calcext:value-type="float">
            <text:p>7092.3374780656</text:p>
          </table:table-cell>
          <table:table-cell table:formula="of:=([.H52]+[.I52])*[.G52]" office:value-type="float" office:value="99009207.22" calcext:value-type="float">
            <text:p>99009207.22</text:p>
          </table:table-cell>
          <table:table-cell table:formula="of:=[.C52]/[.G52]" office:value-type="float" office:value="13.4395371759385" calcext:value-type="float">
            <text:p>13.4395371759</text:p>
          </table:table-cell>
          <table:table-cell table:formula="of:=[.J52]/[.K52]" office:value-type="float" office:value="7367010.18225994" calcext:value-type="float">
            <text:p>7367010.18225994</text:p>
          </table:table-cell>
          <table:table-cell table:formula="of:=1/[.L52]" office:value-type="float" office:value="0.000000135740276619685" calcext:value-type="float">
            <text:p>1.35740276619685E-07</text:p>
          </table:table-cell>
          <table:table-cell table:formula="of:=[.J52]/[.G52]" office:value-type="float" office:value="12994.5109491542" calcext:value-type="float">
            <text:p>12994.5109491542</text:p>
          </table:table-cell>
          <table:table-cell table:formula="of:=1/[.N52]" office:value-type="float" office:value="0.0000769555702336832" calcext:value-type="float">
            <text:p>7.69555702336832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3]/[.G53]+(210-[.D53])*5" office:value-type="float" office:value="1410.49979608087" calcext:value-type="float">
            <text:p>1410.4997960809</text:p>
          </table:table-cell>
          <table:table-cell table:formula="of:=[.F53]/[.G53]+(210-[.D53])*1" office:value-type="float" office:value="724.562292439456" calcext:value-type="float">
            <text:p>724.5622924395</text:p>
          </table:table-cell>
          <table:table-cell table:formula="of:=([.H53]+[.I53])*[.G53]" office:value-type="float" office:value="5496.8241" calcext:value-type="float">
            <text:p>5496.8241</text:p>
          </table:table-cell>
          <table:table-cell table:formula="of:=[.C53]/[.G53]" office:value-type="float" office:value="49.7174263463518" calcext:value-type="float">
            <text:p>49.7174263464</text:p>
          </table:table-cell>
          <table:table-cell table:formula="of:=[.J53]/[.K53]" office:value-type="float" office:value="110.561316301992" calcext:value-type="float">
            <text:p>110.561316302</text:p>
          </table:table-cell>
          <table:table-cell table:formula="of:=1/[.L53]" office:value-type="float" office:value="0.00904475483331398" calcext:value-type="float">
            <text:p>0.0090447548</text:p>
          </table:table-cell>
          <table:table-cell table:formula="of:=[.J53]/[.G53]" office:value-type="float" office:value="2135.06208852032" calcext:value-type="float">
            <text:p>2135.0620885203</text:p>
          </table:table-cell>
          <table:table-cell table:formula="of:=1/[.N53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3" calcext:value-type="float">
            <text:p>53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54]/[.G54]+(210-[.D54])*5" office:value-type="float" office:value="1568.8478827845" calcext:value-type="float">
            <text:p>1568.8478827845</text:p>
          </table:table-cell>
          <table:table-cell table:formula="of:=[.F54]/[.G54]+(210-[.D54])*1" office:value-type="float" office:value="942.819851148195" calcext:value-type="float">
            <text:p>942.8198511482</text:p>
          </table:table-cell>
          <table:table-cell table:formula="of:=([.H54]+[.I54])*[.G54]" office:value-type="float" office:value="59226.381" calcext:value-type="float">
            <text:p>59226.381</text:p>
          </table:table-cell>
          <table:table-cell table:formula="of:=[.C54]/[.G54]" office:value-type="float" office:value="54.282139903734" calcext:value-type="float">
            <text:p>54.2821399037</text:p>
          </table:table-cell>
          <table:table-cell table:formula="of:=[.J54]/[.K54]" office:value-type="float" office:value="1091.08412278945" calcext:value-type="float">
            <text:p>1091.0841227895</text:p>
          </table:table-cell>
          <table:table-cell table:formula="of:=1/[.L54]" office:value-type="float" office:value="0.000916519614861053" calcext:value-type="float">
            <text:p>0.0009165196</text:p>
          </table:table-cell>
          <table:table-cell table:formula="of:=[.J54]/[.G54]" office:value-type="float" office:value="2511.6677339327" calcext:value-type="float">
            <text:p>2511.6677339327</text:p>
          </table:table-cell>
          <table:table-cell table:formula="of:=1/[.N54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4" calcext:value-type="float">
            <text:p>54</text:p>
          </table:table-cell>
          <table:table-cell table:style-name="ce5" office:value-type="float" office:value="25600" calcext:value-type="float">
            <text:p>2.56E+04</text:p>
          </table:table-cell>
          <table:table-cell table:style-name="ce5" office:value-type="float" office:value="19" calcext:value-type="float">
            <text:p>1.90E+01</text:p>
          </table:table-cell>
          <table:table-cell table:style-name="ce5" office:value-type="float" office:value="2447630" calcext:value-type="float">
            <text:p>2.45E+06</text:p>
          </table:table-cell>
          <table:table-cell table:style-name="ce5" office:value-type="float" office:value="3373650" calcext:value-type="float">
            <text:p>3.37E+06</text:p>
          </table:table-cell>
          <table:table-cell office:value-type="float" office:value="881.984" calcext:value-type="float">
            <text:p>881.984</text:p>
          </table:table-cell>
          <table:table-cell table:formula="of:=[.E55]/[.G55]+(210-[.D55])*5" office:value-type="float" office:value="3730.14104564255" calcext:value-type="float">
            <text:p>3730.1410456426</text:p>
          </table:table-cell>
          <table:table-cell table:formula="of:=[.F55]/[.G55]+(210-[.D55])*1" office:value-type="float" office:value="4016.06938901386" calcext:value-type="float">
            <text:p>4016.0693890139</text:p>
          </table:table-cell>
          <table:table-cell table:formula="of:=([.H55]+[.I55])*[.G55]" office:value-type="float" office:value="6832033.664" calcext:value-type="float">
            <text:p>6832033.664</text:p>
          </table:table-cell>
          <table:table-cell table:formula="of:=[.C55]/[.G55]" office:value-type="float" office:value="29.0254698497932" calcext:value-type="float">
            <text:p>29.0254698498</text:p>
          </table:table-cell>
          <table:table-cell table:formula="of:=[.J55]/[.K55]" office:value-type="float" office:value="235380.63980896" calcext:value-type="float">
            <text:p>235380.63980896</text:p>
          </table:table-cell>
          <table:table-cell table:formula="of:=1/[.L55]" office:value-type="float" office:value="0.00000424843776791338" calcext:value-type="float">
            <text:p>4.24843776791338E-06</text:p>
          </table:table-cell>
          <table:table-cell table:formula="of:=[.J55]/[.G55]" office:value-type="float" office:value="7746.21043465641" calcext:value-type="float">
            <text:p>7746.2104346564</text:p>
          </table:table-cell>
          <table:table-cell table:formula="of:=1/[.N55]" office:value-type="float" office:value="0.000129095382630714" calcext:value-type="float">
            <text:p>0.00012909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6]/[.G56]+(210-[.D56])*5" office:value-type="float" office:value="1410.49979608087" calcext:value-type="float">
            <text:p>1410.4997960809</text:p>
          </table:table-cell>
          <table:table-cell table:formula="of:=[.F56]/[.G56]+(210-[.D56])*1" office:value-type="float" office:value="724.562292439456" calcext:value-type="float">
            <text:p>724.5622924395</text:p>
          </table:table-cell>
          <table:table-cell table:formula="of:=([.H56]+[.I56])*[.G56]" office:value-type="float" office:value="5496.8241" calcext:value-type="float">
            <text:p>5496.8241</text:p>
          </table:table-cell>
          <table:table-cell table:formula="of:=[.C56]/[.G56]" office:value-type="float" office:value="49.7174263463518" calcext:value-type="float">
            <text:p>49.7174263464</text:p>
          </table:table-cell>
          <table:table-cell table:formula="of:=[.J56]/[.K56]" office:value-type="float" office:value="110.561316301992" calcext:value-type="float">
            <text:p>110.561316302</text:p>
          </table:table-cell>
          <table:table-cell table:formula="of:=1/[.L56]" office:value-type="float" office:value="0.00904475483331398" calcext:value-type="float">
            <text:p>0.0090447548</text:p>
          </table:table-cell>
          <table:table-cell table:formula="of:=[.J56]/[.G56]" office:value-type="float" office:value="2135.06208852032" calcext:value-type="float">
            <text:p>2135.0620885203</text:p>
          </table:table-cell>
          <table:table-cell table:formula="of:=1/[.N56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7]/[.G57]+(210-[.D57])*5" office:value-type="float" office:value="1410.49979608087" calcext:value-type="float">
            <text:p>1410.4997960809</text:p>
          </table:table-cell>
          <table:table-cell table:formula="of:=[.F57]/[.G57]+(210-[.D57])*1" office:value-type="float" office:value="724.562292439456" calcext:value-type="float">
            <text:p>724.5622924395</text:p>
          </table:table-cell>
          <table:table-cell table:formula="of:=([.H57]+[.I57])*[.G57]" office:value-type="float" office:value="5496.8241" calcext:value-type="float">
            <text:p>5496.8241</text:p>
          </table:table-cell>
          <table:table-cell table:formula="of:=[.C57]/[.G57]" office:value-type="float" office:value="49.7174263463518" calcext:value-type="float">
            <text:p>49.7174263464</text:p>
          </table:table-cell>
          <table:table-cell table:formula="of:=[.J57]/[.K57]" office:value-type="float" office:value="110.561316301992" calcext:value-type="float">
            <text:p>110.561316302</text:p>
          </table:table-cell>
          <table:table-cell table:formula="of:=1/[.L57]" office:value-type="float" office:value="0.00904475483331398" calcext:value-type="float">
            <text:p>0.0090447548</text:p>
          </table:table-cell>
          <table:table-cell table:formula="of:=[.J57]/[.G57]" office:value-type="float" office:value="2135.06208852032" calcext:value-type="float">
            <text:p>2135.0620885203</text:p>
          </table:table-cell>
          <table:table-cell table:formula="of:=1/[.N57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7" calcext:value-type="float">
            <text:p>57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58]/[.G58]+(210-[.D58])*5" office:value-type="float" office:value="1568.8478827845" calcext:value-type="float">
            <text:p>1568.8478827845</text:p>
          </table:table-cell>
          <table:table-cell table:formula="of:=[.F58]/[.G58]+(210-[.D58])*1" office:value-type="float" office:value="942.819851148195" calcext:value-type="float">
            <text:p>942.8198511482</text:p>
          </table:table-cell>
          <table:table-cell table:formula="of:=([.H58]+[.I58])*[.G58]" office:value-type="float" office:value="59226.381" calcext:value-type="float">
            <text:p>59226.381</text:p>
          </table:table-cell>
          <table:table-cell table:formula="of:=[.C58]/[.G58]" office:value-type="float" office:value="54.282139903734" calcext:value-type="float">
            <text:p>54.2821399037</text:p>
          </table:table-cell>
          <table:table-cell table:formula="of:=[.J58]/[.K58]" office:value-type="float" office:value="1091.08412278945" calcext:value-type="float">
            <text:p>1091.0841227895</text:p>
          </table:table-cell>
          <table:table-cell table:formula="of:=1/[.L58]" office:value-type="float" office:value="0.000916519614861053" calcext:value-type="float">
            <text:p>0.0009165196</text:p>
          </table:table-cell>
          <table:table-cell table:formula="of:=[.J58]/[.G58]" office:value-type="float" office:value="2511.6677339327" calcext:value-type="float">
            <text:p>2511.6677339327</text:p>
          </table:table-cell>
          <table:table-cell table:formula="of:=1/[.N58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9]/[.G59]+(210-[.D59])*5" office:value-type="float" office:value="1410.49979608087" calcext:value-type="float">
            <text:p>1410.4997960809</text:p>
          </table:table-cell>
          <table:table-cell table:formula="of:=[.F59]/[.G59]+(210-[.D59])*1" office:value-type="float" office:value="724.562292439456" calcext:value-type="float">
            <text:p>724.5622924395</text:p>
          </table:table-cell>
          <table:table-cell table:formula="of:=([.H59]+[.I59])*[.G59]" office:value-type="float" office:value="5496.8241" calcext:value-type="float">
            <text:p>5496.8241</text:p>
          </table:table-cell>
          <table:table-cell table:formula="of:=[.C59]/[.G59]" office:value-type="float" office:value="49.7174263463518" calcext:value-type="float">
            <text:p>49.7174263464</text:p>
          </table:table-cell>
          <table:table-cell table:formula="of:=[.J59]/[.K59]" office:value-type="float" office:value="110.561316301992" calcext:value-type="float">
            <text:p>110.561316302</text:p>
          </table:table-cell>
          <table:table-cell table:formula="of:=1/[.L59]" office:value-type="float" office:value="0.00904475483331398" calcext:value-type="float">
            <text:p>0.0090447548</text:p>
          </table:table-cell>
          <table:table-cell table:formula="of:=[.J59]/[.G59]" office:value-type="float" office:value="2135.06208852032" calcext:value-type="float">
            <text:p>2135.0620885203</text:p>
          </table:table-cell>
          <table:table-cell table:formula="of:=1/[.N59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60]/[.G60]+(210-[.D60])*5" office:value-type="float" office:value="1410.49979608087" calcext:value-type="float">
            <text:p>1410.4997960809</text:p>
          </table:table-cell>
          <table:table-cell table:formula="of:=[.F60]/[.G60]+(210-[.D60])*1" office:value-type="float" office:value="724.562292439456" calcext:value-type="float">
            <text:p>724.5622924395</text:p>
          </table:table-cell>
          <table:table-cell table:formula="of:=([.H60]+[.I60])*[.G60]" office:value-type="float" office:value="5496.8241" calcext:value-type="float">
            <text:p>5496.8241</text:p>
          </table:table-cell>
          <table:table-cell table:formula="of:=[.C60]/[.G60]" office:value-type="float" office:value="49.7174263463518" calcext:value-type="float">
            <text:p>49.7174263464</text:p>
          </table:table-cell>
          <table:table-cell table:formula="of:=[.J60]/[.K60]" office:value-type="float" office:value="110.561316301992" calcext:value-type="float">
            <text:p>110.561316302</text:p>
          </table:table-cell>
          <table:table-cell table:formula="of:=1/[.L60]" office:value-type="float" office:value="0.00904475483331398" calcext:value-type="float">
            <text:p>0.0090447548</text:p>
          </table:table-cell>
          <table:table-cell table:formula="of:=[.J60]/[.G60]" office:value-type="float" office:value="2135.06208852032" calcext:value-type="float">
            <text:p>2135.0620885203</text:p>
          </table:table-cell>
          <table:table-cell table:formula="of:=1/[.N60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0" calcext:value-type="float">
            <text:p>60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61]/[.G61]+(210-[.D61])*5" office:value-type="float" office:value="3561.7042852848" calcext:value-type="float">
            <text:p>3561.7042852848</text:p>
          </table:table-cell>
          <table:table-cell table:formula="of:=[.F61]/[.G61]+(210-[.D61])*1" office:value-type="float" office:value="3783.90950718068" calcext:value-type="float">
            <text:p>3783.9095071807</text:p>
          </table:table-cell>
          <table:table-cell table:formula="of:=([.H61]+[.I61])*[.G61]" office:value-type="float" office:value="1905790.116" calcext:value-type="float">
            <text:p>1905790.116</text:p>
          </table:table-cell>
          <table:table-cell table:formula="of:=[.C61]/[.G61]" office:value-type="float" office:value="49.3358926327637" calcext:value-type="float">
            <text:p>49.3358926328</text:p>
          </table:table-cell>
          <table:table-cell table:formula="of:=[.J61]/[.K61]" office:value-type="float" office:value="38628.8767527919" calcext:value-type="float">
            <text:p>38628.8767527919</text:p>
          </table:table-cell>
          <table:table-cell table:formula="of:=1/[.L61]" office:value-type="float" office:value="0.0000258873693480545" calcext:value-type="float">
            <text:p>2.58873693480545E-05</text:p>
          </table:table-cell>
          <table:table-cell table:formula="of:=[.J61]/[.G61]" office:value-type="float" office:value="7345.61379246548" calcext:value-type="float">
            <text:p>7345.6137924655</text:p>
          </table:table-cell>
          <table:table-cell table:formula="of:=1/[.N61]" office:value-type="float" office:value="0.000136135662485512" calcext:value-type="float">
            <text:p>0.0001361357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1" calcext:value-type="float">
            <text:p>61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62]/[.G62]+(210-[.D62])*5" office:value-type="float" office:value="2335.52661305905" calcext:value-type="float">
            <text:p>2335.5266130591</text:p>
          </table:table-cell>
          <table:table-cell table:formula="of:=[.F62]/[.G62]+(210-[.D62])*1" office:value-type="float" office:value="2034.90805451924" calcext:value-type="float">
            <text:p>2034.9080545193</text:p>
          </table:table-cell>
          <table:table-cell table:formula="of:=([.H62]+[.I62])*[.G62]" office:value-type="float" office:value="588076.948" calcext:value-type="float">
            <text:p>588076.948</text:p>
          </table:table-cell>
          <table:table-cell table:formula="of:=[.C62]/[.G62]" office:value-type="float" office:value="47.5631326268226" calcext:value-type="float">
            <text:p>47.5631326268</text:p>
          </table:table-cell>
          <table:table-cell table:formula="of:=[.J62]/[.K62]" office:value-type="float" office:value="12364.1340576538" calcext:value-type="float">
            <text:p>12364.1340576538</text:p>
          </table:table-cell>
          <table:table-cell table:formula="of:=1/[.L62]" office:value-type="float" office:value="0.0000808790971803619" calcext:value-type="float">
            <text:p>8.08790971803619E-05</text:p>
          </table:table-cell>
          <table:table-cell table:formula="of:=[.J62]/[.G62]" office:value-type="float" office:value="4370.43466757829" calcext:value-type="float">
            <text:p>4370.4346675783</text:p>
          </table:table-cell>
          <table:table-cell table:formula="of:=1/[.N62]" office:value-type="float" office:value="0.000228810193049771" calcext:value-type="float">
            <text:p>0.000228810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2" calcext:value-type="float">
            <text:p>62</text:p>
          </table:table-cell>
          <table:table-cell table:style-name="ce5" office:value-type="float" office:value="51200" calcext:value-type="float">
            <text:p>5.12E+04</text:p>
          </table:table-cell>
          <table:table-cell table:style-name="ce5" office:value-type="float" office:value="33" calcext:value-type="float">
            <text:p>3.30E+01</text:p>
          </table:table-cell>
          <table:table-cell table:style-name="ce5" office:value-type="float" office:value="9863050" calcext:value-type="float">
            <text:p>9.86E+06</text:p>
          </table:table-cell>
          <table:table-cell table:style-name="ce5" office:value-type="float" office:value="13594600" calcext:value-type="float">
            <text:p>1.36E+07</text:p>
          </table:table-cell>
          <table:table-cell office:value-type="float" office:value="2009.58" calcext:value-type="float">
            <text:p>2009.58</text:p>
          </table:table-cell>
          <table:table-cell table:formula="of:=[.E63]/[.G63]+(210-[.D63])*5" office:value-type="float" office:value="5793.01560525085" calcext:value-type="float">
            <text:p>5793.0156052509</text:p>
          </table:table-cell>
          <table:table-cell table:formula="of:=[.F63]/[.G63]+(210-[.D63])*1" office:value-type="float" office:value="6941.8961474537" calcext:value-type="float">
            <text:p>6941.8961474537</text:p>
          </table:table-cell>
          <table:table-cell table:formula="of:=([.H63]+[.I63])*[.G63]" office:value-type="float" office:value="25591823.96" calcext:value-type="float">
            <text:p>25591823.96</text:p>
          </table:table-cell>
          <table:table-cell table:formula="of:=[.C63]/[.G63]" office:value-type="float" office:value="25.4779605688751" calcext:value-type="float">
            <text:p>25.4779605689</text:p>
          </table:table-cell>
          <table:table-cell table:formula="of:=[.J63]/[.K63]" office:value-type="float" office:value="1004469.09362377" calcext:value-type="float">
            <text:p>1004469.09362377</text:p>
          </table:table-cell>
          <table:table-cell table:formula="of:=1/[.L63]" office:value-type="float" office:value="0.000000995550790310887" calcext:value-type="float">
            <text:p>9.95550790310887E-07</text:p>
          </table:table-cell>
          <table:table-cell table:formula="of:=[.J63]/[.G63]" office:value-type="float" office:value="12734.9117527045" calcext:value-type="float">
            <text:p>12734.9117527045</text:p>
          </table:table-cell>
          <table:table-cell table:formula="of:=1/[.N63]" office:value-type="float" office:value="0.0000785242975702307" calcext:value-type="float">
            <text:p>7.8524297570230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3" calcext:value-type="float">
            <text:p>63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64]/[.G64]+(210-[.D64])*5" office:value-type="float" office:value="3561.7042852848" calcext:value-type="float">
            <text:p>3561.7042852848</text:p>
          </table:table-cell>
          <table:table-cell table:formula="of:=[.F64]/[.G64]+(210-[.D64])*1" office:value-type="float" office:value="3783.90950718068" calcext:value-type="float">
            <text:p>3783.9095071807</text:p>
          </table:table-cell>
          <table:table-cell table:formula="of:=([.H64]+[.I64])*[.G64]" office:value-type="float" office:value="1905790.116" calcext:value-type="float">
            <text:p>1905790.116</text:p>
          </table:table-cell>
          <table:table-cell table:formula="of:=[.C64]/[.G64]" office:value-type="float" office:value="49.3358926327637" calcext:value-type="float">
            <text:p>49.3358926328</text:p>
          </table:table-cell>
          <table:table-cell table:formula="of:=[.J64]/[.K64]" office:value-type="float" office:value="38628.8767527919" calcext:value-type="float">
            <text:p>38628.8767527919</text:p>
          </table:table-cell>
          <table:table-cell table:formula="of:=1/[.L64]" office:value-type="float" office:value="0.0000258873693480545" calcext:value-type="float">
            <text:p>2.58873693480545E-05</text:p>
          </table:table-cell>
          <table:table-cell table:formula="of:=[.J64]/[.G64]" office:value-type="float" office:value="7345.61379246548" calcext:value-type="float">
            <text:p>7345.6137924655</text:p>
          </table:table-cell>
          <table:table-cell table:formula="of:=1/[.N64]" office:value-type="float" office:value="0.000136135662485512" calcext:value-type="float">
            <text:p>0.0001361357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4" calcext:value-type="float">
            <text:p>64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65]/[.G65]+(210-[.D65])*5" office:value-type="float" office:value="3561.7042852848" calcext:value-type="float">
            <text:p>3561.7042852848</text:p>
          </table:table-cell>
          <table:table-cell table:formula="of:=[.F65]/[.G65]+(210-[.D65])*1" office:value-type="float" office:value="3783.90950718068" calcext:value-type="float">
            <text:p>3783.9095071807</text:p>
          </table:table-cell>
          <table:table-cell table:formula="of:=([.H65]+[.I65])*[.G65]" office:value-type="float" office:value="1905790.116" calcext:value-type="float">
            <text:p>1905790.116</text:p>
          </table:table-cell>
          <table:table-cell table:formula="of:=[.C65]/[.G65]" office:value-type="float" office:value="49.3358926327637" calcext:value-type="float">
            <text:p>49.3358926328</text:p>
          </table:table-cell>
          <table:table-cell table:formula="of:=[.J65]/[.K65]" office:value-type="float" office:value="38628.8767527919" calcext:value-type="float">
            <text:p>38628.8767527919</text:p>
          </table:table-cell>
          <table:table-cell table:formula="of:=1/[.L65]" office:value-type="float" office:value="0.0000258873693480545" calcext:value-type="float">
            <text:p>2.58873693480545E-05</text:p>
          </table:table-cell>
          <table:table-cell table:formula="of:=[.J65]/[.G65]" office:value-type="float" office:value="7345.61379246548" calcext:value-type="float">
            <text:p>7345.6137924655</text:p>
          </table:table-cell>
          <table:table-cell table:formula="of:=1/[.N65]" office:value-type="float" office:value="0.000136135662485512" calcext:value-type="float">
            <text:p>0.0001361357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66]/[.G66]+(210-[.D66])*5" office:value-type="float" office:value="1568.8478827845" calcext:value-type="float">
            <text:p>1568.8478827845</text:p>
          </table:table-cell>
          <table:table-cell table:formula="of:=[.F66]/[.G66]+(210-[.D66])*1" office:value-type="float" office:value="942.819851148195" calcext:value-type="float">
            <text:p>942.8198511482</text:p>
          </table:table-cell>
          <table:table-cell table:formula="of:=([.H66]+[.I66])*[.G66]" office:value-type="float" office:value="59226.381" calcext:value-type="float">
            <text:p>59226.381</text:p>
          </table:table-cell>
          <table:table-cell table:formula="of:=[.C66]/[.G66]" office:value-type="float" office:value="54.282139903734" calcext:value-type="float">
            <text:p>54.2821399037</text:p>
          </table:table-cell>
          <table:table-cell table:formula="of:=[.J66]/[.K66]" office:value-type="float" office:value="1091.08412278945" calcext:value-type="float">
            <text:p>1091.0841227895</text:p>
          </table:table-cell>
          <table:table-cell table:formula="of:=1/[.L66]" office:value-type="float" office:value="0.000916519614861053" calcext:value-type="float">
            <text:p>0.0009165196</text:p>
          </table:table-cell>
          <table:table-cell table:formula="of:=[.J66]/[.G66]" office:value-type="float" office:value="2511.6677339327" calcext:value-type="float">
            <text:p>2511.6677339327</text:p>
          </table:table-cell>
          <table:table-cell table:formula="of:=1/[.N66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6" calcext:value-type="float">
            <text:p>66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67]/[.G67]+(210-[.D67])*5" office:value-type="float" office:value="1473.8475342853" calcext:value-type="float">
            <text:p>1473.8475342853</text:p>
          </table:table-cell>
          <table:table-cell table:formula="of:=[.F67]/[.G67]+(210-[.D67])*1" office:value-type="float" office:value="811.877463787358" calcext:value-type="float">
            <text:p>811.8774637874</text:p>
          </table:table-cell>
          <table:table-cell table:formula="of:=([.H67]+[.I67])*[.G67]" office:value-type="float" office:value="10673.51288" calcext:value-type="float">
            <text:p>10673.51288</text:p>
          </table:table-cell>
          <table:table-cell table:formula="of:=[.C67]/[.G67]" office:value-type="float" office:value="54.8222132755416" calcext:value-type="float">
            <text:p>54.8222132755</text:p>
          </table:table-cell>
          <table:table-cell table:formula="of:=[.J67]/[.K67]" office:value-type="float" office:value="194.693213613138" calcext:value-type="float">
            <text:p>194.6932136131</text:p>
          </table:table-cell>
          <table:table-cell table:formula="of:=1/[.L67]" office:value-type="float" office:value="0.00513628585938818" calcext:value-type="float">
            <text:p>0.0051362859</text:p>
          </table:table-cell>
          <table:table-cell table:formula="of:=[.J67]/[.G67]" office:value-type="float" office:value="2285.72499807266" calcext:value-type="float">
            <text:p>2285.7249980727</text:p>
          </table:table-cell>
          <table:table-cell table:formula="of:=1/[.N67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7" calcext:value-type="float">
            <text:p>67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68]/[.G68]+(210-[.D68])*5" office:value-type="float" office:value="2335.52661305905" calcext:value-type="float">
            <text:p>2335.5266130591</text:p>
          </table:table-cell>
          <table:table-cell table:formula="of:=[.F68]/[.G68]+(210-[.D68])*1" office:value-type="float" office:value="2034.90805451924" calcext:value-type="float">
            <text:p>2034.9080545193</text:p>
          </table:table-cell>
          <table:table-cell table:formula="of:=([.H68]+[.I68])*[.G68]" office:value-type="float" office:value="588076.948" calcext:value-type="float">
            <text:p>588076.948</text:p>
          </table:table-cell>
          <table:table-cell table:formula="of:=[.C68]/[.G68]" office:value-type="float" office:value="47.5631326268226" calcext:value-type="float">
            <text:p>47.5631326268</text:p>
          </table:table-cell>
          <table:table-cell table:formula="of:=[.J68]/[.K68]" office:value-type="float" office:value="12364.1340576538" calcext:value-type="float">
            <text:p>12364.1340576538</text:p>
          </table:table-cell>
          <table:table-cell table:formula="of:=1/[.L68]" office:value-type="float" office:value="0.0000808790971803619" calcext:value-type="float">
            <text:p>8.08790971803619E-05</text:p>
          </table:table-cell>
          <table:table-cell table:formula="of:=[.J68]/[.G68]" office:value-type="float" office:value="4370.43466757829" calcext:value-type="float">
            <text:p>4370.4346675783</text:p>
          </table:table-cell>
          <table:table-cell table:formula="of:=1/[.N68]" office:value-type="float" office:value="0.000228810193049771" calcext:value-type="float">
            <text:p>0.000228810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8" calcext:value-type="float">
            <text:p>6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69]/[.G69]+(210-[.D69])*5" office:value-type="float" office:value="1410.49979608087" calcext:value-type="float">
            <text:p>1410.4997960809</text:p>
          </table:table-cell>
          <table:table-cell table:formula="of:=[.F69]/[.G69]+(210-[.D69])*1" office:value-type="float" office:value="724.562292439456" calcext:value-type="float">
            <text:p>724.5622924395</text:p>
          </table:table-cell>
          <table:table-cell table:formula="of:=([.H69]+[.I69])*[.G69]" office:value-type="float" office:value="5496.8241" calcext:value-type="float">
            <text:p>5496.8241</text:p>
          </table:table-cell>
          <table:table-cell table:formula="of:=[.C69]/[.G69]" office:value-type="float" office:value="49.7174263463518" calcext:value-type="float">
            <text:p>49.7174263464</text:p>
          </table:table-cell>
          <table:table-cell table:formula="of:=[.J69]/[.K69]" office:value-type="float" office:value="110.561316301992" calcext:value-type="float">
            <text:p>110.561316302</text:p>
          </table:table-cell>
          <table:table-cell table:formula="of:=1/[.L69]" office:value-type="float" office:value="0.00904475483331398" calcext:value-type="float">
            <text:p>0.0090447548</text:p>
          </table:table-cell>
          <table:table-cell table:formula="of:=[.J69]/[.G69]" office:value-type="float" office:value="2135.06208852032" calcext:value-type="float">
            <text:p>2135.0620885203</text:p>
          </table:table-cell>
          <table:table-cell table:formula="of:=1/[.N69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9" calcext:value-type="float">
            <text:p>69</text:p>
          </table:table-cell>
          <table:table-cell table:style-name="ce5" office:value-type="float" office:value="12800" calcext:value-type="float">
            <text:p>1.28E+04</text:p>
          </table:table-cell>
          <table:table-cell table:style-name="ce5" office:value-type="float" office:value="19" calcext:value-type="float">
            <text:p>1.90E+01</text:p>
          </table:table-cell>
          <table:table-cell table:style-name="ce5" office:value-type="float" office:value="676299" calcext:value-type="float">
            <text:p>6.76E+05</text:p>
          </table:table-cell>
          <table:table-cell table:style-name="ce5" office:value-type="float" office:value="932166" calcext:value-type="float">
            <text:p>9.32E+05</text:p>
          </table:table-cell>
          <table:table-cell office:value-type="float" office:value="259.446" calcext:value-type="float">
            <text:p>259.446</text:p>
          </table:table-cell>
          <table:table-cell table:formula="of:=[.E70]/[.G70]+(210-[.D70])*5" office:value-type="float" office:value="3561.7042852848" calcext:value-type="float">
            <text:p>3561.7042852848</text:p>
          </table:table-cell>
          <table:table-cell table:formula="of:=[.F70]/[.G70]+(210-[.D70])*1" office:value-type="float" office:value="3783.90950718068" calcext:value-type="float">
            <text:p>3783.9095071807</text:p>
          </table:table-cell>
          <table:table-cell table:formula="of:=([.H70]+[.I70])*[.G70]" office:value-type="float" office:value="1905790.116" calcext:value-type="float">
            <text:p>1905790.116</text:p>
          </table:table-cell>
          <table:table-cell table:formula="of:=[.C70]/[.G70]" office:value-type="float" office:value="49.3358926327637" calcext:value-type="float">
            <text:p>49.3358926328</text:p>
          </table:table-cell>
          <table:table-cell table:formula="of:=[.J70]/[.K70]" office:value-type="float" office:value="38628.8767527919" calcext:value-type="float">
            <text:p>38628.8767527919</text:p>
          </table:table-cell>
          <table:table-cell table:formula="of:=1/[.L70]" office:value-type="float" office:value="0.0000258873693480545" calcext:value-type="float">
            <text:p>2.58873693480545E-05</text:p>
          </table:table-cell>
          <table:table-cell table:formula="of:=[.J70]/[.G70]" office:value-type="float" office:value="7345.61379246548" calcext:value-type="float">
            <text:p>7345.6137924655</text:p>
          </table:table-cell>
          <table:table-cell table:formula="of:=1/[.N70]" office:value-type="float" office:value="0.000136135662485512" calcext:value-type="float">
            <text:p>0.0001361357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71]/[.G71]+(210-[.D71])*5" office:value-type="float" office:value="1410.49979608087" calcext:value-type="float">
            <text:p>1410.4997960809</text:p>
          </table:table-cell>
          <table:table-cell table:formula="of:=[.F71]/[.G71]+(210-[.D71])*1" office:value-type="float" office:value="724.562292439456" calcext:value-type="float">
            <text:p>724.5622924395</text:p>
          </table:table-cell>
          <table:table-cell table:formula="of:=([.H71]+[.I71])*[.G71]" office:value-type="float" office:value="5496.8241" calcext:value-type="float">
            <text:p>5496.8241</text:p>
          </table:table-cell>
          <table:table-cell table:formula="of:=[.C71]/[.G71]" office:value-type="float" office:value="49.7174263463518" calcext:value-type="float">
            <text:p>49.7174263464</text:p>
          </table:table-cell>
          <table:table-cell table:formula="of:=[.J71]/[.K71]" office:value-type="float" office:value="110.561316301992" calcext:value-type="float">
            <text:p>110.561316302</text:p>
          </table:table-cell>
          <table:table-cell table:formula="of:=1/[.L71]" office:value-type="float" office:value="0.00904475483331398" calcext:value-type="float">
            <text:p>0.0090447548</text:p>
          </table:table-cell>
          <table:table-cell table:formula="of:=[.J71]/[.G71]" office:value-type="float" office:value="2135.06208852032" calcext:value-type="float">
            <text:p>2135.0620885203</text:p>
          </table:table-cell>
          <table:table-cell table:formula="of:=1/[.N71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1" calcext:value-type="float">
            <text:p>71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72]/[.G72]+(210-[.D72])*5" office:value-type="float" office:value="2335.52661305905" calcext:value-type="float">
            <text:p>2335.5266130591</text:p>
          </table:table-cell>
          <table:table-cell table:formula="of:=[.F72]/[.G72]+(210-[.D72])*1" office:value-type="float" office:value="2034.90805451924" calcext:value-type="float">
            <text:p>2034.9080545193</text:p>
          </table:table-cell>
          <table:table-cell table:formula="of:=([.H72]+[.I72])*[.G72]" office:value-type="float" office:value="588076.948" calcext:value-type="float">
            <text:p>588076.948</text:p>
          </table:table-cell>
          <table:table-cell table:formula="of:=[.C72]/[.G72]" office:value-type="float" office:value="47.5631326268226" calcext:value-type="float">
            <text:p>47.5631326268</text:p>
          </table:table-cell>
          <table:table-cell table:formula="of:=[.J72]/[.K72]" office:value-type="float" office:value="12364.1340576538" calcext:value-type="float">
            <text:p>12364.1340576538</text:p>
          </table:table-cell>
          <table:table-cell table:formula="of:=1/[.L72]" office:value-type="float" office:value="0.0000808790971803619" calcext:value-type="float">
            <text:p>8.08790971803619E-05</text:p>
          </table:table-cell>
          <table:table-cell table:formula="of:=[.J72]/[.G72]" office:value-type="float" office:value="4370.43466757829" calcext:value-type="float">
            <text:p>4370.4346675783</text:p>
          </table:table-cell>
          <table:table-cell table:formula="of:=1/[.N72]" office:value-type="float" office:value="0.000228810193049771" calcext:value-type="float">
            <text:p>0.000228810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2" calcext:value-type="float">
            <text:p>7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73]/[.G73]+(210-[.D73])*5" office:value-type="float" office:value="1473.8475342853" calcext:value-type="float">
            <text:p>1473.8475342853</text:p>
          </table:table-cell>
          <table:table-cell table:formula="of:=[.F73]/[.G73]+(210-[.D73])*1" office:value-type="float" office:value="811.877463787358" calcext:value-type="float">
            <text:p>811.8774637874</text:p>
          </table:table-cell>
          <table:table-cell table:formula="of:=([.H73]+[.I73])*[.G73]" office:value-type="float" office:value="10673.51288" calcext:value-type="float">
            <text:p>10673.51288</text:p>
          </table:table-cell>
          <table:table-cell table:formula="of:=[.C73]/[.G73]" office:value-type="float" office:value="54.8222132755416" calcext:value-type="float">
            <text:p>54.8222132755</text:p>
          </table:table-cell>
          <table:table-cell table:formula="of:=[.J73]/[.K73]" office:value-type="float" office:value="194.693213613138" calcext:value-type="float">
            <text:p>194.6932136131</text:p>
          </table:table-cell>
          <table:table-cell table:formula="of:=1/[.L73]" office:value-type="float" office:value="0.00513628585938818" calcext:value-type="float">
            <text:p>0.0051362859</text:p>
          </table:table-cell>
          <table:table-cell table:formula="of:=[.J73]/[.G73]" office:value-type="float" office:value="2285.72499807266" calcext:value-type="float">
            <text:p>2285.7249980727</text:p>
          </table:table-cell>
          <table:table-cell table:formula="of:=1/[.N73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3" calcext:value-type="float">
            <text:p>73</text:p>
          </table:table-cell>
          <table:table-cell office:value-type="float" office:value="25600" calcext:value-type="float">
            <text:p>25600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2447630" calcext:value-type="float">
            <text:p>2.45E+06</text:p>
          </table:table-cell>
          <table:table-cell table:style-name="ce5" office:value-type="float" office:value="3373650" calcext:value-type="float">
            <text:p>3.37E+06</text:p>
          </table:table-cell>
          <table:table-cell office:value-type="float" office:value="881.984" calcext:value-type="float">
            <text:p>881.984</text:p>
          </table:table-cell>
          <table:table-cell table:formula="of:=[.E74]/[.G74]+(210-[.D74])*5" office:value-type="float" office:value="3730.14104564255" calcext:value-type="float">
            <text:p>3730.1410456426</text:p>
          </table:table-cell>
          <table:table-cell table:formula="of:=[.F74]/[.G74]+(210-[.D74])*1" office:value-type="float" office:value="4016.06938901386" calcext:value-type="float">
            <text:p>4016.0693890139</text:p>
          </table:table-cell>
          <table:table-cell table:formula="of:=([.H74]+[.I74])*[.G74]" office:value-type="float" office:value="6832033.664" calcext:value-type="float">
            <text:p>6832033.664</text:p>
          </table:table-cell>
          <table:table-cell table:formula="of:=[.C74]/[.G74]" office:value-type="float" office:value="29.0254698497932" calcext:value-type="float">
            <text:p>29.0254698498</text:p>
          </table:table-cell>
          <table:table-cell table:formula="of:=[.J74]/[.K74]" office:value-type="float" office:value="235380.63980896" calcext:value-type="float">
            <text:p>235380.63980896</text:p>
          </table:table-cell>
          <table:table-cell table:formula="of:=1/[.L74]" office:value-type="float" office:value="0.00000424843776791338" calcext:value-type="float">
            <text:p>4.24843776791338E-06</text:p>
          </table:table-cell>
          <table:table-cell table:formula="of:=[.J74]/[.G74]" office:value-type="float" office:value="7746.21043465641" calcext:value-type="float">
            <text:p>7746.2104346564</text:p>
          </table:table-cell>
          <table:table-cell table:formula="of:=1/[.N74]" office:value-type="float" office:value="0.000129095382630714" calcext:value-type="float">
            <text:p>0.00012909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75]/[.G75]+(210-[.D75])*5" office:value-type="float" office:value="1410.49979608087" calcext:value-type="float">
            <text:p>1410.4997960809</text:p>
          </table:table-cell>
          <table:table-cell table:formula="of:=[.F75]/[.G75]+(210-[.D75])*1" office:value-type="float" office:value="724.562292439456" calcext:value-type="float">
            <text:p>724.5622924395</text:p>
          </table:table-cell>
          <table:table-cell table:formula="of:=([.H75]+[.I75])*[.G75]" office:value-type="float" office:value="5496.8241" calcext:value-type="float">
            <text:p>5496.8241</text:p>
          </table:table-cell>
          <table:table-cell table:formula="of:=[.C75]/[.G75]" office:value-type="float" office:value="49.7174263463518" calcext:value-type="float">
            <text:p>49.7174263464</text:p>
          </table:table-cell>
          <table:table-cell table:formula="of:=[.J75]/[.K75]" office:value-type="float" office:value="110.561316301992" calcext:value-type="float">
            <text:p>110.561316302</text:p>
          </table:table-cell>
          <table:table-cell table:formula="of:=1/[.L75]" office:value-type="float" office:value="0.00904475483331398" calcext:value-type="float">
            <text:p>0.0090447548</text:p>
          </table:table-cell>
          <table:table-cell table:formula="of:=[.J75]/[.G75]" office:value-type="float" office:value="2135.06208852032" calcext:value-type="float">
            <text:p>2135.0620885203</text:p>
          </table:table-cell>
          <table:table-cell table:formula="of:=1/[.N75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5" calcext:value-type="float">
            <text:p>75</text:p>
          </table:table-cell>
          <table:table-cell table:style-name="ce5" office:value-type="float" office:value="256" calcext:value-type="float">
            <text:p>2.56E+02</text:p>
          </table:table-cell>
          <table:table-cell table:style-name="ce5" office:value-type="float" office:value="3" calcext:value-type="float">
            <text:p>3.00E+00</text:p>
          </table:table-cell>
          <table:table-cell table:style-name="ce5" office:value-type="float" office:value="2049.26" calcext:value-type="float">
            <text:p>2.05E+03</text:p>
          </table:table-cell>
          <table:table-cell table:style-name="ce5" office:value-type="float" office:value="2824.56" calcext:value-type="float">
            <text:p>2.82E+03</text:p>
          </table:table-cell>
          <table:table-cell office:value-type="float" office:value="4.66964" calcext:value-type="float">
            <text:p>4.66964</text:p>
          </table:table-cell>
          <table:table-cell table:formula="of:=[.E76]/[.G76]+(210-[.D76])*5" office:value-type="float" office:value="1473.8475342853" calcext:value-type="float">
            <text:p>1473.8475342853</text:p>
          </table:table-cell>
          <table:table-cell table:formula="of:=[.F76]/[.G76]+(210-[.D76])*1" office:value-type="float" office:value="811.877463787358" calcext:value-type="float">
            <text:p>811.8774637874</text:p>
          </table:table-cell>
          <table:table-cell table:formula="of:=([.H76]+[.I76])*[.G76]" office:value-type="float" office:value="10673.51288" calcext:value-type="float">
            <text:p>10673.51288</text:p>
          </table:table-cell>
          <table:table-cell table:formula="of:=[.C76]/[.G76]" office:value-type="float" office:value="54.8222132755416" calcext:value-type="float">
            <text:p>54.8222132755</text:p>
          </table:table-cell>
          <table:table-cell table:formula="of:=[.J76]/[.K76]" office:value-type="float" office:value="194.693213613138" calcext:value-type="float">
            <text:p>194.6932136131</text:p>
          </table:table-cell>
          <table:table-cell table:formula="of:=1/[.L76]" office:value-type="float" office:value="0.00513628585938818" calcext:value-type="float">
            <text:p>0.0051362859</text:p>
          </table:table-cell>
          <table:table-cell table:formula="of:=[.J76]/[.G76]" office:value-type="float" office:value="2285.72499807266" calcext:value-type="float">
            <text:p>2285.7249980727</text:p>
          </table:table-cell>
          <table:table-cell table:formula="of:=1/[.N76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6" calcext:value-type="float">
            <text:p>76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77]/[.G77]+(210-[.D77])*5" office:value-type="float" office:value="1473.8475342853" calcext:value-type="float">
            <text:p>1473.8475342853</text:p>
          </table:table-cell>
          <table:table-cell table:formula="of:=[.F77]/[.G77]+(210-[.D77])*1" office:value-type="float" office:value="811.877463787358" calcext:value-type="float">
            <text:p>811.8774637874</text:p>
          </table:table-cell>
          <table:table-cell table:formula="of:=([.H77]+[.I77])*[.G77]" office:value-type="float" office:value="10673.51288" calcext:value-type="float">
            <text:p>10673.51288</text:p>
          </table:table-cell>
          <table:table-cell table:formula="of:=[.C77]/[.G77]" office:value-type="float" office:value="54.8222132755416" calcext:value-type="float">
            <text:p>54.8222132755</text:p>
          </table:table-cell>
          <table:table-cell table:formula="of:=[.J77]/[.K77]" office:value-type="float" office:value="194.693213613138" calcext:value-type="float">
            <text:p>194.6932136131</text:p>
          </table:table-cell>
          <table:table-cell table:formula="of:=1/[.L77]" office:value-type="float" office:value="0.00513628585938818" calcext:value-type="float">
            <text:p>0.0051362859</text:p>
          </table:table-cell>
          <table:table-cell table:formula="of:=[.J77]/[.G77]" office:value-type="float" office:value="2285.72499807266" calcext:value-type="float">
            <text:p>2285.7249980727</text:p>
          </table:table-cell>
          <table:table-cell table:formula="of:=1/[.N77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7" calcext:value-type="float">
            <text:p>77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78]/[.G78]+(210-[.D78])*5" office:value-type="float" office:value="1473.8475342853" calcext:value-type="float">
            <text:p>1473.8475342853</text:p>
          </table:table-cell>
          <table:table-cell table:formula="of:=[.F78]/[.G78]+(210-[.D78])*1" office:value-type="float" office:value="811.877463787358" calcext:value-type="float">
            <text:p>811.8774637874</text:p>
          </table:table-cell>
          <table:table-cell table:formula="of:=([.H78]+[.I78])*[.G78]" office:value-type="float" office:value="10673.51288" calcext:value-type="float">
            <text:p>10673.51288</text:p>
          </table:table-cell>
          <table:table-cell table:formula="of:=[.C78]/[.G78]" office:value-type="float" office:value="54.8222132755416" calcext:value-type="float">
            <text:p>54.8222132755</text:p>
          </table:table-cell>
          <table:table-cell table:formula="of:=[.J78]/[.K78]" office:value-type="float" office:value="194.693213613138" calcext:value-type="float">
            <text:p>194.6932136131</text:p>
          </table:table-cell>
          <table:table-cell table:formula="of:=1/[.L78]" office:value-type="float" office:value="0.00513628585938818" calcext:value-type="float">
            <text:p>0.0051362859</text:p>
          </table:table-cell>
          <table:table-cell table:formula="of:=[.J78]/[.G78]" office:value-type="float" office:value="2285.72499807266" calcext:value-type="float">
            <text:p>2285.7249980727</text:p>
          </table:table-cell>
          <table:table-cell table:formula="of:=1/[.N78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8" calcext:value-type="float">
            <text:p>78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79]/[.G79]+(210-[.D79])*5" office:value-type="float" office:value="1473.8475342853" calcext:value-type="float">
            <text:p>1473.8475342853</text:p>
          </table:table-cell>
          <table:table-cell table:formula="of:=[.F79]/[.G79]+(210-[.D79])*1" office:value-type="float" office:value="811.877463787358" calcext:value-type="float">
            <text:p>811.8774637874</text:p>
          </table:table-cell>
          <table:table-cell table:formula="of:=([.H79]+[.I79])*[.G79]" office:value-type="float" office:value="10673.51288" calcext:value-type="float">
            <text:p>10673.51288</text:p>
          </table:table-cell>
          <table:table-cell table:formula="of:=[.C79]/[.G79]" office:value-type="float" office:value="54.8222132755416" calcext:value-type="float">
            <text:p>54.8222132755</text:p>
          </table:table-cell>
          <table:table-cell table:formula="of:=[.J79]/[.K79]" office:value-type="float" office:value="194.693213613138" calcext:value-type="float">
            <text:p>194.6932136131</text:p>
          </table:table-cell>
          <table:table-cell table:formula="of:=1/[.L79]" office:value-type="float" office:value="0.00513628585938818" calcext:value-type="float">
            <text:p>0.0051362859</text:p>
          </table:table-cell>
          <table:table-cell table:formula="of:=[.J79]/[.G79]" office:value-type="float" office:value="2285.72499807266" calcext:value-type="float">
            <text:p>2285.7249980727</text:p>
          </table:table-cell>
          <table:table-cell table:formula="of:=1/[.N79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9" calcext:value-type="float">
            <text:p>79</text:p>
          </table:table-cell>
          <table:table-cell table:style-name="ce5" office:value-type="float" office:value="6400" calcext:value-type="float">
            <text:p>6.40E+03</text:p>
          </table:table-cell>
          <table:table-cell table:style-name="ce5" office:value-type="float" office:value="9" calcext:value-type="float">
            <text:p>9.00E+00</text:p>
          </table:table-cell>
          <table:table-cell table:style-name="ce5" office:value-type="float" office:value="179033" calcext:value-type="float">
            <text:p>1.79E+05</text:p>
          </table:table-cell>
          <table:table-cell table:style-name="ce5" office:value-type="float" office:value="246767" calcext:value-type="float">
            <text:p>2.47E+05</text:p>
          </table:table-cell>
          <table:table-cell office:value-type="float" office:value="134.558" calcext:value-type="float">
            <text:p>134.558</text:p>
          </table:table-cell>
          <table:table-cell table:formula="of:=[.E80]/[.G80]+(210-[.D80])*5" office:value-type="float" office:value="2335.52661305905" calcext:value-type="float">
            <text:p>2335.5266130591</text:p>
          </table:table-cell>
          <table:table-cell table:formula="of:=[.F80]/[.G80]+(210-[.D80])*1" office:value-type="float" office:value="2034.90805451924" calcext:value-type="float">
            <text:p>2034.9080545193</text:p>
          </table:table-cell>
          <table:table-cell table:formula="of:=([.H80]+[.I80])*[.G80]" office:value-type="float" office:value="588076.948" calcext:value-type="float">
            <text:p>588076.948</text:p>
          </table:table-cell>
          <table:table-cell table:formula="of:=[.C80]/[.G80]" office:value-type="float" office:value="47.5631326268226" calcext:value-type="float">
            <text:p>47.5631326268</text:p>
          </table:table-cell>
          <table:table-cell table:formula="of:=[.J80]/[.K80]" office:value-type="float" office:value="12364.1340576538" calcext:value-type="float">
            <text:p>12364.1340576538</text:p>
          </table:table-cell>
          <table:table-cell table:formula="of:=1/[.L80]" office:value-type="float" office:value="0.0000808790971803619" calcext:value-type="float">
            <text:p>8.08790971803619E-05</text:p>
          </table:table-cell>
          <table:table-cell table:formula="of:=[.J80]/[.G80]" office:value-type="float" office:value="4370.43466757829" calcext:value-type="float">
            <text:p>4370.4346675783</text:p>
          </table:table-cell>
          <table:table-cell table:formula="of:=1/[.N80]" office:value-type="float" office:value="0.000228810193049771" calcext:value-type="float">
            <text:p>0.000228810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1]/[.G81]+(210-[.D81])*5" office:value-type="float" office:value="1410.49979608087" calcext:value-type="float">
            <text:p>1410.4997960809</text:p>
          </table:table-cell>
          <table:table-cell table:formula="of:=[.F81]/[.G81]+(210-[.D81])*1" office:value-type="float" office:value="724.562292439456" calcext:value-type="float">
            <text:p>724.5622924395</text:p>
          </table:table-cell>
          <table:table-cell table:formula="of:=([.H81]+[.I81])*[.G81]" office:value-type="float" office:value="5496.8241" calcext:value-type="float">
            <text:p>5496.8241</text:p>
          </table:table-cell>
          <table:table-cell table:formula="of:=[.C81]/[.G81]" office:value-type="float" office:value="49.7174263463518" calcext:value-type="float">
            <text:p>49.7174263464</text:p>
          </table:table-cell>
          <table:table-cell table:formula="of:=[.J81]/[.K81]" office:value-type="float" office:value="110.561316301992" calcext:value-type="float">
            <text:p>110.561316302</text:p>
          </table:table-cell>
          <table:table-cell table:formula="of:=1/[.L81]" office:value-type="float" office:value="0.00904475483331398" calcext:value-type="float">
            <text:p>0.0090447548</text:p>
          </table:table-cell>
          <table:table-cell table:formula="of:=[.J81]/[.G81]" office:value-type="float" office:value="2135.06208852032" calcext:value-type="float">
            <text:p>2135.0620885203</text:p>
          </table:table-cell>
          <table:table-cell table:formula="of:=1/[.N81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1" calcext:value-type="float">
            <text:p>8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2]/[.G82]+(210-[.D82])*5" office:value-type="float" office:value="1410.49979608087" calcext:value-type="float">
            <text:p>1410.4997960809</text:p>
          </table:table-cell>
          <table:table-cell table:formula="of:=[.F82]/[.G82]+(210-[.D82])*1" office:value-type="float" office:value="724.562292439456" calcext:value-type="float">
            <text:p>724.5622924395</text:p>
          </table:table-cell>
          <table:table-cell table:formula="of:=([.H82]+[.I82])*[.G82]" office:value-type="float" office:value="5496.8241" calcext:value-type="float">
            <text:p>5496.8241</text:p>
          </table:table-cell>
          <table:table-cell table:formula="of:=[.C82]/[.G82]" office:value-type="float" office:value="49.7174263463518" calcext:value-type="float">
            <text:p>49.7174263464</text:p>
          </table:table-cell>
          <table:table-cell table:formula="of:=[.J82]/[.K82]" office:value-type="float" office:value="110.561316301992" calcext:value-type="float">
            <text:p>110.561316302</text:p>
          </table:table-cell>
          <table:table-cell table:formula="of:=1/[.L82]" office:value-type="float" office:value="0.00904475483331398" calcext:value-type="float">
            <text:p>0.0090447548</text:p>
          </table:table-cell>
          <table:table-cell table:formula="of:=[.J82]/[.G82]" office:value-type="float" office:value="2135.06208852032" calcext:value-type="float">
            <text:p>2135.0620885203</text:p>
          </table:table-cell>
          <table:table-cell table:formula="of:=1/[.N82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3]/[.G83]+(210-[.D83])*5" office:value-type="float" office:value="1410.49979608087" calcext:value-type="float">
            <text:p>1410.4997960809</text:p>
          </table:table-cell>
          <table:table-cell table:formula="of:=[.F83]/[.G83]+(210-[.D83])*1" office:value-type="float" office:value="724.562292439456" calcext:value-type="float">
            <text:p>724.5622924395</text:p>
          </table:table-cell>
          <table:table-cell table:formula="of:=([.H83]+[.I83])*[.G83]" office:value-type="float" office:value="5496.8241" calcext:value-type="float">
            <text:p>5496.8241</text:p>
          </table:table-cell>
          <table:table-cell table:formula="of:=[.C83]/[.G83]" office:value-type="float" office:value="49.7174263463518" calcext:value-type="float">
            <text:p>49.7174263464</text:p>
          </table:table-cell>
          <table:table-cell table:formula="of:=[.J83]/[.K83]" office:value-type="float" office:value="110.561316301992" calcext:value-type="float">
            <text:p>110.561316302</text:p>
          </table:table-cell>
          <table:table-cell table:formula="of:=1/[.L83]" office:value-type="float" office:value="0.00904475483331398" calcext:value-type="float">
            <text:p>0.0090447548</text:p>
          </table:table-cell>
          <table:table-cell table:formula="of:=[.J83]/[.G83]" office:value-type="float" office:value="2135.06208852032" calcext:value-type="float">
            <text:p>2135.0620885203</text:p>
          </table:table-cell>
          <table:table-cell table:formula="of:=1/[.N83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4]/[.G84]+(210-[.D84])*5" office:value-type="float" office:value="1410.49979608087" calcext:value-type="float">
            <text:p>1410.4997960809</text:p>
          </table:table-cell>
          <table:table-cell table:formula="of:=[.F84]/[.G84]+(210-[.D84])*1" office:value-type="float" office:value="724.562292439456" calcext:value-type="float">
            <text:p>724.5622924395</text:p>
          </table:table-cell>
          <table:table-cell table:formula="of:=([.H84]+[.I84])*[.G84]" office:value-type="float" office:value="5496.8241" calcext:value-type="float">
            <text:p>5496.8241</text:p>
          </table:table-cell>
          <table:table-cell table:formula="of:=[.C84]/[.G84]" office:value-type="float" office:value="49.7174263463518" calcext:value-type="float">
            <text:p>49.7174263464</text:p>
          </table:table-cell>
          <table:table-cell table:formula="of:=[.J84]/[.K84]" office:value-type="float" office:value="110.561316301992" calcext:value-type="float">
            <text:p>110.561316302</text:p>
          </table:table-cell>
          <table:table-cell table:formula="of:=1/[.L84]" office:value-type="float" office:value="0.00904475483331398" calcext:value-type="float">
            <text:p>0.0090447548</text:p>
          </table:table-cell>
          <table:table-cell table:formula="of:=[.J84]/[.G84]" office:value-type="float" office:value="2135.06208852032" calcext:value-type="float">
            <text:p>2135.0620885203</text:p>
          </table:table-cell>
          <table:table-cell table:formula="of:=1/[.N84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4" calcext:value-type="float">
            <text:p>84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85]/[.G85]+(210-[.D85])*5" office:value-type="float" office:value="1568.8478827845" calcext:value-type="float">
            <text:p>1568.8478827845</text:p>
          </table:table-cell>
          <table:table-cell table:formula="of:=[.F85]/[.G85]+(210-[.D85])*1" office:value-type="float" office:value="942.819851148195" calcext:value-type="float">
            <text:p>942.8198511482</text:p>
          </table:table-cell>
          <table:table-cell table:formula="of:=([.H85]+[.I85])*[.G85]" office:value-type="float" office:value="59226.381" calcext:value-type="float">
            <text:p>59226.381</text:p>
          </table:table-cell>
          <table:table-cell table:formula="of:=[.C85]/[.G85]" office:value-type="float" office:value="54.282139903734" calcext:value-type="float">
            <text:p>54.2821399037</text:p>
          </table:table-cell>
          <table:table-cell table:formula="of:=[.J85]/[.K85]" office:value-type="float" office:value="1091.08412278945" calcext:value-type="float">
            <text:p>1091.0841227895</text:p>
          </table:table-cell>
          <table:table-cell table:formula="of:=1/[.L85]" office:value-type="float" office:value="0.000916519614861053" calcext:value-type="float">
            <text:p>0.0009165196</text:p>
          </table:table-cell>
          <table:table-cell table:formula="of:=[.J85]/[.G85]" office:value-type="float" office:value="2511.6677339327" calcext:value-type="float">
            <text:p>2511.6677339327</text:p>
          </table:table-cell>
          <table:table-cell table:formula="of:=1/[.N85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6]/[.G86]+(210-[.D86])*5" office:value-type="float" office:value="1410.49979608087" calcext:value-type="float">
            <text:p>1410.4997960809</text:p>
          </table:table-cell>
          <table:table-cell table:formula="of:=[.F86]/[.G86]+(210-[.D86])*1" office:value-type="float" office:value="724.562292439456" calcext:value-type="float">
            <text:p>724.5622924395</text:p>
          </table:table-cell>
          <table:table-cell table:formula="of:=([.H86]+[.I86])*[.G86]" office:value-type="float" office:value="5496.8241" calcext:value-type="float">
            <text:p>5496.8241</text:p>
          </table:table-cell>
          <table:table-cell table:formula="of:=[.C86]/[.G86]" office:value-type="float" office:value="49.7174263463518" calcext:value-type="float">
            <text:p>49.7174263464</text:p>
          </table:table-cell>
          <table:table-cell table:formula="of:=[.J86]/[.K86]" office:value-type="float" office:value="110.561316301992" calcext:value-type="float">
            <text:p>110.561316302</text:p>
          </table:table-cell>
          <table:table-cell table:formula="of:=1/[.L86]" office:value-type="float" office:value="0.00904475483331398" calcext:value-type="float">
            <text:p>0.0090447548</text:p>
          </table:table-cell>
          <table:table-cell table:formula="of:=[.J86]/[.G86]" office:value-type="float" office:value="2135.06208852032" calcext:value-type="float">
            <text:p>2135.0620885203</text:p>
          </table:table-cell>
          <table:table-cell table:formula="of:=1/[.N86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6" calcext:value-type="float">
            <text:p>86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87]/[.G87]+(210-[.D87])*5" office:value-type="float" office:value="3561.7042852848" calcext:value-type="float">
            <text:p>3561.7042852848</text:p>
          </table:table-cell>
          <table:table-cell table:formula="of:=[.F87]/[.G87]+(210-[.D87])*1" office:value-type="float" office:value="3783.90950718068" calcext:value-type="float">
            <text:p>3783.9095071807</text:p>
          </table:table-cell>
          <table:table-cell table:formula="of:=([.H87]+[.I87])*[.G87]" office:value-type="float" office:value="1905790.116" calcext:value-type="float">
            <text:p>1905790.116</text:p>
          </table:table-cell>
          <table:table-cell table:formula="of:=[.C87]/[.G87]" office:value-type="float" office:value="49.3358926327637" calcext:value-type="float">
            <text:p>49.3358926328</text:p>
          </table:table-cell>
          <table:table-cell table:formula="of:=[.J87]/[.K87]" office:value-type="float" office:value="38628.8767527919" calcext:value-type="float">
            <text:p>38628.8767527919</text:p>
          </table:table-cell>
          <table:table-cell table:formula="of:=1/[.L87]" office:value-type="float" office:value="0.0000258873693480545" calcext:value-type="float">
            <text:p>2.58873693480545E-05</text:p>
          </table:table-cell>
          <table:table-cell table:formula="of:=[.J87]/[.G87]" office:value-type="float" office:value="7345.61379246548" calcext:value-type="float">
            <text:p>7345.6137924655</text:p>
          </table:table-cell>
          <table:table-cell table:formula="of:=1/[.N87]" office:value-type="float" office:value="0.000136135662485512" calcext:value-type="float">
            <text:p>0.0001361357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7" calcext:value-type="float">
            <text:p>87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88]/[.G88]+(210-[.D88])*5" office:value-type="float" office:value="3561.7042852848" calcext:value-type="float">
            <text:p>3561.7042852848</text:p>
          </table:table-cell>
          <table:table-cell table:formula="of:=[.F88]/[.G88]+(210-[.D88])*1" office:value-type="float" office:value="3783.90950718068" calcext:value-type="float">
            <text:p>3783.9095071807</text:p>
          </table:table-cell>
          <table:table-cell table:formula="of:=([.H88]+[.I88])*[.G88]" office:value-type="float" office:value="1905790.116" calcext:value-type="float">
            <text:p>1905790.116</text:p>
          </table:table-cell>
          <table:table-cell table:formula="of:=[.C88]/[.G88]" office:value-type="float" office:value="49.3358926327637" calcext:value-type="float">
            <text:p>49.3358926328</text:p>
          </table:table-cell>
          <table:table-cell table:formula="of:=[.J88]/[.K88]" office:value-type="float" office:value="38628.8767527919" calcext:value-type="float">
            <text:p>38628.8767527919</text:p>
          </table:table-cell>
          <table:table-cell table:formula="of:=1/[.L88]" office:value-type="float" office:value="0.0000258873693480545" calcext:value-type="float">
            <text:p>2.58873693480545E-05</text:p>
          </table:table-cell>
          <table:table-cell table:formula="of:=[.J88]/[.G88]" office:value-type="float" office:value="7345.61379246548" calcext:value-type="float">
            <text:p>7345.6137924655</text:p>
          </table:table-cell>
          <table:table-cell table:formula="of:=1/[.N88]" office:value-type="float" office:value="0.000136135662485512" calcext:value-type="float">
            <text:p>0.0001361357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8" calcext:value-type="float">
            <text:p>88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89]/[.G89]+(210-[.D89])*5" office:value-type="float" office:value="1473.8475342853" calcext:value-type="float">
            <text:p>1473.8475342853</text:p>
          </table:table-cell>
          <table:table-cell table:formula="of:=[.F89]/[.G89]+(210-[.D89])*1" office:value-type="float" office:value="811.877463787358" calcext:value-type="float">
            <text:p>811.8774637874</text:p>
          </table:table-cell>
          <table:table-cell table:formula="of:=([.H89]+[.I89])*[.G89]" office:value-type="float" office:value="10673.51288" calcext:value-type="float">
            <text:p>10673.51288</text:p>
          </table:table-cell>
          <table:table-cell table:formula="of:=[.C89]/[.G89]" office:value-type="float" office:value="54.8222132755416" calcext:value-type="float">
            <text:p>54.8222132755</text:p>
          </table:table-cell>
          <table:table-cell table:formula="of:=[.J89]/[.K89]" office:value-type="float" office:value="194.693213613138" calcext:value-type="float">
            <text:p>194.6932136131</text:p>
          </table:table-cell>
          <table:table-cell table:formula="of:=1/[.L89]" office:value-type="float" office:value="0.00513628585938818" calcext:value-type="float">
            <text:p>0.0051362859</text:p>
          </table:table-cell>
          <table:table-cell table:formula="of:=[.J89]/[.G89]" office:value-type="float" office:value="2285.72499807266" calcext:value-type="float">
            <text:p>2285.7249980727</text:p>
          </table:table-cell>
          <table:table-cell table:formula="of:=1/[.N89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9" calcext:value-type="float">
            <text:p>89</text:p>
          </table:table-cell>
          <table:table-cell office:value-type="float" office:value="51200" calcext:value-type="float">
            <text:p>51200</text:p>
          </table:table-cell>
          <table:table-cell office:value-type="float" office:value="33" calcext:value-type="float">
            <text:p>33</text:p>
          </table:table-cell>
          <table:table-cell table:style-name="ce5" office:value-type="float" office:value="9863050" calcext:value-type="float">
            <text:p>9.86E+06</text:p>
          </table:table-cell>
          <table:table-cell table:style-name="ce5" office:value-type="float" office:value="13594600" calcext:value-type="float">
            <text:p>1.36E+07</text:p>
          </table:table-cell>
          <table:table-cell office:value-type="float" office:value="2009.58" calcext:value-type="float">
            <text:p>2009.58</text:p>
          </table:table-cell>
          <table:table-cell table:formula="of:=[.E90]/[.G90]+(210-[.D90])*5" office:value-type="float" office:value="5793.01560525085" calcext:value-type="float">
            <text:p>5793.0156052509</text:p>
          </table:table-cell>
          <table:table-cell table:formula="of:=[.F90]/[.G90]+(210-[.D90])*1" office:value-type="float" office:value="6941.8961474537" calcext:value-type="float">
            <text:p>6941.8961474537</text:p>
          </table:table-cell>
          <table:table-cell table:formula="of:=([.H90]+[.I90])*[.G90]" office:value-type="float" office:value="25591823.96" calcext:value-type="float">
            <text:p>25591823.96</text:p>
          </table:table-cell>
          <table:table-cell table:formula="of:=[.C90]/[.G90]" office:value-type="float" office:value="25.4779605688751" calcext:value-type="float">
            <text:p>25.4779605689</text:p>
          </table:table-cell>
          <table:table-cell table:formula="of:=[.J90]/[.K90]" office:value-type="float" office:value="1004469.09362377" calcext:value-type="float">
            <text:p>1004469.09362377</text:p>
          </table:table-cell>
          <table:table-cell table:formula="of:=1/[.L90]" office:value-type="float" office:value="0.000000995550790310887" calcext:value-type="float">
            <text:p>9.95550790310887E-07</text:p>
          </table:table-cell>
          <table:table-cell table:formula="of:=[.J90]/[.G90]" office:value-type="float" office:value="12734.9117527045" calcext:value-type="float">
            <text:p>12734.9117527045</text:p>
          </table:table-cell>
          <table:table-cell table:formula="of:=1/[.N90]" office:value-type="float" office:value="0.0000785242975702307" calcext:value-type="float">
            <text:p>7.8524297570230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1]/[.G91]+(210-[.D91])*5" office:value-type="float" office:value="1410.49979608087" calcext:value-type="float">
            <text:p>1410.4997960809</text:p>
          </table:table-cell>
          <table:table-cell table:formula="of:=[.F91]/[.G91]+(210-[.D91])*1" office:value-type="float" office:value="724.562292439456" calcext:value-type="float">
            <text:p>724.5622924395</text:p>
          </table:table-cell>
          <table:table-cell table:formula="of:=([.H91]+[.I91])*[.G91]" office:value-type="float" office:value="5496.8241" calcext:value-type="float">
            <text:p>5496.8241</text:p>
          </table:table-cell>
          <table:table-cell table:formula="of:=[.C91]/[.G91]" office:value-type="float" office:value="49.7174263463518" calcext:value-type="float">
            <text:p>49.7174263464</text:p>
          </table:table-cell>
          <table:table-cell table:formula="of:=[.J91]/[.K91]" office:value-type="float" office:value="110.561316301992" calcext:value-type="float">
            <text:p>110.561316302</text:p>
          </table:table-cell>
          <table:table-cell table:formula="of:=1/[.L91]" office:value-type="float" office:value="0.00904475483331398" calcext:value-type="float">
            <text:p>0.0090447548</text:p>
          </table:table-cell>
          <table:table-cell table:formula="of:=[.J91]/[.G91]" office:value-type="float" office:value="2135.06208852032" calcext:value-type="float">
            <text:p>2135.0620885203</text:p>
          </table:table-cell>
          <table:table-cell table:formula="of:=1/[.N91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1" calcext:value-type="float">
            <text:p>91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2]/[.G92]+(210-[.D92])*5" office:value-type="float" office:value="1568.8478827845" calcext:value-type="float">
            <text:p>1568.8478827845</text:p>
          </table:table-cell>
          <table:table-cell table:formula="of:=[.F92]/[.G92]+(210-[.D92])*1" office:value-type="float" office:value="942.819851148195" calcext:value-type="float">
            <text:p>942.8198511482</text:p>
          </table:table-cell>
          <table:table-cell table:formula="of:=([.H92]+[.I92])*[.G92]" office:value-type="float" office:value="59226.381" calcext:value-type="float">
            <text:p>59226.381</text:p>
          </table:table-cell>
          <table:table-cell table:formula="of:=[.C92]/[.G92]" office:value-type="float" office:value="54.282139903734" calcext:value-type="float">
            <text:p>54.2821399037</text:p>
          </table:table-cell>
          <table:table-cell table:formula="of:=[.J92]/[.K92]" office:value-type="float" office:value="1091.08412278945" calcext:value-type="float">
            <text:p>1091.0841227895</text:p>
          </table:table-cell>
          <table:table-cell table:formula="of:=1/[.L92]" office:value-type="float" office:value="0.000916519614861053" calcext:value-type="float">
            <text:p>0.0009165196</text:p>
          </table:table-cell>
          <table:table-cell table:formula="of:=[.J92]/[.G92]" office:value-type="float" office:value="2511.6677339327" calcext:value-type="float">
            <text:p>2511.6677339327</text:p>
          </table:table-cell>
          <table:table-cell table:formula="of:=1/[.N92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3]/[.G93]+(210-[.D93])*5" office:value-type="float" office:value="1410.49979608087" calcext:value-type="float">
            <text:p>1410.4997960809</text:p>
          </table:table-cell>
          <table:table-cell table:formula="of:=[.F93]/[.G93]+(210-[.D93])*1" office:value-type="float" office:value="724.562292439456" calcext:value-type="float">
            <text:p>724.5622924395</text:p>
          </table:table-cell>
          <table:table-cell table:formula="of:=([.H93]+[.I93])*[.G93]" office:value-type="float" office:value="5496.8241" calcext:value-type="float">
            <text:p>5496.8241</text:p>
          </table:table-cell>
          <table:table-cell table:formula="of:=[.C93]/[.G93]" office:value-type="float" office:value="49.7174263463518" calcext:value-type="float">
            <text:p>49.7174263464</text:p>
          </table:table-cell>
          <table:table-cell table:formula="of:=[.J93]/[.K93]" office:value-type="float" office:value="110.561316301992" calcext:value-type="float">
            <text:p>110.561316302</text:p>
          </table:table-cell>
          <table:table-cell table:formula="of:=1/[.L93]" office:value-type="float" office:value="0.00904475483331398" calcext:value-type="float">
            <text:p>0.0090447548</text:p>
          </table:table-cell>
          <table:table-cell table:formula="of:=[.J93]/[.G93]" office:value-type="float" office:value="2135.06208852032" calcext:value-type="float">
            <text:p>2135.0620885203</text:p>
          </table:table-cell>
          <table:table-cell table:formula="of:=1/[.N93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3" calcext:value-type="float">
            <text:p>93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4]/[.G94]+(210-[.D94])*5" office:value-type="float" office:value="1568.8478827845" calcext:value-type="float">
            <text:p>1568.8478827845</text:p>
          </table:table-cell>
          <table:table-cell table:formula="of:=[.F94]/[.G94]+(210-[.D94])*1" office:value-type="float" office:value="942.819851148195" calcext:value-type="float">
            <text:p>942.8198511482</text:p>
          </table:table-cell>
          <table:table-cell table:formula="of:=([.H94]+[.I94])*[.G94]" office:value-type="float" office:value="59226.381" calcext:value-type="float">
            <text:p>59226.381</text:p>
          </table:table-cell>
          <table:table-cell table:formula="of:=[.C94]/[.G94]" office:value-type="float" office:value="54.282139903734" calcext:value-type="float">
            <text:p>54.2821399037</text:p>
          </table:table-cell>
          <table:table-cell table:formula="of:=[.J94]/[.K94]" office:value-type="float" office:value="1091.08412278945" calcext:value-type="float">
            <text:p>1091.0841227895</text:p>
          </table:table-cell>
          <table:table-cell table:formula="of:=1/[.L94]" office:value-type="float" office:value="0.000916519614861053" calcext:value-type="float">
            <text:p>0.0009165196</text:p>
          </table:table-cell>
          <table:table-cell table:formula="of:=[.J94]/[.G94]" office:value-type="float" office:value="2511.6677339327" calcext:value-type="float">
            <text:p>2511.6677339327</text:p>
          </table:table-cell>
          <table:table-cell table:formula="of:=1/[.N94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4" calcext:value-type="float">
            <text:p>94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5]/[.G95]+(210-[.D95])*5" office:value-type="float" office:value="1568.8478827845" calcext:value-type="float">
            <text:p>1568.8478827845</text:p>
          </table:table-cell>
          <table:table-cell table:formula="of:=[.F95]/[.G95]+(210-[.D95])*1" office:value-type="float" office:value="942.819851148195" calcext:value-type="float">
            <text:p>942.8198511482</text:p>
          </table:table-cell>
          <table:table-cell table:formula="of:=([.H95]+[.I95])*[.G95]" office:value-type="float" office:value="59226.381" calcext:value-type="float">
            <text:p>59226.381</text:p>
          </table:table-cell>
          <table:table-cell table:formula="of:=[.C95]/[.G95]" office:value-type="float" office:value="54.282139903734" calcext:value-type="float">
            <text:p>54.2821399037</text:p>
          </table:table-cell>
          <table:table-cell table:formula="of:=[.J95]/[.K95]" office:value-type="float" office:value="1091.08412278945" calcext:value-type="float">
            <text:p>1091.0841227895</text:p>
          </table:table-cell>
          <table:table-cell table:formula="of:=1/[.L95]" office:value-type="float" office:value="0.000916519614861053" calcext:value-type="float">
            <text:p>0.0009165196</text:p>
          </table:table-cell>
          <table:table-cell table:formula="of:=[.J95]/[.G95]" office:value-type="float" office:value="2511.6677339327" calcext:value-type="float">
            <text:p>2511.6677339327</text:p>
          </table:table-cell>
          <table:table-cell table:formula="of:=1/[.N95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5" calcext:value-type="float">
            <text:p>9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6]/[.G96]+(210-[.D96])*5" office:value-type="float" office:value="1410.49979608087" calcext:value-type="float">
            <text:p>1410.4997960809</text:p>
          </table:table-cell>
          <table:table-cell table:formula="of:=[.F96]/[.G96]+(210-[.D96])*1" office:value-type="float" office:value="724.562292439456" calcext:value-type="float">
            <text:p>724.5622924395</text:p>
          </table:table-cell>
          <table:table-cell table:formula="of:=([.H96]+[.I96])*[.G96]" office:value-type="float" office:value="5496.8241" calcext:value-type="float">
            <text:p>5496.8241</text:p>
          </table:table-cell>
          <table:table-cell table:formula="of:=[.C96]/[.G96]" office:value-type="float" office:value="49.7174263463518" calcext:value-type="float">
            <text:p>49.7174263464</text:p>
          </table:table-cell>
          <table:table-cell table:formula="of:=[.J96]/[.K96]" office:value-type="float" office:value="110.561316301992" calcext:value-type="float">
            <text:p>110.561316302</text:p>
          </table:table-cell>
          <table:table-cell table:formula="of:=1/[.L96]" office:value-type="float" office:value="0.00904475483331398" calcext:value-type="float">
            <text:p>0.0090447548</text:p>
          </table:table-cell>
          <table:table-cell table:formula="of:=[.J96]/[.G96]" office:value-type="float" office:value="2135.06208852032" calcext:value-type="float">
            <text:p>2135.0620885203</text:p>
          </table:table-cell>
          <table:table-cell table:formula="of:=1/[.N96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7]/[.G97]+(210-[.D97])*5" office:value-type="float" office:value="1410.49979608087" calcext:value-type="float">
            <text:p>1410.4997960809</text:p>
          </table:table-cell>
          <table:table-cell table:formula="of:=[.F97]/[.G97]+(210-[.D97])*1" office:value-type="float" office:value="724.562292439456" calcext:value-type="float">
            <text:p>724.5622924395</text:p>
          </table:table-cell>
          <table:table-cell table:formula="of:=([.H97]+[.I97])*[.G97]" office:value-type="float" office:value="5496.8241" calcext:value-type="float">
            <text:p>5496.8241</text:p>
          </table:table-cell>
          <table:table-cell table:formula="of:=[.C97]/[.G97]" office:value-type="float" office:value="49.7174263463518" calcext:value-type="float">
            <text:p>49.7174263464</text:p>
          </table:table-cell>
          <table:table-cell table:formula="of:=[.J97]/[.K97]" office:value-type="float" office:value="110.561316301992" calcext:value-type="float">
            <text:p>110.561316302</text:p>
          </table:table-cell>
          <table:table-cell table:formula="of:=1/[.L97]" office:value-type="float" office:value="0.00904475483331398" calcext:value-type="float">
            <text:p>0.0090447548</text:p>
          </table:table-cell>
          <table:table-cell table:formula="of:=[.J97]/[.G97]" office:value-type="float" office:value="2135.06208852032" calcext:value-type="float">
            <text:p>2135.0620885203</text:p>
          </table:table-cell>
          <table:table-cell table:formula="of:=1/[.N97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 table:number-rows-repeated="3">
          <table:table-cell table:style-name="ce5" table:number-columns-repeated="2"/>
          <table:table-cell table:number-columns-repeated="22"/>
        </table:table-row>
        <table:table-row table:style-name="ro1">
          <table:table-cell table:style-name="ce5" table:number-columns-repeated="2"/>
          <table:table-cell table:number-columns-repeated="22"/>
        </table:table-row>
      </table:table>
      <table:table table:name="gmc_comp" table:style-name="ta1">
        <table:table-column table:style-name="co1" table:number-columns-repeated="7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arrivalRate</text:p>
          </table:table-cell>
          <table:table-cell office:value-type="string" calcext:value-type="string">
            <text:p>taskNo</text:p>
          </table:table-cell>
          <table:table-cell office:value-type="string" calcext:value-type="string">
            <text:p>workload</text:p>
          </table:table-cell>
          <table:table-cell office:value-type="string" calcext:value-type="string">
            <text:p>machines</text:p>
          </table:table-cell>
          <table:table-cell office:value-type="string" calcext:value-type="string">
            <text:p>cpuEnergy</text:p>
          </table:table-cell>
          <table:table-cell office:value-type="string" calcext:value-type="string">
            <text:p>acEnergy</text:p>
          </table:table-cell>
          <table:table-cell office:value-type="string" calcext:value-type="string">
            <text:p>responseTime</text:p>
          </table:table-cell>
          <table:table-cell office:value-type="string" calcext:value-type="string">
            <text:p>cpuPower</text:p>
          </table:table-cell>
          <table:table-cell office:value-type="string" calcext:value-type="string">
            <text:p>acPower</text:p>
          </table:table-cell>
          <table:table-cell office:value-type="string" calcext:value-type="string">
            <text:p>totalEnergy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energy per tp</text:p>
          </table:table-cell>
          <table:table-cell office:value-type="string" calcext:value-type="string">
            <text:p>tp per energy</text:p>
          </table:table-cell>
          <table:table-cell office:value-type="string" calcext:value-type="string">
            <text:p>energy per rt</text:p>
          </table:table-cell>
          <table:table-cell office:value-type="string" calcext:value-type="string">
            <text:p>rt per energy</text:p>
          </table:table-cell>
          <table:table-cell office:value-type="string" calcext:value-type="string">
            <text:p>avgCPUPower</text:p>
          </table:table-cell>
          <table:table-cell office:value-type="string" calcext:value-type="string">
            <text:p>avgACPower</text:p>
          </table:table-cell>
          <table:table-cell office:value-type="string" calcext:value-type="string">
            <text:p>avgTotalEnergy</text:p>
          </table:table-cell>
          <table:table-cell office:value-type="string" calcext:value-type="string">
            <text:p>avgTP</text:p>
          </table:table-cell>
          <table:table-cell office:value-type="string" calcext:value-type="string">
            <text:p>avgRT</text:p>
          </table:table-cell>
          <table:table-cell office:value-type="string" calcext:value-type="string">
            <text:p>avgEpTP</text:p>
          </table:table-cell>
          <table:table-cell office:value-type="string" calcext:value-type="string">
            <text:p>avgTPpE</text:p>
          </table:table-cell>
          <table:table-cell office:value-type="string" calcext:value-type="string">
            <text:p>avgEpRT</text:p>
          </table:table-cell>
          <table:table-cell office:value-type="string" calcext:value-type="string">
            <text:p>avgRTpE</text:p>
          </table:table-cell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]/[.G2]+(210-[.D2])*5" office:value-type="float" office:value="1410.49979608087" calcext:value-type="float">
            <text:p>1410.4997960809</text:p>
          </table:table-cell>
          <table:table-cell table:formula="of:=[.F2]/[.G2]+(210-[.D2])*1" office:value-type="float" office:value="724.562292439456" calcext:value-type="float">
            <text:p>724.5622924395</text:p>
          </table:table-cell>
          <table:table-cell table:formula="of:=([.H2]+[.I2])*[.G2]" office:value-type="float" office:value="5496.8241" calcext:value-type="float">
            <text:p>5496.8241</text:p>
          </table:table-cell>
          <table:table-cell table:formula="of:=[.C2]/[.G2]" office:value-type="float" office:value="49.7174263463518" calcext:value-type="float">
            <text:p>49.7174263464</text:p>
          </table:table-cell>
          <table:table-cell table:formula="of:=[.J2]/[.K2]" office:value-type="float" office:value="110.561316301992" calcext:value-type="float">
            <text:p>110.561316302</text:p>
          </table:table-cell>
          <table:table-cell table:formula="of:=1/[.L2]" office:value-type="float" office:value="0.00904475483331398" calcext:value-type="float">
            <text:p>0.0090447548</text:p>
          </table:table-cell>
          <table:table-cell table:formula="of:=[.J2]/[.G2]" office:value-type="float" office:value="2135.06208852032" calcext:value-type="float">
            <text:p>2135.0620885203</text:p>
          </table:table-cell>
          <table:table-cell table:formula="of:=1/[.N2]" office:value-type="float" office:value="0.000468370454131869" calcext:value-type="float">
            <text:p>0.0004683705</text:p>
          </table:table-cell>
          <table:table-cell table:formula="of:=AVERAGE([.H2:.H97])" office:value-type="float" office:value="2495.51174470746" calcext:value-type="float">
            <text:p>2495.5117447075</text:p>
          </table:table-cell>
          <table:table-cell table:formula="of:=AVERAGE([.I2:.I97])" office:value-type="float" office:value="2256.89131309784" calcext:value-type="float">
            <text:p>2256.8913130978</text:p>
          </table:table-cell>
          <table:table-cell table:formula="of:=AVERAGE([.J2:.J97])" office:value-type="float" office:value="5845698.17249876" calcext:value-type="float">
            <text:p>5845698.17249876</text:p>
          </table:table-cell>
          <table:table-cell table:formula="of:=AVERAGE([.K2:.K97])" office:value-type="float" office:value="48.3176854550498" calcext:value-type="float">
            <text:p>48.317685455</text:p>
          </table:table-cell>
          <table:table-cell table:formula="of:=AVERAGE([.G2:.G97])" office:value-type="float" office:value="320.481647291667" calcext:value-type="float">
            <text:p>320.4816472917</text:p>
          </table:table-cell>
          <table:table-cell table:formula="of:=AVERAGE([.L2:.L97])" office:value-type="float" office:value="220806.590041575" calcext:value-type="float">
            <text:p>220806.590041575</text:p>
          </table:table-cell>
          <table:table-cell table:formula="of:=AVERAGE([.M2:.M97])" office:value-type="float" office:value="0.00457862119235862" calcext:value-type="float">
            <text:p>0.0045786212</text:p>
          </table:table-cell>
          <table:table-cell table:formula="of:=AVERAGE([.N2:.N97])" office:value-type="float" office:value="4752.4030578053" calcext:value-type="float">
            <text:p>4752.4030578053</text:p>
          </table:table-cell>
          <table:table-cell table:formula="of:=AVERAGE([.O2:.O97])" office:value-type="float" office:value="0.000355770139951598" calcext:value-type="float">
            <text:p>0.0003557701</text:p>
          </table:table-cell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office:value-type="float" office:value="48" calcext:value-type="float">
            <text:p>48</text:p>
          </table:table-cell>
          <table:table-cell table:style-name="ce5" office:value-type="float" office:value="10669900" calcext:value-type="float">
            <text:p>1.07E+07</text:p>
          </table:table-cell>
          <table:table-cell table:style-name="ce5" office:value-type="float" office:value="14706600" calcext:value-type="float">
            <text:p>1.47E+07</text:p>
          </table:table-cell>
          <table:table-cell office:value-type="float" office:value="1222.22" calcext:value-type="float">
            <text:p>1222.22</text:p>
          </table:table-cell>
          <table:table-cell table:formula="of:=[.E3]/[.G3]+(210-[.D3])*5" office:value-type="float" office:value="9539.93405442555" calcext:value-type="float">
            <text:p>9539.9340544256</text:p>
          </table:table-cell>
          <table:table-cell table:formula="of:=[.F3]/[.G3]+(210-[.D3])*1" office:value-type="float" office:value="12194.6946048993" calcext:value-type="float">
            <text:p>12194.6946048993</text:p>
          </table:table-cell>
          <table:table-cell table:formula="of:=([.H3]+[.I3])*[.G3]" office:value-type="float" office:value="26564497.84" calcext:value-type="float">
            <text:p>26564497.84</text:p>
          </table:table-cell>
          <table:table-cell table:formula="of:=[.C3]/[.G3]" office:value-type="float" office:value="41.8909852563368" calcext:value-type="float">
            <text:p>41.8909852563</text:p>
          </table:table-cell>
          <table:table-cell table:formula="of:=[.J3]/[.K3]" office:value-type="float" office:value="634133.995117282" calcext:value-type="float">
            <text:p>634133.995117282</text:p>
          </table:table-cell>
          <table:table-cell table:formula="of:=1/[.L3]" office:value-type="float" office:value="0.00000157695377901173" calcext:value-type="float">
            <text:p>0.000001577</text:p>
          </table:table-cell>
          <table:table-cell table:formula="of:=[.J3]/[.G3]" office:value-type="float" office:value="21734.6286593248" calcext:value-type="float">
            <text:p>21734.6286593248</text:p>
          </table:table-cell>
          <table:table-cell table:formula="of:=1/[.N3]" office:value-type="float" office:value="0.0000460095277298869" calcext:value-type="float">
            <text:p>4.60095277298869E-05</text:p>
          </table:table-cell>
          <table:table-cell/>
          <table:table-cell table:formula="of:=[.Q2]/[.P2]" office:value-type="float" office:value="0.904380160856508" calcext:value-type="float">
            <text:p>0.9043801609</text:p>
          </table:table-cell>
          <table:table-cell table:formula="of:=[.R2]/360000" office:value-type="float" office:value="16.2380504791632" calcext:value-type="float">
            <text:p>16.2380504792</text:p>
          </table:table-cell>
          <table:table-cell table:number-columns-repeated="6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4]/[.G4]+(210-[.D4])*5" office:value-type="float" office:value="1473.8475342853" calcext:value-type="float">
            <text:p>1473.8475342853</text:p>
          </table:table-cell>
          <table:table-cell table:formula="of:=[.F4]/[.G4]+(210-[.D4])*1" office:value-type="float" office:value="811.877463787358" calcext:value-type="float">
            <text:p>811.8774637874</text:p>
          </table:table-cell>
          <table:table-cell table:formula="of:=([.H4]+[.I4])*[.G4]" office:value-type="float" office:value="10673.51288" calcext:value-type="float">
            <text:p>10673.51288</text:p>
          </table:table-cell>
          <table:table-cell table:formula="of:=[.C4]/[.G4]" office:value-type="float" office:value="54.8222132755416" calcext:value-type="float">
            <text:p>54.8222132755</text:p>
          </table:table-cell>
          <table:table-cell table:formula="of:=[.J4]/[.K4]" office:value-type="float" office:value="194.693213613138" calcext:value-type="float">
            <text:p>194.6932136131</text:p>
          </table:table-cell>
          <table:table-cell table:formula="of:=1/[.L4]" office:value-type="float" office:value="0.00513628585938818" calcext:value-type="float">
            <text:p>0.0051362859</text:p>
          </table:table-cell>
          <table:table-cell table:formula="of:=[.J4]/[.G4]" office:value-type="float" office:value="2285.72499807266" calcext:value-type="float">
            <text:p>2285.7249980727</text:p>
          </table:table-cell>
          <table:table-cell table:formula="of:=1/[.N4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" calcext:value-type="float">
            <text:p>4</text:p>
          </table:table-cell>
          <table:table-cell office:value-type="float" office:value="102400" calcext:value-type="float">
            <text:p>102400</text:p>
          </table:table-cell>
          <table:table-cell office:value-type="float" office:value="48" calcext:value-type="float">
            <text:p>48</text:p>
          </table:table-cell>
          <table:table-cell table:style-name="ce5" office:value-type="float" office:value="39904800" calcext:value-type="float">
            <text:p>3.99E+07</text:p>
          </table:table-cell>
          <table:table-cell table:style-name="ce5" office:value-type="float" office:value="55002100" calcext:value-type="float">
            <text:p>5.50E+07</text:p>
          </table:table-cell>
          <table:table-cell office:value-type="float" office:value="4362.41" calcext:value-type="float">
            <text:p>4362.41</text:p>
          </table:table-cell>
          <table:table-cell table:formula="of:=[.E5]/[.G5]+(210-[.D5])*5" office:value-type="float" office:value="9957.42080638913" calcext:value-type="float">
            <text:p>9957.4208063891</text:p>
          </table:table-cell>
          <table:table-cell table:formula="of:=[.F5]/[.G5]+(210-[.D5])*1" office:value-type="float" office:value="12770.1913437756" calcext:value-type="float">
            <text:p>12770.1913437756</text:p>
          </table:table-cell>
          <table:table-cell table:formula="of:=([.H5]+[.I5])*[.G5]" office:value-type="float" office:value="99147162.52" calcext:value-type="float">
            <text:p>99147162.52</text:p>
          </table:table-cell>
          <table:table-cell table:formula="of:=[.C5]/[.G5]" office:value-type="float" office:value="23.4732636317999" calcext:value-type="float">
            <text:p>23.4732636318</text:p>
          </table:table-cell>
          <table:table-cell table:formula="of:=[.J5]/[.K5]" office:value-type="float" office:value="4223833.72313353" calcext:value-type="float">
            <text:p>4223833.72313353</text:p>
          </table:table-cell>
          <table:table-cell table:formula="of:=1/[.L5]" office:value-type="float" office:value="0.000000236751743924742" calcext:value-type="float">
            <text:p>2.36751743924742E-07</text:p>
          </table:table-cell>
          <table:table-cell table:formula="of:=[.J5]/[.G5]" office:value-type="float" office:value="22727.6121501647" calcext:value-type="float">
            <text:p>22727.6121501647</text:p>
          </table:table-cell>
          <table:table-cell table:formula="of:=1/[.N5]" office:value-type="float" office:value="0.0000439993428870949" calcext:value-type="float">
            <text:p>4.39993428870949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" calcext:value-type="float">
            <text:p>5</text:p>
          </table:table-cell>
          <table:table-cell office:value-type="float" office:value="25600" calcext:value-type="float">
            <text:p>25600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2447630" calcext:value-type="float">
            <text:p>2.45E+06</text:p>
          </table:table-cell>
          <table:table-cell table:style-name="ce5" office:value-type="float" office:value="3373650" calcext:value-type="float">
            <text:p>3.37E+06</text:p>
          </table:table-cell>
          <table:table-cell office:value-type="float" office:value="881.984" calcext:value-type="float">
            <text:p>881.984</text:p>
          </table:table-cell>
          <table:table-cell table:formula="of:=[.E6]/[.G6]+(210-[.D6])*5" office:value-type="float" office:value="3730.14104564255" calcext:value-type="float">
            <text:p>3730.1410456426</text:p>
          </table:table-cell>
          <table:table-cell table:formula="of:=[.F6]/[.G6]+(210-[.D6])*1" office:value-type="float" office:value="4016.06938901386" calcext:value-type="float">
            <text:p>4016.0693890139</text:p>
          </table:table-cell>
          <table:table-cell table:formula="of:=([.H6]+[.I6])*[.G6]" office:value-type="float" office:value="6832033.664" calcext:value-type="float">
            <text:p>6832033.664</text:p>
          </table:table-cell>
          <table:table-cell table:formula="of:=[.C6]/[.G6]" office:value-type="float" office:value="29.0254698497932" calcext:value-type="float">
            <text:p>29.0254698498</text:p>
          </table:table-cell>
          <table:table-cell table:formula="of:=[.J6]/[.K6]" office:value-type="float" office:value="235380.63980896" calcext:value-type="float">
            <text:p>235380.63980896</text:p>
          </table:table-cell>
          <table:table-cell table:formula="of:=1/[.L6]" office:value-type="float" office:value="0.00000424843776791338" calcext:value-type="float">
            <text:p>4.24843776791338E-06</text:p>
          </table:table-cell>
          <table:table-cell table:formula="of:=[.J6]/[.G6]" office:value-type="float" office:value="7746.21043465641" calcext:value-type="float">
            <text:p>7746.2104346564</text:p>
          </table:table-cell>
          <table:table-cell table:formula="of:=1/[.N6]" office:value-type="float" office:value="0.000129095382630714" calcext:value-type="float">
            <text:p>0.00012909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7]/[.G7]+(210-[.D7])*5" office:value-type="float" office:value="1473.8475342853" calcext:value-type="float">
            <text:p>1473.8475342853</text:p>
          </table:table-cell>
          <table:table-cell table:formula="of:=[.F7]/[.G7]+(210-[.D7])*1" office:value-type="float" office:value="811.877463787358" calcext:value-type="float">
            <text:p>811.8774637874</text:p>
          </table:table-cell>
          <table:table-cell table:formula="of:=([.H7]+[.I7])*[.G7]" office:value-type="float" office:value="10673.51288" calcext:value-type="float">
            <text:p>10673.51288</text:p>
          </table:table-cell>
          <table:table-cell table:formula="of:=[.C7]/[.G7]" office:value-type="float" office:value="54.8222132755416" calcext:value-type="float">
            <text:p>54.8222132755</text:p>
          </table:table-cell>
          <table:table-cell table:formula="of:=[.J7]/[.K7]" office:value-type="float" office:value="194.693213613138" calcext:value-type="float">
            <text:p>194.6932136131</text:p>
          </table:table-cell>
          <table:table-cell table:formula="of:=1/[.L7]" office:value-type="float" office:value="0.00513628585938818" calcext:value-type="float">
            <text:p>0.0051362859</text:p>
          </table:table-cell>
          <table:table-cell table:formula="of:=[.J7]/[.G7]" office:value-type="float" office:value="2285.72499807266" calcext:value-type="float">
            <text:p>2285.7249980727</text:p>
          </table:table-cell>
          <table:table-cell table:formula="of:=1/[.N7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8]/[.G8]+(210-[.D8])*5" office:value-type="float" office:value="1568.8478827845" calcext:value-type="float">
            <text:p>1568.8478827845</text:p>
          </table:table-cell>
          <table:table-cell table:formula="of:=[.F8]/[.G8]+(210-[.D8])*1" office:value-type="float" office:value="942.819851148195" calcext:value-type="float">
            <text:p>942.8198511482</text:p>
          </table:table-cell>
          <table:table-cell table:formula="of:=([.H8]+[.I8])*[.G8]" office:value-type="float" office:value="59226.381" calcext:value-type="float">
            <text:p>59226.381</text:p>
          </table:table-cell>
          <table:table-cell table:formula="of:=[.C8]/[.G8]" office:value-type="float" office:value="54.282139903734" calcext:value-type="float">
            <text:p>54.2821399037</text:p>
          </table:table-cell>
          <table:table-cell table:formula="of:=[.J8]/[.K8]" office:value-type="float" office:value="1091.08412278945" calcext:value-type="float">
            <text:p>1091.0841227895</text:p>
          </table:table-cell>
          <table:table-cell table:formula="of:=1/[.L8]" office:value-type="float" office:value="0.000916519614861053" calcext:value-type="float">
            <text:p>0.0009165196</text:p>
          </table:table-cell>
          <table:table-cell table:formula="of:=[.J8]/[.G8]" office:value-type="float" office:value="2511.6677339327" calcext:value-type="float">
            <text:p>2511.6677339327</text:p>
          </table:table-cell>
          <table:table-cell table:formula="of:=1/[.N8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9]/[.G9]+(210-[.D9])*5" office:value-type="float" office:value="1473.8475342853" calcext:value-type="float">
            <text:p>1473.8475342853</text:p>
          </table:table-cell>
          <table:table-cell table:formula="of:=[.F9]/[.G9]+(210-[.D9])*1" office:value-type="float" office:value="811.877463787358" calcext:value-type="float">
            <text:p>811.8774637874</text:p>
          </table:table-cell>
          <table:table-cell table:formula="of:=([.H9]+[.I9])*[.G9]" office:value-type="float" office:value="10673.51288" calcext:value-type="float">
            <text:p>10673.51288</text:p>
          </table:table-cell>
          <table:table-cell table:formula="of:=[.C9]/[.G9]" office:value-type="float" office:value="54.8222132755416" calcext:value-type="float">
            <text:p>54.8222132755</text:p>
          </table:table-cell>
          <table:table-cell table:formula="of:=[.J9]/[.K9]" office:value-type="float" office:value="194.693213613138" calcext:value-type="float">
            <text:p>194.6932136131</text:p>
          </table:table-cell>
          <table:table-cell table:formula="of:=1/[.L9]" office:value-type="float" office:value="0.00513628585938818" calcext:value-type="float">
            <text:p>0.0051362859</text:p>
          </table:table-cell>
          <table:table-cell table:formula="of:=[.J9]/[.G9]" office:value-type="float" office:value="2285.72499807266" calcext:value-type="float">
            <text:p>2285.7249980727</text:p>
          </table:table-cell>
          <table:table-cell table:formula="of:=1/[.N9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" calcext:value-type="float">
            <text:p>9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0]/[.G10]+(210-[.D10])*5" office:value-type="float" office:value="1568.8478827845" calcext:value-type="float">
            <text:p>1568.8478827845</text:p>
          </table:table-cell>
          <table:table-cell table:formula="of:=[.F10]/[.G10]+(210-[.D10])*1" office:value-type="float" office:value="942.819851148195" calcext:value-type="float">
            <text:p>942.8198511482</text:p>
          </table:table-cell>
          <table:table-cell table:formula="of:=([.H10]+[.I10])*[.G10]" office:value-type="float" office:value="59226.381" calcext:value-type="float">
            <text:p>59226.381</text:p>
          </table:table-cell>
          <table:table-cell table:formula="of:=[.C10]/[.G10]" office:value-type="float" office:value="54.282139903734" calcext:value-type="float">
            <text:p>54.2821399037</text:p>
          </table:table-cell>
          <table:table-cell table:formula="of:=[.J10]/[.K10]" office:value-type="float" office:value="1091.08412278945" calcext:value-type="float">
            <text:p>1091.0841227895</text:p>
          </table:table-cell>
          <table:table-cell table:formula="of:=1/[.L10]" office:value-type="float" office:value="0.000916519614861053" calcext:value-type="float">
            <text:p>0.0009165196</text:p>
          </table:table-cell>
          <table:table-cell table:formula="of:=[.J10]/[.G10]" office:value-type="float" office:value="2511.6677339327" calcext:value-type="float">
            <text:p>2511.6677339327</text:p>
          </table:table-cell>
          <table:table-cell table:formula="of:=1/[.N10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table:style-name="ce5" office:value-type="float" office:value="2824.56" calcext:value-type="float">
            <text:p>2.82E+03</text:p>
          </table:table-cell>
          <table:table-cell office:value-type="float" office:value="4.66964" calcext:value-type="float">
            <text:p>4.66964</text:p>
          </table:table-cell>
          <table:table-cell table:formula="of:=[.E11]/[.G11]+(210-[.D11])*5" office:value-type="float" office:value="1473.8475342853" calcext:value-type="float">
            <text:p>1473.8475342853</text:p>
          </table:table-cell>
          <table:table-cell table:formula="of:=[.F11]/[.G11]+(210-[.D11])*1" office:value-type="float" office:value="811.877463787358" calcext:value-type="float">
            <text:p>811.8774637874</text:p>
          </table:table-cell>
          <table:table-cell table:formula="of:=([.H11]+[.I11])*[.G11]" office:value-type="float" office:value="10673.51288" calcext:value-type="float">
            <text:p>10673.51288</text:p>
          </table:table-cell>
          <table:table-cell table:formula="of:=[.C11]/[.G11]" office:value-type="float" office:value="54.8222132755416" calcext:value-type="float">
            <text:p>54.8222132755</text:p>
          </table:table-cell>
          <table:table-cell table:formula="of:=[.J11]/[.K11]" office:value-type="float" office:value="194.693213613138" calcext:value-type="float">
            <text:p>194.6932136131</text:p>
          </table:table-cell>
          <table:table-cell table:formula="of:=1/[.L11]" office:value-type="float" office:value="0.00513628585938818" calcext:value-type="float">
            <text:p>0.0051362859</text:p>
          </table:table-cell>
          <table:table-cell table:formula="of:=[.J11]/[.G11]" office:value-type="float" office:value="2285.72499807266" calcext:value-type="float">
            <text:p>2285.7249980727</text:p>
          </table:table-cell>
          <table:table-cell table:formula="of:=1/[.N11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1" calcext:value-type="float">
            <text:p>11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2]/[.G12]+(210-[.D12])*5" office:value-type="float" office:value="1568.8478827845" calcext:value-type="float">
            <text:p>1568.8478827845</text:p>
          </table:table-cell>
          <table:table-cell table:formula="of:=[.F12]/[.G12]+(210-[.D12])*1" office:value-type="float" office:value="942.819851148195" calcext:value-type="float">
            <text:p>942.8198511482</text:p>
          </table:table-cell>
          <table:table-cell table:formula="of:=([.H12]+[.I12])*[.G12]" office:value-type="float" office:value="59226.381" calcext:value-type="float">
            <text:p>59226.381</text:p>
          </table:table-cell>
          <table:table-cell table:formula="of:=[.C12]/[.G12]" office:value-type="float" office:value="54.282139903734" calcext:value-type="float">
            <text:p>54.2821399037</text:p>
          </table:table-cell>
          <table:table-cell table:formula="of:=[.J12]/[.K12]" office:value-type="float" office:value="1091.08412278945" calcext:value-type="float">
            <text:p>1091.0841227895</text:p>
          </table:table-cell>
          <table:table-cell table:formula="of:=1/[.L12]" office:value-type="float" office:value="0.000916519614861053" calcext:value-type="float">
            <text:p>0.0009165196</text:p>
          </table:table-cell>
          <table:table-cell table:formula="of:=[.J12]/[.G12]" office:value-type="float" office:value="2511.6677339327" calcext:value-type="float">
            <text:p>2511.6677339327</text:p>
          </table:table-cell>
          <table:table-cell table:formula="of:=1/[.N12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2" calcext:value-type="float">
            <text:p>12</text:p>
          </table:table-cell>
          <table:table-cell office:value-type="float" office:value="51200" calcext:value-type="float">
            <text:p>51200</text:p>
          </table:table-cell>
          <table:table-cell office:value-type="float" office:value="48" calcext:value-type="float">
            <text:p>48</text:p>
          </table:table-cell>
          <table:table-cell table:style-name="ce5" office:value-type="float" office:value="10669900" calcext:value-type="float">
            <text:p>1.07E+07</text:p>
          </table:table-cell>
          <table:table-cell table:style-name="ce5" office:value-type="float" office:value="14706600" calcext:value-type="float">
            <text:p>1.47E+07</text:p>
          </table:table-cell>
          <table:table-cell office:value-type="float" office:value="1222.22" calcext:value-type="float">
            <text:p>1222.22</text:p>
          </table:table-cell>
          <table:table-cell table:formula="of:=[.E13]/[.G13]+(210-[.D13])*5" office:value-type="float" office:value="9539.93405442555" calcext:value-type="float">
            <text:p>9539.9340544256</text:p>
          </table:table-cell>
          <table:table-cell table:formula="of:=[.F13]/[.G13]+(210-[.D13])*1" office:value-type="float" office:value="12194.6946048993" calcext:value-type="float">
            <text:p>12194.6946048993</text:p>
          </table:table-cell>
          <table:table-cell table:formula="of:=([.H13]+[.I13])*[.G13]" office:value-type="float" office:value="26564497.84" calcext:value-type="float">
            <text:p>26564497.84</text:p>
          </table:table-cell>
          <table:table-cell table:formula="of:=[.C13]/[.G13]" office:value-type="float" office:value="41.8909852563368" calcext:value-type="float">
            <text:p>41.8909852563</text:p>
          </table:table-cell>
          <table:table-cell table:formula="of:=[.J13]/[.K13]" office:value-type="float" office:value="634133.995117282" calcext:value-type="float">
            <text:p>634133.995117282</text:p>
          </table:table-cell>
          <table:table-cell table:formula="of:=1/[.L13]" office:value-type="float" office:value="0.00000157695377901173" calcext:value-type="float">
            <text:p>0.000001577</text:p>
          </table:table-cell>
          <table:table-cell table:formula="of:=[.J13]/[.G13]" office:value-type="float" office:value="21734.6286593248" calcext:value-type="float">
            <text:p>21734.6286593248</text:p>
          </table:table-cell>
          <table:table-cell table:formula="of:=1/[.N13]" office:value-type="float" office:value="0.0000460095277298869" calcext:value-type="float">
            <text:p>4.60095277298869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14]/[.G14]+(210-[.D14])*5" office:value-type="float" office:value="1473.8475342853" calcext:value-type="float">
            <text:p>1473.8475342853</text:p>
          </table:table-cell>
          <table:table-cell table:formula="of:=[.F14]/[.G14]+(210-[.D14])*1" office:value-type="float" office:value="811.877463787358" calcext:value-type="float">
            <text:p>811.8774637874</text:p>
          </table:table-cell>
          <table:table-cell table:formula="of:=([.H14]+[.I14])*[.G14]" office:value-type="float" office:value="10673.51288" calcext:value-type="float">
            <text:p>10673.51288</text:p>
          </table:table-cell>
          <table:table-cell table:formula="of:=[.C14]/[.G14]" office:value-type="float" office:value="54.8222132755416" calcext:value-type="float">
            <text:p>54.8222132755</text:p>
          </table:table-cell>
          <table:table-cell table:formula="of:=[.J14]/[.K14]" office:value-type="float" office:value="194.693213613138" calcext:value-type="float">
            <text:p>194.6932136131</text:p>
          </table:table-cell>
          <table:table-cell table:formula="of:=1/[.L14]" office:value-type="float" office:value="0.00513628585938818" calcext:value-type="float">
            <text:p>0.0051362859</text:p>
          </table:table-cell>
          <table:table-cell table:formula="of:=[.J14]/[.G14]" office:value-type="float" office:value="2285.72499807266" calcext:value-type="float">
            <text:p>2285.7249980727</text:p>
          </table:table-cell>
          <table:table-cell table:formula="of:=1/[.N14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15]/[.G15]+(210-[.D15])*5" office:value-type="float" office:value="1410.49979608087" calcext:value-type="float">
            <text:p>1410.4997960809</text:p>
          </table:table-cell>
          <table:table-cell table:formula="of:=[.F15]/[.G15]+(210-[.D15])*1" office:value-type="float" office:value="724.562292439456" calcext:value-type="float">
            <text:p>724.5622924395</text:p>
          </table:table-cell>
          <table:table-cell table:formula="of:=([.H15]+[.I15])*[.G15]" office:value-type="float" office:value="5496.8241" calcext:value-type="float">
            <text:p>5496.8241</text:p>
          </table:table-cell>
          <table:table-cell table:formula="of:=[.C15]/[.G15]" office:value-type="float" office:value="49.7174263463518" calcext:value-type="float">
            <text:p>49.7174263464</text:p>
          </table:table-cell>
          <table:table-cell table:formula="of:=[.J15]/[.K15]" office:value-type="float" office:value="110.561316301992" calcext:value-type="float">
            <text:p>110.561316302</text:p>
          </table:table-cell>
          <table:table-cell table:formula="of:=1/[.L15]" office:value-type="float" office:value="0.00904475483331398" calcext:value-type="float">
            <text:p>0.0090447548</text:p>
          </table:table-cell>
          <table:table-cell table:formula="of:=[.J15]/[.G15]" office:value-type="float" office:value="2135.06208852032" calcext:value-type="float">
            <text:p>2135.0620885203</text:p>
          </table:table-cell>
          <table:table-cell table:formula="of:=1/[.N15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16]/[.G16]+(210-[.D16])*5" office:value-type="float" office:value="1410.49979608087" calcext:value-type="float">
            <text:p>1410.4997960809</text:p>
          </table:table-cell>
          <table:table-cell table:formula="of:=[.F16]/[.G16]+(210-[.D16])*1" office:value-type="float" office:value="724.562292439456" calcext:value-type="float">
            <text:p>724.5622924395</text:p>
          </table:table-cell>
          <table:table-cell table:formula="of:=([.H16]+[.I16])*[.G16]" office:value-type="float" office:value="5496.8241" calcext:value-type="float">
            <text:p>5496.8241</text:p>
          </table:table-cell>
          <table:table-cell table:formula="of:=[.C16]/[.G16]" office:value-type="float" office:value="49.7174263463518" calcext:value-type="float">
            <text:p>49.7174263464</text:p>
          </table:table-cell>
          <table:table-cell table:formula="of:=[.J16]/[.K16]" office:value-type="float" office:value="110.561316301992" calcext:value-type="float">
            <text:p>110.561316302</text:p>
          </table:table-cell>
          <table:table-cell table:formula="of:=1/[.L16]" office:value-type="float" office:value="0.00904475483331398" calcext:value-type="float">
            <text:p>0.0090447548</text:p>
          </table:table-cell>
          <table:table-cell table:formula="of:=[.J16]/[.G16]" office:value-type="float" office:value="2135.06208852032" calcext:value-type="float">
            <text:p>2135.0620885203</text:p>
          </table:table-cell>
          <table:table-cell table:formula="of:=1/[.N16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7]/[.G17]+(210-[.D17])*5" office:value-type="float" office:value="1568.8478827845" calcext:value-type="float">
            <text:p>1568.8478827845</text:p>
          </table:table-cell>
          <table:table-cell table:formula="of:=[.F17]/[.G17]+(210-[.D17])*1" office:value-type="float" office:value="942.819851148195" calcext:value-type="float">
            <text:p>942.8198511482</text:p>
          </table:table-cell>
          <table:table-cell table:formula="of:=([.H17]+[.I17])*[.G17]" office:value-type="float" office:value="59226.381" calcext:value-type="float">
            <text:p>59226.381</text:p>
          </table:table-cell>
          <table:table-cell table:formula="of:=[.C17]/[.G17]" office:value-type="float" office:value="54.282139903734" calcext:value-type="float">
            <text:p>54.2821399037</text:p>
          </table:table-cell>
          <table:table-cell table:formula="of:=[.J17]/[.K17]" office:value-type="float" office:value="1091.08412278945" calcext:value-type="float">
            <text:p>1091.0841227895</text:p>
          </table:table-cell>
          <table:table-cell table:formula="of:=1/[.L17]" office:value-type="float" office:value="0.000916519614861053" calcext:value-type="float">
            <text:p>0.0009165196</text:p>
          </table:table-cell>
          <table:table-cell table:formula="of:=[.J17]/[.G17]" office:value-type="float" office:value="2511.6677339327" calcext:value-type="float">
            <text:p>2511.6677339327</text:p>
          </table:table-cell>
          <table:table-cell table:formula="of:=1/[.N17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18]/[.G18]+(210-[.D18])*5" office:value-type="float" office:value="1410.49979608087" calcext:value-type="float">
            <text:p>1410.4997960809</text:p>
          </table:table-cell>
          <table:table-cell table:formula="of:=[.F18]/[.G18]+(210-[.D18])*1" office:value-type="float" office:value="724.562292439456" calcext:value-type="float">
            <text:p>724.5622924395</text:p>
          </table:table-cell>
          <table:table-cell table:formula="of:=([.H18]+[.I18])*[.G18]" office:value-type="float" office:value="5496.8241" calcext:value-type="float">
            <text:p>5496.8241</text:p>
          </table:table-cell>
          <table:table-cell table:formula="of:=[.C18]/[.G18]" office:value-type="float" office:value="49.7174263463518" calcext:value-type="float">
            <text:p>49.7174263464</text:p>
          </table:table-cell>
          <table:table-cell table:formula="of:=[.J18]/[.K18]" office:value-type="float" office:value="110.561316301992" calcext:value-type="float">
            <text:p>110.561316302</text:p>
          </table:table-cell>
          <table:table-cell table:formula="of:=1/[.L18]" office:value-type="float" office:value="0.00904475483331398" calcext:value-type="float">
            <text:p>0.0090447548</text:p>
          </table:table-cell>
          <table:table-cell table:formula="of:=[.J18]/[.G18]" office:value-type="float" office:value="2135.06208852032" calcext:value-type="float">
            <text:p>2135.0620885203</text:p>
          </table:table-cell>
          <table:table-cell table:formula="of:=1/[.N18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8" calcext:value-type="float">
            <text:p>18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19]/[.G19]+(210-[.D19])*5" office:value-type="float" office:value="2335.52661305905" calcext:value-type="float">
            <text:p>2335.5266130591</text:p>
          </table:table-cell>
          <table:table-cell table:formula="of:=[.F19]/[.G19]+(210-[.D19])*1" office:value-type="float" office:value="2034.90805451924" calcext:value-type="float">
            <text:p>2034.9080545193</text:p>
          </table:table-cell>
          <table:table-cell table:formula="of:=([.H19]+[.I19])*[.G19]" office:value-type="float" office:value="588076.948" calcext:value-type="float">
            <text:p>588076.948</text:p>
          </table:table-cell>
          <table:table-cell table:formula="of:=[.C19]/[.G19]" office:value-type="float" office:value="47.5631326268226" calcext:value-type="float">
            <text:p>47.5631326268</text:p>
          </table:table-cell>
          <table:table-cell table:formula="of:=[.J19]/[.K19]" office:value-type="float" office:value="12364.1340576538" calcext:value-type="float">
            <text:p>12364.1340576538</text:p>
          </table:table-cell>
          <table:table-cell table:formula="of:=1/[.L19]" office:value-type="float" office:value="0.0000808790971803619" calcext:value-type="float">
            <text:p>8.08790971803619E-05</text:p>
          </table:table-cell>
          <table:table-cell table:formula="of:=[.J19]/[.G19]" office:value-type="float" office:value="4370.43466757829" calcext:value-type="float">
            <text:p>4370.4346675783</text:p>
          </table:table-cell>
          <table:table-cell table:formula="of:=1/[.N19]" office:value-type="float" office:value="0.000228810193049771" calcext:value-type="float">
            <text:p>0.000228810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0]/[.G20]+(210-[.D20])*5" office:value-type="float" office:value="1410.49979608087" calcext:value-type="float">
            <text:p>1410.4997960809</text:p>
          </table:table-cell>
          <table:table-cell table:formula="of:=[.F20]/[.G20]+(210-[.D20])*1" office:value-type="float" office:value="724.562292439456" calcext:value-type="float">
            <text:p>724.5622924395</text:p>
          </table:table-cell>
          <table:table-cell table:formula="of:=([.H20]+[.I20])*[.G20]" office:value-type="float" office:value="5496.8241" calcext:value-type="float">
            <text:p>5496.8241</text:p>
          </table:table-cell>
          <table:table-cell table:formula="of:=[.C20]/[.G20]" office:value-type="float" office:value="49.7174263463518" calcext:value-type="float">
            <text:p>49.7174263464</text:p>
          </table:table-cell>
          <table:table-cell table:formula="of:=[.J20]/[.K20]" office:value-type="float" office:value="110.561316301992" calcext:value-type="float">
            <text:p>110.561316302</text:p>
          </table:table-cell>
          <table:table-cell table:formula="of:=1/[.L20]" office:value-type="float" office:value="0.00904475483331398" calcext:value-type="float">
            <text:p>0.0090447548</text:p>
          </table:table-cell>
          <table:table-cell table:formula="of:=[.J20]/[.G20]" office:value-type="float" office:value="2135.06208852032" calcext:value-type="float">
            <text:p>2135.0620885203</text:p>
          </table:table-cell>
          <table:table-cell table:formula="of:=1/[.N20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0" calcext:value-type="float">
            <text:p>20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21]/[.G21]+(210-[.D21])*5" office:value-type="float" office:value="1568.8478827845" calcext:value-type="float">
            <text:p>1568.8478827845</text:p>
          </table:table-cell>
          <table:table-cell table:formula="of:=[.F21]/[.G21]+(210-[.D21])*1" office:value-type="float" office:value="942.819851148195" calcext:value-type="float">
            <text:p>942.8198511482</text:p>
          </table:table-cell>
          <table:table-cell table:formula="of:=([.H21]+[.I21])*[.G21]" office:value-type="float" office:value="59226.381" calcext:value-type="float">
            <text:p>59226.381</text:p>
          </table:table-cell>
          <table:table-cell table:formula="of:=[.C21]/[.G21]" office:value-type="float" office:value="54.282139903734" calcext:value-type="float">
            <text:p>54.2821399037</text:p>
          </table:table-cell>
          <table:table-cell table:formula="of:=[.J21]/[.K21]" office:value-type="float" office:value="1091.08412278945" calcext:value-type="float">
            <text:p>1091.0841227895</text:p>
          </table:table-cell>
          <table:table-cell table:formula="of:=1/[.L21]" office:value-type="float" office:value="0.000916519614861053" calcext:value-type="float">
            <text:p>0.0009165196</text:p>
          </table:table-cell>
          <table:table-cell table:formula="of:=[.J21]/[.G21]" office:value-type="float" office:value="2511.6677339327" calcext:value-type="float">
            <text:p>2511.6677339327</text:p>
          </table:table-cell>
          <table:table-cell table:formula="of:=1/[.N21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1" calcext:value-type="float">
            <text:p>21</text:p>
          </table:table-cell>
          <table:table-cell office:value-type="float" office:value="102400" calcext:value-type="float">
            <text:p>102400</text:p>
          </table:table-cell>
          <table:table-cell office:value-type="float" office:value="48" calcext:value-type="float">
            <text:p>48</text:p>
          </table:table-cell>
          <table:table-cell table:style-name="ce5" office:value-type="float" office:value="39904800" calcext:value-type="float">
            <text:p>3.99E+07</text:p>
          </table:table-cell>
          <table:table-cell table:style-name="ce5" office:value-type="float" office:value="55002100" calcext:value-type="float">
            <text:p>5.50E+07</text:p>
          </table:table-cell>
          <table:table-cell office:value-type="float" office:value="4362.41" calcext:value-type="float">
            <text:p>4362.41</text:p>
          </table:table-cell>
          <table:table-cell table:formula="of:=[.E22]/[.G22]+(210-[.D22])*5" office:value-type="float" office:value="9957.42080638913" calcext:value-type="float">
            <text:p>9957.4208063891</text:p>
          </table:table-cell>
          <table:table-cell table:formula="of:=[.F22]/[.G22]+(210-[.D22])*1" office:value-type="float" office:value="12770.1913437756" calcext:value-type="float">
            <text:p>12770.1913437756</text:p>
          </table:table-cell>
          <table:table-cell table:formula="of:=([.H22]+[.I22])*[.G22]" office:value-type="float" office:value="99147162.52" calcext:value-type="float">
            <text:p>99147162.52</text:p>
          </table:table-cell>
          <table:table-cell table:formula="of:=[.C22]/[.G22]" office:value-type="float" office:value="23.4732636317999" calcext:value-type="float">
            <text:p>23.4732636318</text:p>
          </table:table-cell>
          <table:table-cell table:formula="of:=[.J22]/[.K22]" office:value-type="float" office:value="4223833.72313353" calcext:value-type="float">
            <text:p>4223833.72313353</text:p>
          </table:table-cell>
          <table:table-cell table:formula="of:=1/[.L22]" office:value-type="float" office:value="0.000000236751743924742" calcext:value-type="float">
            <text:p>2.36751743924742E-07</text:p>
          </table:table-cell>
          <table:table-cell table:formula="of:=[.J22]/[.G22]" office:value-type="float" office:value="22727.6121501647" calcext:value-type="float">
            <text:p>22727.6121501647</text:p>
          </table:table-cell>
          <table:table-cell table:formula="of:=1/[.N22]" office:value-type="float" office:value="0.0000439993428870949" calcext:value-type="float">
            <text:p>4.39993428870949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3]/[.G23]+(210-[.D23])*5" office:value-type="float" office:value="1410.49979608087" calcext:value-type="float">
            <text:p>1410.4997960809</text:p>
          </table:table-cell>
          <table:table-cell table:formula="of:=[.F23]/[.G23]+(210-[.D23])*1" office:value-type="float" office:value="724.562292439456" calcext:value-type="float">
            <text:p>724.5622924395</text:p>
          </table:table-cell>
          <table:table-cell table:formula="of:=([.H23]+[.I23])*[.G23]" office:value-type="float" office:value="5496.8241" calcext:value-type="float">
            <text:p>5496.8241</text:p>
          </table:table-cell>
          <table:table-cell table:formula="of:=[.C23]/[.G23]" office:value-type="float" office:value="49.7174263463518" calcext:value-type="float">
            <text:p>49.7174263464</text:p>
          </table:table-cell>
          <table:table-cell table:formula="of:=[.J23]/[.K23]" office:value-type="float" office:value="110.561316301992" calcext:value-type="float">
            <text:p>110.561316302</text:p>
          </table:table-cell>
          <table:table-cell table:formula="of:=1/[.L23]" office:value-type="float" office:value="0.00904475483331398" calcext:value-type="float">
            <text:p>0.0090447548</text:p>
          </table:table-cell>
          <table:table-cell table:formula="of:=[.J23]/[.G23]" office:value-type="float" office:value="2135.06208852032" calcext:value-type="float">
            <text:p>2135.0620885203</text:p>
          </table:table-cell>
          <table:table-cell table:formula="of:=1/[.N23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4]/[.G24]+(210-[.D24])*5" office:value-type="float" office:value="1410.49979608087" calcext:value-type="float">
            <text:p>1410.4997960809</text:p>
          </table:table-cell>
          <table:table-cell table:formula="of:=[.F24]/[.G24]+(210-[.D24])*1" office:value-type="float" office:value="724.562292439456" calcext:value-type="float">
            <text:p>724.5622924395</text:p>
          </table:table-cell>
          <table:table-cell table:formula="of:=([.H24]+[.I24])*[.G24]" office:value-type="float" office:value="5496.8241" calcext:value-type="float">
            <text:p>5496.8241</text:p>
          </table:table-cell>
          <table:table-cell table:formula="of:=[.C24]/[.G24]" office:value-type="float" office:value="49.7174263463518" calcext:value-type="float">
            <text:p>49.7174263464</text:p>
          </table:table-cell>
          <table:table-cell table:formula="of:=[.J24]/[.K24]" office:value-type="float" office:value="110.561316301992" calcext:value-type="float">
            <text:p>110.561316302</text:p>
          </table:table-cell>
          <table:table-cell table:formula="of:=1/[.L24]" office:value-type="float" office:value="0.00904475483331398" calcext:value-type="float">
            <text:p>0.0090447548</text:p>
          </table:table-cell>
          <table:table-cell table:formula="of:=[.J24]/[.G24]" office:value-type="float" office:value="2135.06208852032" calcext:value-type="float">
            <text:p>2135.0620885203</text:p>
          </table:table-cell>
          <table:table-cell table:formula="of:=1/[.N24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25]/[.G25]+(210-[.D25])*5" office:value-type="float" office:value="1473.8475342853" calcext:value-type="float">
            <text:p>1473.8475342853</text:p>
          </table:table-cell>
          <table:table-cell table:formula="of:=[.F25]/[.G25]+(210-[.D25])*1" office:value-type="float" office:value="811.877463787358" calcext:value-type="float">
            <text:p>811.8774637874</text:p>
          </table:table-cell>
          <table:table-cell table:formula="of:=([.H25]+[.I25])*[.G25]" office:value-type="float" office:value="10673.51288" calcext:value-type="float">
            <text:p>10673.51288</text:p>
          </table:table-cell>
          <table:table-cell table:formula="of:=[.C25]/[.G25]" office:value-type="float" office:value="54.8222132755416" calcext:value-type="float">
            <text:p>54.8222132755</text:p>
          </table:table-cell>
          <table:table-cell table:formula="of:=[.J25]/[.K25]" office:value-type="float" office:value="194.693213613138" calcext:value-type="float">
            <text:p>194.6932136131</text:p>
          </table:table-cell>
          <table:table-cell table:formula="of:=1/[.L25]" office:value-type="float" office:value="0.00513628585938818" calcext:value-type="float">
            <text:p>0.0051362859</text:p>
          </table:table-cell>
          <table:table-cell table:formula="of:=[.J25]/[.G25]" office:value-type="float" office:value="2285.72499807266" calcext:value-type="float">
            <text:p>2285.7249980727</text:p>
          </table:table-cell>
          <table:table-cell table:formula="of:=1/[.N25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5" calcext:value-type="float">
            <text:p>25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table:style-name="ce5" office:value-type="float" office:value="17351" calcext:value-type="float">
            <text:p>1.74E+04</text:p>
          </table:table-cell>
          <table:table-cell office:value-type="float" office:value="23.5805" calcext:value-type="float">
            <text:p>23.5805</text:p>
          </table:table-cell>
          <table:table-cell table:formula="of:=[.E26]/[.G26]+(210-[.D26])*5" office:value-type="float" office:value="1568.8478827845" calcext:value-type="float">
            <text:p>1568.8478827845</text:p>
          </table:table-cell>
          <table:table-cell table:formula="of:=[.F26]/[.G26]+(210-[.D26])*1" office:value-type="float" office:value="942.819851148195" calcext:value-type="float">
            <text:p>942.8198511482</text:p>
          </table:table-cell>
          <table:table-cell table:formula="of:=([.H26]+[.I26])*[.G26]" office:value-type="float" office:value="59226.381" calcext:value-type="float">
            <text:p>59226.381</text:p>
          </table:table-cell>
          <table:table-cell table:formula="of:=[.C26]/[.G26]" office:value-type="float" office:value="54.282139903734" calcext:value-type="float">
            <text:p>54.2821399037</text:p>
          </table:table-cell>
          <table:table-cell table:formula="of:=[.J26]/[.K26]" office:value-type="float" office:value="1091.08412278945" calcext:value-type="float">
            <text:p>1091.0841227895</text:p>
          </table:table-cell>
          <table:table-cell table:formula="of:=1/[.L26]" office:value-type="float" office:value="0.000916519614861053" calcext:value-type="float">
            <text:p>0.0009165196</text:p>
          </table:table-cell>
          <table:table-cell table:formula="of:=[.J26]/[.G26]" office:value-type="float" office:value="2511.6677339327" calcext:value-type="float">
            <text:p>2511.6677339327</text:p>
          </table:table-cell>
          <table:table-cell table:formula="of:=1/[.N26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27]/[.G27]+(210-[.D27])*5" office:value-type="float" office:value="1473.8475342853" calcext:value-type="float">
            <text:p>1473.8475342853</text:p>
          </table:table-cell>
          <table:table-cell table:formula="of:=[.F27]/[.G27]+(210-[.D27])*1" office:value-type="float" office:value="811.877463787358" calcext:value-type="float">
            <text:p>811.8774637874</text:p>
          </table:table-cell>
          <table:table-cell table:formula="of:=([.H27]+[.I27])*[.G27]" office:value-type="float" office:value="10673.51288" calcext:value-type="float">
            <text:p>10673.51288</text:p>
          </table:table-cell>
          <table:table-cell table:formula="of:=[.C27]/[.G27]" office:value-type="float" office:value="54.8222132755416" calcext:value-type="float">
            <text:p>54.8222132755</text:p>
          </table:table-cell>
          <table:table-cell table:formula="of:=[.J27]/[.K27]" office:value-type="float" office:value="194.693213613138" calcext:value-type="float">
            <text:p>194.6932136131</text:p>
          </table:table-cell>
          <table:table-cell table:formula="of:=1/[.L27]" office:value-type="float" office:value="0.00513628585938818" calcext:value-type="float">
            <text:p>0.0051362859</text:p>
          </table:table-cell>
          <table:table-cell table:formula="of:=[.J27]/[.G27]" office:value-type="float" office:value="2285.72499807266" calcext:value-type="float">
            <text:p>2285.7249980727</text:p>
          </table:table-cell>
          <table:table-cell table:formula="of:=1/[.N27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7" calcext:value-type="float">
            <text:p>27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28]/[.G28]+(210-[.D28])*5" office:value-type="float" office:value="2335.52661305905" calcext:value-type="float">
            <text:p>2335.5266130591</text:p>
          </table:table-cell>
          <table:table-cell table:formula="of:=[.F28]/[.G28]+(210-[.D28])*1" office:value-type="float" office:value="2034.90805451924" calcext:value-type="float">
            <text:p>2034.9080545193</text:p>
          </table:table-cell>
          <table:table-cell table:formula="of:=([.H28]+[.I28])*[.G28]" office:value-type="float" office:value="588076.948" calcext:value-type="float">
            <text:p>588076.948</text:p>
          </table:table-cell>
          <table:table-cell table:formula="of:=[.C28]/[.G28]" office:value-type="float" office:value="47.5631326268226" calcext:value-type="float">
            <text:p>47.5631326268</text:p>
          </table:table-cell>
          <table:table-cell table:formula="of:=[.J28]/[.K28]" office:value-type="float" office:value="12364.1340576538" calcext:value-type="float">
            <text:p>12364.1340576538</text:p>
          </table:table-cell>
          <table:table-cell table:formula="of:=1/[.L28]" office:value-type="float" office:value="0.0000808790971803619" calcext:value-type="float">
            <text:p>8.08790971803619E-05</text:p>
          </table:table-cell>
          <table:table-cell table:formula="of:=[.J28]/[.G28]" office:value-type="float" office:value="4370.43466757829" calcext:value-type="float">
            <text:p>4370.4346675783</text:p>
          </table:table-cell>
          <table:table-cell table:formula="of:=1/[.N28]" office:value-type="float" office:value="0.000228810193049771" calcext:value-type="float">
            <text:p>0.000228810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8" calcext:value-type="float">
            <text:p>28</text:p>
          </table:table-cell>
          <table:table-cell office:value-type="float" office:value="25600" calcext:value-type="float">
            <text:p>25600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2447630" calcext:value-type="float">
            <text:p>2.45E+06</text:p>
          </table:table-cell>
          <table:table-cell table:style-name="ce5" office:value-type="float" office:value="3373650" calcext:value-type="float">
            <text:p>3.37E+06</text:p>
          </table:table-cell>
          <table:table-cell office:value-type="float" office:value="881.984" calcext:value-type="float">
            <text:p>881.984</text:p>
          </table:table-cell>
          <table:table-cell table:formula="of:=[.E29]/[.G29]+(210-[.D29])*5" office:value-type="float" office:value="3730.14104564255" calcext:value-type="float">
            <text:p>3730.1410456426</text:p>
          </table:table-cell>
          <table:table-cell table:formula="of:=[.F29]/[.G29]+(210-[.D29])*1" office:value-type="float" office:value="4016.06938901386" calcext:value-type="float">
            <text:p>4016.0693890139</text:p>
          </table:table-cell>
          <table:table-cell table:formula="of:=([.H29]+[.I29])*[.G29]" office:value-type="float" office:value="6832033.664" calcext:value-type="float">
            <text:p>6832033.664</text:p>
          </table:table-cell>
          <table:table-cell table:formula="of:=[.C29]/[.G29]" office:value-type="float" office:value="29.0254698497932" calcext:value-type="float">
            <text:p>29.0254698498</text:p>
          </table:table-cell>
          <table:table-cell table:formula="of:=[.J29]/[.K29]" office:value-type="float" office:value="235380.63980896" calcext:value-type="float">
            <text:p>235380.63980896</text:p>
          </table:table-cell>
          <table:table-cell table:formula="of:=1/[.L29]" office:value-type="float" office:value="0.00000424843776791338" calcext:value-type="float">
            <text:p>4.24843776791338E-06</text:p>
          </table:table-cell>
          <table:table-cell table:formula="of:=[.J29]/[.G29]" office:value-type="float" office:value="7746.21043465641" calcext:value-type="float">
            <text:p>7746.2104346564</text:p>
          </table:table-cell>
          <table:table-cell table:formula="of:=1/[.N29]" office:value-type="float" office:value="0.000129095382630714" calcext:value-type="float">
            <text:p>0.00012909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9" calcext:value-type="float">
            <text:p>2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0]/[.G30]+(210-[.D30])*5" office:value-type="float" office:value="1410.49979608087" calcext:value-type="float">
            <text:p>1410.4997960809</text:p>
          </table:table-cell>
          <table:table-cell table:formula="of:=[.F30]/[.G30]+(210-[.D30])*1" office:value-type="float" office:value="724.562292439456" calcext:value-type="float">
            <text:p>724.5622924395</text:p>
          </table:table-cell>
          <table:table-cell table:formula="of:=([.H30]+[.I30])*[.G30]" office:value-type="float" office:value="5496.8241" calcext:value-type="float">
            <text:p>5496.8241</text:p>
          </table:table-cell>
          <table:table-cell table:formula="of:=[.C30]/[.G30]" office:value-type="float" office:value="49.7174263463518" calcext:value-type="float">
            <text:p>49.7174263464</text:p>
          </table:table-cell>
          <table:table-cell table:formula="of:=[.J30]/[.K30]" office:value-type="float" office:value="110.561316301992" calcext:value-type="float">
            <text:p>110.561316302</text:p>
          </table:table-cell>
          <table:table-cell table:formula="of:=1/[.L30]" office:value-type="float" office:value="0.00904475483331398" calcext:value-type="float">
            <text:p>0.0090447548</text:p>
          </table:table-cell>
          <table:table-cell table:formula="of:=[.J30]/[.G30]" office:value-type="float" office:value="2135.06208852032" calcext:value-type="float">
            <text:p>2135.0620885203</text:p>
          </table:table-cell>
          <table:table-cell table:formula="of:=1/[.N30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1]/[.G31]+(210-[.D31])*5" office:value-type="float" office:value="1410.49979608087" calcext:value-type="float">
            <text:p>1410.4997960809</text:p>
          </table:table-cell>
          <table:table-cell table:formula="of:=[.F31]/[.G31]+(210-[.D31])*1" office:value-type="float" office:value="724.562292439456" calcext:value-type="float">
            <text:p>724.5622924395</text:p>
          </table:table-cell>
          <table:table-cell table:formula="of:=([.H31]+[.I31])*[.G31]" office:value-type="float" office:value="5496.8241" calcext:value-type="float">
            <text:p>5496.8241</text:p>
          </table:table-cell>
          <table:table-cell table:formula="of:=[.C31]/[.G31]" office:value-type="float" office:value="49.7174263463518" calcext:value-type="float">
            <text:p>49.7174263464</text:p>
          </table:table-cell>
          <table:table-cell table:formula="of:=[.J31]/[.K31]" office:value-type="float" office:value="110.561316301992" calcext:value-type="float">
            <text:p>110.561316302</text:p>
          </table:table-cell>
          <table:table-cell table:formula="of:=1/[.L31]" office:value-type="float" office:value="0.00904475483331398" calcext:value-type="float">
            <text:p>0.0090447548</text:p>
          </table:table-cell>
          <table:table-cell table:formula="of:=[.J31]/[.G31]" office:value-type="float" office:value="2135.06208852032" calcext:value-type="float">
            <text:p>2135.0620885203</text:p>
          </table:table-cell>
          <table:table-cell table:formula="of:=1/[.N31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1" calcext:value-type="float">
            <text:p>31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32]/[.G32]+(210-[.D32])*5" office:value-type="float" office:value="2335.52661305905" calcext:value-type="float">
            <text:p>2335.5266130591</text:p>
          </table:table-cell>
          <table:table-cell table:formula="of:=[.F32]/[.G32]+(210-[.D32])*1" office:value-type="float" office:value="2034.90805451924" calcext:value-type="float">
            <text:p>2034.9080545193</text:p>
          </table:table-cell>
          <table:table-cell table:formula="of:=([.H32]+[.I32])*[.G32]" office:value-type="float" office:value="588076.948" calcext:value-type="float">
            <text:p>588076.948</text:p>
          </table:table-cell>
          <table:table-cell table:formula="of:=[.C32]/[.G32]" office:value-type="float" office:value="47.5631326268226" calcext:value-type="float">
            <text:p>47.5631326268</text:p>
          </table:table-cell>
          <table:table-cell table:formula="of:=[.J32]/[.K32]" office:value-type="float" office:value="12364.1340576538" calcext:value-type="float">
            <text:p>12364.1340576538</text:p>
          </table:table-cell>
          <table:table-cell table:formula="of:=1/[.L32]" office:value-type="float" office:value="0.0000808790971803619" calcext:value-type="float">
            <text:p>8.08790971803619E-05</text:p>
          </table:table-cell>
          <table:table-cell table:formula="of:=[.J32]/[.G32]" office:value-type="float" office:value="4370.43466757829" calcext:value-type="float">
            <text:p>4370.4346675783</text:p>
          </table:table-cell>
          <table:table-cell table:formula="of:=1/[.N32]" office:value-type="float" office:value="0.000228810193049771" calcext:value-type="float">
            <text:p>0.000228810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3]/[.G33]+(210-[.D33])*5" office:value-type="float" office:value="1410.49979608087" calcext:value-type="float">
            <text:p>1410.4997960809</text:p>
          </table:table-cell>
          <table:table-cell table:formula="of:=[.F33]/[.G33]+(210-[.D33])*1" office:value-type="float" office:value="724.562292439456" calcext:value-type="float">
            <text:p>724.5622924395</text:p>
          </table:table-cell>
          <table:table-cell table:formula="of:=([.H33]+[.I33])*[.G33]" office:value-type="float" office:value="5496.8241" calcext:value-type="float">
            <text:p>5496.8241</text:p>
          </table:table-cell>
          <table:table-cell table:formula="of:=[.C33]/[.G33]" office:value-type="float" office:value="49.7174263463518" calcext:value-type="float">
            <text:p>49.7174263464</text:p>
          </table:table-cell>
          <table:table-cell table:formula="of:=[.J33]/[.K33]" office:value-type="float" office:value="110.561316301992" calcext:value-type="float">
            <text:p>110.561316302</text:p>
          </table:table-cell>
          <table:table-cell table:formula="of:=1/[.L33]" office:value-type="float" office:value="0.00904475483331398" calcext:value-type="float">
            <text:p>0.0090447548</text:p>
          </table:table-cell>
          <table:table-cell table:formula="of:=[.J33]/[.G33]" office:value-type="float" office:value="2135.06208852032" calcext:value-type="float">
            <text:p>2135.0620885203</text:p>
          </table:table-cell>
          <table:table-cell table:formula="of:=1/[.N33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4]/[.G34]+(210-[.D34])*5" office:value-type="float" office:value="1410.49979608087" calcext:value-type="float">
            <text:p>1410.4997960809</text:p>
          </table:table-cell>
          <table:table-cell table:formula="of:=[.F34]/[.G34]+(210-[.D34])*1" office:value-type="float" office:value="724.562292439456" calcext:value-type="float">
            <text:p>724.5622924395</text:p>
          </table:table-cell>
          <table:table-cell table:formula="of:=([.H34]+[.I34])*[.G34]" office:value-type="float" office:value="5496.8241" calcext:value-type="float">
            <text:p>5496.8241</text:p>
          </table:table-cell>
          <table:table-cell table:formula="of:=[.C34]/[.G34]" office:value-type="float" office:value="49.7174263463518" calcext:value-type="float">
            <text:p>49.7174263464</text:p>
          </table:table-cell>
          <table:table-cell table:formula="of:=[.J34]/[.K34]" office:value-type="float" office:value="110.561316301992" calcext:value-type="float">
            <text:p>110.561316302</text:p>
          </table:table-cell>
          <table:table-cell table:formula="of:=1/[.L34]" office:value-type="float" office:value="0.00904475483331398" calcext:value-type="float">
            <text:p>0.0090447548</text:p>
          </table:table-cell>
          <table:table-cell table:formula="of:=[.J34]/[.G34]" office:value-type="float" office:value="2135.06208852032" calcext:value-type="float">
            <text:p>2135.0620885203</text:p>
          </table:table-cell>
          <table:table-cell table:formula="of:=1/[.N34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5]/[.G35]+(210-[.D35])*5" office:value-type="float" office:value="1410.49979608087" calcext:value-type="float">
            <text:p>1410.4997960809</text:p>
          </table:table-cell>
          <table:table-cell table:formula="of:=[.F35]/[.G35]+(210-[.D35])*1" office:value-type="float" office:value="724.562292439456" calcext:value-type="float">
            <text:p>724.5622924395</text:p>
          </table:table-cell>
          <table:table-cell table:formula="of:=([.H35]+[.I35])*[.G35]" office:value-type="float" office:value="5496.8241" calcext:value-type="float">
            <text:p>5496.8241</text:p>
          </table:table-cell>
          <table:table-cell table:formula="of:=[.C35]/[.G35]" office:value-type="float" office:value="49.7174263463518" calcext:value-type="float">
            <text:p>49.7174263464</text:p>
          </table:table-cell>
          <table:table-cell table:formula="of:=[.J35]/[.K35]" office:value-type="float" office:value="110.561316301992" calcext:value-type="float">
            <text:p>110.561316302</text:p>
          </table:table-cell>
          <table:table-cell table:formula="of:=1/[.L35]" office:value-type="float" office:value="0.00904475483331398" calcext:value-type="float">
            <text:p>0.0090447548</text:p>
          </table:table-cell>
          <table:table-cell table:formula="of:=[.J35]/[.G35]" office:value-type="float" office:value="2135.06208852032" calcext:value-type="float">
            <text:p>2135.0620885203</text:p>
          </table:table-cell>
          <table:table-cell table:formula="of:=1/[.N35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6]/[.G36]+(210-[.D36])*5" office:value-type="float" office:value="1410.49979608087" calcext:value-type="float">
            <text:p>1410.4997960809</text:p>
          </table:table-cell>
          <table:table-cell table:formula="of:=[.F36]/[.G36]+(210-[.D36])*1" office:value-type="float" office:value="724.562292439456" calcext:value-type="float">
            <text:p>724.5622924395</text:p>
          </table:table-cell>
          <table:table-cell table:formula="of:=([.H36]+[.I36])*[.G36]" office:value-type="float" office:value="5496.8241" calcext:value-type="float">
            <text:p>5496.8241</text:p>
          </table:table-cell>
          <table:table-cell table:formula="of:=[.C36]/[.G36]" office:value-type="float" office:value="49.7174263463518" calcext:value-type="float">
            <text:p>49.7174263464</text:p>
          </table:table-cell>
          <table:table-cell table:formula="of:=[.J36]/[.K36]" office:value-type="float" office:value="110.561316301992" calcext:value-type="float">
            <text:p>110.561316302</text:p>
          </table:table-cell>
          <table:table-cell table:formula="of:=1/[.L36]" office:value-type="float" office:value="0.00904475483331398" calcext:value-type="float">
            <text:p>0.0090447548</text:p>
          </table:table-cell>
          <table:table-cell table:formula="of:=[.J36]/[.G36]" office:value-type="float" office:value="2135.06208852032" calcext:value-type="float">
            <text:p>2135.0620885203</text:p>
          </table:table-cell>
          <table:table-cell table:formula="of:=1/[.N36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6" calcext:value-type="float">
            <text:p>36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37]/[.G37]+(210-[.D37])*5" office:value-type="float" office:value="1568.8478827845" calcext:value-type="float">
            <text:p>1568.8478827845</text:p>
          </table:table-cell>
          <table:table-cell table:formula="of:=[.F37]/[.G37]+(210-[.D37])*1" office:value-type="float" office:value="942.819851148195" calcext:value-type="float">
            <text:p>942.8198511482</text:p>
          </table:table-cell>
          <table:table-cell table:formula="of:=([.H37]+[.I37])*[.G37]" office:value-type="float" office:value="59226.381" calcext:value-type="float">
            <text:p>59226.381</text:p>
          </table:table-cell>
          <table:table-cell table:formula="of:=[.C37]/[.G37]" office:value-type="float" office:value="54.282139903734" calcext:value-type="float">
            <text:p>54.2821399037</text:p>
          </table:table-cell>
          <table:table-cell table:formula="of:=[.J37]/[.K37]" office:value-type="float" office:value="1091.08412278945" calcext:value-type="float">
            <text:p>1091.0841227895</text:p>
          </table:table-cell>
          <table:table-cell table:formula="of:=1/[.L37]" office:value-type="float" office:value="0.000916519614861053" calcext:value-type="float">
            <text:p>0.0009165196</text:p>
          </table:table-cell>
          <table:table-cell table:formula="of:=[.J37]/[.G37]" office:value-type="float" office:value="2511.6677339327" calcext:value-type="float">
            <text:p>2511.6677339327</text:p>
          </table:table-cell>
          <table:table-cell table:formula="of:=1/[.N37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8]/[.G38]+(210-[.D38])*5" office:value-type="float" office:value="1410.49979608087" calcext:value-type="float">
            <text:p>1410.4997960809</text:p>
          </table:table-cell>
          <table:table-cell table:formula="of:=[.F38]/[.G38]+(210-[.D38])*1" office:value-type="float" office:value="724.562292439456" calcext:value-type="float">
            <text:p>724.5622924395</text:p>
          </table:table-cell>
          <table:table-cell table:formula="of:=([.H38]+[.I38])*[.G38]" office:value-type="float" office:value="5496.8241" calcext:value-type="float">
            <text:p>5496.8241</text:p>
          </table:table-cell>
          <table:table-cell table:formula="of:=[.C38]/[.G38]" office:value-type="float" office:value="49.7174263463518" calcext:value-type="float">
            <text:p>49.7174263464</text:p>
          </table:table-cell>
          <table:table-cell table:formula="of:=[.J38]/[.K38]" office:value-type="float" office:value="110.561316301992" calcext:value-type="float">
            <text:p>110.561316302</text:p>
          </table:table-cell>
          <table:table-cell table:formula="of:=1/[.L38]" office:value-type="float" office:value="0.00904475483331398" calcext:value-type="float">
            <text:p>0.0090447548</text:p>
          </table:table-cell>
          <table:table-cell table:formula="of:=[.J38]/[.G38]" office:value-type="float" office:value="2135.06208852032" calcext:value-type="float">
            <text:p>2135.0620885203</text:p>
          </table:table-cell>
          <table:table-cell table:formula="of:=1/[.N38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8" calcext:value-type="float">
            <text:p>38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39]/[.G39]+(210-[.D39])*5" office:value-type="float" office:value="1473.8475342853" calcext:value-type="float">
            <text:p>1473.8475342853</text:p>
          </table:table-cell>
          <table:table-cell table:formula="of:=[.F39]/[.G39]+(210-[.D39])*1" office:value-type="float" office:value="811.877463787358" calcext:value-type="float">
            <text:p>811.8774637874</text:p>
          </table:table-cell>
          <table:table-cell table:formula="of:=([.H39]+[.I39])*[.G39]" office:value-type="float" office:value="10673.51288" calcext:value-type="float">
            <text:p>10673.51288</text:p>
          </table:table-cell>
          <table:table-cell table:formula="of:=[.C39]/[.G39]" office:value-type="float" office:value="54.8222132755416" calcext:value-type="float">
            <text:p>54.8222132755</text:p>
          </table:table-cell>
          <table:table-cell table:formula="of:=[.J39]/[.K39]" office:value-type="float" office:value="194.693213613138" calcext:value-type="float">
            <text:p>194.6932136131</text:p>
          </table:table-cell>
          <table:table-cell table:formula="of:=1/[.L39]" office:value-type="float" office:value="0.00513628585938818" calcext:value-type="float">
            <text:p>0.0051362859</text:p>
          </table:table-cell>
          <table:table-cell table:formula="of:=[.J39]/[.G39]" office:value-type="float" office:value="2285.72499807266" calcext:value-type="float">
            <text:p>2285.7249980727</text:p>
          </table:table-cell>
          <table:table-cell table:formula="of:=1/[.N39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0]/[.G40]+(210-[.D40])*5" office:value-type="float" office:value="1410.49979608087" calcext:value-type="float">
            <text:p>1410.4997960809</text:p>
          </table:table-cell>
          <table:table-cell table:formula="of:=[.F40]/[.G40]+(210-[.D40])*1" office:value-type="float" office:value="724.562292439456" calcext:value-type="float">
            <text:p>724.5622924395</text:p>
          </table:table-cell>
          <table:table-cell table:formula="of:=([.H40]+[.I40])*[.G40]" office:value-type="float" office:value="5496.8241" calcext:value-type="float">
            <text:p>5496.8241</text:p>
          </table:table-cell>
          <table:table-cell table:formula="of:=[.C40]/[.G40]" office:value-type="float" office:value="49.7174263463518" calcext:value-type="float">
            <text:p>49.7174263464</text:p>
          </table:table-cell>
          <table:table-cell table:formula="of:=[.J40]/[.K40]" office:value-type="float" office:value="110.561316301992" calcext:value-type="float">
            <text:p>110.561316302</text:p>
          </table:table-cell>
          <table:table-cell table:formula="of:=1/[.L40]" office:value-type="float" office:value="0.00904475483331398" calcext:value-type="float">
            <text:p>0.0090447548</text:p>
          </table:table-cell>
          <table:table-cell table:formula="of:=[.J40]/[.G40]" office:value-type="float" office:value="2135.06208852032" calcext:value-type="float">
            <text:p>2135.0620885203</text:p>
          </table:table-cell>
          <table:table-cell table:formula="of:=1/[.N40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1]/[.G41]+(210-[.D41])*5" office:value-type="float" office:value="1410.49979608087" calcext:value-type="float">
            <text:p>1410.4997960809</text:p>
          </table:table-cell>
          <table:table-cell table:formula="of:=[.F41]/[.G41]+(210-[.D41])*1" office:value-type="float" office:value="724.562292439456" calcext:value-type="float">
            <text:p>724.5622924395</text:p>
          </table:table-cell>
          <table:table-cell table:formula="of:=([.H41]+[.I41])*[.G41]" office:value-type="float" office:value="5496.8241" calcext:value-type="float">
            <text:p>5496.8241</text:p>
          </table:table-cell>
          <table:table-cell table:formula="of:=[.C41]/[.G41]" office:value-type="float" office:value="49.7174263463518" calcext:value-type="float">
            <text:p>49.7174263464</text:p>
          </table:table-cell>
          <table:table-cell table:formula="of:=[.J41]/[.K41]" office:value-type="float" office:value="110.561316301992" calcext:value-type="float">
            <text:p>110.561316302</text:p>
          </table:table-cell>
          <table:table-cell table:formula="of:=1/[.L41]" office:value-type="float" office:value="0.00904475483331398" calcext:value-type="float">
            <text:p>0.0090447548</text:p>
          </table:table-cell>
          <table:table-cell table:formula="of:=[.J41]/[.G41]" office:value-type="float" office:value="2135.06208852032" calcext:value-type="float">
            <text:p>2135.0620885203</text:p>
          </table:table-cell>
          <table:table-cell table:formula="of:=1/[.N41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1" calcext:value-type="float">
            <text:p>41</text:p>
          </table:table-cell>
          <table:table-cell office:value-type="float" office:value="25600" calcext:value-type="float">
            <text:p>25600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2447630" calcext:value-type="float">
            <text:p>2.45E+06</text:p>
          </table:table-cell>
          <table:table-cell table:style-name="ce5" office:value-type="float" office:value="3373650" calcext:value-type="float">
            <text:p>3.37E+06</text:p>
          </table:table-cell>
          <table:table-cell office:value-type="float" office:value="881.984" calcext:value-type="float">
            <text:p>881.984</text:p>
          </table:table-cell>
          <table:table-cell table:formula="of:=[.E42]/[.G42]+(210-[.D42])*5" office:value-type="float" office:value="3730.14104564255" calcext:value-type="float">
            <text:p>3730.1410456426</text:p>
          </table:table-cell>
          <table:table-cell table:formula="of:=[.F42]/[.G42]+(210-[.D42])*1" office:value-type="float" office:value="4016.06938901386" calcext:value-type="float">
            <text:p>4016.0693890139</text:p>
          </table:table-cell>
          <table:table-cell table:formula="of:=([.H42]+[.I42])*[.G42]" office:value-type="float" office:value="6832033.664" calcext:value-type="float">
            <text:p>6832033.664</text:p>
          </table:table-cell>
          <table:table-cell table:formula="of:=[.C42]/[.G42]" office:value-type="float" office:value="29.0254698497932" calcext:value-type="float">
            <text:p>29.0254698498</text:p>
          </table:table-cell>
          <table:table-cell table:formula="of:=[.J42]/[.K42]" office:value-type="float" office:value="235380.63980896" calcext:value-type="float">
            <text:p>235380.63980896</text:p>
          </table:table-cell>
          <table:table-cell table:formula="of:=1/[.L42]" office:value-type="float" office:value="0.00000424843776791338" calcext:value-type="float">
            <text:p>4.24843776791338E-06</text:p>
          </table:table-cell>
          <table:table-cell table:formula="of:=[.J42]/[.G42]" office:value-type="float" office:value="7746.21043465641" calcext:value-type="float">
            <text:p>7746.2104346564</text:p>
          </table:table-cell>
          <table:table-cell table:formula="of:=1/[.N42]" office:value-type="float" office:value="0.000129095382630714" calcext:value-type="float">
            <text:p>0.00012909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2" calcext:value-type="float">
            <text:p>42</text:p>
          </table:table-cell>
          <table:table-cell office:value-type="float" office:value="102400" calcext:value-type="float">
            <text:p>102400</text:p>
          </table:table-cell>
          <table:table-cell office:value-type="float" office:value="48" calcext:value-type="float">
            <text:p>48</text:p>
          </table:table-cell>
          <table:table-cell table:style-name="ce5" office:value-type="float" office:value="39904800" calcext:value-type="float">
            <text:p>3.99E+07</text:p>
          </table:table-cell>
          <table:table-cell table:style-name="ce5" office:value-type="float" office:value="55002100" calcext:value-type="float">
            <text:p>5.50E+07</text:p>
          </table:table-cell>
          <table:table-cell office:value-type="float" office:value="4362.41" calcext:value-type="float">
            <text:p>4362.41</text:p>
          </table:table-cell>
          <table:table-cell table:formula="of:=[.E43]/[.G43]+(210-[.D43])*5" office:value-type="float" office:value="9957.42080638913" calcext:value-type="float">
            <text:p>9957.4208063891</text:p>
          </table:table-cell>
          <table:table-cell table:formula="of:=[.F43]/[.G43]+(210-[.D43])*1" office:value-type="float" office:value="12770.1913437756" calcext:value-type="float">
            <text:p>12770.1913437756</text:p>
          </table:table-cell>
          <table:table-cell table:formula="of:=([.H43]+[.I43])*[.G43]" office:value-type="float" office:value="99147162.52" calcext:value-type="float">
            <text:p>99147162.52</text:p>
          </table:table-cell>
          <table:table-cell table:formula="of:=[.C43]/[.G43]" office:value-type="float" office:value="23.4732636317999" calcext:value-type="float">
            <text:p>23.4732636318</text:p>
          </table:table-cell>
          <table:table-cell table:formula="of:=[.J43]/[.K43]" office:value-type="float" office:value="4223833.72313353" calcext:value-type="float">
            <text:p>4223833.72313353</text:p>
          </table:table-cell>
          <table:table-cell table:formula="of:=1/[.L43]" office:value-type="float" office:value="0.000000236751743924742" calcext:value-type="float">
            <text:p>2.36751743924742E-07</text:p>
          </table:table-cell>
          <table:table-cell table:formula="of:=[.J43]/[.G43]" office:value-type="float" office:value="22727.6121501647" calcext:value-type="float">
            <text:p>22727.6121501647</text:p>
          </table:table-cell>
          <table:table-cell table:formula="of:=1/[.N43]" office:value-type="float" office:value="0.0000439993428870949" calcext:value-type="float">
            <text:p>4.39993428870949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3" calcext:value-type="float">
            <text:p>43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44]/[.G44]+(210-[.D44])*5" office:value-type="float" office:value="1473.8475342853" calcext:value-type="float">
            <text:p>1473.8475342853</text:p>
          </table:table-cell>
          <table:table-cell table:formula="of:=[.F44]/[.G44]+(210-[.D44])*1" office:value-type="float" office:value="811.877463787358" calcext:value-type="float">
            <text:p>811.8774637874</text:p>
          </table:table-cell>
          <table:table-cell table:formula="of:=([.H44]+[.I44])*[.G44]" office:value-type="float" office:value="10673.51288" calcext:value-type="float">
            <text:p>10673.51288</text:p>
          </table:table-cell>
          <table:table-cell table:formula="of:=[.C44]/[.G44]" office:value-type="float" office:value="54.8222132755416" calcext:value-type="float">
            <text:p>54.8222132755</text:p>
          </table:table-cell>
          <table:table-cell table:formula="of:=[.J44]/[.K44]" office:value-type="float" office:value="194.693213613138" calcext:value-type="float">
            <text:p>194.6932136131</text:p>
          </table:table-cell>
          <table:table-cell table:formula="of:=1/[.L44]" office:value-type="float" office:value="0.00513628585938818" calcext:value-type="float">
            <text:p>0.0051362859</text:p>
          </table:table-cell>
          <table:table-cell table:formula="of:=[.J44]/[.G44]" office:value-type="float" office:value="2285.72499807266" calcext:value-type="float">
            <text:p>2285.7249980727</text:p>
          </table:table-cell>
          <table:table-cell table:formula="of:=1/[.N44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table:style-name="ce5" office:value-type="float" office:value="1332.49" calcext:value-type="float">
            <text:p>1.33E+03</text:p>
          </table:table-cell>
          <table:table-cell office:value-type="float" office:value="2.57455" calcext:value-type="float">
            <text:p>2.57455</text:p>
          </table:table-cell>
          <table:table-cell table:formula="of:=[.E45]/[.G45]+(210-[.D45])*5" office:value-type="float" office:value="1410.49979608087" calcext:value-type="float">
            <text:p>1410.4997960809</text:p>
          </table:table-cell>
          <table:table-cell table:formula="of:=[.F45]/[.G45]+(210-[.D45])*1" office:value-type="float" office:value="724.562292439456" calcext:value-type="float">
            <text:p>724.5622924395</text:p>
          </table:table-cell>
          <table:table-cell table:formula="of:=([.H45]+[.I45])*[.G45]" office:value-type="float" office:value="5496.8241" calcext:value-type="float">
            <text:p>5496.8241</text:p>
          </table:table-cell>
          <table:table-cell table:formula="of:=[.C45]/[.G45]" office:value-type="float" office:value="49.7174263463518" calcext:value-type="float">
            <text:p>49.7174263464</text:p>
          </table:table-cell>
          <table:table-cell table:formula="of:=[.J45]/[.K45]" office:value-type="float" office:value="110.561316301992" calcext:value-type="float">
            <text:p>110.561316302</text:p>
          </table:table-cell>
          <table:table-cell table:formula="of:=1/[.L45]" office:value-type="float" office:value="0.00904475483331398" calcext:value-type="float">
            <text:p>0.0090447548</text:p>
          </table:table-cell>
          <table:table-cell table:formula="of:=[.J45]/[.G45]" office:value-type="float" office:value="2135.06208852032" calcext:value-type="float">
            <text:p>2135.0620885203</text:p>
          </table:table-cell>
          <table:table-cell table:formula="of:=1/[.N45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5" calcext:value-type="float">
            <text:p>45</text:p>
          </table:table-cell>
          <table:table-cell office:value-type="float" office:value="25600" calcext:value-type="float">
            <text:p>25600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2447630" calcext:value-type="float">
            <text:p>2.45E+06</text:p>
          </table:table-cell>
          <table:table-cell table:style-name="ce5" office:value-type="float" office:value="3373650" calcext:value-type="float">
            <text:p>3.37E+06</text:p>
          </table:table-cell>
          <table:table-cell office:value-type="float" office:value="881.984" calcext:value-type="float">
            <text:p>881.984</text:p>
          </table:table-cell>
          <table:table-cell table:formula="of:=[.E46]/[.G46]+(210-[.D46])*5" office:value-type="float" office:value="3730.14104564255" calcext:value-type="float">
            <text:p>3730.1410456426</text:p>
          </table:table-cell>
          <table:table-cell table:formula="of:=[.F46]/[.G46]+(210-[.D46])*1" office:value-type="float" office:value="4016.06938901386" calcext:value-type="float">
            <text:p>4016.0693890139</text:p>
          </table:table-cell>
          <table:table-cell table:formula="of:=([.H46]+[.I46])*[.G46]" office:value-type="float" office:value="6832033.664" calcext:value-type="float">
            <text:p>6832033.664</text:p>
          </table:table-cell>
          <table:table-cell table:formula="of:=[.C46]/[.G46]" office:value-type="float" office:value="29.0254698497932" calcext:value-type="float">
            <text:p>29.0254698498</text:p>
          </table:table-cell>
          <table:table-cell table:formula="of:=[.J46]/[.K46]" office:value-type="float" office:value="235380.63980896" calcext:value-type="float">
            <text:p>235380.63980896</text:p>
          </table:table-cell>
          <table:table-cell table:formula="of:=1/[.L46]" office:value-type="float" office:value="0.00000424843776791338" calcext:value-type="float">
            <text:p>4.24843776791338E-06</text:p>
          </table:table-cell>
          <table:table-cell table:formula="of:=[.J46]/[.G46]" office:value-type="float" office:value="7746.21043465641" calcext:value-type="float">
            <text:p>7746.2104346564</text:p>
          </table:table-cell>
          <table:table-cell table:formula="of:=1/[.N46]" office:value-type="float" office:value="0.000129095382630714" calcext:value-type="float">
            <text:p>0.00012909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7]/[.G47]+(210-[.D47])*5" office:value-type="float" office:value="1410.49979608087" calcext:value-type="float">
            <text:p>1410.4997960809</text:p>
          </table:table-cell>
          <table:table-cell table:formula="of:=[.F47]/[.G47]+(210-[.D47])*1" office:value-type="float" office:value="724.562292439456" calcext:value-type="float">
            <text:p>724.5622924395</text:p>
          </table:table-cell>
          <table:table-cell table:formula="of:=([.H47]+[.I47])*[.G47]" office:value-type="float" office:value="5496.8241" calcext:value-type="float">
            <text:p>5496.8241</text:p>
          </table:table-cell>
          <table:table-cell table:formula="of:=[.C47]/[.G47]" office:value-type="float" office:value="49.7174263463518" calcext:value-type="float">
            <text:p>49.7174263464</text:p>
          </table:table-cell>
          <table:table-cell table:formula="of:=[.J47]/[.K47]" office:value-type="float" office:value="110.561316301992" calcext:value-type="float">
            <text:p>110.561316302</text:p>
          </table:table-cell>
          <table:table-cell table:formula="of:=1/[.L47]" office:value-type="float" office:value="0.00904475483331398" calcext:value-type="float">
            <text:p>0.0090447548</text:p>
          </table:table-cell>
          <table:table-cell table:formula="of:=[.J47]/[.G47]" office:value-type="float" office:value="2135.06208852032" calcext:value-type="float">
            <text:p>2135.0620885203</text:p>
          </table:table-cell>
          <table:table-cell table:formula="of:=1/[.N47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8]/[.G48]+(210-[.D48])*5" office:value-type="float" office:value="1410.49979608087" calcext:value-type="float">
            <text:p>1410.4997960809</text:p>
          </table:table-cell>
          <table:table-cell table:formula="of:=[.F48]/[.G48]+(210-[.D48])*1" office:value-type="float" office:value="724.562292439456" calcext:value-type="float">
            <text:p>724.5622924395</text:p>
          </table:table-cell>
          <table:table-cell table:formula="of:=([.H48]+[.I48])*[.G48]" office:value-type="float" office:value="5496.8241" calcext:value-type="float">
            <text:p>5496.8241</text:p>
          </table:table-cell>
          <table:table-cell table:formula="of:=[.C48]/[.G48]" office:value-type="float" office:value="49.7174263463518" calcext:value-type="float">
            <text:p>49.7174263464</text:p>
          </table:table-cell>
          <table:table-cell table:formula="of:=[.J48]/[.K48]" office:value-type="float" office:value="110.561316301992" calcext:value-type="float">
            <text:p>110.561316302</text:p>
          </table:table-cell>
          <table:table-cell table:formula="of:=1/[.L48]" office:value-type="float" office:value="0.00904475483331398" calcext:value-type="float">
            <text:p>0.0090447548</text:p>
          </table:table-cell>
          <table:table-cell table:formula="of:=[.J48]/[.G48]" office:value-type="float" office:value="2135.06208852032" calcext:value-type="float">
            <text:p>2135.0620885203</text:p>
          </table:table-cell>
          <table:table-cell table:formula="of:=1/[.N48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9]/[.G49]+(210-[.D49])*5" office:value-type="float" office:value="1410.49979608087" calcext:value-type="float">
            <text:p>1410.4997960809</text:p>
          </table:table-cell>
          <table:table-cell table:formula="of:=[.F49]/[.G49]+(210-[.D49])*1" office:value-type="float" office:value="724.562292439456" calcext:value-type="float">
            <text:p>724.5622924395</text:p>
          </table:table-cell>
          <table:table-cell table:formula="of:=([.H49]+[.I49])*[.G49]" office:value-type="float" office:value="5496.8241" calcext:value-type="float">
            <text:p>5496.8241</text:p>
          </table:table-cell>
          <table:table-cell table:formula="of:=[.C49]/[.G49]" office:value-type="float" office:value="49.7174263463518" calcext:value-type="float">
            <text:p>49.7174263464</text:p>
          </table:table-cell>
          <table:table-cell table:formula="of:=[.J49]/[.K49]" office:value-type="float" office:value="110.561316301992" calcext:value-type="float">
            <text:p>110.561316302</text:p>
          </table:table-cell>
          <table:table-cell table:formula="of:=1/[.L49]" office:value-type="float" office:value="0.00904475483331398" calcext:value-type="float">
            <text:p>0.0090447548</text:p>
          </table:table-cell>
          <table:table-cell table:formula="of:=[.J49]/[.G49]" office:value-type="float" office:value="2135.06208852032" calcext:value-type="float">
            <text:p>2135.0620885203</text:p>
          </table:table-cell>
          <table:table-cell table:formula="of:=1/[.N49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0]/[.G50]+(210-[.D50])*5" office:value-type="float" office:value="1410.49979608087" calcext:value-type="float">
            <text:p>1410.4997960809</text:p>
          </table:table-cell>
          <table:table-cell table:formula="of:=[.F50]/[.G50]+(210-[.D50])*1" office:value-type="float" office:value="724.562292439456" calcext:value-type="float">
            <text:p>724.5622924395</text:p>
          </table:table-cell>
          <table:table-cell table:formula="of:=([.H50]+[.I50])*[.G50]" office:value-type="float" office:value="5496.8241" calcext:value-type="float">
            <text:p>5496.8241</text:p>
          </table:table-cell>
          <table:table-cell table:formula="of:=[.C50]/[.G50]" office:value-type="float" office:value="49.7174263463518" calcext:value-type="float">
            <text:p>49.7174263464</text:p>
          </table:table-cell>
          <table:table-cell table:formula="of:=[.J50]/[.K50]" office:value-type="float" office:value="110.561316301992" calcext:value-type="float">
            <text:p>110.561316302</text:p>
          </table:table-cell>
          <table:table-cell table:formula="of:=1/[.L50]" office:value-type="float" office:value="0.00904475483331398" calcext:value-type="float">
            <text:p>0.0090447548</text:p>
          </table:table-cell>
          <table:table-cell table:formula="of:=[.J50]/[.G50]" office:value-type="float" office:value="2135.06208852032" calcext:value-type="float">
            <text:p>2135.0620885203</text:p>
          </table:table-cell>
          <table:table-cell table:formula="of:=1/[.N50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0" calcext:value-type="float">
            <text:p>50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9033" calcext:value-type="float">
            <text:p>1.79E+05</text:p>
          </table:table-cell>
          <table:table-cell table:style-name="ce5" office:value-type="float" office:value="246767" calcext:value-type="float">
            <text:p>2.47E+05</text:p>
          </table:table-cell>
          <table:table-cell office:value-type="float" office:value="134.558" calcext:value-type="float">
            <text:p>134.558</text:p>
          </table:table-cell>
          <table:table-cell table:formula="of:=[.E51]/[.G51]+(210-[.D51])*5" office:value-type="float" office:value="2335.52661305905" calcext:value-type="float">
            <text:p>2335.5266130591</text:p>
          </table:table-cell>
          <table:table-cell table:formula="of:=[.F51]/[.G51]+(210-[.D51])*1" office:value-type="float" office:value="2034.90805451924" calcext:value-type="float">
            <text:p>2034.9080545193</text:p>
          </table:table-cell>
          <table:table-cell table:formula="of:=([.H51]+[.I51])*[.G51]" office:value-type="float" office:value="588076.948" calcext:value-type="float">
            <text:p>588076.948</text:p>
          </table:table-cell>
          <table:table-cell table:formula="of:=[.C51]/[.G51]" office:value-type="float" office:value="47.5631326268226" calcext:value-type="float">
            <text:p>47.5631326268</text:p>
          </table:table-cell>
          <table:table-cell table:formula="of:=[.J51]/[.K51]" office:value-type="float" office:value="12364.1340576538" calcext:value-type="float">
            <text:p>12364.1340576538</text:p>
          </table:table-cell>
          <table:table-cell table:formula="of:=1/[.L51]" office:value-type="float" office:value="0.0000808790971803619" calcext:value-type="float">
            <text:p>8.08790971803619E-05</text:p>
          </table:table-cell>
          <table:table-cell table:formula="of:=[.J51]/[.G51]" office:value-type="float" office:value="4370.43466757829" calcext:value-type="float">
            <text:p>4370.4346675783</text:p>
          </table:table-cell>
          <table:table-cell table:formula="of:=1/[.N51]" office:value-type="float" office:value="0.000228810193049771" calcext:value-type="float">
            <text:p>0.000228810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1" calcext:value-type="float">
            <text:p>51</text:p>
          </table:table-cell>
          <table:table-cell office:value-type="float" office:value="102400" calcext:value-type="float">
            <text:p>102400</text:p>
          </table:table-cell>
          <table:table-cell office:value-type="float" office:value="48" calcext:value-type="float">
            <text:p>48</text:p>
          </table:table-cell>
          <table:table-cell table:style-name="ce5" office:value-type="float" office:value="39904800" calcext:value-type="float">
            <text:p>3.99E+07</text:p>
          </table:table-cell>
          <table:table-cell table:style-name="ce5" office:value-type="float" office:value="55002100" calcext:value-type="float">
            <text:p>5.50E+07</text:p>
          </table:table-cell>
          <table:table-cell office:value-type="float" office:value="4362.41" calcext:value-type="float">
            <text:p>4362.41</text:p>
          </table:table-cell>
          <table:table-cell table:formula="of:=[.E52]/[.G52]+(210-[.D52])*5" office:value-type="float" office:value="9957.42080638913" calcext:value-type="float">
            <text:p>9957.4208063891</text:p>
          </table:table-cell>
          <table:table-cell table:formula="of:=[.F52]/[.G52]+(210-[.D52])*1" office:value-type="float" office:value="12770.1913437756" calcext:value-type="float">
            <text:p>12770.1913437756</text:p>
          </table:table-cell>
          <table:table-cell table:formula="of:=([.H52]+[.I52])*[.G52]" office:value-type="float" office:value="99147162.52" calcext:value-type="float">
            <text:p>99147162.52</text:p>
          </table:table-cell>
          <table:table-cell table:formula="of:=[.C52]/[.G52]" office:value-type="float" office:value="23.4732636317999" calcext:value-type="float">
            <text:p>23.4732636318</text:p>
          </table:table-cell>
          <table:table-cell table:formula="of:=[.J52]/[.K52]" office:value-type="float" office:value="4223833.72313353" calcext:value-type="float">
            <text:p>4223833.72313353</text:p>
          </table:table-cell>
          <table:table-cell table:formula="of:=1/[.L52]" office:value-type="float" office:value="0.000000236751743924742" calcext:value-type="float">
            <text:p>2.36751743924742E-07</text:p>
          </table:table-cell>
          <table:table-cell table:formula="of:=[.J52]/[.G52]" office:value-type="float" office:value="22727.6121501647" calcext:value-type="float">
            <text:p>22727.6121501647</text:p>
          </table:table-cell>
          <table:table-cell table:formula="of:=1/[.N52]" office:value-type="float" office:value="0.0000439993428870949" calcext:value-type="float">
            <text:p>4.39993428870949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3]/[.G53]+(210-[.D53])*5" office:value-type="float" office:value="1410.49979608087" calcext:value-type="float">
            <text:p>1410.4997960809</text:p>
          </table:table-cell>
          <table:table-cell table:formula="of:=[.F53]/[.G53]+(210-[.D53])*1" office:value-type="float" office:value="724.562292439456" calcext:value-type="float">
            <text:p>724.5622924395</text:p>
          </table:table-cell>
          <table:table-cell table:formula="of:=([.H53]+[.I53])*[.G53]" office:value-type="float" office:value="5496.8241" calcext:value-type="float">
            <text:p>5496.8241</text:p>
          </table:table-cell>
          <table:table-cell table:formula="of:=[.C53]/[.G53]" office:value-type="float" office:value="49.7174263463518" calcext:value-type="float">
            <text:p>49.7174263464</text:p>
          </table:table-cell>
          <table:table-cell table:formula="of:=[.J53]/[.K53]" office:value-type="float" office:value="110.561316301992" calcext:value-type="float">
            <text:p>110.561316302</text:p>
          </table:table-cell>
          <table:table-cell table:formula="of:=1/[.L53]" office:value-type="float" office:value="0.00904475483331398" calcext:value-type="float">
            <text:p>0.0090447548</text:p>
          </table:table-cell>
          <table:table-cell table:formula="of:=[.J53]/[.G53]" office:value-type="float" office:value="2135.06208852032" calcext:value-type="float">
            <text:p>2135.0620885203</text:p>
          </table:table-cell>
          <table:table-cell table:formula="of:=1/[.N53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3" calcext:value-type="float">
            <text:p>53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54]/[.G54]+(210-[.D54])*5" office:value-type="float" office:value="1568.8478827845" calcext:value-type="float">
            <text:p>1568.8478827845</text:p>
          </table:table-cell>
          <table:table-cell table:formula="of:=[.F54]/[.G54]+(210-[.D54])*1" office:value-type="float" office:value="942.819851148195" calcext:value-type="float">
            <text:p>942.8198511482</text:p>
          </table:table-cell>
          <table:table-cell table:formula="of:=([.H54]+[.I54])*[.G54]" office:value-type="float" office:value="59226.381" calcext:value-type="float">
            <text:p>59226.381</text:p>
          </table:table-cell>
          <table:table-cell table:formula="of:=[.C54]/[.G54]" office:value-type="float" office:value="54.282139903734" calcext:value-type="float">
            <text:p>54.2821399037</text:p>
          </table:table-cell>
          <table:table-cell table:formula="of:=[.J54]/[.K54]" office:value-type="float" office:value="1091.08412278945" calcext:value-type="float">
            <text:p>1091.0841227895</text:p>
          </table:table-cell>
          <table:table-cell table:formula="of:=1/[.L54]" office:value-type="float" office:value="0.000916519614861053" calcext:value-type="float">
            <text:p>0.0009165196</text:p>
          </table:table-cell>
          <table:table-cell table:formula="of:=[.J54]/[.G54]" office:value-type="float" office:value="2511.6677339327" calcext:value-type="float">
            <text:p>2511.6677339327</text:p>
          </table:table-cell>
          <table:table-cell table:formula="of:=1/[.N54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4" calcext:value-type="float">
            <text:p>54</text:p>
          </table:table-cell>
          <table:table-cell office:value-type="float" office:value="25600" calcext:value-type="float">
            <text:p>25600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2447630" calcext:value-type="float">
            <text:p>2.45E+06</text:p>
          </table:table-cell>
          <table:table-cell table:style-name="ce5" office:value-type="float" office:value="3373650" calcext:value-type="float">
            <text:p>3.37E+06</text:p>
          </table:table-cell>
          <table:table-cell office:value-type="float" office:value="881.984" calcext:value-type="float">
            <text:p>881.984</text:p>
          </table:table-cell>
          <table:table-cell table:formula="of:=[.E55]/[.G55]+(210-[.D55])*5" office:value-type="float" office:value="3730.14104564255" calcext:value-type="float">
            <text:p>3730.1410456426</text:p>
          </table:table-cell>
          <table:table-cell table:formula="of:=[.F55]/[.G55]+(210-[.D55])*1" office:value-type="float" office:value="4016.06938901386" calcext:value-type="float">
            <text:p>4016.0693890139</text:p>
          </table:table-cell>
          <table:table-cell table:formula="of:=([.H55]+[.I55])*[.G55]" office:value-type="float" office:value="6832033.664" calcext:value-type="float">
            <text:p>6832033.664</text:p>
          </table:table-cell>
          <table:table-cell table:formula="of:=[.C55]/[.G55]" office:value-type="float" office:value="29.0254698497932" calcext:value-type="float">
            <text:p>29.0254698498</text:p>
          </table:table-cell>
          <table:table-cell table:formula="of:=[.J55]/[.K55]" office:value-type="float" office:value="235380.63980896" calcext:value-type="float">
            <text:p>235380.63980896</text:p>
          </table:table-cell>
          <table:table-cell table:formula="of:=1/[.L55]" office:value-type="float" office:value="0.00000424843776791338" calcext:value-type="float">
            <text:p>4.24843776791338E-06</text:p>
          </table:table-cell>
          <table:table-cell table:formula="of:=[.J55]/[.G55]" office:value-type="float" office:value="7746.21043465641" calcext:value-type="float">
            <text:p>7746.2104346564</text:p>
          </table:table-cell>
          <table:table-cell table:formula="of:=1/[.N55]" office:value-type="float" office:value="0.000129095382630714" calcext:value-type="float">
            <text:p>0.00012909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6]/[.G56]+(210-[.D56])*5" office:value-type="float" office:value="1410.49979608087" calcext:value-type="float">
            <text:p>1410.4997960809</text:p>
          </table:table-cell>
          <table:table-cell table:formula="of:=[.F56]/[.G56]+(210-[.D56])*1" office:value-type="float" office:value="724.562292439456" calcext:value-type="float">
            <text:p>724.5622924395</text:p>
          </table:table-cell>
          <table:table-cell table:formula="of:=([.H56]+[.I56])*[.G56]" office:value-type="float" office:value="5496.8241" calcext:value-type="float">
            <text:p>5496.8241</text:p>
          </table:table-cell>
          <table:table-cell table:formula="of:=[.C56]/[.G56]" office:value-type="float" office:value="49.7174263463518" calcext:value-type="float">
            <text:p>49.7174263464</text:p>
          </table:table-cell>
          <table:table-cell table:formula="of:=[.J56]/[.K56]" office:value-type="float" office:value="110.561316301992" calcext:value-type="float">
            <text:p>110.561316302</text:p>
          </table:table-cell>
          <table:table-cell table:formula="of:=1/[.L56]" office:value-type="float" office:value="0.00904475483331398" calcext:value-type="float">
            <text:p>0.0090447548</text:p>
          </table:table-cell>
          <table:table-cell table:formula="of:=[.J56]/[.G56]" office:value-type="float" office:value="2135.06208852032" calcext:value-type="float">
            <text:p>2135.0620885203</text:p>
          </table:table-cell>
          <table:table-cell table:formula="of:=1/[.N56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7]/[.G57]+(210-[.D57])*5" office:value-type="float" office:value="1410.49979608087" calcext:value-type="float">
            <text:p>1410.4997960809</text:p>
          </table:table-cell>
          <table:table-cell table:formula="of:=[.F57]/[.G57]+(210-[.D57])*1" office:value-type="float" office:value="724.562292439456" calcext:value-type="float">
            <text:p>724.5622924395</text:p>
          </table:table-cell>
          <table:table-cell table:formula="of:=([.H57]+[.I57])*[.G57]" office:value-type="float" office:value="5496.8241" calcext:value-type="float">
            <text:p>5496.8241</text:p>
          </table:table-cell>
          <table:table-cell table:formula="of:=[.C57]/[.G57]" office:value-type="float" office:value="49.7174263463518" calcext:value-type="float">
            <text:p>49.7174263464</text:p>
          </table:table-cell>
          <table:table-cell table:formula="of:=[.J57]/[.K57]" office:value-type="float" office:value="110.561316301992" calcext:value-type="float">
            <text:p>110.561316302</text:p>
          </table:table-cell>
          <table:table-cell table:formula="of:=1/[.L57]" office:value-type="float" office:value="0.00904475483331398" calcext:value-type="float">
            <text:p>0.0090447548</text:p>
          </table:table-cell>
          <table:table-cell table:formula="of:=[.J57]/[.G57]" office:value-type="float" office:value="2135.06208852032" calcext:value-type="float">
            <text:p>2135.0620885203</text:p>
          </table:table-cell>
          <table:table-cell table:formula="of:=1/[.N57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7" calcext:value-type="float">
            <text:p>57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58]/[.G58]+(210-[.D58])*5" office:value-type="float" office:value="1568.8478827845" calcext:value-type="float">
            <text:p>1568.8478827845</text:p>
          </table:table-cell>
          <table:table-cell table:formula="of:=[.F58]/[.G58]+(210-[.D58])*1" office:value-type="float" office:value="942.819851148195" calcext:value-type="float">
            <text:p>942.8198511482</text:p>
          </table:table-cell>
          <table:table-cell table:formula="of:=([.H58]+[.I58])*[.G58]" office:value-type="float" office:value="59226.381" calcext:value-type="float">
            <text:p>59226.381</text:p>
          </table:table-cell>
          <table:table-cell table:formula="of:=[.C58]/[.G58]" office:value-type="float" office:value="54.282139903734" calcext:value-type="float">
            <text:p>54.2821399037</text:p>
          </table:table-cell>
          <table:table-cell table:formula="of:=[.J58]/[.K58]" office:value-type="float" office:value="1091.08412278945" calcext:value-type="float">
            <text:p>1091.0841227895</text:p>
          </table:table-cell>
          <table:table-cell table:formula="of:=1/[.L58]" office:value-type="float" office:value="0.000916519614861053" calcext:value-type="float">
            <text:p>0.0009165196</text:p>
          </table:table-cell>
          <table:table-cell table:formula="of:=[.J58]/[.G58]" office:value-type="float" office:value="2511.6677339327" calcext:value-type="float">
            <text:p>2511.6677339327</text:p>
          </table:table-cell>
          <table:table-cell table:formula="of:=1/[.N58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966.743" calcext:value-type="float">
            <text:p>9.67E+02</text:p>
          </table:table-cell>
          <table:table-cell table:style-name="ce5" office:value-type="float" office:value="1332.49" calcext:value-type="float">
            <text:p>1.33E+03</text:p>
          </table:table-cell>
          <table:table-cell office:value-type="float" office:value="2.57455" calcext:value-type="float">
            <text:p>2.57455</text:p>
          </table:table-cell>
          <table:table-cell table:formula="of:=[.E59]/[.G59]+(210-[.D59])*5" office:value-type="float" office:value="1410.49979608087" calcext:value-type="float">
            <text:p>1410.4997960809</text:p>
          </table:table-cell>
          <table:table-cell table:formula="of:=[.F59]/[.G59]+(210-[.D59])*1" office:value-type="float" office:value="724.562292439456" calcext:value-type="float">
            <text:p>724.5622924395</text:p>
          </table:table-cell>
          <table:table-cell table:formula="of:=([.H59]+[.I59])*[.G59]" office:value-type="float" office:value="5496.8241" calcext:value-type="float">
            <text:p>5496.8241</text:p>
          </table:table-cell>
          <table:table-cell table:formula="of:=[.C59]/[.G59]" office:value-type="float" office:value="49.7174263463518" calcext:value-type="float">
            <text:p>49.7174263464</text:p>
          </table:table-cell>
          <table:table-cell table:formula="of:=[.J59]/[.K59]" office:value-type="float" office:value="110.561316301992" calcext:value-type="float">
            <text:p>110.561316302</text:p>
          </table:table-cell>
          <table:table-cell table:formula="of:=1/[.L59]" office:value-type="float" office:value="0.00904475483331398" calcext:value-type="float">
            <text:p>0.0090447548</text:p>
          </table:table-cell>
          <table:table-cell table:formula="of:=[.J59]/[.G59]" office:value-type="float" office:value="2135.06208852032" calcext:value-type="float">
            <text:p>2135.0620885203</text:p>
          </table:table-cell>
          <table:table-cell table:formula="of:=1/[.N59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60]/[.G60]+(210-[.D60])*5" office:value-type="float" office:value="1410.49979608087" calcext:value-type="float">
            <text:p>1410.4997960809</text:p>
          </table:table-cell>
          <table:table-cell table:formula="of:=[.F60]/[.G60]+(210-[.D60])*1" office:value-type="float" office:value="724.562292439456" calcext:value-type="float">
            <text:p>724.5622924395</text:p>
          </table:table-cell>
          <table:table-cell table:formula="of:=([.H60]+[.I60])*[.G60]" office:value-type="float" office:value="5496.8241" calcext:value-type="float">
            <text:p>5496.8241</text:p>
          </table:table-cell>
          <table:table-cell table:formula="of:=[.C60]/[.G60]" office:value-type="float" office:value="49.7174263463518" calcext:value-type="float">
            <text:p>49.7174263464</text:p>
          </table:table-cell>
          <table:table-cell table:formula="of:=[.J60]/[.K60]" office:value-type="float" office:value="110.561316301992" calcext:value-type="float">
            <text:p>110.561316302</text:p>
          </table:table-cell>
          <table:table-cell table:formula="of:=1/[.L60]" office:value-type="float" office:value="0.00904475483331398" calcext:value-type="float">
            <text:p>0.0090447548</text:p>
          </table:table-cell>
          <table:table-cell table:formula="of:=[.J60]/[.G60]" office:value-type="float" office:value="2135.06208852032" calcext:value-type="float">
            <text:p>2135.0620885203</text:p>
          </table:table-cell>
          <table:table-cell table:formula="of:=1/[.N60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0" calcext:value-type="float">
            <text:p>60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61]/[.G61]+(210-[.D61])*5" office:value-type="float" office:value="3561.7042852848" calcext:value-type="float">
            <text:p>3561.7042852848</text:p>
          </table:table-cell>
          <table:table-cell table:formula="of:=[.F61]/[.G61]+(210-[.D61])*1" office:value-type="float" office:value="3783.90950718068" calcext:value-type="float">
            <text:p>3783.9095071807</text:p>
          </table:table-cell>
          <table:table-cell table:formula="of:=([.H61]+[.I61])*[.G61]" office:value-type="float" office:value="1905790.116" calcext:value-type="float">
            <text:p>1905790.116</text:p>
          </table:table-cell>
          <table:table-cell table:formula="of:=[.C61]/[.G61]" office:value-type="float" office:value="49.3358926327637" calcext:value-type="float">
            <text:p>49.3358926328</text:p>
          </table:table-cell>
          <table:table-cell table:formula="of:=[.J61]/[.K61]" office:value-type="float" office:value="38628.8767527919" calcext:value-type="float">
            <text:p>38628.8767527919</text:p>
          </table:table-cell>
          <table:table-cell table:formula="of:=1/[.L61]" office:value-type="float" office:value="0.0000258873693480545" calcext:value-type="float">
            <text:p>2.58873693480545E-05</text:p>
          </table:table-cell>
          <table:table-cell table:formula="of:=[.J61]/[.G61]" office:value-type="float" office:value="7345.61379246548" calcext:value-type="float">
            <text:p>7345.6137924655</text:p>
          </table:table-cell>
          <table:table-cell table:formula="of:=1/[.N61]" office:value-type="float" office:value="0.000136135662485512" calcext:value-type="float">
            <text:p>0.0001361357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1" calcext:value-type="float">
            <text:p>61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62]/[.G62]+(210-[.D62])*5" office:value-type="float" office:value="2335.52661305905" calcext:value-type="float">
            <text:p>2335.5266130591</text:p>
          </table:table-cell>
          <table:table-cell table:formula="of:=[.F62]/[.G62]+(210-[.D62])*1" office:value-type="float" office:value="2034.90805451924" calcext:value-type="float">
            <text:p>2034.9080545193</text:p>
          </table:table-cell>
          <table:table-cell table:formula="of:=([.H62]+[.I62])*[.G62]" office:value-type="float" office:value="588076.948" calcext:value-type="float">
            <text:p>588076.948</text:p>
          </table:table-cell>
          <table:table-cell table:formula="of:=[.C62]/[.G62]" office:value-type="float" office:value="47.5631326268226" calcext:value-type="float">
            <text:p>47.5631326268</text:p>
          </table:table-cell>
          <table:table-cell table:formula="of:=[.J62]/[.K62]" office:value-type="float" office:value="12364.1340576538" calcext:value-type="float">
            <text:p>12364.1340576538</text:p>
          </table:table-cell>
          <table:table-cell table:formula="of:=1/[.L62]" office:value-type="float" office:value="0.0000808790971803619" calcext:value-type="float">
            <text:p>8.08790971803619E-05</text:p>
          </table:table-cell>
          <table:table-cell table:formula="of:=[.J62]/[.G62]" office:value-type="float" office:value="4370.43466757829" calcext:value-type="float">
            <text:p>4370.4346675783</text:p>
          </table:table-cell>
          <table:table-cell table:formula="of:=1/[.N62]" office:value-type="float" office:value="0.000228810193049771" calcext:value-type="float">
            <text:p>0.000228810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2" calcext:value-type="float">
            <text:p>62</text:p>
          </table:table-cell>
          <table:table-cell office:value-type="float" office:value="51200" calcext:value-type="float">
            <text:p>51200</text:p>
          </table:table-cell>
          <table:table-cell office:value-type="float" office:value="48" calcext:value-type="float">
            <text:p>48</text:p>
          </table:table-cell>
          <table:table-cell table:style-name="ce5" office:value-type="float" office:value="10669900" calcext:value-type="float">
            <text:p>1.07E+07</text:p>
          </table:table-cell>
          <table:table-cell table:style-name="ce5" office:value-type="float" office:value="14706600" calcext:value-type="float">
            <text:p>1.47E+07</text:p>
          </table:table-cell>
          <table:table-cell office:value-type="float" office:value="1222.22" calcext:value-type="float">
            <text:p>1222.22</text:p>
          </table:table-cell>
          <table:table-cell table:formula="of:=[.E63]/[.G63]+(210-[.D63])*5" office:value-type="float" office:value="9539.93405442555" calcext:value-type="float">
            <text:p>9539.9340544256</text:p>
          </table:table-cell>
          <table:table-cell table:formula="of:=[.F63]/[.G63]+(210-[.D63])*1" office:value-type="float" office:value="12194.6946048993" calcext:value-type="float">
            <text:p>12194.6946048993</text:p>
          </table:table-cell>
          <table:table-cell table:formula="of:=([.H63]+[.I63])*[.G63]" office:value-type="float" office:value="26564497.84" calcext:value-type="float">
            <text:p>26564497.84</text:p>
          </table:table-cell>
          <table:table-cell table:formula="of:=[.C63]/[.G63]" office:value-type="float" office:value="41.8909852563368" calcext:value-type="float">
            <text:p>41.8909852563</text:p>
          </table:table-cell>
          <table:table-cell table:formula="of:=[.J63]/[.K63]" office:value-type="float" office:value="634133.995117282" calcext:value-type="float">
            <text:p>634133.995117282</text:p>
          </table:table-cell>
          <table:table-cell table:formula="of:=1/[.L63]" office:value-type="float" office:value="0.00000157695377901173" calcext:value-type="float">
            <text:p>0.000001577</text:p>
          </table:table-cell>
          <table:table-cell table:formula="of:=[.J63]/[.G63]" office:value-type="float" office:value="21734.6286593248" calcext:value-type="float">
            <text:p>21734.6286593248</text:p>
          </table:table-cell>
          <table:table-cell table:formula="of:=1/[.N63]" office:value-type="float" office:value="0.0000460095277298869" calcext:value-type="float">
            <text:p>4.60095277298869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3" calcext:value-type="float">
            <text:p>63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64]/[.G64]+(210-[.D64])*5" office:value-type="float" office:value="3561.7042852848" calcext:value-type="float">
            <text:p>3561.7042852848</text:p>
          </table:table-cell>
          <table:table-cell table:formula="of:=[.F64]/[.G64]+(210-[.D64])*1" office:value-type="float" office:value="3783.90950718068" calcext:value-type="float">
            <text:p>3783.9095071807</text:p>
          </table:table-cell>
          <table:table-cell table:formula="of:=([.H64]+[.I64])*[.G64]" office:value-type="float" office:value="1905790.116" calcext:value-type="float">
            <text:p>1905790.116</text:p>
          </table:table-cell>
          <table:table-cell table:formula="of:=[.C64]/[.G64]" office:value-type="float" office:value="49.3358926327637" calcext:value-type="float">
            <text:p>49.3358926328</text:p>
          </table:table-cell>
          <table:table-cell table:formula="of:=[.J64]/[.K64]" office:value-type="float" office:value="38628.8767527919" calcext:value-type="float">
            <text:p>38628.8767527919</text:p>
          </table:table-cell>
          <table:table-cell table:formula="of:=1/[.L64]" office:value-type="float" office:value="0.0000258873693480545" calcext:value-type="float">
            <text:p>2.58873693480545E-05</text:p>
          </table:table-cell>
          <table:table-cell table:formula="of:=[.J64]/[.G64]" office:value-type="float" office:value="7345.61379246548" calcext:value-type="float">
            <text:p>7345.6137924655</text:p>
          </table:table-cell>
          <table:table-cell table:formula="of:=1/[.N64]" office:value-type="float" office:value="0.000136135662485512" calcext:value-type="float">
            <text:p>0.0001361357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4" calcext:value-type="float">
            <text:p>64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65]/[.G65]+(210-[.D65])*5" office:value-type="float" office:value="3561.7042852848" calcext:value-type="float">
            <text:p>3561.7042852848</text:p>
          </table:table-cell>
          <table:table-cell table:formula="of:=[.F65]/[.G65]+(210-[.D65])*1" office:value-type="float" office:value="3783.90950718068" calcext:value-type="float">
            <text:p>3783.9095071807</text:p>
          </table:table-cell>
          <table:table-cell table:formula="of:=([.H65]+[.I65])*[.G65]" office:value-type="float" office:value="1905790.116" calcext:value-type="float">
            <text:p>1905790.116</text:p>
          </table:table-cell>
          <table:table-cell table:formula="of:=[.C65]/[.G65]" office:value-type="float" office:value="49.3358926327637" calcext:value-type="float">
            <text:p>49.3358926328</text:p>
          </table:table-cell>
          <table:table-cell table:formula="of:=[.J65]/[.K65]" office:value-type="float" office:value="38628.8767527919" calcext:value-type="float">
            <text:p>38628.8767527919</text:p>
          </table:table-cell>
          <table:table-cell table:formula="of:=1/[.L65]" office:value-type="float" office:value="0.0000258873693480545" calcext:value-type="float">
            <text:p>2.58873693480545E-05</text:p>
          </table:table-cell>
          <table:table-cell table:formula="of:=[.J65]/[.G65]" office:value-type="float" office:value="7345.61379246548" calcext:value-type="float">
            <text:p>7345.6137924655</text:p>
          </table:table-cell>
          <table:table-cell table:formula="of:=1/[.N65]" office:value-type="float" office:value="0.000136135662485512" calcext:value-type="float">
            <text:p>0.0001361357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66]/[.G66]+(210-[.D66])*5" office:value-type="float" office:value="1568.8478827845" calcext:value-type="float">
            <text:p>1568.8478827845</text:p>
          </table:table-cell>
          <table:table-cell table:formula="of:=[.F66]/[.G66]+(210-[.D66])*1" office:value-type="float" office:value="942.819851148195" calcext:value-type="float">
            <text:p>942.8198511482</text:p>
          </table:table-cell>
          <table:table-cell table:formula="of:=([.H66]+[.I66])*[.G66]" office:value-type="float" office:value="59226.381" calcext:value-type="float">
            <text:p>59226.381</text:p>
          </table:table-cell>
          <table:table-cell table:formula="of:=[.C66]/[.G66]" office:value-type="float" office:value="54.282139903734" calcext:value-type="float">
            <text:p>54.2821399037</text:p>
          </table:table-cell>
          <table:table-cell table:formula="of:=[.J66]/[.K66]" office:value-type="float" office:value="1091.08412278945" calcext:value-type="float">
            <text:p>1091.0841227895</text:p>
          </table:table-cell>
          <table:table-cell table:formula="of:=1/[.L66]" office:value-type="float" office:value="0.000916519614861053" calcext:value-type="float">
            <text:p>0.0009165196</text:p>
          </table:table-cell>
          <table:table-cell table:formula="of:=[.J66]/[.G66]" office:value-type="float" office:value="2511.6677339327" calcext:value-type="float">
            <text:p>2511.6677339327</text:p>
          </table:table-cell>
          <table:table-cell table:formula="of:=1/[.N66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6" calcext:value-type="float">
            <text:p>66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67]/[.G67]+(210-[.D67])*5" office:value-type="float" office:value="1473.8475342853" calcext:value-type="float">
            <text:p>1473.8475342853</text:p>
          </table:table-cell>
          <table:table-cell table:formula="of:=[.F67]/[.G67]+(210-[.D67])*1" office:value-type="float" office:value="811.877463787358" calcext:value-type="float">
            <text:p>811.8774637874</text:p>
          </table:table-cell>
          <table:table-cell table:formula="of:=([.H67]+[.I67])*[.G67]" office:value-type="float" office:value="10673.51288" calcext:value-type="float">
            <text:p>10673.51288</text:p>
          </table:table-cell>
          <table:table-cell table:formula="of:=[.C67]/[.G67]" office:value-type="float" office:value="54.8222132755416" calcext:value-type="float">
            <text:p>54.8222132755</text:p>
          </table:table-cell>
          <table:table-cell table:formula="of:=[.J67]/[.K67]" office:value-type="float" office:value="194.693213613138" calcext:value-type="float">
            <text:p>194.6932136131</text:p>
          </table:table-cell>
          <table:table-cell table:formula="of:=1/[.L67]" office:value-type="float" office:value="0.00513628585938818" calcext:value-type="float">
            <text:p>0.0051362859</text:p>
          </table:table-cell>
          <table:table-cell table:formula="of:=[.J67]/[.G67]" office:value-type="float" office:value="2285.72499807266" calcext:value-type="float">
            <text:p>2285.7249980727</text:p>
          </table:table-cell>
          <table:table-cell table:formula="of:=1/[.N67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7" calcext:value-type="float">
            <text:p>67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68]/[.G68]+(210-[.D68])*5" office:value-type="float" office:value="2335.52661305905" calcext:value-type="float">
            <text:p>2335.5266130591</text:p>
          </table:table-cell>
          <table:table-cell table:formula="of:=[.F68]/[.G68]+(210-[.D68])*1" office:value-type="float" office:value="2034.90805451924" calcext:value-type="float">
            <text:p>2034.9080545193</text:p>
          </table:table-cell>
          <table:table-cell table:formula="of:=([.H68]+[.I68])*[.G68]" office:value-type="float" office:value="588076.948" calcext:value-type="float">
            <text:p>588076.948</text:p>
          </table:table-cell>
          <table:table-cell table:formula="of:=[.C68]/[.G68]" office:value-type="float" office:value="47.5631326268226" calcext:value-type="float">
            <text:p>47.5631326268</text:p>
          </table:table-cell>
          <table:table-cell table:formula="of:=[.J68]/[.K68]" office:value-type="float" office:value="12364.1340576538" calcext:value-type="float">
            <text:p>12364.1340576538</text:p>
          </table:table-cell>
          <table:table-cell table:formula="of:=1/[.L68]" office:value-type="float" office:value="0.0000808790971803619" calcext:value-type="float">
            <text:p>8.08790971803619E-05</text:p>
          </table:table-cell>
          <table:table-cell table:formula="of:=[.J68]/[.G68]" office:value-type="float" office:value="4370.43466757829" calcext:value-type="float">
            <text:p>4370.4346675783</text:p>
          </table:table-cell>
          <table:table-cell table:formula="of:=1/[.N68]" office:value-type="float" office:value="0.000228810193049771" calcext:value-type="float">
            <text:p>0.000228810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8" calcext:value-type="float">
            <text:p>6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966.743" calcext:value-type="float">
            <text:p>9.67E+02</text:p>
          </table:table-cell>
          <table:table-cell table:style-name="ce5" office:value-type="float" office:value="1332.49" calcext:value-type="float">
            <text:p>1.33E+03</text:p>
          </table:table-cell>
          <table:table-cell office:value-type="float" office:value="2.57455" calcext:value-type="float">
            <text:p>2.57455</text:p>
          </table:table-cell>
          <table:table-cell table:formula="of:=[.E69]/[.G69]+(210-[.D69])*5" office:value-type="float" office:value="1410.49979608087" calcext:value-type="float">
            <text:p>1410.4997960809</text:p>
          </table:table-cell>
          <table:table-cell table:formula="of:=[.F69]/[.G69]+(210-[.D69])*1" office:value-type="float" office:value="724.562292439456" calcext:value-type="float">
            <text:p>724.5622924395</text:p>
          </table:table-cell>
          <table:table-cell table:formula="of:=([.H69]+[.I69])*[.G69]" office:value-type="float" office:value="5496.8241" calcext:value-type="float">
            <text:p>5496.8241</text:p>
          </table:table-cell>
          <table:table-cell table:formula="of:=[.C69]/[.G69]" office:value-type="float" office:value="49.7174263463518" calcext:value-type="float">
            <text:p>49.7174263464</text:p>
          </table:table-cell>
          <table:table-cell table:formula="of:=[.J69]/[.K69]" office:value-type="float" office:value="110.561316301992" calcext:value-type="float">
            <text:p>110.561316302</text:p>
          </table:table-cell>
          <table:table-cell table:formula="of:=1/[.L69]" office:value-type="float" office:value="0.00904475483331398" calcext:value-type="float">
            <text:p>0.0090447548</text:p>
          </table:table-cell>
          <table:table-cell table:formula="of:=[.J69]/[.G69]" office:value-type="float" office:value="2135.06208852032" calcext:value-type="float">
            <text:p>2135.0620885203</text:p>
          </table:table-cell>
          <table:table-cell table:formula="of:=1/[.N69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9" calcext:value-type="float">
            <text:p>69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70]/[.G70]+(210-[.D70])*5" office:value-type="float" office:value="3561.7042852848" calcext:value-type="float">
            <text:p>3561.7042852848</text:p>
          </table:table-cell>
          <table:table-cell table:formula="of:=[.F70]/[.G70]+(210-[.D70])*1" office:value-type="float" office:value="3783.90950718068" calcext:value-type="float">
            <text:p>3783.9095071807</text:p>
          </table:table-cell>
          <table:table-cell table:formula="of:=([.H70]+[.I70])*[.G70]" office:value-type="float" office:value="1905790.116" calcext:value-type="float">
            <text:p>1905790.116</text:p>
          </table:table-cell>
          <table:table-cell table:formula="of:=[.C70]/[.G70]" office:value-type="float" office:value="49.3358926327637" calcext:value-type="float">
            <text:p>49.3358926328</text:p>
          </table:table-cell>
          <table:table-cell table:formula="of:=[.J70]/[.K70]" office:value-type="float" office:value="38628.8767527919" calcext:value-type="float">
            <text:p>38628.8767527919</text:p>
          </table:table-cell>
          <table:table-cell table:formula="of:=1/[.L70]" office:value-type="float" office:value="0.0000258873693480545" calcext:value-type="float">
            <text:p>2.58873693480545E-05</text:p>
          </table:table-cell>
          <table:table-cell table:formula="of:=[.J70]/[.G70]" office:value-type="float" office:value="7345.61379246548" calcext:value-type="float">
            <text:p>7345.6137924655</text:p>
          </table:table-cell>
          <table:table-cell table:formula="of:=1/[.N70]" office:value-type="float" office:value="0.000136135662485512" calcext:value-type="float">
            <text:p>0.0001361357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966.743" calcext:value-type="float">
            <text:p>9.67E+02</text:p>
          </table:table-cell>
          <table:table-cell table:style-name="ce5" office:value-type="float" office:value="1332.49" calcext:value-type="float">
            <text:p>1.33E+03</text:p>
          </table:table-cell>
          <table:table-cell office:value-type="float" office:value="2.57455" calcext:value-type="float">
            <text:p>2.57455</text:p>
          </table:table-cell>
          <table:table-cell table:formula="of:=[.E71]/[.G71]+(210-[.D71])*5" office:value-type="float" office:value="1410.49979608087" calcext:value-type="float">
            <text:p>1410.4997960809</text:p>
          </table:table-cell>
          <table:table-cell table:formula="of:=[.F71]/[.G71]+(210-[.D71])*1" office:value-type="float" office:value="724.562292439456" calcext:value-type="float">
            <text:p>724.5622924395</text:p>
          </table:table-cell>
          <table:table-cell table:formula="of:=([.H71]+[.I71])*[.G71]" office:value-type="float" office:value="5496.8241" calcext:value-type="float">
            <text:p>5496.8241</text:p>
          </table:table-cell>
          <table:table-cell table:formula="of:=[.C71]/[.G71]" office:value-type="float" office:value="49.7174263463518" calcext:value-type="float">
            <text:p>49.7174263464</text:p>
          </table:table-cell>
          <table:table-cell table:formula="of:=[.J71]/[.K71]" office:value-type="float" office:value="110.561316301992" calcext:value-type="float">
            <text:p>110.561316302</text:p>
          </table:table-cell>
          <table:table-cell table:formula="of:=1/[.L71]" office:value-type="float" office:value="0.00904475483331398" calcext:value-type="float">
            <text:p>0.0090447548</text:p>
          </table:table-cell>
          <table:table-cell table:formula="of:=[.J71]/[.G71]" office:value-type="float" office:value="2135.06208852032" calcext:value-type="float">
            <text:p>2135.0620885203</text:p>
          </table:table-cell>
          <table:table-cell table:formula="of:=1/[.N71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1" calcext:value-type="float">
            <text:p>71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72]/[.G72]+(210-[.D72])*5" office:value-type="float" office:value="2335.52661305905" calcext:value-type="float">
            <text:p>2335.5266130591</text:p>
          </table:table-cell>
          <table:table-cell table:formula="of:=[.F72]/[.G72]+(210-[.D72])*1" office:value-type="float" office:value="2034.90805451924" calcext:value-type="float">
            <text:p>2034.9080545193</text:p>
          </table:table-cell>
          <table:table-cell table:formula="of:=([.H72]+[.I72])*[.G72]" office:value-type="float" office:value="588076.948" calcext:value-type="float">
            <text:p>588076.948</text:p>
          </table:table-cell>
          <table:table-cell table:formula="of:=[.C72]/[.G72]" office:value-type="float" office:value="47.5631326268226" calcext:value-type="float">
            <text:p>47.5631326268</text:p>
          </table:table-cell>
          <table:table-cell table:formula="of:=[.J72]/[.K72]" office:value-type="float" office:value="12364.1340576538" calcext:value-type="float">
            <text:p>12364.1340576538</text:p>
          </table:table-cell>
          <table:table-cell table:formula="of:=1/[.L72]" office:value-type="float" office:value="0.0000808790971803619" calcext:value-type="float">
            <text:p>8.08790971803619E-05</text:p>
          </table:table-cell>
          <table:table-cell table:formula="of:=[.J72]/[.G72]" office:value-type="float" office:value="4370.43466757829" calcext:value-type="float">
            <text:p>4370.4346675783</text:p>
          </table:table-cell>
          <table:table-cell table:formula="of:=1/[.N72]" office:value-type="float" office:value="0.000228810193049771" calcext:value-type="float">
            <text:p>0.000228810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2" calcext:value-type="float">
            <text:p>7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73]/[.G73]+(210-[.D73])*5" office:value-type="float" office:value="1473.8475342853" calcext:value-type="float">
            <text:p>1473.8475342853</text:p>
          </table:table-cell>
          <table:table-cell table:formula="of:=[.F73]/[.G73]+(210-[.D73])*1" office:value-type="float" office:value="811.877463787358" calcext:value-type="float">
            <text:p>811.8774637874</text:p>
          </table:table-cell>
          <table:table-cell table:formula="of:=([.H73]+[.I73])*[.G73]" office:value-type="float" office:value="10673.51288" calcext:value-type="float">
            <text:p>10673.51288</text:p>
          </table:table-cell>
          <table:table-cell table:formula="of:=[.C73]/[.G73]" office:value-type="float" office:value="54.8222132755416" calcext:value-type="float">
            <text:p>54.8222132755</text:p>
          </table:table-cell>
          <table:table-cell table:formula="of:=[.J73]/[.K73]" office:value-type="float" office:value="194.693213613138" calcext:value-type="float">
            <text:p>194.6932136131</text:p>
          </table:table-cell>
          <table:table-cell table:formula="of:=1/[.L73]" office:value-type="float" office:value="0.00513628585938818" calcext:value-type="float">
            <text:p>0.0051362859</text:p>
          </table:table-cell>
          <table:table-cell table:formula="of:=[.J73]/[.G73]" office:value-type="float" office:value="2285.72499807266" calcext:value-type="float">
            <text:p>2285.7249980727</text:p>
          </table:table-cell>
          <table:table-cell table:formula="of:=1/[.N73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3" calcext:value-type="float">
            <text:p>73</text:p>
          </table:table-cell>
          <table:table-cell office:value-type="float" office:value="25600" calcext:value-type="float">
            <text:p>25600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2447630" calcext:value-type="float">
            <text:p>2.45E+06</text:p>
          </table:table-cell>
          <table:table-cell table:style-name="ce5" office:value-type="float" office:value="3373650" calcext:value-type="float">
            <text:p>3.37E+06</text:p>
          </table:table-cell>
          <table:table-cell office:value-type="float" office:value="881.984" calcext:value-type="float">
            <text:p>881.984</text:p>
          </table:table-cell>
          <table:table-cell table:formula="of:=[.E74]/[.G74]+(210-[.D74])*5" office:value-type="float" office:value="3730.14104564255" calcext:value-type="float">
            <text:p>3730.1410456426</text:p>
          </table:table-cell>
          <table:table-cell table:formula="of:=[.F74]/[.G74]+(210-[.D74])*1" office:value-type="float" office:value="4016.06938901386" calcext:value-type="float">
            <text:p>4016.0693890139</text:p>
          </table:table-cell>
          <table:table-cell table:formula="of:=([.H74]+[.I74])*[.G74]" office:value-type="float" office:value="6832033.664" calcext:value-type="float">
            <text:p>6832033.664</text:p>
          </table:table-cell>
          <table:table-cell table:formula="of:=[.C74]/[.G74]" office:value-type="float" office:value="29.0254698497932" calcext:value-type="float">
            <text:p>29.0254698498</text:p>
          </table:table-cell>
          <table:table-cell table:formula="of:=[.J74]/[.K74]" office:value-type="float" office:value="235380.63980896" calcext:value-type="float">
            <text:p>235380.63980896</text:p>
          </table:table-cell>
          <table:table-cell table:formula="of:=1/[.L74]" office:value-type="float" office:value="0.00000424843776791338" calcext:value-type="float">
            <text:p>4.24843776791338E-06</text:p>
          </table:table-cell>
          <table:table-cell table:formula="of:=[.J74]/[.G74]" office:value-type="float" office:value="7746.21043465641" calcext:value-type="float">
            <text:p>7746.2104346564</text:p>
          </table:table-cell>
          <table:table-cell table:formula="of:=1/[.N74]" office:value-type="float" office:value="0.000129095382630714" calcext:value-type="float">
            <text:p>0.00012909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75]/[.G75]+(210-[.D75])*5" office:value-type="float" office:value="1410.49979608087" calcext:value-type="float">
            <text:p>1410.4997960809</text:p>
          </table:table-cell>
          <table:table-cell table:formula="of:=[.F75]/[.G75]+(210-[.D75])*1" office:value-type="float" office:value="724.562292439456" calcext:value-type="float">
            <text:p>724.5622924395</text:p>
          </table:table-cell>
          <table:table-cell table:formula="of:=([.H75]+[.I75])*[.G75]" office:value-type="float" office:value="5496.8241" calcext:value-type="float">
            <text:p>5496.8241</text:p>
          </table:table-cell>
          <table:table-cell table:formula="of:=[.C75]/[.G75]" office:value-type="float" office:value="49.7174263463518" calcext:value-type="float">
            <text:p>49.7174263464</text:p>
          </table:table-cell>
          <table:table-cell table:formula="of:=[.J75]/[.K75]" office:value-type="float" office:value="110.561316301992" calcext:value-type="float">
            <text:p>110.561316302</text:p>
          </table:table-cell>
          <table:table-cell table:formula="of:=1/[.L75]" office:value-type="float" office:value="0.00904475483331398" calcext:value-type="float">
            <text:p>0.0090447548</text:p>
          </table:table-cell>
          <table:table-cell table:formula="of:=[.J75]/[.G75]" office:value-type="float" office:value="2135.06208852032" calcext:value-type="float">
            <text:p>2135.0620885203</text:p>
          </table:table-cell>
          <table:table-cell table:formula="of:=1/[.N75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5" calcext:value-type="float">
            <text:p>7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76]/[.G76]+(210-[.D76])*5" office:value-type="float" office:value="1473.8475342853" calcext:value-type="float">
            <text:p>1473.8475342853</text:p>
          </table:table-cell>
          <table:table-cell table:formula="of:=[.F76]/[.G76]+(210-[.D76])*1" office:value-type="float" office:value="811.877463787358" calcext:value-type="float">
            <text:p>811.8774637874</text:p>
          </table:table-cell>
          <table:table-cell table:formula="of:=([.H76]+[.I76])*[.G76]" office:value-type="float" office:value="10673.51288" calcext:value-type="float">
            <text:p>10673.51288</text:p>
          </table:table-cell>
          <table:table-cell table:formula="of:=[.C76]/[.G76]" office:value-type="float" office:value="54.8222132755416" calcext:value-type="float">
            <text:p>54.8222132755</text:p>
          </table:table-cell>
          <table:table-cell table:formula="of:=[.J76]/[.K76]" office:value-type="float" office:value="194.693213613138" calcext:value-type="float">
            <text:p>194.6932136131</text:p>
          </table:table-cell>
          <table:table-cell table:formula="of:=1/[.L76]" office:value-type="float" office:value="0.00513628585938818" calcext:value-type="float">
            <text:p>0.0051362859</text:p>
          </table:table-cell>
          <table:table-cell table:formula="of:=[.J76]/[.G76]" office:value-type="float" office:value="2285.72499807266" calcext:value-type="float">
            <text:p>2285.7249980727</text:p>
          </table:table-cell>
          <table:table-cell table:formula="of:=1/[.N76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6" calcext:value-type="float">
            <text:p>76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77]/[.G77]+(210-[.D77])*5" office:value-type="float" office:value="1473.8475342853" calcext:value-type="float">
            <text:p>1473.8475342853</text:p>
          </table:table-cell>
          <table:table-cell table:formula="of:=[.F77]/[.G77]+(210-[.D77])*1" office:value-type="float" office:value="811.877463787358" calcext:value-type="float">
            <text:p>811.8774637874</text:p>
          </table:table-cell>
          <table:table-cell table:formula="of:=([.H77]+[.I77])*[.G77]" office:value-type="float" office:value="10673.51288" calcext:value-type="float">
            <text:p>10673.51288</text:p>
          </table:table-cell>
          <table:table-cell table:formula="of:=[.C77]/[.G77]" office:value-type="float" office:value="54.8222132755416" calcext:value-type="float">
            <text:p>54.8222132755</text:p>
          </table:table-cell>
          <table:table-cell table:formula="of:=[.J77]/[.K77]" office:value-type="float" office:value="194.693213613138" calcext:value-type="float">
            <text:p>194.6932136131</text:p>
          </table:table-cell>
          <table:table-cell table:formula="of:=1/[.L77]" office:value-type="float" office:value="0.00513628585938818" calcext:value-type="float">
            <text:p>0.0051362859</text:p>
          </table:table-cell>
          <table:table-cell table:formula="of:=[.J77]/[.G77]" office:value-type="float" office:value="2285.72499807266" calcext:value-type="float">
            <text:p>2285.7249980727</text:p>
          </table:table-cell>
          <table:table-cell table:formula="of:=1/[.N77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7" calcext:value-type="float">
            <text:p>77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78]/[.G78]+(210-[.D78])*5" office:value-type="float" office:value="1473.8475342853" calcext:value-type="float">
            <text:p>1473.8475342853</text:p>
          </table:table-cell>
          <table:table-cell table:formula="of:=[.F78]/[.G78]+(210-[.D78])*1" office:value-type="float" office:value="811.877463787358" calcext:value-type="float">
            <text:p>811.8774637874</text:p>
          </table:table-cell>
          <table:table-cell table:formula="of:=([.H78]+[.I78])*[.G78]" office:value-type="float" office:value="10673.51288" calcext:value-type="float">
            <text:p>10673.51288</text:p>
          </table:table-cell>
          <table:table-cell table:formula="of:=[.C78]/[.G78]" office:value-type="float" office:value="54.8222132755416" calcext:value-type="float">
            <text:p>54.8222132755</text:p>
          </table:table-cell>
          <table:table-cell table:formula="of:=[.J78]/[.K78]" office:value-type="float" office:value="194.693213613138" calcext:value-type="float">
            <text:p>194.6932136131</text:p>
          </table:table-cell>
          <table:table-cell table:formula="of:=1/[.L78]" office:value-type="float" office:value="0.00513628585938818" calcext:value-type="float">
            <text:p>0.0051362859</text:p>
          </table:table-cell>
          <table:table-cell table:formula="of:=[.J78]/[.G78]" office:value-type="float" office:value="2285.72499807266" calcext:value-type="float">
            <text:p>2285.7249980727</text:p>
          </table:table-cell>
          <table:table-cell table:formula="of:=1/[.N78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8" calcext:value-type="float">
            <text:p>78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79]/[.G79]+(210-[.D79])*5" office:value-type="float" office:value="1473.8475342853" calcext:value-type="float">
            <text:p>1473.8475342853</text:p>
          </table:table-cell>
          <table:table-cell table:formula="of:=[.F79]/[.G79]+(210-[.D79])*1" office:value-type="float" office:value="811.877463787358" calcext:value-type="float">
            <text:p>811.8774637874</text:p>
          </table:table-cell>
          <table:table-cell table:formula="of:=([.H79]+[.I79])*[.G79]" office:value-type="float" office:value="10673.51288" calcext:value-type="float">
            <text:p>10673.51288</text:p>
          </table:table-cell>
          <table:table-cell table:formula="of:=[.C79]/[.G79]" office:value-type="float" office:value="54.8222132755416" calcext:value-type="float">
            <text:p>54.8222132755</text:p>
          </table:table-cell>
          <table:table-cell table:formula="of:=[.J79]/[.K79]" office:value-type="float" office:value="194.693213613138" calcext:value-type="float">
            <text:p>194.6932136131</text:p>
          </table:table-cell>
          <table:table-cell table:formula="of:=1/[.L79]" office:value-type="float" office:value="0.00513628585938818" calcext:value-type="float">
            <text:p>0.0051362859</text:p>
          </table:table-cell>
          <table:table-cell table:formula="of:=[.J79]/[.G79]" office:value-type="float" office:value="2285.72499807266" calcext:value-type="float">
            <text:p>2285.7249980727</text:p>
          </table:table-cell>
          <table:table-cell table:formula="of:=1/[.N79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9" calcext:value-type="float">
            <text:p>79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80]/[.G80]+(210-[.D80])*5" office:value-type="float" office:value="2335.52661305905" calcext:value-type="float">
            <text:p>2335.5266130591</text:p>
          </table:table-cell>
          <table:table-cell table:formula="of:=[.F80]/[.G80]+(210-[.D80])*1" office:value-type="float" office:value="2034.90805451924" calcext:value-type="float">
            <text:p>2034.9080545193</text:p>
          </table:table-cell>
          <table:table-cell table:formula="of:=([.H80]+[.I80])*[.G80]" office:value-type="float" office:value="588076.948" calcext:value-type="float">
            <text:p>588076.948</text:p>
          </table:table-cell>
          <table:table-cell table:formula="of:=[.C80]/[.G80]" office:value-type="float" office:value="47.5631326268226" calcext:value-type="float">
            <text:p>47.5631326268</text:p>
          </table:table-cell>
          <table:table-cell table:formula="of:=[.J80]/[.K80]" office:value-type="float" office:value="12364.1340576538" calcext:value-type="float">
            <text:p>12364.1340576538</text:p>
          </table:table-cell>
          <table:table-cell table:formula="of:=1/[.L80]" office:value-type="float" office:value="0.0000808790971803619" calcext:value-type="float">
            <text:p>8.08790971803619E-05</text:p>
          </table:table-cell>
          <table:table-cell table:formula="of:=[.J80]/[.G80]" office:value-type="float" office:value="4370.43466757829" calcext:value-type="float">
            <text:p>4370.4346675783</text:p>
          </table:table-cell>
          <table:table-cell table:formula="of:=1/[.N80]" office:value-type="float" office:value="0.000228810193049771" calcext:value-type="float">
            <text:p>0.000228810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1]/[.G81]+(210-[.D81])*5" office:value-type="float" office:value="1410.49979608087" calcext:value-type="float">
            <text:p>1410.4997960809</text:p>
          </table:table-cell>
          <table:table-cell table:formula="of:=[.F81]/[.G81]+(210-[.D81])*1" office:value-type="float" office:value="724.562292439456" calcext:value-type="float">
            <text:p>724.5622924395</text:p>
          </table:table-cell>
          <table:table-cell table:formula="of:=([.H81]+[.I81])*[.G81]" office:value-type="float" office:value="5496.8241" calcext:value-type="float">
            <text:p>5496.8241</text:p>
          </table:table-cell>
          <table:table-cell table:formula="of:=[.C81]/[.G81]" office:value-type="float" office:value="49.7174263463518" calcext:value-type="float">
            <text:p>49.7174263464</text:p>
          </table:table-cell>
          <table:table-cell table:formula="of:=[.J81]/[.K81]" office:value-type="float" office:value="110.561316301992" calcext:value-type="float">
            <text:p>110.561316302</text:p>
          </table:table-cell>
          <table:table-cell table:formula="of:=1/[.L81]" office:value-type="float" office:value="0.00904475483331398" calcext:value-type="float">
            <text:p>0.0090447548</text:p>
          </table:table-cell>
          <table:table-cell table:formula="of:=[.J81]/[.G81]" office:value-type="float" office:value="2135.06208852032" calcext:value-type="float">
            <text:p>2135.0620885203</text:p>
          </table:table-cell>
          <table:table-cell table:formula="of:=1/[.N81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1" calcext:value-type="float">
            <text:p>8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2]/[.G82]+(210-[.D82])*5" office:value-type="float" office:value="1410.49979608087" calcext:value-type="float">
            <text:p>1410.4997960809</text:p>
          </table:table-cell>
          <table:table-cell table:formula="of:=[.F82]/[.G82]+(210-[.D82])*1" office:value-type="float" office:value="724.562292439456" calcext:value-type="float">
            <text:p>724.5622924395</text:p>
          </table:table-cell>
          <table:table-cell table:formula="of:=([.H82]+[.I82])*[.G82]" office:value-type="float" office:value="5496.8241" calcext:value-type="float">
            <text:p>5496.8241</text:p>
          </table:table-cell>
          <table:table-cell table:formula="of:=[.C82]/[.G82]" office:value-type="float" office:value="49.7174263463518" calcext:value-type="float">
            <text:p>49.7174263464</text:p>
          </table:table-cell>
          <table:table-cell table:formula="of:=[.J82]/[.K82]" office:value-type="float" office:value="110.561316301992" calcext:value-type="float">
            <text:p>110.561316302</text:p>
          </table:table-cell>
          <table:table-cell table:formula="of:=1/[.L82]" office:value-type="float" office:value="0.00904475483331398" calcext:value-type="float">
            <text:p>0.0090447548</text:p>
          </table:table-cell>
          <table:table-cell table:formula="of:=[.J82]/[.G82]" office:value-type="float" office:value="2135.06208852032" calcext:value-type="float">
            <text:p>2135.0620885203</text:p>
          </table:table-cell>
          <table:table-cell table:formula="of:=1/[.N82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3]/[.G83]+(210-[.D83])*5" office:value-type="float" office:value="1410.49979608087" calcext:value-type="float">
            <text:p>1410.4997960809</text:p>
          </table:table-cell>
          <table:table-cell table:formula="of:=[.F83]/[.G83]+(210-[.D83])*1" office:value-type="float" office:value="724.562292439456" calcext:value-type="float">
            <text:p>724.5622924395</text:p>
          </table:table-cell>
          <table:table-cell table:formula="of:=([.H83]+[.I83])*[.G83]" office:value-type="float" office:value="5496.8241" calcext:value-type="float">
            <text:p>5496.8241</text:p>
          </table:table-cell>
          <table:table-cell table:formula="of:=[.C83]/[.G83]" office:value-type="float" office:value="49.7174263463518" calcext:value-type="float">
            <text:p>49.7174263464</text:p>
          </table:table-cell>
          <table:table-cell table:formula="of:=[.J83]/[.K83]" office:value-type="float" office:value="110.561316301992" calcext:value-type="float">
            <text:p>110.561316302</text:p>
          </table:table-cell>
          <table:table-cell table:formula="of:=1/[.L83]" office:value-type="float" office:value="0.00904475483331398" calcext:value-type="float">
            <text:p>0.0090447548</text:p>
          </table:table-cell>
          <table:table-cell table:formula="of:=[.J83]/[.G83]" office:value-type="float" office:value="2135.06208852032" calcext:value-type="float">
            <text:p>2135.0620885203</text:p>
          </table:table-cell>
          <table:table-cell table:formula="of:=1/[.N83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4]/[.G84]+(210-[.D84])*5" office:value-type="float" office:value="1410.49979608087" calcext:value-type="float">
            <text:p>1410.4997960809</text:p>
          </table:table-cell>
          <table:table-cell table:formula="of:=[.F84]/[.G84]+(210-[.D84])*1" office:value-type="float" office:value="724.562292439456" calcext:value-type="float">
            <text:p>724.5622924395</text:p>
          </table:table-cell>
          <table:table-cell table:formula="of:=([.H84]+[.I84])*[.G84]" office:value-type="float" office:value="5496.8241" calcext:value-type="float">
            <text:p>5496.8241</text:p>
          </table:table-cell>
          <table:table-cell table:formula="of:=[.C84]/[.G84]" office:value-type="float" office:value="49.7174263463518" calcext:value-type="float">
            <text:p>49.7174263464</text:p>
          </table:table-cell>
          <table:table-cell table:formula="of:=[.J84]/[.K84]" office:value-type="float" office:value="110.561316301992" calcext:value-type="float">
            <text:p>110.561316302</text:p>
          </table:table-cell>
          <table:table-cell table:formula="of:=1/[.L84]" office:value-type="float" office:value="0.00904475483331398" calcext:value-type="float">
            <text:p>0.0090447548</text:p>
          </table:table-cell>
          <table:table-cell table:formula="of:=[.J84]/[.G84]" office:value-type="float" office:value="2135.06208852032" calcext:value-type="float">
            <text:p>2135.0620885203</text:p>
          </table:table-cell>
          <table:table-cell table:formula="of:=1/[.N84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4" calcext:value-type="float">
            <text:p>84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2588.4" calcext:value-type="float">
            <text:p>1.26E+04</text:p>
          </table:table-cell>
          <table:table-cell table:style-name="ce5" office:value-type="float" office:value="17351" calcext:value-type="float">
            <text:p>1.74E+04</text:p>
          </table:table-cell>
          <table:table-cell office:value-type="float" office:value="23.5805" calcext:value-type="float">
            <text:p>23.5805</text:p>
          </table:table-cell>
          <table:table-cell table:formula="of:=[.E85]/[.G85]+(210-[.D85])*5" office:value-type="float" office:value="1568.8478827845" calcext:value-type="float">
            <text:p>1568.8478827845</text:p>
          </table:table-cell>
          <table:table-cell table:formula="of:=[.F85]/[.G85]+(210-[.D85])*1" office:value-type="float" office:value="942.819851148195" calcext:value-type="float">
            <text:p>942.8198511482</text:p>
          </table:table-cell>
          <table:table-cell table:formula="of:=([.H85]+[.I85])*[.G85]" office:value-type="float" office:value="59226.381" calcext:value-type="float">
            <text:p>59226.381</text:p>
          </table:table-cell>
          <table:table-cell table:formula="of:=[.C85]/[.G85]" office:value-type="float" office:value="54.282139903734" calcext:value-type="float">
            <text:p>54.2821399037</text:p>
          </table:table-cell>
          <table:table-cell table:formula="of:=[.J85]/[.K85]" office:value-type="float" office:value="1091.08412278945" calcext:value-type="float">
            <text:p>1091.0841227895</text:p>
          </table:table-cell>
          <table:table-cell table:formula="of:=1/[.L85]" office:value-type="float" office:value="0.000916519614861053" calcext:value-type="float">
            <text:p>0.0009165196</text:p>
          </table:table-cell>
          <table:table-cell table:formula="of:=[.J85]/[.G85]" office:value-type="float" office:value="2511.6677339327" calcext:value-type="float">
            <text:p>2511.6677339327</text:p>
          </table:table-cell>
          <table:table-cell table:formula="of:=1/[.N85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6]/[.G86]+(210-[.D86])*5" office:value-type="float" office:value="1410.49979608087" calcext:value-type="float">
            <text:p>1410.4997960809</text:p>
          </table:table-cell>
          <table:table-cell table:formula="of:=[.F86]/[.G86]+(210-[.D86])*1" office:value-type="float" office:value="724.562292439456" calcext:value-type="float">
            <text:p>724.5622924395</text:p>
          </table:table-cell>
          <table:table-cell table:formula="of:=([.H86]+[.I86])*[.G86]" office:value-type="float" office:value="5496.8241" calcext:value-type="float">
            <text:p>5496.8241</text:p>
          </table:table-cell>
          <table:table-cell table:formula="of:=[.C86]/[.G86]" office:value-type="float" office:value="49.7174263463518" calcext:value-type="float">
            <text:p>49.7174263464</text:p>
          </table:table-cell>
          <table:table-cell table:formula="of:=[.J86]/[.K86]" office:value-type="float" office:value="110.561316301992" calcext:value-type="float">
            <text:p>110.561316302</text:p>
          </table:table-cell>
          <table:table-cell table:formula="of:=1/[.L86]" office:value-type="float" office:value="0.00904475483331398" calcext:value-type="float">
            <text:p>0.0090447548</text:p>
          </table:table-cell>
          <table:table-cell table:formula="of:=[.J86]/[.G86]" office:value-type="float" office:value="2135.06208852032" calcext:value-type="float">
            <text:p>2135.0620885203</text:p>
          </table:table-cell>
          <table:table-cell table:formula="of:=1/[.N86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6" calcext:value-type="float">
            <text:p>86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87]/[.G87]+(210-[.D87])*5" office:value-type="float" office:value="3561.7042852848" calcext:value-type="float">
            <text:p>3561.7042852848</text:p>
          </table:table-cell>
          <table:table-cell table:formula="of:=[.F87]/[.G87]+(210-[.D87])*1" office:value-type="float" office:value="3783.90950718068" calcext:value-type="float">
            <text:p>3783.9095071807</text:p>
          </table:table-cell>
          <table:table-cell table:formula="of:=([.H87]+[.I87])*[.G87]" office:value-type="float" office:value="1905790.116" calcext:value-type="float">
            <text:p>1905790.116</text:p>
          </table:table-cell>
          <table:table-cell table:formula="of:=[.C87]/[.G87]" office:value-type="float" office:value="49.3358926327637" calcext:value-type="float">
            <text:p>49.3358926328</text:p>
          </table:table-cell>
          <table:table-cell table:formula="of:=[.J87]/[.K87]" office:value-type="float" office:value="38628.8767527919" calcext:value-type="float">
            <text:p>38628.8767527919</text:p>
          </table:table-cell>
          <table:table-cell table:formula="of:=1/[.L87]" office:value-type="float" office:value="0.0000258873693480545" calcext:value-type="float">
            <text:p>2.58873693480545E-05</text:p>
          </table:table-cell>
          <table:table-cell table:formula="of:=[.J87]/[.G87]" office:value-type="float" office:value="7345.61379246548" calcext:value-type="float">
            <text:p>7345.6137924655</text:p>
          </table:table-cell>
          <table:table-cell table:formula="of:=1/[.N87]" office:value-type="float" office:value="0.000136135662485512" calcext:value-type="float">
            <text:p>0.0001361357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7" calcext:value-type="float">
            <text:p>87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88]/[.G88]+(210-[.D88])*5" office:value-type="float" office:value="3561.7042852848" calcext:value-type="float">
            <text:p>3561.7042852848</text:p>
          </table:table-cell>
          <table:table-cell table:formula="of:=[.F88]/[.G88]+(210-[.D88])*1" office:value-type="float" office:value="3783.90950718068" calcext:value-type="float">
            <text:p>3783.9095071807</text:p>
          </table:table-cell>
          <table:table-cell table:formula="of:=([.H88]+[.I88])*[.G88]" office:value-type="float" office:value="1905790.116" calcext:value-type="float">
            <text:p>1905790.116</text:p>
          </table:table-cell>
          <table:table-cell table:formula="of:=[.C88]/[.G88]" office:value-type="float" office:value="49.3358926327637" calcext:value-type="float">
            <text:p>49.3358926328</text:p>
          </table:table-cell>
          <table:table-cell table:formula="of:=[.J88]/[.K88]" office:value-type="float" office:value="38628.8767527919" calcext:value-type="float">
            <text:p>38628.8767527919</text:p>
          </table:table-cell>
          <table:table-cell table:formula="of:=1/[.L88]" office:value-type="float" office:value="0.0000258873693480545" calcext:value-type="float">
            <text:p>2.58873693480545E-05</text:p>
          </table:table-cell>
          <table:table-cell table:formula="of:=[.J88]/[.G88]" office:value-type="float" office:value="7345.61379246548" calcext:value-type="float">
            <text:p>7345.6137924655</text:p>
          </table:table-cell>
          <table:table-cell table:formula="of:=1/[.N88]" office:value-type="float" office:value="0.000136135662485512" calcext:value-type="float">
            <text:p>0.0001361357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8" calcext:value-type="float">
            <text:p>88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89]/[.G89]+(210-[.D89])*5" office:value-type="float" office:value="1473.8475342853" calcext:value-type="float">
            <text:p>1473.8475342853</text:p>
          </table:table-cell>
          <table:table-cell table:formula="of:=[.F89]/[.G89]+(210-[.D89])*1" office:value-type="float" office:value="811.877463787358" calcext:value-type="float">
            <text:p>811.8774637874</text:p>
          </table:table-cell>
          <table:table-cell table:formula="of:=([.H89]+[.I89])*[.G89]" office:value-type="float" office:value="10673.51288" calcext:value-type="float">
            <text:p>10673.51288</text:p>
          </table:table-cell>
          <table:table-cell table:formula="of:=[.C89]/[.G89]" office:value-type="float" office:value="54.8222132755416" calcext:value-type="float">
            <text:p>54.8222132755</text:p>
          </table:table-cell>
          <table:table-cell table:formula="of:=[.J89]/[.K89]" office:value-type="float" office:value="194.693213613138" calcext:value-type="float">
            <text:p>194.6932136131</text:p>
          </table:table-cell>
          <table:table-cell table:formula="of:=1/[.L89]" office:value-type="float" office:value="0.00513628585938818" calcext:value-type="float">
            <text:p>0.0051362859</text:p>
          </table:table-cell>
          <table:table-cell table:formula="of:=[.J89]/[.G89]" office:value-type="float" office:value="2285.72499807266" calcext:value-type="float">
            <text:p>2285.7249980727</text:p>
          </table:table-cell>
          <table:table-cell table:formula="of:=1/[.N89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9" calcext:value-type="float">
            <text:p>89</text:p>
          </table:table-cell>
          <table:table-cell office:value-type="float" office:value="51200" calcext:value-type="float">
            <text:p>51200</text:p>
          </table:table-cell>
          <table:table-cell office:value-type="float" office:value="48" calcext:value-type="float">
            <text:p>48</text:p>
          </table:table-cell>
          <table:table-cell table:style-name="ce5" office:value-type="float" office:value="10669900" calcext:value-type="float">
            <text:p>1.07E+07</text:p>
          </table:table-cell>
          <table:table-cell table:style-name="ce5" office:value-type="float" office:value="14706600" calcext:value-type="float">
            <text:p>1.47E+07</text:p>
          </table:table-cell>
          <table:table-cell office:value-type="float" office:value="1222.22" calcext:value-type="float">
            <text:p>1222.22</text:p>
          </table:table-cell>
          <table:table-cell table:formula="of:=[.E90]/[.G90]+(210-[.D90])*5" office:value-type="float" office:value="9539.93405442555" calcext:value-type="float">
            <text:p>9539.9340544256</text:p>
          </table:table-cell>
          <table:table-cell table:formula="of:=[.F90]/[.G90]+(210-[.D90])*1" office:value-type="float" office:value="12194.6946048993" calcext:value-type="float">
            <text:p>12194.6946048993</text:p>
          </table:table-cell>
          <table:table-cell table:formula="of:=([.H90]+[.I90])*[.G90]" office:value-type="float" office:value="26564497.84" calcext:value-type="float">
            <text:p>26564497.84</text:p>
          </table:table-cell>
          <table:table-cell table:formula="of:=[.C90]/[.G90]" office:value-type="float" office:value="41.8909852563368" calcext:value-type="float">
            <text:p>41.8909852563</text:p>
          </table:table-cell>
          <table:table-cell table:formula="of:=[.J90]/[.K90]" office:value-type="float" office:value="634133.995117282" calcext:value-type="float">
            <text:p>634133.995117282</text:p>
          </table:table-cell>
          <table:table-cell table:formula="of:=1/[.L90]" office:value-type="float" office:value="0.00000157695377901173" calcext:value-type="float">
            <text:p>0.000001577</text:p>
          </table:table-cell>
          <table:table-cell table:formula="of:=[.J90]/[.G90]" office:value-type="float" office:value="21734.6286593248" calcext:value-type="float">
            <text:p>21734.6286593248</text:p>
          </table:table-cell>
          <table:table-cell table:formula="of:=1/[.N90]" office:value-type="float" office:value="0.0000460095277298869" calcext:value-type="float">
            <text:p>4.60095277298869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1]/[.G91]+(210-[.D91])*5" office:value-type="float" office:value="1410.49979608087" calcext:value-type="float">
            <text:p>1410.4997960809</text:p>
          </table:table-cell>
          <table:table-cell table:formula="of:=[.F91]/[.G91]+(210-[.D91])*1" office:value-type="float" office:value="724.562292439456" calcext:value-type="float">
            <text:p>724.5622924395</text:p>
          </table:table-cell>
          <table:table-cell table:formula="of:=([.H91]+[.I91])*[.G91]" office:value-type="float" office:value="5496.8241" calcext:value-type="float">
            <text:p>5496.8241</text:p>
          </table:table-cell>
          <table:table-cell table:formula="of:=[.C91]/[.G91]" office:value-type="float" office:value="49.7174263463518" calcext:value-type="float">
            <text:p>49.7174263464</text:p>
          </table:table-cell>
          <table:table-cell table:formula="of:=[.J91]/[.K91]" office:value-type="float" office:value="110.561316301992" calcext:value-type="float">
            <text:p>110.561316302</text:p>
          </table:table-cell>
          <table:table-cell table:formula="of:=1/[.L91]" office:value-type="float" office:value="0.00904475483331398" calcext:value-type="float">
            <text:p>0.0090447548</text:p>
          </table:table-cell>
          <table:table-cell table:formula="of:=[.J91]/[.G91]" office:value-type="float" office:value="2135.06208852032" calcext:value-type="float">
            <text:p>2135.0620885203</text:p>
          </table:table-cell>
          <table:table-cell table:formula="of:=1/[.N91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1" calcext:value-type="float">
            <text:p>91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2]/[.G92]+(210-[.D92])*5" office:value-type="float" office:value="1568.8478827845" calcext:value-type="float">
            <text:p>1568.8478827845</text:p>
          </table:table-cell>
          <table:table-cell table:formula="of:=[.F92]/[.G92]+(210-[.D92])*1" office:value-type="float" office:value="942.819851148195" calcext:value-type="float">
            <text:p>942.8198511482</text:p>
          </table:table-cell>
          <table:table-cell table:formula="of:=([.H92]+[.I92])*[.G92]" office:value-type="float" office:value="59226.381" calcext:value-type="float">
            <text:p>59226.381</text:p>
          </table:table-cell>
          <table:table-cell table:formula="of:=[.C92]/[.G92]" office:value-type="float" office:value="54.282139903734" calcext:value-type="float">
            <text:p>54.2821399037</text:p>
          </table:table-cell>
          <table:table-cell table:formula="of:=[.J92]/[.K92]" office:value-type="float" office:value="1091.08412278945" calcext:value-type="float">
            <text:p>1091.0841227895</text:p>
          </table:table-cell>
          <table:table-cell table:formula="of:=1/[.L92]" office:value-type="float" office:value="0.000916519614861053" calcext:value-type="float">
            <text:p>0.0009165196</text:p>
          </table:table-cell>
          <table:table-cell table:formula="of:=[.J92]/[.G92]" office:value-type="float" office:value="2511.6677339327" calcext:value-type="float">
            <text:p>2511.6677339327</text:p>
          </table:table-cell>
          <table:table-cell table:formula="of:=1/[.N92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966.743" calcext:value-type="float">
            <text:p>9.67E+02</text:p>
          </table:table-cell>
          <table:table-cell table:style-name="ce5" office:value-type="float" office:value="1332.49" calcext:value-type="float">
            <text:p>1.33E+03</text:p>
          </table:table-cell>
          <table:table-cell office:value-type="float" office:value="2.57455" calcext:value-type="float">
            <text:p>2.57455</text:p>
          </table:table-cell>
          <table:table-cell table:formula="of:=[.E93]/[.G93]+(210-[.D93])*5" office:value-type="float" office:value="1410.49979608087" calcext:value-type="float">
            <text:p>1410.4997960809</text:p>
          </table:table-cell>
          <table:table-cell table:formula="of:=[.F93]/[.G93]+(210-[.D93])*1" office:value-type="float" office:value="724.562292439456" calcext:value-type="float">
            <text:p>724.5622924395</text:p>
          </table:table-cell>
          <table:table-cell table:formula="of:=([.H93]+[.I93])*[.G93]" office:value-type="float" office:value="5496.8241" calcext:value-type="float">
            <text:p>5496.8241</text:p>
          </table:table-cell>
          <table:table-cell table:formula="of:=[.C93]/[.G93]" office:value-type="float" office:value="49.7174263463518" calcext:value-type="float">
            <text:p>49.7174263464</text:p>
          </table:table-cell>
          <table:table-cell table:formula="of:=[.J93]/[.K93]" office:value-type="float" office:value="110.561316301992" calcext:value-type="float">
            <text:p>110.561316302</text:p>
          </table:table-cell>
          <table:table-cell table:formula="of:=1/[.L93]" office:value-type="float" office:value="0.00904475483331398" calcext:value-type="float">
            <text:p>0.0090447548</text:p>
          </table:table-cell>
          <table:table-cell table:formula="of:=[.J93]/[.G93]" office:value-type="float" office:value="2135.06208852032" calcext:value-type="float">
            <text:p>2135.0620885203</text:p>
          </table:table-cell>
          <table:table-cell table:formula="of:=1/[.N93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3" calcext:value-type="float">
            <text:p>93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4]/[.G94]+(210-[.D94])*5" office:value-type="float" office:value="1568.8478827845" calcext:value-type="float">
            <text:p>1568.8478827845</text:p>
          </table:table-cell>
          <table:table-cell table:formula="of:=[.F94]/[.G94]+(210-[.D94])*1" office:value-type="float" office:value="942.819851148195" calcext:value-type="float">
            <text:p>942.8198511482</text:p>
          </table:table-cell>
          <table:table-cell table:formula="of:=([.H94]+[.I94])*[.G94]" office:value-type="float" office:value="59226.381" calcext:value-type="float">
            <text:p>59226.381</text:p>
          </table:table-cell>
          <table:table-cell table:formula="of:=[.C94]/[.G94]" office:value-type="float" office:value="54.282139903734" calcext:value-type="float">
            <text:p>54.2821399037</text:p>
          </table:table-cell>
          <table:table-cell table:formula="of:=[.J94]/[.K94]" office:value-type="float" office:value="1091.08412278945" calcext:value-type="float">
            <text:p>1091.0841227895</text:p>
          </table:table-cell>
          <table:table-cell table:formula="of:=1/[.L94]" office:value-type="float" office:value="0.000916519614861053" calcext:value-type="float">
            <text:p>0.0009165196</text:p>
          </table:table-cell>
          <table:table-cell table:formula="of:=[.J94]/[.G94]" office:value-type="float" office:value="2511.6677339327" calcext:value-type="float">
            <text:p>2511.6677339327</text:p>
          </table:table-cell>
          <table:table-cell table:formula="of:=1/[.N94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4" calcext:value-type="float">
            <text:p>94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5]/[.G95]+(210-[.D95])*5" office:value-type="float" office:value="1568.8478827845" calcext:value-type="float">
            <text:p>1568.8478827845</text:p>
          </table:table-cell>
          <table:table-cell table:formula="of:=[.F95]/[.G95]+(210-[.D95])*1" office:value-type="float" office:value="942.819851148195" calcext:value-type="float">
            <text:p>942.8198511482</text:p>
          </table:table-cell>
          <table:table-cell table:formula="of:=([.H95]+[.I95])*[.G95]" office:value-type="float" office:value="59226.381" calcext:value-type="float">
            <text:p>59226.381</text:p>
          </table:table-cell>
          <table:table-cell table:formula="of:=[.C95]/[.G95]" office:value-type="float" office:value="54.282139903734" calcext:value-type="float">
            <text:p>54.2821399037</text:p>
          </table:table-cell>
          <table:table-cell table:formula="of:=[.J95]/[.K95]" office:value-type="float" office:value="1091.08412278945" calcext:value-type="float">
            <text:p>1091.0841227895</text:p>
          </table:table-cell>
          <table:table-cell table:formula="of:=1/[.L95]" office:value-type="float" office:value="0.000916519614861053" calcext:value-type="float">
            <text:p>0.0009165196</text:p>
          </table:table-cell>
          <table:table-cell table:formula="of:=[.J95]/[.G95]" office:value-type="float" office:value="2511.6677339327" calcext:value-type="float">
            <text:p>2511.6677339327</text:p>
          </table:table-cell>
          <table:table-cell table:formula="of:=1/[.N95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5" calcext:value-type="float">
            <text:p>9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6]/[.G96]+(210-[.D96])*5" office:value-type="float" office:value="1410.49979608087" calcext:value-type="float">
            <text:p>1410.4997960809</text:p>
          </table:table-cell>
          <table:table-cell table:formula="of:=[.F96]/[.G96]+(210-[.D96])*1" office:value-type="float" office:value="724.562292439456" calcext:value-type="float">
            <text:p>724.5622924395</text:p>
          </table:table-cell>
          <table:table-cell table:formula="of:=([.H96]+[.I96])*[.G96]" office:value-type="float" office:value="5496.8241" calcext:value-type="float">
            <text:p>5496.8241</text:p>
          </table:table-cell>
          <table:table-cell table:formula="of:=[.C96]/[.G96]" office:value-type="float" office:value="49.7174263463518" calcext:value-type="float">
            <text:p>49.7174263464</text:p>
          </table:table-cell>
          <table:table-cell table:formula="of:=[.J96]/[.K96]" office:value-type="float" office:value="110.561316301992" calcext:value-type="float">
            <text:p>110.561316302</text:p>
          </table:table-cell>
          <table:table-cell table:formula="of:=1/[.L96]" office:value-type="float" office:value="0.00904475483331398" calcext:value-type="float">
            <text:p>0.0090447548</text:p>
          </table:table-cell>
          <table:table-cell table:formula="of:=[.J96]/[.G96]" office:value-type="float" office:value="2135.06208852032" calcext:value-type="float">
            <text:p>2135.0620885203</text:p>
          </table:table-cell>
          <table:table-cell table:formula="of:=1/[.N96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7]/[.G97]+(210-[.D97])*5" office:value-type="float" office:value="1410.49979608087" calcext:value-type="float">
            <text:p>1410.4997960809</text:p>
          </table:table-cell>
          <table:table-cell table:formula="of:=[.F97]/[.G97]+(210-[.D97])*1" office:value-type="float" office:value="724.562292439456" calcext:value-type="float">
            <text:p>724.5622924395</text:p>
          </table:table-cell>
          <table:table-cell table:formula="of:=([.H97]+[.I97])*[.G97]" office:value-type="float" office:value="5496.8241" calcext:value-type="float">
            <text:p>5496.8241</text:p>
          </table:table-cell>
          <table:table-cell table:formula="of:=[.C97]/[.G97]" office:value-type="float" office:value="49.7174263463518" calcext:value-type="float">
            <text:p>49.7174263464</text:p>
          </table:table-cell>
          <table:table-cell table:formula="of:=[.J97]/[.K97]" office:value-type="float" office:value="110.561316301992" calcext:value-type="float">
            <text:p>110.561316302</text:p>
          </table:table-cell>
          <table:table-cell table:formula="of:=1/[.L97]" office:value-type="float" office:value="0.00904475483331398" calcext:value-type="float">
            <text:p>0.0090447548</text:p>
          </table:table-cell>
          <table:table-cell table:formula="of:=[.J97]/[.G97]" office:value-type="float" office:value="2135.06208852032" calcext:value-type="float">
            <text:p>2135.0620885203</text:p>
          </table:table-cell>
          <table:table-cell table:formula="of:=1/[.N97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 table:number-rows-repeated="3">
          <table:table-cell table:style-name="ce5" table:number-columns-repeated="2"/>
          <table:table-cell table:number-columns-repeated="22"/>
        </table:table-row>
        <table:table-row table:style-name="ro1">
          <table:table-cell table:style-name="ce5" table:number-columns-repeated="2"/>
          <table:table-cell table:number-columns-repeated="22"/>
        </table:table-row>
      </table:table>
      <table:table table:name="gmc_cool" table:style-name="ta1">
        <table:table-column table:style-name="co1" table:number-columns-repeated="7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arrivalRate</text:p>
          </table:table-cell>
          <table:table-cell office:value-type="string" calcext:value-type="string">
            <text:p>taskNo</text:p>
          </table:table-cell>
          <table:table-cell office:value-type="string" calcext:value-type="string">
            <text:p>workload</text:p>
          </table:table-cell>
          <table:table-cell office:value-type="string" calcext:value-type="string">
            <text:p>machines</text:p>
          </table:table-cell>
          <table:table-cell office:value-type="string" calcext:value-type="string">
            <text:p>cpuEnergy</text:p>
          </table:table-cell>
          <table:table-cell office:value-type="string" calcext:value-type="string">
            <text:p>acEnergy</text:p>
          </table:table-cell>
          <table:table-cell office:value-type="string" calcext:value-type="string">
            <text:p>responseTime</text:p>
          </table:table-cell>
          <table:table-cell office:value-type="string" calcext:value-type="string">
            <text:p>cpuPower</text:p>
          </table:table-cell>
          <table:table-cell office:value-type="string" calcext:value-type="string">
            <text:p>acPower</text:p>
          </table:table-cell>
          <table:table-cell office:value-type="string" calcext:value-type="string">
            <text:p>totalEnergy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energy per tp</text:p>
          </table:table-cell>
          <table:table-cell office:value-type="string" calcext:value-type="string">
            <text:p>tp per energy</text:p>
          </table:table-cell>
          <table:table-cell office:value-type="string" calcext:value-type="string">
            <text:p>energy per rt</text:p>
          </table:table-cell>
          <table:table-cell office:value-type="string" calcext:value-type="string">
            <text:p>rt per energy</text:p>
          </table:table-cell>
          <table:table-cell office:value-type="string" calcext:value-type="string">
            <text:p>avgCPUPower</text:p>
          </table:table-cell>
          <table:table-cell office:value-type="string" calcext:value-type="string">
            <text:p>avgACPower</text:p>
          </table:table-cell>
          <table:table-cell office:value-type="string" calcext:value-type="string">
            <text:p>avgTotalEnergy</text:p>
          </table:table-cell>
          <table:table-cell office:value-type="string" calcext:value-type="string">
            <text:p>avgTP</text:p>
          </table:table-cell>
          <table:table-cell office:value-type="string" calcext:value-type="string">
            <text:p>avgRT</text:p>
          </table:table-cell>
          <table:table-cell office:value-type="string" calcext:value-type="string">
            <text:p>avgEpTP</text:p>
          </table:table-cell>
          <table:table-cell office:value-type="string" calcext:value-type="string">
            <text:p>avgTPpE</text:p>
          </table:table-cell>
          <table:table-cell office:value-type="string" calcext:value-type="string">
            <text:p>avgEpRT</text:p>
          </table:table-cell>
          <table:table-cell office:value-type="string" calcext:value-type="string">
            <text:p>avgRTpE</text:p>
          </table:table-cell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2]/[.G2]+(210-[.D2])*5" office:value-type="float" office:value="1345.41997630654" calcext:value-type="float">
            <text:p>1345.4199763065</text:p>
          </table:table-cell>
          <table:table-cell table:formula="of:=[.F2]/[.G2]+(210-[.D2])*1" office:value-type="float" office:value="628.970655065934" calcext:value-type="float">
            <text:p>628.9706550659</text:p>
          </table:table-cell>
          <table:table-cell table:formula="of:=([.H2]+[.I2])*[.G2]" office:value-type="float" office:value="5083.1674" calcext:value-type="float">
            <text:p>5083.1674</text:p>
          </table:table-cell>
          <table:table-cell table:formula="of:=[.C2]/[.G2]" office:value-type="float" office:value="49.7174263463518" calcext:value-type="float">
            <text:p>49.7174263464</text:p>
          </table:table-cell>
          <table:table-cell table:formula="of:=[.J2]/[.K2]" office:value-type="float" office:value="102.241161169297" calcext:value-type="float">
            <text:p>102.2411611693</text:p>
          </table:table-cell>
          <table:table-cell table:formula="of:=1/[.L2]" office:value-type="float" office:value="0.0097807965848915" calcext:value-type="float">
            <text:p>0.0097807966</text:p>
          </table:table-cell>
          <table:table-cell table:formula="of:=[.J2]/[.G2]" office:value-type="float" office:value="1974.39063137247" calcext:value-type="float">
            <text:p>1974.3906313725</text:p>
          </table:table-cell>
          <table:table-cell table:formula="of:=1/[.N2]" office:value-type="float" office:value="0.000506485385470485" calcext:value-type="float">
            <text:p>0.0005064854</text:p>
          </table:table-cell>
          <table:table-cell table:formula="of:=AVERAGE([.H2:.H97])" office:value-type="float" office:value="1965.11926087722" calcext:value-type="float">
            <text:p>1965.1192608772</text:p>
          </table:table-cell>
          <table:table-cell table:formula="of:=AVERAGE([.I2:.I97])" office:value-type="float" office:value="1507.79294065109" calcext:value-type="float">
            <text:p>1507.7929406511</text:p>
          </table:table-cell>
          <table:table-cell table:formula="of:=AVERAGE([.J2:.J97])" office:value-type="float" office:value="5856222.00936167" calcext:value-type="float">
            <text:p>5856222.00936167</text:p>
          </table:table-cell>
          <table:table-cell table:formula="of:=AVERAGE([.K2:.K97])" office:value-type="float" office:value="45.5182506641612" calcext:value-type="float">
            <text:p>45.5182506642</text:p>
          </table:table-cell>
          <table:table-cell table:formula="of:=AVERAGE([.G2:.G97])" office:value-type="float" office:value="597.524897291666" calcext:value-type="float">
            <text:p>597.5248972917</text:p>
          </table:table-cell>
          <table:table-cell table:formula="of:=AVERAGE([.L2:.L97])" office:value-type="float" office:value="451034.724147505" calcext:value-type="float">
            <text:p>451034.724147505</text:p>
          </table:table-cell>
          <table:table-cell table:formula="of:=AVERAGE([.M2:.M97])" office:value-type="float" office:value="0.0049336879401634" calcext:value-type="float">
            <text:p>0.0049336879</text:p>
          </table:table-cell>
          <table:table-cell table:formula="of:=AVERAGE([.N2:.N97])" office:value-type="float" office:value="3472.91220152831" calcext:value-type="float">
            <text:p>3472.9122015283</text:p>
          </table:table-cell>
          <table:table-cell table:formula="of:=AVERAGE([.O2:.O97])" office:value-type="float" office:value="0.000386382423511822" calcext:value-type="float">
            <text:p>0.0003863824</text:p>
          </table:table-cell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9600440" calcext:value-type="float">
            <text:p>9.60E+06</text:p>
          </table:table-cell>
          <table:table-cell table:style-name="ce5" office:value-type="float" office:value="13232600" calcext:value-type="float">
            <text:p>1.32E+07</text:p>
          </table:table-cell>
          <table:table-cell office:value-type="float" office:value="2365.2" calcext:value-type="float">
            <text:p>2365.2</text:p>
          </table:table-cell>
          <table:table-cell table:formula="of:=[.E3]/[.G3]+(210-[.D3])*5" office:value-type="float" office:value="4969.03940470151" calcext:value-type="float">
            <text:p>4969.0394047015</text:p>
          </table:table-cell>
          <table:table-cell table:formula="of:=[.F3]/[.G3]+(210-[.D3])*1" office:value-type="float" office:value="5776.70657872484" calcext:value-type="float">
            <text:p>5776.7065787249</text:p>
          </table:table-cell>
          <table:table-cell table:formula="of:=([.H3]+[.I3])*[.G3]" office:value-type="float" office:value="25415838.4" calcext:value-type="float">
            <text:p>25415838.4</text:p>
          </table:table-cell>
          <table:table-cell table:formula="of:=[.C3]/[.G3]" office:value-type="float" office:value="21.64721799425" calcext:value-type="float">
            <text:p>21.6472179943</text:p>
          </table:table-cell>
          <table:table-cell table:formula="of:=[.J3]/[.K3]" office:value-type="float" office:value="1174092.5973375" calcext:value-type="float">
            <text:p>1174092.5973375</text:p>
          </table:table-cell>
          <table:table-cell table:formula="of:=1/[.L3]" office:value-type="float" office:value="0.000000851721578236426" calcext:value-type="float">
            <text:p>8.51721578236426E-07</text:p>
          </table:table-cell>
          <table:table-cell table:formula="of:=[.J3]/[.G3]" office:value-type="float" office:value="10745.7459834264" calcext:value-type="float">
            <text:p>10745.7459834264</text:p>
          </table:table-cell>
          <table:table-cell table:formula="of:=1/[.N3]" office:value-type="float" office:value="0.0000930600817795568" calcext:value-type="float">
            <text:p>9.30600817795568E-05</text:p>
          </table:table-cell>
          <table:table-cell/>
          <table:table-cell table:formula="of:=[.Q2]/[.P2]" office:value-type="float" office:value="0.767278083660946" calcext:value-type="float">
            <text:p>0.7672780837</text:p>
          </table:table-cell>
          <table:table-cell table:formula="of:=[.R2]/360000" office:value-type="float" office:value="16.267283359338" calcext:value-type="float">
            <text:p>16.2672833593</text:p>
          </table:table-cell>
          <table:table-cell table:number-columns-repeated="6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4]/[.G4]+(210-[.D4])*5" office:value-type="float" office:value="1408.76718547897" calcext:value-type="float">
            <text:p>1408.767185479</text:p>
          </table:table-cell>
          <table:table-cell table:formula="of:=[.F4]/[.G4]+(210-[.D4])*1" office:value-type="float" office:value="716.283293787101" calcext:value-type="float">
            <text:p>716.2832937871</text:p>
          </table:table-cell>
          <table:table-cell table:formula="of:=([.H4]+[.I4])*[.G4]" office:value-type="float" office:value="9923.22072" calcext:value-type="float">
            <text:p>9923.22072</text:p>
          </table:table-cell>
          <table:table-cell table:formula="of:=[.C4]/[.G4]" office:value-type="float" office:value="54.8222132755416" calcext:value-type="float">
            <text:p>54.8222132755</text:p>
          </table:table-cell>
          <table:table-cell table:formula="of:=[.J4]/[.K4]" office:value-type="float" office:value="181.007298448988" calcext:value-type="float">
            <text:p>181.007298449</text:p>
          </table:table-cell>
          <table:table-cell table:formula="of:=1/[.L4]" office:value-type="float" office:value="0.00552463910885795" calcext:value-type="float">
            <text:p>0.0055246391</text:p>
          </table:table-cell>
          <table:table-cell table:formula="of:=[.J4]/[.G4]" office:value-type="float" office:value="2125.05047926607" calcext:value-type="float">
            <text:p>2125.0504792661</text:p>
          </table:table-cell>
          <table:table-cell table:formula="of:=1/[.N4]" office:value-type="float" office:value="0.000470577056760257" calcext:value-type="float">
            <text:p>0.0004705771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" calcext:value-type="float">
            <text:p>4</text:p>
          </table:table-cell>
          <table:table-cell office:value-type="float" office:value="102400" calcext:value-type="float">
            <text:p>1024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37825400" calcext:value-type="float">
            <text:p>3.78E+07</text:p>
          </table:table-cell>
          <table:table-cell table:style-name="ce5" office:value-type="float" office:value="52136000" calcext:value-type="float">
            <text:p>5.21E+07</text:p>
          </table:table-cell>
          <table:table-cell office:value-type="float" office:value="9249.06" calcext:value-type="float">
            <text:p>9249.06</text:p>
          </table:table-cell>
          <table:table-cell table:formula="of:=[.E5]/[.G5]+(210-[.D5])*5" office:value-type="float" office:value="4999.64802909701" calcext:value-type="float">
            <text:p>4999.648029097</text:p>
          </table:table-cell>
          <table:table-cell table:formula="of:=[.F5]/[.G5]+(210-[.D5])*1" office:value-type="float" office:value="5818.89715495413" calcext:value-type="float">
            <text:p>5818.8971549541</text:p>
          </table:table-cell>
          <table:table-cell table:formula="of:=([.H5]+[.I5])*[.G5]" office:value-type="float" office:value="100061373.52" calcext:value-type="float">
            <text:p>100061373.52</text:p>
          </table:table-cell>
          <table:table-cell table:formula="of:=[.C5]/[.G5]" office:value-type="float" office:value="11.0713953634207" calcext:value-type="float">
            <text:p>11.0713953634</text:p>
          </table:table-cell>
          <table:table-cell table:formula="of:=[.J5]/[.K5]" office:value-type="float" office:value="9037828.58758683" calcext:value-type="float">
            <text:p>9037828.58758683</text:p>
          </table:table-cell>
          <table:table-cell table:formula="of:=1/[.L5]" office:value-type="float" office:value="0.000000110646046260876" calcext:value-type="float">
            <text:p>1.10646046260876E-07</text:p>
          </table:table-cell>
          <table:table-cell table:formula="of:=[.J5]/[.G5]" office:value-type="float" office:value="10818.5451840511" calcext:value-type="float">
            <text:p>10818.5451840511</text:p>
          </table:table-cell>
          <table:table-cell table:formula="of:=1/[.N5]" office:value-type="float" office:value="0.0000924338700802595" calcext:value-type="float">
            <text:p>9.2433870080259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" calcext:value-type="float">
            <text:p>5</text:p>
          </table:table-cell>
          <table:table-cell office:value-type="float" office:value="25600" calcext:value-type="float">
            <text:p>25600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2402770" calcext:value-type="float">
            <text:p>2.40E+06</text:p>
          </table:table-cell>
          <table:table-cell table:style-name="ce5" office:value-type="float" office:value="3311810" calcext:value-type="float">
            <text:p>3.31E+06</text:p>
          </table:table-cell>
          <table:table-cell office:value-type="float" office:value="1208.89" calcext:value-type="float">
            <text:p>1208.89</text:p>
          </table:table-cell>
          <table:table-cell table:formula="of:=[.E6]/[.G6]+(210-[.D6])*5" office:value-type="float" office:value="2972.58365111797" calcext:value-type="float">
            <text:p>2972.583651118</text:p>
          </table:table-cell>
          <table:table-cell table:formula="of:=[.F6]/[.G6]+(210-[.D6])*1" office:value-type="float" office:value="2936.54619527004" calcext:value-type="float">
            <text:p>2936.5461952701</text:p>
          </table:table-cell>
          <table:table-cell table:formula="of:=([.H6]+[.I6])*[.G6]" office:value-type="float" office:value="7143487.98" calcext:value-type="float">
            <text:p>7143487.98</text:p>
          </table:table-cell>
          <table:table-cell table:formula="of:=[.C6]/[.G6]" office:value-type="float" office:value="21.1764511245854" calcext:value-type="float">
            <text:p>21.1764511246</text:p>
          </table:table-cell>
          <table:table-cell table:formula="of:=[.J6]/[.K6]" office:value-type="float" office:value="337331.686880555" calcext:value-type="float">
            <text:p>337331.686880555</text:p>
          </table:table-cell>
          <table:table-cell table:formula="of:=1/[.L6]" office:value-type="float" office:value="0.00000296444134628268" calcext:value-type="float">
            <text:p>2.96444134628268E-06</text:p>
          </table:table-cell>
          <table:table-cell table:formula="of:=[.J6]/[.G6]" office:value-type="float" office:value="5909.12984638801" calcext:value-type="float">
            <text:p>5909.129846388</text:p>
          </table:table-cell>
          <table:table-cell table:formula="of:=1/[.N6]" office:value-type="float" office:value="0.000169229654110792" calcext:value-type="float">
            <text:p>0.0001692297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]/[.G7]+(210-[.D7])*5" office:value-type="float" office:value="1408.76718547897" calcext:value-type="float">
            <text:p>1408.767185479</text:p>
          </table:table-cell>
          <table:table-cell table:formula="of:=[.F7]/[.G7]+(210-[.D7])*1" office:value-type="float" office:value="716.283293787101" calcext:value-type="float">
            <text:p>716.2832937871</text:p>
          </table:table-cell>
          <table:table-cell table:formula="of:=([.H7]+[.I7])*[.G7]" office:value-type="float" office:value="9923.22072" calcext:value-type="float">
            <text:p>9923.22072</text:p>
          </table:table-cell>
          <table:table-cell table:formula="of:=[.C7]/[.G7]" office:value-type="float" office:value="54.8222132755416" calcext:value-type="float">
            <text:p>54.8222132755</text:p>
          </table:table-cell>
          <table:table-cell table:formula="of:=[.J7]/[.K7]" office:value-type="float" office:value="181.007298448988" calcext:value-type="float">
            <text:p>181.007298449</text:p>
          </table:table-cell>
          <table:table-cell table:formula="of:=1/[.L7]" office:value-type="float" office:value="0.00552463910885795" calcext:value-type="float">
            <text:p>0.0055246391</text:p>
          </table:table-cell>
          <table:table-cell table:formula="of:=[.J7]/[.G7]" office:value-type="float" office:value="2125.05047926607" calcext:value-type="float">
            <text:p>2125.0504792661</text:p>
          </table:table-cell>
          <table:table-cell table:formula="of:=1/[.N7]" office:value-type="float" office:value="0.000470577056760257" calcext:value-type="float">
            <text:p>0.0004705771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8]/[.G8]+(210-[.D8])*5" office:value-type="float" office:value="1568.8478827845" calcext:value-type="float">
            <text:p>1568.8478827845</text:p>
          </table:table-cell>
          <table:table-cell table:formula="of:=[.F8]/[.G8]+(210-[.D8])*1" office:value-type="float" office:value="942.819851148195" calcext:value-type="float">
            <text:p>942.8198511482</text:p>
          </table:table-cell>
          <table:table-cell table:formula="of:=([.H8]+[.I8])*[.G8]" office:value-type="float" office:value="59226.381" calcext:value-type="float">
            <text:p>59226.381</text:p>
          </table:table-cell>
          <table:table-cell table:formula="of:=[.C8]/[.G8]" office:value-type="float" office:value="54.282139903734" calcext:value-type="float">
            <text:p>54.2821399037</text:p>
          </table:table-cell>
          <table:table-cell table:formula="of:=[.J8]/[.K8]" office:value-type="float" office:value="1091.08412278945" calcext:value-type="float">
            <text:p>1091.0841227895</text:p>
          </table:table-cell>
          <table:table-cell table:formula="of:=1/[.L8]" office:value-type="float" office:value="0.000916519614861053" calcext:value-type="float">
            <text:p>0.0009165196</text:p>
          </table:table-cell>
          <table:table-cell table:formula="of:=[.J8]/[.G8]" office:value-type="float" office:value="2511.6677339327" calcext:value-type="float">
            <text:p>2511.6677339327</text:p>
          </table:table-cell>
          <table:table-cell table:formula="of:=1/[.N8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9]/[.G9]+(210-[.D9])*5" office:value-type="float" office:value="1408.76718547897" calcext:value-type="float">
            <text:p>1408.767185479</text:p>
          </table:table-cell>
          <table:table-cell table:formula="of:=[.F9]/[.G9]+(210-[.D9])*1" office:value-type="float" office:value="716.283293787101" calcext:value-type="float">
            <text:p>716.2832937871</text:p>
          </table:table-cell>
          <table:table-cell table:formula="of:=([.H9]+[.I9])*[.G9]" office:value-type="float" office:value="9923.22072" calcext:value-type="float">
            <text:p>9923.22072</text:p>
          </table:table-cell>
          <table:table-cell table:formula="of:=[.C9]/[.G9]" office:value-type="float" office:value="54.8222132755416" calcext:value-type="float">
            <text:p>54.8222132755</text:p>
          </table:table-cell>
          <table:table-cell table:formula="of:=[.J9]/[.K9]" office:value-type="float" office:value="181.007298448988" calcext:value-type="float">
            <text:p>181.007298449</text:p>
          </table:table-cell>
          <table:table-cell table:formula="of:=1/[.L9]" office:value-type="float" office:value="0.00552463910885795" calcext:value-type="float">
            <text:p>0.0055246391</text:p>
          </table:table-cell>
          <table:table-cell table:formula="of:=[.J9]/[.G9]" office:value-type="float" office:value="2125.05047926607" calcext:value-type="float">
            <text:p>2125.0504792661</text:p>
          </table:table-cell>
          <table:table-cell table:formula="of:=1/[.N9]" office:value-type="float" office:value="0.000470577056760257" calcext:value-type="float">
            <text:p>0.0004705771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" calcext:value-type="float">
            <text:p>9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0]/[.G10]+(210-[.D10])*5" office:value-type="float" office:value="1568.8478827845" calcext:value-type="float">
            <text:p>1568.8478827845</text:p>
          </table:table-cell>
          <table:table-cell table:formula="of:=[.F10]/[.G10]+(210-[.D10])*1" office:value-type="float" office:value="942.819851148195" calcext:value-type="float">
            <text:p>942.8198511482</text:p>
          </table:table-cell>
          <table:table-cell table:formula="of:=([.H10]+[.I10])*[.G10]" office:value-type="float" office:value="59226.381" calcext:value-type="float">
            <text:p>59226.381</text:p>
          </table:table-cell>
          <table:table-cell table:formula="of:=[.C10]/[.G10]" office:value-type="float" office:value="54.282139903734" calcext:value-type="float">
            <text:p>54.2821399037</text:p>
          </table:table-cell>
          <table:table-cell table:formula="of:=[.J10]/[.K10]" office:value-type="float" office:value="1091.08412278945" calcext:value-type="float">
            <text:p>1091.0841227895</text:p>
          </table:table-cell>
          <table:table-cell table:formula="of:=1/[.L10]" office:value-type="float" office:value="0.000916519614861053" calcext:value-type="float">
            <text:p>0.0009165196</text:p>
          </table:table-cell>
          <table:table-cell table:formula="of:=[.J10]/[.G10]" office:value-type="float" office:value="2511.6677339327" calcext:value-type="float">
            <text:p>2511.6677339327</text:p>
          </table:table-cell>
          <table:table-cell table:formula="of:=1/[.N10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11]/[.G11]+(210-[.D11])*5" office:value-type="float" office:value="1408.76718547897" calcext:value-type="float">
            <text:p>1408.767185479</text:p>
          </table:table-cell>
          <table:table-cell table:formula="of:=[.F11]/[.G11]+(210-[.D11])*1" office:value-type="float" office:value="716.283293787101" calcext:value-type="float">
            <text:p>716.2832937871</text:p>
          </table:table-cell>
          <table:table-cell table:formula="of:=([.H11]+[.I11])*[.G11]" office:value-type="float" office:value="9923.22072" calcext:value-type="float">
            <text:p>9923.22072</text:p>
          </table:table-cell>
          <table:table-cell table:formula="of:=[.C11]/[.G11]" office:value-type="float" office:value="54.8222132755416" calcext:value-type="float">
            <text:p>54.8222132755</text:p>
          </table:table-cell>
          <table:table-cell table:formula="of:=[.J11]/[.K11]" office:value-type="float" office:value="181.007298448988" calcext:value-type="float">
            <text:p>181.007298449</text:p>
          </table:table-cell>
          <table:table-cell table:formula="of:=1/[.L11]" office:value-type="float" office:value="0.00552463910885795" calcext:value-type="float">
            <text:p>0.0055246391</text:p>
          </table:table-cell>
          <table:table-cell table:formula="of:=[.J11]/[.G11]" office:value-type="float" office:value="2125.05047926607" calcext:value-type="float">
            <text:p>2125.0504792661</text:p>
          </table:table-cell>
          <table:table-cell table:formula="of:=1/[.N11]" office:value-type="float" office:value="0.000470577056760257" calcext:value-type="float">
            <text:p>0.0004705771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1" calcext:value-type="float">
            <text:p>11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2]/[.G12]+(210-[.D12])*5" office:value-type="float" office:value="1568.8478827845" calcext:value-type="float">
            <text:p>1568.8478827845</text:p>
          </table:table-cell>
          <table:table-cell table:formula="of:=[.F12]/[.G12]+(210-[.D12])*1" office:value-type="float" office:value="942.819851148195" calcext:value-type="float">
            <text:p>942.8198511482</text:p>
          </table:table-cell>
          <table:table-cell table:formula="of:=([.H12]+[.I12])*[.G12]" office:value-type="float" office:value="59226.381" calcext:value-type="float">
            <text:p>59226.381</text:p>
          </table:table-cell>
          <table:table-cell table:formula="of:=[.C12]/[.G12]" office:value-type="float" office:value="54.282139903734" calcext:value-type="float">
            <text:p>54.2821399037</text:p>
          </table:table-cell>
          <table:table-cell table:formula="of:=[.J12]/[.K12]" office:value-type="float" office:value="1091.08412278945" calcext:value-type="float">
            <text:p>1091.0841227895</text:p>
          </table:table-cell>
          <table:table-cell table:formula="of:=1/[.L12]" office:value-type="float" office:value="0.000916519614861053" calcext:value-type="float">
            <text:p>0.0009165196</text:p>
          </table:table-cell>
          <table:table-cell table:formula="of:=[.J12]/[.G12]" office:value-type="float" office:value="2511.6677339327" calcext:value-type="float">
            <text:p>2511.6677339327</text:p>
          </table:table-cell>
          <table:table-cell table:formula="of:=1/[.N12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2" calcext:value-type="float">
            <text:p>12</text:p>
          </table:table-cell>
          <table:table-cell office:value-type="float" office:value="51200" calcext:value-type="float">
            <text:p>512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9600440" calcext:value-type="float">
            <text:p>9.60E+06</text:p>
          </table:table-cell>
          <table:table-cell table:style-name="ce5" office:value-type="float" office:value="13232600" calcext:value-type="float">
            <text:p>1.32E+07</text:p>
          </table:table-cell>
          <table:table-cell office:value-type="float" office:value="2365.2" calcext:value-type="float">
            <text:p>2365.2</text:p>
          </table:table-cell>
          <table:table-cell table:formula="of:=[.E13]/[.G13]+(210-[.D13])*5" office:value-type="float" office:value="4969.03940470151" calcext:value-type="float">
            <text:p>4969.0394047015</text:p>
          </table:table-cell>
          <table:table-cell table:formula="of:=[.F13]/[.G13]+(210-[.D13])*1" office:value-type="float" office:value="5776.70657872484" calcext:value-type="float">
            <text:p>5776.7065787249</text:p>
          </table:table-cell>
          <table:table-cell table:formula="of:=([.H13]+[.I13])*[.G13]" office:value-type="float" office:value="25415838.4" calcext:value-type="float">
            <text:p>25415838.4</text:p>
          </table:table-cell>
          <table:table-cell table:formula="of:=[.C13]/[.G13]" office:value-type="float" office:value="21.64721799425" calcext:value-type="float">
            <text:p>21.6472179943</text:p>
          </table:table-cell>
          <table:table-cell table:formula="of:=[.J13]/[.K13]" office:value-type="float" office:value="1174092.5973375" calcext:value-type="float">
            <text:p>1174092.5973375</text:p>
          </table:table-cell>
          <table:table-cell table:formula="of:=1/[.L13]" office:value-type="float" office:value="0.000000851721578236426" calcext:value-type="float">
            <text:p>8.51721578236426E-07</text:p>
          </table:table-cell>
          <table:table-cell table:formula="of:=[.J13]/[.G13]" office:value-type="float" office:value="10745.7459834264" calcext:value-type="float">
            <text:p>10745.7459834264</text:p>
          </table:table-cell>
          <table:table-cell table:formula="of:=1/[.N13]" office:value-type="float" office:value="0.0000930600817795568" calcext:value-type="float">
            <text:p>9.3060081779556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14]/[.G14]+(210-[.D14])*5" office:value-type="float" office:value="1408.76718547897" calcext:value-type="float">
            <text:p>1408.767185479</text:p>
          </table:table-cell>
          <table:table-cell table:formula="of:=[.F14]/[.G14]+(210-[.D14])*1" office:value-type="float" office:value="716.283293787101" calcext:value-type="float">
            <text:p>716.2832937871</text:p>
          </table:table-cell>
          <table:table-cell table:formula="of:=([.H14]+[.I14])*[.G14]" office:value-type="float" office:value="9923.22072" calcext:value-type="float">
            <text:p>9923.22072</text:p>
          </table:table-cell>
          <table:table-cell table:formula="of:=[.C14]/[.G14]" office:value-type="float" office:value="54.8222132755416" calcext:value-type="float">
            <text:p>54.8222132755</text:p>
          </table:table-cell>
          <table:table-cell table:formula="of:=[.J14]/[.K14]" office:value-type="float" office:value="181.007298448988" calcext:value-type="float">
            <text:p>181.007298449</text:p>
          </table:table-cell>
          <table:table-cell table:formula="of:=1/[.L14]" office:value-type="float" office:value="0.00552463910885795" calcext:value-type="float">
            <text:p>0.0055246391</text:p>
          </table:table-cell>
          <table:table-cell table:formula="of:=[.J14]/[.G14]" office:value-type="float" office:value="2125.05047926607" calcext:value-type="float">
            <text:p>2125.0504792661</text:p>
          </table:table-cell>
          <table:table-cell table:formula="of:=1/[.N14]" office:value-type="float" office:value="0.000470577056760257" calcext:value-type="float">
            <text:p>0.0004705771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15]/[.G15]+(210-[.D15])*5" office:value-type="float" office:value="1345.41997630654" calcext:value-type="float">
            <text:p>1345.4199763065</text:p>
          </table:table-cell>
          <table:table-cell table:formula="of:=[.F15]/[.G15]+(210-[.D15])*1" office:value-type="float" office:value="628.970655065934" calcext:value-type="float">
            <text:p>628.9706550659</text:p>
          </table:table-cell>
          <table:table-cell table:formula="of:=([.H15]+[.I15])*[.G15]" office:value-type="float" office:value="5083.1674" calcext:value-type="float">
            <text:p>5083.1674</text:p>
          </table:table-cell>
          <table:table-cell table:formula="of:=[.C15]/[.G15]" office:value-type="float" office:value="49.7174263463518" calcext:value-type="float">
            <text:p>49.7174263464</text:p>
          </table:table-cell>
          <table:table-cell table:formula="of:=[.J15]/[.K15]" office:value-type="float" office:value="102.241161169297" calcext:value-type="float">
            <text:p>102.2411611693</text:p>
          </table:table-cell>
          <table:table-cell table:formula="of:=1/[.L15]" office:value-type="float" office:value="0.0097807965848915" calcext:value-type="float">
            <text:p>0.0097807966</text:p>
          </table:table-cell>
          <table:table-cell table:formula="of:=[.J15]/[.G15]" office:value-type="float" office:value="1974.39063137247" calcext:value-type="float">
            <text:p>1974.3906313725</text:p>
          </table:table-cell>
          <table:table-cell table:formula="of:=1/[.N15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16]/[.G16]+(210-[.D16])*5" office:value-type="float" office:value="1345.41997630654" calcext:value-type="float">
            <text:p>1345.4199763065</text:p>
          </table:table-cell>
          <table:table-cell table:formula="of:=[.F16]/[.G16]+(210-[.D16])*1" office:value-type="float" office:value="628.970655065934" calcext:value-type="float">
            <text:p>628.9706550659</text:p>
          </table:table-cell>
          <table:table-cell table:formula="of:=([.H16]+[.I16])*[.G16]" office:value-type="float" office:value="5083.1674" calcext:value-type="float">
            <text:p>5083.1674</text:p>
          </table:table-cell>
          <table:table-cell table:formula="of:=[.C16]/[.G16]" office:value-type="float" office:value="49.7174263463518" calcext:value-type="float">
            <text:p>49.7174263464</text:p>
          </table:table-cell>
          <table:table-cell table:formula="of:=[.J16]/[.K16]" office:value-type="float" office:value="102.241161169297" calcext:value-type="float">
            <text:p>102.2411611693</text:p>
          </table:table-cell>
          <table:table-cell table:formula="of:=1/[.L16]" office:value-type="float" office:value="0.0097807965848915" calcext:value-type="float">
            <text:p>0.0097807966</text:p>
          </table:table-cell>
          <table:table-cell table:formula="of:=[.J16]/[.G16]" office:value-type="float" office:value="1974.39063137247" calcext:value-type="float">
            <text:p>1974.3906313725</text:p>
          </table:table-cell>
          <table:table-cell table:formula="of:=1/[.N16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7]/[.G17]+(210-[.D17])*5" office:value-type="float" office:value="1568.8478827845" calcext:value-type="float">
            <text:p>1568.8478827845</text:p>
          </table:table-cell>
          <table:table-cell table:formula="of:=[.F17]/[.G17]+(210-[.D17])*1" office:value-type="float" office:value="942.819851148195" calcext:value-type="float">
            <text:p>942.8198511482</text:p>
          </table:table-cell>
          <table:table-cell table:formula="of:=([.H17]+[.I17])*[.G17]" office:value-type="float" office:value="59226.381" calcext:value-type="float">
            <text:p>59226.381</text:p>
          </table:table-cell>
          <table:table-cell table:formula="of:=[.C17]/[.G17]" office:value-type="float" office:value="54.282139903734" calcext:value-type="float">
            <text:p>54.2821399037</text:p>
          </table:table-cell>
          <table:table-cell table:formula="of:=[.J17]/[.K17]" office:value-type="float" office:value="1091.08412278945" calcext:value-type="float">
            <text:p>1091.0841227895</text:p>
          </table:table-cell>
          <table:table-cell table:formula="of:=1/[.L17]" office:value-type="float" office:value="0.000916519614861053" calcext:value-type="float">
            <text:p>0.0009165196</text:p>
          </table:table-cell>
          <table:table-cell table:formula="of:=[.J17]/[.G17]" office:value-type="float" office:value="2511.6677339327" calcext:value-type="float">
            <text:p>2511.6677339327</text:p>
          </table:table-cell>
          <table:table-cell table:formula="of:=1/[.N17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18]/[.G18]+(210-[.D18])*5" office:value-type="float" office:value="1345.41997630654" calcext:value-type="float">
            <text:p>1345.4199763065</text:p>
          </table:table-cell>
          <table:table-cell table:formula="of:=[.F18]/[.G18]+(210-[.D18])*1" office:value-type="float" office:value="628.970655065934" calcext:value-type="float">
            <text:p>628.9706550659</text:p>
          </table:table-cell>
          <table:table-cell table:formula="of:=([.H18]+[.I18])*[.G18]" office:value-type="float" office:value="5083.1674" calcext:value-type="float">
            <text:p>5083.1674</text:p>
          </table:table-cell>
          <table:table-cell table:formula="of:=[.C18]/[.G18]" office:value-type="float" office:value="49.7174263463518" calcext:value-type="float">
            <text:p>49.7174263464</text:p>
          </table:table-cell>
          <table:table-cell table:formula="of:=[.J18]/[.K18]" office:value-type="float" office:value="102.241161169297" calcext:value-type="float">
            <text:p>102.2411611693</text:p>
          </table:table-cell>
          <table:table-cell table:formula="of:=1/[.L18]" office:value-type="float" office:value="0.0097807965848915" calcext:value-type="float">
            <text:p>0.0097807966</text:p>
          </table:table-cell>
          <table:table-cell table:formula="of:=[.J18]/[.G18]" office:value-type="float" office:value="1974.39063137247" calcext:value-type="float">
            <text:p>1974.3906313725</text:p>
          </table:table-cell>
          <table:table-cell table:formula="of:=1/[.N18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8" calcext:value-type="float">
            <text:p>18</text:p>
          </table:table-cell>
          <table:table-cell office:value-type="float" office:value="6400" calcext:value-type="float">
            <text:p>6400</text:p>
          </table:table-cell>
          <table:table-cell office:value-type="float" office:value="8" calcext:value-type="float">
            <text:p>8</text:p>
          </table:table-cell>
          <table:table-cell office:value-type="float" office:value="176302" calcext:value-type="float">
            <text:p>176302</text:p>
          </table:table-cell>
          <table:table-cell office:value-type="float" office:value="243002" calcext:value-type="float">
            <text:p>243002</text:p>
          </table:table-cell>
          <table:table-cell office:value-type="float" office:value="144.529" calcext:value-type="float">
            <text:p>144.529</text:p>
          </table:table-cell>
          <table:table-cell table:formula="of:=[.E19]/[.G19]+(210-[.D19])*5" office:value-type="float" office:value="2229.83823315736" calcext:value-type="float">
            <text:p>2229.8382331574</text:p>
          </table:table-cell>
          <table:table-cell table:formula="of:=[.F19]/[.G19]+(210-[.D19])*1" office:value-type="float" office:value="1883.3373094673" calcext:value-type="float">
            <text:p>1883.3373094673</text:p>
          </table:table-cell>
          <table:table-cell table:formula="of:=([.H19]+[.I19])*[.G19]" office:value-type="float" office:value="594473.148" calcext:value-type="float">
            <text:p>594473.148</text:p>
          </table:table-cell>
          <table:table-cell table:formula="of:=[.C19]/[.G19]" office:value-type="float" office:value="44.2817704405344" calcext:value-type="float">
            <text:p>44.2817704405</text:p>
          </table:table-cell>
          <table:table-cell table:formula="of:=[.J19]/[.K19]" office:value-type="float" office:value="13424.7827511394" calcext:value-type="float">
            <text:p>13424.7827511394</text:p>
          </table:table-cell>
          <table:table-cell table:formula="of:=1/[.L19]" office:value-type="float" office:value="0.0000744891011301564" calcext:value-type="float">
            <text:p>7.44891011301564E-05</text:p>
          </table:table-cell>
          <table:table-cell table:formula="of:=[.J19]/[.G19]" office:value-type="float" office:value="4113.17554262466" calcext:value-type="float">
            <text:p>4113.1755426247</text:p>
          </table:table-cell>
          <table:table-cell table:formula="of:=1/[.N19]" office:value-type="float" office:value="0.000243121157761696" calcext:value-type="float">
            <text:p>0.000243121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20]/[.G20]+(210-[.D20])*5" office:value-type="float" office:value="1345.41997630654" calcext:value-type="float">
            <text:p>1345.4199763065</text:p>
          </table:table-cell>
          <table:table-cell table:formula="of:=[.F20]/[.G20]+(210-[.D20])*1" office:value-type="float" office:value="628.970655065934" calcext:value-type="float">
            <text:p>628.9706550659</text:p>
          </table:table-cell>
          <table:table-cell table:formula="of:=([.H20]+[.I20])*[.G20]" office:value-type="float" office:value="5083.1674" calcext:value-type="float">
            <text:p>5083.1674</text:p>
          </table:table-cell>
          <table:table-cell table:formula="of:=[.C20]/[.G20]" office:value-type="float" office:value="49.7174263463518" calcext:value-type="float">
            <text:p>49.7174263464</text:p>
          </table:table-cell>
          <table:table-cell table:formula="of:=[.J20]/[.K20]" office:value-type="float" office:value="102.241161169297" calcext:value-type="float">
            <text:p>102.2411611693</text:p>
          </table:table-cell>
          <table:table-cell table:formula="of:=1/[.L20]" office:value-type="float" office:value="0.0097807965848915" calcext:value-type="float">
            <text:p>0.0097807966</text:p>
          </table:table-cell>
          <table:table-cell table:formula="of:=[.J20]/[.G20]" office:value-type="float" office:value="1974.39063137247" calcext:value-type="float">
            <text:p>1974.3906313725</text:p>
          </table:table-cell>
          <table:table-cell table:formula="of:=1/[.N20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0" calcext:value-type="float">
            <text:p>20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21]/[.G21]+(210-[.D21])*5" office:value-type="float" office:value="1568.8478827845" calcext:value-type="float">
            <text:p>1568.8478827845</text:p>
          </table:table-cell>
          <table:table-cell table:formula="of:=[.F21]/[.G21]+(210-[.D21])*1" office:value-type="float" office:value="942.819851148195" calcext:value-type="float">
            <text:p>942.8198511482</text:p>
          </table:table-cell>
          <table:table-cell table:formula="of:=([.H21]+[.I21])*[.G21]" office:value-type="float" office:value="59226.381" calcext:value-type="float">
            <text:p>59226.381</text:p>
          </table:table-cell>
          <table:table-cell table:formula="of:=[.C21]/[.G21]" office:value-type="float" office:value="54.282139903734" calcext:value-type="float">
            <text:p>54.2821399037</text:p>
          </table:table-cell>
          <table:table-cell table:formula="of:=[.J21]/[.K21]" office:value-type="float" office:value="1091.08412278945" calcext:value-type="float">
            <text:p>1091.0841227895</text:p>
          </table:table-cell>
          <table:table-cell table:formula="of:=1/[.L21]" office:value-type="float" office:value="0.000916519614861053" calcext:value-type="float">
            <text:p>0.0009165196</text:p>
          </table:table-cell>
          <table:table-cell table:formula="of:=[.J21]/[.G21]" office:value-type="float" office:value="2511.6677339327" calcext:value-type="float">
            <text:p>2511.6677339327</text:p>
          </table:table-cell>
          <table:table-cell table:formula="of:=1/[.N21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1" calcext:value-type="float">
            <text:p>21</text:p>
          </table:table-cell>
          <table:table-cell office:value-type="float" office:value="102400" calcext:value-type="float">
            <text:p>1024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37825400" calcext:value-type="float">
            <text:p>3.78E+07</text:p>
          </table:table-cell>
          <table:table-cell table:style-name="ce5" office:value-type="float" office:value="52136000" calcext:value-type="float">
            <text:p>5.21E+07</text:p>
          </table:table-cell>
          <table:table-cell office:value-type="float" office:value="9249.06" calcext:value-type="float">
            <text:p>9249.06</text:p>
          </table:table-cell>
          <table:table-cell table:formula="of:=[.E22]/[.G22]+(210-[.D22])*5" office:value-type="float" office:value="4999.64802909701" calcext:value-type="float">
            <text:p>4999.648029097</text:p>
          </table:table-cell>
          <table:table-cell table:formula="of:=[.F22]/[.G22]+(210-[.D22])*1" office:value-type="float" office:value="5818.89715495413" calcext:value-type="float">
            <text:p>5818.8971549541</text:p>
          </table:table-cell>
          <table:table-cell table:formula="of:=([.H22]+[.I22])*[.G22]" office:value-type="float" office:value="100061373.52" calcext:value-type="float">
            <text:p>100061373.52</text:p>
          </table:table-cell>
          <table:table-cell table:formula="of:=[.C22]/[.G22]" office:value-type="float" office:value="11.0713953634207" calcext:value-type="float">
            <text:p>11.0713953634</text:p>
          </table:table-cell>
          <table:table-cell table:formula="of:=[.J22]/[.K22]" office:value-type="float" office:value="9037828.58758683" calcext:value-type="float">
            <text:p>9037828.58758683</text:p>
          </table:table-cell>
          <table:table-cell table:formula="of:=1/[.L22]" office:value-type="float" office:value="0.000000110646046260876" calcext:value-type="float">
            <text:p>1.10646046260876E-07</text:p>
          </table:table-cell>
          <table:table-cell table:formula="of:=[.J22]/[.G22]" office:value-type="float" office:value="10818.5451840511" calcext:value-type="float">
            <text:p>10818.5451840511</text:p>
          </table:table-cell>
          <table:table-cell table:formula="of:=1/[.N22]" office:value-type="float" office:value="0.0000924338700802595" calcext:value-type="float">
            <text:p>9.2433870080259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23]/[.G23]+(210-[.D23])*5" office:value-type="float" office:value="1345.41997630654" calcext:value-type="float">
            <text:p>1345.4199763065</text:p>
          </table:table-cell>
          <table:table-cell table:formula="of:=[.F23]/[.G23]+(210-[.D23])*1" office:value-type="float" office:value="628.970655065934" calcext:value-type="float">
            <text:p>628.9706550659</text:p>
          </table:table-cell>
          <table:table-cell table:formula="of:=([.H23]+[.I23])*[.G23]" office:value-type="float" office:value="5083.1674" calcext:value-type="float">
            <text:p>5083.1674</text:p>
          </table:table-cell>
          <table:table-cell table:formula="of:=[.C23]/[.G23]" office:value-type="float" office:value="49.7174263463518" calcext:value-type="float">
            <text:p>49.7174263464</text:p>
          </table:table-cell>
          <table:table-cell table:formula="of:=[.J23]/[.K23]" office:value-type="float" office:value="102.241161169297" calcext:value-type="float">
            <text:p>102.2411611693</text:p>
          </table:table-cell>
          <table:table-cell table:formula="of:=1/[.L23]" office:value-type="float" office:value="0.0097807965848915" calcext:value-type="float">
            <text:p>0.0097807966</text:p>
          </table:table-cell>
          <table:table-cell table:formula="of:=[.J23]/[.G23]" office:value-type="float" office:value="1974.39063137247" calcext:value-type="float">
            <text:p>1974.3906313725</text:p>
          </table:table-cell>
          <table:table-cell table:formula="of:=1/[.N23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24]/[.G24]+(210-[.D24])*5" office:value-type="float" office:value="1345.41997630654" calcext:value-type="float">
            <text:p>1345.4199763065</text:p>
          </table:table-cell>
          <table:table-cell table:formula="of:=[.F24]/[.G24]+(210-[.D24])*1" office:value-type="float" office:value="628.970655065934" calcext:value-type="float">
            <text:p>628.9706550659</text:p>
          </table:table-cell>
          <table:table-cell table:formula="of:=([.H24]+[.I24])*[.G24]" office:value-type="float" office:value="5083.1674" calcext:value-type="float">
            <text:p>5083.1674</text:p>
          </table:table-cell>
          <table:table-cell table:formula="of:=[.C24]/[.G24]" office:value-type="float" office:value="49.7174263463518" calcext:value-type="float">
            <text:p>49.7174263464</text:p>
          </table:table-cell>
          <table:table-cell table:formula="of:=[.J24]/[.K24]" office:value-type="float" office:value="102.241161169297" calcext:value-type="float">
            <text:p>102.2411611693</text:p>
          </table:table-cell>
          <table:table-cell table:formula="of:=1/[.L24]" office:value-type="float" office:value="0.0097807965848915" calcext:value-type="float">
            <text:p>0.0097807966</text:p>
          </table:table-cell>
          <table:table-cell table:formula="of:=[.J24]/[.G24]" office:value-type="float" office:value="1974.39063137247" calcext:value-type="float">
            <text:p>1974.3906313725</text:p>
          </table:table-cell>
          <table:table-cell table:formula="of:=1/[.N24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25]/[.G25]+(210-[.D25])*5" office:value-type="float" office:value="1408.76718547897" calcext:value-type="float">
            <text:p>1408.767185479</text:p>
          </table:table-cell>
          <table:table-cell table:formula="of:=[.F25]/[.G25]+(210-[.D25])*1" office:value-type="float" office:value="716.283293787101" calcext:value-type="float">
            <text:p>716.2832937871</text:p>
          </table:table-cell>
          <table:table-cell table:formula="of:=([.H25]+[.I25])*[.G25]" office:value-type="float" office:value="9923.22072" calcext:value-type="float">
            <text:p>9923.22072</text:p>
          </table:table-cell>
          <table:table-cell table:formula="of:=[.C25]/[.G25]" office:value-type="float" office:value="54.8222132755416" calcext:value-type="float">
            <text:p>54.8222132755</text:p>
          </table:table-cell>
          <table:table-cell table:formula="of:=[.J25]/[.K25]" office:value-type="float" office:value="181.007298448988" calcext:value-type="float">
            <text:p>181.007298449</text:p>
          </table:table-cell>
          <table:table-cell table:formula="of:=1/[.L25]" office:value-type="float" office:value="0.00552463910885795" calcext:value-type="float">
            <text:p>0.0055246391</text:p>
          </table:table-cell>
          <table:table-cell table:formula="of:=[.J25]/[.G25]" office:value-type="float" office:value="2125.05047926607" calcext:value-type="float">
            <text:p>2125.0504792661</text:p>
          </table:table-cell>
          <table:table-cell table:formula="of:=1/[.N25]" office:value-type="float" office:value="0.000470577056760257" calcext:value-type="float">
            <text:p>0.0004705771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5" calcext:value-type="float">
            <text:p>25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26]/[.G26]+(210-[.D26])*5" office:value-type="float" office:value="1568.8478827845" calcext:value-type="float">
            <text:p>1568.8478827845</text:p>
          </table:table-cell>
          <table:table-cell table:formula="of:=[.F26]/[.G26]+(210-[.D26])*1" office:value-type="float" office:value="942.819851148195" calcext:value-type="float">
            <text:p>942.8198511482</text:p>
          </table:table-cell>
          <table:table-cell table:formula="of:=([.H26]+[.I26])*[.G26]" office:value-type="float" office:value="59226.381" calcext:value-type="float">
            <text:p>59226.381</text:p>
          </table:table-cell>
          <table:table-cell table:formula="of:=[.C26]/[.G26]" office:value-type="float" office:value="54.282139903734" calcext:value-type="float">
            <text:p>54.2821399037</text:p>
          </table:table-cell>
          <table:table-cell table:formula="of:=[.J26]/[.K26]" office:value-type="float" office:value="1091.08412278945" calcext:value-type="float">
            <text:p>1091.0841227895</text:p>
          </table:table-cell>
          <table:table-cell table:formula="of:=1/[.L26]" office:value-type="float" office:value="0.000916519614861053" calcext:value-type="float">
            <text:p>0.0009165196</text:p>
          </table:table-cell>
          <table:table-cell table:formula="of:=[.J26]/[.G26]" office:value-type="float" office:value="2511.6677339327" calcext:value-type="float">
            <text:p>2511.6677339327</text:p>
          </table:table-cell>
          <table:table-cell table:formula="of:=1/[.N26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27]/[.G27]+(210-[.D27])*5" office:value-type="float" office:value="1408.76718547897" calcext:value-type="float">
            <text:p>1408.767185479</text:p>
          </table:table-cell>
          <table:table-cell table:formula="of:=[.F27]/[.G27]+(210-[.D27])*1" office:value-type="float" office:value="716.283293787101" calcext:value-type="float">
            <text:p>716.2832937871</text:p>
          </table:table-cell>
          <table:table-cell table:formula="of:=([.H27]+[.I27])*[.G27]" office:value-type="float" office:value="9923.22072" calcext:value-type="float">
            <text:p>9923.22072</text:p>
          </table:table-cell>
          <table:table-cell table:formula="of:=[.C27]/[.G27]" office:value-type="float" office:value="54.8222132755416" calcext:value-type="float">
            <text:p>54.8222132755</text:p>
          </table:table-cell>
          <table:table-cell table:formula="of:=[.J27]/[.K27]" office:value-type="float" office:value="181.007298448988" calcext:value-type="float">
            <text:p>181.007298449</text:p>
          </table:table-cell>
          <table:table-cell table:formula="of:=1/[.L27]" office:value-type="float" office:value="0.00552463910885795" calcext:value-type="float">
            <text:p>0.0055246391</text:p>
          </table:table-cell>
          <table:table-cell table:formula="of:=[.J27]/[.G27]" office:value-type="float" office:value="2125.05047926607" calcext:value-type="float">
            <text:p>2125.0504792661</text:p>
          </table:table-cell>
          <table:table-cell table:formula="of:=1/[.N27]" office:value-type="float" office:value="0.000470577056760257" calcext:value-type="float">
            <text:p>0.0004705771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7" calcext:value-type="float">
            <text:p>27</text:p>
          </table:table-cell>
          <table:table-cell office:value-type="float" office:value="6400" calcext:value-type="float">
            <text:p>6400</text:p>
          </table:table-cell>
          <table:table-cell office:value-type="float" office:value="8" calcext:value-type="float">
            <text:p>8</text:p>
          </table:table-cell>
          <table:table-cell office:value-type="float" office:value="176302" calcext:value-type="float">
            <text:p>176302</text:p>
          </table:table-cell>
          <table:table-cell office:value-type="float" office:value="243002" calcext:value-type="float">
            <text:p>243002</text:p>
          </table:table-cell>
          <table:table-cell office:value-type="float" office:value="144.529" calcext:value-type="float">
            <text:p>144.529</text:p>
          </table:table-cell>
          <table:table-cell table:formula="of:=[.E28]/[.G28]+(210-[.D28])*5" office:value-type="float" office:value="2229.83823315736" calcext:value-type="float">
            <text:p>2229.8382331574</text:p>
          </table:table-cell>
          <table:table-cell table:formula="of:=[.F28]/[.G28]+(210-[.D28])*1" office:value-type="float" office:value="1883.3373094673" calcext:value-type="float">
            <text:p>1883.3373094673</text:p>
          </table:table-cell>
          <table:table-cell table:formula="of:=([.H28]+[.I28])*[.G28]" office:value-type="float" office:value="594473.148" calcext:value-type="float">
            <text:p>594473.148</text:p>
          </table:table-cell>
          <table:table-cell table:formula="of:=[.C28]/[.G28]" office:value-type="float" office:value="44.2817704405344" calcext:value-type="float">
            <text:p>44.2817704405</text:p>
          </table:table-cell>
          <table:table-cell table:formula="of:=[.J28]/[.K28]" office:value-type="float" office:value="13424.7827511394" calcext:value-type="float">
            <text:p>13424.7827511394</text:p>
          </table:table-cell>
          <table:table-cell table:formula="of:=1/[.L28]" office:value-type="float" office:value="0.0000744891011301564" calcext:value-type="float">
            <text:p>7.44891011301564E-05</text:p>
          </table:table-cell>
          <table:table-cell table:formula="of:=[.J28]/[.G28]" office:value-type="float" office:value="4113.17554262466" calcext:value-type="float">
            <text:p>4113.1755426247</text:p>
          </table:table-cell>
          <table:table-cell table:formula="of:=1/[.N28]" office:value-type="float" office:value="0.000243121157761696" calcext:value-type="float">
            <text:p>0.000243121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8" calcext:value-type="float">
            <text:p>28</text:p>
          </table:table-cell>
          <table:table-cell office:value-type="float" office:value="25600" calcext:value-type="float">
            <text:p>25600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2402770" calcext:value-type="float">
            <text:p>2.40E+06</text:p>
          </table:table-cell>
          <table:table-cell table:style-name="ce5" office:value-type="float" office:value="3311810" calcext:value-type="float">
            <text:p>3.31E+06</text:p>
          </table:table-cell>
          <table:table-cell office:value-type="float" office:value="1208.89" calcext:value-type="float">
            <text:p>1208.89</text:p>
          </table:table-cell>
          <table:table-cell table:formula="of:=[.E29]/[.G29]+(210-[.D29])*5" office:value-type="float" office:value="2972.58365111797" calcext:value-type="float">
            <text:p>2972.583651118</text:p>
          </table:table-cell>
          <table:table-cell table:formula="of:=[.F29]/[.G29]+(210-[.D29])*1" office:value-type="float" office:value="2936.54619527004" calcext:value-type="float">
            <text:p>2936.5461952701</text:p>
          </table:table-cell>
          <table:table-cell table:formula="of:=([.H29]+[.I29])*[.G29]" office:value-type="float" office:value="7143487.98" calcext:value-type="float">
            <text:p>7143487.98</text:p>
          </table:table-cell>
          <table:table-cell table:formula="of:=[.C29]/[.G29]" office:value-type="float" office:value="21.1764511245854" calcext:value-type="float">
            <text:p>21.1764511246</text:p>
          </table:table-cell>
          <table:table-cell table:formula="of:=[.J29]/[.K29]" office:value-type="float" office:value="337331.686880555" calcext:value-type="float">
            <text:p>337331.686880555</text:p>
          </table:table-cell>
          <table:table-cell table:formula="of:=1/[.L29]" office:value-type="float" office:value="0.00000296444134628268" calcext:value-type="float">
            <text:p>2.96444134628268E-06</text:p>
          </table:table-cell>
          <table:table-cell table:formula="of:=[.J29]/[.G29]" office:value-type="float" office:value="5909.12984638801" calcext:value-type="float">
            <text:p>5909.129846388</text:p>
          </table:table-cell>
          <table:table-cell table:formula="of:=1/[.N29]" office:value-type="float" office:value="0.000169229654110792" calcext:value-type="float">
            <text:p>0.0001692297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9" calcext:value-type="float">
            <text:p>2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30]/[.G30]+(210-[.D30])*5" office:value-type="float" office:value="1345.41997630654" calcext:value-type="float">
            <text:p>1345.4199763065</text:p>
          </table:table-cell>
          <table:table-cell table:formula="of:=[.F30]/[.G30]+(210-[.D30])*1" office:value-type="float" office:value="628.970655065934" calcext:value-type="float">
            <text:p>628.9706550659</text:p>
          </table:table-cell>
          <table:table-cell table:formula="of:=([.H30]+[.I30])*[.G30]" office:value-type="float" office:value="5083.1674" calcext:value-type="float">
            <text:p>5083.1674</text:p>
          </table:table-cell>
          <table:table-cell table:formula="of:=[.C30]/[.G30]" office:value-type="float" office:value="49.7174263463518" calcext:value-type="float">
            <text:p>49.7174263464</text:p>
          </table:table-cell>
          <table:table-cell table:formula="of:=[.J30]/[.K30]" office:value-type="float" office:value="102.241161169297" calcext:value-type="float">
            <text:p>102.2411611693</text:p>
          </table:table-cell>
          <table:table-cell table:formula="of:=1/[.L30]" office:value-type="float" office:value="0.0097807965848915" calcext:value-type="float">
            <text:p>0.0097807966</text:p>
          </table:table-cell>
          <table:table-cell table:formula="of:=[.J30]/[.G30]" office:value-type="float" office:value="1974.39063137247" calcext:value-type="float">
            <text:p>1974.3906313725</text:p>
          </table:table-cell>
          <table:table-cell table:formula="of:=1/[.N30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31]/[.G31]+(210-[.D31])*5" office:value-type="float" office:value="1345.41997630654" calcext:value-type="float">
            <text:p>1345.4199763065</text:p>
          </table:table-cell>
          <table:table-cell table:formula="of:=[.F31]/[.G31]+(210-[.D31])*1" office:value-type="float" office:value="628.970655065934" calcext:value-type="float">
            <text:p>628.9706550659</text:p>
          </table:table-cell>
          <table:table-cell table:formula="of:=([.H31]+[.I31])*[.G31]" office:value-type="float" office:value="5083.1674" calcext:value-type="float">
            <text:p>5083.1674</text:p>
          </table:table-cell>
          <table:table-cell table:formula="of:=[.C31]/[.G31]" office:value-type="float" office:value="49.7174263463518" calcext:value-type="float">
            <text:p>49.7174263464</text:p>
          </table:table-cell>
          <table:table-cell table:formula="of:=[.J31]/[.K31]" office:value-type="float" office:value="102.241161169297" calcext:value-type="float">
            <text:p>102.2411611693</text:p>
          </table:table-cell>
          <table:table-cell table:formula="of:=1/[.L31]" office:value-type="float" office:value="0.0097807965848915" calcext:value-type="float">
            <text:p>0.0097807966</text:p>
          </table:table-cell>
          <table:table-cell table:formula="of:=[.J31]/[.G31]" office:value-type="float" office:value="1974.39063137247" calcext:value-type="float">
            <text:p>1974.3906313725</text:p>
          </table:table-cell>
          <table:table-cell table:formula="of:=1/[.N31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1" calcext:value-type="float">
            <text:p>31</text:p>
          </table:table-cell>
          <table:table-cell office:value-type="float" office:value="6400" calcext:value-type="float">
            <text:p>6400</text:p>
          </table:table-cell>
          <table:table-cell office:value-type="float" office:value="8" calcext:value-type="float">
            <text:p>8</text:p>
          </table:table-cell>
          <table:table-cell office:value-type="float" office:value="176302" calcext:value-type="float">
            <text:p>176302</text:p>
          </table:table-cell>
          <table:table-cell office:value-type="float" office:value="243002" calcext:value-type="float">
            <text:p>243002</text:p>
          </table:table-cell>
          <table:table-cell office:value-type="float" office:value="144.529" calcext:value-type="float">
            <text:p>144.529</text:p>
          </table:table-cell>
          <table:table-cell table:formula="of:=[.E32]/[.G32]+(210-[.D32])*5" office:value-type="float" office:value="2229.83823315736" calcext:value-type="float">
            <text:p>2229.8382331574</text:p>
          </table:table-cell>
          <table:table-cell table:formula="of:=[.F32]/[.G32]+(210-[.D32])*1" office:value-type="float" office:value="1883.3373094673" calcext:value-type="float">
            <text:p>1883.3373094673</text:p>
          </table:table-cell>
          <table:table-cell table:formula="of:=([.H32]+[.I32])*[.G32]" office:value-type="float" office:value="594473.148" calcext:value-type="float">
            <text:p>594473.148</text:p>
          </table:table-cell>
          <table:table-cell table:formula="of:=[.C32]/[.G32]" office:value-type="float" office:value="44.2817704405344" calcext:value-type="float">
            <text:p>44.2817704405</text:p>
          </table:table-cell>
          <table:table-cell table:formula="of:=[.J32]/[.K32]" office:value-type="float" office:value="13424.7827511394" calcext:value-type="float">
            <text:p>13424.7827511394</text:p>
          </table:table-cell>
          <table:table-cell table:formula="of:=1/[.L32]" office:value-type="float" office:value="0.0000744891011301564" calcext:value-type="float">
            <text:p>7.44891011301564E-05</text:p>
          </table:table-cell>
          <table:table-cell table:formula="of:=[.J32]/[.G32]" office:value-type="float" office:value="4113.17554262466" calcext:value-type="float">
            <text:p>4113.1755426247</text:p>
          </table:table-cell>
          <table:table-cell table:formula="of:=1/[.N32]" office:value-type="float" office:value="0.000243121157761696" calcext:value-type="float">
            <text:p>0.000243121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33]/[.G33]+(210-[.D33])*5" office:value-type="float" office:value="1345.41997630654" calcext:value-type="float">
            <text:p>1345.4199763065</text:p>
          </table:table-cell>
          <table:table-cell table:formula="of:=[.F33]/[.G33]+(210-[.D33])*1" office:value-type="float" office:value="628.970655065934" calcext:value-type="float">
            <text:p>628.9706550659</text:p>
          </table:table-cell>
          <table:table-cell table:formula="of:=([.H33]+[.I33])*[.G33]" office:value-type="float" office:value="5083.1674" calcext:value-type="float">
            <text:p>5083.1674</text:p>
          </table:table-cell>
          <table:table-cell table:formula="of:=[.C33]/[.G33]" office:value-type="float" office:value="49.7174263463518" calcext:value-type="float">
            <text:p>49.7174263464</text:p>
          </table:table-cell>
          <table:table-cell table:formula="of:=[.J33]/[.K33]" office:value-type="float" office:value="102.241161169297" calcext:value-type="float">
            <text:p>102.2411611693</text:p>
          </table:table-cell>
          <table:table-cell table:formula="of:=1/[.L33]" office:value-type="float" office:value="0.0097807965848915" calcext:value-type="float">
            <text:p>0.0097807966</text:p>
          </table:table-cell>
          <table:table-cell table:formula="of:=[.J33]/[.G33]" office:value-type="float" office:value="1974.39063137247" calcext:value-type="float">
            <text:p>1974.3906313725</text:p>
          </table:table-cell>
          <table:table-cell table:formula="of:=1/[.N33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34]/[.G34]+(210-[.D34])*5" office:value-type="float" office:value="1345.41997630654" calcext:value-type="float">
            <text:p>1345.4199763065</text:p>
          </table:table-cell>
          <table:table-cell table:formula="of:=[.F34]/[.G34]+(210-[.D34])*1" office:value-type="float" office:value="628.970655065934" calcext:value-type="float">
            <text:p>628.9706550659</text:p>
          </table:table-cell>
          <table:table-cell table:formula="of:=([.H34]+[.I34])*[.G34]" office:value-type="float" office:value="5083.1674" calcext:value-type="float">
            <text:p>5083.1674</text:p>
          </table:table-cell>
          <table:table-cell table:formula="of:=[.C34]/[.G34]" office:value-type="float" office:value="49.7174263463518" calcext:value-type="float">
            <text:p>49.7174263464</text:p>
          </table:table-cell>
          <table:table-cell table:formula="of:=[.J34]/[.K34]" office:value-type="float" office:value="102.241161169297" calcext:value-type="float">
            <text:p>102.2411611693</text:p>
          </table:table-cell>
          <table:table-cell table:formula="of:=1/[.L34]" office:value-type="float" office:value="0.0097807965848915" calcext:value-type="float">
            <text:p>0.0097807966</text:p>
          </table:table-cell>
          <table:table-cell table:formula="of:=[.J34]/[.G34]" office:value-type="float" office:value="1974.39063137247" calcext:value-type="float">
            <text:p>1974.3906313725</text:p>
          </table:table-cell>
          <table:table-cell table:formula="of:=1/[.N34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35]/[.G35]+(210-[.D35])*5" office:value-type="float" office:value="1345.41997630654" calcext:value-type="float">
            <text:p>1345.4199763065</text:p>
          </table:table-cell>
          <table:table-cell table:formula="of:=[.F35]/[.G35]+(210-[.D35])*1" office:value-type="float" office:value="628.970655065934" calcext:value-type="float">
            <text:p>628.9706550659</text:p>
          </table:table-cell>
          <table:table-cell table:formula="of:=([.H35]+[.I35])*[.G35]" office:value-type="float" office:value="5083.1674" calcext:value-type="float">
            <text:p>5083.1674</text:p>
          </table:table-cell>
          <table:table-cell table:formula="of:=[.C35]/[.G35]" office:value-type="float" office:value="49.7174263463518" calcext:value-type="float">
            <text:p>49.7174263464</text:p>
          </table:table-cell>
          <table:table-cell table:formula="of:=[.J35]/[.K35]" office:value-type="float" office:value="102.241161169297" calcext:value-type="float">
            <text:p>102.2411611693</text:p>
          </table:table-cell>
          <table:table-cell table:formula="of:=1/[.L35]" office:value-type="float" office:value="0.0097807965848915" calcext:value-type="float">
            <text:p>0.0097807966</text:p>
          </table:table-cell>
          <table:table-cell table:formula="of:=[.J35]/[.G35]" office:value-type="float" office:value="1974.39063137247" calcext:value-type="float">
            <text:p>1974.3906313725</text:p>
          </table:table-cell>
          <table:table-cell table:formula="of:=1/[.N35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36]/[.G36]+(210-[.D36])*5" office:value-type="float" office:value="1345.41997630654" calcext:value-type="float">
            <text:p>1345.4199763065</text:p>
          </table:table-cell>
          <table:table-cell table:formula="of:=[.F36]/[.G36]+(210-[.D36])*1" office:value-type="float" office:value="628.970655065934" calcext:value-type="float">
            <text:p>628.9706550659</text:p>
          </table:table-cell>
          <table:table-cell table:formula="of:=([.H36]+[.I36])*[.G36]" office:value-type="float" office:value="5083.1674" calcext:value-type="float">
            <text:p>5083.1674</text:p>
          </table:table-cell>
          <table:table-cell table:formula="of:=[.C36]/[.G36]" office:value-type="float" office:value="49.7174263463518" calcext:value-type="float">
            <text:p>49.7174263464</text:p>
          </table:table-cell>
          <table:table-cell table:formula="of:=[.J36]/[.K36]" office:value-type="float" office:value="102.241161169297" calcext:value-type="float">
            <text:p>102.2411611693</text:p>
          </table:table-cell>
          <table:table-cell table:formula="of:=1/[.L36]" office:value-type="float" office:value="0.0097807965848915" calcext:value-type="float">
            <text:p>0.0097807966</text:p>
          </table:table-cell>
          <table:table-cell table:formula="of:=[.J36]/[.G36]" office:value-type="float" office:value="1974.39063137247" calcext:value-type="float">
            <text:p>1974.3906313725</text:p>
          </table:table-cell>
          <table:table-cell table:formula="of:=1/[.N36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6" calcext:value-type="float">
            <text:p>36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37]/[.G37]+(210-[.D37])*5" office:value-type="float" office:value="1568.8478827845" calcext:value-type="float">
            <text:p>1568.8478827845</text:p>
          </table:table-cell>
          <table:table-cell table:formula="of:=[.F37]/[.G37]+(210-[.D37])*1" office:value-type="float" office:value="942.819851148195" calcext:value-type="float">
            <text:p>942.8198511482</text:p>
          </table:table-cell>
          <table:table-cell table:formula="of:=([.H37]+[.I37])*[.G37]" office:value-type="float" office:value="59226.381" calcext:value-type="float">
            <text:p>59226.381</text:p>
          </table:table-cell>
          <table:table-cell table:formula="of:=[.C37]/[.G37]" office:value-type="float" office:value="54.282139903734" calcext:value-type="float">
            <text:p>54.2821399037</text:p>
          </table:table-cell>
          <table:table-cell table:formula="of:=[.J37]/[.K37]" office:value-type="float" office:value="1091.08412278945" calcext:value-type="float">
            <text:p>1091.0841227895</text:p>
          </table:table-cell>
          <table:table-cell table:formula="of:=1/[.L37]" office:value-type="float" office:value="0.000916519614861053" calcext:value-type="float">
            <text:p>0.0009165196</text:p>
          </table:table-cell>
          <table:table-cell table:formula="of:=[.J37]/[.G37]" office:value-type="float" office:value="2511.6677339327" calcext:value-type="float">
            <text:p>2511.6677339327</text:p>
          </table:table-cell>
          <table:table-cell table:formula="of:=1/[.N37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38]/[.G38]+(210-[.D38])*5" office:value-type="float" office:value="1345.41997630654" calcext:value-type="float">
            <text:p>1345.4199763065</text:p>
          </table:table-cell>
          <table:table-cell table:formula="of:=[.F38]/[.G38]+(210-[.D38])*1" office:value-type="float" office:value="628.970655065934" calcext:value-type="float">
            <text:p>628.9706550659</text:p>
          </table:table-cell>
          <table:table-cell table:formula="of:=([.H38]+[.I38])*[.G38]" office:value-type="float" office:value="5083.1674" calcext:value-type="float">
            <text:p>5083.1674</text:p>
          </table:table-cell>
          <table:table-cell table:formula="of:=[.C38]/[.G38]" office:value-type="float" office:value="49.7174263463518" calcext:value-type="float">
            <text:p>49.7174263464</text:p>
          </table:table-cell>
          <table:table-cell table:formula="of:=[.J38]/[.K38]" office:value-type="float" office:value="102.241161169297" calcext:value-type="float">
            <text:p>102.2411611693</text:p>
          </table:table-cell>
          <table:table-cell table:formula="of:=1/[.L38]" office:value-type="float" office:value="0.0097807965848915" calcext:value-type="float">
            <text:p>0.0097807966</text:p>
          </table:table-cell>
          <table:table-cell table:formula="of:=[.J38]/[.G38]" office:value-type="float" office:value="1974.39063137247" calcext:value-type="float">
            <text:p>1974.3906313725</text:p>
          </table:table-cell>
          <table:table-cell table:formula="of:=1/[.N38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8" calcext:value-type="float">
            <text:p>3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39]/[.G39]+(210-[.D39])*5" office:value-type="float" office:value="1408.76718547897" calcext:value-type="float">
            <text:p>1408.767185479</text:p>
          </table:table-cell>
          <table:table-cell table:formula="of:=[.F39]/[.G39]+(210-[.D39])*1" office:value-type="float" office:value="716.283293787101" calcext:value-type="float">
            <text:p>716.2832937871</text:p>
          </table:table-cell>
          <table:table-cell table:formula="of:=([.H39]+[.I39])*[.G39]" office:value-type="float" office:value="9923.22072" calcext:value-type="float">
            <text:p>9923.22072</text:p>
          </table:table-cell>
          <table:table-cell table:formula="of:=[.C39]/[.G39]" office:value-type="float" office:value="54.8222132755416" calcext:value-type="float">
            <text:p>54.8222132755</text:p>
          </table:table-cell>
          <table:table-cell table:formula="of:=[.J39]/[.K39]" office:value-type="float" office:value="181.007298448988" calcext:value-type="float">
            <text:p>181.007298449</text:p>
          </table:table-cell>
          <table:table-cell table:formula="of:=1/[.L39]" office:value-type="float" office:value="0.00552463910885795" calcext:value-type="float">
            <text:p>0.0055246391</text:p>
          </table:table-cell>
          <table:table-cell table:formula="of:=[.J39]/[.G39]" office:value-type="float" office:value="2125.05047926607" calcext:value-type="float">
            <text:p>2125.0504792661</text:p>
          </table:table-cell>
          <table:table-cell table:formula="of:=1/[.N39]" office:value-type="float" office:value="0.000470577056760257" calcext:value-type="float">
            <text:p>0.0004705771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40]/[.G40]+(210-[.D40])*5" office:value-type="float" office:value="1345.41997630654" calcext:value-type="float">
            <text:p>1345.4199763065</text:p>
          </table:table-cell>
          <table:table-cell table:formula="of:=[.F40]/[.G40]+(210-[.D40])*1" office:value-type="float" office:value="628.970655065934" calcext:value-type="float">
            <text:p>628.9706550659</text:p>
          </table:table-cell>
          <table:table-cell table:formula="of:=([.H40]+[.I40])*[.G40]" office:value-type="float" office:value="5083.1674" calcext:value-type="float">
            <text:p>5083.1674</text:p>
          </table:table-cell>
          <table:table-cell table:formula="of:=[.C40]/[.G40]" office:value-type="float" office:value="49.7174263463518" calcext:value-type="float">
            <text:p>49.7174263464</text:p>
          </table:table-cell>
          <table:table-cell table:formula="of:=[.J40]/[.K40]" office:value-type="float" office:value="102.241161169297" calcext:value-type="float">
            <text:p>102.2411611693</text:p>
          </table:table-cell>
          <table:table-cell table:formula="of:=1/[.L40]" office:value-type="float" office:value="0.0097807965848915" calcext:value-type="float">
            <text:p>0.0097807966</text:p>
          </table:table-cell>
          <table:table-cell table:formula="of:=[.J40]/[.G40]" office:value-type="float" office:value="1974.39063137247" calcext:value-type="float">
            <text:p>1974.3906313725</text:p>
          </table:table-cell>
          <table:table-cell table:formula="of:=1/[.N40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41]/[.G41]+(210-[.D41])*5" office:value-type="float" office:value="1345.41997630654" calcext:value-type="float">
            <text:p>1345.4199763065</text:p>
          </table:table-cell>
          <table:table-cell table:formula="of:=[.F41]/[.G41]+(210-[.D41])*1" office:value-type="float" office:value="628.970655065934" calcext:value-type="float">
            <text:p>628.9706550659</text:p>
          </table:table-cell>
          <table:table-cell table:formula="of:=([.H41]+[.I41])*[.G41]" office:value-type="float" office:value="5083.1674" calcext:value-type="float">
            <text:p>5083.1674</text:p>
          </table:table-cell>
          <table:table-cell table:formula="of:=[.C41]/[.G41]" office:value-type="float" office:value="49.7174263463518" calcext:value-type="float">
            <text:p>49.7174263464</text:p>
          </table:table-cell>
          <table:table-cell table:formula="of:=[.J41]/[.K41]" office:value-type="float" office:value="102.241161169297" calcext:value-type="float">
            <text:p>102.2411611693</text:p>
          </table:table-cell>
          <table:table-cell table:formula="of:=1/[.L41]" office:value-type="float" office:value="0.0097807965848915" calcext:value-type="float">
            <text:p>0.0097807966</text:p>
          </table:table-cell>
          <table:table-cell table:formula="of:=[.J41]/[.G41]" office:value-type="float" office:value="1974.39063137247" calcext:value-type="float">
            <text:p>1974.3906313725</text:p>
          </table:table-cell>
          <table:table-cell table:formula="of:=1/[.N41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1" calcext:value-type="float">
            <text:p>41</text:p>
          </table:table-cell>
          <table:table-cell office:value-type="float" office:value="25600" calcext:value-type="float">
            <text:p>25600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2402770" calcext:value-type="float">
            <text:p>2.40E+06</text:p>
          </table:table-cell>
          <table:table-cell table:style-name="ce5" office:value-type="float" office:value="3311810" calcext:value-type="float">
            <text:p>3.31E+06</text:p>
          </table:table-cell>
          <table:table-cell office:value-type="float" office:value="1208.89" calcext:value-type="float">
            <text:p>1208.89</text:p>
          </table:table-cell>
          <table:table-cell table:formula="of:=[.E42]/[.G42]+(210-[.D42])*5" office:value-type="float" office:value="2972.58365111797" calcext:value-type="float">
            <text:p>2972.583651118</text:p>
          </table:table-cell>
          <table:table-cell table:formula="of:=[.F42]/[.G42]+(210-[.D42])*1" office:value-type="float" office:value="2936.54619527004" calcext:value-type="float">
            <text:p>2936.5461952701</text:p>
          </table:table-cell>
          <table:table-cell table:formula="of:=([.H42]+[.I42])*[.G42]" office:value-type="float" office:value="7143487.98" calcext:value-type="float">
            <text:p>7143487.98</text:p>
          </table:table-cell>
          <table:table-cell table:formula="of:=[.C42]/[.G42]" office:value-type="float" office:value="21.1764511245854" calcext:value-type="float">
            <text:p>21.1764511246</text:p>
          </table:table-cell>
          <table:table-cell table:formula="of:=[.J42]/[.K42]" office:value-type="float" office:value="337331.686880555" calcext:value-type="float">
            <text:p>337331.686880555</text:p>
          </table:table-cell>
          <table:table-cell table:formula="of:=1/[.L42]" office:value-type="float" office:value="0.00000296444134628268" calcext:value-type="float">
            <text:p>2.96444134628268E-06</text:p>
          </table:table-cell>
          <table:table-cell table:formula="of:=[.J42]/[.G42]" office:value-type="float" office:value="5909.12984638801" calcext:value-type="float">
            <text:p>5909.129846388</text:p>
          </table:table-cell>
          <table:table-cell table:formula="of:=1/[.N42]" office:value-type="float" office:value="0.000169229654110792" calcext:value-type="float">
            <text:p>0.0001692297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2" calcext:value-type="float">
            <text:p>42</text:p>
          </table:table-cell>
          <table:table-cell office:value-type="float" office:value="102400" calcext:value-type="float">
            <text:p>1024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37825400" calcext:value-type="float">
            <text:p>3.78E+07</text:p>
          </table:table-cell>
          <table:table-cell table:style-name="ce5" office:value-type="float" office:value="52136000" calcext:value-type="float">
            <text:p>5.21E+07</text:p>
          </table:table-cell>
          <table:table-cell office:value-type="float" office:value="9249.06" calcext:value-type="float">
            <text:p>9249.06</text:p>
          </table:table-cell>
          <table:table-cell table:formula="of:=[.E43]/[.G43]+(210-[.D43])*5" office:value-type="float" office:value="4999.64802909701" calcext:value-type="float">
            <text:p>4999.648029097</text:p>
          </table:table-cell>
          <table:table-cell table:formula="of:=[.F43]/[.G43]+(210-[.D43])*1" office:value-type="float" office:value="5818.89715495413" calcext:value-type="float">
            <text:p>5818.8971549541</text:p>
          </table:table-cell>
          <table:table-cell table:formula="of:=([.H43]+[.I43])*[.G43]" office:value-type="float" office:value="100061373.52" calcext:value-type="float">
            <text:p>100061373.52</text:p>
          </table:table-cell>
          <table:table-cell table:formula="of:=[.C43]/[.G43]" office:value-type="float" office:value="11.0713953634207" calcext:value-type="float">
            <text:p>11.0713953634</text:p>
          </table:table-cell>
          <table:table-cell table:formula="of:=[.J43]/[.K43]" office:value-type="float" office:value="9037828.58758683" calcext:value-type="float">
            <text:p>9037828.58758683</text:p>
          </table:table-cell>
          <table:table-cell table:formula="of:=1/[.L43]" office:value-type="float" office:value="0.000000110646046260876" calcext:value-type="float">
            <text:p>1.10646046260876E-07</text:p>
          </table:table-cell>
          <table:table-cell table:formula="of:=[.J43]/[.G43]" office:value-type="float" office:value="10818.5451840511" calcext:value-type="float">
            <text:p>10818.5451840511</text:p>
          </table:table-cell>
          <table:table-cell table:formula="of:=1/[.N43]" office:value-type="float" office:value="0.0000924338700802595" calcext:value-type="float">
            <text:p>9.2433870080259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3" calcext:value-type="float">
            <text:p>4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44]/[.G44]+(210-[.D44])*5" office:value-type="float" office:value="1408.76718547897" calcext:value-type="float">
            <text:p>1408.767185479</text:p>
          </table:table-cell>
          <table:table-cell table:formula="of:=[.F44]/[.G44]+(210-[.D44])*1" office:value-type="float" office:value="716.283293787101" calcext:value-type="float">
            <text:p>716.2832937871</text:p>
          </table:table-cell>
          <table:table-cell table:formula="of:=([.H44]+[.I44])*[.G44]" office:value-type="float" office:value="9923.22072" calcext:value-type="float">
            <text:p>9923.22072</text:p>
          </table:table-cell>
          <table:table-cell table:formula="of:=[.C44]/[.G44]" office:value-type="float" office:value="54.8222132755416" calcext:value-type="float">
            <text:p>54.8222132755</text:p>
          </table:table-cell>
          <table:table-cell table:formula="of:=[.J44]/[.K44]" office:value-type="float" office:value="181.007298448988" calcext:value-type="float">
            <text:p>181.007298449</text:p>
          </table:table-cell>
          <table:table-cell table:formula="of:=1/[.L44]" office:value-type="float" office:value="0.00552463910885795" calcext:value-type="float">
            <text:p>0.0055246391</text:p>
          </table:table-cell>
          <table:table-cell table:formula="of:=[.J44]/[.G44]" office:value-type="float" office:value="2125.05047926607" calcext:value-type="float">
            <text:p>2125.0504792661</text:p>
          </table:table-cell>
          <table:table-cell table:formula="of:=1/[.N44]" office:value-type="float" office:value="0.000470577056760257" calcext:value-type="float">
            <text:p>0.0004705771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45]/[.G45]+(210-[.D45])*5" office:value-type="float" office:value="1345.41997630654" calcext:value-type="float">
            <text:p>1345.4199763065</text:p>
          </table:table-cell>
          <table:table-cell table:formula="of:=[.F45]/[.G45]+(210-[.D45])*1" office:value-type="float" office:value="628.970655065934" calcext:value-type="float">
            <text:p>628.9706550659</text:p>
          </table:table-cell>
          <table:table-cell table:formula="of:=([.H45]+[.I45])*[.G45]" office:value-type="float" office:value="5083.1674" calcext:value-type="float">
            <text:p>5083.1674</text:p>
          </table:table-cell>
          <table:table-cell table:formula="of:=[.C45]/[.G45]" office:value-type="float" office:value="49.7174263463518" calcext:value-type="float">
            <text:p>49.7174263464</text:p>
          </table:table-cell>
          <table:table-cell table:formula="of:=[.J45]/[.K45]" office:value-type="float" office:value="102.241161169297" calcext:value-type="float">
            <text:p>102.2411611693</text:p>
          </table:table-cell>
          <table:table-cell table:formula="of:=1/[.L45]" office:value-type="float" office:value="0.0097807965848915" calcext:value-type="float">
            <text:p>0.0097807966</text:p>
          </table:table-cell>
          <table:table-cell table:formula="of:=[.J45]/[.G45]" office:value-type="float" office:value="1974.39063137247" calcext:value-type="float">
            <text:p>1974.3906313725</text:p>
          </table:table-cell>
          <table:table-cell table:formula="of:=1/[.N45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5" calcext:value-type="float">
            <text:p>45</text:p>
          </table:table-cell>
          <table:table-cell office:value-type="float" office:value="25600" calcext:value-type="float">
            <text:p>25600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2402770" calcext:value-type="float">
            <text:p>2.40E+06</text:p>
          </table:table-cell>
          <table:table-cell table:style-name="ce5" office:value-type="float" office:value="3311810" calcext:value-type="float">
            <text:p>3.31E+06</text:p>
          </table:table-cell>
          <table:table-cell office:value-type="float" office:value="1208.89" calcext:value-type="float">
            <text:p>1208.89</text:p>
          </table:table-cell>
          <table:table-cell table:formula="of:=[.E46]/[.G46]+(210-[.D46])*5" office:value-type="float" office:value="2972.58365111797" calcext:value-type="float">
            <text:p>2972.583651118</text:p>
          </table:table-cell>
          <table:table-cell table:formula="of:=[.F46]/[.G46]+(210-[.D46])*1" office:value-type="float" office:value="2936.54619527004" calcext:value-type="float">
            <text:p>2936.5461952701</text:p>
          </table:table-cell>
          <table:table-cell table:formula="of:=([.H46]+[.I46])*[.G46]" office:value-type="float" office:value="7143487.98" calcext:value-type="float">
            <text:p>7143487.98</text:p>
          </table:table-cell>
          <table:table-cell table:formula="of:=[.C46]/[.G46]" office:value-type="float" office:value="21.1764511245854" calcext:value-type="float">
            <text:p>21.1764511246</text:p>
          </table:table-cell>
          <table:table-cell table:formula="of:=[.J46]/[.K46]" office:value-type="float" office:value="337331.686880555" calcext:value-type="float">
            <text:p>337331.686880555</text:p>
          </table:table-cell>
          <table:table-cell table:formula="of:=1/[.L46]" office:value-type="float" office:value="0.00000296444134628268" calcext:value-type="float">
            <text:p>2.96444134628268E-06</text:p>
          </table:table-cell>
          <table:table-cell table:formula="of:=[.J46]/[.G46]" office:value-type="float" office:value="5909.12984638801" calcext:value-type="float">
            <text:p>5909.129846388</text:p>
          </table:table-cell>
          <table:table-cell table:formula="of:=1/[.N46]" office:value-type="float" office:value="0.000169229654110792" calcext:value-type="float">
            <text:p>0.0001692297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47]/[.G47]+(210-[.D47])*5" office:value-type="float" office:value="1345.41997630654" calcext:value-type="float">
            <text:p>1345.4199763065</text:p>
          </table:table-cell>
          <table:table-cell table:formula="of:=[.F47]/[.G47]+(210-[.D47])*1" office:value-type="float" office:value="628.970655065934" calcext:value-type="float">
            <text:p>628.9706550659</text:p>
          </table:table-cell>
          <table:table-cell table:formula="of:=([.H47]+[.I47])*[.G47]" office:value-type="float" office:value="5083.1674" calcext:value-type="float">
            <text:p>5083.1674</text:p>
          </table:table-cell>
          <table:table-cell table:formula="of:=[.C47]/[.G47]" office:value-type="float" office:value="49.7174263463518" calcext:value-type="float">
            <text:p>49.7174263464</text:p>
          </table:table-cell>
          <table:table-cell table:formula="of:=[.J47]/[.K47]" office:value-type="float" office:value="102.241161169297" calcext:value-type="float">
            <text:p>102.2411611693</text:p>
          </table:table-cell>
          <table:table-cell table:formula="of:=1/[.L47]" office:value-type="float" office:value="0.0097807965848915" calcext:value-type="float">
            <text:p>0.0097807966</text:p>
          </table:table-cell>
          <table:table-cell table:formula="of:=[.J47]/[.G47]" office:value-type="float" office:value="1974.39063137247" calcext:value-type="float">
            <text:p>1974.3906313725</text:p>
          </table:table-cell>
          <table:table-cell table:formula="of:=1/[.N47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48]/[.G48]+(210-[.D48])*5" office:value-type="float" office:value="1345.41997630654" calcext:value-type="float">
            <text:p>1345.4199763065</text:p>
          </table:table-cell>
          <table:table-cell table:formula="of:=[.F48]/[.G48]+(210-[.D48])*1" office:value-type="float" office:value="628.970655065934" calcext:value-type="float">
            <text:p>628.9706550659</text:p>
          </table:table-cell>
          <table:table-cell table:formula="of:=([.H48]+[.I48])*[.G48]" office:value-type="float" office:value="5083.1674" calcext:value-type="float">
            <text:p>5083.1674</text:p>
          </table:table-cell>
          <table:table-cell table:formula="of:=[.C48]/[.G48]" office:value-type="float" office:value="49.7174263463518" calcext:value-type="float">
            <text:p>49.7174263464</text:p>
          </table:table-cell>
          <table:table-cell table:formula="of:=[.J48]/[.K48]" office:value-type="float" office:value="102.241161169297" calcext:value-type="float">
            <text:p>102.2411611693</text:p>
          </table:table-cell>
          <table:table-cell table:formula="of:=1/[.L48]" office:value-type="float" office:value="0.0097807965848915" calcext:value-type="float">
            <text:p>0.0097807966</text:p>
          </table:table-cell>
          <table:table-cell table:formula="of:=[.J48]/[.G48]" office:value-type="float" office:value="1974.39063137247" calcext:value-type="float">
            <text:p>1974.3906313725</text:p>
          </table:table-cell>
          <table:table-cell table:formula="of:=1/[.N48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49]/[.G49]+(210-[.D49])*5" office:value-type="float" office:value="1345.41997630654" calcext:value-type="float">
            <text:p>1345.4199763065</text:p>
          </table:table-cell>
          <table:table-cell table:formula="of:=[.F49]/[.G49]+(210-[.D49])*1" office:value-type="float" office:value="628.970655065934" calcext:value-type="float">
            <text:p>628.9706550659</text:p>
          </table:table-cell>
          <table:table-cell table:formula="of:=([.H49]+[.I49])*[.G49]" office:value-type="float" office:value="5083.1674" calcext:value-type="float">
            <text:p>5083.1674</text:p>
          </table:table-cell>
          <table:table-cell table:formula="of:=[.C49]/[.G49]" office:value-type="float" office:value="49.7174263463518" calcext:value-type="float">
            <text:p>49.7174263464</text:p>
          </table:table-cell>
          <table:table-cell table:formula="of:=[.J49]/[.K49]" office:value-type="float" office:value="102.241161169297" calcext:value-type="float">
            <text:p>102.2411611693</text:p>
          </table:table-cell>
          <table:table-cell table:formula="of:=1/[.L49]" office:value-type="float" office:value="0.0097807965848915" calcext:value-type="float">
            <text:p>0.0097807966</text:p>
          </table:table-cell>
          <table:table-cell table:formula="of:=[.J49]/[.G49]" office:value-type="float" office:value="1974.39063137247" calcext:value-type="float">
            <text:p>1974.3906313725</text:p>
          </table:table-cell>
          <table:table-cell table:formula="of:=1/[.N49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50]/[.G50]+(210-[.D50])*5" office:value-type="float" office:value="1345.41997630654" calcext:value-type="float">
            <text:p>1345.4199763065</text:p>
          </table:table-cell>
          <table:table-cell table:formula="of:=[.F50]/[.G50]+(210-[.D50])*1" office:value-type="float" office:value="628.970655065934" calcext:value-type="float">
            <text:p>628.9706550659</text:p>
          </table:table-cell>
          <table:table-cell table:formula="of:=([.H50]+[.I50])*[.G50]" office:value-type="float" office:value="5083.1674" calcext:value-type="float">
            <text:p>5083.1674</text:p>
          </table:table-cell>
          <table:table-cell table:formula="of:=[.C50]/[.G50]" office:value-type="float" office:value="49.7174263463518" calcext:value-type="float">
            <text:p>49.7174263464</text:p>
          </table:table-cell>
          <table:table-cell table:formula="of:=[.J50]/[.K50]" office:value-type="float" office:value="102.241161169297" calcext:value-type="float">
            <text:p>102.2411611693</text:p>
          </table:table-cell>
          <table:table-cell table:formula="of:=1/[.L50]" office:value-type="float" office:value="0.0097807965848915" calcext:value-type="float">
            <text:p>0.0097807966</text:p>
          </table:table-cell>
          <table:table-cell table:formula="of:=[.J50]/[.G50]" office:value-type="float" office:value="1974.39063137247" calcext:value-type="float">
            <text:p>1974.3906313725</text:p>
          </table:table-cell>
          <table:table-cell table:formula="of:=1/[.N50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0" calcext:value-type="float">
            <text:p>50</text:p>
          </table:table-cell>
          <table:table-cell office:value-type="float" office:value="6400" calcext:value-type="float">
            <text:p>6400</text:p>
          </table:table-cell>
          <table:table-cell office:value-type="float" office:value="8" calcext:value-type="float">
            <text:p>8</text:p>
          </table:table-cell>
          <table:table-cell office:value-type="float" office:value="176302" calcext:value-type="float">
            <text:p>176302</text:p>
          </table:table-cell>
          <table:table-cell office:value-type="float" office:value="243002" calcext:value-type="float">
            <text:p>243002</text:p>
          </table:table-cell>
          <table:table-cell office:value-type="float" office:value="144.529" calcext:value-type="float">
            <text:p>144.529</text:p>
          </table:table-cell>
          <table:table-cell table:formula="of:=[.E51]/[.G51]+(210-[.D51])*5" office:value-type="float" office:value="2229.83823315736" calcext:value-type="float">
            <text:p>2229.8382331574</text:p>
          </table:table-cell>
          <table:table-cell table:formula="of:=[.F51]/[.G51]+(210-[.D51])*1" office:value-type="float" office:value="1883.3373094673" calcext:value-type="float">
            <text:p>1883.3373094673</text:p>
          </table:table-cell>
          <table:table-cell table:formula="of:=([.H51]+[.I51])*[.G51]" office:value-type="float" office:value="594473.148" calcext:value-type="float">
            <text:p>594473.148</text:p>
          </table:table-cell>
          <table:table-cell table:formula="of:=[.C51]/[.G51]" office:value-type="float" office:value="44.2817704405344" calcext:value-type="float">
            <text:p>44.2817704405</text:p>
          </table:table-cell>
          <table:table-cell table:formula="of:=[.J51]/[.K51]" office:value-type="float" office:value="13424.7827511394" calcext:value-type="float">
            <text:p>13424.7827511394</text:p>
          </table:table-cell>
          <table:table-cell table:formula="of:=1/[.L51]" office:value-type="float" office:value="0.0000744891011301564" calcext:value-type="float">
            <text:p>7.44891011301564E-05</text:p>
          </table:table-cell>
          <table:table-cell table:formula="of:=[.J51]/[.G51]" office:value-type="float" office:value="4113.17554262466" calcext:value-type="float">
            <text:p>4113.1755426247</text:p>
          </table:table-cell>
          <table:table-cell table:formula="of:=1/[.N51]" office:value-type="float" office:value="0.000243121157761696" calcext:value-type="float">
            <text:p>0.000243121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1" calcext:value-type="float">
            <text:p>51</text:p>
          </table:table-cell>
          <table:table-cell office:value-type="float" office:value="102400" calcext:value-type="float">
            <text:p>1024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37825400" calcext:value-type="float">
            <text:p>3.78E+07</text:p>
          </table:table-cell>
          <table:table-cell table:style-name="ce5" office:value-type="float" office:value="52136000" calcext:value-type="float">
            <text:p>5.21E+07</text:p>
          </table:table-cell>
          <table:table-cell office:value-type="float" office:value="9249.06" calcext:value-type="float">
            <text:p>9249.06</text:p>
          </table:table-cell>
          <table:table-cell table:formula="of:=[.E52]/[.G52]+(210-[.D52])*5" office:value-type="float" office:value="4999.64802909701" calcext:value-type="float">
            <text:p>4999.648029097</text:p>
          </table:table-cell>
          <table:table-cell table:formula="of:=[.F52]/[.G52]+(210-[.D52])*1" office:value-type="float" office:value="5818.89715495413" calcext:value-type="float">
            <text:p>5818.8971549541</text:p>
          </table:table-cell>
          <table:table-cell table:formula="of:=([.H52]+[.I52])*[.G52]" office:value-type="float" office:value="100061373.52" calcext:value-type="float">
            <text:p>100061373.52</text:p>
          </table:table-cell>
          <table:table-cell table:formula="of:=[.C52]/[.G52]" office:value-type="float" office:value="11.0713953634207" calcext:value-type="float">
            <text:p>11.0713953634</text:p>
          </table:table-cell>
          <table:table-cell table:formula="of:=[.J52]/[.K52]" office:value-type="float" office:value="9037828.58758683" calcext:value-type="float">
            <text:p>9037828.58758683</text:p>
          </table:table-cell>
          <table:table-cell table:formula="of:=1/[.L52]" office:value-type="float" office:value="0.000000110646046260876" calcext:value-type="float">
            <text:p>1.10646046260876E-07</text:p>
          </table:table-cell>
          <table:table-cell table:formula="of:=[.J52]/[.G52]" office:value-type="float" office:value="10818.5451840511" calcext:value-type="float">
            <text:p>10818.5451840511</text:p>
          </table:table-cell>
          <table:table-cell table:formula="of:=1/[.N52]" office:value-type="float" office:value="0.0000924338700802595" calcext:value-type="float">
            <text:p>9.2433870080259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53]/[.G53]+(210-[.D53])*5" office:value-type="float" office:value="1345.41997630654" calcext:value-type="float">
            <text:p>1345.4199763065</text:p>
          </table:table-cell>
          <table:table-cell table:formula="of:=[.F53]/[.G53]+(210-[.D53])*1" office:value-type="float" office:value="628.970655065934" calcext:value-type="float">
            <text:p>628.9706550659</text:p>
          </table:table-cell>
          <table:table-cell table:formula="of:=([.H53]+[.I53])*[.G53]" office:value-type="float" office:value="5083.1674" calcext:value-type="float">
            <text:p>5083.1674</text:p>
          </table:table-cell>
          <table:table-cell table:formula="of:=[.C53]/[.G53]" office:value-type="float" office:value="49.7174263463518" calcext:value-type="float">
            <text:p>49.7174263464</text:p>
          </table:table-cell>
          <table:table-cell table:formula="of:=[.J53]/[.K53]" office:value-type="float" office:value="102.241161169297" calcext:value-type="float">
            <text:p>102.2411611693</text:p>
          </table:table-cell>
          <table:table-cell table:formula="of:=1/[.L53]" office:value-type="float" office:value="0.0097807965848915" calcext:value-type="float">
            <text:p>0.0097807966</text:p>
          </table:table-cell>
          <table:table-cell table:formula="of:=[.J53]/[.G53]" office:value-type="float" office:value="1974.39063137247" calcext:value-type="float">
            <text:p>1974.3906313725</text:p>
          </table:table-cell>
          <table:table-cell table:formula="of:=1/[.N53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3" calcext:value-type="float">
            <text:p>53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54]/[.G54]+(210-[.D54])*5" office:value-type="float" office:value="1568.8478827845" calcext:value-type="float">
            <text:p>1568.8478827845</text:p>
          </table:table-cell>
          <table:table-cell table:formula="of:=[.F54]/[.G54]+(210-[.D54])*1" office:value-type="float" office:value="942.819851148195" calcext:value-type="float">
            <text:p>942.8198511482</text:p>
          </table:table-cell>
          <table:table-cell table:formula="of:=([.H54]+[.I54])*[.G54]" office:value-type="float" office:value="59226.381" calcext:value-type="float">
            <text:p>59226.381</text:p>
          </table:table-cell>
          <table:table-cell table:formula="of:=[.C54]/[.G54]" office:value-type="float" office:value="54.282139903734" calcext:value-type="float">
            <text:p>54.2821399037</text:p>
          </table:table-cell>
          <table:table-cell table:formula="of:=[.J54]/[.K54]" office:value-type="float" office:value="1091.08412278945" calcext:value-type="float">
            <text:p>1091.0841227895</text:p>
          </table:table-cell>
          <table:table-cell table:formula="of:=1/[.L54]" office:value-type="float" office:value="0.000916519614861053" calcext:value-type="float">
            <text:p>0.0009165196</text:p>
          </table:table-cell>
          <table:table-cell table:formula="of:=[.J54]/[.G54]" office:value-type="float" office:value="2511.6677339327" calcext:value-type="float">
            <text:p>2511.6677339327</text:p>
          </table:table-cell>
          <table:table-cell table:formula="of:=1/[.N54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4" calcext:value-type="float">
            <text:p>54</text:p>
          </table:table-cell>
          <table:table-cell office:value-type="float" office:value="25600" calcext:value-type="float">
            <text:p>25600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2402770" calcext:value-type="float">
            <text:p>2.40E+06</text:p>
          </table:table-cell>
          <table:table-cell table:style-name="ce5" office:value-type="float" office:value="3311810" calcext:value-type="float">
            <text:p>3.31E+06</text:p>
          </table:table-cell>
          <table:table-cell office:value-type="float" office:value="1208.89" calcext:value-type="float">
            <text:p>1208.89</text:p>
          </table:table-cell>
          <table:table-cell table:formula="of:=[.E55]/[.G55]+(210-[.D55])*5" office:value-type="float" office:value="2972.58365111797" calcext:value-type="float">
            <text:p>2972.583651118</text:p>
          </table:table-cell>
          <table:table-cell table:formula="of:=[.F55]/[.G55]+(210-[.D55])*1" office:value-type="float" office:value="2936.54619527004" calcext:value-type="float">
            <text:p>2936.5461952701</text:p>
          </table:table-cell>
          <table:table-cell table:formula="of:=([.H55]+[.I55])*[.G55]" office:value-type="float" office:value="7143487.98" calcext:value-type="float">
            <text:p>7143487.98</text:p>
          </table:table-cell>
          <table:table-cell table:formula="of:=[.C55]/[.G55]" office:value-type="float" office:value="21.1764511245854" calcext:value-type="float">
            <text:p>21.1764511246</text:p>
          </table:table-cell>
          <table:table-cell table:formula="of:=[.J55]/[.K55]" office:value-type="float" office:value="337331.686880555" calcext:value-type="float">
            <text:p>337331.686880555</text:p>
          </table:table-cell>
          <table:table-cell table:formula="of:=1/[.L55]" office:value-type="float" office:value="0.00000296444134628268" calcext:value-type="float">
            <text:p>2.96444134628268E-06</text:p>
          </table:table-cell>
          <table:table-cell table:formula="of:=[.J55]/[.G55]" office:value-type="float" office:value="5909.12984638801" calcext:value-type="float">
            <text:p>5909.129846388</text:p>
          </table:table-cell>
          <table:table-cell table:formula="of:=1/[.N55]" office:value-type="float" office:value="0.000169229654110792" calcext:value-type="float">
            <text:p>0.0001692297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56]/[.G56]+(210-[.D56])*5" office:value-type="float" office:value="1345.41997630654" calcext:value-type="float">
            <text:p>1345.4199763065</text:p>
          </table:table-cell>
          <table:table-cell table:formula="of:=[.F56]/[.G56]+(210-[.D56])*1" office:value-type="float" office:value="628.970655065934" calcext:value-type="float">
            <text:p>628.9706550659</text:p>
          </table:table-cell>
          <table:table-cell table:formula="of:=([.H56]+[.I56])*[.G56]" office:value-type="float" office:value="5083.1674" calcext:value-type="float">
            <text:p>5083.1674</text:p>
          </table:table-cell>
          <table:table-cell table:formula="of:=[.C56]/[.G56]" office:value-type="float" office:value="49.7174263463518" calcext:value-type="float">
            <text:p>49.7174263464</text:p>
          </table:table-cell>
          <table:table-cell table:formula="of:=[.J56]/[.K56]" office:value-type="float" office:value="102.241161169297" calcext:value-type="float">
            <text:p>102.2411611693</text:p>
          </table:table-cell>
          <table:table-cell table:formula="of:=1/[.L56]" office:value-type="float" office:value="0.0097807965848915" calcext:value-type="float">
            <text:p>0.0097807966</text:p>
          </table:table-cell>
          <table:table-cell table:formula="of:=[.J56]/[.G56]" office:value-type="float" office:value="1974.39063137247" calcext:value-type="float">
            <text:p>1974.3906313725</text:p>
          </table:table-cell>
          <table:table-cell table:formula="of:=1/[.N56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57]/[.G57]+(210-[.D57])*5" office:value-type="float" office:value="1345.41997630654" calcext:value-type="float">
            <text:p>1345.4199763065</text:p>
          </table:table-cell>
          <table:table-cell table:formula="of:=[.F57]/[.G57]+(210-[.D57])*1" office:value-type="float" office:value="628.970655065934" calcext:value-type="float">
            <text:p>628.9706550659</text:p>
          </table:table-cell>
          <table:table-cell table:formula="of:=([.H57]+[.I57])*[.G57]" office:value-type="float" office:value="5083.1674" calcext:value-type="float">
            <text:p>5083.1674</text:p>
          </table:table-cell>
          <table:table-cell table:formula="of:=[.C57]/[.G57]" office:value-type="float" office:value="49.7174263463518" calcext:value-type="float">
            <text:p>49.7174263464</text:p>
          </table:table-cell>
          <table:table-cell table:formula="of:=[.J57]/[.K57]" office:value-type="float" office:value="102.241161169297" calcext:value-type="float">
            <text:p>102.2411611693</text:p>
          </table:table-cell>
          <table:table-cell table:formula="of:=1/[.L57]" office:value-type="float" office:value="0.0097807965848915" calcext:value-type="float">
            <text:p>0.0097807966</text:p>
          </table:table-cell>
          <table:table-cell table:formula="of:=[.J57]/[.G57]" office:value-type="float" office:value="1974.39063137247" calcext:value-type="float">
            <text:p>1974.3906313725</text:p>
          </table:table-cell>
          <table:table-cell table:formula="of:=1/[.N57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7" calcext:value-type="float">
            <text:p>57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58]/[.G58]+(210-[.D58])*5" office:value-type="float" office:value="1568.8478827845" calcext:value-type="float">
            <text:p>1568.8478827845</text:p>
          </table:table-cell>
          <table:table-cell table:formula="of:=[.F58]/[.G58]+(210-[.D58])*1" office:value-type="float" office:value="942.819851148195" calcext:value-type="float">
            <text:p>942.8198511482</text:p>
          </table:table-cell>
          <table:table-cell table:formula="of:=([.H58]+[.I58])*[.G58]" office:value-type="float" office:value="59226.381" calcext:value-type="float">
            <text:p>59226.381</text:p>
          </table:table-cell>
          <table:table-cell table:formula="of:=[.C58]/[.G58]" office:value-type="float" office:value="54.282139903734" calcext:value-type="float">
            <text:p>54.2821399037</text:p>
          </table:table-cell>
          <table:table-cell table:formula="of:=[.J58]/[.K58]" office:value-type="float" office:value="1091.08412278945" calcext:value-type="float">
            <text:p>1091.0841227895</text:p>
          </table:table-cell>
          <table:table-cell table:formula="of:=1/[.L58]" office:value-type="float" office:value="0.000916519614861053" calcext:value-type="float">
            <text:p>0.0009165196</text:p>
          </table:table-cell>
          <table:table-cell table:formula="of:=[.J58]/[.G58]" office:value-type="float" office:value="2511.6677339327" calcext:value-type="float">
            <text:p>2511.6677339327</text:p>
          </table:table-cell>
          <table:table-cell table:formula="of:=1/[.N58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59]/[.G59]+(210-[.D59])*5" office:value-type="float" office:value="1345.41997630654" calcext:value-type="float">
            <text:p>1345.4199763065</text:p>
          </table:table-cell>
          <table:table-cell table:formula="of:=[.F59]/[.G59]+(210-[.D59])*1" office:value-type="float" office:value="628.970655065934" calcext:value-type="float">
            <text:p>628.9706550659</text:p>
          </table:table-cell>
          <table:table-cell table:formula="of:=([.H59]+[.I59])*[.G59]" office:value-type="float" office:value="5083.1674" calcext:value-type="float">
            <text:p>5083.1674</text:p>
          </table:table-cell>
          <table:table-cell table:formula="of:=[.C59]/[.G59]" office:value-type="float" office:value="49.7174263463518" calcext:value-type="float">
            <text:p>49.7174263464</text:p>
          </table:table-cell>
          <table:table-cell table:formula="of:=[.J59]/[.K59]" office:value-type="float" office:value="102.241161169297" calcext:value-type="float">
            <text:p>102.2411611693</text:p>
          </table:table-cell>
          <table:table-cell table:formula="of:=1/[.L59]" office:value-type="float" office:value="0.0097807965848915" calcext:value-type="float">
            <text:p>0.0097807966</text:p>
          </table:table-cell>
          <table:table-cell table:formula="of:=[.J59]/[.G59]" office:value-type="float" office:value="1974.39063137247" calcext:value-type="float">
            <text:p>1974.3906313725</text:p>
          </table:table-cell>
          <table:table-cell table:formula="of:=1/[.N59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60]/[.G60]+(210-[.D60])*5" office:value-type="float" office:value="1345.41997630654" calcext:value-type="float">
            <text:p>1345.4199763065</text:p>
          </table:table-cell>
          <table:table-cell table:formula="of:=[.F60]/[.G60]+(210-[.D60])*1" office:value-type="float" office:value="628.970655065934" calcext:value-type="float">
            <text:p>628.9706550659</text:p>
          </table:table-cell>
          <table:table-cell table:formula="of:=([.H60]+[.I60])*[.G60]" office:value-type="float" office:value="5083.1674" calcext:value-type="float">
            <text:p>5083.1674</text:p>
          </table:table-cell>
          <table:table-cell table:formula="of:=[.C60]/[.G60]" office:value-type="float" office:value="49.7174263463518" calcext:value-type="float">
            <text:p>49.7174263464</text:p>
          </table:table-cell>
          <table:table-cell table:formula="of:=[.J60]/[.K60]" office:value-type="float" office:value="102.241161169297" calcext:value-type="float">
            <text:p>102.2411611693</text:p>
          </table:table-cell>
          <table:table-cell table:formula="of:=1/[.L60]" office:value-type="float" office:value="0.0097807965848915" calcext:value-type="float">
            <text:p>0.0097807966</text:p>
          </table:table-cell>
          <table:table-cell table:formula="of:=[.J60]/[.G60]" office:value-type="float" office:value="1974.39063137247" calcext:value-type="float">
            <text:p>1974.3906313725</text:p>
          </table:table-cell>
          <table:table-cell table:formula="of:=1/[.N60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0" calcext:value-type="float">
            <text:p>60</text:p>
          </table:table-cell>
          <table:table-cell office:value-type="float" office:value="12800" calcext:value-type="float">
            <text:p>12800</text:p>
          </table:table-cell>
          <table:table-cell office:value-type="float" office:value="13" calcext:value-type="float">
            <text:p>13</text:p>
          </table:table-cell>
          <table:table-cell office:value-type="float" office:value="640140" calcext:value-type="float">
            <text:p>640140</text:p>
          </table:table-cell>
          <table:table-cell office:value-type="float" office:value="882327" calcext:value-type="float">
            <text:p>882327</text:p>
          </table:table-cell>
          <table:table-cell office:value-type="float" office:value="332.184" calcext:value-type="float">
            <text:p>332.184</text:p>
          </table:table-cell>
          <table:table-cell table:formula="of:=[.E61]/[.G61]+(210-[.D61])*5" office:value-type="float" office:value="2912.06451845965" calcext:value-type="float">
            <text:p>2912.0645184597</text:p>
          </table:table-cell>
          <table:table-cell table:formula="of:=[.F61]/[.G61]+(210-[.D61])*1" office:value-type="float" office:value="2853.13936854273" calcext:value-type="float">
            <text:p>2853.1393685427</text:p>
          </table:table-cell>
          <table:table-cell table:formula="of:=([.H61]+[.I61])*[.G61]" office:value-type="float" office:value="1915108.488" calcext:value-type="float">
            <text:p>1915108.488</text:p>
          </table:table-cell>
          <table:table-cell table:formula="of:=[.C61]/[.G61]" office:value-type="float" office:value="38.5328613057823" calcext:value-type="float">
            <text:p>38.5328613058</text:p>
          </table:table-cell>
          <table:table-cell table:formula="of:=[.J61]/[.K61]" office:value-type="float" office:value="49700.656092015" calcext:value-type="float">
            <text:p>49700.656092015</text:p>
          </table:table-cell>
          <table:table-cell table:formula="of:=1/[.L61]" office:value-type="float" office:value="0.0000201204587349635" calcext:value-type="float">
            <text:p>2.01204587349635E-05</text:p>
          </table:table-cell>
          <table:table-cell table:formula="of:=[.J61]/[.G61]" office:value-type="float" office:value="5765.20388700238" calcext:value-type="float">
            <text:p>5765.2038870024</text:p>
          </table:table-cell>
          <table:table-cell table:formula="of:=1/[.N61]" office:value-type="float" office:value="0.000173454403278693" calcext:value-type="float">
            <text:p>0.000173454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1" calcext:value-type="float">
            <text:p>61</text:p>
          </table:table-cell>
          <table:table-cell office:value-type="float" office:value="6400" calcext:value-type="float">
            <text:p>6400</text:p>
          </table:table-cell>
          <table:table-cell office:value-type="float" office:value="8" calcext:value-type="float">
            <text:p>8</text:p>
          </table:table-cell>
          <table:table-cell office:value-type="float" office:value="176302" calcext:value-type="float">
            <text:p>176302</text:p>
          </table:table-cell>
          <table:table-cell office:value-type="float" office:value="243002" calcext:value-type="float">
            <text:p>243002</text:p>
          </table:table-cell>
          <table:table-cell office:value-type="float" office:value="144.529" calcext:value-type="float">
            <text:p>144.529</text:p>
          </table:table-cell>
          <table:table-cell table:formula="of:=[.E62]/[.G62]+(210-[.D62])*5" office:value-type="float" office:value="2229.83823315736" calcext:value-type="float">
            <text:p>2229.8382331574</text:p>
          </table:table-cell>
          <table:table-cell table:formula="of:=[.F62]/[.G62]+(210-[.D62])*1" office:value-type="float" office:value="1883.3373094673" calcext:value-type="float">
            <text:p>1883.3373094673</text:p>
          </table:table-cell>
          <table:table-cell table:formula="of:=([.H62]+[.I62])*[.G62]" office:value-type="float" office:value="594473.148" calcext:value-type="float">
            <text:p>594473.148</text:p>
          </table:table-cell>
          <table:table-cell table:formula="of:=[.C62]/[.G62]" office:value-type="float" office:value="44.2817704405344" calcext:value-type="float">
            <text:p>44.2817704405</text:p>
          </table:table-cell>
          <table:table-cell table:formula="of:=[.J62]/[.K62]" office:value-type="float" office:value="13424.7827511394" calcext:value-type="float">
            <text:p>13424.7827511394</text:p>
          </table:table-cell>
          <table:table-cell table:formula="of:=1/[.L62]" office:value-type="float" office:value="0.0000744891011301564" calcext:value-type="float">
            <text:p>7.44891011301564E-05</text:p>
          </table:table-cell>
          <table:table-cell table:formula="of:=[.J62]/[.G62]" office:value-type="float" office:value="4113.17554262466" calcext:value-type="float">
            <text:p>4113.1755426247</text:p>
          </table:table-cell>
          <table:table-cell table:formula="of:=1/[.N62]" office:value-type="float" office:value="0.000243121157761696" calcext:value-type="float">
            <text:p>0.000243121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2" calcext:value-type="float">
            <text:p>62</text:p>
          </table:table-cell>
          <table:table-cell office:value-type="float" office:value="51200" calcext:value-type="float">
            <text:p>512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9600440" calcext:value-type="float">
            <text:p>9.60E+06</text:p>
          </table:table-cell>
          <table:table-cell table:style-name="ce5" office:value-type="float" office:value="13232600" calcext:value-type="float">
            <text:p>1.32E+07</text:p>
          </table:table-cell>
          <table:table-cell office:value-type="float" office:value="2365.2" calcext:value-type="float">
            <text:p>2365.2</text:p>
          </table:table-cell>
          <table:table-cell table:formula="of:=[.E63]/[.G63]+(210-[.D63])*5" office:value-type="float" office:value="4969.03940470151" calcext:value-type="float">
            <text:p>4969.0394047015</text:p>
          </table:table-cell>
          <table:table-cell table:formula="of:=[.F63]/[.G63]+(210-[.D63])*1" office:value-type="float" office:value="5776.70657872484" calcext:value-type="float">
            <text:p>5776.7065787249</text:p>
          </table:table-cell>
          <table:table-cell table:formula="of:=([.H63]+[.I63])*[.G63]" office:value-type="float" office:value="25415838.4" calcext:value-type="float">
            <text:p>25415838.4</text:p>
          </table:table-cell>
          <table:table-cell table:formula="of:=[.C63]/[.G63]" office:value-type="float" office:value="21.64721799425" calcext:value-type="float">
            <text:p>21.6472179943</text:p>
          </table:table-cell>
          <table:table-cell table:formula="of:=[.J63]/[.K63]" office:value-type="float" office:value="1174092.5973375" calcext:value-type="float">
            <text:p>1174092.5973375</text:p>
          </table:table-cell>
          <table:table-cell table:formula="of:=1/[.L63]" office:value-type="float" office:value="0.000000851721578236426" calcext:value-type="float">
            <text:p>8.51721578236426E-07</text:p>
          </table:table-cell>
          <table:table-cell table:formula="of:=[.J63]/[.G63]" office:value-type="float" office:value="10745.7459834264" calcext:value-type="float">
            <text:p>10745.7459834264</text:p>
          </table:table-cell>
          <table:table-cell table:formula="of:=1/[.N63]" office:value-type="float" office:value="0.0000930600817795568" calcext:value-type="float">
            <text:p>9.3060081779556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3" calcext:value-type="float">
            <text:p>63</text:p>
          </table:table-cell>
          <table:table-cell office:value-type="float" office:value="12800" calcext:value-type="float">
            <text:p>12800</text:p>
          </table:table-cell>
          <table:table-cell office:value-type="float" office:value="13" calcext:value-type="float">
            <text:p>13</text:p>
          </table:table-cell>
          <table:table-cell office:value-type="float" office:value="640140" calcext:value-type="float">
            <text:p>640140</text:p>
          </table:table-cell>
          <table:table-cell office:value-type="float" office:value="882327" calcext:value-type="float">
            <text:p>882327</text:p>
          </table:table-cell>
          <table:table-cell office:value-type="float" office:value="332.184" calcext:value-type="float">
            <text:p>332.184</text:p>
          </table:table-cell>
          <table:table-cell table:formula="of:=[.E64]/[.G64]+(210-[.D64])*5" office:value-type="float" office:value="2912.06451845965" calcext:value-type="float">
            <text:p>2912.0645184597</text:p>
          </table:table-cell>
          <table:table-cell table:formula="of:=[.F64]/[.G64]+(210-[.D64])*1" office:value-type="float" office:value="2853.13936854273" calcext:value-type="float">
            <text:p>2853.1393685427</text:p>
          </table:table-cell>
          <table:table-cell table:formula="of:=([.H64]+[.I64])*[.G64]" office:value-type="float" office:value="1915108.488" calcext:value-type="float">
            <text:p>1915108.488</text:p>
          </table:table-cell>
          <table:table-cell table:formula="of:=[.C64]/[.G64]" office:value-type="float" office:value="38.5328613057823" calcext:value-type="float">
            <text:p>38.5328613058</text:p>
          </table:table-cell>
          <table:table-cell table:formula="of:=[.J64]/[.K64]" office:value-type="float" office:value="49700.656092015" calcext:value-type="float">
            <text:p>49700.656092015</text:p>
          </table:table-cell>
          <table:table-cell table:formula="of:=1/[.L64]" office:value-type="float" office:value="0.0000201204587349635" calcext:value-type="float">
            <text:p>2.01204587349635E-05</text:p>
          </table:table-cell>
          <table:table-cell table:formula="of:=[.J64]/[.G64]" office:value-type="float" office:value="5765.20388700238" calcext:value-type="float">
            <text:p>5765.2038870024</text:p>
          </table:table-cell>
          <table:table-cell table:formula="of:=1/[.N64]" office:value-type="float" office:value="0.000173454403278693" calcext:value-type="float">
            <text:p>0.000173454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4" calcext:value-type="float">
            <text:p>64</text:p>
          </table:table-cell>
          <table:table-cell office:value-type="float" office:value="12800" calcext:value-type="float">
            <text:p>12800</text:p>
          </table:table-cell>
          <table:table-cell office:value-type="float" office:value="13" calcext:value-type="float">
            <text:p>13</text:p>
          </table:table-cell>
          <table:table-cell office:value-type="float" office:value="640140" calcext:value-type="float">
            <text:p>640140</text:p>
          </table:table-cell>
          <table:table-cell office:value-type="float" office:value="882327" calcext:value-type="float">
            <text:p>882327</text:p>
          </table:table-cell>
          <table:table-cell office:value-type="float" office:value="332.184" calcext:value-type="float">
            <text:p>332.184</text:p>
          </table:table-cell>
          <table:table-cell table:formula="of:=[.E65]/[.G65]+(210-[.D65])*5" office:value-type="float" office:value="2912.06451845965" calcext:value-type="float">
            <text:p>2912.0645184597</text:p>
          </table:table-cell>
          <table:table-cell table:formula="of:=[.F65]/[.G65]+(210-[.D65])*1" office:value-type="float" office:value="2853.13936854273" calcext:value-type="float">
            <text:p>2853.1393685427</text:p>
          </table:table-cell>
          <table:table-cell table:formula="of:=([.H65]+[.I65])*[.G65]" office:value-type="float" office:value="1915108.488" calcext:value-type="float">
            <text:p>1915108.488</text:p>
          </table:table-cell>
          <table:table-cell table:formula="of:=[.C65]/[.G65]" office:value-type="float" office:value="38.5328613057823" calcext:value-type="float">
            <text:p>38.5328613058</text:p>
          </table:table-cell>
          <table:table-cell table:formula="of:=[.J65]/[.K65]" office:value-type="float" office:value="49700.656092015" calcext:value-type="float">
            <text:p>49700.656092015</text:p>
          </table:table-cell>
          <table:table-cell table:formula="of:=1/[.L65]" office:value-type="float" office:value="0.0000201204587349635" calcext:value-type="float">
            <text:p>2.01204587349635E-05</text:p>
          </table:table-cell>
          <table:table-cell table:formula="of:=[.J65]/[.G65]" office:value-type="float" office:value="5765.20388700238" calcext:value-type="float">
            <text:p>5765.2038870024</text:p>
          </table:table-cell>
          <table:table-cell table:formula="of:=1/[.N65]" office:value-type="float" office:value="0.000173454403278693" calcext:value-type="float">
            <text:p>0.000173454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66]/[.G66]+(210-[.D66])*5" office:value-type="float" office:value="1568.8478827845" calcext:value-type="float">
            <text:p>1568.8478827845</text:p>
          </table:table-cell>
          <table:table-cell table:formula="of:=[.F66]/[.G66]+(210-[.D66])*1" office:value-type="float" office:value="942.819851148195" calcext:value-type="float">
            <text:p>942.8198511482</text:p>
          </table:table-cell>
          <table:table-cell table:formula="of:=([.H66]+[.I66])*[.G66]" office:value-type="float" office:value="59226.381" calcext:value-type="float">
            <text:p>59226.381</text:p>
          </table:table-cell>
          <table:table-cell table:formula="of:=[.C66]/[.G66]" office:value-type="float" office:value="54.282139903734" calcext:value-type="float">
            <text:p>54.2821399037</text:p>
          </table:table-cell>
          <table:table-cell table:formula="of:=[.J66]/[.K66]" office:value-type="float" office:value="1091.08412278945" calcext:value-type="float">
            <text:p>1091.0841227895</text:p>
          </table:table-cell>
          <table:table-cell table:formula="of:=1/[.L66]" office:value-type="float" office:value="0.000916519614861053" calcext:value-type="float">
            <text:p>0.0009165196</text:p>
          </table:table-cell>
          <table:table-cell table:formula="of:=[.J66]/[.G66]" office:value-type="float" office:value="2511.6677339327" calcext:value-type="float">
            <text:p>2511.6677339327</text:p>
          </table:table-cell>
          <table:table-cell table:formula="of:=1/[.N66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6" calcext:value-type="float">
            <text:p>6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67]/[.G67]+(210-[.D67])*5" office:value-type="float" office:value="1408.76718547897" calcext:value-type="float">
            <text:p>1408.767185479</text:p>
          </table:table-cell>
          <table:table-cell table:formula="of:=[.F67]/[.G67]+(210-[.D67])*1" office:value-type="float" office:value="716.283293787101" calcext:value-type="float">
            <text:p>716.2832937871</text:p>
          </table:table-cell>
          <table:table-cell table:formula="of:=([.H67]+[.I67])*[.G67]" office:value-type="float" office:value="9923.22072" calcext:value-type="float">
            <text:p>9923.22072</text:p>
          </table:table-cell>
          <table:table-cell table:formula="of:=[.C67]/[.G67]" office:value-type="float" office:value="54.8222132755416" calcext:value-type="float">
            <text:p>54.8222132755</text:p>
          </table:table-cell>
          <table:table-cell table:formula="of:=[.J67]/[.K67]" office:value-type="float" office:value="181.007298448988" calcext:value-type="float">
            <text:p>181.007298449</text:p>
          </table:table-cell>
          <table:table-cell table:formula="of:=1/[.L67]" office:value-type="float" office:value="0.00552463910885795" calcext:value-type="float">
            <text:p>0.0055246391</text:p>
          </table:table-cell>
          <table:table-cell table:formula="of:=[.J67]/[.G67]" office:value-type="float" office:value="2125.05047926607" calcext:value-type="float">
            <text:p>2125.0504792661</text:p>
          </table:table-cell>
          <table:table-cell table:formula="of:=1/[.N67]" office:value-type="float" office:value="0.000470577056760257" calcext:value-type="float">
            <text:p>0.0004705771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7" calcext:value-type="float">
            <text:p>67</text:p>
          </table:table-cell>
          <table:table-cell office:value-type="float" office:value="6400" calcext:value-type="float">
            <text:p>6400</text:p>
          </table:table-cell>
          <table:table-cell office:value-type="float" office:value="8" calcext:value-type="float">
            <text:p>8</text:p>
          </table:table-cell>
          <table:table-cell office:value-type="float" office:value="176302" calcext:value-type="float">
            <text:p>176302</text:p>
          </table:table-cell>
          <table:table-cell office:value-type="float" office:value="243002" calcext:value-type="float">
            <text:p>243002</text:p>
          </table:table-cell>
          <table:table-cell office:value-type="float" office:value="144.529" calcext:value-type="float">
            <text:p>144.529</text:p>
          </table:table-cell>
          <table:table-cell table:formula="of:=[.E68]/[.G68]+(210-[.D68])*5" office:value-type="float" office:value="2229.83823315736" calcext:value-type="float">
            <text:p>2229.8382331574</text:p>
          </table:table-cell>
          <table:table-cell table:formula="of:=[.F68]/[.G68]+(210-[.D68])*1" office:value-type="float" office:value="1883.3373094673" calcext:value-type="float">
            <text:p>1883.3373094673</text:p>
          </table:table-cell>
          <table:table-cell table:formula="of:=([.H68]+[.I68])*[.G68]" office:value-type="float" office:value="594473.148" calcext:value-type="float">
            <text:p>594473.148</text:p>
          </table:table-cell>
          <table:table-cell table:formula="of:=[.C68]/[.G68]" office:value-type="float" office:value="44.2817704405344" calcext:value-type="float">
            <text:p>44.2817704405</text:p>
          </table:table-cell>
          <table:table-cell table:formula="of:=[.J68]/[.K68]" office:value-type="float" office:value="13424.7827511394" calcext:value-type="float">
            <text:p>13424.7827511394</text:p>
          </table:table-cell>
          <table:table-cell table:formula="of:=1/[.L68]" office:value-type="float" office:value="0.0000744891011301564" calcext:value-type="float">
            <text:p>7.44891011301564E-05</text:p>
          </table:table-cell>
          <table:table-cell table:formula="of:=[.J68]/[.G68]" office:value-type="float" office:value="4113.17554262466" calcext:value-type="float">
            <text:p>4113.1755426247</text:p>
          </table:table-cell>
          <table:table-cell table:formula="of:=1/[.N68]" office:value-type="float" office:value="0.000243121157761696" calcext:value-type="float">
            <text:p>0.000243121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8" calcext:value-type="float">
            <text:p>6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69]/[.G69]+(210-[.D69])*5" office:value-type="float" office:value="1345.41997630654" calcext:value-type="float">
            <text:p>1345.4199763065</text:p>
          </table:table-cell>
          <table:table-cell table:formula="of:=[.F69]/[.G69]+(210-[.D69])*1" office:value-type="float" office:value="628.970655065934" calcext:value-type="float">
            <text:p>628.9706550659</text:p>
          </table:table-cell>
          <table:table-cell table:formula="of:=([.H69]+[.I69])*[.G69]" office:value-type="float" office:value="5083.1674" calcext:value-type="float">
            <text:p>5083.1674</text:p>
          </table:table-cell>
          <table:table-cell table:formula="of:=[.C69]/[.G69]" office:value-type="float" office:value="49.7174263463518" calcext:value-type="float">
            <text:p>49.7174263464</text:p>
          </table:table-cell>
          <table:table-cell table:formula="of:=[.J69]/[.K69]" office:value-type="float" office:value="102.241161169297" calcext:value-type="float">
            <text:p>102.2411611693</text:p>
          </table:table-cell>
          <table:table-cell table:formula="of:=1/[.L69]" office:value-type="float" office:value="0.0097807965848915" calcext:value-type="float">
            <text:p>0.0097807966</text:p>
          </table:table-cell>
          <table:table-cell table:formula="of:=[.J69]/[.G69]" office:value-type="float" office:value="1974.39063137247" calcext:value-type="float">
            <text:p>1974.3906313725</text:p>
          </table:table-cell>
          <table:table-cell table:formula="of:=1/[.N69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9" calcext:value-type="float">
            <text:p>69</text:p>
          </table:table-cell>
          <table:table-cell office:value-type="float" office:value="12800" calcext:value-type="float">
            <text:p>12800</text:p>
          </table:table-cell>
          <table:table-cell office:value-type="float" office:value="13" calcext:value-type="float">
            <text:p>13</text:p>
          </table:table-cell>
          <table:table-cell office:value-type="float" office:value="640140" calcext:value-type="float">
            <text:p>640140</text:p>
          </table:table-cell>
          <table:table-cell office:value-type="float" office:value="882327" calcext:value-type="float">
            <text:p>882327</text:p>
          </table:table-cell>
          <table:table-cell office:value-type="float" office:value="332.184" calcext:value-type="float">
            <text:p>332.184</text:p>
          </table:table-cell>
          <table:table-cell table:formula="of:=[.E70]/[.G70]+(210-[.D70])*5" office:value-type="float" office:value="2912.06451845965" calcext:value-type="float">
            <text:p>2912.0645184597</text:p>
          </table:table-cell>
          <table:table-cell table:formula="of:=[.F70]/[.G70]+(210-[.D70])*1" office:value-type="float" office:value="2853.13936854273" calcext:value-type="float">
            <text:p>2853.1393685427</text:p>
          </table:table-cell>
          <table:table-cell table:formula="of:=([.H70]+[.I70])*[.G70]" office:value-type="float" office:value="1915108.488" calcext:value-type="float">
            <text:p>1915108.488</text:p>
          </table:table-cell>
          <table:table-cell table:formula="of:=[.C70]/[.G70]" office:value-type="float" office:value="38.5328613057823" calcext:value-type="float">
            <text:p>38.5328613058</text:p>
          </table:table-cell>
          <table:table-cell table:formula="of:=[.J70]/[.K70]" office:value-type="float" office:value="49700.656092015" calcext:value-type="float">
            <text:p>49700.656092015</text:p>
          </table:table-cell>
          <table:table-cell table:formula="of:=1/[.L70]" office:value-type="float" office:value="0.0000201204587349635" calcext:value-type="float">
            <text:p>2.01204587349635E-05</text:p>
          </table:table-cell>
          <table:table-cell table:formula="of:=[.J70]/[.G70]" office:value-type="float" office:value="5765.20388700238" calcext:value-type="float">
            <text:p>5765.2038870024</text:p>
          </table:table-cell>
          <table:table-cell table:formula="of:=1/[.N70]" office:value-type="float" office:value="0.000173454403278693" calcext:value-type="float">
            <text:p>0.000173454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71]/[.G71]+(210-[.D71])*5" office:value-type="float" office:value="1345.41997630654" calcext:value-type="float">
            <text:p>1345.4199763065</text:p>
          </table:table-cell>
          <table:table-cell table:formula="of:=[.F71]/[.G71]+(210-[.D71])*1" office:value-type="float" office:value="628.970655065934" calcext:value-type="float">
            <text:p>628.9706550659</text:p>
          </table:table-cell>
          <table:table-cell table:formula="of:=([.H71]+[.I71])*[.G71]" office:value-type="float" office:value="5083.1674" calcext:value-type="float">
            <text:p>5083.1674</text:p>
          </table:table-cell>
          <table:table-cell table:formula="of:=[.C71]/[.G71]" office:value-type="float" office:value="49.7174263463518" calcext:value-type="float">
            <text:p>49.7174263464</text:p>
          </table:table-cell>
          <table:table-cell table:formula="of:=[.J71]/[.K71]" office:value-type="float" office:value="102.241161169297" calcext:value-type="float">
            <text:p>102.2411611693</text:p>
          </table:table-cell>
          <table:table-cell table:formula="of:=1/[.L71]" office:value-type="float" office:value="0.0097807965848915" calcext:value-type="float">
            <text:p>0.0097807966</text:p>
          </table:table-cell>
          <table:table-cell table:formula="of:=[.J71]/[.G71]" office:value-type="float" office:value="1974.39063137247" calcext:value-type="float">
            <text:p>1974.3906313725</text:p>
          </table:table-cell>
          <table:table-cell table:formula="of:=1/[.N71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1" calcext:value-type="float">
            <text:p>71</text:p>
          </table:table-cell>
          <table:table-cell office:value-type="float" office:value="6400" calcext:value-type="float">
            <text:p>6400</text:p>
          </table:table-cell>
          <table:table-cell office:value-type="float" office:value="8" calcext:value-type="float">
            <text:p>8</text:p>
          </table:table-cell>
          <table:table-cell office:value-type="float" office:value="176302" calcext:value-type="float">
            <text:p>176302</text:p>
          </table:table-cell>
          <table:table-cell office:value-type="float" office:value="243002" calcext:value-type="float">
            <text:p>243002</text:p>
          </table:table-cell>
          <table:table-cell office:value-type="float" office:value="144.529" calcext:value-type="float">
            <text:p>144.529</text:p>
          </table:table-cell>
          <table:table-cell table:formula="of:=[.E72]/[.G72]+(210-[.D72])*5" office:value-type="float" office:value="2229.83823315736" calcext:value-type="float">
            <text:p>2229.8382331574</text:p>
          </table:table-cell>
          <table:table-cell table:formula="of:=[.F72]/[.G72]+(210-[.D72])*1" office:value-type="float" office:value="1883.3373094673" calcext:value-type="float">
            <text:p>1883.3373094673</text:p>
          </table:table-cell>
          <table:table-cell table:formula="of:=([.H72]+[.I72])*[.G72]" office:value-type="float" office:value="594473.148" calcext:value-type="float">
            <text:p>594473.148</text:p>
          </table:table-cell>
          <table:table-cell table:formula="of:=[.C72]/[.G72]" office:value-type="float" office:value="44.2817704405344" calcext:value-type="float">
            <text:p>44.2817704405</text:p>
          </table:table-cell>
          <table:table-cell table:formula="of:=[.J72]/[.K72]" office:value-type="float" office:value="13424.7827511394" calcext:value-type="float">
            <text:p>13424.7827511394</text:p>
          </table:table-cell>
          <table:table-cell table:formula="of:=1/[.L72]" office:value-type="float" office:value="0.0000744891011301564" calcext:value-type="float">
            <text:p>7.44891011301564E-05</text:p>
          </table:table-cell>
          <table:table-cell table:formula="of:=[.J72]/[.G72]" office:value-type="float" office:value="4113.17554262466" calcext:value-type="float">
            <text:p>4113.1755426247</text:p>
          </table:table-cell>
          <table:table-cell table:formula="of:=1/[.N72]" office:value-type="float" office:value="0.000243121157761696" calcext:value-type="float">
            <text:p>0.000243121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2" calcext:value-type="float">
            <text:p>7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3]/[.G73]+(210-[.D73])*5" office:value-type="float" office:value="1408.76718547897" calcext:value-type="float">
            <text:p>1408.767185479</text:p>
          </table:table-cell>
          <table:table-cell table:formula="of:=[.F73]/[.G73]+(210-[.D73])*1" office:value-type="float" office:value="716.283293787101" calcext:value-type="float">
            <text:p>716.2832937871</text:p>
          </table:table-cell>
          <table:table-cell table:formula="of:=([.H73]+[.I73])*[.G73]" office:value-type="float" office:value="9923.22072" calcext:value-type="float">
            <text:p>9923.22072</text:p>
          </table:table-cell>
          <table:table-cell table:formula="of:=[.C73]/[.G73]" office:value-type="float" office:value="54.8222132755416" calcext:value-type="float">
            <text:p>54.8222132755</text:p>
          </table:table-cell>
          <table:table-cell table:formula="of:=[.J73]/[.K73]" office:value-type="float" office:value="181.007298448988" calcext:value-type="float">
            <text:p>181.007298449</text:p>
          </table:table-cell>
          <table:table-cell table:formula="of:=1/[.L73]" office:value-type="float" office:value="0.00552463910885795" calcext:value-type="float">
            <text:p>0.0055246391</text:p>
          </table:table-cell>
          <table:table-cell table:formula="of:=[.J73]/[.G73]" office:value-type="float" office:value="2125.05047926607" calcext:value-type="float">
            <text:p>2125.0504792661</text:p>
          </table:table-cell>
          <table:table-cell table:formula="of:=1/[.N73]" office:value-type="float" office:value="0.000470577056760257" calcext:value-type="float">
            <text:p>0.0004705771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3" calcext:value-type="float">
            <text:p>73</text:p>
          </table:table-cell>
          <table:table-cell office:value-type="float" office:value="25600" calcext:value-type="float">
            <text:p>25600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2402770" calcext:value-type="float">
            <text:p>2.40E+06</text:p>
          </table:table-cell>
          <table:table-cell table:style-name="ce5" office:value-type="float" office:value="3311810" calcext:value-type="float">
            <text:p>3.31E+06</text:p>
          </table:table-cell>
          <table:table-cell office:value-type="float" office:value="1208.89" calcext:value-type="float">
            <text:p>1208.89</text:p>
          </table:table-cell>
          <table:table-cell table:formula="of:=[.E74]/[.G74]+(210-[.D74])*5" office:value-type="float" office:value="2972.58365111797" calcext:value-type="float">
            <text:p>2972.583651118</text:p>
          </table:table-cell>
          <table:table-cell table:formula="of:=[.F74]/[.G74]+(210-[.D74])*1" office:value-type="float" office:value="2936.54619527004" calcext:value-type="float">
            <text:p>2936.5461952701</text:p>
          </table:table-cell>
          <table:table-cell table:formula="of:=([.H74]+[.I74])*[.G74]" office:value-type="float" office:value="7143487.98" calcext:value-type="float">
            <text:p>7143487.98</text:p>
          </table:table-cell>
          <table:table-cell table:formula="of:=[.C74]/[.G74]" office:value-type="float" office:value="21.1764511245854" calcext:value-type="float">
            <text:p>21.1764511246</text:p>
          </table:table-cell>
          <table:table-cell table:formula="of:=[.J74]/[.K74]" office:value-type="float" office:value="337331.686880555" calcext:value-type="float">
            <text:p>337331.686880555</text:p>
          </table:table-cell>
          <table:table-cell table:formula="of:=1/[.L74]" office:value-type="float" office:value="0.00000296444134628268" calcext:value-type="float">
            <text:p>2.96444134628268E-06</text:p>
          </table:table-cell>
          <table:table-cell table:formula="of:=[.J74]/[.G74]" office:value-type="float" office:value="5909.12984638801" calcext:value-type="float">
            <text:p>5909.129846388</text:p>
          </table:table-cell>
          <table:table-cell table:formula="of:=1/[.N74]" office:value-type="float" office:value="0.000169229654110792" calcext:value-type="float">
            <text:p>0.0001692297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75]/[.G75]+(210-[.D75])*5" office:value-type="float" office:value="1345.41997630654" calcext:value-type="float">
            <text:p>1345.4199763065</text:p>
          </table:table-cell>
          <table:table-cell table:formula="of:=[.F75]/[.G75]+(210-[.D75])*1" office:value-type="float" office:value="628.970655065934" calcext:value-type="float">
            <text:p>628.9706550659</text:p>
          </table:table-cell>
          <table:table-cell table:formula="of:=([.H75]+[.I75])*[.G75]" office:value-type="float" office:value="5083.1674" calcext:value-type="float">
            <text:p>5083.1674</text:p>
          </table:table-cell>
          <table:table-cell table:formula="of:=[.C75]/[.G75]" office:value-type="float" office:value="49.7174263463518" calcext:value-type="float">
            <text:p>49.7174263464</text:p>
          </table:table-cell>
          <table:table-cell table:formula="of:=[.J75]/[.K75]" office:value-type="float" office:value="102.241161169297" calcext:value-type="float">
            <text:p>102.2411611693</text:p>
          </table:table-cell>
          <table:table-cell table:formula="of:=1/[.L75]" office:value-type="float" office:value="0.0097807965848915" calcext:value-type="float">
            <text:p>0.0097807966</text:p>
          </table:table-cell>
          <table:table-cell table:formula="of:=[.J75]/[.G75]" office:value-type="float" office:value="1974.39063137247" calcext:value-type="float">
            <text:p>1974.3906313725</text:p>
          </table:table-cell>
          <table:table-cell table:formula="of:=1/[.N75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5" calcext:value-type="float">
            <text:p>7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6]/[.G76]+(210-[.D76])*5" office:value-type="float" office:value="1408.76718547897" calcext:value-type="float">
            <text:p>1408.767185479</text:p>
          </table:table-cell>
          <table:table-cell table:formula="of:=[.F76]/[.G76]+(210-[.D76])*1" office:value-type="float" office:value="716.283293787101" calcext:value-type="float">
            <text:p>716.2832937871</text:p>
          </table:table-cell>
          <table:table-cell table:formula="of:=([.H76]+[.I76])*[.G76]" office:value-type="float" office:value="9923.22072" calcext:value-type="float">
            <text:p>9923.22072</text:p>
          </table:table-cell>
          <table:table-cell table:formula="of:=[.C76]/[.G76]" office:value-type="float" office:value="54.8222132755416" calcext:value-type="float">
            <text:p>54.8222132755</text:p>
          </table:table-cell>
          <table:table-cell table:formula="of:=[.J76]/[.K76]" office:value-type="float" office:value="181.007298448988" calcext:value-type="float">
            <text:p>181.007298449</text:p>
          </table:table-cell>
          <table:table-cell table:formula="of:=1/[.L76]" office:value-type="float" office:value="0.00552463910885795" calcext:value-type="float">
            <text:p>0.0055246391</text:p>
          </table:table-cell>
          <table:table-cell table:formula="of:=[.J76]/[.G76]" office:value-type="float" office:value="2125.05047926607" calcext:value-type="float">
            <text:p>2125.0504792661</text:p>
          </table:table-cell>
          <table:table-cell table:formula="of:=1/[.N76]" office:value-type="float" office:value="0.000470577056760257" calcext:value-type="float">
            <text:p>0.0004705771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6" calcext:value-type="float">
            <text:p>7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7]/[.G77]+(210-[.D77])*5" office:value-type="float" office:value="1408.76718547897" calcext:value-type="float">
            <text:p>1408.767185479</text:p>
          </table:table-cell>
          <table:table-cell table:formula="of:=[.F77]/[.G77]+(210-[.D77])*1" office:value-type="float" office:value="716.283293787101" calcext:value-type="float">
            <text:p>716.2832937871</text:p>
          </table:table-cell>
          <table:table-cell table:formula="of:=([.H77]+[.I77])*[.G77]" office:value-type="float" office:value="9923.22072" calcext:value-type="float">
            <text:p>9923.22072</text:p>
          </table:table-cell>
          <table:table-cell table:formula="of:=[.C77]/[.G77]" office:value-type="float" office:value="54.8222132755416" calcext:value-type="float">
            <text:p>54.8222132755</text:p>
          </table:table-cell>
          <table:table-cell table:formula="of:=[.J77]/[.K77]" office:value-type="float" office:value="181.007298448988" calcext:value-type="float">
            <text:p>181.007298449</text:p>
          </table:table-cell>
          <table:table-cell table:formula="of:=1/[.L77]" office:value-type="float" office:value="0.00552463910885795" calcext:value-type="float">
            <text:p>0.0055246391</text:p>
          </table:table-cell>
          <table:table-cell table:formula="of:=[.J77]/[.G77]" office:value-type="float" office:value="2125.05047926607" calcext:value-type="float">
            <text:p>2125.0504792661</text:p>
          </table:table-cell>
          <table:table-cell table:formula="of:=1/[.N77]" office:value-type="float" office:value="0.000470577056760257" calcext:value-type="float">
            <text:p>0.0004705771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7" calcext:value-type="float">
            <text:p>7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8]/[.G78]+(210-[.D78])*5" office:value-type="float" office:value="1408.76718547897" calcext:value-type="float">
            <text:p>1408.767185479</text:p>
          </table:table-cell>
          <table:table-cell table:formula="of:=[.F78]/[.G78]+(210-[.D78])*1" office:value-type="float" office:value="716.283293787101" calcext:value-type="float">
            <text:p>716.2832937871</text:p>
          </table:table-cell>
          <table:table-cell table:formula="of:=([.H78]+[.I78])*[.G78]" office:value-type="float" office:value="9923.22072" calcext:value-type="float">
            <text:p>9923.22072</text:p>
          </table:table-cell>
          <table:table-cell table:formula="of:=[.C78]/[.G78]" office:value-type="float" office:value="54.8222132755416" calcext:value-type="float">
            <text:p>54.8222132755</text:p>
          </table:table-cell>
          <table:table-cell table:formula="of:=[.J78]/[.K78]" office:value-type="float" office:value="181.007298448988" calcext:value-type="float">
            <text:p>181.007298449</text:p>
          </table:table-cell>
          <table:table-cell table:formula="of:=1/[.L78]" office:value-type="float" office:value="0.00552463910885795" calcext:value-type="float">
            <text:p>0.0055246391</text:p>
          </table:table-cell>
          <table:table-cell table:formula="of:=[.J78]/[.G78]" office:value-type="float" office:value="2125.05047926607" calcext:value-type="float">
            <text:p>2125.0504792661</text:p>
          </table:table-cell>
          <table:table-cell table:formula="of:=1/[.N78]" office:value-type="float" office:value="0.000470577056760257" calcext:value-type="float">
            <text:p>0.0004705771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8" calcext:value-type="float">
            <text:p>7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9]/[.G79]+(210-[.D79])*5" office:value-type="float" office:value="1408.76718547897" calcext:value-type="float">
            <text:p>1408.767185479</text:p>
          </table:table-cell>
          <table:table-cell table:formula="of:=[.F79]/[.G79]+(210-[.D79])*1" office:value-type="float" office:value="716.283293787101" calcext:value-type="float">
            <text:p>716.2832937871</text:p>
          </table:table-cell>
          <table:table-cell table:formula="of:=([.H79]+[.I79])*[.G79]" office:value-type="float" office:value="9923.22072" calcext:value-type="float">
            <text:p>9923.22072</text:p>
          </table:table-cell>
          <table:table-cell table:formula="of:=[.C79]/[.G79]" office:value-type="float" office:value="54.8222132755416" calcext:value-type="float">
            <text:p>54.8222132755</text:p>
          </table:table-cell>
          <table:table-cell table:formula="of:=[.J79]/[.K79]" office:value-type="float" office:value="181.007298448988" calcext:value-type="float">
            <text:p>181.007298449</text:p>
          </table:table-cell>
          <table:table-cell table:formula="of:=1/[.L79]" office:value-type="float" office:value="0.00552463910885795" calcext:value-type="float">
            <text:p>0.0055246391</text:p>
          </table:table-cell>
          <table:table-cell table:formula="of:=[.J79]/[.G79]" office:value-type="float" office:value="2125.05047926607" calcext:value-type="float">
            <text:p>2125.0504792661</text:p>
          </table:table-cell>
          <table:table-cell table:formula="of:=1/[.N79]" office:value-type="float" office:value="0.000470577056760257" calcext:value-type="float">
            <text:p>0.0004705771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9" calcext:value-type="float">
            <text:p>79</text:p>
          </table:table-cell>
          <table:table-cell office:value-type="float" office:value="6400" calcext:value-type="float">
            <text:p>6400</text:p>
          </table:table-cell>
          <table:table-cell office:value-type="float" office:value="8" calcext:value-type="float">
            <text:p>8</text:p>
          </table:table-cell>
          <table:table-cell office:value-type="float" office:value="176302" calcext:value-type="float">
            <text:p>176302</text:p>
          </table:table-cell>
          <table:table-cell office:value-type="float" office:value="243002" calcext:value-type="float">
            <text:p>243002</text:p>
          </table:table-cell>
          <table:table-cell office:value-type="float" office:value="144.529" calcext:value-type="float">
            <text:p>144.529</text:p>
          </table:table-cell>
          <table:table-cell table:formula="of:=[.E80]/[.G80]+(210-[.D80])*5" office:value-type="float" office:value="2229.83823315736" calcext:value-type="float">
            <text:p>2229.8382331574</text:p>
          </table:table-cell>
          <table:table-cell table:formula="of:=[.F80]/[.G80]+(210-[.D80])*1" office:value-type="float" office:value="1883.3373094673" calcext:value-type="float">
            <text:p>1883.3373094673</text:p>
          </table:table-cell>
          <table:table-cell table:formula="of:=([.H80]+[.I80])*[.G80]" office:value-type="float" office:value="594473.148" calcext:value-type="float">
            <text:p>594473.148</text:p>
          </table:table-cell>
          <table:table-cell table:formula="of:=[.C80]/[.G80]" office:value-type="float" office:value="44.2817704405344" calcext:value-type="float">
            <text:p>44.2817704405</text:p>
          </table:table-cell>
          <table:table-cell table:formula="of:=[.J80]/[.K80]" office:value-type="float" office:value="13424.7827511394" calcext:value-type="float">
            <text:p>13424.7827511394</text:p>
          </table:table-cell>
          <table:table-cell table:formula="of:=1/[.L80]" office:value-type="float" office:value="0.0000744891011301564" calcext:value-type="float">
            <text:p>7.44891011301564E-05</text:p>
          </table:table-cell>
          <table:table-cell table:formula="of:=[.J80]/[.G80]" office:value-type="float" office:value="4113.17554262466" calcext:value-type="float">
            <text:p>4113.1755426247</text:p>
          </table:table-cell>
          <table:table-cell table:formula="of:=1/[.N80]" office:value-type="float" office:value="0.000243121157761696" calcext:value-type="float">
            <text:p>0.000243121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81]/[.G81]+(210-[.D81])*5" office:value-type="float" office:value="1345.41997630654" calcext:value-type="float">
            <text:p>1345.4199763065</text:p>
          </table:table-cell>
          <table:table-cell table:formula="of:=[.F81]/[.G81]+(210-[.D81])*1" office:value-type="float" office:value="628.970655065934" calcext:value-type="float">
            <text:p>628.9706550659</text:p>
          </table:table-cell>
          <table:table-cell table:formula="of:=([.H81]+[.I81])*[.G81]" office:value-type="float" office:value="5083.1674" calcext:value-type="float">
            <text:p>5083.1674</text:p>
          </table:table-cell>
          <table:table-cell table:formula="of:=[.C81]/[.G81]" office:value-type="float" office:value="49.7174263463518" calcext:value-type="float">
            <text:p>49.7174263464</text:p>
          </table:table-cell>
          <table:table-cell table:formula="of:=[.J81]/[.K81]" office:value-type="float" office:value="102.241161169297" calcext:value-type="float">
            <text:p>102.2411611693</text:p>
          </table:table-cell>
          <table:table-cell table:formula="of:=1/[.L81]" office:value-type="float" office:value="0.0097807965848915" calcext:value-type="float">
            <text:p>0.0097807966</text:p>
          </table:table-cell>
          <table:table-cell table:formula="of:=[.J81]/[.G81]" office:value-type="float" office:value="1974.39063137247" calcext:value-type="float">
            <text:p>1974.3906313725</text:p>
          </table:table-cell>
          <table:table-cell table:formula="of:=1/[.N81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1" calcext:value-type="float">
            <text:p>81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82]/[.G82]+(210-[.D82])*5" office:value-type="float" office:value="1345.41997630654" calcext:value-type="float">
            <text:p>1345.4199763065</text:p>
          </table:table-cell>
          <table:table-cell table:formula="of:=[.F82]/[.G82]+(210-[.D82])*1" office:value-type="float" office:value="628.970655065934" calcext:value-type="float">
            <text:p>628.9706550659</text:p>
          </table:table-cell>
          <table:table-cell table:formula="of:=([.H82]+[.I82])*[.G82]" office:value-type="float" office:value="5083.1674" calcext:value-type="float">
            <text:p>5083.1674</text:p>
          </table:table-cell>
          <table:table-cell table:formula="of:=[.C82]/[.G82]" office:value-type="float" office:value="49.7174263463518" calcext:value-type="float">
            <text:p>49.7174263464</text:p>
          </table:table-cell>
          <table:table-cell table:formula="of:=[.J82]/[.K82]" office:value-type="float" office:value="102.241161169297" calcext:value-type="float">
            <text:p>102.2411611693</text:p>
          </table:table-cell>
          <table:table-cell table:formula="of:=1/[.L82]" office:value-type="float" office:value="0.0097807965848915" calcext:value-type="float">
            <text:p>0.0097807966</text:p>
          </table:table-cell>
          <table:table-cell table:formula="of:=[.J82]/[.G82]" office:value-type="float" office:value="1974.39063137247" calcext:value-type="float">
            <text:p>1974.3906313725</text:p>
          </table:table-cell>
          <table:table-cell table:formula="of:=1/[.N82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83]/[.G83]+(210-[.D83])*5" office:value-type="float" office:value="1345.41997630654" calcext:value-type="float">
            <text:p>1345.4199763065</text:p>
          </table:table-cell>
          <table:table-cell table:formula="of:=[.F83]/[.G83]+(210-[.D83])*1" office:value-type="float" office:value="628.970655065934" calcext:value-type="float">
            <text:p>628.9706550659</text:p>
          </table:table-cell>
          <table:table-cell table:formula="of:=([.H83]+[.I83])*[.G83]" office:value-type="float" office:value="5083.1674" calcext:value-type="float">
            <text:p>5083.1674</text:p>
          </table:table-cell>
          <table:table-cell table:formula="of:=[.C83]/[.G83]" office:value-type="float" office:value="49.7174263463518" calcext:value-type="float">
            <text:p>49.7174263464</text:p>
          </table:table-cell>
          <table:table-cell table:formula="of:=[.J83]/[.K83]" office:value-type="float" office:value="102.241161169297" calcext:value-type="float">
            <text:p>102.2411611693</text:p>
          </table:table-cell>
          <table:table-cell table:formula="of:=1/[.L83]" office:value-type="float" office:value="0.0097807965848915" calcext:value-type="float">
            <text:p>0.0097807966</text:p>
          </table:table-cell>
          <table:table-cell table:formula="of:=[.J83]/[.G83]" office:value-type="float" office:value="1974.39063137247" calcext:value-type="float">
            <text:p>1974.3906313725</text:p>
          </table:table-cell>
          <table:table-cell table:formula="of:=1/[.N83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84]/[.G84]+(210-[.D84])*5" office:value-type="float" office:value="1345.41997630654" calcext:value-type="float">
            <text:p>1345.4199763065</text:p>
          </table:table-cell>
          <table:table-cell table:formula="of:=[.F84]/[.G84]+(210-[.D84])*1" office:value-type="float" office:value="628.970655065934" calcext:value-type="float">
            <text:p>628.9706550659</text:p>
          </table:table-cell>
          <table:table-cell table:formula="of:=([.H84]+[.I84])*[.G84]" office:value-type="float" office:value="5083.1674" calcext:value-type="float">
            <text:p>5083.1674</text:p>
          </table:table-cell>
          <table:table-cell table:formula="of:=[.C84]/[.G84]" office:value-type="float" office:value="49.7174263463518" calcext:value-type="float">
            <text:p>49.7174263464</text:p>
          </table:table-cell>
          <table:table-cell table:formula="of:=[.J84]/[.K84]" office:value-type="float" office:value="102.241161169297" calcext:value-type="float">
            <text:p>102.2411611693</text:p>
          </table:table-cell>
          <table:table-cell table:formula="of:=1/[.L84]" office:value-type="float" office:value="0.0097807965848915" calcext:value-type="float">
            <text:p>0.0097807966</text:p>
          </table:table-cell>
          <table:table-cell table:formula="of:=[.J84]/[.G84]" office:value-type="float" office:value="1974.39063137247" calcext:value-type="float">
            <text:p>1974.3906313725</text:p>
          </table:table-cell>
          <table:table-cell table:formula="of:=1/[.N84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4" calcext:value-type="float">
            <text:p>84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85]/[.G85]+(210-[.D85])*5" office:value-type="float" office:value="1568.8478827845" calcext:value-type="float">
            <text:p>1568.8478827845</text:p>
          </table:table-cell>
          <table:table-cell table:formula="of:=[.F85]/[.G85]+(210-[.D85])*1" office:value-type="float" office:value="942.819851148195" calcext:value-type="float">
            <text:p>942.8198511482</text:p>
          </table:table-cell>
          <table:table-cell table:formula="of:=([.H85]+[.I85])*[.G85]" office:value-type="float" office:value="59226.381" calcext:value-type="float">
            <text:p>59226.381</text:p>
          </table:table-cell>
          <table:table-cell table:formula="of:=[.C85]/[.G85]" office:value-type="float" office:value="54.282139903734" calcext:value-type="float">
            <text:p>54.2821399037</text:p>
          </table:table-cell>
          <table:table-cell table:formula="of:=[.J85]/[.K85]" office:value-type="float" office:value="1091.08412278945" calcext:value-type="float">
            <text:p>1091.0841227895</text:p>
          </table:table-cell>
          <table:table-cell table:formula="of:=1/[.L85]" office:value-type="float" office:value="0.000916519614861053" calcext:value-type="float">
            <text:p>0.0009165196</text:p>
          </table:table-cell>
          <table:table-cell table:formula="of:=[.J85]/[.G85]" office:value-type="float" office:value="2511.6677339327" calcext:value-type="float">
            <text:p>2511.6677339327</text:p>
          </table:table-cell>
          <table:table-cell table:formula="of:=1/[.N85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86]/[.G86]+(210-[.D86])*5" office:value-type="float" office:value="1345.41997630654" calcext:value-type="float">
            <text:p>1345.4199763065</text:p>
          </table:table-cell>
          <table:table-cell table:formula="of:=[.F86]/[.G86]+(210-[.D86])*1" office:value-type="float" office:value="628.970655065934" calcext:value-type="float">
            <text:p>628.9706550659</text:p>
          </table:table-cell>
          <table:table-cell table:formula="of:=([.H86]+[.I86])*[.G86]" office:value-type="float" office:value="5083.1674" calcext:value-type="float">
            <text:p>5083.1674</text:p>
          </table:table-cell>
          <table:table-cell table:formula="of:=[.C86]/[.G86]" office:value-type="float" office:value="49.7174263463518" calcext:value-type="float">
            <text:p>49.7174263464</text:p>
          </table:table-cell>
          <table:table-cell table:formula="of:=[.J86]/[.K86]" office:value-type="float" office:value="102.241161169297" calcext:value-type="float">
            <text:p>102.2411611693</text:p>
          </table:table-cell>
          <table:table-cell table:formula="of:=1/[.L86]" office:value-type="float" office:value="0.0097807965848915" calcext:value-type="float">
            <text:p>0.0097807966</text:p>
          </table:table-cell>
          <table:table-cell table:formula="of:=[.J86]/[.G86]" office:value-type="float" office:value="1974.39063137247" calcext:value-type="float">
            <text:p>1974.3906313725</text:p>
          </table:table-cell>
          <table:table-cell table:formula="of:=1/[.N86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6" calcext:value-type="float">
            <text:p>86</text:p>
          </table:table-cell>
          <table:table-cell office:value-type="float" office:value="12800" calcext:value-type="float">
            <text:p>12800</text:p>
          </table:table-cell>
          <table:table-cell office:value-type="float" office:value="13" calcext:value-type="float">
            <text:p>13</text:p>
          </table:table-cell>
          <table:table-cell office:value-type="float" office:value="640140" calcext:value-type="float">
            <text:p>640140</text:p>
          </table:table-cell>
          <table:table-cell office:value-type="float" office:value="882327" calcext:value-type="float">
            <text:p>882327</text:p>
          </table:table-cell>
          <table:table-cell office:value-type="float" office:value="332.184" calcext:value-type="float">
            <text:p>332.184</text:p>
          </table:table-cell>
          <table:table-cell table:formula="of:=[.E87]/[.G87]+(210-[.D87])*5" office:value-type="float" office:value="2912.06451845965" calcext:value-type="float">
            <text:p>2912.0645184597</text:p>
          </table:table-cell>
          <table:table-cell table:formula="of:=[.F87]/[.G87]+(210-[.D87])*1" office:value-type="float" office:value="2853.13936854273" calcext:value-type="float">
            <text:p>2853.1393685427</text:p>
          </table:table-cell>
          <table:table-cell table:formula="of:=([.H87]+[.I87])*[.G87]" office:value-type="float" office:value="1915108.488" calcext:value-type="float">
            <text:p>1915108.488</text:p>
          </table:table-cell>
          <table:table-cell table:formula="of:=[.C87]/[.G87]" office:value-type="float" office:value="38.5328613057823" calcext:value-type="float">
            <text:p>38.5328613058</text:p>
          </table:table-cell>
          <table:table-cell table:formula="of:=[.J87]/[.K87]" office:value-type="float" office:value="49700.656092015" calcext:value-type="float">
            <text:p>49700.656092015</text:p>
          </table:table-cell>
          <table:table-cell table:formula="of:=1/[.L87]" office:value-type="float" office:value="0.0000201204587349635" calcext:value-type="float">
            <text:p>2.01204587349635E-05</text:p>
          </table:table-cell>
          <table:table-cell table:formula="of:=[.J87]/[.G87]" office:value-type="float" office:value="5765.20388700238" calcext:value-type="float">
            <text:p>5765.2038870024</text:p>
          </table:table-cell>
          <table:table-cell table:formula="of:=1/[.N87]" office:value-type="float" office:value="0.000173454403278693" calcext:value-type="float">
            <text:p>0.000173454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7" calcext:value-type="float">
            <text:p>87</text:p>
          </table:table-cell>
          <table:table-cell office:value-type="float" office:value="12800" calcext:value-type="float">
            <text:p>12800</text:p>
          </table:table-cell>
          <table:table-cell office:value-type="float" office:value="13" calcext:value-type="float">
            <text:p>13</text:p>
          </table:table-cell>
          <table:table-cell office:value-type="float" office:value="640140" calcext:value-type="float">
            <text:p>640140</text:p>
          </table:table-cell>
          <table:table-cell office:value-type="float" office:value="882327" calcext:value-type="float">
            <text:p>882327</text:p>
          </table:table-cell>
          <table:table-cell office:value-type="float" office:value="332.184" calcext:value-type="float">
            <text:p>332.184</text:p>
          </table:table-cell>
          <table:table-cell table:formula="of:=[.E88]/[.G88]+(210-[.D88])*5" office:value-type="float" office:value="2912.06451845965" calcext:value-type="float">
            <text:p>2912.0645184597</text:p>
          </table:table-cell>
          <table:table-cell table:formula="of:=[.F88]/[.G88]+(210-[.D88])*1" office:value-type="float" office:value="2853.13936854273" calcext:value-type="float">
            <text:p>2853.1393685427</text:p>
          </table:table-cell>
          <table:table-cell table:formula="of:=([.H88]+[.I88])*[.G88]" office:value-type="float" office:value="1915108.488" calcext:value-type="float">
            <text:p>1915108.488</text:p>
          </table:table-cell>
          <table:table-cell table:formula="of:=[.C88]/[.G88]" office:value-type="float" office:value="38.5328613057823" calcext:value-type="float">
            <text:p>38.5328613058</text:p>
          </table:table-cell>
          <table:table-cell table:formula="of:=[.J88]/[.K88]" office:value-type="float" office:value="49700.656092015" calcext:value-type="float">
            <text:p>49700.656092015</text:p>
          </table:table-cell>
          <table:table-cell table:formula="of:=1/[.L88]" office:value-type="float" office:value="0.0000201204587349635" calcext:value-type="float">
            <text:p>2.01204587349635E-05</text:p>
          </table:table-cell>
          <table:table-cell table:formula="of:=[.J88]/[.G88]" office:value-type="float" office:value="5765.20388700238" calcext:value-type="float">
            <text:p>5765.2038870024</text:p>
          </table:table-cell>
          <table:table-cell table:formula="of:=1/[.N88]" office:value-type="float" office:value="0.000173454403278693" calcext:value-type="float">
            <text:p>0.000173454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8" calcext:value-type="float">
            <text:p>8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89]/[.G89]+(210-[.D89])*5" office:value-type="float" office:value="1408.76718547897" calcext:value-type="float">
            <text:p>1408.767185479</text:p>
          </table:table-cell>
          <table:table-cell table:formula="of:=[.F89]/[.G89]+(210-[.D89])*1" office:value-type="float" office:value="716.283293787101" calcext:value-type="float">
            <text:p>716.2832937871</text:p>
          </table:table-cell>
          <table:table-cell table:formula="of:=([.H89]+[.I89])*[.G89]" office:value-type="float" office:value="9923.22072" calcext:value-type="float">
            <text:p>9923.22072</text:p>
          </table:table-cell>
          <table:table-cell table:formula="of:=[.C89]/[.G89]" office:value-type="float" office:value="54.8222132755416" calcext:value-type="float">
            <text:p>54.8222132755</text:p>
          </table:table-cell>
          <table:table-cell table:formula="of:=[.J89]/[.K89]" office:value-type="float" office:value="181.007298448988" calcext:value-type="float">
            <text:p>181.007298449</text:p>
          </table:table-cell>
          <table:table-cell table:formula="of:=1/[.L89]" office:value-type="float" office:value="0.00552463910885795" calcext:value-type="float">
            <text:p>0.0055246391</text:p>
          </table:table-cell>
          <table:table-cell table:formula="of:=[.J89]/[.G89]" office:value-type="float" office:value="2125.05047926607" calcext:value-type="float">
            <text:p>2125.0504792661</text:p>
          </table:table-cell>
          <table:table-cell table:formula="of:=1/[.N89]" office:value-type="float" office:value="0.000470577056760257" calcext:value-type="float">
            <text:p>0.0004705771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9" calcext:value-type="float">
            <text:p>89</text:p>
          </table:table-cell>
          <table:table-cell office:value-type="float" office:value="51200" calcext:value-type="float">
            <text:p>512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9600440" calcext:value-type="float">
            <text:p>9.60E+06</text:p>
          </table:table-cell>
          <table:table-cell table:style-name="ce5" office:value-type="float" office:value="13232600" calcext:value-type="float">
            <text:p>1.32E+07</text:p>
          </table:table-cell>
          <table:table-cell office:value-type="float" office:value="2365.2" calcext:value-type="float">
            <text:p>2365.2</text:p>
          </table:table-cell>
          <table:table-cell table:formula="of:=[.E90]/[.G90]+(210-[.D90])*5" office:value-type="float" office:value="4969.03940470151" calcext:value-type="float">
            <text:p>4969.0394047015</text:p>
          </table:table-cell>
          <table:table-cell table:formula="of:=[.F90]/[.G90]+(210-[.D90])*1" office:value-type="float" office:value="5776.70657872484" calcext:value-type="float">
            <text:p>5776.7065787249</text:p>
          </table:table-cell>
          <table:table-cell table:formula="of:=([.H90]+[.I90])*[.G90]" office:value-type="float" office:value="25415838.4" calcext:value-type="float">
            <text:p>25415838.4</text:p>
          </table:table-cell>
          <table:table-cell table:formula="of:=[.C90]/[.G90]" office:value-type="float" office:value="21.64721799425" calcext:value-type="float">
            <text:p>21.6472179943</text:p>
          </table:table-cell>
          <table:table-cell table:formula="of:=[.J90]/[.K90]" office:value-type="float" office:value="1174092.5973375" calcext:value-type="float">
            <text:p>1174092.5973375</text:p>
          </table:table-cell>
          <table:table-cell table:formula="of:=1/[.L90]" office:value-type="float" office:value="0.000000851721578236426" calcext:value-type="float">
            <text:p>8.51721578236426E-07</text:p>
          </table:table-cell>
          <table:table-cell table:formula="of:=[.J90]/[.G90]" office:value-type="float" office:value="10745.7459834264" calcext:value-type="float">
            <text:p>10745.7459834264</text:p>
          </table:table-cell>
          <table:table-cell table:formula="of:=1/[.N90]" office:value-type="float" office:value="0.0000930600817795568" calcext:value-type="float">
            <text:p>9.3060081779556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91]/[.G91]+(210-[.D91])*5" office:value-type="float" office:value="1345.41997630654" calcext:value-type="float">
            <text:p>1345.4199763065</text:p>
          </table:table-cell>
          <table:table-cell table:formula="of:=[.F91]/[.G91]+(210-[.D91])*1" office:value-type="float" office:value="628.970655065934" calcext:value-type="float">
            <text:p>628.9706550659</text:p>
          </table:table-cell>
          <table:table-cell table:formula="of:=([.H91]+[.I91])*[.G91]" office:value-type="float" office:value="5083.1674" calcext:value-type="float">
            <text:p>5083.1674</text:p>
          </table:table-cell>
          <table:table-cell table:formula="of:=[.C91]/[.G91]" office:value-type="float" office:value="49.7174263463518" calcext:value-type="float">
            <text:p>49.7174263464</text:p>
          </table:table-cell>
          <table:table-cell table:formula="of:=[.J91]/[.K91]" office:value-type="float" office:value="102.241161169297" calcext:value-type="float">
            <text:p>102.2411611693</text:p>
          </table:table-cell>
          <table:table-cell table:formula="of:=1/[.L91]" office:value-type="float" office:value="0.0097807965848915" calcext:value-type="float">
            <text:p>0.0097807966</text:p>
          </table:table-cell>
          <table:table-cell table:formula="of:=[.J91]/[.G91]" office:value-type="float" office:value="1974.39063137247" calcext:value-type="float">
            <text:p>1974.3906313725</text:p>
          </table:table-cell>
          <table:table-cell table:formula="of:=1/[.N91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1" calcext:value-type="float">
            <text:p>91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2]/[.G92]+(210-[.D92])*5" office:value-type="float" office:value="1568.8478827845" calcext:value-type="float">
            <text:p>1568.8478827845</text:p>
          </table:table-cell>
          <table:table-cell table:formula="of:=[.F92]/[.G92]+(210-[.D92])*1" office:value-type="float" office:value="942.819851148195" calcext:value-type="float">
            <text:p>942.8198511482</text:p>
          </table:table-cell>
          <table:table-cell table:formula="of:=([.H92]+[.I92])*[.G92]" office:value-type="float" office:value="59226.381" calcext:value-type="float">
            <text:p>59226.381</text:p>
          </table:table-cell>
          <table:table-cell table:formula="of:=[.C92]/[.G92]" office:value-type="float" office:value="54.282139903734" calcext:value-type="float">
            <text:p>54.2821399037</text:p>
          </table:table-cell>
          <table:table-cell table:formula="of:=[.J92]/[.K92]" office:value-type="float" office:value="1091.08412278945" calcext:value-type="float">
            <text:p>1091.0841227895</text:p>
          </table:table-cell>
          <table:table-cell table:formula="of:=1/[.L92]" office:value-type="float" office:value="0.000916519614861053" calcext:value-type="float">
            <text:p>0.0009165196</text:p>
          </table:table-cell>
          <table:table-cell table:formula="of:=[.J92]/[.G92]" office:value-type="float" office:value="2511.6677339327" calcext:value-type="float">
            <text:p>2511.6677339327</text:p>
          </table:table-cell>
          <table:table-cell table:formula="of:=1/[.N92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93]/[.G93]+(210-[.D93])*5" office:value-type="float" office:value="1345.41997630654" calcext:value-type="float">
            <text:p>1345.4199763065</text:p>
          </table:table-cell>
          <table:table-cell table:formula="of:=[.F93]/[.G93]+(210-[.D93])*1" office:value-type="float" office:value="628.970655065934" calcext:value-type="float">
            <text:p>628.9706550659</text:p>
          </table:table-cell>
          <table:table-cell table:formula="of:=([.H93]+[.I93])*[.G93]" office:value-type="float" office:value="5083.1674" calcext:value-type="float">
            <text:p>5083.1674</text:p>
          </table:table-cell>
          <table:table-cell table:formula="of:=[.C93]/[.G93]" office:value-type="float" office:value="49.7174263463518" calcext:value-type="float">
            <text:p>49.7174263464</text:p>
          </table:table-cell>
          <table:table-cell table:formula="of:=[.J93]/[.K93]" office:value-type="float" office:value="102.241161169297" calcext:value-type="float">
            <text:p>102.2411611693</text:p>
          </table:table-cell>
          <table:table-cell table:formula="of:=1/[.L93]" office:value-type="float" office:value="0.0097807965848915" calcext:value-type="float">
            <text:p>0.0097807966</text:p>
          </table:table-cell>
          <table:table-cell table:formula="of:=[.J93]/[.G93]" office:value-type="float" office:value="1974.39063137247" calcext:value-type="float">
            <text:p>1974.3906313725</text:p>
          </table:table-cell>
          <table:table-cell table:formula="of:=1/[.N93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3" calcext:value-type="float">
            <text:p>93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4]/[.G94]+(210-[.D94])*5" office:value-type="float" office:value="1568.8478827845" calcext:value-type="float">
            <text:p>1568.8478827845</text:p>
          </table:table-cell>
          <table:table-cell table:formula="of:=[.F94]/[.G94]+(210-[.D94])*1" office:value-type="float" office:value="942.819851148195" calcext:value-type="float">
            <text:p>942.8198511482</text:p>
          </table:table-cell>
          <table:table-cell table:formula="of:=([.H94]+[.I94])*[.G94]" office:value-type="float" office:value="59226.381" calcext:value-type="float">
            <text:p>59226.381</text:p>
          </table:table-cell>
          <table:table-cell table:formula="of:=[.C94]/[.G94]" office:value-type="float" office:value="54.282139903734" calcext:value-type="float">
            <text:p>54.2821399037</text:p>
          </table:table-cell>
          <table:table-cell table:formula="of:=[.J94]/[.K94]" office:value-type="float" office:value="1091.08412278945" calcext:value-type="float">
            <text:p>1091.0841227895</text:p>
          </table:table-cell>
          <table:table-cell table:formula="of:=1/[.L94]" office:value-type="float" office:value="0.000916519614861053" calcext:value-type="float">
            <text:p>0.0009165196</text:p>
          </table:table-cell>
          <table:table-cell table:formula="of:=[.J94]/[.G94]" office:value-type="float" office:value="2511.6677339327" calcext:value-type="float">
            <text:p>2511.6677339327</text:p>
          </table:table-cell>
          <table:table-cell table:formula="of:=1/[.N94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4" calcext:value-type="float">
            <text:p>94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5]/[.G95]+(210-[.D95])*5" office:value-type="float" office:value="1568.8478827845" calcext:value-type="float">
            <text:p>1568.8478827845</text:p>
          </table:table-cell>
          <table:table-cell table:formula="of:=[.F95]/[.G95]+(210-[.D95])*1" office:value-type="float" office:value="942.819851148195" calcext:value-type="float">
            <text:p>942.8198511482</text:p>
          </table:table-cell>
          <table:table-cell table:formula="of:=([.H95]+[.I95])*[.G95]" office:value-type="float" office:value="59226.381" calcext:value-type="float">
            <text:p>59226.381</text:p>
          </table:table-cell>
          <table:table-cell table:formula="of:=[.C95]/[.G95]" office:value-type="float" office:value="54.282139903734" calcext:value-type="float">
            <text:p>54.2821399037</text:p>
          </table:table-cell>
          <table:table-cell table:formula="of:=[.J95]/[.K95]" office:value-type="float" office:value="1091.08412278945" calcext:value-type="float">
            <text:p>1091.0841227895</text:p>
          </table:table-cell>
          <table:table-cell table:formula="of:=1/[.L95]" office:value-type="float" office:value="0.000916519614861053" calcext:value-type="float">
            <text:p>0.0009165196</text:p>
          </table:table-cell>
          <table:table-cell table:formula="of:=[.J95]/[.G95]" office:value-type="float" office:value="2511.6677339327" calcext:value-type="float">
            <text:p>2511.6677339327</text:p>
          </table:table-cell>
          <table:table-cell table:formula="of:=1/[.N95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5" calcext:value-type="float">
            <text:p>9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96]/[.G96]+(210-[.D96])*5" office:value-type="float" office:value="1345.41997630654" calcext:value-type="float">
            <text:p>1345.4199763065</text:p>
          </table:table-cell>
          <table:table-cell table:formula="of:=[.F96]/[.G96]+(210-[.D96])*1" office:value-type="float" office:value="628.970655065934" calcext:value-type="float">
            <text:p>628.9706550659</text:p>
          </table:table-cell>
          <table:table-cell table:formula="of:=([.H96]+[.I96])*[.G96]" office:value-type="float" office:value="5083.1674" calcext:value-type="float">
            <text:p>5083.1674</text:p>
          </table:table-cell>
          <table:table-cell table:formula="of:=[.C96]/[.G96]" office:value-type="float" office:value="49.7174263463518" calcext:value-type="float">
            <text:p>49.7174263464</text:p>
          </table:table-cell>
          <table:table-cell table:formula="of:=[.J96]/[.K96]" office:value-type="float" office:value="102.241161169297" calcext:value-type="float">
            <text:p>102.2411611693</text:p>
          </table:table-cell>
          <table:table-cell table:formula="of:=1/[.L96]" office:value-type="float" office:value="0.0097807965848915" calcext:value-type="float">
            <text:p>0.0097807966</text:p>
          </table:table-cell>
          <table:table-cell table:formula="of:=[.J96]/[.G96]" office:value-type="float" office:value="1974.39063137247" calcext:value-type="float">
            <text:p>1974.3906313725</text:p>
          </table:table-cell>
          <table:table-cell table:formula="of:=1/[.N96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97]/[.G97]+(210-[.D97])*5" office:value-type="float" office:value="1345.41997630654" calcext:value-type="float">
            <text:p>1345.4199763065</text:p>
          </table:table-cell>
          <table:table-cell table:formula="of:=[.F97]/[.G97]+(210-[.D97])*1" office:value-type="float" office:value="628.970655065934" calcext:value-type="float">
            <text:p>628.9706550659</text:p>
          </table:table-cell>
          <table:table-cell table:formula="of:=([.H97]+[.I97])*[.G97]" office:value-type="float" office:value="5083.1674" calcext:value-type="float">
            <text:p>5083.1674</text:p>
          </table:table-cell>
          <table:table-cell table:formula="of:=[.C97]/[.G97]" office:value-type="float" office:value="49.7174263463518" calcext:value-type="float">
            <text:p>49.7174263464</text:p>
          </table:table-cell>
          <table:table-cell table:formula="of:=[.J97]/[.K97]" office:value-type="float" office:value="102.241161169297" calcext:value-type="float">
            <text:p>102.2411611693</text:p>
          </table:table-cell>
          <table:table-cell table:formula="of:=1/[.L97]" office:value-type="float" office:value="0.0097807965848915" calcext:value-type="float">
            <text:p>0.0097807966</text:p>
          </table:table-cell>
          <table:table-cell table:formula="of:=[.J97]/[.G97]" office:value-type="float" office:value="1974.39063137247" calcext:value-type="float">
            <text:p>1974.3906313725</text:p>
          </table:table-cell>
          <table:table-cell table:formula="of:=1/[.N97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 table:number-rows-repeated="3">
          <table:table-cell table:style-name="ce5" table:number-columns-repeated="2"/>
          <table:table-cell table:number-columns-repeated="22"/>
        </table:table-row>
        <table:table-row table:style-name="ro1">
          <table:table-cell table:style-name="ce5" table:number-columns-repeated="2"/>
          <table:table-cell table:number-columns-repeated="22"/>
        </table:table-row>
      </table:table>
      <table:table table:name="eptp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arrivalRate</text:p>
          </table:table-cell>
          <table:table-cell office:value-type="string" calcext:value-type="string">
            <text:p>taskNo</text:p>
          </table:table-cell>
          <table:table-cell office:value-type="string" calcext:value-type="string">
            <text:p>workload</text:p>
          </table:table-cell>
          <table:table-cell office:value-type="string" calcext:value-type="string">
            <text:p>machines</text:p>
          </table:table-cell>
          <table:table-cell office:value-type="string" calcext:value-type="string">
            <text:p>cpuEnergy</text:p>
          </table:table-cell>
          <table:table-cell office:value-type="string" calcext:value-type="string">
            <text:p>acEnergy</text:p>
          </table:table-cell>
          <table:table-cell office:value-type="string" calcext:value-type="string">
            <text:p>responseTime</text:p>
          </table:table-cell>
          <table:table-cell office:value-type="string" calcext:value-type="string">
            <text:p>cpuPower</text:p>
          </table:table-cell>
          <table:table-cell office:value-type="string" calcext:value-type="string">
            <text:p>acPower</text:p>
          </table:table-cell>
          <table:table-cell office:value-type="string" calcext:value-type="string">
            <text:p>totalEnergy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energy per tp</text:p>
          </table:table-cell>
          <table:table-cell office:value-type="string" calcext:value-type="string">
            <text:p>tp per energy</text:p>
          </table:table-cell>
          <table:table-cell office:value-type="string" calcext:value-type="string">
            <text:p>energy per rt</text:p>
          </table:table-cell>
          <table:table-cell office:value-type="string" calcext:value-type="string">
            <text:p>rt per energy</text:p>
          </table:table-cell>
          <table:table-cell office:value-type="string" calcext:value-type="string">
            <text:p>avgCPUPower</text:p>
          </table:table-cell>
          <table:table-cell office:value-type="string" calcext:value-type="string">
            <text:p>avgACPower</text:p>
          </table:table-cell>
          <table:table-cell office:value-type="string" calcext:value-type="string">
            <text:p>avgTotalEnergy</text:p>
          </table:table-cell>
          <table:table-cell office:value-type="string" calcext:value-type="string">
            <text:p>avgTP</text:p>
          </table:table-cell>
          <table:table-cell office:value-type="string" calcext:value-type="string">
            <text:p>avgRT</text:p>
          </table:table-cell>
          <table:table-cell office:value-type="string" calcext:value-type="string">
            <text:p>avgEpTP</text:p>
          </table:table-cell>
          <table:table-cell office:value-type="string" calcext:value-type="string">
            <text:p>avgTPpE</text:p>
          </table:table-cell>
          <table:table-cell office:value-type="string" calcext:value-type="string">
            <text:p>avgEpRT</text:p>
          </table:table-cell>
          <table:table-cell office:value-type="string" calcext:value-type="string">
            <text:p>avgRTpE</text:p>
          </table:table-cell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]/[.G2]+(210-[.D2])*5" office:value-type="float" office:value="1410.49979608087" calcext:value-type="float">
            <text:p>1410.4997960809</text:p>
          </table:table-cell>
          <table:table-cell table:formula="of:=[.F2]/[.G2]+(210-[.D2])*1" office:value-type="float" office:value="724.562292439456" calcext:value-type="float">
            <text:p>724.5622924395</text:p>
          </table:table-cell>
          <table:table-cell table:formula="of:=([.H2]+[.I2])*[.G2]" office:value-type="float" office:value="5496.8241" calcext:value-type="float">
            <text:p>5496.8241</text:p>
          </table:table-cell>
          <table:table-cell table:formula="of:=[.C2]/[.G2]" office:value-type="float" office:value="49.7174263463518" calcext:value-type="float">
            <text:p>49.7174263464</text:p>
          </table:table-cell>
          <table:table-cell table:formula="of:=[.J2]/[.K2]" office:value-type="float" office:value="110.561316301992" calcext:value-type="float">
            <text:p>110.561316302</text:p>
          </table:table-cell>
          <table:table-cell table:formula="of:=1/[.L2]" office:value-type="float" office:value="0.00904475483331398" calcext:value-type="float">
            <text:p>0.0090447548</text:p>
          </table:table-cell>
          <table:table-cell table:formula="of:=[.J2]/[.G2]" office:value-type="float" office:value="2135.06208852032" calcext:value-type="float">
            <text:p>2135.0620885203</text:p>
          </table:table-cell>
          <table:table-cell table:formula="of:=1/[.N2]" office:value-type="float" office:value="0.000468370454131869" calcext:value-type="float">
            <text:p>0.0004683705</text:p>
          </table:table-cell>
          <table:table-cell table:formula="of:=AVERAGE([.H2:.H97])" office:value-type="float" office:value="2861.51387905716" calcext:value-type="float">
            <text:p>2861.5138790572</text:p>
          </table:table-cell>
          <table:table-cell table:formula="of:=AVERAGE([.I2:.I97])" office:value-type="float" office:value="2775.35993822691" calcext:value-type="float">
            <text:p>2775.3599382269</text:p>
          </table:table-cell>
          <table:table-cell table:formula="of:=AVERAGE([.J2:.J97])" office:value-type="float" office:value="6046904.62891543" calcext:value-type="float">
            <text:p>6046904.62891543</text:p>
          </table:table-cell>
          <table:table-cell table:formula="of:=AVERAGE([.K2:.K97])" office:value-type="float" office:value="49.3920299975961" calcext:value-type="float">
            <text:p>49.3920299976</text:p>
          </table:table-cell>
          <table:table-cell table:formula="of:=AVERAGE([.G2:.G97])" office:value-type="float" office:value="248.222522291667" calcext:value-type="float">
            <text:p>248.2225222917</text:p>
          </table:table-cell>
          <table:table-cell table:formula="of:=AVERAGE([.L2:.L97])" office:value-type="float" office:value="160155.334530584" calcext:value-type="float">
            <text:p>160155.334530584</text:p>
          </table:table-cell>
          <table:table-cell table:formula="of:=AVERAGE([.M2:.M97])" office:value-type="float" office:value="0.00457881623748266" calcext:value-type="float">
            <text:p>0.0045788162</text:p>
          </table:table-cell>
          <table:table-cell table:formula="of:=AVERAGE([.N2:.N97])" office:value-type="float" office:value="5636.87381728408" calcext:value-type="float">
            <text:p>5636.8738172841</text:p>
          </table:table-cell>
          <table:table-cell table:formula="of:=AVERAGE([.O2:.O97])" office:value-type="float" office:value="0.000353251842700833" calcext:value-type="float">
            <text:p>0.0003532518</text:p>
          </table:table-cell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12596300" calcext:value-type="float">
            <text:p>1.26E+07</text:p>
          </table:table-cell>
          <table:table-cell table:style-name="ce5" office:value-type="float" office:value="17361900" calcext:value-type="float">
            <text:p>1.74E+07</text:p>
          </table:table-cell>
          <table:table-cell office:value-type="float" office:value="1032.82" calcext:value-type="float">
            <text:p>1032.82</text:p>
          </table:table-cell>
          <table:table-cell table:formula="of:=[.E3]/[.G3]+(210-[.D3])*5" office:value-type="float" office:value="12876.0264131214" calcext:value-type="float">
            <text:p>12876.0264131214</text:p>
          </table:table-cell>
          <table:table-cell table:formula="of:=[.F3]/[.G3]+(210-[.D3])*1" office:value-type="float" office:value="16946.1895780485" calcext:value-type="float">
            <text:p>16946.1895780485</text:p>
          </table:table-cell>
          <table:table-cell table:formula="of:=([.H3]+[.I3])*[.G3]" office:value-type="float" office:value="30800981.12" calcext:value-type="float">
            <text:p>30800981.12</text:p>
          </table:table-cell>
          <table:table-cell table:formula="of:=[.C3]/[.G3]" office:value-type="float" office:value="49.5730136906721" calcext:value-type="float">
            <text:p>49.5730136907</text:p>
          </table:table-cell>
          <table:table-cell table:formula="of:=[.J3]/[.K3]" office:value-type="float" office:value="621325.57266325" calcext:value-type="float">
            <text:p>621325.57266325</text:p>
          </table:table-cell>
          <table:table-cell table:formula="of:=1/[.L3]" office:value-type="float" office:value="0.00000160946216282971" calcext:value-type="float">
            <text:p>1.60946216282971E-06</text:p>
          </table:table-cell>
          <table:table-cell table:formula="of:=[.J3]/[.G3]" office:value-type="float" office:value="29822.2159911698" calcext:value-type="float">
            <text:p>29822.2159911698</text:p>
          </table:table-cell>
          <table:table-cell table:formula="of:=1/[.N3]" office:value-type="float" office:value="0.0000335320487349463" calcext:value-type="float">
            <text:p>0.000033532</text:p>
          </table:table-cell>
          <table:table-cell/>
          <table:table-cell table:formula="of:=[.Q2]/[.P2]" office:value-type="float" office:value="0.969892181386645" calcext:value-type="float">
            <text:p>0.9698921814</text:p>
          </table:table-cell>
          <table:table-cell table:formula="of:=[.R2]/360000" office:value-type="float" office:value="16.7969573025428" calcext:value-type="float">
            <text:p>16.7969573025</text:p>
          </table:table-cell>
          <table:table-cell table:number-columns-repeated="6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4]/[.G4]+(210-[.D4])*5" office:value-type="float" office:value="1473.8475342853" calcext:value-type="float">
            <text:p>1473.8475342853</text:p>
          </table:table-cell>
          <table:table-cell table:formula="of:=[.F4]/[.G4]+(210-[.D4])*1" office:value-type="float" office:value="811.877463787358" calcext:value-type="float">
            <text:p>811.8774637874</text:p>
          </table:table-cell>
          <table:table-cell table:formula="of:=([.H4]+[.I4])*[.G4]" office:value-type="float" office:value="10673.51288" calcext:value-type="float">
            <text:p>10673.51288</text:p>
          </table:table-cell>
          <table:table-cell table:formula="of:=[.C4]/[.G4]" office:value-type="float" office:value="54.8222132755416" calcext:value-type="float">
            <text:p>54.8222132755</text:p>
          </table:table-cell>
          <table:table-cell table:formula="of:=[.J4]/[.K4]" office:value-type="float" office:value="194.693213613138" calcext:value-type="float">
            <text:p>194.6932136131</text:p>
          </table:table-cell>
          <table:table-cell table:formula="of:=1/[.L4]" office:value-type="float" office:value="0.00513628585938818" calcext:value-type="float">
            <text:p>0.0051362859</text:p>
          </table:table-cell>
          <table:table-cell table:formula="of:=[.J4]/[.G4]" office:value-type="float" office:value="2285.72499807266" calcext:value-type="float">
            <text:p>2285.7249980727</text:p>
          </table:table-cell>
          <table:table-cell table:formula="of:=1/[.N4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" calcext:value-type="float">
            <text:p>4</text:p>
          </table:table-cell>
          <table:table-cell office:value-type="float" office:value="102400" calcext:value-type="float">
            <text:p>1024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40906700" calcext:value-type="float">
            <text:p>4.09E+07</text:p>
          </table:table-cell>
          <table:table-cell table:style-name="ce5" office:value-type="float" office:value="56383100" calcext:value-type="float">
            <text:p>5.64E+07</text:p>
          </table:table-cell>
          <table:table-cell office:value-type="float" office:value="2865.97" calcext:value-type="float">
            <text:p>2865.97</text:p>
          </table:table-cell>
          <table:table-cell table:formula="of:=[.E5]/[.G5]+(210-[.D5])*5" office:value-type="float" office:value="14953.2478009191" calcext:value-type="float">
            <text:p>14953.2478009191</text:p>
          </table:table-cell>
          <table:table-cell table:formula="of:=[.F5]/[.G5]+(210-[.D5])*1" office:value-type="float" office:value="19809.3043262839" calcext:value-type="float">
            <text:p>19809.3043262839</text:p>
          </table:table-cell>
          <table:table-cell table:formula="of:=([.H5]+[.I5])*[.G5]" office:value-type="float" office:value="99628431.52" calcext:value-type="float">
            <text:p>99628431.52</text:p>
          </table:table-cell>
          <table:table-cell table:formula="of:=[.C5]/[.G5]" office:value-type="float" office:value="35.7296133595257" calcext:value-type="float">
            <text:p>35.7296133595</text:p>
          </table:table-cell>
          <table:table-cell table:formula="of:=[.J5]/[.K5]" office:value-type="float" office:value="2788399.37386108" calcext:value-type="float">
            <text:p>2788399.37386108</text:p>
          </table:table-cell>
          <table:table-cell table:formula="of:=1/[.L5]" office:value-type="float" office:value="0.00000035862868474802" calcext:value-type="float">
            <text:p>3.5862868474802E-07</text:p>
          </table:table-cell>
          <table:table-cell table:formula="of:=[.J5]/[.G5]" office:value-type="float" office:value="34762.552127203" calcext:value-type="float">
            <text:p>34762.552127203</text:p>
          </table:table-cell>
          <table:table-cell table:formula="of:=1/[.N5]" office:value-type="float" office:value="0.0000287665875721899" calcext:value-type="float">
            <text:p>2.87665875721899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" calcext:value-type="float">
            <text:p>5</text:p>
          </table:table-cell>
          <table:table-cell office:value-type="float" office:value="25600" calcext:value-type="float">
            <text:p>25600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2478170" calcext:value-type="float">
            <text:p>2.48E+06</text:p>
          </table:table-cell>
          <table:table-cell table:style-name="ce5" office:value-type="float" office:value="3415740" calcext:value-type="float">
            <text:p>3.42E+06</text:p>
          </table:table-cell>
          <table:table-cell office:value-type="float" office:value="860.334" calcext:value-type="float">
            <text:p>860.334</text:p>
          </table:table-cell>
          <table:table-cell table:formula="of:=[.E6]/[.G6]+(210-[.D6])*5" office:value-type="float" office:value="3830.47432741238" calcext:value-type="float">
            <text:p>3830.4743274124</text:p>
          </table:table-cell>
          <table:table-cell table:formula="of:=[.F6]/[.G6]+(210-[.D6])*1" office:value-type="float" office:value="4160.24876385218" calcext:value-type="float">
            <text:p>4160.2487638522</text:p>
          </table:table-cell>
          <table:table-cell table:formula="of:=([.H6]+[.I6])*[.G6]" office:value-type="float" office:value="6874690.76" calcext:value-type="float">
            <text:p>6874690.76</text:p>
          </table:table-cell>
          <table:table-cell table:formula="of:=[.C6]/[.G6]" office:value-type="float" office:value="29.7558855049318" calcext:value-type="float">
            <text:p>29.7558855049</text:p>
          </table:table-cell>
          <table:table-cell table:formula="of:=[.J6]/[.K6]" office:value-type="float" office:value="231036.335949759" calcext:value-type="float">
            <text:p>231036.335949759</text:p>
          </table:table-cell>
          <table:table-cell table:formula="of:=1/[.L6]" office:value-type="float" office:value="0.00000432832349028188" calcext:value-type="float">
            <text:p>4.32832349028188E-06</text:p>
          </table:table-cell>
          <table:table-cell table:formula="of:=[.J6]/[.G6]" office:value-type="float" office:value="7990.72309126456" calcext:value-type="float">
            <text:p>7990.7230912646</text:p>
          </table:table-cell>
          <table:table-cell table:formula="of:=1/[.N6]" office:value-type="float" office:value="0.000125145119982095" calcext:value-type="float">
            <text:p>0.0001251451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7]/[.G7]+(210-[.D7])*5" office:value-type="float" office:value="1473.8475342853" calcext:value-type="float">
            <text:p>1473.8475342853</text:p>
          </table:table-cell>
          <table:table-cell table:formula="of:=[.F7]/[.G7]+(210-[.D7])*1" office:value-type="float" office:value="811.877463787358" calcext:value-type="float">
            <text:p>811.8774637874</text:p>
          </table:table-cell>
          <table:table-cell table:formula="of:=([.H7]+[.I7])*[.G7]" office:value-type="float" office:value="10673.51288" calcext:value-type="float">
            <text:p>10673.51288</text:p>
          </table:table-cell>
          <table:table-cell table:formula="of:=[.C7]/[.G7]" office:value-type="float" office:value="54.8222132755416" calcext:value-type="float">
            <text:p>54.8222132755</text:p>
          </table:table-cell>
          <table:table-cell table:formula="of:=[.J7]/[.K7]" office:value-type="float" office:value="194.693213613138" calcext:value-type="float">
            <text:p>194.6932136131</text:p>
          </table:table-cell>
          <table:table-cell table:formula="of:=1/[.L7]" office:value-type="float" office:value="0.00513628585938818" calcext:value-type="float">
            <text:p>0.0051362859</text:p>
          </table:table-cell>
          <table:table-cell table:formula="of:=[.J7]/[.G7]" office:value-type="float" office:value="2285.72499807266" calcext:value-type="float">
            <text:p>2285.7249980727</text:p>
          </table:table-cell>
          <table:table-cell table:formula="of:=1/[.N7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8]/[.G8]+(210-[.D8])*5" office:value-type="float" office:value="1568.8478827845" calcext:value-type="float">
            <text:p>1568.8478827845</text:p>
          </table:table-cell>
          <table:table-cell table:formula="of:=[.F8]/[.G8]+(210-[.D8])*1" office:value-type="float" office:value="942.819851148195" calcext:value-type="float">
            <text:p>942.8198511482</text:p>
          </table:table-cell>
          <table:table-cell table:formula="of:=([.H8]+[.I8])*[.G8]" office:value-type="float" office:value="59226.381" calcext:value-type="float">
            <text:p>59226.381</text:p>
          </table:table-cell>
          <table:table-cell table:formula="of:=[.C8]/[.G8]" office:value-type="float" office:value="54.282139903734" calcext:value-type="float">
            <text:p>54.2821399037</text:p>
          </table:table-cell>
          <table:table-cell table:formula="of:=[.J8]/[.K8]" office:value-type="float" office:value="1091.08412278945" calcext:value-type="float">
            <text:p>1091.0841227895</text:p>
          </table:table-cell>
          <table:table-cell table:formula="of:=1/[.L8]" office:value-type="float" office:value="0.000916519614861053" calcext:value-type="float">
            <text:p>0.0009165196</text:p>
          </table:table-cell>
          <table:table-cell table:formula="of:=[.J8]/[.G8]" office:value-type="float" office:value="2511.6677339327" calcext:value-type="float">
            <text:p>2511.6677339327</text:p>
          </table:table-cell>
          <table:table-cell table:formula="of:=1/[.N8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9]/[.G9]+(210-[.D9])*5" office:value-type="float" office:value="1473.8475342853" calcext:value-type="float">
            <text:p>1473.8475342853</text:p>
          </table:table-cell>
          <table:table-cell table:formula="of:=[.F9]/[.G9]+(210-[.D9])*1" office:value-type="float" office:value="811.877463787358" calcext:value-type="float">
            <text:p>811.8774637874</text:p>
          </table:table-cell>
          <table:table-cell table:formula="of:=([.H9]+[.I9])*[.G9]" office:value-type="float" office:value="10673.51288" calcext:value-type="float">
            <text:p>10673.51288</text:p>
          </table:table-cell>
          <table:table-cell table:formula="of:=[.C9]/[.G9]" office:value-type="float" office:value="54.8222132755416" calcext:value-type="float">
            <text:p>54.8222132755</text:p>
          </table:table-cell>
          <table:table-cell table:formula="of:=[.J9]/[.K9]" office:value-type="float" office:value="194.693213613138" calcext:value-type="float">
            <text:p>194.6932136131</text:p>
          </table:table-cell>
          <table:table-cell table:formula="of:=1/[.L9]" office:value-type="float" office:value="0.00513628585938818" calcext:value-type="float">
            <text:p>0.0051362859</text:p>
          </table:table-cell>
          <table:table-cell table:formula="of:=[.J9]/[.G9]" office:value-type="float" office:value="2285.72499807266" calcext:value-type="float">
            <text:p>2285.7249980727</text:p>
          </table:table-cell>
          <table:table-cell table:formula="of:=1/[.N9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" calcext:value-type="float">
            <text:p>9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0]/[.G10]+(210-[.D10])*5" office:value-type="float" office:value="1568.8478827845" calcext:value-type="float">
            <text:p>1568.8478827845</text:p>
          </table:table-cell>
          <table:table-cell table:formula="of:=[.F10]/[.G10]+(210-[.D10])*1" office:value-type="float" office:value="942.819851148195" calcext:value-type="float">
            <text:p>942.8198511482</text:p>
          </table:table-cell>
          <table:table-cell table:formula="of:=([.H10]+[.I10])*[.G10]" office:value-type="float" office:value="59226.381" calcext:value-type="float">
            <text:p>59226.381</text:p>
          </table:table-cell>
          <table:table-cell table:formula="of:=[.C10]/[.G10]" office:value-type="float" office:value="54.282139903734" calcext:value-type="float">
            <text:p>54.2821399037</text:p>
          </table:table-cell>
          <table:table-cell table:formula="of:=[.J10]/[.K10]" office:value-type="float" office:value="1091.08412278945" calcext:value-type="float">
            <text:p>1091.0841227895</text:p>
          </table:table-cell>
          <table:table-cell table:formula="of:=1/[.L10]" office:value-type="float" office:value="0.000916519614861053" calcext:value-type="float">
            <text:p>0.0009165196</text:p>
          </table:table-cell>
          <table:table-cell table:formula="of:=[.J10]/[.G10]" office:value-type="float" office:value="2511.6677339327" calcext:value-type="float">
            <text:p>2511.6677339327</text:p>
          </table:table-cell>
          <table:table-cell table:formula="of:=1/[.N10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11]/[.G11]+(210-[.D11])*5" office:value-type="float" office:value="1473.8475342853" calcext:value-type="float">
            <text:p>1473.8475342853</text:p>
          </table:table-cell>
          <table:table-cell table:formula="of:=[.F11]/[.G11]+(210-[.D11])*1" office:value-type="float" office:value="811.877463787358" calcext:value-type="float">
            <text:p>811.8774637874</text:p>
          </table:table-cell>
          <table:table-cell table:formula="of:=([.H11]+[.I11])*[.G11]" office:value-type="float" office:value="10673.51288" calcext:value-type="float">
            <text:p>10673.51288</text:p>
          </table:table-cell>
          <table:table-cell table:formula="of:=[.C11]/[.G11]" office:value-type="float" office:value="54.8222132755416" calcext:value-type="float">
            <text:p>54.8222132755</text:p>
          </table:table-cell>
          <table:table-cell table:formula="of:=[.J11]/[.K11]" office:value-type="float" office:value="194.693213613138" calcext:value-type="float">
            <text:p>194.6932136131</text:p>
          </table:table-cell>
          <table:table-cell table:formula="of:=1/[.L11]" office:value-type="float" office:value="0.00513628585938818" calcext:value-type="float">
            <text:p>0.0051362859</text:p>
          </table:table-cell>
          <table:table-cell table:formula="of:=[.J11]/[.G11]" office:value-type="float" office:value="2285.72499807266" calcext:value-type="float">
            <text:p>2285.7249980727</text:p>
          </table:table-cell>
          <table:table-cell table:formula="of:=1/[.N11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1" calcext:value-type="float">
            <text:p>11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2]/[.G12]+(210-[.D12])*5" office:value-type="float" office:value="1568.8478827845" calcext:value-type="float">
            <text:p>1568.8478827845</text:p>
          </table:table-cell>
          <table:table-cell table:formula="of:=[.F12]/[.G12]+(210-[.D12])*1" office:value-type="float" office:value="942.819851148195" calcext:value-type="float">
            <text:p>942.8198511482</text:p>
          </table:table-cell>
          <table:table-cell table:formula="of:=([.H12]+[.I12])*[.G12]" office:value-type="float" office:value="59226.381" calcext:value-type="float">
            <text:p>59226.381</text:p>
          </table:table-cell>
          <table:table-cell table:formula="of:=[.C12]/[.G12]" office:value-type="float" office:value="54.282139903734" calcext:value-type="float">
            <text:p>54.2821399037</text:p>
          </table:table-cell>
          <table:table-cell table:formula="of:=[.J12]/[.K12]" office:value-type="float" office:value="1091.08412278945" calcext:value-type="float">
            <text:p>1091.0841227895</text:p>
          </table:table-cell>
          <table:table-cell table:formula="of:=1/[.L12]" office:value-type="float" office:value="0.000916519614861053" calcext:value-type="float">
            <text:p>0.0009165196</text:p>
          </table:table-cell>
          <table:table-cell table:formula="of:=[.J12]/[.G12]" office:value-type="float" office:value="2511.6677339327" calcext:value-type="float">
            <text:p>2511.6677339327</text:p>
          </table:table-cell>
          <table:table-cell table:formula="of:=1/[.N12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2" calcext:value-type="float">
            <text:p>12</text:p>
          </table:table-cell>
          <table:table-cell office:value-type="float" office:value="51200" calcext:value-type="float">
            <text:p>512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12596300" calcext:value-type="float">
            <text:p>1.26E+07</text:p>
          </table:table-cell>
          <table:table-cell table:style-name="ce5" office:value-type="float" office:value="17361900" calcext:value-type="float">
            <text:p>1.74E+07</text:p>
          </table:table-cell>
          <table:table-cell office:value-type="float" office:value="1032.82" calcext:value-type="float">
            <text:p>1032.82</text:p>
          </table:table-cell>
          <table:table-cell table:formula="of:=[.E13]/[.G13]+(210-[.D13])*5" office:value-type="float" office:value="12876.0264131214" calcext:value-type="float">
            <text:p>12876.0264131214</text:p>
          </table:table-cell>
          <table:table-cell table:formula="of:=[.F13]/[.G13]+(210-[.D13])*1" office:value-type="float" office:value="16946.1895780485" calcext:value-type="float">
            <text:p>16946.1895780485</text:p>
          </table:table-cell>
          <table:table-cell table:formula="of:=([.H13]+[.I13])*[.G13]" office:value-type="float" office:value="30800981.12" calcext:value-type="float">
            <text:p>30800981.12</text:p>
          </table:table-cell>
          <table:table-cell table:formula="of:=[.C13]/[.G13]" office:value-type="float" office:value="49.5730136906721" calcext:value-type="float">
            <text:p>49.5730136907</text:p>
          </table:table-cell>
          <table:table-cell table:formula="of:=[.J13]/[.K13]" office:value-type="float" office:value="621325.57266325" calcext:value-type="float">
            <text:p>621325.57266325</text:p>
          </table:table-cell>
          <table:table-cell table:formula="of:=1/[.L13]" office:value-type="float" office:value="0.00000160946216282971" calcext:value-type="float">
            <text:p>1.60946216282971E-06</text:p>
          </table:table-cell>
          <table:table-cell table:formula="of:=[.J13]/[.G13]" office:value-type="float" office:value="29822.2159911698" calcext:value-type="float">
            <text:p>29822.2159911698</text:p>
          </table:table-cell>
          <table:table-cell table:formula="of:=1/[.N13]" office:value-type="float" office:value="0.0000335320487349463" calcext:value-type="float">
            <text:p>0.00003353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14]/[.G14]+(210-[.D14])*5" office:value-type="float" office:value="1473.8475342853" calcext:value-type="float">
            <text:p>1473.8475342853</text:p>
          </table:table-cell>
          <table:table-cell table:formula="of:=[.F14]/[.G14]+(210-[.D14])*1" office:value-type="float" office:value="811.877463787358" calcext:value-type="float">
            <text:p>811.8774637874</text:p>
          </table:table-cell>
          <table:table-cell table:formula="of:=([.H14]+[.I14])*[.G14]" office:value-type="float" office:value="10673.51288" calcext:value-type="float">
            <text:p>10673.51288</text:p>
          </table:table-cell>
          <table:table-cell table:formula="of:=[.C14]/[.G14]" office:value-type="float" office:value="54.8222132755416" calcext:value-type="float">
            <text:p>54.8222132755</text:p>
          </table:table-cell>
          <table:table-cell table:formula="of:=[.J14]/[.K14]" office:value-type="float" office:value="194.693213613138" calcext:value-type="float">
            <text:p>194.6932136131</text:p>
          </table:table-cell>
          <table:table-cell table:formula="of:=1/[.L14]" office:value-type="float" office:value="0.00513628585938818" calcext:value-type="float">
            <text:p>0.0051362859</text:p>
          </table:table-cell>
          <table:table-cell table:formula="of:=[.J14]/[.G14]" office:value-type="float" office:value="2285.72499807266" calcext:value-type="float">
            <text:p>2285.7249980727</text:p>
          </table:table-cell>
          <table:table-cell table:formula="of:=1/[.N14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15]/[.G15]+(210-[.D15])*5" office:value-type="float" office:value="1410.49979608087" calcext:value-type="float">
            <text:p>1410.4997960809</text:p>
          </table:table-cell>
          <table:table-cell table:formula="of:=[.F15]/[.G15]+(210-[.D15])*1" office:value-type="float" office:value="724.562292439456" calcext:value-type="float">
            <text:p>724.5622924395</text:p>
          </table:table-cell>
          <table:table-cell table:formula="of:=([.H15]+[.I15])*[.G15]" office:value-type="float" office:value="5496.8241" calcext:value-type="float">
            <text:p>5496.8241</text:p>
          </table:table-cell>
          <table:table-cell table:formula="of:=[.C15]/[.G15]" office:value-type="float" office:value="49.7174263463518" calcext:value-type="float">
            <text:p>49.7174263464</text:p>
          </table:table-cell>
          <table:table-cell table:formula="of:=[.J15]/[.K15]" office:value-type="float" office:value="110.561316301992" calcext:value-type="float">
            <text:p>110.561316302</text:p>
          </table:table-cell>
          <table:table-cell table:formula="of:=1/[.L15]" office:value-type="float" office:value="0.00904475483331398" calcext:value-type="float">
            <text:p>0.0090447548</text:p>
          </table:table-cell>
          <table:table-cell table:formula="of:=[.J15]/[.G15]" office:value-type="float" office:value="2135.06208852032" calcext:value-type="float">
            <text:p>2135.0620885203</text:p>
          </table:table-cell>
          <table:table-cell table:formula="of:=1/[.N15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16]/[.G16]+(210-[.D16])*5" office:value-type="float" office:value="1410.49979608087" calcext:value-type="float">
            <text:p>1410.4997960809</text:p>
          </table:table-cell>
          <table:table-cell table:formula="of:=[.F16]/[.G16]+(210-[.D16])*1" office:value-type="float" office:value="724.562292439456" calcext:value-type="float">
            <text:p>724.5622924395</text:p>
          </table:table-cell>
          <table:table-cell table:formula="of:=([.H16]+[.I16])*[.G16]" office:value-type="float" office:value="5496.8241" calcext:value-type="float">
            <text:p>5496.8241</text:p>
          </table:table-cell>
          <table:table-cell table:formula="of:=[.C16]/[.G16]" office:value-type="float" office:value="49.7174263463518" calcext:value-type="float">
            <text:p>49.7174263464</text:p>
          </table:table-cell>
          <table:table-cell table:formula="of:=[.J16]/[.K16]" office:value-type="float" office:value="110.561316301992" calcext:value-type="float">
            <text:p>110.561316302</text:p>
          </table:table-cell>
          <table:table-cell table:formula="of:=1/[.L16]" office:value-type="float" office:value="0.00904475483331398" calcext:value-type="float">
            <text:p>0.0090447548</text:p>
          </table:table-cell>
          <table:table-cell table:formula="of:=[.J16]/[.G16]" office:value-type="float" office:value="2135.06208852032" calcext:value-type="float">
            <text:p>2135.0620885203</text:p>
          </table:table-cell>
          <table:table-cell table:formula="of:=1/[.N16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7]/[.G17]+(210-[.D17])*5" office:value-type="float" office:value="1568.8478827845" calcext:value-type="float">
            <text:p>1568.8478827845</text:p>
          </table:table-cell>
          <table:table-cell table:formula="of:=[.F17]/[.G17]+(210-[.D17])*1" office:value-type="float" office:value="942.819851148195" calcext:value-type="float">
            <text:p>942.8198511482</text:p>
          </table:table-cell>
          <table:table-cell table:formula="of:=([.H17]+[.I17])*[.G17]" office:value-type="float" office:value="59226.381" calcext:value-type="float">
            <text:p>59226.381</text:p>
          </table:table-cell>
          <table:table-cell table:formula="of:=[.C17]/[.G17]" office:value-type="float" office:value="54.282139903734" calcext:value-type="float">
            <text:p>54.2821399037</text:p>
          </table:table-cell>
          <table:table-cell table:formula="of:=[.J17]/[.K17]" office:value-type="float" office:value="1091.08412278945" calcext:value-type="float">
            <text:p>1091.0841227895</text:p>
          </table:table-cell>
          <table:table-cell table:formula="of:=1/[.L17]" office:value-type="float" office:value="0.000916519614861053" calcext:value-type="float">
            <text:p>0.0009165196</text:p>
          </table:table-cell>
          <table:table-cell table:formula="of:=[.J17]/[.G17]" office:value-type="float" office:value="2511.6677339327" calcext:value-type="float">
            <text:p>2511.6677339327</text:p>
          </table:table-cell>
          <table:table-cell table:formula="of:=1/[.N17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18]/[.G18]+(210-[.D18])*5" office:value-type="float" office:value="1410.49979608087" calcext:value-type="float">
            <text:p>1410.4997960809</text:p>
          </table:table-cell>
          <table:table-cell table:formula="of:=[.F18]/[.G18]+(210-[.D18])*1" office:value-type="float" office:value="724.562292439456" calcext:value-type="float">
            <text:p>724.5622924395</text:p>
          </table:table-cell>
          <table:table-cell table:formula="of:=([.H18]+[.I18])*[.G18]" office:value-type="float" office:value="5496.8241" calcext:value-type="float">
            <text:p>5496.8241</text:p>
          </table:table-cell>
          <table:table-cell table:formula="of:=[.C18]/[.G18]" office:value-type="float" office:value="49.7174263463518" calcext:value-type="float">
            <text:p>49.7174263464</text:p>
          </table:table-cell>
          <table:table-cell table:formula="of:=[.J18]/[.K18]" office:value-type="float" office:value="110.561316301992" calcext:value-type="float">
            <text:p>110.561316302</text:p>
          </table:table-cell>
          <table:table-cell table:formula="of:=1/[.L18]" office:value-type="float" office:value="0.00904475483331398" calcext:value-type="float">
            <text:p>0.0090447548</text:p>
          </table:table-cell>
          <table:table-cell table:formula="of:=[.J18]/[.G18]" office:value-type="float" office:value="2135.06208852032" calcext:value-type="float">
            <text:p>2135.0620885203</text:p>
          </table:table-cell>
          <table:table-cell table:formula="of:=1/[.N18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8" calcext:value-type="float">
            <text:p>18</text:p>
          </table:table-cell>
          <table:table-cell office:value-type="float" office:value="6400" calcext:value-type="float">
            <text:p>6400</text:p>
          </table:table-cell>
          <table:table-cell office:value-type="float" office:value="10" calcext:value-type="float">
            <text:p>10</text:p>
          </table:table-cell>
          <table:table-cell office:value-type="float" office:value="184467" calcext:value-type="float">
            <text:p>184467</text:p>
          </table:table-cell>
          <table:table-cell office:value-type="float" office:value="254257" calcext:value-type="float">
            <text:p>254257</text:p>
          </table:table-cell>
          <table:table-cell office:value-type="float" office:value="129.723" calcext:value-type="float">
            <text:p>129.723</text:p>
          </table:table-cell>
          <table:table-cell table:formula="of:=[.E19]/[.G19]+(210-[.D19])*5" office:value-type="float" office:value="2422.0068916075" calcext:value-type="float">
            <text:p>2422.0068916075</text:p>
          </table:table-cell>
          <table:table-cell table:formula="of:=[.F19]/[.G19]+(210-[.D19])*1" office:value-type="float" office:value="2159.99938330134" calcext:value-type="float">
            <text:p>2159.9993833014</text:p>
          </table:table-cell>
          <table:table-cell table:formula="of:=([.H19]+[.I19])*[.G19]" office:value-type="float" office:value="594391.6" calcext:value-type="float">
            <text:p>594391.6</text:p>
          </table:table-cell>
          <table:table-cell table:formula="of:=[.C19]/[.G19]" office:value-type="float" office:value="49.3358926327637" calcext:value-type="float">
            <text:p>49.3358926328</text:p>
          </table:table-cell>
          <table:table-cell table:formula="of:=[.J19]/[.K19]" office:value-type="float" office:value="12047.8533635625" calcext:value-type="float">
            <text:p>12047.8533635625</text:p>
          </table:table-cell>
          <table:table-cell table:formula="of:=1/[.L19]" office:value-type="float" office:value="0.0000830023382442882" calcext:value-type="float">
            <text:p>8.30023382442882E-05</text:p>
          </table:table-cell>
          <table:table-cell table:formula="of:=[.J19]/[.G19]" office:value-type="float" office:value="4582.00627490884" calcext:value-type="float">
            <text:p>4582.0062749089</text:p>
          </table:table-cell>
          <table:table-cell table:formula="of:=1/[.N19]" office:value-type="float" office:value="0.00021824500884602" calcext:value-type="float">
            <text:p>0.00021824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0]/[.G20]+(210-[.D20])*5" office:value-type="float" office:value="1410.49979608087" calcext:value-type="float">
            <text:p>1410.4997960809</text:p>
          </table:table-cell>
          <table:table-cell table:formula="of:=[.F20]/[.G20]+(210-[.D20])*1" office:value-type="float" office:value="724.562292439456" calcext:value-type="float">
            <text:p>724.5622924395</text:p>
          </table:table-cell>
          <table:table-cell table:formula="of:=([.H20]+[.I20])*[.G20]" office:value-type="float" office:value="5496.8241" calcext:value-type="float">
            <text:p>5496.8241</text:p>
          </table:table-cell>
          <table:table-cell table:formula="of:=[.C20]/[.G20]" office:value-type="float" office:value="49.7174263463518" calcext:value-type="float">
            <text:p>49.7174263464</text:p>
          </table:table-cell>
          <table:table-cell table:formula="of:=[.J20]/[.K20]" office:value-type="float" office:value="110.561316301992" calcext:value-type="float">
            <text:p>110.561316302</text:p>
          </table:table-cell>
          <table:table-cell table:formula="of:=1/[.L20]" office:value-type="float" office:value="0.00904475483331398" calcext:value-type="float">
            <text:p>0.0090447548</text:p>
          </table:table-cell>
          <table:table-cell table:formula="of:=[.J20]/[.G20]" office:value-type="float" office:value="2135.06208852032" calcext:value-type="float">
            <text:p>2135.0620885203</text:p>
          </table:table-cell>
          <table:table-cell table:formula="of:=1/[.N20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0" calcext:value-type="float">
            <text:p>20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21]/[.G21]+(210-[.D21])*5" office:value-type="float" office:value="1568.8478827845" calcext:value-type="float">
            <text:p>1568.8478827845</text:p>
          </table:table-cell>
          <table:table-cell table:formula="of:=[.F21]/[.G21]+(210-[.D21])*1" office:value-type="float" office:value="942.819851148195" calcext:value-type="float">
            <text:p>942.8198511482</text:p>
          </table:table-cell>
          <table:table-cell table:formula="of:=([.H21]+[.I21])*[.G21]" office:value-type="float" office:value="59226.381" calcext:value-type="float">
            <text:p>59226.381</text:p>
          </table:table-cell>
          <table:table-cell table:formula="of:=[.C21]/[.G21]" office:value-type="float" office:value="54.282139903734" calcext:value-type="float">
            <text:p>54.2821399037</text:p>
          </table:table-cell>
          <table:table-cell table:formula="of:=[.J21]/[.K21]" office:value-type="float" office:value="1091.08412278945" calcext:value-type="float">
            <text:p>1091.0841227895</text:p>
          </table:table-cell>
          <table:table-cell table:formula="of:=1/[.L21]" office:value-type="float" office:value="0.000916519614861053" calcext:value-type="float">
            <text:p>0.0009165196</text:p>
          </table:table-cell>
          <table:table-cell table:formula="of:=[.J21]/[.G21]" office:value-type="float" office:value="2511.6677339327" calcext:value-type="float">
            <text:p>2511.6677339327</text:p>
          </table:table-cell>
          <table:table-cell table:formula="of:=1/[.N21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1" calcext:value-type="float">
            <text:p>21</text:p>
          </table:table-cell>
          <table:table-cell office:value-type="float" office:value="102400" calcext:value-type="float">
            <text:p>1024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40906700" calcext:value-type="float">
            <text:p>4.09E+07</text:p>
          </table:table-cell>
          <table:table-cell table:style-name="ce5" office:value-type="float" office:value="56383100" calcext:value-type="float">
            <text:p>5.64E+07</text:p>
          </table:table-cell>
          <table:table-cell office:value-type="float" office:value="2865.97" calcext:value-type="float">
            <text:p>2865.97</text:p>
          </table:table-cell>
          <table:table-cell table:formula="of:=[.E22]/[.G22]+(210-[.D22])*5" office:value-type="float" office:value="14953.2478009191" calcext:value-type="float">
            <text:p>14953.2478009191</text:p>
          </table:table-cell>
          <table:table-cell table:formula="of:=[.F22]/[.G22]+(210-[.D22])*1" office:value-type="float" office:value="19809.3043262839" calcext:value-type="float">
            <text:p>19809.3043262839</text:p>
          </table:table-cell>
          <table:table-cell table:formula="of:=([.H22]+[.I22])*[.G22]" office:value-type="float" office:value="99628431.52" calcext:value-type="float">
            <text:p>99628431.52</text:p>
          </table:table-cell>
          <table:table-cell table:formula="of:=[.C22]/[.G22]" office:value-type="float" office:value="35.7296133595257" calcext:value-type="float">
            <text:p>35.7296133595</text:p>
          </table:table-cell>
          <table:table-cell table:formula="of:=[.J22]/[.K22]" office:value-type="float" office:value="2788399.37386108" calcext:value-type="float">
            <text:p>2788399.37386108</text:p>
          </table:table-cell>
          <table:table-cell table:formula="of:=1/[.L22]" office:value-type="float" office:value="0.00000035862868474802" calcext:value-type="float">
            <text:p>3.5862868474802E-07</text:p>
          </table:table-cell>
          <table:table-cell table:formula="of:=[.J22]/[.G22]" office:value-type="float" office:value="34762.552127203" calcext:value-type="float">
            <text:p>34762.552127203</text:p>
          </table:table-cell>
          <table:table-cell table:formula="of:=1/[.N22]" office:value-type="float" office:value="0.0000287665875721899" calcext:value-type="float">
            <text:p>2.87665875721899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3]/[.G23]+(210-[.D23])*5" office:value-type="float" office:value="1410.49979608087" calcext:value-type="float">
            <text:p>1410.4997960809</text:p>
          </table:table-cell>
          <table:table-cell table:formula="of:=[.F23]/[.G23]+(210-[.D23])*1" office:value-type="float" office:value="724.562292439456" calcext:value-type="float">
            <text:p>724.5622924395</text:p>
          </table:table-cell>
          <table:table-cell table:formula="of:=([.H23]+[.I23])*[.G23]" office:value-type="float" office:value="5496.8241" calcext:value-type="float">
            <text:p>5496.8241</text:p>
          </table:table-cell>
          <table:table-cell table:formula="of:=[.C23]/[.G23]" office:value-type="float" office:value="49.7174263463518" calcext:value-type="float">
            <text:p>49.7174263464</text:p>
          </table:table-cell>
          <table:table-cell table:formula="of:=[.J23]/[.K23]" office:value-type="float" office:value="110.561316301992" calcext:value-type="float">
            <text:p>110.561316302</text:p>
          </table:table-cell>
          <table:table-cell table:formula="of:=1/[.L23]" office:value-type="float" office:value="0.00904475483331398" calcext:value-type="float">
            <text:p>0.0090447548</text:p>
          </table:table-cell>
          <table:table-cell table:formula="of:=[.J23]/[.G23]" office:value-type="float" office:value="2135.06208852032" calcext:value-type="float">
            <text:p>2135.0620885203</text:p>
          </table:table-cell>
          <table:table-cell table:formula="of:=1/[.N23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4]/[.G24]+(210-[.D24])*5" office:value-type="float" office:value="1410.49979608087" calcext:value-type="float">
            <text:p>1410.4997960809</text:p>
          </table:table-cell>
          <table:table-cell table:formula="of:=[.F24]/[.G24]+(210-[.D24])*1" office:value-type="float" office:value="724.562292439456" calcext:value-type="float">
            <text:p>724.5622924395</text:p>
          </table:table-cell>
          <table:table-cell table:formula="of:=([.H24]+[.I24])*[.G24]" office:value-type="float" office:value="5496.8241" calcext:value-type="float">
            <text:p>5496.8241</text:p>
          </table:table-cell>
          <table:table-cell table:formula="of:=[.C24]/[.G24]" office:value-type="float" office:value="49.7174263463518" calcext:value-type="float">
            <text:p>49.7174263464</text:p>
          </table:table-cell>
          <table:table-cell table:formula="of:=[.J24]/[.K24]" office:value-type="float" office:value="110.561316301992" calcext:value-type="float">
            <text:p>110.561316302</text:p>
          </table:table-cell>
          <table:table-cell table:formula="of:=1/[.L24]" office:value-type="float" office:value="0.00904475483331398" calcext:value-type="float">
            <text:p>0.0090447548</text:p>
          </table:table-cell>
          <table:table-cell table:formula="of:=[.J24]/[.G24]" office:value-type="float" office:value="2135.06208852032" calcext:value-type="float">
            <text:p>2135.0620885203</text:p>
          </table:table-cell>
          <table:table-cell table:formula="of:=1/[.N24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25]/[.G25]+(210-[.D25])*5" office:value-type="float" office:value="1473.8475342853" calcext:value-type="float">
            <text:p>1473.8475342853</text:p>
          </table:table-cell>
          <table:table-cell table:formula="of:=[.F25]/[.G25]+(210-[.D25])*1" office:value-type="float" office:value="811.877463787358" calcext:value-type="float">
            <text:p>811.8774637874</text:p>
          </table:table-cell>
          <table:table-cell table:formula="of:=([.H25]+[.I25])*[.G25]" office:value-type="float" office:value="10673.51288" calcext:value-type="float">
            <text:p>10673.51288</text:p>
          </table:table-cell>
          <table:table-cell table:formula="of:=[.C25]/[.G25]" office:value-type="float" office:value="54.8222132755416" calcext:value-type="float">
            <text:p>54.8222132755</text:p>
          </table:table-cell>
          <table:table-cell table:formula="of:=[.J25]/[.K25]" office:value-type="float" office:value="194.693213613138" calcext:value-type="float">
            <text:p>194.6932136131</text:p>
          </table:table-cell>
          <table:table-cell table:formula="of:=1/[.L25]" office:value-type="float" office:value="0.00513628585938818" calcext:value-type="float">
            <text:p>0.0051362859</text:p>
          </table:table-cell>
          <table:table-cell table:formula="of:=[.J25]/[.G25]" office:value-type="float" office:value="2285.72499807266" calcext:value-type="float">
            <text:p>2285.7249980727</text:p>
          </table:table-cell>
          <table:table-cell table:formula="of:=1/[.N25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5" calcext:value-type="float">
            <text:p>25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26]/[.G26]+(210-[.D26])*5" office:value-type="float" office:value="1568.8478827845" calcext:value-type="float">
            <text:p>1568.8478827845</text:p>
          </table:table-cell>
          <table:table-cell table:formula="of:=[.F26]/[.G26]+(210-[.D26])*1" office:value-type="float" office:value="942.819851148195" calcext:value-type="float">
            <text:p>942.8198511482</text:p>
          </table:table-cell>
          <table:table-cell table:formula="of:=([.H26]+[.I26])*[.G26]" office:value-type="float" office:value="59226.381" calcext:value-type="float">
            <text:p>59226.381</text:p>
          </table:table-cell>
          <table:table-cell table:formula="of:=[.C26]/[.G26]" office:value-type="float" office:value="54.282139903734" calcext:value-type="float">
            <text:p>54.2821399037</text:p>
          </table:table-cell>
          <table:table-cell table:formula="of:=[.J26]/[.K26]" office:value-type="float" office:value="1091.08412278945" calcext:value-type="float">
            <text:p>1091.0841227895</text:p>
          </table:table-cell>
          <table:table-cell table:formula="of:=1/[.L26]" office:value-type="float" office:value="0.000916519614861053" calcext:value-type="float">
            <text:p>0.0009165196</text:p>
          </table:table-cell>
          <table:table-cell table:formula="of:=[.J26]/[.G26]" office:value-type="float" office:value="2511.6677339327" calcext:value-type="float">
            <text:p>2511.6677339327</text:p>
          </table:table-cell>
          <table:table-cell table:formula="of:=1/[.N26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27]/[.G27]+(210-[.D27])*5" office:value-type="float" office:value="1473.8475342853" calcext:value-type="float">
            <text:p>1473.8475342853</text:p>
          </table:table-cell>
          <table:table-cell table:formula="of:=[.F27]/[.G27]+(210-[.D27])*1" office:value-type="float" office:value="811.877463787358" calcext:value-type="float">
            <text:p>811.8774637874</text:p>
          </table:table-cell>
          <table:table-cell table:formula="of:=([.H27]+[.I27])*[.G27]" office:value-type="float" office:value="10673.51288" calcext:value-type="float">
            <text:p>10673.51288</text:p>
          </table:table-cell>
          <table:table-cell table:formula="of:=[.C27]/[.G27]" office:value-type="float" office:value="54.8222132755416" calcext:value-type="float">
            <text:p>54.8222132755</text:p>
          </table:table-cell>
          <table:table-cell table:formula="of:=[.J27]/[.K27]" office:value-type="float" office:value="194.693213613138" calcext:value-type="float">
            <text:p>194.6932136131</text:p>
          </table:table-cell>
          <table:table-cell table:formula="of:=1/[.L27]" office:value-type="float" office:value="0.00513628585938818" calcext:value-type="float">
            <text:p>0.0051362859</text:p>
          </table:table-cell>
          <table:table-cell table:formula="of:=[.J27]/[.G27]" office:value-type="float" office:value="2285.72499807266" calcext:value-type="float">
            <text:p>2285.7249980727</text:p>
          </table:table-cell>
          <table:table-cell table:formula="of:=1/[.N27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7" calcext:value-type="float">
            <text:p>27</text:p>
          </table:table-cell>
          <table:table-cell office:value-type="float" office:value="6400" calcext:value-type="float">
            <text:p>6400</text:p>
          </table:table-cell>
          <table:table-cell office:value-type="float" office:value="10" calcext:value-type="float">
            <text:p>10</text:p>
          </table:table-cell>
          <table:table-cell office:value-type="float" office:value="184467" calcext:value-type="float">
            <text:p>184467</text:p>
          </table:table-cell>
          <table:table-cell office:value-type="float" office:value="254257" calcext:value-type="float">
            <text:p>254257</text:p>
          </table:table-cell>
          <table:table-cell office:value-type="float" office:value="129.723" calcext:value-type="float">
            <text:p>129.723</text:p>
          </table:table-cell>
          <table:table-cell table:formula="of:=[.E28]/[.G28]+(210-[.D28])*5" office:value-type="float" office:value="2422.0068916075" calcext:value-type="float">
            <text:p>2422.0068916075</text:p>
          </table:table-cell>
          <table:table-cell table:formula="of:=[.F28]/[.G28]+(210-[.D28])*1" office:value-type="float" office:value="2159.99938330134" calcext:value-type="float">
            <text:p>2159.9993833014</text:p>
          </table:table-cell>
          <table:table-cell table:formula="of:=([.H28]+[.I28])*[.G28]" office:value-type="float" office:value="594391.6" calcext:value-type="float">
            <text:p>594391.6</text:p>
          </table:table-cell>
          <table:table-cell table:formula="of:=[.C28]/[.G28]" office:value-type="float" office:value="49.3358926327637" calcext:value-type="float">
            <text:p>49.3358926328</text:p>
          </table:table-cell>
          <table:table-cell table:formula="of:=[.J28]/[.K28]" office:value-type="float" office:value="12047.8533635625" calcext:value-type="float">
            <text:p>12047.8533635625</text:p>
          </table:table-cell>
          <table:table-cell table:formula="of:=1/[.L28]" office:value-type="float" office:value="0.0000830023382442882" calcext:value-type="float">
            <text:p>8.30023382442882E-05</text:p>
          </table:table-cell>
          <table:table-cell table:formula="of:=[.J28]/[.G28]" office:value-type="float" office:value="4582.00627490884" calcext:value-type="float">
            <text:p>4582.0062749089</text:p>
          </table:table-cell>
          <table:table-cell table:formula="of:=1/[.N28]" office:value-type="float" office:value="0.00021824500884602" calcext:value-type="float">
            <text:p>0.00021824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8" calcext:value-type="float">
            <text:p>28</text:p>
          </table:table-cell>
          <table:table-cell office:value-type="float" office:value="25600" calcext:value-type="float">
            <text:p>25600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2478170" calcext:value-type="float">
            <text:p>2.48E+06</text:p>
          </table:table-cell>
          <table:table-cell table:style-name="ce5" office:value-type="float" office:value="3415740" calcext:value-type="float">
            <text:p>3.42E+06</text:p>
          </table:table-cell>
          <table:table-cell office:value-type="float" office:value="860.334" calcext:value-type="float">
            <text:p>860.334</text:p>
          </table:table-cell>
          <table:table-cell table:formula="of:=[.E29]/[.G29]+(210-[.D29])*5" office:value-type="float" office:value="3830.47432741238" calcext:value-type="float">
            <text:p>3830.4743274124</text:p>
          </table:table-cell>
          <table:table-cell table:formula="of:=[.F29]/[.G29]+(210-[.D29])*1" office:value-type="float" office:value="4160.24876385218" calcext:value-type="float">
            <text:p>4160.2487638522</text:p>
          </table:table-cell>
          <table:table-cell table:formula="of:=([.H29]+[.I29])*[.G29]" office:value-type="float" office:value="6874690.76" calcext:value-type="float">
            <text:p>6874690.76</text:p>
          </table:table-cell>
          <table:table-cell table:formula="of:=[.C29]/[.G29]" office:value-type="float" office:value="29.7558855049318" calcext:value-type="float">
            <text:p>29.7558855049</text:p>
          </table:table-cell>
          <table:table-cell table:formula="of:=[.J29]/[.K29]" office:value-type="float" office:value="231036.335949759" calcext:value-type="float">
            <text:p>231036.335949759</text:p>
          </table:table-cell>
          <table:table-cell table:formula="of:=1/[.L29]" office:value-type="float" office:value="0.00000432832349028188" calcext:value-type="float">
            <text:p>4.32832349028188E-06</text:p>
          </table:table-cell>
          <table:table-cell table:formula="of:=[.J29]/[.G29]" office:value-type="float" office:value="7990.72309126456" calcext:value-type="float">
            <text:p>7990.7230912646</text:p>
          </table:table-cell>
          <table:table-cell table:formula="of:=1/[.N29]" office:value-type="float" office:value="0.000125145119982095" calcext:value-type="float">
            <text:p>0.0001251451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9" calcext:value-type="float">
            <text:p>2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0]/[.G30]+(210-[.D30])*5" office:value-type="float" office:value="1410.49979608087" calcext:value-type="float">
            <text:p>1410.4997960809</text:p>
          </table:table-cell>
          <table:table-cell table:formula="of:=[.F30]/[.G30]+(210-[.D30])*1" office:value-type="float" office:value="724.562292439456" calcext:value-type="float">
            <text:p>724.5622924395</text:p>
          </table:table-cell>
          <table:table-cell table:formula="of:=([.H30]+[.I30])*[.G30]" office:value-type="float" office:value="5496.8241" calcext:value-type="float">
            <text:p>5496.8241</text:p>
          </table:table-cell>
          <table:table-cell table:formula="of:=[.C30]/[.G30]" office:value-type="float" office:value="49.7174263463518" calcext:value-type="float">
            <text:p>49.7174263464</text:p>
          </table:table-cell>
          <table:table-cell table:formula="of:=[.J30]/[.K30]" office:value-type="float" office:value="110.561316301992" calcext:value-type="float">
            <text:p>110.561316302</text:p>
          </table:table-cell>
          <table:table-cell table:formula="of:=1/[.L30]" office:value-type="float" office:value="0.00904475483331398" calcext:value-type="float">
            <text:p>0.0090447548</text:p>
          </table:table-cell>
          <table:table-cell table:formula="of:=[.J30]/[.G30]" office:value-type="float" office:value="2135.06208852032" calcext:value-type="float">
            <text:p>2135.0620885203</text:p>
          </table:table-cell>
          <table:table-cell table:formula="of:=1/[.N30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1]/[.G31]+(210-[.D31])*5" office:value-type="float" office:value="1410.49979608087" calcext:value-type="float">
            <text:p>1410.4997960809</text:p>
          </table:table-cell>
          <table:table-cell table:formula="of:=[.F31]/[.G31]+(210-[.D31])*1" office:value-type="float" office:value="724.562292439456" calcext:value-type="float">
            <text:p>724.5622924395</text:p>
          </table:table-cell>
          <table:table-cell table:formula="of:=([.H31]+[.I31])*[.G31]" office:value-type="float" office:value="5496.8241" calcext:value-type="float">
            <text:p>5496.8241</text:p>
          </table:table-cell>
          <table:table-cell table:formula="of:=[.C31]/[.G31]" office:value-type="float" office:value="49.7174263463518" calcext:value-type="float">
            <text:p>49.7174263464</text:p>
          </table:table-cell>
          <table:table-cell table:formula="of:=[.J31]/[.K31]" office:value-type="float" office:value="110.561316301992" calcext:value-type="float">
            <text:p>110.561316302</text:p>
          </table:table-cell>
          <table:table-cell table:formula="of:=1/[.L31]" office:value-type="float" office:value="0.00904475483331398" calcext:value-type="float">
            <text:p>0.0090447548</text:p>
          </table:table-cell>
          <table:table-cell table:formula="of:=[.J31]/[.G31]" office:value-type="float" office:value="2135.06208852032" calcext:value-type="float">
            <text:p>2135.0620885203</text:p>
          </table:table-cell>
          <table:table-cell table:formula="of:=1/[.N31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1" calcext:value-type="float">
            <text:p>31</text:p>
          </table:table-cell>
          <table:table-cell office:value-type="float" office:value="6400" calcext:value-type="float">
            <text:p>6400</text:p>
          </table:table-cell>
          <table:table-cell office:value-type="float" office:value="10" calcext:value-type="float">
            <text:p>10</text:p>
          </table:table-cell>
          <table:table-cell office:value-type="float" office:value="184467" calcext:value-type="float">
            <text:p>184467</text:p>
          </table:table-cell>
          <table:table-cell office:value-type="float" office:value="254257" calcext:value-type="float">
            <text:p>254257</text:p>
          </table:table-cell>
          <table:table-cell office:value-type="float" office:value="129.723" calcext:value-type="float">
            <text:p>129.723</text:p>
          </table:table-cell>
          <table:table-cell table:formula="of:=[.E32]/[.G32]+(210-[.D32])*5" office:value-type="float" office:value="2422.0068916075" calcext:value-type="float">
            <text:p>2422.0068916075</text:p>
          </table:table-cell>
          <table:table-cell table:formula="of:=[.F32]/[.G32]+(210-[.D32])*1" office:value-type="float" office:value="2159.99938330134" calcext:value-type="float">
            <text:p>2159.9993833014</text:p>
          </table:table-cell>
          <table:table-cell table:formula="of:=([.H32]+[.I32])*[.G32]" office:value-type="float" office:value="594391.6" calcext:value-type="float">
            <text:p>594391.6</text:p>
          </table:table-cell>
          <table:table-cell table:formula="of:=[.C32]/[.G32]" office:value-type="float" office:value="49.3358926327637" calcext:value-type="float">
            <text:p>49.3358926328</text:p>
          </table:table-cell>
          <table:table-cell table:formula="of:=[.J32]/[.K32]" office:value-type="float" office:value="12047.8533635625" calcext:value-type="float">
            <text:p>12047.8533635625</text:p>
          </table:table-cell>
          <table:table-cell table:formula="of:=1/[.L32]" office:value-type="float" office:value="0.0000830023382442882" calcext:value-type="float">
            <text:p>8.30023382442882E-05</text:p>
          </table:table-cell>
          <table:table-cell table:formula="of:=[.J32]/[.G32]" office:value-type="float" office:value="4582.00627490884" calcext:value-type="float">
            <text:p>4582.0062749089</text:p>
          </table:table-cell>
          <table:table-cell table:formula="of:=1/[.N32]" office:value-type="float" office:value="0.00021824500884602" calcext:value-type="float">
            <text:p>0.00021824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3]/[.G33]+(210-[.D33])*5" office:value-type="float" office:value="1410.49979608087" calcext:value-type="float">
            <text:p>1410.4997960809</text:p>
          </table:table-cell>
          <table:table-cell table:formula="of:=[.F33]/[.G33]+(210-[.D33])*1" office:value-type="float" office:value="724.562292439456" calcext:value-type="float">
            <text:p>724.5622924395</text:p>
          </table:table-cell>
          <table:table-cell table:formula="of:=([.H33]+[.I33])*[.G33]" office:value-type="float" office:value="5496.8241" calcext:value-type="float">
            <text:p>5496.8241</text:p>
          </table:table-cell>
          <table:table-cell table:formula="of:=[.C33]/[.G33]" office:value-type="float" office:value="49.7174263463518" calcext:value-type="float">
            <text:p>49.7174263464</text:p>
          </table:table-cell>
          <table:table-cell table:formula="of:=[.J33]/[.K33]" office:value-type="float" office:value="110.561316301992" calcext:value-type="float">
            <text:p>110.561316302</text:p>
          </table:table-cell>
          <table:table-cell table:formula="of:=1/[.L33]" office:value-type="float" office:value="0.00904475483331398" calcext:value-type="float">
            <text:p>0.0090447548</text:p>
          </table:table-cell>
          <table:table-cell table:formula="of:=[.J33]/[.G33]" office:value-type="float" office:value="2135.06208852032" calcext:value-type="float">
            <text:p>2135.0620885203</text:p>
          </table:table-cell>
          <table:table-cell table:formula="of:=1/[.N33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4]/[.G34]+(210-[.D34])*5" office:value-type="float" office:value="1410.49979608087" calcext:value-type="float">
            <text:p>1410.4997960809</text:p>
          </table:table-cell>
          <table:table-cell table:formula="of:=[.F34]/[.G34]+(210-[.D34])*1" office:value-type="float" office:value="724.562292439456" calcext:value-type="float">
            <text:p>724.5622924395</text:p>
          </table:table-cell>
          <table:table-cell table:formula="of:=([.H34]+[.I34])*[.G34]" office:value-type="float" office:value="5496.8241" calcext:value-type="float">
            <text:p>5496.8241</text:p>
          </table:table-cell>
          <table:table-cell table:formula="of:=[.C34]/[.G34]" office:value-type="float" office:value="49.7174263463518" calcext:value-type="float">
            <text:p>49.7174263464</text:p>
          </table:table-cell>
          <table:table-cell table:formula="of:=[.J34]/[.K34]" office:value-type="float" office:value="110.561316301992" calcext:value-type="float">
            <text:p>110.561316302</text:p>
          </table:table-cell>
          <table:table-cell table:formula="of:=1/[.L34]" office:value-type="float" office:value="0.00904475483331398" calcext:value-type="float">
            <text:p>0.0090447548</text:p>
          </table:table-cell>
          <table:table-cell table:formula="of:=[.J34]/[.G34]" office:value-type="float" office:value="2135.06208852032" calcext:value-type="float">
            <text:p>2135.0620885203</text:p>
          </table:table-cell>
          <table:table-cell table:formula="of:=1/[.N34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5]/[.G35]+(210-[.D35])*5" office:value-type="float" office:value="1410.49979608087" calcext:value-type="float">
            <text:p>1410.4997960809</text:p>
          </table:table-cell>
          <table:table-cell table:formula="of:=[.F35]/[.G35]+(210-[.D35])*1" office:value-type="float" office:value="724.562292439456" calcext:value-type="float">
            <text:p>724.5622924395</text:p>
          </table:table-cell>
          <table:table-cell table:formula="of:=([.H35]+[.I35])*[.G35]" office:value-type="float" office:value="5496.8241" calcext:value-type="float">
            <text:p>5496.8241</text:p>
          </table:table-cell>
          <table:table-cell table:formula="of:=[.C35]/[.G35]" office:value-type="float" office:value="49.7174263463518" calcext:value-type="float">
            <text:p>49.7174263464</text:p>
          </table:table-cell>
          <table:table-cell table:formula="of:=[.J35]/[.K35]" office:value-type="float" office:value="110.561316301992" calcext:value-type="float">
            <text:p>110.561316302</text:p>
          </table:table-cell>
          <table:table-cell table:formula="of:=1/[.L35]" office:value-type="float" office:value="0.00904475483331398" calcext:value-type="float">
            <text:p>0.0090447548</text:p>
          </table:table-cell>
          <table:table-cell table:formula="of:=[.J35]/[.G35]" office:value-type="float" office:value="2135.06208852032" calcext:value-type="float">
            <text:p>2135.0620885203</text:p>
          </table:table-cell>
          <table:table-cell table:formula="of:=1/[.N35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6]/[.G36]+(210-[.D36])*5" office:value-type="float" office:value="1410.49979608087" calcext:value-type="float">
            <text:p>1410.4997960809</text:p>
          </table:table-cell>
          <table:table-cell table:formula="of:=[.F36]/[.G36]+(210-[.D36])*1" office:value-type="float" office:value="724.562292439456" calcext:value-type="float">
            <text:p>724.5622924395</text:p>
          </table:table-cell>
          <table:table-cell table:formula="of:=([.H36]+[.I36])*[.G36]" office:value-type="float" office:value="5496.8241" calcext:value-type="float">
            <text:p>5496.8241</text:p>
          </table:table-cell>
          <table:table-cell table:formula="of:=[.C36]/[.G36]" office:value-type="float" office:value="49.7174263463518" calcext:value-type="float">
            <text:p>49.7174263464</text:p>
          </table:table-cell>
          <table:table-cell table:formula="of:=[.J36]/[.K36]" office:value-type="float" office:value="110.561316301992" calcext:value-type="float">
            <text:p>110.561316302</text:p>
          </table:table-cell>
          <table:table-cell table:formula="of:=1/[.L36]" office:value-type="float" office:value="0.00904475483331398" calcext:value-type="float">
            <text:p>0.0090447548</text:p>
          </table:table-cell>
          <table:table-cell table:formula="of:=[.J36]/[.G36]" office:value-type="float" office:value="2135.06208852032" calcext:value-type="float">
            <text:p>2135.0620885203</text:p>
          </table:table-cell>
          <table:table-cell table:formula="of:=1/[.N36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6" calcext:value-type="float">
            <text:p>36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37]/[.G37]+(210-[.D37])*5" office:value-type="float" office:value="1568.8478827845" calcext:value-type="float">
            <text:p>1568.8478827845</text:p>
          </table:table-cell>
          <table:table-cell table:formula="of:=[.F37]/[.G37]+(210-[.D37])*1" office:value-type="float" office:value="942.819851148195" calcext:value-type="float">
            <text:p>942.8198511482</text:p>
          </table:table-cell>
          <table:table-cell table:formula="of:=([.H37]+[.I37])*[.G37]" office:value-type="float" office:value="59226.381" calcext:value-type="float">
            <text:p>59226.381</text:p>
          </table:table-cell>
          <table:table-cell table:formula="of:=[.C37]/[.G37]" office:value-type="float" office:value="54.282139903734" calcext:value-type="float">
            <text:p>54.2821399037</text:p>
          </table:table-cell>
          <table:table-cell table:formula="of:=[.J37]/[.K37]" office:value-type="float" office:value="1091.08412278945" calcext:value-type="float">
            <text:p>1091.0841227895</text:p>
          </table:table-cell>
          <table:table-cell table:formula="of:=1/[.L37]" office:value-type="float" office:value="0.000916519614861053" calcext:value-type="float">
            <text:p>0.0009165196</text:p>
          </table:table-cell>
          <table:table-cell table:formula="of:=[.J37]/[.G37]" office:value-type="float" office:value="2511.6677339327" calcext:value-type="float">
            <text:p>2511.6677339327</text:p>
          </table:table-cell>
          <table:table-cell table:formula="of:=1/[.N37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8]/[.G38]+(210-[.D38])*5" office:value-type="float" office:value="1410.49979608087" calcext:value-type="float">
            <text:p>1410.4997960809</text:p>
          </table:table-cell>
          <table:table-cell table:formula="of:=[.F38]/[.G38]+(210-[.D38])*1" office:value-type="float" office:value="724.562292439456" calcext:value-type="float">
            <text:p>724.5622924395</text:p>
          </table:table-cell>
          <table:table-cell table:formula="of:=([.H38]+[.I38])*[.G38]" office:value-type="float" office:value="5496.8241" calcext:value-type="float">
            <text:p>5496.8241</text:p>
          </table:table-cell>
          <table:table-cell table:formula="of:=[.C38]/[.G38]" office:value-type="float" office:value="49.7174263463518" calcext:value-type="float">
            <text:p>49.7174263464</text:p>
          </table:table-cell>
          <table:table-cell table:formula="of:=[.J38]/[.K38]" office:value-type="float" office:value="110.561316301992" calcext:value-type="float">
            <text:p>110.561316302</text:p>
          </table:table-cell>
          <table:table-cell table:formula="of:=1/[.L38]" office:value-type="float" office:value="0.00904475483331398" calcext:value-type="float">
            <text:p>0.0090447548</text:p>
          </table:table-cell>
          <table:table-cell table:formula="of:=[.J38]/[.G38]" office:value-type="float" office:value="2135.06208852032" calcext:value-type="float">
            <text:p>2135.0620885203</text:p>
          </table:table-cell>
          <table:table-cell table:formula="of:=1/[.N38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8" calcext:value-type="float">
            <text:p>38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39]/[.G39]+(210-[.D39])*5" office:value-type="float" office:value="1473.8475342853" calcext:value-type="float">
            <text:p>1473.8475342853</text:p>
          </table:table-cell>
          <table:table-cell table:formula="of:=[.F39]/[.G39]+(210-[.D39])*1" office:value-type="float" office:value="811.877463787358" calcext:value-type="float">
            <text:p>811.8774637874</text:p>
          </table:table-cell>
          <table:table-cell table:formula="of:=([.H39]+[.I39])*[.G39]" office:value-type="float" office:value="10673.51288" calcext:value-type="float">
            <text:p>10673.51288</text:p>
          </table:table-cell>
          <table:table-cell table:formula="of:=[.C39]/[.G39]" office:value-type="float" office:value="54.8222132755416" calcext:value-type="float">
            <text:p>54.8222132755</text:p>
          </table:table-cell>
          <table:table-cell table:formula="of:=[.J39]/[.K39]" office:value-type="float" office:value="194.693213613138" calcext:value-type="float">
            <text:p>194.6932136131</text:p>
          </table:table-cell>
          <table:table-cell table:formula="of:=1/[.L39]" office:value-type="float" office:value="0.00513628585938818" calcext:value-type="float">
            <text:p>0.0051362859</text:p>
          </table:table-cell>
          <table:table-cell table:formula="of:=[.J39]/[.G39]" office:value-type="float" office:value="2285.72499807266" calcext:value-type="float">
            <text:p>2285.7249980727</text:p>
          </table:table-cell>
          <table:table-cell table:formula="of:=1/[.N39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0]/[.G40]+(210-[.D40])*5" office:value-type="float" office:value="1410.49979608087" calcext:value-type="float">
            <text:p>1410.4997960809</text:p>
          </table:table-cell>
          <table:table-cell table:formula="of:=[.F40]/[.G40]+(210-[.D40])*1" office:value-type="float" office:value="724.562292439456" calcext:value-type="float">
            <text:p>724.5622924395</text:p>
          </table:table-cell>
          <table:table-cell table:formula="of:=([.H40]+[.I40])*[.G40]" office:value-type="float" office:value="5496.8241" calcext:value-type="float">
            <text:p>5496.8241</text:p>
          </table:table-cell>
          <table:table-cell table:formula="of:=[.C40]/[.G40]" office:value-type="float" office:value="49.7174263463518" calcext:value-type="float">
            <text:p>49.7174263464</text:p>
          </table:table-cell>
          <table:table-cell table:formula="of:=[.J40]/[.K40]" office:value-type="float" office:value="110.561316301992" calcext:value-type="float">
            <text:p>110.561316302</text:p>
          </table:table-cell>
          <table:table-cell table:formula="of:=1/[.L40]" office:value-type="float" office:value="0.00904475483331398" calcext:value-type="float">
            <text:p>0.0090447548</text:p>
          </table:table-cell>
          <table:table-cell table:formula="of:=[.J40]/[.G40]" office:value-type="float" office:value="2135.06208852032" calcext:value-type="float">
            <text:p>2135.0620885203</text:p>
          </table:table-cell>
          <table:table-cell table:formula="of:=1/[.N40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1]/[.G41]+(210-[.D41])*5" office:value-type="float" office:value="1410.49979608087" calcext:value-type="float">
            <text:p>1410.4997960809</text:p>
          </table:table-cell>
          <table:table-cell table:formula="of:=[.F41]/[.G41]+(210-[.D41])*1" office:value-type="float" office:value="724.562292439456" calcext:value-type="float">
            <text:p>724.5622924395</text:p>
          </table:table-cell>
          <table:table-cell table:formula="of:=([.H41]+[.I41])*[.G41]" office:value-type="float" office:value="5496.8241" calcext:value-type="float">
            <text:p>5496.8241</text:p>
          </table:table-cell>
          <table:table-cell table:formula="of:=[.C41]/[.G41]" office:value-type="float" office:value="49.7174263463518" calcext:value-type="float">
            <text:p>49.7174263464</text:p>
          </table:table-cell>
          <table:table-cell table:formula="of:=[.J41]/[.K41]" office:value-type="float" office:value="110.561316301992" calcext:value-type="float">
            <text:p>110.561316302</text:p>
          </table:table-cell>
          <table:table-cell table:formula="of:=1/[.L41]" office:value-type="float" office:value="0.00904475483331398" calcext:value-type="float">
            <text:p>0.0090447548</text:p>
          </table:table-cell>
          <table:table-cell table:formula="of:=[.J41]/[.G41]" office:value-type="float" office:value="2135.06208852032" calcext:value-type="float">
            <text:p>2135.0620885203</text:p>
          </table:table-cell>
          <table:table-cell table:formula="of:=1/[.N41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1" calcext:value-type="float">
            <text:p>41</text:p>
          </table:table-cell>
          <table:table-cell office:value-type="float" office:value="25600" calcext:value-type="float">
            <text:p>25600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2478170" calcext:value-type="float">
            <text:p>2.48E+06</text:p>
          </table:table-cell>
          <table:table-cell table:style-name="ce5" office:value-type="float" office:value="3415740" calcext:value-type="float">
            <text:p>3.42E+06</text:p>
          </table:table-cell>
          <table:table-cell office:value-type="float" office:value="860.334" calcext:value-type="float">
            <text:p>860.334</text:p>
          </table:table-cell>
          <table:table-cell table:formula="of:=[.E42]/[.G42]+(210-[.D42])*5" office:value-type="float" office:value="3830.47432741238" calcext:value-type="float">
            <text:p>3830.4743274124</text:p>
          </table:table-cell>
          <table:table-cell table:formula="of:=[.F42]/[.G42]+(210-[.D42])*1" office:value-type="float" office:value="4160.24876385218" calcext:value-type="float">
            <text:p>4160.2487638522</text:p>
          </table:table-cell>
          <table:table-cell table:formula="of:=([.H42]+[.I42])*[.G42]" office:value-type="float" office:value="6874690.76" calcext:value-type="float">
            <text:p>6874690.76</text:p>
          </table:table-cell>
          <table:table-cell table:formula="of:=[.C42]/[.G42]" office:value-type="float" office:value="29.7558855049318" calcext:value-type="float">
            <text:p>29.7558855049</text:p>
          </table:table-cell>
          <table:table-cell table:formula="of:=[.J42]/[.K42]" office:value-type="float" office:value="231036.335949759" calcext:value-type="float">
            <text:p>231036.335949759</text:p>
          </table:table-cell>
          <table:table-cell table:formula="of:=1/[.L42]" office:value-type="float" office:value="0.00000432832349028188" calcext:value-type="float">
            <text:p>4.32832349028188E-06</text:p>
          </table:table-cell>
          <table:table-cell table:formula="of:=[.J42]/[.G42]" office:value-type="float" office:value="7990.72309126456" calcext:value-type="float">
            <text:p>7990.7230912646</text:p>
          </table:table-cell>
          <table:table-cell table:formula="of:=1/[.N42]" office:value-type="float" office:value="0.000125145119982095" calcext:value-type="float">
            <text:p>0.0001251451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2" calcext:value-type="float">
            <text:p>42</text:p>
          </table:table-cell>
          <table:table-cell office:value-type="float" office:value="102400" calcext:value-type="float">
            <text:p>1024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40906700" calcext:value-type="float">
            <text:p>4.09E+07</text:p>
          </table:table-cell>
          <table:table-cell table:style-name="ce5" office:value-type="float" office:value="56383100" calcext:value-type="float">
            <text:p>5.64E+07</text:p>
          </table:table-cell>
          <table:table-cell office:value-type="float" office:value="2865.97" calcext:value-type="float">
            <text:p>2865.97</text:p>
          </table:table-cell>
          <table:table-cell table:formula="of:=[.E43]/[.G43]+(210-[.D43])*5" office:value-type="float" office:value="14953.2478009191" calcext:value-type="float">
            <text:p>14953.2478009191</text:p>
          </table:table-cell>
          <table:table-cell table:formula="of:=[.F43]/[.G43]+(210-[.D43])*1" office:value-type="float" office:value="19809.3043262839" calcext:value-type="float">
            <text:p>19809.3043262839</text:p>
          </table:table-cell>
          <table:table-cell table:formula="of:=([.H43]+[.I43])*[.G43]" office:value-type="float" office:value="99628431.52" calcext:value-type="float">
            <text:p>99628431.52</text:p>
          </table:table-cell>
          <table:table-cell table:formula="of:=[.C43]/[.G43]" office:value-type="float" office:value="35.7296133595257" calcext:value-type="float">
            <text:p>35.7296133595</text:p>
          </table:table-cell>
          <table:table-cell table:formula="of:=[.J43]/[.K43]" office:value-type="float" office:value="2788399.37386108" calcext:value-type="float">
            <text:p>2788399.37386108</text:p>
          </table:table-cell>
          <table:table-cell table:formula="of:=1/[.L43]" office:value-type="float" office:value="0.00000035862868474802" calcext:value-type="float">
            <text:p>3.5862868474802E-07</text:p>
          </table:table-cell>
          <table:table-cell table:formula="of:=[.J43]/[.G43]" office:value-type="float" office:value="34762.552127203" calcext:value-type="float">
            <text:p>34762.552127203</text:p>
          </table:table-cell>
          <table:table-cell table:formula="of:=1/[.N43]" office:value-type="float" office:value="0.0000287665875721899" calcext:value-type="float">
            <text:p>2.87665875721899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3" calcext:value-type="float">
            <text:p>43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44]/[.G44]+(210-[.D44])*5" office:value-type="float" office:value="1473.8475342853" calcext:value-type="float">
            <text:p>1473.8475342853</text:p>
          </table:table-cell>
          <table:table-cell table:formula="of:=[.F44]/[.G44]+(210-[.D44])*1" office:value-type="float" office:value="811.877463787358" calcext:value-type="float">
            <text:p>811.8774637874</text:p>
          </table:table-cell>
          <table:table-cell table:formula="of:=([.H44]+[.I44])*[.G44]" office:value-type="float" office:value="10673.51288" calcext:value-type="float">
            <text:p>10673.51288</text:p>
          </table:table-cell>
          <table:table-cell table:formula="of:=[.C44]/[.G44]" office:value-type="float" office:value="54.8222132755416" calcext:value-type="float">
            <text:p>54.8222132755</text:p>
          </table:table-cell>
          <table:table-cell table:formula="of:=[.J44]/[.K44]" office:value-type="float" office:value="194.693213613138" calcext:value-type="float">
            <text:p>194.6932136131</text:p>
          </table:table-cell>
          <table:table-cell table:formula="of:=1/[.L44]" office:value-type="float" office:value="0.00513628585938818" calcext:value-type="float">
            <text:p>0.0051362859</text:p>
          </table:table-cell>
          <table:table-cell table:formula="of:=[.J44]/[.G44]" office:value-type="float" office:value="2285.72499807266" calcext:value-type="float">
            <text:p>2285.7249980727</text:p>
          </table:table-cell>
          <table:table-cell table:formula="of:=1/[.N44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5]/[.G45]+(210-[.D45])*5" office:value-type="float" office:value="1410.49979608087" calcext:value-type="float">
            <text:p>1410.4997960809</text:p>
          </table:table-cell>
          <table:table-cell table:formula="of:=[.F45]/[.G45]+(210-[.D45])*1" office:value-type="float" office:value="724.562292439456" calcext:value-type="float">
            <text:p>724.5622924395</text:p>
          </table:table-cell>
          <table:table-cell table:formula="of:=([.H45]+[.I45])*[.G45]" office:value-type="float" office:value="5496.8241" calcext:value-type="float">
            <text:p>5496.8241</text:p>
          </table:table-cell>
          <table:table-cell table:formula="of:=[.C45]/[.G45]" office:value-type="float" office:value="49.7174263463518" calcext:value-type="float">
            <text:p>49.7174263464</text:p>
          </table:table-cell>
          <table:table-cell table:formula="of:=[.J45]/[.K45]" office:value-type="float" office:value="110.561316301992" calcext:value-type="float">
            <text:p>110.561316302</text:p>
          </table:table-cell>
          <table:table-cell table:formula="of:=1/[.L45]" office:value-type="float" office:value="0.00904475483331398" calcext:value-type="float">
            <text:p>0.0090447548</text:p>
          </table:table-cell>
          <table:table-cell table:formula="of:=[.J45]/[.G45]" office:value-type="float" office:value="2135.06208852032" calcext:value-type="float">
            <text:p>2135.0620885203</text:p>
          </table:table-cell>
          <table:table-cell table:formula="of:=1/[.N45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5" calcext:value-type="float">
            <text:p>45</text:p>
          </table:table-cell>
          <table:table-cell office:value-type="float" office:value="25600" calcext:value-type="float">
            <text:p>25600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2478170" calcext:value-type="float">
            <text:p>2.48E+06</text:p>
          </table:table-cell>
          <table:table-cell table:style-name="ce5" office:value-type="float" office:value="3415740" calcext:value-type="float">
            <text:p>3.42E+06</text:p>
          </table:table-cell>
          <table:table-cell office:value-type="float" office:value="860.334" calcext:value-type="float">
            <text:p>860.334</text:p>
          </table:table-cell>
          <table:table-cell table:formula="of:=[.E46]/[.G46]+(210-[.D46])*5" office:value-type="float" office:value="3830.47432741238" calcext:value-type="float">
            <text:p>3830.4743274124</text:p>
          </table:table-cell>
          <table:table-cell table:formula="of:=[.F46]/[.G46]+(210-[.D46])*1" office:value-type="float" office:value="4160.24876385218" calcext:value-type="float">
            <text:p>4160.2487638522</text:p>
          </table:table-cell>
          <table:table-cell table:formula="of:=([.H46]+[.I46])*[.G46]" office:value-type="float" office:value="6874690.76" calcext:value-type="float">
            <text:p>6874690.76</text:p>
          </table:table-cell>
          <table:table-cell table:formula="of:=[.C46]/[.G46]" office:value-type="float" office:value="29.7558855049318" calcext:value-type="float">
            <text:p>29.7558855049</text:p>
          </table:table-cell>
          <table:table-cell table:formula="of:=[.J46]/[.K46]" office:value-type="float" office:value="231036.335949759" calcext:value-type="float">
            <text:p>231036.335949759</text:p>
          </table:table-cell>
          <table:table-cell table:formula="of:=1/[.L46]" office:value-type="float" office:value="0.00000432832349028188" calcext:value-type="float">
            <text:p>4.32832349028188E-06</text:p>
          </table:table-cell>
          <table:table-cell table:formula="of:=[.J46]/[.G46]" office:value-type="float" office:value="7990.72309126456" calcext:value-type="float">
            <text:p>7990.7230912646</text:p>
          </table:table-cell>
          <table:table-cell table:formula="of:=1/[.N46]" office:value-type="float" office:value="0.000125145119982095" calcext:value-type="float">
            <text:p>0.0001251451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7]/[.G47]+(210-[.D47])*5" office:value-type="float" office:value="1410.49979608087" calcext:value-type="float">
            <text:p>1410.4997960809</text:p>
          </table:table-cell>
          <table:table-cell table:formula="of:=[.F47]/[.G47]+(210-[.D47])*1" office:value-type="float" office:value="724.562292439456" calcext:value-type="float">
            <text:p>724.5622924395</text:p>
          </table:table-cell>
          <table:table-cell table:formula="of:=([.H47]+[.I47])*[.G47]" office:value-type="float" office:value="5496.8241" calcext:value-type="float">
            <text:p>5496.8241</text:p>
          </table:table-cell>
          <table:table-cell table:formula="of:=[.C47]/[.G47]" office:value-type="float" office:value="49.7174263463518" calcext:value-type="float">
            <text:p>49.7174263464</text:p>
          </table:table-cell>
          <table:table-cell table:formula="of:=[.J47]/[.K47]" office:value-type="float" office:value="110.561316301992" calcext:value-type="float">
            <text:p>110.561316302</text:p>
          </table:table-cell>
          <table:table-cell table:formula="of:=1/[.L47]" office:value-type="float" office:value="0.00904475483331398" calcext:value-type="float">
            <text:p>0.0090447548</text:p>
          </table:table-cell>
          <table:table-cell table:formula="of:=[.J47]/[.G47]" office:value-type="float" office:value="2135.06208852032" calcext:value-type="float">
            <text:p>2135.0620885203</text:p>
          </table:table-cell>
          <table:table-cell table:formula="of:=1/[.N47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8]/[.G48]+(210-[.D48])*5" office:value-type="float" office:value="1410.49979608087" calcext:value-type="float">
            <text:p>1410.4997960809</text:p>
          </table:table-cell>
          <table:table-cell table:formula="of:=[.F48]/[.G48]+(210-[.D48])*1" office:value-type="float" office:value="724.562292439456" calcext:value-type="float">
            <text:p>724.5622924395</text:p>
          </table:table-cell>
          <table:table-cell table:formula="of:=([.H48]+[.I48])*[.G48]" office:value-type="float" office:value="5496.8241" calcext:value-type="float">
            <text:p>5496.8241</text:p>
          </table:table-cell>
          <table:table-cell table:formula="of:=[.C48]/[.G48]" office:value-type="float" office:value="49.7174263463518" calcext:value-type="float">
            <text:p>49.7174263464</text:p>
          </table:table-cell>
          <table:table-cell table:formula="of:=[.J48]/[.K48]" office:value-type="float" office:value="110.561316301992" calcext:value-type="float">
            <text:p>110.561316302</text:p>
          </table:table-cell>
          <table:table-cell table:formula="of:=1/[.L48]" office:value-type="float" office:value="0.00904475483331398" calcext:value-type="float">
            <text:p>0.0090447548</text:p>
          </table:table-cell>
          <table:table-cell table:formula="of:=[.J48]/[.G48]" office:value-type="float" office:value="2135.06208852032" calcext:value-type="float">
            <text:p>2135.0620885203</text:p>
          </table:table-cell>
          <table:table-cell table:formula="of:=1/[.N48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9]/[.G49]+(210-[.D49])*5" office:value-type="float" office:value="1410.49979608087" calcext:value-type="float">
            <text:p>1410.4997960809</text:p>
          </table:table-cell>
          <table:table-cell table:formula="of:=[.F49]/[.G49]+(210-[.D49])*1" office:value-type="float" office:value="724.562292439456" calcext:value-type="float">
            <text:p>724.5622924395</text:p>
          </table:table-cell>
          <table:table-cell table:formula="of:=([.H49]+[.I49])*[.G49]" office:value-type="float" office:value="5496.8241" calcext:value-type="float">
            <text:p>5496.8241</text:p>
          </table:table-cell>
          <table:table-cell table:formula="of:=[.C49]/[.G49]" office:value-type="float" office:value="49.7174263463518" calcext:value-type="float">
            <text:p>49.7174263464</text:p>
          </table:table-cell>
          <table:table-cell table:formula="of:=[.J49]/[.K49]" office:value-type="float" office:value="110.561316301992" calcext:value-type="float">
            <text:p>110.561316302</text:p>
          </table:table-cell>
          <table:table-cell table:formula="of:=1/[.L49]" office:value-type="float" office:value="0.00904475483331398" calcext:value-type="float">
            <text:p>0.0090447548</text:p>
          </table:table-cell>
          <table:table-cell table:formula="of:=[.J49]/[.G49]" office:value-type="float" office:value="2135.06208852032" calcext:value-type="float">
            <text:p>2135.0620885203</text:p>
          </table:table-cell>
          <table:table-cell table:formula="of:=1/[.N49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0]/[.G50]+(210-[.D50])*5" office:value-type="float" office:value="1410.49979608087" calcext:value-type="float">
            <text:p>1410.4997960809</text:p>
          </table:table-cell>
          <table:table-cell table:formula="of:=[.F50]/[.G50]+(210-[.D50])*1" office:value-type="float" office:value="724.562292439456" calcext:value-type="float">
            <text:p>724.5622924395</text:p>
          </table:table-cell>
          <table:table-cell table:formula="of:=([.H50]+[.I50])*[.G50]" office:value-type="float" office:value="5496.8241" calcext:value-type="float">
            <text:p>5496.8241</text:p>
          </table:table-cell>
          <table:table-cell table:formula="of:=[.C50]/[.G50]" office:value-type="float" office:value="49.7174263463518" calcext:value-type="float">
            <text:p>49.7174263464</text:p>
          </table:table-cell>
          <table:table-cell table:formula="of:=[.J50]/[.K50]" office:value-type="float" office:value="110.561316301992" calcext:value-type="float">
            <text:p>110.561316302</text:p>
          </table:table-cell>
          <table:table-cell table:formula="of:=1/[.L50]" office:value-type="float" office:value="0.00904475483331398" calcext:value-type="float">
            <text:p>0.0090447548</text:p>
          </table:table-cell>
          <table:table-cell table:formula="of:=[.J50]/[.G50]" office:value-type="float" office:value="2135.06208852032" calcext:value-type="float">
            <text:p>2135.0620885203</text:p>
          </table:table-cell>
          <table:table-cell table:formula="of:=1/[.N50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0" calcext:value-type="float">
            <text:p>50</text:p>
          </table:table-cell>
          <table:table-cell office:value-type="float" office:value="6400" calcext:value-type="float">
            <text:p>6400</text:p>
          </table:table-cell>
          <table:table-cell office:value-type="float" office:value="10" calcext:value-type="float">
            <text:p>10</text:p>
          </table:table-cell>
          <table:table-cell office:value-type="float" office:value="184467" calcext:value-type="float">
            <text:p>184467</text:p>
          </table:table-cell>
          <table:table-cell office:value-type="float" office:value="254257" calcext:value-type="float">
            <text:p>254257</text:p>
          </table:table-cell>
          <table:table-cell office:value-type="float" office:value="129.723" calcext:value-type="float">
            <text:p>129.723</text:p>
          </table:table-cell>
          <table:table-cell table:formula="of:=[.E51]/[.G51]+(210-[.D51])*5" office:value-type="float" office:value="2422.0068916075" calcext:value-type="float">
            <text:p>2422.0068916075</text:p>
          </table:table-cell>
          <table:table-cell table:formula="of:=[.F51]/[.G51]+(210-[.D51])*1" office:value-type="float" office:value="2159.99938330134" calcext:value-type="float">
            <text:p>2159.9993833014</text:p>
          </table:table-cell>
          <table:table-cell table:formula="of:=([.H51]+[.I51])*[.G51]" office:value-type="float" office:value="594391.6" calcext:value-type="float">
            <text:p>594391.6</text:p>
          </table:table-cell>
          <table:table-cell table:formula="of:=[.C51]/[.G51]" office:value-type="float" office:value="49.3358926327637" calcext:value-type="float">
            <text:p>49.3358926328</text:p>
          </table:table-cell>
          <table:table-cell table:formula="of:=[.J51]/[.K51]" office:value-type="float" office:value="12047.8533635625" calcext:value-type="float">
            <text:p>12047.8533635625</text:p>
          </table:table-cell>
          <table:table-cell table:formula="of:=1/[.L51]" office:value-type="float" office:value="0.0000830023382442882" calcext:value-type="float">
            <text:p>8.30023382442882E-05</text:p>
          </table:table-cell>
          <table:table-cell table:formula="of:=[.J51]/[.G51]" office:value-type="float" office:value="4582.00627490884" calcext:value-type="float">
            <text:p>4582.0062749089</text:p>
          </table:table-cell>
          <table:table-cell table:formula="of:=1/[.N51]" office:value-type="float" office:value="0.00021824500884602" calcext:value-type="float">
            <text:p>0.00021824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1" calcext:value-type="float">
            <text:p>51</text:p>
          </table:table-cell>
          <table:table-cell office:value-type="float" office:value="102400" calcext:value-type="float">
            <text:p>1024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40906700" calcext:value-type="float">
            <text:p>4.09E+07</text:p>
          </table:table-cell>
          <table:table-cell table:style-name="ce5" office:value-type="float" office:value="56383100" calcext:value-type="float">
            <text:p>5.64E+07</text:p>
          </table:table-cell>
          <table:table-cell office:value-type="float" office:value="2865.97" calcext:value-type="float">
            <text:p>2865.97</text:p>
          </table:table-cell>
          <table:table-cell table:formula="of:=[.E52]/[.G52]+(210-[.D52])*5" office:value-type="float" office:value="14953.2478009191" calcext:value-type="float">
            <text:p>14953.2478009191</text:p>
          </table:table-cell>
          <table:table-cell table:formula="of:=[.F52]/[.G52]+(210-[.D52])*1" office:value-type="float" office:value="19809.3043262839" calcext:value-type="float">
            <text:p>19809.3043262839</text:p>
          </table:table-cell>
          <table:table-cell table:formula="of:=([.H52]+[.I52])*[.G52]" office:value-type="float" office:value="99628431.52" calcext:value-type="float">
            <text:p>99628431.52</text:p>
          </table:table-cell>
          <table:table-cell table:formula="of:=[.C52]/[.G52]" office:value-type="float" office:value="35.7296133595257" calcext:value-type="float">
            <text:p>35.7296133595</text:p>
          </table:table-cell>
          <table:table-cell table:formula="of:=[.J52]/[.K52]" office:value-type="float" office:value="2788399.37386108" calcext:value-type="float">
            <text:p>2788399.37386108</text:p>
          </table:table-cell>
          <table:table-cell table:formula="of:=1/[.L52]" office:value-type="float" office:value="0.00000035862868474802" calcext:value-type="float">
            <text:p>3.5862868474802E-07</text:p>
          </table:table-cell>
          <table:table-cell table:formula="of:=[.J52]/[.G52]" office:value-type="float" office:value="34762.552127203" calcext:value-type="float">
            <text:p>34762.552127203</text:p>
          </table:table-cell>
          <table:table-cell table:formula="of:=1/[.N52]" office:value-type="float" office:value="0.0000287665875721899" calcext:value-type="float">
            <text:p>2.87665875721899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3]/[.G53]+(210-[.D53])*5" office:value-type="float" office:value="1410.49979608087" calcext:value-type="float">
            <text:p>1410.4997960809</text:p>
          </table:table-cell>
          <table:table-cell table:formula="of:=[.F53]/[.G53]+(210-[.D53])*1" office:value-type="float" office:value="724.562292439456" calcext:value-type="float">
            <text:p>724.5622924395</text:p>
          </table:table-cell>
          <table:table-cell table:formula="of:=([.H53]+[.I53])*[.G53]" office:value-type="float" office:value="5496.8241" calcext:value-type="float">
            <text:p>5496.8241</text:p>
          </table:table-cell>
          <table:table-cell table:formula="of:=[.C53]/[.G53]" office:value-type="float" office:value="49.7174263463518" calcext:value-type="float">
            <text:p>49.7174263464</text:p>
          </table:table-cell>
          <table:table-cell table:formula="of:=[.J53]/[.K53]" office:value-type="float" office:value="110.561316301992" calcext:value-type="float">
            <text:p>110.561316302</text:p>
          </table:table-cell>
          <table:table-cell table:formula="of:=1/[.L53]" office:value-type="float" office:value="0.00904475483331398" calcext:value-type="float">
            <text:p>0.0090447548</text:p>
          </table:table-cell>
          <table:table-cell table:formula="of:=[.J53]/[.G53]" office:value-type="float" office:value="2135.06208852032" calcext:value-type="float">
            <text:p>2135.0620885203</text:p>
          </table:table-cell>
          <table:table-cell table:formula="of:=1/[.N53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3" calcext:value-type="float">
            <text:p>53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54]/[.G54]+(210-[.D54])*5" office:value-type="float" office:value="1568.8478827845" calcext:value-type="float">
            <text:p>1568.8478827845</text:p>
          </table:table-cell>
          <table:table-cell table:formula="of:=[.F54]/[.G54]+(210-[.D54])*1" office:value-type="float" office:value="942.819851148195" calcext:value-type="float">
            <text:p>942.8198511482</text:p>
          </table:table-cell>
          <table:table-cell table:formula="of:=([.H54]+[.I54])*[.G54]" office:value-type="float" office:value="59226.381" calcext:value-type="float">
            <text:p>59226.381</text:p>
          </table:table-cell>
          <table:table-cell table:formula="of:=[.C54]/[.G54]" office:value-type="float" office:value="54.282139903734" calcext:value-type="float">
            <text:p>54.2821399037</text:p>
          </table:table-cell>
          <table:table-cell table:formula="of:=[.J54]/[.K54]" office:value-type="float" office:value="1091.08412278945" calcext:value-type="float">
            <text:p>1091.0841227895</text:p>
          </table:table-cell>
          <table:table-cell table:formula="of:=1/[.L54]" office:value-type="float" office:value="0.000916519614861053" calcext:value-type="float">
            <text:p>0.0009165196</text:p>
          </table:table-cell>
          <table:table-cell table:formula="of:=[.J54]/[.G54]" office:value-type="float" office:value="2511.6677339327" calcext:value-type="float">
            <text:p>2511.6677339327</text:p>
          </table:table-cell>
          <table:table-cell table:formula="of:=1/[.N54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4" calcext:value-type="float">
            <text:p>54</text:p>
          </table:table-cell>
          <table:table-cell office:value-type="float" office:value="25600" calcext:value-type="float">
            <text:p>25600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2478170" calcext:value-type="float">
            <text:p>2.48E+06</text:p>
          </table:table-cell>
          <table:table-cell table:style-name="ce5" office:value-type="float" office:value="3415740" calcext:value-type="float">
            <text:p>3.42E+06</text:p>
          </table:table-cell>
          <table:table-cell office:value-type="float" office:value="860.334" calcext:value-type="float">
            <text:p>860.334</text:p>
          </table:table-cell>
          <table:table-cell table:formula="of:=[.E55]/[.G55]+(210-[.D55])*5" office:value-type="float" office:value="3830.47432741238" calcext:value-type="float">
            <text:p>3830.4743274124</text:p>
          </table:table-cell>
          <table:table-cell table:formula="of:=[.F55]/[.G55]+(210-[.D55])*1" office:value-type="float" office:value="4160.24876385218" calcext:value-type="float">
            <text:p>4160.2487638522</text:p>
          </table:table-cell>
          <table:table-cell table:formula="of:=([.H55]+[.I55])*[.G55]" office:value-type="float" office:value="6874690.76" calcext:value-type="float">
            <text:p>6874690.76</text:p>
          </table:table-cell>
          <table:table-cell table:formula="of:=[.C55]/[.G55]" office:value-type="float" office:value="29.7558855049318" calcext:value-type="float">
            <text:p>29.7558855049</text:p>
          </table:table-cell>
          <table:table-cell table:formula="of:=[.J55]/[.K55]" office:value-type="float" office:value="231036.335949759" calcext:value-type="float">
            <text:p>231036.335949759</text:p>
          </table:table-cell>
          <table:table-cell table:formula="of:=1/[.L55]" office:value-type="float" office:value="0.00000432832349028188" calcext:value-type="float">
            <text:p>4.32832349028188E-06</text:p>
          </table:table-cell>
          <table:table-cell table:formula="of:=[.J55]/[.G55]" office:value-type="float" office:value="7990.72309126456" calcext:value-type="float">
            <text:p>7990.7230912646</text:p>
          </table:table-cell>
          <table:table-cell table:formula="of:=1/[.N55]" office:value-type="float" office:value="0.000125145119982095" calcext:value-type="float">
            <text:p>0.0001251451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6]/[.G56]+(210-[.D56])*5" office:value-type="float" office:value="1410.49979608087" calcext:value-type="float">
            <text:p>1410.4997960809</text:p>
          </table:table-cell>
          <table:table-cell table:formula="of:=[.F56]/[.G56]+(210-[.D56])*1" office:value-type="float" office:value="724.562292439456" calcext:value-type="float">
            <text:p>724.5622924395</text:p>
          </table:table-cell>
          <table:table-cell table:formula="of:=([.H56]+[.I56])*[.G56]" office:value-type="float" office:value="5496.8241" calcext:value-type="float">
            <text:p>5496.8241</text:p>
          </table:table-cell>
          <table:table-cell table:formula="of:=[.C56]/[.G56]" office:value-type="float" office:value="49.7174263463518" calcext:value-type="float">
            <text:p>49.7174263464</text:p>
          </table:table-cell>
          <table:table-cell table:formula="of:=[.J56]/[.K56]" office:value-type="float" office:value="110.561316301992" calcext:value-type="float">
            <text:p>110.561316302</text:p>
          </table:table-cell>
          <table:table-cell table:formula="of:=1/[.L56]" office:value-type="float" office:value="0.00904475483331398" calcext:value-type="float">
            <text:p>0.0090447548</text:p>
          </table:table-cell>
          <table:table-cell table:formula="of:=[.J56]/[.G56]" office:value-type="float" office:value="2135.06208852032" calcext:value-type="float">
            <text:p>2135.0620885203</text:p>
          </table:table-cell>
          <table:table-cell table:formula="of:=1/[.N56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7]/[.G57]+(210-[.D57])*5" office:value-type="float" office:value="1410.49979608087" calcext:value-type="float">
            <text:p>1410.4997960809</text:p>
          </table:table-cell>
          <table:table-cell table:formula="of:=[.F57]/[.G57]+(210-[.D57])*1" office:value-type="float" office:value="724.562292439456" calcext:value-type="float">
            <text:p>724.5622924395</text:p>
          </table:table-cell>
          <table:table-cell table:formula="of:=([.H57]+[.I57])*[.G57]" office:value-type="float" office:value="5496.8241" calcext:value-type="float">
            <text:p>5496.8241</text:p>
          </table:table-cell>
          <table:table-cell table:formula="of:=[.C57]/[.G57]" office:value-type="float" office:value="49.7174263463518" calcext:value-type="float">
            <text:p>49.7174263464</text:p>
          </table:table-cell>
          <table:table-cell table:formula="of:=[.J57]/[.K57]" office:value-type="float" office:value="110.561316301992" calcext:value-type="float">
            <text:p>110.561316302</text:p>
          </table:table-cell>
          <table:table-cell table:formula="of:=1/[.L57]" office:value-type="float" office:value="0.00904475483331398" calcext:value-type="float">
            <text:p>0.0090447548</text:p>
          </table:table-cell>
          <table:table-cell table:formula="of:=[.J57]/[.G57]" office:value-type="float" office:value="2135.06208852032" calcext:value-type="float">
            <text:p>2135.0620885203</text:p>
          </table:table-cell>
          <table:table-cell table:formula="of:=1/[.N57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7" calcext:value-type="float">
            <text:p>57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58]/[.G58]+(210-[.D58])*5" office:value-type="float" office:value="1568.8478827845" calcext:value-type="float">
            <text:p>1568.8478827845</text:p>
          </table:table-cell>
          <table:table-cell table:formula="of:=[.F58]/[.G58]+(210-[.D58])*1" office:value-type="float" office:value="942.819851148195" calcext:value-type="float">
            <text:p>942.8198511482</text:p>
          </table:table-cell>
          <table:table-cell table:formula="of:=([.H58]+[.I58])*[.G58]" office:value-type="float" office:value="59226.381" calcext:value-type="float">
            <text:p>59226.381</text:p>
          </table:table-cell>
          <table:table-cell table:formula="of:=[.C58]/[.G58]" office:value-type="float" office:value="54.282139903734" calcext:value-type="float">
            <text:p>54.2821399037</text:p>
          </table:table-cell>
          <table:table-cell table:formula="of:=[.J58]/[.K58]" office:value-type="float" office:value="1091.08412278945" calcext:value-type="float">
            <text:p>1091.0841227895</text:p>
          </table:table-cell>
          <table:table-cell table:formula="of:=1/[.L58]" office:value-type="float" office:value="0.000916519614861053" calcext:value-type="float">
            <text:p>0.0009165196</text:p>
          </table:table-cell>
          <table:table-cell table:formula="of:=[.J58]/[.G58]" office:value-type="float" office:value="2511.6677339327" calcext:value-type="float">
            <text:p>2511.6677339327</text:p>
          </table:table-cell>
          <table:table-cell table:formula="of:=1/[.N58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9]/[.G59]+(210-[.D59])*5" office:value-type="float" office:value="1410.49979608087" calcext:value-type="float">
            <text:p>1410.4997960809</text:p>
          </table:table-cell>
          <table:table-cell table:formula="of:=[.F59]/[.G59]+(210-[.D59])*1" office:value-type="float" office:value="724.562292439456" calcext:value-type="float">
            <text:p>724.5622924395</text:p>
          </table:table-cell>
          <table:table-cell table:formula="of:=([.H59]+[.I59])*[.G59]" office:value-type="float" office:value="5496.8241" calcext:value-type="float">
            <text:p>5496.8241</text:p>
          </table:table-cell>
          <table:table-cell table:formula="of:=[.C59]/[.G59]" office:value-type="float" office:value="49.7174263463518" calcext:value-type="float">
            <text:p>49.7174263464</text:p>
          </table:table-cell>
          <table:table-cell table:formula="of:=[.J59]/[.K59]" office:value-type="float" office:value="110.561316301992" calcext:value-type="float">
            <text:p>110.561316302</text:p>
          </table:table-cell>
          <table:table-cell table:formula="of:=1/[.L59]" office:value-type="float" office:value="0.00904475483331398" calcext:value-type="float">
            <text:p>0.0090447548</text:p>
          </table:table-cell>
          <table:table-cell table:formula="of:=[.J59]/[.G59]" office:value-type="float" office:value="2135.06208852032" calcext:value-type="float">
            <text:p>2135.0620885203</text:p>
          </table:table-cell>
          <table:table-cell table:formula="of:=1/[.N59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60]/[.G60]+(210-[.D60])*5" office:value-type="float" office:value="1410.49979608087" calcext:value-type="float">
            <text:p>1410.4997960809</text:p>
          </table:table-cell>
          <table:table-cell table:formula="of:=[.F60]/[.G60]+(210-[.D60])*1" office:value-type="float" office:value="724.562292439456" calcext:value-type="float">
            <text:p>724.5622924395</text:p>
          </table:table-cell>
          <table:table-cell table:formula="of:=([.H60]+[.I60])*[.G60]" office:value-type="float" office:value="5496.8241" calcext:value-type="float">
            <text:p>5496.8241</text:p>
          </table:table-cell>
          <table:table-cell table:formula="of:=[.C60]/[.G60]" office:value-type="float" office:value="49.7174263463518" calcext:value-type="float">
            <text:p>49.7174263464</text:p>
          </table:table-cell>
          <table:table-cell table:formula="of:=[.J60]/[.K60]" office:value-type="float" office:value="110.561316301992" calcext:value-type="float">
            <text:p>110.561316302</text:p>
          </table:table-cell>
          <table:table-cell table:formula="of:=1/[.L60]" office:value-type="float" office:value="0.00904475483331398" calcext:value-type="float">
            <text:p>0.0090447548</text:p>
          </table:table-cell>
          <table:table-cell table:formula="of:=[.J60]/[.G60]" office:value-type="float" office:value="2135.06208852032" calcext:value-type="float">
            <text:p>2135.0620885203</text:p>
          </table:table-cell>
          <table:table-cell table:formula="of:=1/[.N60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0" calcext:value-type="float">
            <text:p>60</text:p>
          </table:table-cell>
          <table:table-cell office:value-type="float" office:value="12800" calcext:value-type="float">
            <text:p>12800</text:p>
          </table:table-cell>
          <table:table-cell office:value-type="float" office:value="20" calcext:value-type="float">
            <text:p>20</text:p>
          </table:table-cell>
          <table:table-cell office:value-type="float" office:value="688641" calcext:value-type="float">
            <text:p>688641</text:p>
          </table:table-cell>
          <table:table-cell office:value-type="float" office:value="949177" calcext:value-type="float">
            <text:p>949177</text:p>
          </table:table-cell>
          <table:table-cell office:value-type="float" office:value="255.29" calcext:value-type="float">
            <text:p>255.29</text:p>
          </table:table-cell>
          <table:table-cell table:formula="of:=[.E61]/[.G61]+(210-[.D61])*5" office:value-type="float" office:value="3647.48521289514" calcext:value-type="float">
            <text:p>3647.4852128951</text:p>
          </table:table-cell>
          <table:table-cell table:formula="of:=[.F61]/[.G61]+(210-[.D61])*1" office:value-type="float" office:value="3908.03439225978" calcext:value-type="float">
            <text:p>3908.0343922598</text:p>
          </table:table-cell>
          <table:table-cell table:formula="of:=([.H61]+[.I61])*[.G61]" office:value-type="float" office:value="1928848.6" calcext:value-type="float">
            <text:p>1928848.6</text:p>
          </table:table-cell>
          <table:table-cell table:formula="of:=[.C61]/[.G61]" office:value-type="float" office:value="50.1390575424028" calcext:value-type="float">
            <text:p>50.1390575424</text:p>
          </table:table-cell>
          <table:table-cell table:formula="of:=[.J61]/[.K61]" office:value-type="float" office:value="38469.9811792187" calcext:value-type="float">
            <text:p>38469.9811792187</text:p>
          </table:table-cell>
          <table:table-cell table:formula="of:=1/[.L61]" office:value-type="float" office:value="0.0000259942939753814" calcext:value-type="float">
            <text:p>2.59942939753814E-05</text:p>
          </table:table-cell>
          <table:table-cell table:formula="of:=[.J61]/[.G61]" office:value-type="float" office:value="7555.51960515492" calcext:value-type="float">
            <text:p>7555.5196051549</text:p>
          </table:table-cell>
          <table:table-cell table:formula="of:=1/[.N61]" office:value-type="float" office:value="0.000132353570933457" calcext:value-type="float">
            <text:p>0.0001323536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1" calcext:value-type="float">
            <text:p>61</text:p>
          </table:table-cell>
          <table:table-cell office:value-type="float" office:value="6400" calcext:value-type="float">
            <text:p>6400</text:p>
          </table:table-cell>
          <table:table-cell office:value-type="float" office:value="10" calcext:value-type="float">
            <text:p>10</text:p>
          </table:table-cell>
          <table:table-cell office:value-type="float" office:value="184467" calcext:value-type="float">
            <text:p>184467</text:p>
          </table:table-cell>
          <table:table-cell office:value-type="float" office:value="254257" calcext:value-type="float">
            <text:p>254257</text:p>
          </table:table-cell>
          <table:table-cell office:value-type="float" office:value="129.723" calcext:value-type="float">
            <text:p>129.723</text:p>
          </table:table-cell>
          <table:table-cell table:formula="of:=[.E62]/[.G62]+(210-[.D62])*5" office:value-type="float" office:value="2422.0068916075" calcext:value-type="float">
            <text:p>2422.0068916075</text:p>
          </table:table-cell>
          <table:table-cell table:formula="of:=[.F62]/[.G62]+(210-[.D62])*1" office:value-type="float" office:value="2159.99938330134" calcext:value-type="float">
            <text:p>2159.9993833014</text:p>
          </table:table-cell>
          <table:table-cell table:formula="of:=([.H62]+[.I62])*[.G62]" office:value-type="float" office:value="594391.6" calcext:value-type="float">
            <text:p>594391.6</text:p>
          </table:table-cell>
          <table:table-cell table:formula="of:=[.C62]/[.G62]" office:value-type="float" office:value="49.3358926327637" calcext:value-type="float">
            <text:p>49.3358926328</text:p>
          </table:table-cell>
          <table:table-cell table:formula="of:=[.J62]/[.K62]" office:value-type="float" office:value="12047.8533635625" calcext:value-type="float">
            <text:p>12047.8533635625</text:p>
          </table:table-cell>
          <table:table-cell table:formula="of:=1/[.L62]" office:value-type="float" office:value="0.0000830023382442882" calcext:value-type="float">
            <text:p>8.30023382442882E-05</text:p>
          </table:table-cell>
          <table:table-cell table:formula="of:=[.J62]/[.G62]" office:value-type="float" office:value="4582.00627490884" calcext:value-type="float">
            <text:p>4582.0062749089</text:p>
          </table:table-cell>
          <table:table-cell table:formula="of:=1/[.N62]" office:value-type="float" office:value="0.00021824500884602" calcext:value-type="float">
            <text:p>0.00021824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2" calcext:value-type="float">
            <text:p>62</text:p>
          </table:table-cell>
          <table:table-cell office:value-type="float" office:value="51200" calcext:value-type="float">
            <text:p>512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12596300" calcext:value-type="float">
            <text:p>1.26E+07</text:p>
          </table:table-cell>
          <table:table-cell table:style-name="ce5" office:value-type="float" office:value="17361900" calcext:value-type="float">
            <text:p>1.74E+07</text:p>
          </table:table-cell>
          <table:table-cell office:value-type="float" office:value="1032.82" calcext:value-type="float">
            <text:p>1032.82</text:p>
          </table:table-cell>
          <table:table-cell table:formula="of:=[.E63]/[.G63]+(210-[.D63])*5" office:value-type="float" office:value="12876.0264131214" calcext:value-type="float">
            <text:p>12876.0264131214</text:p>
          </table:table-cell>
          <table:table-cell table:formula="of:=[.F63]/[.G63]+(210-[.D63])*1" office:value-type="float" office:value="16946.1895780485" calcext:value-type="float">
            <text:p>16946.1895780485</text:p>
          </table:table-cell>
          <table:table-cell table:formula="of:=([.H63]+[.I63])*[.G63]" office:value-type="float" office:value="30800981.12" calcext:value-type="float">
            <text:p>30800981.12</text:p>
          </table:table-cell>
          <table:table-cell table:formula="of:=[.C63]/[.G63]" office:value-type="float" office:value="49.5730136906721" calcext:value-type="float">
            <text:p>49.5730136907</text:p>
          </table:table-cell>
          <table:table-cell table:formula="of:=[.J63]/[.K63]" office:value-type="float" office:value="621325.57266325" calcext:value-type="float">
            <text:p>621325.57266325</text:p>
          </table:table-cell>
          <table:table-cell table:formula="of:=1/[.L63]" office:value-type="float" office:value="0.00000160946216282971" calcext:value-type="float">
            <text:p>1.60946216282971E-06</text:p>
          </table:table-cell>
          <table:table-cell table:formula="of:=[.J63]/[.G63]" office:value-type="float" office:value="29822.2159911698" calcext:value-type="float">
            <text:p>29822.2159911698</text:p>
          </table:table-cell>
          <table:table-cell table:formula="of:=1/[.N63]" office:value-type="float" office:value="0.0000335320487349463" calcext:value-type="float">
            <text:p>0.00003353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3" calcext:value-type="float">
            <text:p>63</text:p>
          </table:table-cell>
          <table:table-cell office:value-type="float" office:value="12800" calcext:value-type="float">
            <text:p>12800</text:p>
          </table:table-cell>
          <table:table-cell office:value-type="float" office:value="20" calcext:value-type="float">
            <text:p>20</text:p>
          </table:table-cell>
          <table:table-cell office:value-type="float" office:value="688641" calcext:value-type="float">
            <text:p>688641</text:p>
          </table:table-cell>
          <table:table-cell office:value-type="float" office:value="949177" calcext:value-type="float">
            <text:p>949177</text:p>
          </table:table-cell>
          <table:table-cell office:value-type="float" office:value="255.29" calcext:value-type="float">
            <text:p>255.29</text:p>
          </table:table-cell>
          <table:table-cell table:formula="of:=[.E64]/[.G64]+(210-[.D64])*5" office:value-type="float" office:value="3647.48521289514" calcext:value-type="float">
            <text:p>3647.4852128951</text:p>
          </table:table-cell>
          <table:table-cell table:formula="of:=[.F64]/[.G64]+(210-[.D64])*1" office:value-type="float" office:value="3908.03439225978" calcext:value-type="float">
            <text:p>3908.0343922598</text:p>
          </table:table-cell>
          <table:table-cell table:formula="of:=([.H64]+[.I64])*[.G64]" office:value-type="float" office:value="1928848.6" calcext:value-type="float">
            <text:p>1928848.6</text:p>
          </table:table-cell>
          <table:table-cell table:formula="of:=[.C64]/[.G64]" office:value-type="float" office:value="50.1390575424028" calcext:value-type="float">
            <text:p>50.1390575424</text:p>
          </table:table-cell>
          <table:table-cell table:formula="of:=[.J64]/[.K64]" office:value-type="float" office:value="38469.9811792187" calcext:value-type="float">
            <text:p>38469.9811792187</text:p>
          </table:table-cell>
          <table:table-cell table:formula="of:=1/[.L64]" office:value-type="float" office:value="0.0000259942939753814" calcext:value-type="float">
            <text:p>2.59942939753814E-05</text:p>
          </table:table-cell>
          <table:table-cell table:formula="of:=[.J64]/[.G64]" office:value-type="float" office:value="7555.51960515492" calcext:value-type="float">
            <text:p>7555.5196051549</text:p>
          </table:table-cell>
          <table:table-cell table:formula="of:=1/[.N64]" office:value-type="float" office:value="0.000132353570933457" calcext:value-type="float">
            <text:p>0.0001323536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4" calcext:value-type="float">
            <text:p>64</text:p>
          </table:table-cell>
          <table:table-cell office:value-type="float" office:value="12800" calcext:value-type="float">
            <text:p>12800</text:p>
          </table:table-cell>
          <table:table-cell office:value-type="float" office:value="20" calcext:value-type="float">
            <text:p>20</text:p>
          </table:table-cell>
          <table:table-cell office:value-type="float" office:value="688641" calcext:value-type="float">
            <text:p>688641</text:p>
          </table:table-cell>
          <table:table-cell office:value-type="float" office:value="949177" calcext:value-type="float">
            <text:p>949177</text:p>
          </table:table-cell>
          <table:table-cell office:value-type="float" office:value="255.29" calcext:value-type="float">
            <text:p>255.29</text:p>
          </table:table-cell>
          <table:table-cell table:formula="of:=[.E65]/[.G65]+(210-[.D65])*5" office:value-type="float" office:value="3647.48521289514" calcext:value-type="float">
            <text:p>3647.4852128951</text:p>
          </table:table-cell>
          <table:table-cell table:formula="of:=[.F65]/[.G65]+(210-[.D65])*1" office:value-type="float" office:value="3908.03439225978" calcext:value-type="float">
            <text:p>3908.0343922598</text:p>
          </table:table-cell>
          <table:table-cell table:formula="of:=([.H65]+[.I65])*[.G65]" office:value-type="float" office:value="1928848.6" calcext:value-type="float">
            <text:p>1928848.6</text:p>
          </table:table-cell>
          <table:table-cell table:formula="of:=[.C65]/[.G65]" office:value-type="float" office:value="50.1390575424028" calcext:value-type="float">
            <text:p>50.1390575424</text:p>
          </table:table-cell>
          <table:table-cell table:formula="of:=[.J65]/[.K65]" office:value-type="float" office:value="38469.9811792187" calcext:value-type="float">
            <text:p>38469.9811792187</text:p>
          </table:table-cell>
          <table:table-cell table:formula="of:=1/[.L65]" office:value-type="float" office:value="0.0000259942939753814" calcext:value-type="float">
            <text:p>2.59942939753814E-05</text:p>
          </table:table-cell>
          <table:table-cell table:formula="of:=[.J65]/[.G65]" office:value-type="float" office:value="7555.51960515492" calcext:value-type="float">
            <text:p>7555.5196051549</text:p>
          </table:table-cell>
          <table:table-cell table:formula="of:=1/[.N65]" office:value-type="float" office:value="0.000132353570933457" calcext:value-type="float">
            <text:p>0.0001323536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66]/[.G66]+(210-[.D66])*5" office:value-type="float" office:value="1568.8478827845" calcext:value-type="float">
            <text:p>1568.8478827845</text:p>
          </table:table-cell>
          <table:table-cell table:formula="of:=[.F66]/[.G66]+(210-[.D66])*1" office:value-type="float" office:value="942.819851148195" calcext:value-type="float">
            <text:p>942.8198511482</text:p>
          </table:table-cell>
          <table:table-cell table:formula="of:=([.H66]+[.I66])*[.G66]" office:value-type="float" office:value="59226.381" calcext:value-type="float">
            <text:p>59226.381</text:p>
          </table:table-cell>
          <table:table-cell table:formula="of:=[.C66]/[.G66]" office:value-type="float" office:value="54.282139903734" calcext:value-type="float">
            <text:p>54.2821399037</text:p>
          </table:table-cell>
          <table:table-cell table:formula="of:=[.J66]/[.K66]" office:value-type="float" office:value="1091.08412278945" calcext:value-type="float">
            <text:p>1091.0841227895</text:p>
          </table:table-cell>
          <table:table-cell table:formula="of:=1/[.L66]" office:value-type="float" office:value="0.000916519614861053" calcext:value-type="float">
            <text:p>0.0009165196</text:p>
          </table:table-cell>
          <table:table-cell table:formula="of:=[.J66]/[.G66]" office:value-type="float" office:value="2511.6677339327" calcext:value-type="float">
            <text:p>2511.6677339327</text:p>
          </table:table-cell>
          <table:table-cell table:formula="of:=1/[.N66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6" calcext:value-type="float">
            <text:p>66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67]/[.G67]+(210-[.D67])*5" office:value-type="float" office:value="1473.8475342853" calcext:value-type="float">
            <text:p>1473.8475342853</text:p>
          </table:table-cell>
          <table:table-cell table:formula="of:=[.F67]/[.G67]+(210-[.D67])*1" office:value-type="float" office:value="811.877463787358" calcext:value-type="float">
            <text:p>811.8774637874</text:p>
          </table:table-cell>
          <table:table-cell table:formula="of:=([.H67]+[.I67])*[.G67]" office:value-type="float" office:value="10673.51288" calcext:value-type="float">
            <text:p>10673.51288</text:p>
          </table:table-cell>
          <table:table-cell table:formula="of:=[.C67]/[.G67]" office:value-type="float" office:value="54.8222132755416" calcext:value-type="float">
            <text:p>54.8222132755</text:p>
          </table:table-cell>
          <table:table-cell table:formula="of:=[.J67]/[.K67]" office:value-type="float" office:value="194.693213613138" calcext:value-type="float">
            <text:p>194.6932136131</text:p>
          </table:table-cell>
          <table:table-cell table:formula="of:=1/[.L67]" office:value-type="float" office:value="0.00513628585938818" calcext:value-type="float">
            <text:p>0.0051362859</text:p>
          </table:table-cell>
          <table:table-cell table:formula="of:=[.J67]/[.G67]" office:value-type="float" office:value="2285.72499807266" calcext:value-type="float">
            <text:p>2285.7249980727</text:p>
          </table:table-cell>
          <table:table-cell table:formula="of:=1/[.N67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7" calcext:value-type="float">
            <text:p>67</text:p>
          </table:table-cell>
          <table:table-cell office:value-type="float" office:value="6400" calcext:value-type="float">
            <text:p>6400</text:p>
          </table:table-cell>
          <table:table-cell office:value-type="float" office:value="10" calcext:value-type="float">
            <text:p>10</text:p>
          </table:table-cell>
          <table:table-cell office:value-type="float" office:value="184467" calcext:value-type="float">
            <text:p>184467</text:p>
          </table:table-cell>
          <table:table-cell office:value-type="float" office:value="254257" calcext:value-type="float">
            <text:p>254257</text:p>
          </table:table-cell>
          <table:table-cell office:value-type="float" office:value="129.723" calcext:value-type="float">
            <text:p>129.723</text:p>
          </table:table-cell>
          <table:table-cell table:formula="of:=[.E68]/[.G68]+(210-[.D68])*5" office:value-type="float" office:value="2422.0068916075" calcext:value-type="float">
            <text:p>2422.0068916075</text:p>
          </table:table-cell>
          <table:table-cell table:formula="of:=[.F68]/[.G68]+(210-[.D68])*1" office:value-type="float" office:value="2159.99938330134" calcext:value-type="float">
            <text:p>2159.9993833014</text:p>
          </table:table-cell>
          <table:table-cell table:formula="of:=([.H68]+[.I68])*[.G68]" office:value-type="float" office:value="594391.6" calcext:value-type="float">
            <text:p>594391.6</text:p>
          </table:table-cell>
          <table:table-cell table:formula="of:=[.C68]/[.G68]" office:value-type="float" office:value="49.3358926327637" calcext:value-type="float">
            <text:p>49.3358926328</text:p>
          </table:table-cell>
          <table:table-cell table:formula="of:=[.J68]/[.K68]" office:value-type="float" office:value="12047.8533635625" calcext:value-type="float">
            <text:p>12047.8533635625</text:p>
          </table:table-cell>
          <table:table-cell table:formula="of:=1/[.L68]" office:value-type="float" office:value="0.0000830023382442882" calcext:value-type="float">
            <text:p>8.30023382442882E-05</text:p>
          </table:table-cell>
          <table:table-cell table:formula="of:=[.J68]/[.G68]" office:value-type="float" office:value="4582.00627490884" calcext:value-type="float">
            <text:p>4582.0062749089</text:p>
          </table:table-cell>
          <table:table-cell table:formula="of:=1/[.N68]" office:value-type="float" office:value="0.00021824500884602" calcext:value-type="float">
            <text:p>0.00021824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8" calcext:value-type="float">
            <text:p>6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69]/[.G69]+(210-[.D69])*5" office:value-type="float" office:value="1410.49979608087" calcext:value-type="float">
            <text:p>1410.4997960809</text:p>
          </table:table-cell>
          <table:table-cell table:formula="of:=[.F69]/[.G69]+(210-[.D69])*1" office:value-type="float" office:value="724.562292439456" calcext:value-type="float">
            <text:p>724.5622924395</text:p>
          </table:table-cell>
          <table:table-cell table:formula="of:=([.H69]+[.I69])*[.G69]" office:value-type="float" office:value="5496.8241" calcext:value-type="float">
            <text:p>5496.8241</text:p>
          </table:table-cell>
          <table:table-cell table:formula="of:=[.C69]/[.G69]" office:value-type="float" office:value="49.7174263463518" calcext:value-type="float">
            <text:p>49.7174263464</text:p>
          </table:table-cell>
          <table:table-cell table:formula="of:=[.J69]/[.K69]" office:value-type="float" office:value="110.561316301992" calcext:value-type="float">
            <text:p>110.561316302</text:p>
          </table:table-cell>
          <table:table-cell table:formula="of:=1/[.L69]" office:value-type="float" office:value="0.00904475483331398" calcext:value-type="float">
            <text:p>0.0090447548</text:p>
          </table:table-cell>
          <table:table-cell table:formula="of:=[.J69]/[.G69]" office:value-type="float" office:value="2135.06208852032" calcext:value-type="float">
            <text:p>2135.0620885203</text:p>
          </table:table-cell>
          <table:table-cell table:formula="of:=1/[.N69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9" calcext:value-type="float">
            <text:p>69</text:p>
          </table:table-cell>
          <table:table-cell office:value-type="float" office:value="12800" calcext:value-type="float">
            <text:p>12800</text:p>
          </table:table-cell>
          <table:table-cell office:value-type="float" office:value="20" calcext:value-type="float">
            <text:p>20</text:p>
          </table:table-cell>
          <table:table-cell office:value-type="float" office:value="688641" calcext:value-type="float">
            <text:p>688641</text:p>
          </table:table-cell>
          <table:table-cell office:value-type="float" office:value="949177" calcext:value-type="float">
            <text:p>949177</text:p>
          </table:table-cell>
          <table:table-cell office:value-type="float" office:value="255.29" calcext:value-type="float">
            <text:p>255.29</text:p>
          </table:table-cell>
          <table:table-cell table:formula="of:=[.E70]/[.G70]+(210-[.D70])*5" office:value-type="float" office:value="3647.48521289514" calcext:value-type="float">
            <text:p>3647.4852128951</text:p>
          </table:table-cell>
          <table:table-cell table:formula="of:=[.F70]/[.G70]+(210-[.D70])*1" office:value-type="float" office:value="3908.03439225978" calcext:value-type="float">
            <text:p>3908.0343922598</text:p>
          </table:table-cell>
          <table:table-cell table:formula="of:=([.H70]+[.I70])*[.G70]" office:value-type="float" office:value="1928848.6" calcext:value-type="float">
            <text:p>1928848.6</text:p>
          </table:table-cell>
          <table:table-cell table:formula="of:=[.C70]/[.G70]" office:value-type="float" office:value="50.1390575424028" calcext:value-type="float">
            <text:p>50.1390575424</text:p>
          </table:table-cell>
          <table:table-cell table:formula="of:=[.J70]/[.K70]" office:value-type="float" office:value="38469.9811792187" calcext:value-type="float">
            <text:p>38469.9811792187</text:p>
          </table:table-cell>
          <table:table-cell table:formula="of:=1/[.L70]" office:value-type="float" office:value="0.0000259942939753814" calcext:value-type="float">
            <text:p>2.59942939753814E-05</text:p>
          </table:table-cell>
          <table:table-cell table:formula="of:=[.J70]/[.G70]" office:value-type="float" office:value="7555.51960515492" calcext:value-type="float">
            <text:p>7555.5196051549</text:p>
          </table:table-cell>
          <table:table-cell table:formula="of:=1/[.N70]" office:value-type="float" office:value="0.000132353570933457" calcext:value-type="float">
            <text:p>0.0001323536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71]/[.G71]+(210-[.D71])*5" office:value-type="float" office:value="1410.49979608087" calcext:value-type="float">
            <text:p>1410.4997960809</text:p>
          </table:table-cell>
          <table:table-cell table:formula="of:=[.F71]/[.G71]+(210-[.D71])*1" office:value-type="float" office:value="724.562292439456" calcext:value-type="float">
            <text:p>724.5622924395</text:p>
          </table:table-cell>
          <table:table-cell table:formula="of:=([.H71]+[.I71])*[.G71]" office:value-type="float" office:value="5496.8241" calcext:value-type="float">
            <text:p>5496.8241</text:p>
          </table:table-cell>
          <table:table-cell table:formula="of:=[.C71]/[.G71]" office:value-type="float" office:value="49.7174263463518" calcext:value-type="float">
            <text:p>49.7174263464</text:p>
          </table:table-cell>
          <table:table-cell table:formula="of:=[.J71]/[.K71]" office:value-type="float" office:value="110.561316301992" calcext:value-type="float">
            <text:p>110.561316302</text:p>
          </table:table-cell>
          <table:table-cell table:formula="of:=1/[.L71]" office:value-type="float" office:value="0.00904475483331398" calcext:value-type="float">
            <text:p>0.0090447548</text:p>
          </table:table-cell>
          <table:table-cell table:formula="of:=[.J71]/[.G71]" office:value-type="float" office:value="2135.06208852032" calcext:value-type="float">
            <text:p>2135.0620885203</text:p>
          </table:table-cell>
          <table:table-cell table:formula="of:=1/[.N71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1" calcext:value-type="float">
            <text:p>71</text:p>
          </table:table-cell>
          <table:table-cell office:value-type="float" office:value="6400" calcext:value-type="float">
            <text:p>6400</text:p>
          </table:table-cell>
          <table:table-cell office:value-type="float" office:value="10" calcext:value-type="float">
            <text:p>10</text:p>
          </table:table-cell>
          <table:table-cell office:value-type="float" office:value="184467" calcext:value-type="float">
            <text:p>184467</text:p>
          </table:table-cell>
          <table:table-cell office:value-type="float" office:value="254257" calcext:value-type="float">
            <text:p>254257</text:p>
          </table:table-cell>
          <table:table-cell office:value-type="float" office:value="129.723" calcext:value-type="float">
            <text:p>129.723</text:p>
          </table:table-cell>
          <table:table-cell table:formula="of:=[.E72]/[.G72]+(210-[.D72])*5" office:value-type="float" office:value="2422.0068916075" calcext:value-type="float">
            <text:p>2422.0068916075</text:p>
          </table:table-cell>
          <table:table-cell table:formula="of:=[.F72]/[.G72]+(210-[.D72])*1" office:value-type="float" office:value="2159.99938330134" calcext:value-type="float">
            <text:p>2159.9993833014</text:p>
          </table:table-cell>
          <table:table-cell table:formula="of:=([.H72]+[.I72])*[.G72]" office:value-type="float" office:value="594391.6" calcext:value-type="float">
            <text:p>594391.6</text:p>
          </table:table-cell>
          <table:table-cell table:formula="of:=[.C72]/[.G72]" office:value-type="float" office:value="49.3358926327637" calcext:value-type="float">
            <text:p>49.3358926328</text:p>
          </table:table-cell>
          <table:table-cell table:formula="of:=[.J72]/[.K72]" office:value-type="float" office:value="12047.8533635625" calcext:value-type="float">
            <text:p>12047.8533635625</text:p>
          </table:table-cell>
          <table:table-cell table:formula="of:=1/[.L72]" office:value-type="float" office:value="0.0000830023382442882" calcext:value-type="float">
            <text:p>8.30023382442882E-05</text:p>
          </table:table-cell>
          <table:table-cell table:formula="of:=[.J72]/[.G72]" office:value-type="float" office:value="4582.00627490884" calcext:value-type="float">
            <text:p>4582.0062749089</text:p>
          </table:table-cell>
          <table:table-cell table:formula="of:=1/[.N72]" office:value-type="float" office:value="0.00021824500884602" calcext:value-type="float">
            <text:p>0.00021824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2" calcext:value-type="float">
            <text:p>7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73]/[.G73]+(210-[.D73])*5" office:value-type="float" office:value="1473.8475342853" calcext:value-type="float">
            <text:p>1473.8475342853</text:p>
          </table:table-cell>
          <table:table-cell table:formula="of:=[.F73]/[.G73]+(210-[.D73])*1" office:value-type="float" office:value="811.877463787358" calcext:value-type="float">
            <text:p>811.8774637874</text:p>
          </table:table-cell>
          <table:table-cell table:formula="of:=([.H73]+[.I73])*[.G73]" office:value-type="float" office:value="10673.51288" calcext:value-type="float">
            <text:p>10673.51288</text:p>
          </table:table-cell>
          <table:table-cell table:formula="of:=[.C73]/[.G73]" office:value-type="float" office:value="54.8222132755416" calcext:value-type="float">
            <text:p>54.8222132755</text:p>
          </table:table-cell>
          <table:table-cell table:formula="of:=[.J73]/[.K73]" office:value-type="float" office:value="194.693213613138" calcext:value-type="float">
            <text:p>194.6932136131</text:p>
          </table:table-cell>
          <table:table-cell table:formula="of:=1/[.L73]" office:value-type="float" office:value="0.00513628585938818" calcext:value-type="float">
            <text:p>0.0051362859</text:p>
          </table:table-cell>
          <table:table-cell table:formula="of:=[.J73]/[.G73]" office:value-type="float" office:value="2285.72499807266" calcext:value-type="float">
            <text:p>2285.7249980727</text:p>
          </table:table-cell>
          <table:table-cell table:formula="of:=1/[.N73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3" calcext:value-type="float">
            <text:p>73</text:p>
          </table:table-cell>
          <table:table-cell office:value-type="float" office:value="25600" calcext:value-type="float">
            <text:p>25600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2478170" calcext:value-type="float">
            <text:p>2.48E+06</text:p>
          </table:table-cell>
          <table:table-cell table:style-name="ce5" office:value-type="float" office:value="3415740" calcext:value-type="float">
            <text:p>3.42E+06</text:p>
          </table:table-cell>
          <table:table-cell office:value-type="float" office:value="860.334" calcext:value-type="float">
            <text:p>860.334</text:p>
          </table:table-cell>
          <table:table-cell table:formula="of:=[.E74]/[.G74]+(210-[.D74])*5" office:value-type="float" office:value="3830.47432741238" calcext:value-type="float">
            <text:p>3830.4743274124</text:p>
          </table:table-cell>
          <table:table-cell table:formula="of:=[.F74]/[.G74]+(210-[.D74])*1" office:value-type="float" office:value="4160.24876385218" calcext:value-type="float">
            <text:p>4160.2487638522</text:p>
          </table:table-cell>
          <table:table-cell table:formula="of:=([.H74]+[.I74])*[.G74]" office:value-type="float" office:value="6874690.76" calcext:value-type="float">
            <text:p>6874690.76</text:p>
          </table:table-cell>
          <table:table-cell table:formula="of:=[.C74]/[.G74]" office:value-type="float" office:value="29.7558855049318" calcext:value-type="float">
            <text:p>29.7558855049</text:p>
          </table:table-cell>
          <table:table-cell table:formula="of:=[.J74]/[.K74]" office:value-type="float" office:value="231036.335949759" calcext:value-type="float">
            <text:p>231036.335949759</text:p>
          </table:table-cell>
          <table:table-cell table:formula="of:=1/[.L74]" office:value-type="float" office:value="0.00000432832349028188" calcext:value-type="float">
            <text:p>4.32832349028188E-06</text:p>
          </table:table-cell>
          <table:table-cell table:formula="of:=[.J74]/[.G74]" office:value-type="float" office:value="7990.72309126456" calcext:value-type="float">
            <text:p>7990.7230912646</text:p>
          </table:table-cell>
          <table:table-cell table:formula="of:=1/[.N74]" office:value-type="float" office:value="0.000125145119982095" calcext:value-type="float">
            <text:p>0.0001251451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75]/[.G75]+(210-[.D75])*5" office:value-type="float" office:value="1410.49979608087" calcext:value-type="float">
            <text:p>1410.4997960809</text:p>
          </table:table-cell>
          <table:table-cell table:formula="of:=[.F75]/[.G75]+(210-[.D75])*1" office:value-type="float" office:value="724.562292439456" calcext:value-type="float">
            <text:p>724.5622924395</text:p>
          </table:table-cell>
          <table:table-cell table:formula="of:=([.H75]+[.I75])*[.G75]" office:value-type="float" office:value="5496.8241" calcext:value-type="float">
            <text:p>5496.8241</text:p>
          </table:table-cell>
          <table:table-cell table:formula="of:=[.C75]/[.G75]" office:value-type="float" office:value="49.7174263463518" calcext:value-type="float">
            <text:p>49.7174263464</text:p>
          </table:table-cell>
          <table:table-cell table:formula="of:=[.J75]/[.K75]" office:value-type="float" office:value="110.561316301992" calcext:value-type="float">
            <text:p>110.561316302</text:p>
          </table:table-cell>
          <table:table-cell table:formula="of:=1/[.L75]" office:value-type="float" office:value="0.00904475483331398" calcext:value-type="float">
            <text:p>0.0090447548</text:p>
          </table:table-cell>
          <table:table-cell table:formula="of:=[.J75]/[.G75]" office:value-type="float" office:value="2135.06208852032" calcext:value-type="float">
            <text:p>2135.0620885203</text:p>
          </table:table-cell>
          <table:table-cell table:formula="of:=1/[.N75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5" calcext:value-type="float">
            <text:p>7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76]/[.G76]+(210-[.D76])*5" office:value-type="float" office:value="1473.8475342853" calcext:value-type="float">
            <text:p>1473.8475342853</text:p>
          </table:table-cell>
          <table:table-cell table:formula="of:=[.F76]/[.G76]+(210-[.D76])*1" office:value-type="float" office:value="811.877463787358" calcext:value-type="float">
            <text:p>811.8774637874</text:p>
          </table:table-cell>
          <table:table-cell table:formula="of:=([.H76]+[.I76])*[.G76]" office:value-type="float" office:value="10673.51288" calcext:value-type="float">
            <text:p>10673.51288</text:p>
          </table:table-cell>
          <table:table-cell table:formula="of:=[.C76]/[.G76]" office:value-type="float" office:value="54.8222132755416" calcext:value-type="float">
            <text:p>54.8222132755</text:p>
          </table:table-cell>
          <table:table-cell table:formula="of:=[.J76]/[.K76]" office:value-type="float" office:value="194.693213613138" calcext:value-type="float">
            <text:p>194.6932136131</text:p>
          </table:table-cell>
          <table:table-cell table:formula="of:=1/[.L76]" office:value-type="float" office:value="0.00513628585938818" calcext:value-type="float">
            <text:p>0.0051362859</text:p>
          </table:table-cell>
          <table:table-cell table:formula="of:=[.J76]/[.G76]" office:value-type="float" office:value="2285.72499807266" calcext:value-type="float">
            <text:p>2285.7249980727</text:p>
          </table:table-cell>
          <table:table-cell table:formula="of:=1/[.N76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6" calcext:value-type="float">
            <text:p>76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77]/[.G77]+(210-[.D77])*5" office:value-type="float" office:value="1473.8475342853" calcext:value-type="float">
            <text:p>1473.8475342853</text:p>
          </table:table-cell>
          <table:table-cell table:formula="of:=[.F77]/[.G77]+(210-[.D77])*1" office:value-type="float" office:value="811.877463787358" calcext:value-type="float">
            <text:p>811.8774637874</text:p>
          </table:table-cell>
          <table:table-cell table:formula="of:=([.H77]+[.I77])*[.G77]" office:value-type="float" office:value="10673.51288" calcext:value-type="float">
            <text:p>10673.51288</text:p>
          </table:table-cell>
          <table:table-cell table:formula="of:=[.C77]/[.G77]" office:value-type="float" office:value="54.8222132755416" calcext:value-type="float">
            <text:p>54.8222132755</text:p>
          </table:table-cell>
          <table:table-cell table:formula="of:=[.J77]/[.K77]" office:value-type="float" office:value="194.693213613138" calcext:value-type="float">
            <text:p>194.6932136131</text:p>
          </table:table-cell>
          <table:table-cell table:formula="of:=1/[.L77]" office:value-type="float" office:value="0.00513628585938818" calcext:value-type="float">
            <text:p>0.0051362859</text:p>
          </table:table-cell>
          <table:table-cell table:formula="of:=[.J77]/[.G77]" office:value-type="float" office:value="2285.72499807266" calcext:value-type="float">
            <text:p>2285.7249980727</text:p>
          </table:table-cell>
          <table:table-cell table:formula="of:=1/[.N77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7" calcext:value-type="float">
            <text:p>77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78]/[.G78]+(210-[.D78])*5" office:value-type="float" office:value="1473.8475342853" calcext:value-type="float">
            <text:p>1473.8475342853</text:p>
          </table:table-cell>
          <table:table-cell table:formula="of:=[.F78]/[.G78]+(210-[.D78])*1" office:value-type="float" office:value="811.877463787358" calcext:value-type="float">
            <text:p>811.8774637874</text:p>
          </table:table-cell>
          <table:table-cell table:formula="of:=([.H78]+[.I78])*[.G78]" office:value-type="float" office:value="10673.51288" calcext:value-type="float">
            <text:p>10673.51288</text:p>
          </table:table-cell>
          <table:table-cell table:formula="of:=[.C78]/[.G78]" office:value-type="float" office:value="54.8222132755416" calcext:value-type="float">
            <text:p>54.8222132755</text:p>
          </table:table-cell>
          <table:table-cell table:formula="of:=[.J78]/[.K78]" office:value-type="float" office:value="194.693213613138" calcext:value-type="float">
            <text:p>194.6932136131</text:p>
          </table:table-cell>
          <table:table-cell table:formula="of:=1/[.L78]" office:value-type="float" office:value="0.00513628585938818" calcext:value-type="float">
            <text:p>0.0051362859</text:p>
          </table:table-cell>
          <table:table-cell table:formula="of:=[.J78]/[.G78]" office:value-type="float" office:value="2285.72499807266" calcext:value-type="float">
            <text:p>2285.7249980727</text:p>
          </table:table-cell>
          <table:table-cell table:formula="of:=1/[.N78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8" calcext:value-type="float">
            <text:p>78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79]/[.G79]+(210-[.D79])*5" office:value-type="float" office:value="1473.8475342853" calcext:value-type="float">
            <text:p>1473.8475342853</text:p>
          </table:table-cell>
          <table:table-cell table:formula="of:=[.F79]/[.G79]+(210-[.D79])*1" office:value-type="float" office:value="811.877463787358" calcext:value-type="float">
            <text:p>811.8774637874</text:p>
          </table:table-cell>
          <table:table-cell table:formula="of:=([.H79]+[.I79])*[.G79]" office:value-type="float" office:value="10673.51288" calcext:value-type="float">
            <text:p>10673.51288</text:p>
          </table:table-cell>
          <table:table-cell table:formula="of:=[.C79]/[.G79]" office:value-type="float" office:value="54.8222132755416" calcext:value-type="float">
            <text:p>54.8222132755</text:p>
          </table:table-cell>
          <table:table-cell table:formula="of:=[.J79]/[.K79]" office:value-type="float" office:value="194.693213613138" calcext:value-type="float">
            <text:p>194.6932136131</text:p>
          </table:table-cell>
          <table:table-cell table:formula="of:=1/[.L79]" office:value-type="float" office:value="0.00513628585938818" calcext:value-type="float">
            <text:p>0.0051362859</text:p>
          </table:table-cell>
          <table:table-cell table:formula="of:=[.J79]/[.G79]" office:value-type="float" office:value="2285.72499807266" calcext:value-type="float">
            <text:p>2285.7249980727</text:p>
          </table:table-cell>
          <table:table-cell table:formula="of:=1/[.N79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9" calcext:value-type="float">
            <text:p>79</text:p>
          </table:table-cell>
          <table:table-cell office:value-type="float" office:value="6400" calcext:value-type="float">
            <text:p>6400</text:p>
          </table:table-cell>
          <table:table-cell office:value-type="float" office:value="10" calcext:value-type="float">
            <text:p>10</text:p>
          </table:table-cell>
          <table:table-cell office:value-type="float" office:value="184467" calcext:value-type="float">
            <text:p>184467</text:p>
          </table:table-cell>
          <table:table-cell office:value-type="float" office:value="254257" calcext:value-type="float">
            <text:p>254257</text:p>
          </table:table-cell>
          <table:table-cell office:value-type="float" office:value="129.723" calcext:value-type="float">
            <text:p>129.723</text:p>
          </table:table-cell>
          <table:table-cell table:formula="of:=[.E80]/[.G80]+(210-[.D80])*5" office:value-type="float" office:value="2422.0068916075" calcext:value-type="float">
            <text:p>2422.0068916075</text:p>
          </table:table-cell>
          <table:table-cell table:formula="of:=[.F80]/[.G80]+(210-[.D80])*1" office:value-type="float" office:value="2159.99938330134" calcext:value-type="float">
            <text:p>2159.9993833014</text:p>
          </table:table-cell>
          <table:table-cell table:formula="of:=([.H80]+[.I80])*[.G80]" office:value-type="float" office:value="594391.6" calcext:value-type="float">
            <text:p>594391.6</text:p>
          </table:table-cell>
          <table:table-cell table:formula="of:=[.C80]/[.G80]" office:value-type="float" office:value="49.3358926327637" calcext:value-type="float">
            <text:p>49.3358926328</text:p>
          </table:table-cell>
          <table:table-cell table:formula="of:=[.J80]/[.K80]" office:value-type="float" office:value="12047.8533635625" calcext:value-type="float">
            <text:p>12047.8533635625</text:p>
          </table:table-cell>
          <table:table-cell table:formula="of:=1/[.L80]" office:value-type="float" office:value="0.0000830023382442882" calcext:value-type="float">
            <text:p>8.30023382442882E-05</text:p>
          </table:table-cell>
          <table:table-cell table:formula="of:=[.J80]/[.G80]" office:value-type="float" office:value="4582.00627490884" calcext:value-type="float">
            <text:p>4582.0062749089</text:p>
          </table:table-cell>
          <table:table-cell table:formula="of:=1/[.N80]" office:value-type="float" office:value="0.00021824500884602" calcext:value-type="float">
            <text:p>0.00021824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1]/[.G81]+(210-[.D81])*5" office:value-type="float" office:value="1410.49979608087" calcext:value-type="float">
            <text:p>1410.4997960809</text:p>
          </table:table-cell>
          <table:table-cell table:formula="of:=[.F81]/[.G81]+(210-[.D81])*1" office:value-type="float" office:value="724.562292439456" calcext:value-type="float">
            <text:p>724.5622924395</text:p>
          </table:table-cell>
          <table:table-cell table:formula="of:=([.H81]+[.I81])*[.G81]" office:value-type="float" office:value="5496.8241" calcext:value-type="float">
            <text:p>5496.8241</text:p>
          </table:table-cell>
          <table:table-cell table:formula="of:=[.C81]/[.G81]" office:value-type="float" office:value="49.7174263463518" calcext:value-type="float">
            <text:p>49.7174263464</text:p>
          </table:table-cell>
          <table:table-cell table:formula="of:=[.J81]/[.K81]" office:value-type="float" office:value="110.561316301992" calcext:value-type="float">
            <text:p>110.561316302</text:p>
          </table:table-cell>
          <table:table-cell table:formula="of:=1/[.L81]" office:value-type="float" office:value="0.00904475483331398" calcext:value-type="float">
            <text:p>0.0090447548</text:p>
          </table:table-cell>
          <table:table-cell table:formula="of:=[.J81]/[.G81]" office:value-type="float" office:value="2135.06208852032" calcext:value-type="float">
            <text:p>2135.0620885203</text:p>
          </table:table-cell>
          <table:table-cell table:formula="of:=1/[.N81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1" calcext:value-type="float">
            <text:p>8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2]/[.G82]+(210-[.D82])*5" office:value-type="float" office:value="1410.49979608087" calcext:value-type="float">
            <text:p>1410.4997960809</text:p>
          </table:table-cell>
          <table:table-cell table:formula="of:=[.F82]/[.G82]+(210-[.D82])*1" office:value-type="float" office:value="724.562292439456" calcext:value-type="float">
            <text:p>724.5622924395</text:p>
          </table:table-cell>
          <table:table-cell table:formula="of:=([.H82]+[.I82])*[.G82]" office:value-type="float" office:value="5496.8241" calcext:value-type="float">
            <text:p>5496.8241</text:p>
          </table:table-cell>
          <table:table-cell table:formula="of:=[.C82]/[.G82]" office:value-type="float" office:value="49.7174263463518" calcext:value-type="float">
            <text:p>49.7174263464</text:p>
          </table:table-cell>
          <table:table-cell table:formula="of:=[.J82]/[.K82]" office:value-type="float" office:value="110.561316301992" calcext:value-type="float">
            <text:p>110.561316302</text:p>
          </table:table-cell>
          <table:table-cell table:formula="of:=1/[.L82]" office:value-type="float" office:value="0.00904475483331398" calcext:value-type="float">
            <text:p>0.0090447548</text:p>
          </table:table-cell>
          <table:table-cell table:formula="of:=[.J82]/[.G82]" office:value-type="float" office:value="2135.06208852032" calcext:value-type="float">
            <text:p>2135.0620885203</text:p>
          </table:table-cell>
          <table:table-cell table:formula="of:=1/[.N82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3]/[.G83]+(210-[.D83])*5" office:value-type="float" office:value="1410.49979608087" calcext:value-type="float">
            <text:p>1410.4997960809</text:p>
          </table:table-cell>
          <table:table-cell table:formula="of:=[.F83]/[.G83]+(210-[.D83])*1" office:value-type="float" office:value="724.562292439456" calcext:value-type="float">
            <text:p>724.5622924395</text:p>
          </table:table-cell>
          <table:table-cell table:formula="of:=([.H83]+[.I83])*[.G83]" office:value-type="float" office:value="5496.8241" calcext:value-type="float">
            <text:p>5496.8241</text:p>
          </table:table-cell>
          <table:table-cell table:formula="of:=[.C83]/[.G83]" office:value-type="float" office:value="49.7174263463518" calcext:value-type="float">
            <text:p>49.7174263464</text:p>
          </table:table-cell>
          <table:table-cell table:formula="of:=[.J83]/[.K83]" office:value-type="float" office:value="110.561316301992" calcext:value-type="float">
            <text:p>110.561316302</text:p>
          </table:table-cell>
          <table:table-cell table:formula="of:=1/[.L83]" office:value-type="float" office:value="0.00904475483331398" calcext:value-type="float">
            <text:p>0.0090447548</text:p>
          </table:table-cell>
          <table:table-cell table:formula="of:=[.J83]/[.G83]" office:value-type="float" office:value="2135.06208852032" calcext:value-type="float">
            <text:p>2135.0620885203</text:p>
          </table:table-cell>
          <table:table-cell table:formula="of:=1/[.N83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4]/[.G84]+(210-[.D84])*5" office:value-type="float" office:value="1410.49979608087" calcext:value-type="float">
            <text:p>1410.4997960809</text:p>
          </table:table-cell>
          <table:table-cell table:formula="of:=[.F84]/[.G84]+(210-[.D84])*1" office:value-type="float" office:value="724.562292439456" calcext:value-type="float">
            <text:p>724.5622924395</text:p>
          </table:table-cell>
          <table:table-cell table:formula="of:=([.H84]+[.I84])*[.G84]" office:value-type="float" office:value="5496.8241" calcext:value-type="float">
            <text:p>5496.8241</text:p>
          </table:table-cell>
          <table:table-cell table:formula="of:=[.C84]/[.G84]" office:value-type="float" office:value="49.7174263463518" calcext:value-type="float">
            <text:p>49.7174263464</text:p>
          </table:table-cell>
          <table:table-cell table:formula="of:=[.J84]/[.K84]" office:value-type="float" office:value="110.561316301992" calcext:value-type="float">
            <text:p>110.561316302</text:p>
          </table:table-cell>
          <table:table-cell table:formula="of:=1/[.L84]" office:value-type="float" office:value="0.00904475483331398" calcext:value-type="float">
            <text:p>0.0090447548</text:p>
          </table:table-cell>
          <table:table-cell table:formula="of:=[.J84]/[.G84]" office:value-type="float" office:value="2135.06208852032" calcext:value-type="float">
            <text:p>2135.0620885203</text:p>
          </table:table-cell>
          <table:table-cell table:formula="of:=1/[.N84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4" calcext:value-type="float">
            <text:p>84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85]/[.G85]+(210-[.D85])*5" office:value-type="float" office:value="1568.8478827845" calcext:value-type="float">
            <text:p>1568.8478827845</text:p>
          </table:table-cell>
          <table:table-cell table:formula="of:=[.F85]/[.G85]+(210-[.D85])*1" office:value-type="float" office:value="942.819851148195" calcext:value-type="float">
            <text:p>942.8198511482</text:p>
          </table:table-cell>
          <table:table-cell table:formula="of:=([.H85]+[.I85])*[.G85]" office:value-type="float" office:value="59226.381" calcext:value-type="float">
            <text:p>59226.381</text:p>
          </table:table-cell>
          <table:table-cell table:formula="of:=[.C85]/[.G85]" office:value-type="float" office:value="54.282139903734" calcext:value-type="float">
            <text:p>54.2821399037</text:p>
          </table:table-cell>
          <table:table-cell table:formula="of:=[.J85]/[.K85]" office:value-type="float" office:value="1091.08412278945" calcext:value-type="float">
            <text:p>1091.0841227895</text:p>
          </table:table-cell>
          <table:table-cell table:formula="of:=1/[.L85]" office:value-type="float" office:value="0.000916519614861053" calcext:value-type="float">
            <text:p>0.0009165196</text:p>
          </table:table-cell>
          <table:table-cell table:formula="of:=[.J85]/[.G85]" office:value-type="float" office:value="2511.6677339327" calcext:value-type="float">
            <text:p>2511.6677339327</text:p>
          </table:table-cell>
          <table:table-cell table:formula="of:=1/[.N85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6]/[.G86]+(210-[.D86])*5" office:value-type="float" office:value="1410.49979608087" calcext:value-type="float">
            <text:p>1410.4997960809</text:p>
          </table:table-cell>
          <table:table-cell table:formula="of:=[.F86]/[.G86]+(210-[.D86])*1" office:value-type="float" office:value="724.562292439456" calcext:value-type="float">
            <text:p>724.5622924395</text:p>
          </table:table-cell>
          <table:table-cell table:formula="of:=([.H86]+[.I86])*[.G86]" office:value-type="float" office:value="5496.8241" calcext:value-type="float">
            <text:p>5496.8241</text:p>
          </table:table-cell>
          <table:table-cell table:formula="of:=[.C86]/[.G86]" office:value-type="float" office:value="49.7174263463518" calcext:value-type="float">
            <text:p>49.7174263464</text:p>
          </table:table-cell>
          <table:table-cell table:formula="of:=[.J86]/[.K86]" office:value-type="float" office:value="110.561316301992" calcext:value-type="float">
            <text:p>110.561316302</text:p>
          </table:table-cell>
          <table:table-cell table:formula="of:=1/[.L86]" office:value-type="float" office:value="0.00904475483331398" calcext:value-type="float">
            <text:p>0.0090447548</text:p>
          </table:table-cell>
          <table:table-cell table:formula="of:=[.J86]/[.G86]" office:value-type="float" office:value="2135.06208852032" calcext:value-type="float">
            <text:p>2135.0620885203</text:p>
          </table:table-cell>
          <table:table-cell table:formula="of:=1/[.N86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6" calcext:value-type="float">
            <text:p>86</text:p>
          </table:table-cell>
          <table:table-cell office:value-type="float" office:value="12800" calcext:value-type="float">
            <text:p>12800</text:p>
          </table:table-cell>
          <table:table-cell office:value-type="float" office:value="20" calcext:value-type="float">
            <text:p>20</text:p>
          </table:table-cell>
          <table:table-cell office:value-type="float" office:value="688641" calcext:value-type="float">
            <text:p>688641</text:p>
          </table:table-cell>
          <table:table-cell office:value-type="float" office:value="949177" calcext:value-type="float">
            <text:p>949177</text:p>
          </table:table-cell>
          <table:table-cell office:value-type="float" office:value="255.29" calcext:value-type="float">
            <text:p>255.29</text:p>
          </table:table-cell>
          <table:table-cell table:formula="of:=[.E87]/[.G87]+(210-[.D87])*5" office:value-type="float" office:value="3647.48521289514" calcext:value-type="float">
            <text:p>3647.4852128951</text:p>
          </table:table-cell>
          <table:table-cell table:formula="of:=[.F87]/[.G87]+(210-[.D87])*1" office:value-type="float" office:value="3908.03439225978" calcext:value-type="float">
            <text:p>3908.0343922598</text:p>
          </table:table-cell>
          <table:table-cell table:formula="of:=([.H87]+[.I87])*[.G87]" office:value-type="float" office:value="1928848.6" calcext:value-type="float">
            <text:p>1928848.6</text:p>
          </table:table-cell>
          <table:table-cell table:formula="of:=[.C87]/[.G87]" office:value-type="float" office:value="50.1390575424028" calcext:value-type="float">
            <text:p>50.1390575424</text:p>
          </table:table-cell>
          <table:table-cell table:formula="of:=[.J87]/[.K87]" office:value-type="float" office:value="38469.9811792187" calcext:value-type="float">
            <text:p>38469.9811792187</text:p>
          </table:table-cell>
          <table:table-cell table:formula="of:=1/[.L87]" office:value-type="float" office:value="0.0000259942939753814" calcext:value-type="float">
            <text:p>2.59942939753814E-05</text:p>
          </table:table-cell>
          <table:table-cell table:formula="of:=[.J87]/[.G87]" office:value-type="float" office:value="7555.51960515492" calcext:value-type="float">
            <text:p>7555.5196051549</text:p>
          </table:table-cell>
          <table:table-cell table:formula="of:=1/[.N87]" office:value-type="float" office:value="0.000132353570933457" calcext:value-type="float">
            <text:p>0.0001323536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7" calcext:value-type="float">
            <text:p>87</text:p>
          </table:table-cell>
          <table:table-cell office:value-type="float" office:value="12800" calcext:value-type="float">
            <text:p>12800</text:p>
          </table:table-cell>
          <table:table-cell office:value-type="float" office:value="20" calcext:value-type="float">
            <text:p>20</text:p>
          </table:table-cell>
          <table:table-cell office:value-type="float" office:value="688641" calcext:value-type="float">
            <text:p>688641</text:p>
          </table:table-cell>
          <table:table-cell office:value-type="float" office:value="949177" calcext:value-type="float">
            <text:p>949177</text:p>
          </table:table-cell>
          <table:table-cell office:value-type="float" office:value="255.29" calcext:value-type="float">
            <text:p>255.29</text:p>
          </table:table-cell>
          <table:table-cell table:formula="of:=[.E88]/[.G88]+(210-[.D88])*5" office:value-type="float" office:value="3647.48521289514" calcext:value-type="float">
            <text:p>3647.4852128951</text:p>
          </table:table-cell>
          <table:table-cell table:formula="of:=[.F88]/[.G88]+(210-[.D88])*1" office:value-type="float" office:value="3908.03439225978" calcext:value-type="float">
            <text:p>3908.0343922598</text:p>
          </table:table-cell>
          <table:table-cell table:formula="of:=([.H88]+[.I88])*[.G88]" office:value-type="float" office:value="1928848.6" calcext:value-type="float">
            <text:p>1928848.6</text:p>
          </table:table-cell>
          <table:table-cell table:formula="of:=[.C88]/[.G88]" office:value-type="float" office:value="50.1390575424028" calcext:value-type="float">
            <text:p>50.1390575424</text:p>
          </table:table-cell>
          <table:table-cell table:formula="of:=[.J88]/[.K88]" office:value-type="float" office:value="38469.9811792187" calcext:value-type="float">
            <text:p>38469.9811792187</text:p>
          </table:table-cell>
          <table:table-cell table:formula="of:=1/[.L88]" office:value-type="float" office:value="0.0000259942939753814" calcext:value-type="float">
            <text:p>2.59942939753814E-05</text:p>
          </table:table-cell>
          <table:table-cell table:formula="of:=[.J88]/[.G88]" office:value-type="float" office:value="7555.51960515492" calcext:value-type="float">
            <text:p>7555.5196051549</text:p>
          </table:table-cell>
          <table:table-cell table:formula="of:=1/[.N88]" office:value-type="float" office:value="0.000132353570933457" calcext:value-type="float">
            <text:p>0.0001323536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8" calcext:value-type="float">
            <text:p>88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89]/[.G89]+(210-[.D89])*5" office:value-type="float" office:value="1473.8475342853" calcext:value-type="float">
            <text:p>1473.8475342853</text:p>
          </table:table-cell>
          <table:table-cell table:formula="of:=[.F89]/[.G89]+(210-[.D89])*1" office:value-type="float" office:value="811.877463787358" calcext:value-type="float">
            <text:p>811.8774637874</text:p>
          </table:table-cell>
          <table:table-cell table:formula="of:=([.H89]+[.I89])*[.G89]" office:value-type="float" office:value="10673.51288" calcext:value-type="float">
            <text:p>10673.51288</text:p>
          </table:table-cell>
          <table:table-cell table:formula="of:=[.C89]/[.G89]" office:value-type="float" office:value="54.8222132755416" calcext:value-type="float">
            <text:p>54.8222132755</text:p>
          </table:table-cell>
          <table:table-cell table:formula="of:=[.J89]/[.K89]" office:value-type="float" office:value="194.693213613138" calcext:value-type="float">
            <text:p>194.6932136131</text:p>
          </table:table-cell>
          <table:table-cell table:formula="of:=1/[.L89]" office:value-type="float" office:value="0.00513628585938818" calcext:value-type="float">
            <text:p>0.0051362859</text:p>
          </table:table-cell>
          <table:table-cell table:formula="of:=[.J89]/[.G89]" office:value-type="float" office:value="2285.72499807266" calcext:value-type="float">
            <text:p>2285.7249980727</text:p>
          </table:table-cell>
          <table:table-cell table:formula="of:=1/[.N89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9" calcext:value-type="float">
            <text:p>89</text:p>
          </table:table-cell>
          <table:table-cell office:value-type="float" office:value="51200" calcext:value-type="float">
            <text:p>512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12596300" calcext:value-type="float">
            <text:p>1.26E+07</text:p>
          </table:table-cell>
          <table:table-cell table:style-name="ce5" office:value-type="float" office:value="17361900" calcext:value-type="float">
            <text:p>1.74E+07</text:p>
          </table:table-cell>
          <table:table-cell office:value-type="float" office:value="1032.82" calcext:value-type="float">
            <text:p>1032.82</text:p>
          </table:table-cell>
          <table:table-cell table:formula="of:=[.E90]/[.G90]+(210-[.D90])*5" office:value-type="float" office:value="12876.0264131214" calcext:value-type="float">
            <text:p>12876.0264131214</text:p>
          </table:table-cell>
          <table:table-cell table:formula="of:=[.F90]/[.G90]+(210-[.D90])*1" office:value-type="float" office:value="16946.1895780485" calcext:value-type="float">
            <text:p>16946.1895780485</text:p>
          </table:table-cell>
          <table:table-cell table:formula="of:=([.H90]+[.I90])*[.G90]" office:value-type="float" office:value="30800981.12" calcext:value-type="float">
            <text:p>30800981.12</text:p>
          </table:table-cell>
          <table:table-cell table:formula="of:=[.C90]/[.G90]" office:value-type="float" office:value="49.5730136906721" calcext:value-type="float">
            <text:p>49.5730136907</text:p>
          </table:table-cell>
          <table:table-cell table:formula="of:=[.J90]/[.K90]" office:value-type="float" office:value="621325.57266325" calcext:value-type="float">
            <text:p>621325.57266325</text:p>
          </table:table-cell>
          <table:table-cell table:formula="of:=1/[.L90]" office:value-type="float" office:value="0.00000160946216282971" calcext:value-type="float">
            <text:p>1.60946216282971E-06</text:p>
          </table:table-cell>
          <table:table-cell table:formula="of:=[.J90]/[.G90]" office:value-type="float" office:value="29822.2159911698" calcext:value-type="float">
            <text:p>29822.2159911698</text:p>
          </table:table-cell>
          <table:table-cell table:formula="of:=1/[.N90]" office:value-type="float" office:value="0.0000335320487349463" calcext:value-type="float">
            <text:p>0.00003353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1]/[.G91]+(210-[.D91])*5" office:value-type="float" office:value="1410.49979608087" calcext:value-type="float">
            <text:p>1410.4997960809</text:p>
          </table:table-cell>
          <table:table-cell table:formula="of:=[.F91]/[.G91]+(210-[.D91])*1" office:value-type="float" office:value="724.562292439456" calcext:value-type="float">
            <text:p>724.5622924395</text:p>
          </table:table-cell>
          <table:table-cell table:formula="of:=([.H91]+[.I91])*[.G91]" office:value-type="float" office:value="5496.8241" calcext:value-type="float">
            <text:p>5496.8241</text:p>
          </table:table-cell>
          <table:table-cell table:formula="of:=[.C91]/[.G91]" office:value-type="float" office:value="49.7174263463518" calcext:value-type="float">
            <text:p>49.7174263464</text:p>
          </table:table-cell>
          <table:table-cell table:formula="of:=[.J91]/[.K91]" office:value-type="float" office:value="110.561316301992" calcext:value-type="float">
            <text:p>110.561316302</text:p>
          </table:table-cell>
          <table:table-cell table:formula="of:=1/[.L91]" office:value-type="float" office:value="0.00904475483331398" calcext:value-type="float">
            <text:p>0.0090447548</text:p>
          </table:table-cell>
          <table:table-cell table:formula="of:=[.J91]/[.G91]" office:value-type="float" office:value="2135.06208852032" calcext:value-type="float">
            <text:p>2135.0620885203</text:p>
          </table:table-cell>
          <table:table-cell table:formula="of:=1/[.N91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1" calcext:value-type="float">
            <text:p>91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2]/[.G92]+(210-[.D92])*5" office:value-type="float" office:value="1568.8478827845" calcext:value-type="float">
            <text:p>1568.8478827845</text:p>
          </table:table-cell>
          <table:table-cell table:formula="of:=[.F92]/[.G92]+(210-[.D92])*1" office:value-type="float" office:value="942.819851148195" calcext:value-type="float">
            <text:p>942.8198511482</text:p>
          </table:table-cell>
          <table:table-cell table:formula="of:=([.H92]+[.I92])*[.G92]" office:value-type="float" office:value="59226.381" calcext:value-type="float">
            <text:p>59226.381</text:p>
          </table:table-cell>
          <table:table-cell table:formula="of:=[.C92]/[.G92]" office:value-type="float" office:value="54.282139903734" calcext:value-type="float">
            <text:p>54.2821399037</text:p>
          </table:table-cell>
          <table:table-cell table:formula="of:=[.J92]/[.K92]" office:value-type="float" office:value="1091.08412278945" calcext:value-type="float">
            <text:p>1091.0841227895</text:p>
          </table:table-cell>
          <table:table-cell table:formula="of:=1/[.L92]" office:value-type="float" office:value="0.000916519614861053" calcext:value-type="float">
            <text:p>0.0009165196</text:p>
          </table:table-cell>
          <table:table-cell table:formula="of:=[.J92]/[.G92]" office:value-type="float" office:value="2511.6677339327" calcext:value-type="float">
            <text:p>2511.6677339327</text:p>
          </table:table-cell>
          <table:table-cell table:formula="of:=1/[.N92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3]/[.G93]+(210-[.D93])*5" office:value-type="float" office:value="1410.49979608087" calcext:value-type="float">
            <text:p>1410.4997960809</text:p>
          </table:table-cell>
          <table:table-cell table:formula="of:=[.F93]/[.G93]+(210-[.D93])*1" office:value-type="float" office:value="724.562292439456" calcext:value-type="float">
            <text:p>724.5622924395</text:p>
          </table:table-cell>
          <table:table-cell table:formula="of:=([.H93]+[.I93])*[.G93]" office:value-type="float" office:value="5496.8241" calcext:value-type="float">
            <text:p>5496.8241</text:p>
          </table:table-cell>
          <table:table-cell table:formula="of:=[.C93]/[.G93]" office:value-type="float" office:value="49.7174263463518" calcext:value-type="float">
            <text:p>49.7174263464</text:p>
          </table:table-cell>
          <table:table-cell table:formula="of:=[.J93]/[.K93]" office:value-type="float" office:value="110.561316301992" calcext:value-type="float">
            <text:p>110.561316302</text:p>
          </table:table-cell>
          <table:table-cell table:formula="of:=1/[.L93]" office:value-type="float" office:value="0.00904475483331398" calcext:value-type="float">
            <text:p>0.0090447548</text:p>
          </table:table-cell>
          <table:table-cell table:formula="of:=[.J93]/[.G93]" office:value-type="float" office:value="2135.06208852032" calcext:value-type="float">
            <text:p>2135.0620885203</text:p>
          </table:table-cell>
          <table:table-cell table:formula="of:=1/[.N93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3" calcext:value-type="float">
            <text:p>93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4]/[.G94]+(210-[.D94])*5" office:value-type="float" office:value="1568.8478827845" calcext:value-type="float">
            <text:p>1568.8478827845</text:p>
          </table:table-cell>
          <table:table-cell table:formula="of:=[.F94]/[.G94]+(210-[.D94])*1" office:value-type="float" office:value="942.819851148195" calcext:value-type="float">
            <text:p>942.8198511482</text:p>
          </table:table-cell>
          <table:table-cell table:formula="of:=([.H94]+[.I94])*[.G94]" office:value-type="float" office:value="59226.381" calcext:value-type="float">
            <text:p>59226.381</text:p>
          </table:table-cell>
          <table:table-cell table:formula="of:=[.C94]/[.G94]" office:value-type="float" office:value="54.282139903734" calcext:value-type="float">
            <text:p>54.2821399037</text:p>
          </table:table-cell>
          <table:table-cell table:formula="of:=[.J94]/[.K94]" office:value-type="float" office:value="1091.08412278945" calcext:value-type="float">
            <text:p>1091.0841227895</text:p>
          </table:table-cell>
          <table:table-cell table:formula="of:=1/[.L94]" office:value-type="float" office:value="0.000916519614861053" calcext:value-type="float">
            <text:p>0.0009165196</text:p>
          </table:table-cell>
          <table:table-cell table:formula="of:=[.J94]/[.G94]" office:value-type="float" office:value="2511.6677339327" calcext:value-type="float">
            <text:p>2511.6677339327</text:p>
          </table:table-cell>
          <table:table-cell table:formula="of:=1/[.N94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4" calcext:value-type="float">
            <text:p>94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5]/[.G95]+(210-[.D95])*5" office:value-type="float" office:value="1568.8478827845" calcext:value-type="float">
            <text:p>1568.8478827845</text:p>
          </table:table-cell>
          <table:table-cell table:formula="of:=[.F95]/[.G95]+(210-[.D95])*1" office:value-type="float" office:value="942.819851148195" calcext:value-type="float">
            <text:p>942.8198511482</text:p>
          </table:table-cell>
          <table:table-cell table:formula="of:=([.H95]+[.I95])*[.G95]" office:value-type="float" office:value="59226.381" calcext:value-type="float">
            <text:p>59226.381</text:p>
          </table:table-cell>
          <table:table-cell table:formula="of:=[.C95]/[.G95]" office:value-type="float" office:value="54.282139903734" calcext:value-type="float">
            <text:p>54.2821399037</text:p>
          </table:table-cell>
          <table:table-cell table:formula="of:=[.J95]/[.K95]" office:value-type="float" office:value="1091.08412278945" calcext:value-type="float">
            <text:p>1091.0841227895</text:p>
          </table:table-cell>
          <table:table-cell table:formula="of:=1/[.L95]" office:value-type="float" office:value="0.000916519614861053" calcext:value-type="float">
            <text:p>0.0009165196</text:p>
          </table:table-cell>
          <table:table-cell table:formula="of:=[.J95]/[.G95]" office:value-type="float" office:value="2511.6677339327" calcext:value-type="float">
            <text:p>2511.6677339327</text:p>
          </table:table-cell>
          <table:table-cell table:formula="of:=1/[.N95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5" calcext:value-type="float">
            <text:p>9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6]/[.G96]+(210-[.D96])*5" office:value-type="float" office:value="1410.49979608087" calcext:value-type="float">
            <text:p>1410.4997960809</text:p>
          </table:table-cell>
          <table:table-cell table:formula="of:=[.F96]/[.G96]+(210-[.D96])*1" office:value-type="float" office:value="724.562292439456" calcext:value-type="float">
            <text:p>724.5622924395</text:p>
          </table:table-cell>
          <table:table-cell table:formula="of:=([.H96]+[.I96])*[.G96]" office:value-type="float" office:value="5496.8241" calcext:value-type="float">
            <text:p>5496.8241</text:p>
          </table:table-cell>
          <table:table-cell table:formula="of:=[.C96]/[.G96]" office:value-type="float" office:value="49.7174263463518" calcext:value-type="float">
            <text:p>49.7174263464</text:p>
          </table:table-cell>
          <table:table-cell table:formula="of:=[.J96]/[.K96]" office:value-type="float" office:value="110.561316301992" calcext:value-type="float">
            <text:p>110.561316302</text:p>
          </table:table-cell>
          <table:table-cell table:formula="of:=1/[.L96]" office:value-type="float" office:value="0.00904475483331398" calcext:value-type="float">
            <text:p>0.0090447548</text:p>
          </table:table-cell>
          <table:table-cell table:formula="of:=[.J96]/[.G96]" office:value-type="float" office:value="2135.06208852032" calcext:value-type="float">
            <text:p>2135.0620885203</text:p>
          </table:table-cell>
          <table:table-cell table:formula="of:=1/[.N96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7]/[.G97]+(210-[.D97])*5" office:value-type="float" office:value="1410.49979608087" calcext:value-type="float">
            <text:p>1410.4997960809</text:p>
          </table:table-cell>
          <table:table-cell table:formula="of:=[.F97]/[.G97]+(210-[.D97])*1" office:value-type="float" office:value="724.562292439456" calcext:value-type="float">
            <text:p>724.5622924395</text:p>
          </table:table-cell>
          <table:table-cell table:formula="of:=([.H97]+[.I97])*[.G97]" office:value-type="float" office:value="5496.8241" calcext:value-type="float">
            <text:p>5496.8241</text:p>
          </table:table-cell>
          <table:table-cell table:formula="of:=[.C97]/[.G97]" office:value-type="float" office:value="49.7174263463518" calcext:value-type="float">
            <text:p>49.7174263464</text:p>
          </table:table-cell>
          <table:table-cell table:formula="of:=[.J97]/[.K97]" office:value-type="float" office:value="110.561316301992" calcext:value-type="float">
            <text:p>110.561316302</text:p>
          </table:table-cell>
          <table:table-cell table:formula="of:=1/[.L97]" office:value-type="float" office:value="0.00904475483331398" calcext:value-type="float">
            <text:p>0.0090447548</text:p>
          </table:table-cell>
          <table:table-cell table:formula="of:=[.J97]/[.G97]" office:value-type="float" office:value="2135.06208852032" calcext:value-type="float">
            <text:p>2135.0620885203</text:p>
          </table:table-cell>
          <table:table-cell table:formula="of:=1/[.N97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 table:number-rows-repeated="3">
          <table:table-cell table:style-name="ce5" table:number-columns-repeated="2"/>
          <table:table-cell table:number-columns-repeated="22"/>
        </table:table-row>
        <table:table-row table:style-name="ro1">
          <table:table-cell table:style-name="ce5" table:number-columns-repeated="2"/>
          <table:table-cell table:number-columns-repeated="22"/>
        </table:table-row>
      </table:table>
      <table:named-expressions/>
      <table:database-ranges>
        <table:database-range table:name="__Anonymous_Sheet_DB__0" table:target-range-address="Sheet1.D108:Sheet1.E317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heet2.R1:Sheet2.R6" table:orientation="column"/>
        <table:database-range table:name="__Anonymous_Sheet_DB__5" table:target-range-address="gmc_comp.A1:gmc_comp.AMJ1048576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eptp.A1:eptp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1">00/00/0000</text:date>, <text:time style:data-style-name="N2" text:time-value="20:51:21.8461001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09:01:01.595944606</meta:creation-date>
    <dc:date>2018-08-21T20:59:09.374251773</dc:date>
    <meta:editing-duration>PT8H22M50S</meta:editing-duration>
    <meta:editing-cycles>71</meta:editing-cycles>
    <meta:generator>LibreOffice/5.1.6.2$Linux_X86_64 LibreOffice_project/10m0$Build-2</meta:generator>
    <meta:document-statistic meta:table-count="8" meta:cell-count="1098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4.201cm" style:legend-expansion="high" chart:style-name="ch2"/>
        <chart:plot-area chart:style-name="ch3" table:cell-range-address="Sheet2.R1:Sheet2.R7" chart:data-source-has-labels="row" svg:x="0.32cm" svg:y="0.18cm" svg:width="12.25cm" svg:height="8.64cm">
          <chartooo:coordinate-region svg:x="2.053cm" svg:y="0.379cm" svg:width="10.51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R2:Sheet2.R7" chart:label-cell-address="Sheet2.R1:Sheet2.R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TotalEnergy</text:p>
                <draw:g>
                  <svg:desc>Sheet2.R1:Sheet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676909.8104167">
                <text:p>14676909.8104167</text:p>
                <draw:g>
                  <svg:desc>Sheet2.R2:Sheet2.R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702134.59375">
                <text:p>24702134.59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99421.95666542">
                <text:p>5799421.956665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45698.17249876">
                <text:p>5845698.172498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56222.00936167">
                <text:p>5856222.00936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46904.62891543">
                <text:p>6046904.628915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4cm" svg:y="4.201cm" style:legend-expansion="high" chart:style-name="ch2"/>
        <chart:plot-area chart:style-name="ch3" table:cell-range-address="Sheet2.S1:Sheet2.S7" chart:data-source-has-labels="row" svg:x="0.32cm" svg:y="0.18cm" svg:width="13.6cm" svg:height="8.64cm">
          <chartooo:coordinate-region svg:x="0.941cm" svg:y="0.379cm" svg:width="12.97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S2:Sheet2.S7" chart:label-cell-address="Sheet2.S1:Sheet2.S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TP</text:p>
                <draw:g>
                  <svg:desc>Sheet2.S1:Sheet2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.2886749121794">
                <text:p>52.2886749121794</text:p>
                <draw:g>
                  <svg:desc>Sheet2.S2:Sheet2.S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8476511881248">
                <text:p>40.84765118812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.2157374907447">
                <text:p>47.2157374907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.3176854550498">
                <text:p>48.31768545504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.5182506641612">
                <text:p>45.51825066416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.3920299975961">
                <text:p>49.39202999759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66cm" svg:y="4.201cm" style:legend-expansion="high" chart:style-name="ch2"/>
        <chart:plot-area chart:style-name="ch3" table:cell-range-address="Sheet2.T1:Sheet2.T7" chart:data-source-has-labels="row" svg:x="0.32cm" svg:y="0.18cm" svg:width="13.626cm" svg:height="8.64cm">
          <chartooo:coordinate-region svg:x="1.127cm" svg:y="0.379cm" svg:width="12.81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T2:Sheet2.T7" chart:label-cell-address="Sheet2.T1:Sheet2.T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RT</text:p>
                <draw:g>
                  <svg:desc>Sheet2.T1:Sheet2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6.958109791667">
                <text:p>186.958109791667</text:p>
                <draw:g>
                  <svg:desc>Sheet2.T2:Sheet2.T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.475798333333">
                <text:p>256.475798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8.992480625">
                <text:p>488.992480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0.481647291667">
                <text:p>320.481647291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7.524897291666">
                <text:p>597.5248972916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8.222522291667">
                <text:p>248.222522291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16cm" svg:y="4.201cm" style:legend-expansion="high" chart:style-name="ch2"/>
        <chart:plot-area chart:style-name="ch3" table:cell-range-address="Sheet2.U1:Sheet2.U7" chart:data-source-has-labels="row" svg:x="0.32cm" svg:y="0.18cm" svg:width="13.176cm" svg:height="8.64cm">
          <chartooo:coordinate-region svg:x="1.682cm" svg:y="0.379cm" svg:width="11.81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U2:Sheet2.U7" chart:label-cell-address="Sheet2.U1:Sheet2.U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EpTP</text:p>
                <draw:g>
                  <svg:desc>Sheet2.U1:Sheet2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5781.021302664">
                <text:p>285781.021302664</text:p>
                <draw:g>
                  <svg:desc>Sheet2.U2:Sheet2.U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0649.640374972">
                <text:p>660649.6403749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7202.904942947">
                <text:p>367202.904942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806.590041575">
                <text:p>220806.5900415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1034.724147505">
                <text:p>451034.7241475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155.334530584">
                <text:p>160155.3345305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16cm" svg:y="4.201cm" style:legend-expansion="high" chart:style-name="ch2"/>
        <chart:plot-area chart:style-name="ch3" table:cell-range-address="Sheet2.V1:Sheet2.V7" chart:data-source-has-labels="row" svg:x="0.32cm" svg:y="0.18cm" svg:width="13.176cm" svg:height="8.64cm">
          <chartooo:coordinate-region svg:x="1.418cm" svg:y="0.379cm" svg:width="12.07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V2:Sheet2.V7" chart:label-cell-address="Sheet2.V1:Sheet2.V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TPpE</text:p>
                <draw:g>
                  <svg:desc>Sheet2.V1:Sheet2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76750447496143">
                <text:p>0.000176750447496143</text:p>
                <draw:g>
                  <svg:desc>Sheet2.V2:Sheet2.V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13119163488009">
                <text:p>0.000113119163488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57859275842295">
                <text:p>0.00457859275842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57862119235862">
                <text:p>0.00457862119235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9336879401634">
                <text:p>0.0049336879401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57881623748266">
                <text:p>0.0045788162374826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43cm" svg:y="4.201cm" style:legend-expansion="high" chart:style-name="ch2"/>
        <chart:plot-area chart:style-name="ch3" table:cell-range-address="Sheet2.W1:Sheet2.W7" chart:data-source-has-labels="row" svg:x="0.32cm" svg:y="0.18cm" svg:width="13.203cm" svg:height="8.64cm">
          <chartooo:coordinate-region svg:x="1.497cm" svg:y="0.379cm" svg:width="12.02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W2:Sheet2.W7" chart:label-cell-address="Sheet2.W1:Sheet2.W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EpRT</text:p>
                <draw:g>
                  <svg:desc>Sheet2.W1:Sheet2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450.0561418054">
                <text:p>63450.0561418054</text:p>
                <draw:g>
                  <svg:desc>Sheet2.W2:Sheet2.W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300.7200571262">
                <text:p>66300.7200571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71.86896998735">
                <text:p>3971.868969987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52.4030578053">
                <text:p>4752.40305780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72.91220152831">
                <text:p>3472.912201528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36.87381728408">
                <text:p>5636.873817284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43cm" svg:y="4.201cm" style:legend-expansion="high" chart:style-name="ch2"/>
        <chart:plot-area chart:style-name="ch3" table:cell-range-address="Sheet2.X1:Sheet2.X7" chart:data-source-has-labels="row" svg:x="0.32cm" svg:y="0.18cm" svg:width="13.203cm" svg:height="8.64cm">
          <chartooo:coordinate-region svg:x="1.788cm" svg:y="0.379cm" svg:width="11.73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X2:Sheet2.X7" chart:label-cell-address="Sheet2.X1:Sheet2.X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RTpE</text:p>
                <draw:g>
                  <svg:desc>Sheet2.X1:Sheet2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58840418002224">
                <text:p>0.0000158840418002224</text:p>
                <draw:g>
                  <svg:desc>Sheet2.X2:Sheet2.X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54553551200269">
                <text:p>0.00001545535512002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35849809816772">
                <text:p>0.000358498098167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355770139951598">
                <text:p>0.000355770139951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386382423511822">
                <text:p>0.0003863824235118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353251842700833">
                <text:p>0.0003532518427008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